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13.76cm"/>
    </style:style>
    <style:style style:name="co4" style:family="table-column">
      <style:table-column-properties fo:break-before="auto" style:column-width="3.494cm"/>
    </style:style>
    <style:style style:name="co5" style:family="table-column">
      <style:table-column-properties fo:break-before="auto" style:column-width="1.646cm"/>
    </style:style>
    <style:style style:name="co6" style:family="table-column">
      <style:table-column-properties fo:break-before="auto" style:column-width="2.6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2">
      <style:table-cell-properties style:text-align-source="fix" style:repeat-content="false" fo:border="0.74pt solid #000000"/>
      <style:paragraph-properties fo:text-align="end" fo:margin-left="0cm"/>
    </style:style>
    <style:style style:name="ce3" style:family="table-cell" style:parent-style-name="Default" style:data-style-name="N2">
      <style:table-cell-properties fo:border="0.74pt solid #000000"/>
    </style:style>
    <style:style style:name="ce4" style:family="table-cell" style:parent-style-name="Default">
      <style:table-cell-properties fo:border="none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6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ull-execution-time-only-run-schem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ce6"/>
        <table:table-row table:style-name="ro1">
          <table:table-cell table:style-name="ce1" office:value-type="string" calcext:value-type="string">
            <text:p># TC</text:p>
          </table:table-cell>
          <table:table-cell table:style-name="ce1" office:value-type="float" office:value="96" calcext:value-type="float">
            <text:p>96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Id_Index</text:p>
          </table:table-cell>
          <table:table-cell table:style-name="ce1" office:value-type="string" calcext:value-type="string">
            <text:p>ExecTime(s)</text:p>
          </table:table-cell>
          <table:table-cell table:style-name="ce1" office:value-type="string" calcext:value-type="string">
            <text:p>Mutant</text:p>
          </table:table-cell>
          <table:table-cell table:style-name="ce1" office:value-type="string" calcext:value-type="string">
            <text:p>Cumulative Time (s)</text:p>
          </table:table-cell>
          <table:table-cell table:style-name="ce3" office:value-type="string" calcext:value-type="string">
            <text:p>Time/TC</text:p>
          </table:table-cell>
          <table:table-cell table:style-name="ce3" office:value-type="string" calcext:value-type="string">
            <text:p>SUM(Time/TC)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string" calcext:value-type="string">
            <text:p>ORIGINAL_PROGRAM</text:p>
          </table:table-cell>
          <table:table-cell table:style-name="ce1" table:formula="of:=[.B3]" office:value-type="float" office:value="428" calcext:value-type="float">
            <text:p>428</text:p>
          </table:table-cell>
          <table:table-cell table:style-name="ce3" table:formula="of:=[.B3]/[.$B$1]" office:value-type="float" office:value="4.45833333333333" calcext:value-type="float">
            <text:p>4,46</text:p>
          </table:table-cell>
          <table:table-cell table:style-name="ce3" table:formula="of:=[.E3]" office:value-type="float" office:value="4.45833333333333" calcext:value-type="float">
            <text:p>4,46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HorizontalItemViewHolder_0_InvalidViewFocusOperatorMutator</text:p>
          </table:table-cell>
          <table:table-cell table:style-name="ce1" table:formula="of:=[.D3]+[.B4]" office:value-type="float" office:value="849" calcext:value-type="float">
            <text:p>849</text:p>
          </table:table-cell>
          <table:table-cell table:style-name="ce3" table:formula="of:=[.B4]/[.$B$1]" office:value-type="float" office:value="4.38541666666667" calcext:value-type="float">
            <text:p>4,39</text:p>
          </table:table-cell>
          <table:table-cell table:style-name="ce3" table:formula="of:=[.F3]+[.E4]" office:value-type="float" office:value="8.84375" calcext:value-type="float">
            <text:p>8,84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HorizontalItemViewHolder_1_ViewComponentNotVisibleOperatorMutator</text:p>
          </table:table-cell>
          <table:table-cell table:style-name="ce1" table:formula="of:=[.D4]+[.B5]" office:value-type="float" office:value="1270" calcext:value-type="float">
            <text:p>1270</text:p>
          </table:table-cell>
          <table:table-cell table:style-name="ce3" table:formula="of:=[.B5]/[.$B$1]" office:value-type="float" office:value="4.38541666666667" calcext:value-type="float">
            <text:p>4,39</text:p>
          </table:table-cell>
          <table:table-cell table:style-name="ce3" table:formula="of:=[.F4]+[.E5]" office:value-type="float" office:value="13.2291666666667" calcext:value-type="float">
            <text:p>13,23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HorizontalItemViewHolder_2_InvalidViewFocusOperatorMutator</text:p>
          </table:table-cell>
          <table:table-cell table:style-name="ce1" table:formula="of:=[.D5]+[.B6]" office:value-type="float" office:value="1692" calcext:value-type="float">
            <text:p>1692</text:p>
          </table:table-cell>
          <table:table-cell table:style-name="ce3" table:formula="of:=[.B6]/[.$B$1]" office:value-type="float" office:value="4.39583333333333" calcext:value-type="float">
            <text:p>4,40</text:p>
          </table:table-cell>
          <table:table-cell table:style-name="ce3" table:formula="of:=[.F5]+[.E6]" office:value-type="float" office:value="17.625" calcext:value-type="float">
            <text:p>17,63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string" calcext:value-type="string">
            <text:p>HorizontalItemViewHolder_3_ViewComponentNotVisibleOperatorMutator</text:p>
          </table:table-cell>
          <table:table-cell table:style-name="ce1" table:formula="of:=[.D6]+[.B7]" office:value-type="float" office:value="2118" calcext:value-type="float">
            <text:p>2118</text:p>
          </table:table-cell>
          <table:table-cell table:style-name="ce3" table:formula="of:=[.B7]/[.$B$1]" office:value-type="float" office:value="4.4375" calcext:value-type="float">
            <text:p>4,44</text:p>
          </table:table-cell>
          <table:table-cell table:style-name="ce3" table:formula="of:=[.F6]+[.E7]" office:value-type="float" office:value="22.0625" calcext:value-type="float">
            <text:p>22,06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HorizontalItemViewHolder_4_InvalidViewFocusOperatorMutator</text:p>
          </table:table-cell>
          <table:table-cell table:style-name="ce1" table:formula="of:=[.D7]+[.B8]" office:value-type="float" office:value="2542" calcext:value-type="float">
            <text:p>2542</text:p>
          </table:table-cell>
          <table:table-cell table:style-name="ce3" table:formula="of:=[.B8]/[.$B$1]" office:value-type="float" office:value="4.41666666666667" calcext:value-type="float">
            <text:p>4,42</text:p>
          </table:table-cell>
          <table:table-cell table:style-name="ce3" table:formula="of:=[.F7]+[.E8]" office:value-type="float" office:value="26.4791666666667" calcext:value-type="float">
            <text:p>26,48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HorizontalItemViewHolder_5_ViewComponentNotVisibleOperatorMutator</text:p>
          </table:table-cell>
          <table:table-cell table:style-name="ce1" table:formula="of:=[.D8]+[.B9]" office:value-type="float" office:value="2966" calcext:value-type="float">
            <text:p>2966</text:p>
          </table:table-cell>
          <table:table-cell table:style-name="ce3" table:formula="of:=[.B9]/[.$B$1]" office:value-type="float" office:value="4.41666666666667" calcext:value-type="float">
            <text:p>4,42</text:p>
          </table:table-cell>
          <table:table-cell table:style-name="ce3" table:formula="of:=[.F8]+[.E9]" office:value-type="float" office:value="30.8958333333333" calcext:value-type="float">
            <text:p>30,90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string" calcext:value-type="string">
            <text:p>HorizontalItemViewHolder_6_InvalidViewFocusOperatorMutator</text:p>
          </table:table-cell>
          <table:table-cell table:style-name="ce1" table:formula="of:=[.D9]+[.B10]" office:value-type="float" office:value="3393" calcext:value-type="float">
            <text:p>3393</text:p>
          </table:table-cell>
          <table:table-cell table:style-name="ce3" table:formula="of:=[.B10]/[.$B$1]" office:value-type="float" office:value="4.44791666666667" calcext:value-type="float">
            <text:p>4,45</text:p>
          </table:table-cell>
          <table:table-cell table:style-name="ce3" table:formula="of:=[.F9]+[.E10]" office:value-type="float" office:value="35.34375" calcext:value-type="float">
            <text:p>35,34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HorizontalItemViewHolder_7_ViewComponentNotVisibleOperatorMutator</text:p>
          </table:table-cell>
          <table:table-cell table:style-name="ce1" table:formula="of:=[.D10]+[.B11]" office:value-type="float" office:value="3814" calcext:value-type="float">
            <text:p>3814</text:p>
          </table:table-cell>
          <table:table-cell table:style-name="ce3" table:formula="of:=[.B11]/[.$B$1]" office:value-type="float" office:value="4.38541666666667" calcext:value-type="float">
            <text:p>4,39</text:p>
          </table:table-cell>
          <table:table-cell table:style-name="ce3" table:formula="of:=[.F10]+[.E11]" office:value-type="float" office:value="39.7291666666667" calcext:value-type="float">
            <text:p>39,73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HorizontalItemViewHolder_8_InvalidViewFocusOperatorMutator</text:p>
          </table:table-cell>
          <table:table-cell table:style-name="ce1" table:formula="of:=[.D11]+[.B12]" office:value-type="float" office:value="4234" calcext:value-type="float">
            <text:p>4234</text:p>
          </table:table-cell>
          <table:table-cell table:style-name="ce3" table:formula="of:=[.B12]/[.$B$1]" office:value-type="float" office:value="4.375" calcext:value-type="float">
            <text:p>4,38</text:p>
          </table:table-cell>
          <table:table-cell table:style-name="ce3" table:formula="of:=[.F11]+[.E12]" office:value-type="float" office:value="44.1041666666667" calcext:value-type="float">
            <text:p>44,10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HorizontalItemViewHolder_9_ViewComponentNotVisibleOperatorMutator</text:p>
          </table:table-cell>
          <table:table-cell table:style-name="ce1" table:formula="of:=[.D12]+[.B13]" office:value-type="float" office:value="4655" calcext:value-type="float">
            <text:p>4655</text:p>
          </table:table-cell>
          <table:table-cell table:style-name="ce3" table:formula="of:=[.B13]/[.$B$1]" office:value-type="float" office:value="4.38541666666667" calcext:value-type="float">
            <text:p>4,39</text:p>
          </table:table-cell>
          <table:table-cell table:style-name="ce3" table:formula="of:=[.F12]+[.E13]" office:value-type="float" office:value="48.4895833333333" calcext:value-type="float">
            <text:p>48,49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HorizontalItemViewHolder_10_InvalidViewFocusOperatorMutator</text:p>
          </table:table-cell>
          <table:table-cell table:style-name="ce1" table:formula="of:=[.D13]+[.B14]" office:value-type="float" office:value="5077" calcext:value-type="float">
            <text:p>5077</text:p>
          </table:table-cell>
          <table:table-cell table:style-name="ce3" table:formula="of:=[.B14]/[.$B$1]" office:value-type="float" office:value="4.39583333333333" calcext:value-type="float">
            <text:p>4,40</text:p>
          </table:table-cell>
          <table:table-cell table:style-name="ce3" table:formula="of:=[.F13]+[.E14]" office:value-type="float" office:value="52.8854166666667" calcext:value-type="float">
            <text:p>52,89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HorizontalItemViewHolder_11_ViewComponentNotVisibleOperatorMutator</text:p>
          </table:table-cell>
          <table:table-cell table:style-name="ce1" table:formula="of:=[.D14]+[.B15]" office:value-type="float" office:value="5495" calcext:value-type="float">
            <text:p>5495</text:p>
          </table:table-cell>
          <table:table-cell table:style-name="ce3" table:formula="of:=[.B15]/[.$B$1]" office:value-type="float" office:value="4.35416666666667" calcext:value-type="float">
            <text:p>4,35</text:p>
          </table:table-cell>
          <table:table-cell table:style-name="ce3" table:formula="of:=[.F14]+[.E15]" office:value-type="float" office:value="57.2395833333333" calcext:value-type="float">
            <text:p>57,24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HorizontalItemViewHolder_12_InvalidViewFocusOperatorMutator</text:p>
          </table:table-cell>
          <table:table-cell table:style-name="ce1" table:formula="of:=[.D15]+[.B16]" office:value-type="float" office:value="5918" calcext:value-type="float">
            <text:p>5918</text:p>
          </table:table-cell>
          <table:table-cell table:style-name="ce3" table:formula="of:=[.B16]/[.$B$1]" office:value-type="float" office:value="4.40625" calcext:value-type="float">
            <text:p>4,41</text:p>
          </table:table-cell>
          <table:table-cell table:style-name="ce3" table:formula="of:=[.F15]+[.E16]" office:value-type="float" office:value="61.6458333333333" calcext:value-type="float">
            <text:p>61,65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HorizontalItemViewHolder_13_ViewComponentNotVisibleOperatorMutator</text:p>
          </table:table-cell>
          <table:table-cell table:style-name="ce1" table:formula="of:=[.D16]+[.B17]" office:value-type="float" office:value="6342" calcext:value-type="float">
            <text:p>6342</text:p>
          </table:table-cell>
          <table:table-cell table:style-name="ce3" table:formula="of:=[.B17]/[.$B$1]" office:value-type="float" office:value="4.41666666666667" calcext:value-type="float">
            <text:p>4,42</text:p>
          </table:table-cell>
          <table:table-cell table:style-name="ce3" table:formula="of:=[.F16]+[.E17]" office:value-type="float" office:value="66.0625" calcext:value-type="float">
            <text:p>66,06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HorizontalItemViewHolder_14_InvalidViewFocusOperatorMutator</text:p>
          </table:table-cell>
          <table:table-cell table:style-name="ce1" table:formula="of:=[.D17]+[.B18]" office:value-type="float" office:value="6763" calcext:value-type="float">
            <text:p>6763</text:p>
          </table:table-cell>
          <table:table-cell table:style-name="ce3" table:formula="of:=[.B18]/[.$B$1]" office:value-type="float" office:value="4.38541666666667" calcext:value-type="float">
            <text:p>4,39</text:p>
          </table:table-cell>
          <table:table-cell table:style-name="ce3" table:formula="of:=[.F17]+[.E18]" office:value-type="float" office:value="70.4479166666667" calcext:value-type="float">
            <text:p>70,45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HorizontalItemViewHolder_15_ViewComponentNotVisibleOperatorMutator</text:p>
          </table:table-cell>
          <table:table-cell table:style-name="ce1" table:formula="of:=[.D18]+[.B19]" office:value-type="float" office:value="7187" calcext:value-type="float">
            <text:p>7187</text:p>
          </table:table-cell>
          <table:table-cell table:style-name="ce3" table:formula="of:=[.B19]/[.$B$1]" office:value-type="float" office:value="4.41666666666667" calcext:value-type="float">
            <text:p>4,42</text:p>
          </table:table-cell>
          <table:table-cell table:style-name="ce3" table:formula="of:=[.F18]+[.E19]" office:value-type="float" office:value="74.8645833333333" calcext:value-type="float">
            <text:p>74,86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HorizontalItemViewHolder_16_BinaryMutator</text:p>
          </table:table-cell>
          <table:table-cell table:style-name="ce1" table:formula="of:=[.D19]+[.B20]" office:value-type="float" office:value="7608" calcext:value-type="float">
            <text:p>7608</text:p>
          </table:table-cell>
          <table:table-cell table:style-name="ce3" table:formula="of:=[.B20]/[.$B$1]" office:value-type="float" office:value="4.38541666666667" calcext:value-type="float">
            <text:p>4,39</text:p>
          </table:table-cell>
          <table:table-cell table:style-name="ce3" table:formula="of:=[.F19]+[.E20]" office:value-type="float" office:value="79.25" calcext:value-type="float">
            <text:p>79,25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HorizontalItemViewHolder_17_BinaryMutator</text:p>
          </table:table-cell>
          <table:table-cell table:style-name="ce1" table:formula="of:=[.D20]+[.B21]" office:value-type="float" office:value="8030" calcext:value-type="float">
            <text:p>8030</text:p>
          </table:table-cell>
          <table:table-cell table:style-name="ce3" table:formula="of:=[.B21]/[.$B$1]" office:value-type="float" office:value="4.39583333333333" calcext:value-type="float">
            <text:p>4,40</text:p>
          </table:table-cell>
          <table:table-cell table:style-name="ce3" table:formula="of:=[.F20]+[.E21]" office:value-type="float" office:value="83.6458333333333" calcext:value-type="float">
            <text:p>83,65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HorizontalItemViewHolder_18_BinaryMutator</text:p>
          </table:table-cell>
          <table:table-cell table:style-name="ce1" table:formula="of:=[.D21]+[.B22]" office:value-type="float" office:value="8452" calcext:value-type="float">
            <text:p>8452</text:p>
          </table:table-cell>
          <table:table-cell table:style-name="ce3" table:formula="of:=[.B22]/[.$B$1]" office:value-type="float" office:value="4.39583333333333" calcext:value-type="float">
            <text:p>4,40</text:p>
          </table:table-cell>
          <table:table-cell table:style-name="ce3" table:formula="of:=[.F21]+[.E22]" office:value-type="float" office:value="88.0416666666667" calcext:value-type="float">
            <text:p>88,04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HorizontalItemViewHolder_19_BinaryMutator</text:p>
          </table:table-cell>
          <table:table-cell table:style-name="ce1" table:formula="of:=[.D22]+[.B23]" office:value-type="float" office:value="8872" calcext:value-type="float">
            <text:p>8872</text:p>
          </table:table-cell>
          <table:table-cell table:style-name="ce3" table:formula="of:=[.B23]/[.$B$1]" office:value-type="float" office:value="4.375" calcext:value-type="float">
            <text:p>4,38</text:p>
          </table:table-cell>
          <table:table-cell table:style-name="ce3" table:formula="of:=[.F22]+[.E23]" office:value-type="float" office:value="92.4166666666667" calcext:value-type="float">
            <text:p>92,42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HorizontalItemViewHolder_20_BinaryMutator</text:p>
          </table:table-cell>
          <table:table-cell table:style-name="ce1" table:formula="of:=[.D23]+[.B24]" office:value-type="float" office:value="9289" calcext:value-type="float">
            <text:p>9289</text:p>
          </table:table-cell>
          <table:table-cell table:style-name="ce3" table:formula="of:=[.B24]/[.$B$1]" office:value-type="float" office:value="4.34375" calcext:value-type="float">
            <text:p>4,34</text:p>
          </table:table-cell>
          <table:table-cell table:style-name="ce3" table:formula="of:=[.F23]+[.E24]" office:value-type="float" office:value="96.7604166666667" calcext:value-type="float">
            <text:p>96,76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HorizontalItemViewHolder_21_BinaryMutator</text:p>
          </table:table-cell>
          <table:table-cell table:style-name="ce1" table:formula="of:=[.D24]+[.B25]" office:value-type="float" office:value="9711" calcext:value-type="float">
            <text:p>9711</text:p>
          </table:table-cell>
          <table:table-cell table:style-name="ce3" table:formula="of:=[.B25]/[.$B$1]" office:value-type="float" office:value="4.39583333333333" calcext:value-type="float">
            <text:p>4,40</text:p>
          </table:table-cell>
          <table:table-cell table:style-name="ce3" table:formula="of:=[.F24]+[.E25]" office:value-type="float" office:value="101.15625" calcext:value-type="float">
            <text:p>101,16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DownloadLogItemViewHolder_0_InvalidViewFocusOperatorMutator</text:p>
          </table:table-cell>
          <table:table-cell table:style-name="ce1" table:formula="of:=[.D25]+[.B26]" office:value-type="float" office:value="10134" calcext:value-type="float">
            <text:p>10134</text:p>
          </table:table-cell>
          <table:table-cell table:style-name="ce3" table:formula="of:=[.B26]/[.$B$1]" office:value-type="float" office:value="4.40625" calcext:value-type="float">
            <text:p>4,41</text:p>
          </table:table-cell>
          <table:table-cell table:style-name="ce3" table:formula="of:=[.F25]+[.E26]" office:value-type="float" office:value="105.5625" calcext:value-type="float">
            <text:p>105,56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DownloadLogItemViewHolder_1_ViewComponentNotVisibleOperatorMutator</text:p>
          </table:table-cell>
          <table:table-cell table:style-name="ce1" table:formula="of:=[.D26]+[.B27]" office:value-type="float" office:value="10555" calcext:value-type="float">
            <text:p>10555</text:p>
          </table:table-cell>
          <table:table-cell table:style-name="ce3" table:formula="of:=[.B27]/[.$B$1]" office:value-type="float" office:value="4.38541666666667" calcext:value-type="float">
            <text:p>4,39</text:p>
          </table:table-cell>
          <table:table-cell table:style-name="ce3" table:formula="of:=[.F26]+[.E27]" office:value-type="float" office:value="109.947916666667" calcext:value-type="float">
            <text:p>109,95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DownloadLogItemViewHolder_2_InvalidViewFocusOperatorMutator</text:p>
          </table:table-cell>
          <table:table-cell table:style-name="ce1" table:formula="of:=[.D27]+[.B28]" office:value-type="float" office:value="10974" calcext:value-type="float">
            <text:p>10974</text:p>
          </table:table-cell>
          <table:table-cell table:style-name="ce3" table:formula="of:=[.B28]/[.$B$1]" office:value-type="float" office:value="4.36458333333333" calcext:value-type="float">
            <text:p>4,36</text:p>
          </table:table-cell>
          <table:table-cell table:style-name="ce3" table:formula="of:=[.F27]+[.E28]" office:value-type="float" office:value="114.3125" calcext:value-type="float">
            <text:p>114,31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DownloadLogItemViewHolder_3_ViewComponentNotVisibleOperatorMutator</text:p>
          </table:table-cell>
          <table:table-cell table:style-name="ce1" table:formula="of:=[.D28]+[.B29]" office:value-type="float" office:value="11397" calcext:value-type="float">
            <text:p>11397</text:p>
          </table:table-cell>
          <table:table-cell table:style-name="ce3" table:formula="of:=[.B29]/[.$B$1]" office:value-type="float" office:value="4.40625" calcext:value-type="float">
            <text:p>4,41</text:p>
          </table:table-cell>
          <table:table-cell table:style-name="ce3" table:formula="of:=[.F28]+[.E29]" office:value-type="float" office:value="118.71875" calcext:value-type="float">
            <text:p>118,72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DownloadLogItemViewHolder_4_InvalidViewFocusOperatorMutator</text:p>
          </table:table-cell>
          <table:table-cell table:style-name="ce1" table:formula="of:=[.D29]+[.B30]" office:value-type="float" office:value="11820" calcext:value-type="float">
            <text:p>11820</text:p>
          </table:table-cell>
          <table:table-cell table:style-name="ce3" table:formula="of:=[.B30]/[.$B$1]" office:value-type="float" office:value="4.40625" calcext:value-type="float">
            <text:p>4,41</text:p>
          </table:table-cell>
          <table:table-cell table:style-name="ce3" table:formula="of:=[.F29]+[.E30]" office:value-type="float" office:value="123.125" calcext:value-type="float">
            <text:p>123,13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DownloadLogItemViewHolder_5_ViewComponentNotVisibleOperatorMutator</text:p>
          </table:table-cell>
          <table:table-cell table:style-name="ce1" table:formula="of:=[.D30]+[.B31]" office:value-type="float" office:value="12242" calcext:value-type="float">
            <text:p>12242</text:p>
          </table:table-cell>
          <table:table-cell table:style-name="ce3" table:formula="of:=[.B31]/[.$B$1]" office:value-type="float" office:value="4.39583333333333" calcext:value-type="float">
            <text:p>4,40</text:p>
          </table:table-cell>
          <table:table-cell table:style-name="ce3" table:formula="of:=[.F30]+[.E31]" office:value-type="float" office:value="127.520833333333" calcext:value-type="float">
            <text:p>127,52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DownloadLogItemViewHolder_6_InvalidViewFocusOperatorMutator</text:p>
          </table:table-cell>
          <table:table-cell table:style-name="ce1" table:formula="of:=[.D31]+[.B32]" office:value-type="float" office:value="12665" calcext:value-type="float">
            <text:p>12665</text:p>
          </table:table-cell>
          <table:table-cell table:style-name="ce3" table:formula="of:=[.B32]/[.$B$1]" office:value-type="float" office:value="4.40625" calcext:value-type="float">
            <text:p>4,41</text:p>
          </table:table-cell>
          <table:table-cell table:style-name="ce3" table:formula="of:=[.F31]+[.E32]" office:value-type="float" office:value="131.927083333333" calcext:value-type="float">
            <text:p>131,93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DownloadLogItemViewHolder_7_ViewComponentNotVisibleOperatorMutator</text:p>
          </table:table-cell>
          <table:table-cell table:style-name="ce1" table:formula="of:=[.D32]+[.B33]" office:value-type="float" office:value="13087" calcext:value-type="float">
            <text:p>13087</text:p>
          </table:table-cell>
          <table:table-cell table:style-name="ce3" table:formula="of:=[.B33]/[.$B$1]" office:value-type="float" office:value="4.39583333333333" calcext:value-type="float">
            <text:p>4,40</text:p>
          </table:table-cell>
          <table:table-cell table:style-name="ce3" table:formula="of:=[.F32]+[.E33]" office:value-type="float" office:value="136.322916666667" calcext:value-type="float">
            <text:p>136,32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DownloadLogItemViewHolder_8_InvalidViewFocusOperatorMutator</text:p>
          </table:table-cell>
          <table:table-cell table:style-name="ce1" table:formula="of:=[.D33]+[.B34]" office:value-type="float" office:value="13506" calcext:value-type="float">
            <text:p>13506</text:p>
          </table:table-cell>
          <table:table-cell table:style-name="ce3" table:formula="of:=[.B34]/[.$B$1]" office:value-type="float" office:value="4.36458333333333" calcext:value-type="float">
            <text:p>4,36</text:p>
          </table:table-cell>
          <table:table-cell table:style-name="ce3" table:formula="of:=[.F33]+[.E34]" office:value-type="float" office:value="140.6875" calcext:value-type="float">
            <text:p>140,69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DownloadLogItemViewHolder_9_ViewComponentNotVisibleOperatorMutator</text:p>
          </table:table-cell>
          <table:table-cell table:style-name="ce1" table:formula="of:=[.D34]+[.B35]" office:value-type="float" office:value="13925" calcext:value-type="float">
            <text:p>13925</text:p>
          </table:table-cell>
          <table:table-cell table:style-name="ce3" table:formula="of:=[.B35]/[.$B$1]" office:value-type="float" office:value="4.36458333333333" calcext:value-type="float">
            <text:p>4,36</text:p>
          </table:table-cell>
          <table:table-cell table:style-name="ce3" table:formula="of:=[.F34]+[.E35]" office:value-type="float" office:value="145.052083333333" calcext:value-type="float">
            <text:p>145,05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DownloadLogItemViewHolder_10_InvalidViewFocusOperatorMutator</text:p>
          </table:table-cell>
          <table:table-cell table:style-name="ce1" table:formula="of:=[.D35]+[.B36]" office:value-type="float" office:value="14350" calcext:value-type="float">
            <text:p>14350</text:p>
          </table:table-cell>
          <table:table-cell table:style-name="ce3" table:formula="of:=[.B36]/[.$B$1]" office:value-type="float" office:value="4.42708333333333" calcext:value-type="float">
            <text:p>4,43</text:p>
          </table:table-cell>
          <table:table-cell table:style-name="ce3" table:formula="of:=[.F35]+[.E36]" office:value-type="float" office:value="149.479166666667" calcext:value-type="float">
            <text:p>149,48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DownloadLogItemViewHolder_11_ViewComponentNotVisibleOperatorMutator</text:p>
          </table:table-cell>
          <table:table-cell table:style-name="ce1" table:formula="of:=[.D36]+[.B37]" office:value-type="float" office:value="14767" calcext:value-type="float">
            <text:p>14767</text:p>
          </table:table-cell>
          <table:table-cell table:style-name="ce3" table:formula="of:=[.B37]/[.$B$1]" office:value-type="float" office:value="4.34375" calcext:value-type="float">
            <text:p>4,34</text:p>
          </table:table-cell>
          <table:table-cell table:style-name="ce3" table:formula="of:=[.F36]+[.E37]" office:value-type="float" office:value="153.822916666667" calcext:value-type="float">
            <text:p>153,82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DownloadLogItemViewHolder_12_InvalidViewFocusOperatorMutator</text:p>
          </table:table-cell>
          <table:table-cell table:style-name="ce1" table:formula="of:=[.D37]+[.B38]" office:value-type="float" office:value="15188" calcext:value-type="float">
            <text:p>15188</text:p>
          </table:table-cell>
          <table:table-cell table:style-name="ce3" table:formula="of:=[.B38]/[.$B$1]" office:value-type="float" office:value="4.38541666666667" calcext:value-type="float">
            <text:p>4,39</text:p>
          </table:table-cell>
          <table:table-cell table:style-name="ce3" table:formula="of:=[.F37]+[.E38]" office:value-type="float" office:value="158.208333333333" calcext:value-type="float">
            <text:p>158,21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DownloadLogItemViewHolder_13_ViewComponentNotVisibleOperatorMutator</text:p>
          </table:table-cell>
          <table:table-cell table:style-name="ce1" table:formula="of:=[.D38]+[.B39]" office:value-type="float" office:value="15609" calcext:value-type="float">
            <text:p>15609</text:p>
          </table:table-cell>
          <table:table-cell table:style-name="ce3" table:formula="of:=[.B39]/[.$B$1]" office:value-type="float" office:value="4.38541666666667" calcext:value-type="float">
            <text:p>4,39</text:p>
          </table:table-cell>
          <table:table-cell table:style-name="ce3" table:formula="of:=[.F38]+[.E39]" office:value-type="float" office:value="162.59375" calcext:value-type="float">
            <text:p>162,59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DownloadLogItemViewHolder_14_InvalidViewFocusOperatorMutator</text:p>
          </table:table-cell>
          <table:table-cell table:style-name="ce1" table:formula="of:=[.D39]+[.B40]" office:value-type="float" office:value="16030" calcext:value-type="float">
            <text:p>16030</text:p>
          </table:table-cell>
          <table:table-cell table:style-name="ce3" table:formula="of:=[.B40]/[.$B$1]" office:value-type="float" office:value="4.38541666666667" calcext:value-type="float">
            <text:p>4,39</text:p>
          </table:table-cell>
          <table:table-cell table:style-name="ce3" table:formula="of:=[.F39]+[.E40]" office:value-type="float" office:value="166.979166666667" calcext:value-type="float">
            <text:p>166,98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DownloadLogItemViewHolder_15_ViewComponentNotVisibleOperatorMutator</text:p>
          </table:table-cell>
          <table:table-cell table:style-name="ce1" table:formula="of:=[.D40]+[.B41]" office:value-type="float" office:value="16451" calcext:value-type="float">
            <text:p>16451</text:p>
          </table:table-cell>
          <table:table-cell table:style-name="ce3" table:formula="of:=[.B41]/[.$B$1]" office:value-type="float" office:value="4.38541666666667" calcext:value-type="float">
            <text:p>4,39</text:p>
          </table:table-cell>
          <table:table-cell table:style-name="ce3" table:formula="of:=[.F40]+[.E41]" office:value-type="float" office:value="171.364583333333" calcext:value-type="float">
            <text:p>171,36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EpisodeItemViewHolder_0_InvalidViewFocusOperatorMutator</text:p>
          </table:table-cell>
          <table:table-cell table:style-name="ce1" table:formula="of:=[.D41]+[.B42]" office:value-type="float" office:value="16872" calcext:value-type="float">
            <text:p>16872</text:p>
          </table:table-cell>
          <table:table-cell table:style-name="ce3" table:formula="of:=[.B42]/[.$B$1]" office:value-type="float" office:value="4.38541666666667" calcext:value-type="float">
            <text:p>4,39</text:p>
          </table:table-cell>
          <table:table-cell table:style-name="ce3" table:formula="of:=[.F41]+[.E42]" office:value-type="float" office:value="175.75" calcext:value-type="float">
            <text:p>175,75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EpisodeItemViewHolder_1_ViewComponentNotVisibleOperatorMutator</text:p>
          </table:table-cell>
          <table:table-cell table:style-name="ce1" table:formula="of:=[.D42]+[.B43]" office:value-type="float" office:value="17293" calcext:value-type="float">
            <text:p>17293</text:p>
          </table:table-cell>
          <table:table-cell table:style-name="ce3" table:formula="of:=[.B43]/[.$B$1]" office:value-type="float" office:value="4.38541666666667" calcext:value-type="float">
            <text:p>4,39</text:p>
          </table:table-cell>
          <table:table-cell table:style-name="ce3" table:formula="of:=[.F42]+[.E43]" office:value-type="float" office:value="180.135416666667" calcext:value-type="float">
            <text:p>180,14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EpisodeItemViewHolder_2_InvalidViewFocusOperatorMutator</text:p>
          </table:table-cell>
          <table:table-cell table:style-name="ce1" table:formula="of:=[.D43]+[.B44]" office:value-type="float" office:value="17715" calcext:value-type="float">
            <text:p>17715</text:p>
          </table:table-cell>
          <table:table-cell table:style-name="ce3" table:formula="of:=[.B44]/[.$B$1]" office:value-type="float" office:value="4.39583333333333" calcext:value-type="float">
            <text:p>4,40</text:p>
          </table:table-cell>
          <table:table-cell table:style-name="ce3" table:formula="of:=[.F43]+[.E44]" office:value-type="float" office:value="184.53125" calcext:value-type="float">
            <text:p>184,53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EpisodeItemViewHolder_3_ViewComponentNotVisibleOperatorMutator</text:p>
          </table:table-cell>
          <table:table-cell table:style-name="ce1" table:formula="of:=[.D44]+[.B45]" office:value-type="float" office:value="18135" calcext:value-type="float">
            <text:p>18135</text:p>
          </table:table-cell>
          <table:table-cell table:style-name="ce3" table:formula="of:=[.B45]/[.$B$1]" office:value-type="float" office:value="4.375" calcext:value-type="float">
            <text:p>4,38</text:p>
          </table:table-cell>
          <table:table-cell table:style-name="ce3" table:formula="of:=[.F44]+[.E45]" office:value-type="float" office:value="188.90625" calcext:value-type="float">
            <text:p>188,91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EpisodeItemViewHolder_4_InvalidViewFocusOperatorMutator</text:p>
          </table:table-cell>
          <table:table-cell table:style-name="ce1" table:formula="of:=[.D45]+[.B46]" office:value-type="float" office:value="18554" calcext:value-type="float">
            <text:p>18554</text:p>
          </table:table-cell>
          <table:table-cell table:style-name="ce3" table:formula="of:=[.B46]/[.$B$1]" office:value-type="float" office:value="4.36458333333333" calcext:value-type="float">
            <text:p>4,36</text:p>
          </table:table-cell>
          <table:table-cell table:style-name="ce3" table:formula="of:=[.F45]+[.E46]" office:value-type="float" office:value="193.270833333333" calcext:value-type="float">
            <text:p>193,27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EpisodeItemViewHolder_5_ViewComponentNotVisibleOperatorMutator</text:p>
          </table:table-cell>
          <table:table-cell table:style-name="ce1" table:formula="of:=[.D46]+[.B47]" office:value-type="float" office:value="18974" calcext:value-type="float">
            <text:p>18974</text:p>
          </table:table-cell>
          <table:table-cell table:style-name="ce3" table:formula="of:=[.B47]/[.$B$1]" office:value-type="float" office:value="4.375" calcext:value-type="float">
            <text:p>4,38</text:p>
          </table:table-cell>
          <table:table-cell table:style-name="ce3" table:formula="of:=[.F46]+[.E47]" office:value-type="float" office:value="197.645833333333" calcext:value-type="float">
            <text:p>197,65</text:p>
          </table:table-cell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EpisodeItemViewHolder_6_InvalidViewFocusOperatorMutator</text:p>
          </table:table-cell>
          <table:table-cell table:style-name="ce1" table:formula="of:=[.D47]+[.B48]" office:value-type="float" office:value="19394" calcext:value-type="float">
            <text:p>19394</text:p>
          </table:table-cell>
          <table:table-cell table:style-name="ce3" table:formula="of:=[.B48]/[.$B$1]" office:value-type="float" office:value="4.375" calcext:value-type="float">
            <text:p>4,38</text:p>
          </table:table-cell>
          <table:table-cell table:style-name="ce3" table:formula="of:=[.F47]+[.E48]" office:value-type="float" office:value="202.020833333333" calcext:value-type="float">
            <text:p>202,02</text:p>
          </table:table-cell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EpisodeItemViewHolder_7_ViewComponentNotVisibleOperatorMutator</text:p>
          </table:table-cell>
          <table:table-cell table:style-name="ce1" table:formula="of:=[.D48]+[.B49]" office:value-type="float" office:value="19819" calcext:value-type="float">
            <text:p>19819</text:p>
          </table:table-cell>
          <table:table-cell table:style-name="ce3" table:formula="of:=[.B49]/[.$B$1]" office:value-type="float" office:value="4.42708333333333" calcext:value-type="float">
            <text:p>4,43</text:p>
          </table:table-cell>
          <table:table-cell table:style-name="ce3" table:formula="of:=[.F48]+[.E49]" office:value-type="float" office:value="206.447916666667" calcext:value-type="float">
            <text:p>206,45</text:p>
          </table:table-cell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EpisodeItemViewHolder_8_InvalidViewFocusOperatorMutator</text:p>
          </table:table-cell>
          <table:table-cell table:style-name="ce1" table:formula="of:=[.D49]+[.B50]" office:value-type="float" office:value="20244" calcext:value-type="float">
            <text:p>20244</text:p>
          </table:table-cell>
          <table:table-cell table:style-name="ce3" table:formula="of:=[.B50]/[.$B$1]" office:value-type="float" office:value="4.42708333333333" calcext:value-type="float">
            <text:p>4,43</text:p>
          </table:table-cell>
          <table:table-cell table:style-name="ce3" table:formula="of:=[.F49]+[.E50]" office:value-type="float" office:value="210.875" calcext:value-type="float">
            <text:p>210,88</text:p>
          </table:table-cell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EpisodeItemViewHolder_9_ViewComponentNotVisibleOperatorMutator</text:p>
          </table:table-cell>
          <table:table-cell table:style-name="ce1" table:formula="of:=[.D50]+[.B51]" office:value-type="float" office:value="20663" calcext:value-type="float">
            <text:p>20663</text:p>
          </table:table-cell>
          <table:table-cell table:style-name="ce3" table:formula="of:=[.B51]/[.$B$1]" office:value-type="float" office:value="4.36458333333333" calcext:value-type="float">
            <text:p>4,36</text:p>
          </table:table-cell>
          <table:table-cell table:style-name="ce3" table:formula="of:=[.F50]+[.E51]" office:value-type="float" office:value="215.239583333333" calcext:value-type="float">
            <text:p>215,24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EpisodeItemViewHolder_10_InvalidViewFocusOperatorMutator</text:p>
          </table:table-cell>
          <table:table-cell table:style-name="ce1" table:formula="of:=[.D51]+[.B52]" office:value-type="float" office:value="21088" calcext:value-type="float">
            <text:p>21088</text:p>
          </table:table-cell>
          <table:table-cell table:style-name="ce3" table:formula="of:=[.B52]/[.$B$1]" office:value-type="float" office:value="4.42708333333333" calcext:value-type="float">
            <text:p>4,43</text:p>
          </table:table-cell>
          <table:table-cell table:style-name="ce3" table:formula="of:=[.F51]+[.E52]" office:value-type="float" office:value="219.666666666667" calcext:value-type="float">
            <text:p>219,67</text:p>
          </table:table-cell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EpisodeItemViewHolder_11_ViewComponentNotVisibleOperatorMutator</text:p>
          </table:table-cell>
          <table:table-cell table:style-name="ce1" table:formula="of:=[.D52]+[.B53]" office:value-type="float" office:value="21513" calcext:value-type="float">
            <text:p>21513</text:p>
          </table:table-cell>
          <table:table-cell table:style-name="ce3" table:formula="of:=[.B53]/[.$B$1]" office:value-type="float" office:value="4.42708333333333" calcext:value-type="float">
            <text:p>4,43</text:p>
          </table:table-cell>
          <table:table-cell table:style-name="ce3" table:formula="of:=[.F52]+[.E53]" office:value-type="float" office:value="224.09375" calcext:value-type="float">
            <text:p>224,09</text:p>
          </table:table-cell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EpisodeItemViewHolder_12_InvalidViewFocusOperatorMutator</text:p>
          </table:table-cell>
          <table:table-cell table:style-name="ce1" table:formula="of:=[.D53]+[.B54]" office:value-type="float" office:value="21936" calcext:value-type="float">
            <text:p>21936</text:p>
          </table:table-cell>
          <table:table-cell table:style-name="ce3" table:formula="of:=[.B54]/[.$B$1]" office:value-type="float" office:value="4.40625" calcext:value-type="float">
            <text:p>4,41</text:p>
          </table:table-cell>
          <table:table-cell table:style-name="ce3" table:formula="of:=[.F53]+[.E54]" office:value-type="float" office:value="228.5" calcext:value-type="float">
            <text:p>228,50</text:p>
          </table:table-cell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EpisodeItemViewHolder_13_ViewComponentNotVisibleOperatorMutator</text:p>
          </table:table-cell>
          <table:table-cell table:style-name="ce1" table:formula="of:=[.D54]+[.B55]" office:value-type="float" office:value="22356" calcext:value-type="float">
            <text:p>22356</text:p>
          </table:table-cell>
          <table:table-cell table:style-name="ce3" table:formula="of:=[.B55]/[.$B$1]" office:value-type="float" office:value="4.375" calcext:value-type="float">
            <text:p>4,38</text:p>
          </table:table-cell>
          <table:table-cell table:style-name="ce3" table:formula="of:=[.F54]+[.E55]" office:value-type="float" office:value="232.875" calcext:value-type="float">
            <text:p>232,88</text:p>
          </table:table-cell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EpisodeItemViewHolder_14_InvalidViewFocusOperatorMutator</text:p>
          </table:table-cell>
          <table:table-cell table:style-name="ce1" table:formula="of:=[.D55]+[.B56]" office:value-type="float" office:value="22776" calcext:value-type="float">
            <text:p>22776</text:p>
          </table:table-cell>
          <table:table-cell table:style-name="ce3" table:formula="of:=[.B56]/[.$B$1]" office:value-type="float" office:value="4.375" calcext:value-type="float">
            <text:p>4,38</text:p>
          </table:table-cell>
          <table:table-cell table:style-name="ce3" table:formula="of:=[.F55]+[.E56]" office:value-type="float" office:value="237.25" calcext:value-type="float">
            <text:p>237,25</text:p>
          </table:table-cell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EpisodeItemViewHolder_15_ViewComponentNotVisibleOperatorMutator</text:p>
          </table:table-cell>
          <table:table-cell table:style-name="ce1" table:formula="of:=[.D56]+[.B57]" office:value-type="float" office:value="23194" calcext:value-type="float">
            <text:p>23194</text:p>
          </table:table-cell>
          <table:table-cell table:style-name="ce3" table:formula="of:=[.B57]/[.$B$1]" office:value-type="float" office:value="4.35416666666667" calcext:value-type="float">
            <text:p>4,35</text:p>
          </table:table-cell>
          <table:table-cell table:style-name="ce3" table:formula="of:=[.F56]+[.E57]" office:value-type="float" office:value="241.604166666667" calcext:value-type="float">
            <text:p>241,60</text:p>
          </table:table-cell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EpisodeItemViewHolder_16_InvalidViewFocusOperatorMutator</text:p>
          </table:table-cell>
          <table:table-cell table:style-name="ce1" table:formula="of:=[.D57]+[.B58]" office:value-type="float" office:value="23613" calcext:value-type="float">
            <text:p>23613</text:p>
          </table:table-cell>
          <table:table-cell table:style-name="ce3" table:formula="of:=[.B58]/[.$B$1]" office:value-type="float" office:value="4.36458333333333" calcext:value-type="float">
            <text:p>4,36</text:p>
          </table:table-cell>
          <table:table-cell table:style-name="ce3" table:formula="of:=[.F57]+[.E58]" office:value-type="float" office:value="245.96875" calcext:value-type="float">
            <text:p>245,97</text:p>
          </table:table-cell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EpisodeItemViewHolder_17_ViewComponentNotVisibleOperatorMutator</text:p>
          </table:table-cell>
          <table:table-cell table:style-name="ce1" table:formula="of:=[.D58]+[.B59]" office:value-type="float" office:value="24037" calcext:value-type="float">
            <text:p>24037</text:p>
          </table:table-cell>
          <table:table-cell table:style-name="ce3" table:formula="of:=[.B59]/[.$B$1]" office:value-type="float" office:value="4.41666666666667" calcext:value-type="float">
            <text:p>4,42</text:p>
          </table:table-cell>
          <table:table-cell table:style-name="ce3" table:formula="of:=[.F58]+[.E59]" office:value-type="float" office:value="250.385416666667" calcext:value-type="float">
            <text:p>250,39</text:p>
          </table:table-cell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EpisodeItemViewHolder_18_InvalidViewFocusOperatorMutator</text:p>
          </table:table-cell>
          <table:table-cell table:style-name="ce1" table:formula="of:=[.D59]+[.B60]" office:value-type="float" office:value="24461" calcext:value-type="float">
            <text:p>24461</text:p>
          </table:table-cell>
          <table:table-cell table:style-name="ce3" table:formula="of:=[.B60]/[.$B$1]" office:value-type="float" office:value="4.41666666666667" calcext:value-type="float">
            <text:p>4,42</text:p>
          </table:table-cell>
          <table:table-cell table:style-name="ce3" table:formula="of:=[.F59]+[.E60]" office:value-type="float" office:value="254.802083333333" calcext:value-type="float">
            <text:p>254,80</text:p>
          </table:table-cell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EpisodeItemViewHolder_19_ViewComponentNotVisibleOperatorMutator</text:p>
          </table:table-cell>
          <table:table-cell table:style-name="ce1" table:formula="of:=[.D60]+[.B61]" office:value-type="float" office:value="24885" calcext:value-type="float">
            <text:p>24885</text:p>
          </table:table-cell>
          <table:table-cell table:style-name="ce3" table:formula="of:=[.B61]/[.$B$1]" office:value-type="float" office:value="4.41666666666667" calcext:value-type="float">
            <text:p>4,42</text:p>
          </table:table-cell>
          <table:table-cell table:style-name="ce3" table:formula="of:=[.F60]+[.E61]" office:value-type="float" office:value="259.21875" calcext:value-type="float">
            <text:p>259,22</text:p>
          </table:table-cell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EpisodeItemViewHolder_20_InvalidViewFocusOperatorMutator</text:p>
          </table:table-cell>
          <table:table-cell table:style-name="ce1" table:formula="of:=[.D61]+[.B62]" office:value-type="float" office:value="25306" calcext:value-type="float">
            <text:p>25306</text:p>
          </table:table-cell>
          <table:table-cell table:style-name="ce3" table:formula="of:=[.B62]/[.$B$1]" office:value-type="float" office:value="4.38541666666667" calcext:value-type="float">
            <text:p>4,39</text:p>
          </table:table-cell>
          <table:table-cell table:style-name="ce3" table:formula="of:=[.F61]+[.E62]" office:value-type="float" office:value="263.604166666667" calcext:value-type="float">
            <text:p>263,60</text:p>
          </table:table-cell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EpisodeItemViewHolder_21_ViewComponentNotVisibleOperatorMutator</text:p>
          </table:table-cell>
          <table:table-cell table:style-name="ce1" table:formula="of:=[.D62]+[.B63]" office:value-type="float" office:value="25729" calcext:value-type="float">
            <text:p>25729</text:p>
          </table:table-cell>
          <table:table-cell table:style-name="ce3" table:formula="of:=[.B63]/[.$B$1]" office:value-type="float" office:value="4.40625" calcext:value-type="float">
            <text:p>4,41</text:p>
          </table:table-cell>
          <table:table-cell table:style-name="ce3" table:formula="of:=[.F62]+[.E63]" office:value-type="float" office:value="268.010416666667" calcext:value-type="float">
            <text:p>268,01</text:p>
          </table:table-cell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EpisodeItemViewHolder_22_InvalidViewFocusOperatorMutator</text:p>
          </table:table-cell>
          <table:table-cell table:style-name="ce1" table:formula="of:=[.D63]+[.B64]" office:value-type="float" office:value="26153" calcext:value-type="float">
            <text:p>26153</text:p>
          </table:table-cell>
          <table:table-cell table:style-name="ce3" table:formula="of:=[.B64]/[.$B$1]" office:value-type="float" office:value="4.41666666666667" calcext:value-type="float">
            <text:p>4,42</text:p>
          </table:table-cell>
          <table:table-cell table:style-name="ce3" table:formula="of:=[.F63]+[.E64]" office:value-type="float" office:value="272.427083333333" calcext:value-type="float">
            <text:p>272,43</text:p>
          </table:table-cell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EpisodeItemViewHolder_23_ViewComponentNotVisibleOperatorMutator</text:p>
          </table:table-cell>
          <table:table-cell table:style-name="ce1" table:formula="of:=[.D64]+[.B65]" office:value-type="float" office:value="26573" calcext:value-type="float">
            <text:p>26573</text:p>
          </table:table-cell>
          <table:table-cell table:style-name="ce3" table:formula="of:=[.B65]/[.$B$1]" office:value-type="float" office:value="4.375" calcext:value-type="float">
            <text:p>4,38</text:p>
          </table:table-cell>
          <table:table-cell table:style-name="ce3" table:formula="of:=[.F64]+[.E65]" office:value-type="float" office:value="276.802083333333" calcext:value-type="float">
            <text:p>276,80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EpisodeItemViewHolder_24_InvalidViewFocusOperatorMutator</text:p>
          </table:table-cell>
          <table:table-cell table:style-name="ce1" table:formula="of:=[.D65]+[.B66]" office:value-type="float" office:value="26995" calcext:value-type="float">
            <text:p>26995</text:p>
          </table:table-cell>
          <table:table-cell table:style-name="ce3" table:formula="of:=[.B66]/[.$B$1]" office:value-type="float" office:value="4.39583333333333" calcext:value-type="float">
            <text:p>4,40</text:p>
          </table:table-cell>
          <table:table-cell table:style-name="ce3" table:formula="of:=[.F65]+[.E66]" office:value-type="float" office:value="281.197916666667" calcext:value-type="float">
            <text:p>281,20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EpisodeItemViewHolder_25_ViewComponentNotVisibleOperatorMutator</text:p>
          </table:table-cell>
          <table:table-cell table:style-name="ce1" table:formula="of:=[.D66]+[.B67]" office:value-type="float" office:value="27417" calcext:value-type="float">
            <text:p>27417</text:p>
          </table:table-cell>
          <table:table-cell table:style-name="ce3" table:formula="of:=[.B67]/[.$B$1]" office:value-type="float" office:value="4.39583333333333" calcext:value-type="float">
            <text:p>4,40</text:p>
          </table:table-cell>
          <table:table-cell table:style-name="ce3" table:formula="of:=[.F66]+[.E67]" office:value-type="float" office:value="285.59375" calcext:value-type="float">
            <text:p>285,59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EpisodeItemViewHolder_26_InvalidViewFocusOperatorMutator</text:p>
          </table:table-cell>
          <table:table-cell table:style-name="ce1" table:formula="of:=[.D67]+[.B68]" office:value-type="float" office:value="27838" calcext:value-type="float">
            <text:p>27838</text:p>
          </table:table-cell>
          <table:table-cell table:style-name="ce3" table:formula="of:=[.B68]/[.$B$1]" office:value-type="float" office:value="4.38541666666667" calcext:value-type="float">
            <text:p>4,39</text:p>
          </table:table-cell>
          <table:table-cell table:style-name="ce3" table:formula="of:=[.F67]+[.E68]" office:value-type="float" office:value="289.979166666667" calcext:value-type="float">
            <text:p>289,98</text:p>
          </table:table-cell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float" office:value="452" calcext:value-type="float">
            <text:p>452</text:p>
          </table:table-cell>
          <table:table-cell table:style-name="ce1" office:value-type="string" calcext:value-type="string">
            <text:p>EpisodeItemViewHolder_27_ViewComponentNotVisibleOperatorMutator</text:p>
          </table:table-cell>
          <table:table-cell table:style-name="ce1" table:formula="of:=[.D68]+[.B69]" office:value-type="float" office:value="28290" calcext:value-type="float">
            <text:p>28290</text:p>
          </table:table-cell>
          <table:table-cell table:style-name="ce3" table:formula="of:=[.B69]/[.$B$1]" office:value-type="float" office:value="4.70833333333333" calcext:value-type="float">
            <text:p>4,71</text:p>
          </table:table-cell>
          <table:table-cell table:style-name="ce3" table:formula="of:=[.F68]+[.E69]" office:value-type="float" office:value="294.6875" calcext:value-type="float">
            <text:p>294,69</text:p>
          </table:table-cell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EpisodeItemViewHolder_28_InvalidViewFocusOperatorMutator</text:p>
          </table:table-cell>
          <table:table-cell table:style-name="ce1" table:formula="of:=[.D69]+[.B70]" office:value-type="float" office:value="28684" calcext:value-type="float">
            <text:p>28684</text:p>
          </table:table-cell>
          <table:table-cell table:style-name="ce3" table:formula="of:=[.B70]/[.$B$1]" office:value-type="float" office:value="4.10416666666667" calcext:value-type="float">
            <text:p>4,10</text:p>
          </table:table-cell>
          <table:table-cell table:style-name="ce3" table:formula="of:=[.F69]+[.E70]" office:value-type="float" office:value="298.791666666667" calcext:value-type="float">
            <text:p>298,79</text:p>
          </table:table-cell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EpisodeItemViewHolder_29_ViewComponentNotVisibleOperatorMutator</text:p>
          </table:table-cell>
          <table:table-cell table:style-name="ce1" table:formula="of:=[.D70]+[.B71]" office:value-type="float" office:value="29079" calcext:value-type="float">
            <text:p>29079</text:p>
          </table:table-cell>
          <table:table-cell table:style-name="ce3" table:formula="of:=[.B71]/[.$B$1]" office:value-type="float" office:value="4.11458333333333" calcext:value-type="float">
            <text:p>4,11</text:p>
          </table:table-cell>
          <table:table-cell table:style-name="ce3" table:formula="of:=[.F70]+[.E71]" office:value-type="float" office:value="302.90625" calcext:value-type="float">
            <text:p>302,91</text:p>
          </table:table-cell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EpisodeItemViewHolder_30_InvalidViewFocusOperatorMutator</text:p>
          </table:table-cell>
          <table:table-cell table:style-name="ce1" table:formula="of:=[.D71]+[.B72]" office:value-type="float" office:value="29475" calcext:value-type="float">
            <text:p>29475</text:p>
          </table:table-cell>
          <table:table-cell table:style-name="ce3" table:formula="of:=[.B72]/[.$B$1]" office:value-type="float" office:value="4.125" calcext:value-type="float">
            <text:p>4,13</text:p>
          </table:table-cell>
          <table:table-cell table:style-name="ce3" table:formula="of:=[.F71]+[.E72]" office:value-type="float" office:value="307.03125" calcext:value-type="float">
            <text:p>307,03</text:p>
          </table:table-cell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EpisodeItemViewHolder_31_ViewComponentNotVisibleOperatorMutator</text:p>
          </table:table-cell>
          <table:table-cell table:style-name="ce1" table:formula="of:=[.D72]+[.B73]" office:value-type="float" office:value="29871" calcext:value-type="float">
            <text:p>29871</text:p>
          </table:table-cell>
          <table:table-cell table:style-name="ce3" table:formula="of:=[.B73]/[.$B$1]" office:value-type="float" office:value="4.125" calcext:value-type="float">
            <text:p>4,13</text:p>
          </table:table-cell>
          <table:table-cell table:style-name="ce3" table:formula="of:=[.F72]+[.E73]" office:value-type="float" office:value="311.15625" calcext:value-type="float">
            <text:p>311,16</text:p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EpisodeItemViewHolder_32_InvalidViewFocusOperatorMutator</text:p>
          </table:table-cell>
          <table:table-cell table:style-name="ce1" table:formula="of:=[.D73]+[.B74]" office:value-type="float" office:value="30261" calcext:value-type="float">
            <text:p>30261</text:p>
          </table:table-cell>
          <table:table-cell table:style-name="ce3" table:formula="of:=[.B74]/[.$B$1]" office:value-type="float" office:value="4.0625" calcext:value-type="float">
            <text:p>4,06</text:p>
          </table:table-cell>
          <table:table-cell table:style-name="ce3" table:formula="of:=[.F73]+[.E74]" office:value-type="float" office:value="315.21875" calcext:value-type="float">
            <text:p>315,22</text:p>
          </table:table-cell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EpisodeItemViewHolder_33_ViewComponentNotVisibleOperatorMutator</text:p>
          </table:table-cell>
          <table:table-cell table:style-name="ce1" table:formula="of:=[.D74]+[.B75]" office:value-type="float" office:value="30652" calcext:value-type="float">
            <text:p>30652</text:p>
          </table:table-cell>
          <table:table-cell table:style-name="ce3" table:formula="of:=[.B75]/[.$B$1]" office:value-type="float" office:value="4.07291666666667" calcext:value-type="float">
            <text:p>4,07</text:p>
          </table:table-cell>
          <table:table-cell table:style-name="ce3" table:formula="of:=[.F74]+[.E75]" office:value-type="float" office:value="319.291666666667" calcext:value-type="float">
            <text:p>319,29</text:p>
          </table:table-cell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EpisodeItemViewHolder_34_InvalidViewFocusOperatorMutator</text:p>
          </table:table-cell>
          <table:table-cell table:style-name="ce1" table:formula="of:=[.D75]+[.B76]" office:value-type="float" office:value="31046" calcext:value-type="float">
            <text:p>31046</text:p>
          </table:table-cell>
          <table:table-cell table:style-name="ce3" table:formula="of:=[.B76]/[.$B$1]" office:value-type="float" office:value="4.10416666666667" calcext:value-type="float">
            <text:p>4,10</text:p>
          </table:table-cell>
          <table:table-cell table:style-name="ce3" table:formula="of:=[.F75]+[.E76]" office:value-type="float" office:value="323.395833333333" calcext:value-type="float">
            <text:p>323,40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string" calcext:value-type="string">
            <text:p>EpisodeItemViewHolder_35_ViewComponentNotVisibleOperatorMutator</text:p>
          </table:table-cell>
          <table:table-cell table:style-name="ce1" table:formula="of:=[.D76]+[.B77]" office:value-type="float" office:value="31434" calcext:value-type="float">
            <text:p>31434</text:p>
          </table:table-cell>
          <table:table-cell table:style-name="ce3" table:formula="of:=[.B77]/[.$B$1]" office:value-type="float" office:value="4.04166666666667" calcext:value-type="float">
            <text:p>4,04</text:p>
          </table:table-cell>
          <table:table-cell table:style-name="ce3" table:formula="of:=[.F76]+[.E77]" office:value-type="float" office:value="327.4375" calcext:value-type="float">
            <text:p>327,44</text:p>
          </table:table-cell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string" calcext:value-type="string">
            <text:p>EpisodeItemViewHolder_36_InvalidViewFocusOperatorMutator</text:p>
          </table:table-cell>
          <table:table-cell table:style-name="ce1" table:formula="of:=[.D77]+[.B78]" office:value-type="float" office:value="31822" calcext:value-type="float">
            <text:p>31822</text:p>
          </table:table-cell>
          <table:table-cell table:style-name="ce3" table:formula="of:=[.B78]/[.$B$1]" office:value-type="float" office:value="4.04166666666667" calcext:value-type="float">
            <text:p>4,04</text:p>
          </table:table-cell>
          <table:table-cell table:style-name="ce3" table:formula="of:=[.F77]+[.E78]" office:value-type="float" office:value="331.479166666667" calcext:value-type="float">
            <text:p>331,48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EpisodeItemViewHolder_37_ViewComponentNotVisibleOperatorMutator</text:p>
          </table:table-cell>
          <table:table-cell table:style-name="ce1" table:formula="of:=[.D78]+[.B79]" office:value-type="float" office:value="32214" calcext:value-type="float">
            <text:p>32214</text:p>
          </table:table-cell>
          <table:table-cell table:style-name="ce3" table:formula="of:=[.B79]/[.$B$1]" office:value-type="float" office:value="4.08333333333333" calcext:value-type="float">
            <text:p>4,08</text:p>
          </table:table-cell>
          <table:table-cell table:style-name="ce3" table:formula="of:=[.F78]+[.E79]" office:value-type="float" office:value="335.5625" calcext:value-type="float">
            <text:p>335,56</text:p>
          </table:table-cell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EpisodeItemViewHolder_38_InvalidViewFocusOperatorMutator</text:p>
          </table:table-cell>
          <table:table-cell table:style-name="ce1" table:formula="of:=[.D79]+[.B80]" office:value-type="float" office:value="32610" calcext:value-type="float">
            <text:p>32610</text:p>
          </table:table-cell>
          <table:table-cell table:style-name="ce3" table:formula="of:=[.B80]/[.$B$1]" office:value-type="float" office:value="4.125" calcext:value-type="float">
            <text:p>4,13</text:p>
          </table:table-cell>
          <table:table-cell table:style-name="ce3" table:formula="of:=[.F79]+[.E80]" office:value-type="float" office:value="339.6875" calcext:value-type="float">
            <text:p>339,69</text:p>
          </table:table-cell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EpisodeItemViewHolder_39_ViewComponentNotVisibleOperatorMutator</text:p>
          </table:table-cell>
          <table:table-cell table:style-name="ce1" table:formula="of:=[.D80]+[.B81]" office:value-type="float" office:value="33005" calcext:value-type="float">
            <text:p>33005</text:p>
          </table:table-cell>
          <table:table-cell table:style-name="ce3" table:formula="of:=[.B81]/[.$B$1]" office:value-type="float" office:value="4.11458333333333" calcext:value-type="float">
            <text:p>4,11</text:p>
          </table:table-cell>
          <table:table-cell table:style-name="ce3" table:formula="of:=[.F80]+[.E81]" office:value-type="float" office:value="343.802083333333" calcext:value-type="float">
            <text:p>343,80</text:p>
          </table:table-cell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EpisodeItemViewHolder_40_BinaryMutator</text:p>
          </table:table-cell>
          <table:table-cell table:style-name="ce1" table:formula="of:=[.D81]+[.B82]" office:value-type="float" office:value="33398" calcext:value-type="float">
            <text:p>33398</text:p>
          </table:table-cell>
          <table:table-cell table:style-name="ce3" table:formula="of:=[.B82]/[.$B$1]" office:value-type="float" office:value="4.09375" calcext:value-type="float">
            <text:p>4,09</text:p>
          </table:table-cell>
          <table:table-cell table:style-name="ce3" table:formula="of:=[.F81]+[.E82]" office:value-type="float" office:value="347.895833333333" calcext:value-type="float">
            <text:p>347,90</text:p>
          </table:table-cell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EpisodeItemViewHolder_41_BinaryMutator</text:p>
          </table:table-cell>
          <table:table-cell table:style-name="ce1" table:formula="of:=[.D82]+[.B83]" office:value-type="float" office:value="33788" calcext:value-type="float">
            <text:p>33788</text:p>
          </table:table-cell>
          <table:table-cell table:style-name="ce3" table:formula="of:=[.B83]/[.$B$1]" office:value-type="float" office:value="4.0625" calcext:value-type="float">
            <text:p>4,06</text:p>
          </table:table-cell>
          <table:table-cell table:style-name="ce3" table:formula="of:=[.F82]+[.E83]" office:value-type="float" office:value="351.958333333333" calcext:value-type="float">
            <text:p>351,96</text:p>
          </table:table-cell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EpisodeItemViewHolder_42_BinaryMutator</text:p>
          </table:table-cell>
          <table:table-cell table:style-name="ce1" table:formula="of:=[.D83]+[.B84]" office:value-type="float" office:value="34184" calcext:value-type="float">
            <text:p>34184</text:p>
          </table:table-cell>
          <table:table-cell table:style-name="ce3" table:formula="of:=[.B84]/[.$B$1]" office:value-type="float" office:value="4.125" calcext:value-type="float">
            <text:p>4,13</text:p>
          </table:table-cell>
          <table:table-cell table:style-name="ce3" table:formula="of:=[.F83]+[.E84]" office:value-type="float" office:value="356.083333333333" calcext:value-type="float">
            <text:p>356,08</text:p>
          </table:table-cell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EpisodeItemViewHolder_43_BinaryMutator</text:p>
          </table:table-cell>
          <table:table-cell table:style-name="ce1" table:formula="of:=[.D84]+[.B85]" office:value-type="float" office:value="34575" calcext:value-type="float">
            <text:p>34575</text:p>
          </table:table-cell>
          <table:table-cell table:style-name="ce3" table:formula="of:=[.B85]/[.$B$1]" office:value-type="float" office:value="4.07291666666667" calcext:value-type="float">
            <text:p>4,07</text:p>
          </table:table-cell>
          <table:table-cell table:style-name="ce3" table:formula="of:=[.F84]+[.E85]" office:value-type="float" office:value="360.15625" calcext:value-type="float">
            <text:p>360,16</text:p>
          </table:table-cell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EpisodeItemViewHolder_44_BinaryMutator</text:p>
          </table:table-cell>
          <table:table-cell table:style-name="ce1" table:formula="of:=[.D85]+[.B86]" office:value-type="float" office:value="34967" calcext:value-type="float">
            <text:p>34967</text:p>
          </table:table-cell>
          <table:table-cell table:style-name="ce3" table:formula="of:=[.B86]/[.$B$1]" office:value-type="float" office:value="4.08333333333333" calcext:value-type="float">
            <text:p>4,08</text:p>
          </table:table-cell>
          <table:table-cell table:style-name="ce3" table:formula="of:=[.F85]+[.E86]" office:value-type="float" office:value="364.239583333333" calcext:value-type="float">
            <text:p>364,24</text:p>
          </table:table-cell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EpisodeItemViewHolder_45_BinaryMutator</text:p>
          </table:table-cell>
          <table:table-cell table:style-name="ce1" table:formula="of:=[.D86]+[.B87]" office:value-type="float" office:value="35363" calcext:value-type="float">
            <text:p>35363</text:p>
          </table:table-cell>
          <table:table-cell table:style-name="ce3" table:formula="of:=[.B87]/[.$B$1]" office:value-type="float" office:value="4.125" calcext:value-type="float">
            <text:p>4,13</text:p>
          </table:table-cell>
          <table:table-cell table:style-name="ce3" table:formula="of:=[.F86]+[.E87]" office:value-type="float" office:value="368.364583333333" calcext:value-type="float">
            <text:p>368,36</text:p>
          </table:table-cell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string" calcext:value-type="string">
            <text:p>EpisodeItemViewHolder_46_BinaryMutator</text:p>
          </table:table-cell>
          <table:table-cell table:style-name="ce1" table:formula="of:=[.D87]+[.B88]" office:value-type="float" office:value="35752" calcext:value-type="float">
            <text:p>35752</text:p>
          </table:table-cell>
          <table:table-cell table:style-name="ce3" table:formula="of:=[.B88]/[.$B$1]" office:value-type="float" office:value="4.05208333333333" calcext:value-type="float">
            <text:p>4,05</text:p>
          </table:table-cell>
          <table:table-cell table:style-name="ce3" table:formula="of:=[.F87]+[.E88]" office:value-type="float" office:value="372.416666666667" calcext:value-type="float">
            <text:p>372,42</text:p>
          </table:table-cell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string" calcext:value-type="string">
            <text:p>EpisodeItemViewHolder_47_BinaryMutator</text:p>
          </table:table-cell>
          <table:table-cell table:style-name="ce1" table:formula="of:=[.D88]+[.B89]" office:value-type="float" office:value="36150" calcext:value-type="float">
            <text:p>36150</text:p>
          </table:table-cell>
          <table:table-cell table:style-name="ce3" table:formula="of:=[.B89]/[.$B$1]" office:value-type="float" office:value="4.14583333333333" calcext:value-type="float">
            <text:p>4,15</text:p>
          </table:table-cell>
          <table:table-cell table:style-name="ce3" table:formula="of:=[.F88]+[.E89]" office:value-type="float" office:value="376.5625" calcext:value-type="float">
            <text:p>376,56</text:p>
          </table:table-cell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EpisodeItemViewHolder_48_BinaryMutator</text:p>
          </table:table-cell>
          <table:table-cell table:style-name="ce1" table:formula="of:=[.D89]+[.B90]" office:value-type="float" office:value="36547" calcext:value-type="float">
            <text:p>36547</text:p>
          </table:table-cell>
          <table:table-cell table:style-name="ce3" table:formula="of:=[.B90]/[.$B$1]" office:value-type="float" office:value="4.13541666666667" calcext:value-type="float">
            <text:p>4,14</text:p>
          </table:table-cell>
          <table:table-cell table:style-name="ce3" table:formula="of:=[.F89]+[.E90]" office:value-type="float" office:value="380.697916666667" calcext:value-type="float">
            <text:p>380,70</text:p>
          </table:table-cell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ItemOffsetDecoration_0_BinaryMutator</text:p>
          </table:table-cell>
          <table:table-cell table:style-name="ce1" table:formula="of:=[.D90]+[.B91]" office:value-type="float" office:value="36943" calcext:value-type="float">
            <text:p>36943</text:p>
          </table:table-cell>
          <table:table-cell table:style-name="ce3" table:formula="of:=[.B91]/[.$B$1]" office:value-type="float" office:value="4.125" calcext:value-type="float">
            <text:p>4,13</text:p>
          </table:table-cell>
          <table:table-cell table:style-name="ce3" table:formula="of:=[.F90]+[.E91]" office:value-type="float" office:value="384.822916666667" calcext:value-type="float">
            <text:p>384,82</text:p>
          </table:table-cell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string" calcext:value-type="string">
            <text:p>EpisodeItemListRecyclerView_0_BinaryMutator</text:p>
          </table:table-cell>
          <table:table-cell table:style-name="ce1" table:formula="of:=[.D91]+[.B92]" office:value-type="float" office:value="37341" calcext:value-type="float">
            <text:p>37341</text:p>
          </table:table-cell>
          <table:table-cell table:style-name="ce3" table:formula="of:=[.B92]/[.$B$1]" office:value-type="float" office:value="4.14583333333333" calcext:value-type="float">
            <text:p>4,15</text:p>
          </table:table-cell>
          <table:table-cell table:style-name="ce3" table:formula="of:=[.F91]+[.E92]" office:value-type="float" office:value="388.96875" calcext:value-type="float">
            <text:p>388,97</text:p>
          </table:table-cell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EpisodeItemListRecyclerView_1_BinaryMutator</text:p>
          </table:table-cell>
          <table:table-cell table:style-name="ce1" table:formula="of:=[.D92]+[.B93]" office:value-type="float" office:value="37733" calcext:value-type="float">
            <text:p>37733</text:p>
          </table:table-cell>
          <table:table-cell table:style-name="ce3" table:formula="of:=[.B93]/[.$B$1]" office:value-type="float" office:value="4.08333333333333" calcext:value-type="float">
            <text:p>4,08</text:p>
          </table:table-cell>
          <table:table-cell table:style-name="ce3" table:formula="of:=[.F92]+[.E93]" office:value-type="float" office:value="393.052083333333" calcext:value-type="float">
            <text:p>393,05</text:p>
          </table:table-cell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AspectRatioVideoView_0_BinaryMutator</text:p>
          </table:table-cell>
          <table:table-cell table:style-name="ce1" table:formula="of:=[.D93]+[.B94]" office:value-type="float" office:value="38125" calcext:value-type="float">
            <text:p>38125</text:p>
          </table:table-cell>
          <table:table-cell table:style-name="ce3" table:formula="of:=[.B94]/[.$B$1]" office:value-type="float" office:value="4.08333333333333" calcext:value-type="float">
            <text:p>4,08</text:p>
          </table:table-cell>
          <table:table-cell table:style-name="ce3" table:formula="of:=[.F93]+[.E94]" office:value-type="float" office:value="397.135416666667" calcext:value-type="float">
            <text:p>397,14</text:p>
          </table:table-cell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AspectRatioVideoView_1_BinaryMutator</text:p>
          </table:table-cell>
          <table:table-cell table:style-name="ce1" table:formula="of:=[.D94]+[.B95]" office:value-type="float" office:value="38518" calcext:value-type="float">
            <text:p>38518</text:p>
          </table:table-cell>
          <table:table-cell table:style-name="ce3" table:formula="of:=[.B95]/[.$B$1]" office:value-type="float" office:value="4.09375" calcext:value-type="float">
            <text:p>4,09</text:p>
          </table:table-cell>
          <table:table-cell table:style-name="ce3" table:formula="of:=[.F94]+[.E95]" office:value-type="float" office:value="401.229166666667" calcext:value-type="float">
            <text:p>401,23</text:p>
          </table:table-cell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AspectRatioVideoView_2_BinaryMutator</text:p>
          </table:table-cell>
          <table:table-cell table:style-name="ce1" table:formula="of:=[.D95]+[.B96]" office:value-type="float" office:value="38910" calcext:value-type="float">
            <text:p>38910</text:p>
          </table:table-cell>
          <table:table-cell table:style-name="ce3" table:formula="of:=[.B96]/[.$B$1]" office:value-type="float" office:value="4.08333333333333" calcext:value-type="float">
            <text:p>4,08</text:p>
          </table:table-cell>
          <table:table-cell table:style-name="ce3" table:formula="of:=[.F95]+[.E96]" office:value-type="float" office:value="405.3125" calcext:value-type="float">
            <text:p>405,31</text:p>
          </table:table-cell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AspectRatioVideoView_3_BinaryMutator</text:p>
          </table:table-cell>
          <table:table-cell table:style-name="ce1" table:formula="of:=[.D96]+[.B97]" office:value-type="float" office:value="39303" calcext:value-type="float">
            <text:p>39303</text:p>
          </table:table-cell>
          <table:table-cell table:style-name="ce3" table:formula="of:=[.B97]/[.$B$1]" office:value-type="float" office:value="4.09375" calcext:value-type="float">
            <text:p>4,09</text:p>
          </table:table-cell>
          <table:table-cell table:style-name="ce3" table:formula="of:=[.F96]+[.E97]" office:value-type="float" office:value="409.40625" calcext:value-type="float">
            <text:p>409,41</text:p>
          </table:table-cell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AspectRatioVideoView_4_BinaryMutator</text:p>
          </table:table-cell>
          <table:table-cell table:style-name="ce1" table:formula="of:=[.D97]+[.B98]" office:value-type="float" office:value="39697" calcext:value-type="float">
            <text:p>39697</text:p>
          </table:table-cell>
          <table:table-cell table:style-name="ce3" table:formula="of:=[.B98]/[.$B$1]" office:value-type="float" office:value="4.10416666666667" calcext:value-type="float">
            <text:p>4,10</text:p>
          </table:table-cell>
          <table:table-cell table:style-name="ce3" table:formula="of:=[.F97]+[.E98]" office:value-type="float" office:value="413.510416666667" calcext:value-type="float">
            <text:p>413,51</text:p>
          </table:table-cell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AspectRatioVideoView_5_BinaryMutator</text:p>
          </table:table-cell>
          <table:table-cell table:style-name="ce1" table:formula="of:=[.D98]+[.B99]" office:value-type="float" office:value="40089" calcext:value-type="float">
            <text:p>40089</text:p>
          </table:table-cell>
          <table:table-cell table:style-name="ce3" table:formula="of:=[.B99]/[.$B$1]" office:value-type="float" office:value="4.08333333333333" calcext:value-type="float">
            <text:p>4,08</text:p>
          </table:table-cell>
          <table:table-cell table:style-name="ce3" table:formula="of:=[.F98]+[.E99]" office:value-type="float" office:value="417.59375" calcext:value-type="float">
            <text:p>417,59</text:p>
          </table:table-cell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1" office:value-type="float" office:value="381" calcext:value-type="float">
            <text:p>381</text:p>
          </table:table-cell>
          <table:table-cell table:style-name="ce1" office:value-type="string" calcext:value-type="string">
            <text:p>PlaybackSpeedSeekBar_0_FindViewByIdReturnsNullOperatorMutator</text:p>
          </table:table-cell>
          <table:table-cell table:style-name="ce1" table:formula="of:=[.D99]+[.B100]" office:value-type="float" office:value="40470" calcext:value-type="float">
            <text:p>40470</text:p>
          </table:table-cell>
          <table:table-cell table:style-name="ce3" table:formula="of:=[.B100]/[.$B$1]" office:value-type="float" office:value="3.96875" calcext:value-type="float">
            <text:p>3,97</text:p>
          </table:table-cell>
          <table:table-cell table:style-name="ce3" table:formula="of:=[.F99]+[.E100]" office:value-type="float" office:value="421.5625" calcext:value-type="float">
            <text:p>421,56</text:p>
          </table:table-cell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string" calcext:value-type="string">
            <text:p>PlaybackSpeedSeekBar_1_InvalidIDFindViewOperatorMutator</text:p>
          </table:table-cell>
          <table:table-cell table:style-name="ce1" table:formula="of:=[.D100]+[.B101]" office:value-type="float" office:value="40855" calcext:value-type="float">
            <text:p>40855</text:p>
          </table:table-cell>
          <table:table-cell table:style-name="ce3" table:formula="of:=[.B101]/[.$B$1]" office:value-type="float" office:value="4.01041666666667" calcext:value-type="float">
            <text:p>4,01</text:p>
          </table:table-cell>
          <table:table-cell table:style-name="ce3" table:formula="of:=[.F100]+[.E101]" office:value-type="float" office:value="425.572916666667" calcext:value-type="float">
            <text:p>425,57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PlaybackSpeedSeekBar_2_InvalidViewFocusOperatorMutator</text:p>
          </table:table-cell>
          <table:table-cell table:style-name="ce1" table:formula="of:=[.D101]+[.B102]" office:value-type="float" office:value="41250" calcext:value-type="float">
            <text:p>41250</text:p>
          </table:table-cell>
          <table:table-cell table:style-name="ce3" table:formula="of:=[.B102]/[.$B$1]" office:value-type="float" office:value="4.11458333333333" calcext:value-type="float">
            <text:p>4,11</text:p>
          </table:table-cell>
          <table:table-cell table:style-name="ce3" table:formula="of:=[.F101]+[.E102]" office:value-type="float" office:value="429.6875" calcext:value-type="float">
            <text:p>429,69</text:p>
          </table:table-cell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PlaybackSpeedSeekBar_3_ViewComponentNotVisibleOperatorMutator</text:p>
          </table:table-cell>
          <table:table-cell table:style-name="ce1" table:formula="of:=[.D102]+[.B103]" office:value-type="float" office:value="41646" calcext:value-type="float">
            <text:p>41646</text:p>
          </table:table-cell>
          <table:table-cell table:style-name="ce3" table:formula="of:=[.B103]/[.$B$1]" office:value-type="float" office:value="4.125" calcext:value-type="float">
            <text:p>4,13</text:p>
          </table:table-cell>
          <table:table-cell table:style-name="ce3" table:formula="of:=[.F102]+[.E103]" office:value-type="float" office:value="433.8125" calcext:value-type="float">
            <text:p>433,81</text:p>
          </table:table-cell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string" calcext:value-type="string">
            <text:p>PlaybackSpeedSeekBar_4_InvalidIDFindViewOperatorMutator</text:p>
          </table:table-cell>
          <table:table-cell table:style-name="ce1" table:formula="of:=[.D103]+[.B104]" office:value-type="float" office:value="42030" calcext:value-type="float">
            <text:p>42030</text:p>
          </table:table-cell>
          <table:table-cell table:style-name="ce3" table:formula="of:=[.B104]/[.$B$1]" office:value-type="float" office:value="4" calcext:value-type="float">
            <text:p>4,00</text:p>
          </table:table-cell>
          <table:table-cell table:style-name="ce3" table:formula="of:=[.F103]+[.E104]" office:value-type="float" office:value="437.8125" calcext:value-type="float">
            <text:p>437,81</text:p>
          </table:table-cell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PlaybackSpeedSeekBar_5_BuggyGUIListenerOperatorMutator</text:p>
          </table:table-cell>
          <table:table-cell table:style-name="ce1" table:formula="of:=[.D104]+[.B105]" office:value-type="float" office:value="42423" calcext:value-type="float">
            <text:p>42423</text:p>
          </table:table-cell>
          <table:table-cell table:style-name="ce3" table:formula="of:=[.B105]/[.$B$1]" office:value-type="float" office:value="4.09375" calcext:value-type="float">
            <text:p>4,09</text:p>
          </table:table-cell>
          <table:table-cell table:style-name="ce3" table:formula="of:=[.F104]+[.E105]" office:value-type="float" office:value="441.90625" calcext:value-type="float">
            <text:p>441,91</text:p>
          </table:table-cell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PlaybackSpeedSeekBar_6_BinaryMutator</text:p>
          </table:table-cell>
          <table:table-cell table:style-name="ce1" table:formula="of:=[.D105]+[.B106]" office:value-type="float" office:value="42816" calcext:value-type="float">
            <text:p>42816</text:p>
          </table:table-cell>
          <table:table-cell table:style-name="ce3" table:formula="of:=[.B106]/[.$B$1]" office:value-type="float" office:value="4.09375" calcext:value-type="float">
            <text:p>4,09</text:p>
          </table:table-cell>
          <table:table-cell table:style-name="ce3" table:formula="of:=[.F105]+[.E106]" office:value-type="float" office:value="446" calcext:value-type="float">
            <text:p>446,00</text:p>
          </table:table-cell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string" calcext:value-type="string">
            <text:p>PlaybackSpeedSeekBar_7_InvalidIDFindViewOperatorMutator</text:p>
          </table:table-cell>
          <table:table-cell table:style-name="ce1" table:formula="of:=[.D106]+[.B107]" office:value-type="float" office:value="43201" calcext:value-type="float">
            <text:p>43201</text:p>
          </table:table-cell>
          <table:table-cell table:style-name="ce3" table:formula="of:=[.B107]/[.$B$1]" office:value-type="float" office:value="4.01041666666667" calcext:value-type="float">
            <text:p>4,01</text:p>
          </table:table-cell>
          <table:table-cell table:style-name="ce3" table:formula="of:=[.F106]+[.E107]" office:value-type="float" office:value="450.010416666667" calcext:value-type="float">
            <text:p>450,01</text:p>
          </table:table-cell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PlaybackSpeedSeekBar_8_BuggyGUIListenerOperatorMutator</text:p>
          </table:table-cell>
          <table:table-cell table:style-name="ce1" table:formula="of:=[.D107]+[.B108]" office:value-type="float" office:value="43595" calcext:value-type="float">
            <text:p>43595</text:p>
          </table:table-cell>
          <table:table-cell table:style-name="ce3" table:formula="of:=[.B108]/[.$B$1]" office:value-type="float" office:value="4.10416666666667" calcext:value-type="float">
            <text:p>4,10</text:p>
          </table:table-cell>
          <table:table-cell table:style-name="ce3" table:formula="of:=[.F107]+[.E108]" office:value-type="float" office:value="454.114583333333" calcext:value-type="float">
            <text:p>454,11</text:p>
          </table:table-cell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PlaybackSpeedSeekBar_9_BinaryMutator</text:p>
          </table:table-cell>
          <table:table-cell table:style-name="ce1" table:formula="of:=[.D108]+[.B109]" office:value-type="float" office:value="43985" calcext:value-type="float">
            <text:p>43985</text:p>
          </table:table-cell>
          <table:table-cell table:style-name="ce3" table:formula="of:=[.B109]/[.$B$1]" office:value-type="float" office:value="4.0625" calcext:value-type="float">
            <text:p>4,06</text:p>
          </table:table-cell>
          <table:table-cell table:style-name="ce3" table:formula="of:=[.F108]+[.E109]" office:value-type="float" office:value="458.177083333333" calcext:value-type="float">
            <text:p>458,18</text:p>
          </table:table-cell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PlaybackSpeedSeekBar_10_BinaryMutator</text:p>
          </table:table-cell>
          <table:table-cell table:style-name="ce1" table:formula="of:=[.D109]+[.B110]" office:value-type="float" office:value="44379" calcext:value-type="float">
            <text:p>44379</text:p>
          </table:table-cell>
          <table:table-cell table:style-name="ce3" table:formula="of:=[.B110]/[.$B$1]" office:value-type="float" office:value="4.10416666666667" calcext:value-type="float">
            <text:p>4,10</text:p>
          </table:table-cell>
          <table:table-cell table:style-name="ce3" table:formula="of:=[.F109]+[.E110]" office:value-type="float" office:value="462.28125" calcext:value-type="float">
            <text:p>462,28</text:p>
          </table:table-cell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PlaybackSpeedSeekBar_11_BinaryMutator</text:p>
          </table:table-cell>
          <table:table-cell table:style-name="ce1" table:formula="of:=[.D110]+[.B111]" office:value-type="float" office:value="44773" calcext:value-type="float">
            <text:p>44773</text:p>
          </table:table-cell>
          <table:table-cell table:style-name="ce3" table:formula="of:=[.B111]/[.$B$1]" office:value-type="float" office:value="4.10416666666667" calcext:value-type="float">
            <text:p>4,10</text:p>
          </table:table-cell>
          <table:table-cell table:style-name="ce3" table:formula="of:=[.F110]+[.E111]" office:value-type="float" office:value="466.385416666667" calcext:value-type="float">
            <text:p>466,39</text:p>
          </table:table-cell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PlaybackSpeedSeekBar_12_BinaryMutator</text:p>
          </table:table-cell>
          <table:table-cell table:style-name="ce1" table:formula="of:=[.D111]+[.B112]" office:value-type="float" office:value="45167" calcext:value-type="float">
            <text:p>45167</text:p>
          </table:table-cell>
          <table:table-cell table:style-name="ce3" table:formula="of:=[.B112]/[.$B$1]" office:value-type="float" office:value="4.10416666666667" calcext:value-type="float">
            <text:p>4,10</text:p>
          </table:table-cell>
          <table:table-cell table:style-name="ce3" table:formula="of:=[.F111]+[.E112]" office:value-type="float" office:value="470.489583333333" calcext:value-type="float">
            <text:p>470,49</text:p>
          </table:table-cell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PlaybackSpeedSeekBar_13_BinaryMutator</text:p>
          </table:table-cell>
          <table:table-cell table:style-name="ce1" table:formula="of:=[.D112]+[.B113]" office:value-type="float" office:value="45561" calcext:value-type="float">
            <text:p>45561</text:p>
          </table:table-cell>
          <table:table-cell table:style-name="ce3" table:formula="of:=[.B113]/[.$B$1]" office:value-type="float" office:value="4.10416666666667" calcext:value-type="float">
            <text:p>4,10</text:p>
          </table:table-cell>
          <table:table-cell table:style-name="ce3" table:formula="of:=[.F112]+[.E113]" office:value-type="float" office:value="474.59375" calcext:value-type="float">
            <text:p>474,59</text:p>
          </table:table-cell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PlaybackSpeedSeekBar_14_BinaryMutator</text:p>
          </table:table-cell>
          <table:table-cell table:style-name="ce1" table:formula="of:=[.D113]+[.B114]" office:value-type="float" office:value="45955" calcext:value-type="float">
            <text:p>45955</text:p>
          </table:table-cell>
          <table:table-cell table:style-name="ce3" table:formula="of:=[.B114]/[.$B$1]" office:value-type="float" office:value="4.10416666666667" calcext:value-type="float">
            <text:p>4,10</text:p>
          </table:table-cell>
          <table:table-cell table:style-name="ce3" table:formula="of:=[.F113]+[.E114]" office:value-type="float" office:value="478.697916666667" calcext:value-type="float">
            <text:p>478,70</text:p>
          </table:table-cell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PlaybackSpeedSeekBar_15_BinaryMutator</text:p>
          </table:table-cell>
          <table:table-cell table:style-name="ce1" table:formula="of:=[.D114]+[.B115]" office:value-type="float" office:value="46347" calcext:value-type="float">
            <text:p>46347</text:p>
          </table:table-cell>
          <table:table-cell table:style-name="ce3" table:formula="of:=[.B115]/[.$B$1]" office:value-type="float" office:value="4.08333333333333" calcext:value-type="float">
            <text:p>4,08</text:p>
          </table:table-cell>
          <table:table-cell table:style-name="ce3" table:formula="of:=[.F114]+[.E115]" office:value-type="float" office:value="482.78125" calcext:value-type="float">
            <text:p>482,78</text:p>
          </table:table-cell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string" calcext:value-type="string">
            <text:p>PlaybackSpeedSeekBar_16_InvalidIDFindViewOperatorMutator</text:p>
          </table:table-cell>
          <table:table-cell table:style-name="ce1" table:formula="of:=[.D115]+[.B116]" office:value-type="float" office:value="46736" calcext:value-type="float">
            <text:p>46736</text:p>
          </table:table-cell>
          <table:table-cell table:style-name="ce3" table:formula="of:=[.B116]/[.$B$1]" office:value-type="float" office:value="4.05208333333333" calcext:value-type="float">
            <text:p>4,05</text:p>
          </table:table-cell>
          <table:table-cell table:style-name="ce3" table:formula="of:=[.F115]+[.E116]" office:value-type="float" office:value="486.833333333333" calcext:value-type="float">
            <text:p>486,83</text:p>
          </table:table-cell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386" calcext:value-type="float">
            <text:p>386</text:p>
          </table:table-cell>
          <table:table-cell table:style-name="ce1" office:value-type="string" calcext:value-type="string">
            <text:p>PlaybackSpeedSeekBar_17_InvalidIDFindViewOperatorMutator</text:p>
          </table:table-cell>
          <table:table-cell table:style-name="ce1" table:formula="of:=[.D116]+[.B117]" office:value-type="float" office:value="47122" calcext:value-type="float">
            <text:p>47122</text:p>
          </table:table-cell>
          <table:table-cell table:style-name="ce3" table:formula="of:=[.B117]/[.$B$1]" office:value-type="float" office:value="4.02083333333333" calcext:value-type="float">
            <text:p>4,02</text:p>
          </table:table-cell>
          <table:table-cell table:style-name="ce3" table:formula="of:=[.F116]+[.E117]" office:value-type="float" office:value="490.854166666667" calcext:value-type="float">
            <text:p>490,85</text:p>
          </table:table-cell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ToolbarIconTintManager_0_BinaryMutator</text:p>
          </table:table-cell>
          <table:table-cell table:style-name="ce1" table:formula="of:=[.D117]+[.B118]" office:value-type="float" office:value="47513" calcext:value-type="float">
            <text:p>47513</text:p>
          </table:table-cell>
          <table:table-cell table:style-name="ce3" table:formula="of:=[.B118]/[.$B$1]" office:value-type="float" office:value="4.07291666666667" calcext:value-type="float">
            <text:p>4,07</text:p>
          </table:table-cell>
          <table:table-cell table:style-name="ce3" table:formula="of:=[.F117]+[.E118]" office:value-type="float" office:value="494.927083333333" calcext:value-type="float">
            <text:p>494,93</text:p>
          </table:table-cell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ToolbarIconTintManager_1_BinaryMutator</text:p>
          </table:table-cell>
          <table:table-cell table:style-name="ce1" table:formula="of:=[.D118]+[.B119]" office:value-type="float" office:value="47907" calcext:value-type="float">
            <text:p>47907</text:p>
          </table:table-cell>
          <table:table-cell table:style-name="ce3" table:formula="of:=[.B119]/[.$B$1]" office:value-type="float" office:value="4.10416666666667" calcext:value-type="float">
            <text:p>4,10</text:p>
          </table:table-cell>
          <table:table-cell table:style-name="ce3" table:formula="of:=[.F118]+[.E119]" office:value-type="float" office:value="499.03125" calcext:value-type="float">
            <text:p>499,03</text:p>
          </table:table-cell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EmptyViewHandler_0_InvalidViewFocusOperatorMutator</text:p>
          </table:table-cell>
          <table:table-cell table:style-name="ce1" table:formula="of:=[.D119]+[.B120]" office:value-type="float" office:value="48301" calcext:value-type="float">
            <text:p>48301</text:p>
          </table:table-cell>
          <table:table-cell table:style-name="ce3" table:formula="of:=[.B120]/[.$B$1]" office:value-type="float" office:value="4.10416666666667" calcext:value-type="float">
            <text:p>4,10</text:p>
          </table:table-cell>
          <table:table-cell table:style-name="ce3" table:formula="of:=[.F119]+[.E120]" office:value-type="float" office:value="503.135416666667" calcext:value-type="float">
            <text:p>503,14</text:p>
          </table:table-cell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string" calcext:value-type="string">
            <text:p>EmptyViewHandler_1_ViewComponentNotVisibleOperatorMutator</text:p>
          </table:table-cell>
          <table:table-cell table:style-name="ce1" table:formula="of:=[.D120]+[.B121]" office:value-type="float" office:value="48690" calcext:value-type="float">
            <text:p>48690</text:p>
          </table:table-cell>
          <table:table-cell table:style-name="ce3" table:formula="of:=[.B121]/[.$B$1]" office:value-type="float" office:value="4.05208333333333" calcext:value-type="float">
            <text:p>4,05</text:p>
          </table:table-cell>
          <table:table-cell table:style-name="ce3" table:formula="of:=[.F120]+[.E121]" office:value-type="float" office:value="507.1875" calcext:value-type="float">
            <text:p>507,19</text:p>
          </table:table-cell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EmptyViewHandler_2_InvalidViewFocusOperatorMutator</text:p>
          </table:table-cell>
          <table:table-cell table:style-name="ce1" table:formula="of:=[.D121]+[.B122]" office:value-type="float" office:value="49087" calcext:value-type="float">
            <text:p>49087</text:p>
          </table:table-cell>
          <table:table-cell table:style-name="ce3" table:formula="of:=[.B122]/[.$B$1]" office:value-type="float" office:value="4.13541666666667" calcext:value-type="float">
            <text:p>4,14</text:p>
          </table:table-cell>
          <table:table-cell table:style-name="ce3" table:formula="of:=[.F121]+[.E122]" office:value-type="float" office:value="511.322916666667" calcext:value-type="float">
            <text:p>511,32</text:p>
          </table:table-cell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EmptyViewHandler_3_ViewComponentNotVisibleOperatorMutator</text:p>
          </table:table-cell>
          <table:table-cell table:style-name="ce1" table:formula="of:=[.D122]+[.B123]" office:value-type="float" office:value="49480" calcext:value-type="float">
            <text:p>49480</text:p>
          </table:table-cell>
          <table:table-cell table:style-name="ce3" table:formula="of:=[.B123]/[.$B$1]" office:value-type="float" office:value="4.09375" calcext:value-type="float">
            <text:p>4,09</text:p>
          </table:table-cell>
          <table:table-cell table:style-name="ce3" table:formula="of:=[.F122]+[.E123]" office:value-type="float" office:value="515.416666666667" calcext:value-type="float">
            <text:p>515,42</text:p>
          </table:table-cell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EmptyViewHandler_4_InvalidViewFocusOperatorMutator</text:p>
          </table:table-cell>
          <table:table-cell table:style-name="ce1" table:formula="of:=[.D123]+[.B124]" office:value-type="float" office:value="49875" calcext:value-type="float">
            <text:p>49875</text:p>
          </table:table-cell>
          <table:table-cell table:style-name="ce3" table:formula="of:=[.B124]/[.$B$1]" office:value-type="float" office:value="4.11458333333333" calcext:value-type="float">
            <text:p>4,11</text:p>
          </table:table-cell>
          <table:table-cell table:style-name="ce3" table:formula="of:=[.F123]+[.E124]" office:value-type="float" office:value="519.53125" calcext:value-type="float">
            <text:p>519,53</text:p>
          </table:table-cell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EmptyViewHandler_5_ViewComponentNotVisibleOperatorMutator</text:p>
          </table:table-cell>
          <table:table-cell table:style-name="ce1" table:formula="of:=[.D124]+[.B125]" office:value-type="float" office:value="50269" calcext:value-type="float">
            <text:p>50269</text:p>
          </table:table-cell>
          <table:table-cell table:style-name="ce3" table:formula="of:=[.B125]/[.$B$1]" office:value-type="float" office:value="4.10416666666667" calcext:value-type="float">
            <text:p>4,10</text:p>
          </table:table-cell>
          <table:table-cell table:style-name="ce3" table:formula="of:=[.F124]+[.E125]" office:value-type="float" office:value="523.635416666667" calcext:value-type="float">
            <text:p>523,64</text:p>
          </table:table-cell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LocalDeleteModal_0_BuggyGUIListenerOperatorMutator</text:p>
          </table:table-cell>
          <table:table-cell table:style-name="ce1" table:formula="of:=[.D125]+[.B126]" office:value-type="float" office:value="50663" calcext:value-type="float">
            <text:p>50663</text:p>
          </table:table-cell>
          <table:table-cell table:style-name="ce3" table:formula="of:=[.B126]/[.$B$1]" office:value-type="float" office:value="4.10416666666667" calcext:value-type="float">
            <text:p>4,10</text:p>
          </table:table-cell>
          <table:table-cell table:style-name="ce3" table:formula="of:=[.F125]+[.E126]" office:value-type="float" office:value="527.739583333333" calcext:value-type="float">
            <text:p>527,74</text:p>
          </table:table-cell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LiftOnScrollListener_0_BinaryMutator</text:p>
          </table:table-cell>
          <table:table-cell table:style-name="ce1" table:formula="of:=[.D126]+[.B127]" office:value-type="float" office:value="51054" calcext:value-type="float">
            <text:p>51054</text:p>
          </table:table-cell>
          <table:table-cell table:style-name="ce3" table:formula="of:=[.B127]/[.$B$1]" office:value-type="float" office:value="4.07291666666667" calcext:value-type="float">
            <text:p>4,07</text:p>
          </table:table-cell>
          <table:table-cell table:style-name="ce3" table:formula="of:=[.F126]+[.E127]" office:value-type="float" office:value="531.8125" calcext:value-type="float">
            <text:p>531,81</text:p>
          </table:table-cell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ChapterSeekBar_0_BinaryMutator</text:p>
          </table:table-cell>
          <table:table-cell table:style-name="ce1" table:formula="of:=[.D127]+[.B128]" office:value-type="float" office:value="51445" calcext:value-type="float">
            <text:p>51445</text:p>
          </table:table-cell>
          <table:table-cell table:style-name="ce3" table:formula="of:=[.B128]/[.$B$1]" office:value-type="float" office:value="4.07291666666667" calcext:value-type="float">
            <text:p>4,07</text:p>
          </table:table-cell>
          <table:table-cell table:style-name="ce3" table:formula="of:=[.F127]+[.E128]" office:value-type="float" office:value="535.885416666667" calcext:value-type="float">
            <text:p>535,89</text:p>
          </table:table-cell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ChapterSeekBar_1_BinaryMutator</text:p>
          </table:table-cell>
          <table:table-cell table:style-name="ce1" table:formula="of:=[.D128]+[.B129]" office:value-type="float" office:value="51839" calcext:value-type="float">
            <text:p>51839</text:p>
          </table:table-cell>
          <table:table-cell table:style-name="ce3" table:formula="of:=[.B129]/[.$B$1]" office:value-type="float" office:value="4.10416666666667" calcext:value-type="float">
            <text:p>4,10</text:p>
          </table:table-cell>
          <table:table-cell table:style-name="ce3" table:formula="of:=[.F128]+[.E129]" office:value-type="float" office:value="539.989583333333" calcext:value-type="float">
            <text:p>539,99</text:p>
          </table:table-cell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ChapterSeekBar_2_BinaryMutator</text:p>
          </table:table-cell>
          <table:table-cell table:style-name="ce1" table:formula="of:=[.D129]+[.B130]" office:value-type="float" office:value="52229" calcext:value-type="float">
            <text:p>52229</text:p>
          </table:table-cell>
          <table:table-cell table:style-name="ce3" table:formula="of:=[.B130]/[.$B$1]" office:value-type="float" office:value="4.0625" calcext:value-type="float">
            <text:p>4,06</text:p>
          </table:table-cell>
          <table:table-cell table:style-name="ce3" table:formula="of:=[.F129]+[.E130]" office:value-type="float" office:value="544.052083333333" calcext:value-type="float">
            <text:p>544,05</text:p>
          </table:table-cell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string" calcext:value-type="string">
            <text:p>ChapterSeekBar_3_BinaryMutator</text:p>
          </table:table-cell>
          <table:table-cell table:style-name="ce1" table:formula="of:=[.D130]+[.B131]" office:value-type="float" office:value="52618" calcext:value-type="float">
            <text:p>52618</text:p>
          </table:table-cell>
          <table:table-cell table:style-name="ce3" table:formula="of:=[.B131]/[.$B$1]" office:value-type="float" office:value="4.05208333333333" calcext:value-type="float">
            <text:p>4,05</text:p>
          </table:table-cell>
          <table:table-cell table:style-name="ce3" table:formula="of:=[.F130]+[.E131]" office:value-type="float" office:value="548.104166666667" calcext:value-type="float">
            <text:p>548,10</text:p>
          </table:table-cell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ChapterSeekBar_4_BinaryMutator</text:p>
          </table:table-cell>
          <table:table-cell table:style-name="ce1" table:formula="of:=[.D131]+[.B132]" office:value-type="float" office:value="53009" calcext:value-type="float">
            <text:p>53009</text:p>
          </table:table-cell>
          <table:table-cell table:style-name="ce3" table:formula="of:=[.B132]/[.$B$1]" office:value-type="float" office:value="4.07291666666667" calcext:value-type="float">
            <text:p>4,07</text:p>
          </table:table-cell>
          <table:table-cell table:style-name="ce3" table:formula="of:=[.F131]+[.E132]" office:value-type="float" office:value="552.177083333333" calcext:value-type="float">
            <text:p>552,18</text:p>
          </table:table-cell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ChapterSeekBar_5_BinaryMutator</text:p>
          </table:table-cell>
          <table:table-cell table:style-name="ce1" table:formula="of:=[.D132]+[.B133]" office:value-type="float" office:value="53405" calcext:value-type="float">
            <text:p>53405</text:p>
          </table:table-cell>
          <table:table-cell table:style-name="ce3" table:formula="of:=[.B133]/[.$B$1]" office:value-type="float" office:value="4.125" calcext:value-type="float">
            <text:p>4,13</text:p>
          </table:table-cell>
          <table:table-cell table:style-name="ce3" table:formula="of:=[.F132]+[.E133]" office:value-type="float" office:value="556.302083333333" calcext:value-type="float">
            <text:p>556,30</text:p>
          </table:table-cell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ChapterSeekBar_6_BinaryMutator</text:p>
          </table:table-cell>
          <table:table-cell table:style-name="ce1" table:formula="of:=[.D133]+[.B134]" office:value-type="float" office:value="53798" calcext:value-type="float">
            <text:p>53798</text:p>
          </table:table-cell>
          <table:table-cell table:style-name="ce3" table:formula="of:=[.B134]/[.$B$1]" office:value-type="float" office:value="4.09375" calcext:value-type="float">
            <text:p>4,09</text:p>
          </table:table-cell>
          <table:table-cell table:style-name="ce3" table:formula="of:=[.F133]+[.E134]" office:value-type="float" office:value="560.395833333333" calcext:value-type="float">
            <text:p>560,40</text:p>
          </table:table-cell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447" calcext:value-type="float">
            <text:p>447</text:p>
          </table:table-cell>
          <table:table-cell table:style-name="ce1" office:value-type="string" calcext:value-type="string">
            <text:p>ChapterSeekBar_7_BinaryMutator</text:p>
          </table:table-cell>
          <table:table-cell table:style-name="ce1" table:formula="of:=[.D134]+[.B135]" office:value-type="float" office:value="54245" calcext:value-type="float">
            <text:p>54245</text:p>
          </table:table-cell>
          <table:table-cell table:style-name="ce3" table:formula="of:=[.B135]/[.$B$1]" office:value-type="float" office:value="4.65625" calcext:value-type="float">
            <text:p>4,66</text:p>
          </table:table-cell>
          <table:table-cell table:style-name="ce3" table:formula="of:=[.F134]+[.E135]" office:value-type="float" office:value="565.052083333333" calcext:value-type="float">
            <text:p>565,05</text:p>
          </table:table-cell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ChapterSeekBar_8_BinaryMutator</text:p>
          </table:table-cell>
          <table:table-cell table:style-name="ce1" table:formula="of:=[.D135]+[.B136]" office:value-type="float" office:value="54637" calcext:value-type="float">
            <text:p>54637</text:p>
          </table:table-cell>
          <table:table-cell table:style-name="ce3" table:formula="of:=[.B136]/[.$B$1]" office:value-type="float" office:value="4.08333333333333" calcext:value-type="float">
            <text:p>4,08</text:p>
          </table:table-cell>
          <table:table-cell table:style-name="ce3" table:formula="of:=[.F135]+[.E136]" office:value-type="float" office:value="569.135416666667" calcext:value-type="float">
            <text:p>569,14</text:p>
          </table:table-cell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ChapterSeekBar_9_BinaryMutator</text:p>
          </table:table-cell>
          <table:table-cell table:style-name="ce1" table:formula="of:=[.D136]+[.B137]" office:value-type="float" office:value="55033" calcext:value-type="float">
            <text:p>55033</text:p>
          </table:table-cell>
          <table:table-cell table:style-name="ce3" table:formula="of:=[.B137]/[.$B$1]" office:value-type="float" office:value="4.125" calcext:value-type="float">
            <text:p>4,13</text:p>
          </table:table-cell>
          <table:table-cell table:style-name="ce3" table:formula="of:=[.F136]+[.E137]" office:value-type="float" office:value="573.260416666667" calcext:value-type="float">
            <text:p>573,26</text:p>
          </table:table-cell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string" calcext:value-type="string">
            <text:p>ChapterSeekBar_10_BinaryMutator</text:p>
          </table:table-cell>
          <table:table-cell table:style-name="ce1" table:formula="of:=[.D137]+[.B138]" office:value-type="float" office:value="55431" calcext:value-type="float">
            <text:p>55431</text:p>
          </table:table-cell>
          <table:table-cell table:style-name="ce3" table:formula="of:=[.B138]/[.$B$1]" office:value-type="float" office:value="4.14583333333333" calcext:value-type="float">
            <text:p>4,15</text:p>
          </table:table-cell>
          <table:table-cell table:style-name="ce3" table:formula="of:=[.F137]+[.E138]" office:value-type="float" office:value="577.40625" calcext:value-type="float">
            <text:p>577,41</text:p>
          </table:table-cell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string" calcext:value-type="string">
            <text:p>ChapterSeekBar_11_BinaryMutator</text:p>
          </table:table-cell>
          <table:table-cell table:style-name="ce1" table:formula="of:=[.D138]+[.B139]" office:value-type="float" office:value="55830" calcext:value-type="float">
            <text:p>55830</text:p>
          </table:table-cell>
          <table:table-cell table:style-name="ce3" table:formula="of:=[.B139]/[.$B$1]" office:value-type="float" office:value="4.15625" calcext:value-type="float">
            <text:p>4,16</text:p>
          </table:table-cell>
          <table:table-cell table:style-name="ce3" table:formula="of:=[.F138]+[.E139]" office:value-type="float" office:value="581.5625" calcext:value-type="float">
            <text:p>581,56</text:p>
          </table:table-cell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ChapterSeekBar_12_BinaryMutator</text:p>
          </table:table-cell>
          <table:table-cell table:style-name="ce1" table:formula="of:=[.D139]+[.B140]" office:value-type="float" office:value="56222" calcext:value-type="float">
            <text:p>56222</text:p>
          </table:table-cell>
          <table:table-cell table:style-name="ce3" table:formula="of:=[.B140]/[.$B$1]" office:value-type="float" office:value="4.08333333333333" calcext:value-type="float">
            <text:p>4,08</text:p>
          </table:table-cell>
          <table:table-cell table:style-name="ce3" table:formula="of:=[.F139]+[.E140]" office:value-type="float" office:value="585.645833333333" calcext:value-type="float">
            <text:p>585,65</text:p>
          </table:table-cell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ChapterSeekBar_13_BinaryMutator</text:p>
          </table:table-cell>
          <table:table-cell table:style-name="ce1" table:formula="of:=[.D140]+[.B141]" office:value-type="float" office:value="56614" calcext:value-type="float">
            <text:p>56614</text:p>
          </table:table-cell>
          <table:table-cell table:style-name="ce3" table:formula="of:=[.B141]/[.$B$1]" office:value-type="float" office:value="4.08333333333333" calcext:value-type="float">
            <text:p>4,08</text:p>
          </table:table-cell>
          <table:table-cell table:style-name="ce3" table:formula="of:=[.F140]+[.E141]" office:value-type="float" office:value="589.729166666667" calcext:value-type="float">
            <text:p>589,73</text:p>
          </table:table-cell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string" calcext:value-type="string">
            <text:p>ChapterSeekBar_14_BinaryMutator</text:p>
          </table:table-cell>
          <table:table-cell table:style-name="ce1" table:formula="of:=[.D141]+[.B142]" office:value-type="float" office:value="57013" calcext:value-type="float">
            <text:p>57013</text:p>
          </table:table-cell>
          <table:table-cell table:style-name="ce3" table:formula="of:=[.B142]/[.$B$1]" office:value-type="float" office:value="4.15625" calcext:value-type="float">
            <text:p>4,16</text:p>
          </table:table-cell>
          <table:table-cell table:style-name="ce3" table:formula="of:=[.F141]+[.E142]" office:value-type="float" office:value="593.885416666667" calcext:value-type="float">
            <text:p>593,89</text:p>
          </table:table-cell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ChapterSeekBar_15_BinaryMutator</text:p>
          </table:table-cell>
          <table:table-cell table:style-name="ce1" table:formula="of:=[.D142]+[.B143]" office:value-type="float" office:value="57409" calcext:value-type="float">
            <text:p>57409</text:p>
          </table:table-cell>
          <table:table-cell table:style-name="ce3" table:formula="of:=[.B143]/[.$B$1]" office:value-type="float" office:value="4.125" calcext:value-type="float">
            <text:p>4,13</text:p>
          </table:table-cell>
          <table:table-cell table:style-name="ce3" table:formula="of:=[.F142]+[.E143]" office:value-type="float" office:value="598.010416666667" calcext:value-type="float">
            <text:p>598,01</text:p>
          </table:table-cell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string" calcext:value-type="string">
            <text:p>ChapterSeekBar_16_BinaryMutator</text:p>
          </table:table-cell>
          <table:table-cell table:style-name="ce1" table:formula="of:=[.D143]+[.B144]" office:value-type="float" office:value="57807" calcext:value-type="float">
            <text:p>57807</text:p>
          </table:table-cell>
          <table:table-cell table:style-name="ce3" table:formula="of:=[.B144]/[.$B$1]" office:value-type="float" office:value="4.14583333333333" calcext:value-type="float">
            <text:p>4,15</text:p>
          </table:table-cell>
          <table:table-cell table:style-name="ce3" table:formula="of:=[.F143]+[.E144]" office:value-type="float" office:value="602.15625" calcext:value-type="float">
            <text:p>602,16</text:p>
          </table:table-cell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ChapterSeekBar_17_BinaryMutator</text:p>
          </table:table-cell>
          <table:table-cell table:style-name="ce1" table:formula="of:=[.D144]+[.B145]" office:value-type="float" office:value="58202" calcext:value-type="float">
            <text:p>58202</text:p>
          </table:table-cell>
          <table:table-cell table:style-name="ce3" table:formula="of:=[.B145]/[.$B$1]" office:value-type="float" office:value="4.11458333333333" calcext:value-type="float">
            <text:p>4,11</text:p>
          </table:table-cell>
          <table:table-cell table:style-name="ce3" table:formula="of:=[.F144]+[.E145]" office:value-type="float" office:value="606.270833333334" calcext:value-type="float">
            <text:p>606,27</text:p>
          </table:table-cell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ChapterSeekBar_18_BinaryMutator</text:p>
          </table:table-cell>
          <table:table-cell table:style-name="ce1" table:formula="of:=[.D145]+[.B146]" office:value-type="float" office:value="58595" calcext:value-type="float">
            <text:p>58595</text:p>
          </table:table-cell>
          <table:table-cell table:style-name="ce3" table:formula="of:=[.B146]/[.$B$1]" office:value-type="float" office:value="4.09375" calcext:value-type="float">
            <text:p>4,09</text:p>
          </table:table-cell>
          <table:table-cell table:style-name="ce3" table:formula="of:=[.F145]+[.E146]" office:value-type="float" office:value="610.364583333334" calcext:value-type="float">
            <text:p>610,36</text:p>
          </table:table-cell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string" calcext:value-type="string">
            <text:p>ChapterSeekBar_19_BinaryMutator</text:p>
          </table:table-cell>
          <table:table-cell table:style-name="ce1" table:formula="of:=[.D146]+[.B147]" office:value-type="float" office:value="58995" calcext:value-type="float">
            <text:p>58995</text:p>
          </table:table-cell>
          <table:table-cell table:style-name="ce3" table:formula="of:=[.B147]/[.$B$1]" office:value-type="float" office:value="4.16666666666667" calcext:value-type="float">
            <text:p>4,17</text:p>
          </table:table-cell>
          <table:table-cell table:style-name="ce3" table:formula="of:=[.F146]+[.E147]" office:value-type="float" office:value="614.53125" calcext:value-type="float">
            <text:p>614,53</text:p>
          </table:table-cell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ChapterSeekBar_20_BinaryMutator</text:p>
          </table:table-cell>
          <table:table-cell table:style-name="ce1" table:formula="of:=[.D147]+[.B148]" office:value-type="float" office:value="59391" calcext:value-type="float">
            <text:p>59391</text:p>
          </table:table-cell>
          <table:table-cell table:style-name="ce3" table:formula="of:=[.B148]/[.$B$1]" office:value-type="float" office:value="4.125" calcext:value-type="float">
            <text:p>4,13</text:p>
          </table:table-cell>
          <table:table-cell table:style-name="ce3" table:formula="of:=[.F147]+[.E148]" office:value-type="float" office:value="618.65625" calcext:value-type="float">
            <text:p>618,66</text:p>
          </table:table-cell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ChapterSeekBar_21_BinaryMutator</text:p>
          </table:table-cell>
          <table:table-cell table:style-name="ce1" table:formula="of:=[.D148]+[.B149]" office:value-type="float" office:value="59783" calcext:value-type="float">
            <text:p>59783</text:p>
          </table:table-cell>
          <table:table-cell table:style-name="ce3" table:formula="of:=[.B149]/[.$B$1]" office:value-type="float" office:value="4.08333333333333" calcext:value-type="float">
            <text:p>4,08</text:p>
          </table:table-cell>
          <table:table-cell table:style-name="ce3" table:formula="of:=[.F148]+[.E149]" office:value-type="float" office:value="622.739583333334" calcext:value-type="float">
            <text:p>622,74</text:p>
          </table:table-cell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string" calcext:value-type="string">
            <text:p>ChapterSeekBar_22_BinaryMutator</text:p>
          </table:table-cell>
          <table:table-cell table:style-name="ce1" table:formula="of:=[.D149]+[.B150]" office:value-type="float" office:value="60181" calcext:value-type="float">
            <text:p>60181</text:p>
          </table:table-cell>
          <table:table-cell table:style-name="ce3" table:formula="of:=[.B150]/[.$B$1]" office:value-type="float" office:value="4.14583333333333" calcext:value-type="float">
            <text:p>4,15</text:p>
          </table:table-cell>
          <table:table-cell table:style-name="ce3" table:formula="of:=[.F149]+[.E150]" office:value-type="float" office:value="626.885416666667" calcext:value-type="float">
            <text:p>626,89</text:p>
          </table:table-cell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ChapterSeekBar_23_BinaryMutator</text:p>
          </table:table-cell>
          <table:table-cell table:style-name="ce1" table:formula="of:=[.D150]+[.B151]" office:value-type="float" office:value="60577" calcext:value-type="float">
            <text:p>60577</text:p>
          </table:table-cell>
          <table:table-cell table:style-name="ce3" table:formula="of:=[.B151]/[.$B$1]" office:value-type="float" office:value="4.125" calcext:value-type="float">
            <text:p>4,13</text:p>
          </table:table-cell>
          <table:table-cell table:style-name="ce3" table:formula="of:=[.F150]+[.E151]" office:value-type="float" office:value="631.010416666667" calcext:value-type="float">
            <text:p>631,01</text:p>
          </table:table-cell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ChapterSeekBar_24_BinaryMutator</text:p>
          </table:table-cell>
          <table:table-cell table:style-name="ce1" table:formula="of:=[.D151]+[.B152]" office:value-type="float" office:value="60970" calcext:value-type="float">
            <text:p>60970</text:p>
          </table:table-cell>
          <table:table-cell table:style-name="ce3" table:formula="of:=[.B152]/[.$B$1]" office:value-type="float" office:value="4.09375" calcext:value-type="float">
            <text:p>4,09</text:p>
          </table:table-cell>
          <table:table-cell table:style-name="ce3" table:formula="of:=[.F151]+[.E152]" office:value-type="float" office:value="635.104166666667" calcext:value-type="float">
            <text:p>635,10</text:p>
          </table:table-cell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ChapterSeekBar_25_BinaryMutator</text:p>
          </table:table-cell>
          <table:table-cell table:style-name="ce1" table:formula="of:=[.D152]+[.B153]" office:value-type="float" office:value="61366" calcext:value-type="float">
            <text:p>61366</text:p>
          </table:table-cell>
          <table:table-cell table:style-name="ce3" table:formula="of:=[.B153]/[.$B$1]" office:value-type="float" office:value="4.125" calcext:value-type="float">
            <text:p>4,13</text:p>
          </table:table-cell>
          <table:table-cell table:style-name="ce3" table:formula="of:=[.F152]+[.E153]" office:value-type="float" office:value="639.229166666667" calcext:value-type="float">
            <text:p>639,23</text:p>
          </table:table-cell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ChapterSeekBar_26_BinaryMutator</text:p>
          </table:table-cell>
          <table:table-cell table:style-name="ce1" table:formula="of:=[.D153]+[.B154]" office:value-type="float" office:value="61759" calcext:value-type="float">
            <text:p>61759</text:p>
          </table:table-cell>
          <table:table-cell table:style-name="ce3" table:formula="of:=[.B154]/[.$B$1]" office:value-type="float" office:value="4.09375" calcext:value-type="float">
            <text:p>4,09</text:p>
          </table:table-cell>
          <table:table-cell table:style-name="ce3" table:formula="of:=[.F153]+[.E154]" office:value-type="float" office:value="643.322916666667" calcext:value-type="float">
            <text:p>643,32</text:p>
          </table:table-cell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ChapterSeekBar_27_BinaryMutator</text:p>
          </table:table-cell>
          <table:table-cell table:style-name="ce1" table:formula="of:=[.D154]+[.B155]" office:value-type="float" office:value="62152" calcext:value-type="float">
            <text:p>62152</text:p>
          </table:table-cell>
          <table:table-cell table:style-name="ce3" table:formula="of:=[.B155]/[.$B$1]" office:value-type="float" office:value="4.09375" calcext:value-type="float">
            <text:p>4,09</text:p>
          </table:table-cell>
          <table:table-cell table:style-name="ce3" table:formula="of:=[.F154]+[.E155]" office:value-type="float" office:value="647.416666666667" calcext:value-type="float">
            <text:p>647,42</text:p>
          </table:table-cell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ChapterSeekBar_28_BinaryMutator</text:p>
          </table:table-cell>
          <table:table-cell table:style-name="ce1" table:formula="of:=[.D155]+[.B156]" office:value-type="float" office:value="62545" calcext:value-type="float">
            <text:p>62545</text:p>
          </table:table-cell>
          <table:table-cell table:style-name="ce3" table:formula="of:=[.B156]/[.$B$1]" office:value-type="float" office:value="4.09375" calcext:value-type="float">
            <text:p>4,09</text:p>
          </table:table-cell>
          <table:table-cell table:style-name="ce3" table:formula="of:=[.F155]+[.E156]" office:value-type="float" office:value="651.510416666667" calcext:value-type="float">
            <text:p>651,51</text:p>
          </table:table-cell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ChapterSeekBar_29_BinaryMutator</text:p>
          </table:table-cell>
          <table:table-cell table:style-name="ce1" table:formula="of:=[.D156]+[.B157]" office:value-type="float" office:value="62935" calcext:value-type="float">
            <text:p>62935</text:p>
          </table:table-cell>
          <table:table-cell table:style-name="ce3" table:formula="of:=[.B157]/[.$B$1]" office:value-type="float" office:value="4.0625" calcext:value-type="float">
            <text:p>4,06</text:p>
          </table:table-cell>
          <table:table-cell table:style-name="ce3" table:formula="of:=[.F156]+[.E157]" office:value-type="float" office:value="655.572916666667" calcext:value-type="float">
            <text:p>655,57</text:p>
          </table:table-cell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string" calcext:value-type="string">
            <text:p>ChapterSeekBar_30_BinaryMutator</text:p>
          </table:table-cell>
          <table:table-cell table:style-name="ce1" table:formula="of:=[.D157]+[.B158]" office:value-type="float" office:value="63324" calcext:value-type="float">
            <text:p>63324</text:p>
          </table:table-cell>
          <table:table-cell table:style-name="ce3" table:formula="of:=[.B158]/[.$B$1]" office:value-type="float" office:value="4.05208333333333" calcext:value-type="float">
            <text:p>4,05</text:p>
          </table:table-cell>
          <table:table-cell table:style-name="ce3" table:formula="of:=[.F157]+[.E158]" office:value-type="float" office:value="659.625" calcext:value-type="float">
            <text:p>659,63</text:p>
          </table:table-cell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ChapterSeekBar_31_BinaryMutator</text:p>
          </table:table-cell>
          <table:table-cell table:style-name="ce1" table:formula="of:=[.D158]+[.B159]" office:value-type="float" office:value="63715" calcext:value-type="float">
            <text:p>63715</text:p>
          </table:table-cell>
          <table:table-cell table:style-name="ce3" table:formula="of:=[.B159]/[.$B$1]" office:value-type="float" office:value="4.07291666666667" calcext:value-type="float">
            <text:p>4,07</text:p>
          </table:table-cell>
          <table:table-cell table:style-name="ce3" table:formula="of:=[.F158]+[.E159]" office:value-type="float" office:value="663.697916666667" calcext:value-type="float">
            <text:p>663,70</text:p>
          </table:table-cell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ShownotesWebView_0_NullIntentOperatorMutator</text:p>
          </table:table-cell>
          <table:table-cell table:style-name="ce1" table:formula="of:=[.D159]+[.B160]" office:value-type="float" office:value="64105" calcext:value-type="float">
            <text:p>64105</text:p>
          </table:table-cell>
          <table:table-cell table:style-name="ce3" table:formula="of:=[.B160]/[.$B$1]" office:value-type="float" office:value="4.0625" calcext:value-type="float">
            <text:p>4,06</text:p>
          </table:table-cell>
          <table:table-cell table:style-name="ce3" table:formula="of:=[.F159]+[.E160]" office:value-type="float" office:value="667.760416666667" calcext:value-type="float">
            <text:p>667,76</text:p>
          </table:table-cell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ShownotesWebView_1_InvalidKeyIntentOperatorMutator</text:p>
          </table:table-cell>
          <table:table-cell table:style-name="ce1" table:formula="of:=[.D160]+[.B161]" office:value-type="float" office:value="64500" calcext:value-type="float">
            <text:p>64500</text:p>
          </table:table-cell>
          <table:table-cell table:style-name="ce3" table:formula="of:=[.B161]/[.$B$1]" office:value-type="float" office:value="4.11458333333333" calcext:value-type="float">
            <text:p>4,11</text:p>
          </table:table-cell>
          <table:table-cell table:style-name="ce3" table:formula="of:=[.F160]+[.E161]" office:value-type="float" office:value="671.875" calcext:value-type="float">
            <text:p>671,88</text:p>
          </table:table-cell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ShownotesWebView_2_RandomActionIntentDefinitionOperatorMutator</text:p>
          </table:table-cell>
          <table:table-cell table:style-name="ce1" table:formula="of:=[.D161]+[.B162]" office:value-type="float" office:value="64894" calcext:value-type="float">
            <text:p>64894</text:p>
          </table:table-cell>
          <table:table-cell table:style-name="ce3" table:formula="of:=[.B162]/[.$B$1]" office:value-type="float" office:value="4.10416666666667" calcext:value-type="float">
            <text:p>4,10</text:p>
          </table:table-cell>
          <table:table-cell table:style-name="ce3" table:formula="of:=[.F161]+[.E162]" office:value-type="float" office:value="675.979166666667" calcext:value-type="float">
            <text:p>675,98</text:p>
          </table:table-cell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NestedScrollableHost_0_BinaryMutator</text:p>
          </table:table-cell>
          <table:table-cell table:style-name="ce1" table:formula="of:=[.D162]+[.B163]" office:value-type="float" office:value="65287" calcext:value-type="float">
            <text:p>65287</text:p>
          </table:table-cell>
          <table:table-cell table:style-name="ce3" table:formula="of:=[.B163]/[.$B$1]" office:value-type="float" office:value="4.09375" calcext:value-type="float">
            <text:p>4,09</text:p>
          </table:table-cell>
          <table:table-cell table:style-name="ce3" table:formula="of:=[.F162]+[.E163]" office:value-type="float" office:value="680.072916666667" calcext:value-type="float">
            <text:p>680,07</text:p>
          </table:table-cell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NestedScrollableHost_1_BinaryMutator</text:p>
          </table:table-cell>
          <table:table-cell table:style-name="ce1" table:formula="of:=[.D163]+[.B164]" office:value-type="float" office:value="65681" calcext:value-type="float">
            <text:p>65681</text:p>
          </table:table-cell>
          <table:table-cell table:style-name="ce3" table:formula="of:=[.B164]/[.$B$1]" office:value-type="float" office:value="4.10416666666667" calcext:value-type="float">
            <text:p>4,10</text:p>
          </table:table-cell>
          <table:table-cell table:style-name="ce3" table:formula="of:=[.F163]+[.E164]" office:value-type="float" office:value="684.177083333334" calcext:value-type="float">
            <text:p>684,18</text:p>
          </table:table-cell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NestedScrollableHost_2_BinaryMutator</text:p>
          </table:table-cell>
          <table:table-cell table:style-name="ce1" table:formula="of:=[.D164]+[.B165]" office:value-type="float" office:value="66074" calcext:value-type="float">
            <text:p>66074</text:p>
          </table:table-cell>
          <table:table-cell table:style-name="ce3" table:formula="of:=[.B165]/[.$B$1]" office:value-type="float" office:value="4.09375" calcext:value-type="float">
            <text:p>4,09</text:p>
          </table:table-cell>
          <table:table-cell table:style-name="ce3" table:formula="of:=[.F164]+[.E165]" office:value-type="float" office:value="688.270833333334" calcext:value-type="float">
            <text:p>688,27</text:p>
          </table:table-cell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NestedScrollableHost_3_BinaryMutator</text:p>
          </table:table-cell>
          <table:table-cell table:style-name="ce1" table:formula="of:=[.D165]+[.B166]" office:value-type="float" office:value="66467" calcext:value-type="float">
            <text:p>66467</text:p>
          </table:table-cell>
          <table:table-cell table:style-name="ce3" table:formula="of:=[.B166]/[.$B$1]" office:value-type="float" office:value="4.09375" calcext:value-type="float">
            <text:p>4,09</text:p>
          </table:table-cell>
          <table:table-cell table:style-name="ce3" table:formula="of:=[.F165]+[.E166]" office:value-type="float" office:value="692.364583333334" calcext:value-type="float">
            <text:p>692,36</text:p>
          </table:table-cell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NestedScrollableHost_4_BinaryMutator</text:p>
          </table:table-cell>
          <table:table-cell table:style-name="ce1" table:formula="of:=[.D166]+[.B167]" office:value-type="float" office:value="66861" calcext:value-type="float">
            <text:p>66861</text:p>
          </table:table-cell>
          <table:table-cell table:style-name="ce3" table:formula="of:=[.B167]/[.$B$1]" office:value-type="float" office:value="4.10416666666667" calcext:value-type="float">
            <text:p>4,10</text:p>
          </table:table-cell>
          <table:table-cell table:style-name="ce3" table:formula="of:=[.F166]+[.E167]" office:value-type="float" office:value="696.46875" calcext:value-type="float">
            <text:p>696,47</text:p>
          </table:table-cell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NestedScrollableHost_5_BinaryMutator</text:p>
          </table:table-cell>
          <table:table-cell table:style-name="ce1" table:formula="of:=[.D167]+[.B168]" office:value-type="float" office:value="67251" calcext:value-type="float">
            <text:p>67251</text:p>
          </table:table-cell>
          <table:table-cell table:style-name="ce3" table:formula="of:=[.B168]/[.$B$1]" office:value-type="float" office:value="4.0625" calcext:value-type="float">
            <text:p>4,06</text:p>
          </table:table-cell>
          <table:table-cell table:style-name="ce3" table:formula="of:=[.F167]+[.E168]" office:value-type="float" office:value="700.53125" calcext:value-type="float">
            <text:p>700,53</text:p>
          </table:table-cell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NestedScrollableHost_6_BinaryMutator</text:p>
          </table:table-cell>
          <table:table-cell table:style-name="ce1" table:formula="of:=[.D168]+[.B169]" office:value-type="float" office:value="67646" calcext:value-type="float">
            <text:p>67646</text:p>
          </table:table-cell>
          <table:table-cell table:style-name="ce3" table:formula="of:=[.B169]/[.$B$1]" office:value-type="float" office:value="4.11458333333333" calcext:value-type="float">
            <text:p>4,11</text:p>
          </table:table-cell>
          <table:table-cell table:style-name="ce3" table:formula="of:=[.F168]+[.E169]" office:value-type="float" office:value="704.645833333333" calcext:value-type="float">
            <text:p>704,65</text:p>
          </table:table-cell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ItunesAdapter_0_BinaryMutator</text:p>
          </table:table-cell>
          <table:table-cell table:style-name="ce1" table:formula="of:=[.D169]+[.B170]" office:value-type="float" office:value="68039" calcext:value-type="float">
            <text:p>68039</text:p>
          </table:table-cell>
          <table:table-cell table:style-name="ce3" table:formula="of:=[.B170]/[.$B$1]" office:value-type="float" office:value="4.09375" calcext:value-type="float">
            <text:p>4,09</text:p>
          </table:table-cell>
          <table:table-cell table:style-name="ce3" table:formula="of:=[.F169]+[.E170]" office:value-type="float" office:value="708.739583333334" calcext:value-type="float">
            <text:p>708,74</text:p>
          </table:table-cell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ItunesAdapter_1_InvalidViewFocusOperatorMutator</text:p>
          </table:table-cell>
          <table:table-cell table:style-name="ce1" table:formula="of:=[.D170]+[.B171]" office:value-type="float" office:value="68434" calcext:value-type="float">
            <text:p>68434</text:p>
          </table:table-cell>
          <table:table-cell table:style-name="ce3" table:formula="of:=[.B171]/[.$B$1]" office:value-type="float" office:value="4.11458333333333" calcext:value-type="float">
            <text:p>4,11</text:p>
          </table:table-cell>
          <table:table-cell table:style-name="ce3" table:formula="of:=[.F170]+[.E171]" office:value-type="float" office:value="712.854166666667" calcext:value-type="float">
            <text:p>712,85</text:p>
          </table:table-cell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ItunesAdapter_2_ViewComponentNotVisibleOperatorMutator</text:p>
          </table:table-cell>
          <table:table-cell table:style-name="ce1" table:formula="of:=[.D171]+[.B172]" office:value-type="float" office:value="68829" calcext:value-type="float">
            <text:p>68829</text:p>
          </table:table-cell>
          <table:table-cell table:style-name="ce3" table:formula="of:=[.B172]/[.$B$1]" office:value-type="float" office:value="4.11458333333333" calcext:value-type="float">
            <text:p>4,11</text:p>
          </table:table-cell>
          <table:table-cell table:style-name="ce3" table:formula="of:=[.F171]+[.E172]" office:value-type="float" office:value="716.96875" calcext:value-type="float">
            <text:p>716,97</text:p>
          </table:table-cell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ItunesAdapter_3_InvalidViewFocusOperatorMutator</text:p>
          </table:table-cell>
          <table:table-cell table:style-name="ce1" table:formula="of:=[.D172]+[.B173]" office:value-type="float" office:value="69222" calcext:value-type="float">
            <text:p>69222</text:p>
          </table:table-cell>
          <table:table-cell table:style-name="ce3" table:formula="of:=[.B173]/[.$B$1]" office:value-type="float" office:value="4.09375" calcext:value-type="float">
            <text:p>4,09</text:p>
          </table:table-cell>
          <table:table-cell table:style-name="ce3" table:formula="of:=[.F172]+[.E173]" office:value-type="float" office:value="721.0625" calcext:value-type="float">
            <text:p>721,06</text:p>
          </table:table-cell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ItunesAdapter_4_ViewComponentNotVisibleOperatorMutator</text:p>
          </table:table-cell>
          <table:table-cell table:style-name="ce1" table:formula="of:=[.D173]+[.B174]" office:value-type="float" office:value="69617" calcext:value-type="float">
            <text:p>69617</text:p>
          </table:table-cell>
          <table:table-cell table:style-name="ce3" table:formula="of:=[.B174]/[.$B$1]" office:value-type="float" office:value="4.11458333333333" calcext:value-type="float">
            <text:p>4,11</text:p>
          </table:table-cell>
          <table:table-cell table:style-name="ce3" table:formula="of:=[.F173]+[.E174]" office:value-type="float" office:value="725.177083333334" calcext:value-type="float">
            <text:p>725,18</text:p>
          </table:table-cell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ItunesAdapter_5_InvalidViewFocusOperatorMutator</text:p>
          </table:table-cell>
          <table:table-cell table:style-name="ce1" table:formula="of:=[.D174]+[.B175]" office:value-type="float" office:value="70011" calcext:value-type="float">
            <text:p>70011</text:p>
          </table:table-cell>
          <table:table-cell table:style-name="ce3" table:formula="of:=[.B175]/[.$B$1]" office:value-type="float" office:value="4.10416666666667" calcext:value-type="float">
            <text:p>4,10</text:p>
          </table:table-cell>
          <table:table-cell table:style-name="ce3" table:formula="of:=[.F174]+[.E175]" office:value-type="float" office:value="729.28125" calcext:value-type="float">
            <text:p>729,28</text:p>
          </table:table-cell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ItunesAdapter_6_ViewComponentNotVisibleOperatorMutator</text:p>
          </table:table-cell>
          <table:table-cell table:style-name="ce1" table:formula="of:=[.D175]+[.B176]" office:value-type="float" office:value="70404" calcext:value-type="float">
            <text:p>70404</text:p>
          </table:table-cell>
          <table:table-cell table:style-name="ce3" table:formula="of:=[.B176]/[.$B$1]" office:value-type="float" office:value="4.09375" calcext:value-type="float">
            <text:p>4,09</text:p>
          </table:table-cell>
          <table:table-cell table:style-name="ce3" table:formula="of:=[.F175]+[.E176]" office:value-type="float" office:value="733.375" calcext:value-type="float">
            <text:p>733,38</text:p>
          </table:table-cell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string" calcext:value-type="string">
            <text:p>ItemActionButton_0_BuggyGUIListenerOperatorMutator</text:p>
          </table:table-cell>
          <table:table-cell table:style-name="ce1" table:formula="of:=[.D176]+[.B177]" office:value-type="float" office:value="70789" calcext:value-type="float">
            <text:p>70789</text:p>
          </table:table-cell>
          <table:table-cell table:style-name="ce3" table:formula="of:=[.B177]/[.$B$1]" office:value-type="float" office:value="4.01041666666667" calcext:value-type="float">
            <text:p>4,01</text:p>
          </table:table-cell>
          <table:table-cell table:style-name="ce3" table:formula="of:=[.F176]+[.E177]" office:value-type="float" office:value="737.385416666667" calcext:value-type="float">
            <text:p>737,39</text:p>
          </table:table-cell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DownloadActionButton_0_BuggyGUIListenerOperatorMutator</text:p>
          </table:table-cell>
          <table:table-cell table:style-name="ce1" table:formula="of:=[.D177]+[.B178]" office:value-type="float" office:value="71182" calcext:value-type="float">
            <text:p>71182</text:p>
          </table:table-cell>
          <table:table-cell table:style-name="ce3" table:formula="of:=[.B178]/[.$B$1]" office:value-type="float" office:value="4.09375" calcext:value-type="float">
            <text:p>4,09</text:p>
          </table:table-cell>
          <table:table-cell table:style-name="ce3" table:formula="of:=[.F177]+[.E178]" office:value-type="float" office:value="741.479166666667" calcext:value-type="float">
            <text:p>741,48</text:p>
          </table:table-cell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DownloadActionButton_1_BuggyGUIListenerOperatorMutator</text:p>
          </table:table-cell>
          <table:table-cell table:style-name="ce1" table:formula="of:=[.D178]+[.B179]" office:value-type="float" office:value="71576" calcext:value-type="float">
            <text:p>71576</text:p>
          </table:table-cell>
          <table:table-cell table:style-name="ce3" table:formula="of:=[.B179]/[.$B$1]" office:value-type="float" office:value="4.10416666666667" calcext:value-type="float">
            <text:p>4,10</text:p>
          </table:table-cell>
          <table:table-cell table:style-name="ce3" table:formula="of:=[.F178]+[.E179]" office:value-type="float" office:value="745.583333333333" calcext:value-type="float">
            <text:p>745,58</text:p>
          </table:table-cell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322" calcext:value-type="float">
            <text:p>322</text:p>
          </table:table-cell>
          <table:table-cell table:style-name="ce1" office:value-type="string" calcext:value-type="string">
            <text:p>NavListAdapter_0_BinaryMutator</text:p>
          </table:table-cell>
          <table:table-cell table:style-name="ce1" table:formula="of:=[.D179]+[.B180]" office:value-type="float" office:value="71898" calcext:value-type="float">
            <text:p>71898</text:p>
          </table:table-cell>
          <table:table-cell table:style-name="ce3" table:formula="of:=[.B180]/[.$B$1]" office:value-type="float" office:value="3.35416666666667" calcext:value-type="float">
            <text:p>3,35</text:p>
          </table:table-cell>
          <table:table-cell table:style-name="ce3" table:formula="of:=[.F179]+[.E180]" office:value-type="float" office:value="748.9375" calcext:value-type="float">
            <text:p>748,94</text:p>
          </table:table-cell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NavListAdapter_1_BinaryMutator</text:p>
          </table:table-cell>
          <table:table-cell table:style-name="ce1" table:formula="of:=[.D180]+[.B181]" office:value-type="float" office:value="72291" calcext:value-type="float">
            <text:p>72291</text:p>
          </table:table-cell>
          <table:table-cell table:style-name="ce3" table:formula="of:=[.B181]/[.$B$1]" office:value-type="float" office:value="4.09375" calcext:value-type="float">
            <text:p>4,09</text:p>
          </table:table-cell>
          <table:table-cell table:style-name="ce3" table:formula="of:=[.F180]+[.E181]" office:value-type="float" office:value="753.03125" calcext:value-type="float">
            <text:p>753,03</text:p>
          </table:table-cell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381" calcext:value-type="float">
            <text:p>381</text:p>
          </table:table-cell>
          <table:table-cell table:style-name="ce1" office:value-type="string" calcext:value-type="string">
            <text:p>NavListAdapter_2_BinaryMutator</text:p>
          </table:table-cell>
          <table:table-cell table:style-name="ce1" table:formula="of:=[.D181]+[.B182]" office:value-type="float" office:value="72672" calcext:value-type="float">
            <text:p>72672</text:p>
          </table:table-cell>
          <table:table-cell table:style-name="ce3" table:formula="of:=[.B182]/[.$B$1]" office:value-type="float" office:value="3.96875" calcext:value-type="float">
            <text:p>3,97</text:p>
          </table:table-cell>
          <table:table-cell table:style-name="ce3" table:formula="of:=[.F181]+[.E182]" office:value-type="float" office:value="757" calcext:value-type="float">
            <text:p>757,00</text:p>
          </table:table-cell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325" calcext:value-type="float">
            <text:p>325</text:p>
          </table:table-cell>
          <table:table-cell table:style-name="ce1" office:value-type="string" calcext:value-type="string">
            <text:p>NavListAdapter_3_BinaryMutator</text:p>
          </table:table-cell>
          <table:table-cell table:style-name="ce1" table:formula="of:=[.D182]+[.B183]" office:value-type="float" office:value="72997" calcext:value-type="float">
            <text:p>72997</text:p>
          </table:table-cell>
          <table:table-cell table:style-name="ce3" table:formula="of:=[.B183]/[.$B$1]" office:value-type="float" office:value="3.38541666666667" calcext:value-type="float">
            <text:p>3,39</text:p>
          </table:table-cell>
          <table:table-cell table:style-name="ce3" table:formula="of:=[.F182]+[.E183]" office:value-type="float" office:value="760.385416666667" calcext:value-type="float">
            <text:p>760,39</text:p>
          </table:table-cell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362" calcext:value-type="float">
            <text:p>362</text:p>
          </table:table-cell>
          <table:table-cell table:style-name="ce1" office:value-type="string" calcext:value-type="string">
            <text:p>NavListAdapter_4_BuggyGUIListenerOperatorMutator</text:p>
          </table:table-cell>
          <table:table-cell table:style-name="ce1" table:formula="of:=[.D183]+[.B184]" office:value-type="float" office:value="73359" calcext:value-type="float">
            <text:p>73359</text:p>
          </table:table-cell>
          <table:table-cell table:style-name="ce3" table:formula="of:=[.B184]/[.$B$1]" office:value-type="float" office:value="3.77083333333333" calcext:value-type="float">
            <text:p>3,77</text:p>
          </table:table-cell>
          <table:table-cell table:style-name="ce3" table:formula="of:=[.F183]+[.E184]" office:value-type="float" office:value="764.15625" calcext:value-type="float">
            <text:p>764,16</text:p>
          </table:table-cell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NavListAdapter_5_BinaryMutator</text:p>
          </table:table-cell>
          <table:table-cell table:style-name="ce1" table:formula="of:=[.D184]+[.B185]" office:value-type="float" office:value="73754" calcext:value-type="float">
            <text:p>73754</text:p>
          </table:table-cell>
          <table:table-cell table:style-name="ce3" table:formula="of:=[.B185]/[.$B$1]" office:value-type="float" office:value="4.11458333333333" calcext:value-type="float">
            <text:p>4,11</text:p>
          </table:table-cell>
          <table:table-cell table:style-name="ce3" table:formula="of:=[.F184]+[.E185]" office:value-type="float" office:value="768.270833333334" calcext:value-type="float">
            <text:p>768,27</text:p>
          </table:table-cell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NavListAdapter_6_BuggyGUIListenerOperatorMutator</text:p>
          </table:table-cell>
          <table:table-cell table:style-name="ce1" table:formula="of:=[.D185]+[.B186]" office:value-type="float" office:value="74147" calcext:value-type="float">
            <text:p>74147</text:p>
          </table:table-cell>
          <table:table-cell table:style-name="ce3" table:formula="of:=[.B186]/[.$B$1]" office:value-type="float" office:value="4.09375" calcext:value-type="float">
            <text:p>4,09</text:p>
          </table:table-cell>
          <table:table-cell table:style-name="ce3" table:formula="of:=[.F185]+[.E186]" office:value-type="float" office:value="772.364583333334" calcext:value-type="float">
            <text:p>772,36</text:p>
          </table:table-cell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NavListAdapter_7_BuggyGUIListenerOperatorMutator</text:p>
          </table:table-cell>
          <table:table-cell table:style-name="ce1" table:formula="of:=[.D186]+[.B187]" office:value-type="float" office:value="74541" calcext:value-type="float">
            <text:p>74541</text:p>
          </table:table-cell>
          <table:table-cell table:style-name="ce3" table:formula="of:=[.B187]/[.$B$1]" office:value-type="float" office:value="4.10416666666667" calcext:value-type="float">
            <text:p>4,10</text:p>
          </table:table-cell>
          <table:table-cell table:style-name="ce3" table:formula="of:=[.F186]+[.E187]" office:value-type="float" office:value="776.46875" calcext:value-type="float">
            <text:p>776,47</text:p>
          </table:table-cell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NavListAdapter_8_InvalidKeyIntentOperatorMutator</text:p>
          </table:table-cell>
          <table:table-cell table:style-name="ce1" table:formula="of:=[.D187]+[.B188]" office:value-type="float" office:value="74933" calcext:value-type="float">
            <text:p>74933</text:p>
          </table:table-cell>
          <table:table-cell table:style-name="ce3" table:formula="of:=[.B188]/[.$B$1]" office:value-type="float" office:value="4.08333333333333" calcext:value-type="float">
            <text:p>4,08</text:p>
          </table:table-cell>
          <table:table-cell table:style-name="ce3" table:formula="of:=[.F187]+[.E188]" office:value-type="float" office:value="780.552083333334" calcext:value-type="float">
            <text:p>780,55</text:p>
          </table:table-cell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387" calcext:value-type="float">
            <text:p>387</text:p>
          </table:table-cell>
          <table:table-cell table:style-name="ce1" office:value-type="string" calcext:value-type="string">
            <text:p>NavListAdapter_9_RandomActionIntentDefinitionOperatorMutator</text:p>
          </table:table-cell>
          <table:table-cell table:style-name="ce1" table:formula="of:=[.D188]+[.B189]" office:value-type="float" office:value="75320" calcext:value-type="float">
            <text:p>75320</text:p>
          </table:table-cell>
          <table:table-cell table:style-name="ce3" table:formula="of:=[.B189]/[.$B$1]" office:value-type="float" office:value="4.03125" calcext:value-type="float">
            <text:p>4,03</text:p>
          </table:table-cell>
          <table:table-cell table:style-name="ce3" table:formula="of:=[.F188]+[.E189]" office:value-type="float" office:value="784.583333333334" calcext:value-type="float">
            <text:p>784,58</text:p>
          </table:table-cell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NavListAdapter_10_NullValueIntentPutExtraOperatorMutator</text:p>
          </table:table-cell>
          <table:table-cell table:style-name="ce1" table:formula="of:=[.D189]+[.B190]" office:value-type="float" office:value="75713" calcext:value-type="float">
            <text:p>75713</text:p>
          </table:table-cell>
          <table:table-cell table:style-name="ce3" table:formula="of:=[.B190]/[.$B$1]" office:value-type="float" office:value="4.09375" calcext:value-type="float">
            <text:p>4,09</text:p>
          </table:table-cell>
          <table:table-cell table:style-name="ce3" table:formula="of:=[.F189]+[.E190]" office:value-type="float" office:value="788.677083333334" calcext:value-type="float">
            <text:p>788,68</text:p>
          </table:table-cell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NavListAdapter_11_IntentPayloadReplacementOperatorMutator</text:p>
          </table:table-cell>
          <table:table-cell table:style-name="ce1" table:formula="of:=[.D190]+[.B191]" office:value-type="float" office:value="76108" calcext:value-type="float">
            <text:p>76108</text:p>
          </table:table-cell>
          <table:table-cell table:style-name="ce3" table:formula="of:=[.B191]/[.$B$1]" office:value-type="float" office:value="4.11458333333333" calcext:value-type="float">
            <text:p>4,11</text:p>
          </table:table-cell>
          <table:table-cell table:style-name="ce3" table:formula="of:=[.F190]+[.E191]" office:value-type="float" office:value="792.791666666667" calcext:value-type="float">
            <text:p>792,79</text:p>
          </table:table-cell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NavListAdapter_12_RandomActionIntentDefinitionOperatorMutator</text:p>
          </table:table-cell>
          <table:table-cell table:style-name="ce1" table:formula="of:=[.D191]+[.B192]" office:value-type="float" office:value="76500" calcext:value-type="float">
            <text:p>76500</text:p>
          </table:table-cell>
          <table:table-cell table:style-name="ce3" table:formula="of:=[.B192]/[.$B$1]" office:value-type="float" office:value="4.08333333333333" calcext:value-type="float">
            <text:p>4,08</text:p>
          </table:table-cell>
          <table:table-cell table:style-name="ce3" table:formula="of:=[.F191]+[.E192]" office:value-type="float" office:value="796.875" calcext:value-type="float">
            <text:p>796,88</text:p>
          </table:table-cell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NavListAdapter_13_BinaryMutator</text:p>
          </table:table-cell>
          <table:table-cell table:style-name="ce1" table:formula="of:=[.D192]+[.B193]" office:value-type="float" office:value="76895" calcext:value-type="float">
            <text:p>76895</text:p>
          </table:table-cell>
          <table:table-cell table:style-name="ce3" table:formula="of:=[.B193]/[.$B$1]" office:value-type="float" office:value="4.11458333333333" calcext:value-type="float">
            <text:p>4,11</text:p>
          </table:table-cell>
          <table:table-cell table:style-name="ce3" table:formula="of:=[.F192]+[.E193]" office:value-type="float" office:value="800.989583333334" calcext:value-type="float">
            <text:p>800,99</text:p>
          </table:table-cell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NavListAdapter_14_BinaryMutator</text:p>
          </table:table-cell>
          <table:table-cell table:style-name="ce1" table:formula="of:=[.D193]+[.B194]" office:value-type="float" office:value="77291" calcext:value-type="float">
            <text:p>77291</text:p>
          </table:table-cell>
          <table:table-cell table:style-name="ce3" table:formula="of:=[.B194]/[.$B$1]" office:value-type="float" office:value="4.125" calcext:value-type="float">
            <text:p>4,13</text:p>
          </table:table-cell>
          <table:table-cell table:style-name="ce3" table:formula="of:=[.F193]+[.E194]" office:value-type="float" office:value="805.114583333334" calcext:value-type="float">
            <text:p>805,11</text:p>
          </table:table-cell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NavListAdapter_15_BinaryMutator</text:p>
          </table:table-cell>
          <table:table-cell table:style-name="ce1" table:formula="of:=[.D194]+[.B195]" office:value-type="float" office:value="77686" calcext:value-type="float">
            <text:p>77686</text:p>
          </table:table-cell>
          <table:table-cell table:style-name="ce3" table:formula="of:=[.B195]/[.$B$1]" office:value-type="float" office:value="4.11458333333333" calcext:value-type="float">
            <text:p>4,11</text:p>
          </table:table-cell>
          <table:table-cell table:style-name="ce3" table:formula="of:=[.F194]+[.E195]" office:value-type="float" office:value="809.229166666667" calcext:value-type="float">
            <text:p>809,23</text:p>
          </table:table-cell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NavListAdapter_16_InvalidViewFocusOperatorMutator</text:p>
          </table:table-cell>
          <table:table-cell table:style-name="ce1" table:formula="of:=[.D195]+[.B196]" office:value-type="float" office:value="78079" calcext:value-type="float">
            <text:p>78079</text:p>
          </table:table-cell>
          <table:table-cell table:style-name="ce3" table:formula="of:=[.B196]/[.$B$1]" office:value-type="float" office:value="4.09375" calcext:value-type="float">
            <text:p>4,09</text:p>
          </table:table-cell>
          <table:table-cell table:style-name="ce3" table:formula="of:=[.F195]+[.E196]" office:value-type="float" office:value="813.322916666667" calcext:value-type="float">
            <text:p>813,32</text:p>
          </table:table-cell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NavListAdapter_17_ViewComponentNotVisibleOperatorMutator</text:p>
          </table:table-cell>
          <table:table-cell table:style-name="ce1" table:formula="of:=[.D196]+[.B197]" office:value-type="float" office:value="78472" calcext:value-type="float">
            <text:p>78472</text:p>
          </table:table-cell>
          <table:table-cell table:style-name="ce3" table:formula="of:=[.B197]/[.$B$1]" office:value-type="float" office:value="4.09375" calcext:value-type="float">
            <text:p>4,09</text:p>
          </table:table-cell>
          <table:table-cell table:style-name="ce3" table:formula="of:=[.F196]+[.E197]" office:value-type="float" office:value="817.416666666667" calcext:value-type="float">
            <text:p>817,42</text:p>
          </table:table-cell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NavListAdapter_18_InvalidViewFocusOperatorMutator</text:p>
          </table:table-cell>
          <table:table-cell table:style-name="ce1" table:formula="of:=[.D197]+[.B198]" office:value-type="float" office:value="78864" calcext:value-type="float">
            <text:p>78864</text:p>
          </table:table-cell>
          <table:table-cell table:style-name="ce3" table:formula="of:=[.B198]/[.$B$1]" office:value-type="float" office:value="4.08333333333333" calcext:value-type="float">
            <text:p>4,08</text:p>
          </table:table-cell>
          <table:table-cell table:style-name="ce3" table:formula="of:=[.F197]+[.E198]" office:value-type="float" office:value="821.5" calcext:value-type="float">
            <text:p>821,50</text:p>
          </table:table-cell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NavListAdapter_19_ViewComponentNotVisibleOperatorMutator</text:p>
          </table:table-cell>
          <table:table-cell table:style-name="ce1" table:formula="of:=[.D198]+[.B199]" office:value-type="float" office:value="79261" calcext:value-type="float">
            <text:p>79261</text:p>
          </table:table-cell>
          <table:table-cell table:style-name="ce3" table:formula="of:=[.B199]/[.$B$1]" office:value-type="float" office:value="4.13541666666667" calcext:value-type="float">
            <text:p>4,14</text:p>
          </table:table-cell>
          <table:table-cell table:style-name="ce3" table:formula="of:=[.F198]+[.E199]" office:value-type="float" office:value="825.635416666667" calcext:value-type="float">
            <text:p>825,64</text:p>
          </table:table-cell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NavListAdapter_20_InvalidViewFocusOperatorMutator</text:p>
          </table:table-cell>
          <table:table-cell table:style-name="ce1" table:formula="of:=[.D199]+[.B200]" office:value-type="float" office:value="79658" calcext:value-type="float">
            <text:p>79658</text:p>
          </table:table-cell>
          <table:table-cell table:style-name="ce3" table:formula="of:=[.B200]/[.$B$1]" office:value-type="float" office:value="4.13541666666667" calcext:value-type="float">
            <text:p>4,14</text:p>
          </table:table-cell>
          <table:table-cell table:style-name="ce3" table:formula="of:=[.F199]+[.E200]" office:value-type="float" office:value="829.770833333334" calcext:value-type="float">
            <text:p>829,77</text:p>
          </table:table-cell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336" calcext:value-type="float">
            <text:p>336</text:p>
          </table:table-cell>
          <table:table-cell table:style-name="ce1" office:value-type="string" calcext:value-type="string">
            <text:p>NavListAdapter_21_ViewComponentNotVisibleOperatorMutator</text:p>
          </table:table-cell>
          <table:table-cell table:style-name="ce1" table:formula="of:=[.D200]+[.B201]" office:value-type="float" office:value="79994" calcext:value-type="float">
            <text:p>79994</text:p>
          </table:table-cell>
          <table:table-cell table:style-name="ce3" table:formula="of:=[.B201]/[.$B$1]" office:value-type="float" office:value="3.5" calcext:value-type="float">
            <text:p>3,50</text:p>
          </table:table-cell>
          <table:table-cell table:style-name="ce3" table:formula="of:=[.F200]+[.E201]" office:value-type="float" office:value="833.270833333334" calcext:value-type="float">
            <text:p>833,27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446" calcext:value-type="float">
            <text:p>446</text:p>
          </table:table-cell>
          <table:table-cell table:style-name="ce1" office:value-type="string" calcext:value-type="string">
            <text:p>NavListAdapter_22_InvalidViewFocusOperatorMutator</text:p>
          </table:table-cell>
          <table:table-cell table:style-name="ce1" table:formula="of:=[.D201]+[.B202]" office:value-type="float" office:value="80440" calcext:value-type="float">
            <text:p>80440</text:p>
          </table:table-cell>
          <table:table-cell table:style-name="ce3" table:formula="of:=[.B202]/[.$B$1]" office:value-type="float" office:value="4.64583333333333" calcext:value-type="float">
            <text:p>4,65</text:p>
          </table:table-cell>
          <table:table-cell table:style-name="ce3" table:formula="of:=[.F201]+[.E202]" office:value-type="float" office:value="837.916666666667" calcext:value-type="float">
            <text:p>837,92</text:p>
          </table:table-cell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NavListAdapter_23_ViewComponentNotVisibleOperatorMutator</text:p>
          </table:table-cell>
          <table:table-cell table:style-name="ce1" table:formula="of:=[.D202]+[.B203]" office:value-type="float" office:value="80833" calcext:value-type="float">
            <text:p>80833</text:p>
          </table:table-cell>
          <table:table-cell table:style-name="ce3" table:formula="of:=[.B203]/[.$B$1]" office:value-type="float" office:value="4.09375" calcext:value-type="float">
            <text:p>4,09</text:p>
          </table:table-cell>
          <table:table-cell table:style-name="ce3" table:formula="of:=[.F202]+[.E203]" office:value-type="float" office:value="842.010416666667" calcext:value-type="float">
            <text:p>842,01</text:p>
          </table:table-cell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NavListAdapter_24_InvalidViewFocusOperatorMutator</text:p>
          </table:table-cell>
          <table:table-cell table:style-name="ce1" table:formula="of:=[.D203]+[.B204]" office:value-type="float" office:value="81229" calcext:value-type="float">
            <text:p>81229</text:p>
          </table:table-cell>
          <table:table-cell table:style-name="ce3" table:formula="of:=[.B204]/[.$B$1]" office:value-type="float" office:value="4.125" calcext:value-type="float">
            <text:p>4,13</text:p>
          </table:table-cell>
          <table:table-cell table:style-name="ce3" table:formula="of:=[.F203]+[.E204]" office:value-type="float" office:value="846.135416666667" calcext:value-type="float">
            <text:p>846,14</text:p>
          </table:table-cell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NavListAdapter_25_ViewComponentNotVisibleOperatorMutator</text:p>
          </table:table-cell>
          <table:table-cell table:style-name="ce1" table:formula="of:=[.D204]+[.B205]" office:value-type="float" office:value="81621" calcext:value-type="float">
            <text:p>81621</text:p>
          </table:table-cell>
          <table:table-cell table:style-name="ce3" table:formula="of:=[.B205]/[.$B$1]" office:value-type="float" office:value="4.08333333333333" calcext:value-type="float">
            <text:p>4,08</text:p>
          </table:table-cell>
          <table:table-cell table:style-name="ce3" table:formula="of:=[.F204]+[.E205]" office:value-type="float" office:value="850.21875" calcext:value-type="float">
            <text:p>850,22</text:p>
          </table:table-cell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NavListAdapter_26_InvalidViewFocusOperatorMutator</text:p>
          </table:table-cell>
          <table:table-cell table:style-name="ce1" table:formula="of:=[.D205]+[.B206]" office:value-type="float" office:value="82015" calcext:value-type="float">
            <text:p>82015</text:p>
          </table:table-cell>
          <table:table-cell table:style-name="ce3" table:formula="of:=[.B206]/[.$B$1]" office:value-type="float" office:value="4.10416666666667" calcext:value-type="float">
            <text:p>4,10</text:p>
          </table:table-cell>
          <table:table-cell table:style-name="ce3" table:formula="of:=[.F205]+[.E206]" office:value-type="float" office:value="854.322916666667" calcext:value-type="float">
            <text:p>854,32</text:p>
          </table:table-cell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string" calcext:value-type="string">
            <text:p>NavListAdapter_27_ViewComponentNotVisibleOperatorMutator</text:p>
          </table:table-cell>
          <table:table-cell table:style-name="ce1" table:formula="of:=[.D206]+[.B207]" office:value-type="float" office:value="82398" calcext:value-type="float">
            <text:p>82398</text:p>
          </table:table-cell>
          <table:table-cell table:style-name="ce3" table:formula="of:=[.B207]/[.$B$1]" office:value-type="float" office:value="3.98958333333333" calcext:value-type="float">
            <text:p>3,99</text:p>
          </table:table-cell>
          <table:table-cell table:style-name="ce3" table:formula="of:=[.F206]+[.E207]" office:value-type="float" office:value="858.3125" calcext:value-type="float">
            <text:p>858,31</text:p>
          </table:table-cell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NavListAdapter_28_InvalidViewFocusOperatorMutator</text:p>
          </table:table-cell>
          <table:table-cell table:style-name="ce1" table:formula="of:=[.D207]+[.B208]" office:value-type="float" office:value="82792" calcext:value-type="float">
            <text:p>82792</text:p>
          </table:table-cell>
          <table:table-cell table:style-name="ce3" table:formula="of:=[.B208]/[.$B$1]" office:value-type="float" office:value="4.10416666666667" calcext:value-type="float">
            <text:p>4,10</text:p>
          </table:table-cell>
          <table:table-cell table:style-name="ce3" table:formula="of:=[.F207]+[.E208]" office:value-type="float" office:value="862.416666666667" calcext:value-type="float">
            <text:p>862,42</text:p>
          </table:table-cell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string" calcext:value-type="string">
            <text:p>NavListAdapter_29_ViewComponentNotVisibleOperatorMutator</text:p>
          </table:table-cell>
          <table:table-cell table:style-name="ce1" table:formula="of:=[.D208]+[.B209]" office:value-type="float" office:value="83180" calcext:value-type="float">
            <text:p>83180</text:p>
          </table:table-cell>
          <table:table-cell table:style-name="ce3" table:formula="of:=[.B209]/[.$B$1]" office:value-type="float" office:value="4.04166666666667" calcext:value-type="float">
            <text:p>4,04</text:p>
          </table:table-cell>
          <table:table-cell table:style-name="ce3" table:formula="of:=[.F208]+[.E209]" office:value-type="float" office:value="866.458333333334" calcext:value-type="float">
            <text:p>866,46</text:p>
          </table:table-cell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NavListAdapter_30_InvalidViewFocusOperatorMutator</text:p>
          </table:table-cell>
          <table:table-cell table:style-name="ce1" table:formula="of:=[.D209]+[.B210]" office:value-type="float" office:value="83573" calcext:value-type="float">
            <text:p>83573</text:p>
          </table:table-cell>
          <table:table-cell table:style-name="ce3" table:formula="of:=[.B210]/[.$B$1]" office:value-type="float" office:value="4.09375" calcext:value-type="float">
            <text:p>4,09</text:p>
          </table:table-cell>
          <table:table-cell table:style-name="ce3" table:formula="of:=[.F209]+[.E210]" office:value-type="float" office:value="870.552083333334" calcext:value-type="float">
            <text:p>870,55</text:p>
          </table:table-cell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NavListAdapter_31_ViewComponentNotVisibleOperatorMutator</text:p>
          </table:table-cell>
          <table:table-cell table:style-name="ce1" table:formula="of:=[.D210]+[.B211]" office:value-type="float" office:value="83965" calcext:value-type="float">
            <text:p>83965</text:p>
          </table:table-cell>
          <table:table-cell table:style-name="ce3" table:formula="of:=[.B211]/[.$B$1]" office:value-type="float" office:value="4.08333333333333" calcext:value-type="float">
            <text:p>4,08</text:p>
          </table:table-cell>
          <table:table-cell table:style-name="ce3" table:formula="of:=[.F210]+[.E211]" office:value-type="float" office:value="874.635416666667" calcext:value-type="float">
            <text:p>874,64</text:p>
          </table:table-cell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HorizontalFeedListAdapter_0_BinaryMutator</text:p>
          </table:table-cell>
          <table:table-cell table:style-name="ce1" table:formula="of:=[.D211]+[.B212]" office:value-type="float" office:value="84356" calcext:value-type="float">
            <text:p>84356</text:p>
          </table:table-cell>
          <table:table-cell table:style-name="ce3" table:formula="of:=[.B212]/[.$B$1]" office:value-type="float" office:value="4.07291666666667" calcext:value-type="float">
            <text:p>4,07</text:p>
          </table:table-cell>
          <table:table-cell table:style-name="ce3" table:formula="of:=[.F211]+[.E212]" office:value-type="float" office:value="878.708333333334" calcext:value-type="float">
            <text:p>878,71</text:p>
          </table:table-cell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HorizontalFeedListAdapter_1_BuggyGUIListenerOperatorMutator</text:p>
          </table:table-cell>
          <table:table-cell table:style-name="ce1" table:formula="of:=[.D212]+[.B213]" office:value-type="float" office:value="84751" calcext:value-type="float">
            <text:p>84751</text:p>
          </table:table-cell>
          <table:table-cell table:style-name="ce3" table:formula="of:=[.B213]/[.$B$1]" office:value-type="float" office:value="4.11458333333333" calcext:value-type="float">
            <text:p>4,11</text:p>
          </table:table-cell>
          <table:table-cell table:style-name="ce3" table:formula="of:=[.F212]+[.E213]" office:value-type="float" office:value="882.822916666667" calcext:value-type="float">
            <text:p>882,82</text:p>
          </table:table-cell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HorizontalFeedListAdapter_2_BuggyGUIListenerOperatorMutator</text:p>
          </table:table-cell>
          <table:table-cell table:style-name="ce1" table:formula="of:=[.D213]+[.B214]" office:value-type="float" office:value="85143" calcext:value-type="float">
            <text:p>85143</text:p>
          </table:table-cell>
          <table:table-cell table:style-name="ce3" table:formula="of:=[.B214]/[.$B$1]" office:value-type="float" office:value="4.08333333333333" calcext:value-type="float">
            <text:p>4,08</text:p>
          </table:table-cell>
          <table:table-cell table:style-name="ce3" table:formula="of:=[.F213]+[.E214]" office:value-type="float" office:value="886.90625" calcext:value-type="float">
            <text:p>886,91</text:p>
          </table:table-cell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HorizontalFeedListAdapter_3_BinaryMutator</text:p>
          </table:table-cell>
          <table:table-cell table:style-name="ce1" table:formula="of:=[.D214]+[.B215]" office:value-type="float" office:value="85537" calcext:value-type="float">
            <text:p>85537</text:p>
          </table:table-cell>
          <table:table-cell table:style-name="ce3" table:formula="of:=[.B215]/[.$B$1]" office:value-type="float" office:value="4.10416666666667" calcext:value-type="float">
            <text:p>4,10</text:p>
          </table:table-cell>
          <table:table-cell table:style-name="ce3" table:formula="of:=[.F214]+[.E215]" office:value-type="float" office:value="891.010416666667" calcext:value-type="float">
            <text:p>891,01</text:p>
          </table:table-cell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HorizontalFeedListAdapter_4_BinaryMutator</text:p>
          </table:table-cell>
          <table:table-cell table:style-name="ce1" table:formula="of:=[.D215]+[.B216]" office:value-type="float" office:value="85931" calcext:value-type="float">
            <text:p>85931</text:p>
          </table:table-cell>
          <table:table-cell table:style-name="ce3" table:formula="of:=[.B216]/[.$B$1]" office:value-type="float" office:value="4.10416666666667" calcext:value-type="float">
            <text:p>4,10</text:p>
          </table:table-cell>
          <table:table-cell table:style-name="ce3" table:formula="of:=[.F215]+[.E216]" office:value-type="float" office:value="895.114583333334" calcext:value-type="float">
            <text:p>895,11</text:p>
          </table:table-cell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string" calcext:value-type="string">
            <text:p>HorizontalFeedListAdapter_5_InvalidViewFocusOperatorMutator</text:p>
          </table:table-cell>
          <table:table-cell table:style-name="ce1" table:formula="of:=[.D216]+[.B217]" office:value-type="float" office:value="86329" calcext:value-type="float">
            <text:p>86329</text:p>
          </table:table-cell>
          <table:table-cell table:style-name="ce3" table:formula="of:=[.B217]/[.$B$1]" office:value-type="float" office:value="4.14583333333333" calcext:value-type="float">
            <text:p>4,15</text:p>
          </table:table-cell>
          <table:table-cell table:style-name="ce3" table:formula="of:=[.F216]+[.E217]" office:value-type="float" office:value="899.260416666667" calcext:value-type="float">
            <text:p>899,26</text:p>
          </table:table-cell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HorizontalFeedListAdapter_6_ViewComponentNotVisibleOperatorMutator</text:p>
          </table:table-cell>
          <table:table-cell table:style-name="ce1" table:formula="of:=[.D217]+[.B218]" office:value-type="float" office:value="86725" calcext:value-type="float">
            <text:p>86725</text:p>
          </table:table-cell>
          <table:table-cell table:style-name="ce3" table:formula="of:=[.B218]/[.$B$1]" office:value-type="float" office:value="4.125" calcext:value-type="float">
            <text:p>4,13</text:p>
          </table:table-cell>
          <table:table-cell table:style-name="ce3" table:formula="of:=[.F217]+[.E218]" office:value-type="float" office:value="903.385416666667" calcext:value-type="float">
            <text:p>903,39</text:p>
          </table:table-cell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HorizontalFeedListAdapter_7_InvalidViewFocusOperatorMutator</text:p>
          </table:table-cell>
          <table:table-cell table:style-name="ce1" table:formula="of:=[.D218]+[.B219]" office:value-type="float" office:value="87118" calcext:value-type="float">
            <text:p>87118</text:p>
          </table:table-cell>
          <table:table-cell table:style-name="ce3" table:formula="of:=[.B219]/[.$B$1]" office:value-type="float" office:value="4.09375" calcext:value-type="float">
            <text:p>4,09</text:p>
          </table:table-cell>
          <table:table-cell table:style-name="ce3" table:formula="of:=[.F218]+[.E219]" office:value-type="float" office:value="907.479166666667" calcext:value-type="float">
            <text:p>907,48</text:p>
          </table:table-cell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HorizontalFeedListAdapter_8_ViewComponentNotVisibleOperatorMutator</text:p>
          </table:table-cell>
          <table:table-cell table:style-name="ce1" table:formula="of:=[.D219]+[.B220]" office:value-type="float" office:value="87512" calcext:value-type="float">
            <text:p>87512</text:p>
          </table:table-cell>
          <table:table-cell table:style-name="ce3" table:formula="of:=[.B220]/[.$B$1]" office:value-type="float" office:value="4.10416666666667" calcext:value-type="float">
            <text:p>4,10</text:p>
          </table:table-cell>
          <table:table-cell table:style-name="ce3" table:formula="of:=[.F219]+[.E220]" office:value-type="float" office:value="911.583333333334" calcext:value-type="float">
            <text:p>911,58</text:p>
          </table:table-cell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HorizontalFeedListAdapter_9_InvalidViewFocusOperatorMutator</text:p>
          </table:table-cell>
          <table:table-cell table:style-name="ce1" table:formula="of:=[.D220]+[.B221]" office:value-type="float" office:value="87904" calcext:value-type="float">
            <text:p>87904</text:p>
          </table:table-cell>
          <table:table-cell table:style-name="ce3" table:formula="of:=[.B221]/[.$B$1]" office:value-type="float" office:value="4.08333333333333" calcext:value-type="float">
            <text:p>4,08</text:p>
          </table:table-cell>
          <table:table-cell table:style-name="ce3" table:formula="of:=[.F220]+[.E221]" office:value-type="float" office:value="915.666666666667" calcext:value-type="float">
            <text:p>915,67</text:p>
          </table:table-cell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HorizontalFeedListAdapter_10_ViewComponentNotVisibleOperatorMutator</text:p>
          </table:table-cell>
          <table:table-cell table:style-name="ce1" table:formula="of:=[.D221]+[.B222]" office:value-type="float" office:value="88296" calcext:value-type="float">
            <text:p>88296</text:p>
          </table:table-cell>
          <table:table-cell table:style-name="ce3" table:formula="of:=[.B222]/[.$B$1]" office:value-type="float" office:value="4.08333333333333" calcext:value-type="float">
            <text:p>4,08</text:p>
          </table:table-cell>
          <table:table-cell table:style-name="ce3" table:formula="of:=[.F221]+[.E222]" office:value-type="float" office:value="919.75" calcext:value-type="float">
            <text:p>919,75</text:p>
          </table:table-cell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SimpleChipAdapter_0_BuggyGUIListenerOperatorMutator</text:p>
          </table:table-cell>
          <table:table-cell table:style-name="ce1" table:formula="of:=[.D222]+[.B223]" office:value-type="float" office:value="88687" calcext:value-type="float">
            <text:p>88687</text:p>
          </table:table-cell>
          <table:table-cell table:style-name="ce3" table:formula="of:=[.B223]/[.$B$1]" office:value-type="float" office:value="4.07291666666667" calcext:value-type="float">
            <text:p>4,07</text:p>
          </table:table-cell>
          <table:table-cell table:style-name="ce3" table:formula="of:=[.F222]+[.E223]" office:value-type="float" office:value="923.822916666667" calcext:value-type="float">
            <text:p>923,82</text:p>
          </table:table-cell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SelectableAdapter_0_BinaryMutator</text:p>
          </table:table-cell>
          <table:table-cell table:style-name="ce1" table:formula="of:=[.D223]+[.B224]" office:value-type="float" office:value="89079" calcext:value-type="float">
            <text:p>89079</text:p>
          </table:table-cell>
          <table:table-cell table:style-name="ce3" table:formula="of:=[.B224]/[.$B$1]" office:value-type="float" office:value="4.08333333333333" calcext:value-type="float">
            <text:p>4,08</text:p>
          </table:table-cell>
          <table:table-cell table:style-name="ce3" table:formula="of:=[.F223]+[.E224]" office:value-type="float" office:value="927.90625" calcext:value-type="float">
            <text:p>927,91</text:p>
          </table:table-cell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SelectableAdapter_1_BinaryMutator</text:p>
          </table:table-cell>
          <table:table-cell table:style-name="ce1" table:formula="of:=[.D224]+[.B225]" office:value-type="float" office:value="89472" calcext:value-type="float">
            <text:p>89472</text:p>
          </table:table-cell>
          <table:table-cell table:style-name="ce3" table:formula="of:=[.B225]/[.$B$1]" office:value-type="float" office:value="4.09375" calcext:value-type="float">
            <text:p>4,09</text:p>
          </table:table-cell>
          <table:table-cell table:style-name="ce3" table:formula="of:=[.F224]+[.E225]" office:value-type="float" office:value="932" calcext:value-type="float">
            <text:p>932,00</text:p>
          </table:table-cell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FeedItemlistDescriptionAdapter_0_InvalidViewFocusOperatorMutator</text:p>
          </table:table-cell>
          <table:table-cell table:style-name="ce1" table:formula="of:=[.D225]+[.B226]" office:value-type="float" office:value="89862" calcext:value-type="float">
            <text:p>89862</text:p>
          </table:table-cell>
          <table:table-cell table:style-name="ce3" table:formula="of:=[.B226]/[.$B$1]" office:value-type="float" office:value="4.0625" calcext:value-type="float">
            <text:p>4,06</text:p>
          </table:table-cell>
          <table:table-cell table:style-name="ce3" table:formula="of:=[.F225]+[.E226]" office:value-type="float" office:value="936.0625" calcext:value-type="float">
            <text:p>936,06</text:p>
          </table:table-cell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FeedItemlistDescriptionAdapter_1_ViewComponentNotVisibleOperatorMutator</text:p>
          </table:table-cell>
          <table:table-cell table:style-name="ce1" table:formula="of:=[.D226]+[.B227]" office:value-type="float" office:value="90255" calcext:value-type="float">
            <text:p>90255</text:p>
          </table:table-cell>
          <table:table-cell table:style-name="ce3" table:formula="of:=[.B227]/[.$B$1]" office:value-type="float" office:value="4.09375" calcext:value-type="float">
            <text:p>4,09</text:p>
          </table:table-cell>
          <table:table-cell table:style-name="ce3" table:formula="of:=[.F226]+[.E227]" office:value-type="float" office:value="940.15625" calcext:value-type="float">
            <text:p>940,16</text:p>
          </table:table-cell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FeedItemlistDescriptionAdapter_2_InvalidViewFocusOperatorMutator</text:p>
          </table:table-cell>
          <table:table-cell table:style-name="ce1" table:formula="of:=[.D227]+[.B228]" office:value-type="float" office:value="90647" calcext:value-type="float">
            <text:p>90647</text:p>
          </table:table-cell>
          <table:table-cell table:style-name="ce3" table:formula="of:=[.B228]/[.$B$1]" office:value-type="float" office:value="4.08333333333333" calcext:value-type="float">
            <text:p>4,08</text:p>
          </table:table-cell>
          <table:table-cell table:style-name="ce3" table:formula="of:=[.F227]+[.E228]" office:value-type="float" office:value="944.239583333334" calcext:value-type="float">
            <text:p>944,24</text:p>
          </table:table-cell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FeedItemlistDescriptionAdapter_3_ViewComponentNotVisibleOperatorMutator</text:p>
          </table:table-cell>
          <table:table-cell table:style-name="ce1" table:formula="of:=[.D228]+[.B229]" office:value-type="float" office:value="91044" calcext:value-type="float">
            <text:p>91044</text:p>
          </table:table-cell>
          <table:table-cell table:style-name="ce3" table:formula="of:=[.B229]/[.$B$1]" office:value-type="float" office:value="4.13541666666667" calcext:value-type="float">
            <text:p>4,14</text:p>
          </table:table-cell>
          <table:table-cell table:style-name="ce3" table:formula="of:=[.F228]+[.E229]" office:value-type="float" office:value="948.375" calcext:value-type="float">
            <text:p>948,38</text:p>
          </table:table-cell>
        </table:table-row>
        <table:table-row table:style-name="ro1"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FeedItemlistDescriptionAdapter_4_InvalidViewFocusOperatorMutator</text:p>
          </table:table-cell>
          <table:table-cell table:style-name="ce1" table:formula="of:=[.D229]+[.B230]" office:value-type="float" office:value="91439" calcext:value-type="float">
            <text:p>91439</text:p>
          </table:table-cell>
          <table:table-cell table:style-name="ce3" table:formula="of:=[.B230]/[.$B$1]" office:value-type="float" office:value="4.11458333333333" calcext:value-type="float">
            <text:p>4,11</text:p>
          </table:table-cell>
          <table:table-cell table:style-name="ce3" table:formula="of:=[.F229]+[.E230]" office:value-type="float" office:value="952.489583333334" calcext:value-type="float">
            <text:p>952,49</text:p>
          </table:table-cell>
        </table:table-row>
        <table:table-row table:style-name="ro1"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FeedItemlistDescriptionAdapter_5_ViewComponentNotVisibleOperatorMutator</text:p>
          </table:table-cell>
          <table:table-cell table:style-name="ce1" table:formula="of:=[.D230]+[.B231]" office:value-type="float" office:value="91830" calcext:value-type="float">
            <text:p>91830</text:p>
          </table:table-cell>
          <table:table-cell table:style-name="ce3" table:formula="of:=[.B231]/[.$B$1]" office:value-type="float" office:value="4.07291666666667" calcext:value-type="float">
            <text:p>4,07</text:p>
          </table:table-cell>
          <table:table-cell table:style-name="ce3" table:formula="of:=[.F230]+[.E231]" office:value-type="float" office:value="956.5625" calcext:value-type="float">
            <text:p>956,56</text:p>
          </table:table-cell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FeedItemlistDescriptionAdapter_6_InvalidViewFocusOperatorMutator</text:p>
          </table:table-cell>
          <table:table-cell table:style-name="ce1" table:formula="of:=[.D231]+[.B232]" office:value-type="float" office:value="92225" calcext:value-type="float">
            <text:p>92225</text:p>
          </table:table-cell>
          <table:table-cell table:style-name="ce3" table:formula="of:=[.B232]/[.$B$1]" office:value-type="float" office:value="4.11458333333333" calcext:value-type="float">
            <text:p>4,11</text:p>
          </table:table-cell>
          <table:table-cell table:style-name="ce3" table:formula="of:=[.F231]+[.E232]" office:value-type="float" office:value="960.677083333334" calcext:value-type="float">
            <text:p>960,68</text:p>
          </table:table-cell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FeedItemlistDescriptionAdapter_7_ViewComponentNotVisibleOperatorMutator</text:p>
          </table:table-cell>
          <table:table-cell table:style-name="ce1" table:formula="of:=[.D232]+[.B233]" office:value-type="float" office:value="92619" calcext:value-type="float">
            <text:p>92619</text:p>
          </table:table-cell>
          <table:table-cell table:style-name="ce3" table:formula="of:=[.B233]/[.$B$1]" office:value-type="float" office:value="4.10416666666667" calcext:value-type="float">
            <text:p>4,10</text:p>
          </table:table-cell>
          <table:table-cell table:style-name="ce3" table:formula="of:=[.F232]+[.E233]" office:value-type="float" office:value="964.78125" calcext:value-type="float">
            <text:p>964,78</text:p>
          </table:table-cell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FeedItemlistDescriptionAdapter_8_BuggyGUIListenerOperatorMutator</text:p>
          </table:table-cell>
          <table:table-cell table:style-name="ce1" table:formula="of:=[.D233]+[.B234]" office:value-type="float" office:value="93010" calcext:value-type="float">
            <text:p>93010</text:p>
          </table:table-cell>
          <table:table-cell table:style-name="ce3" table:formula="of:=[.B234]/[.$B$1]" office:value-type="float" office:value="4.07291666666667" calcext:value-type="float">
            <text:p>4,07</text:p>
          </table:table-cell>
          <table:table-cell table:style-name="ce3" table:formula="of:=[.F233]+[.E234]" office:value-type="float" office:value="968.854166666667" calcext:value-type="float">
            <text:p>968,85</text:p>
          </table:table-cell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string" calcext:value-type="string">
            <text:p>FeedItemlistDescriptionAdapter_9_BuggyGUIListenerOperatorMutator</text:p>
          </table:table-cell>
          <table:table-cell table:style-name="ce1" table:formula="of:=[.D234]+[.B235]" office:value-type="float" office:value="93399" calcext:value-type="float">
            <text:p>93399</text:p>
          </table:table-cell>
          <table:table-cell table:style-name="ce3" table:formula="of:=[.B235]/[.$B$1]" office:value-type="float" office:value="4.05208333333333" calcext:value-type="float">
            <text:p>4,05</text:p>
          </table:table-cell>
          <table:table-cell table:style-name="ce3" table:formula="of:=[.F234]+[.E235]" office:value-type="float" office:value="972.90625" calcext:value-type="float">
            <text:p>972,91</text:p>
          </table:table-cell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string" calcext:value-type="string">
            <text:p>DownloadLogAdapter_0_BuggyGUIListenerOperatorMutator</text:p>
          </table:table-cell>
          <table:table-cell table:style-name="ce1" table:formula="of:=[.D235]+[.B236]" office:value-type="float" office:value="93788" calcext:value-type="float">
            <text:p>93788</text:p>
          </table:table-cell>
          <table:table-cell table:style-name="ce3" table:formula="of:=[.B236]/[.$B$1]" office:value-type="float" office:value="4.05208333333333" calcext:value-type="float">
            <text:p>4,05</text:p>
          </table:table-cell>
          <table:table-cell table:style-name="ce3" table:formula="of:=[.F235]+[.E236]" office:value-type="float" office:value="976.958333333334" calcext:value-type="float">
            <text:p>976,96</text:p>
          </table:table-cell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DownloadLogAdapter_1_BuggyGUIListenerOperatorMutator</text:p>
          </table:table-cell>
          <table:table-cell table:style-name="ce1" table:formula="of:=[.D236]+[.B237]" office:value-type="float" office:value="94179" calcext:value-type="float">
            <text:p>94179</text:p>
          </table:table-cell>
          <table:table-cell table:style-name="ce3" table:formula="of:=[.B237]/[.$B$1]" office:value-type="float" office:value="4.07291666666667" calcext:value-type="float">
            <text:p>4,07</text:p>
          </table:table-cell>
          <table:table-cell table:style-name="ce3" table:formula="of:=[.F236]+[.E237]" office:value-type="float" office:value="981.03125" calcext:value-type="float">
            <text:p>981,03</text:p>
          </table:table-cell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HorizontalItemListAdapter_0_BuggyGUIListenerOperatorMutator</text:p>
          </table:table-cell>
          <table:table-cell table:style-name="ce1" table:formula="of:=[.D237]+[.B238]" office:value-type="float" office:value="94573" calcext:value-type="float">
            <text:p>94573</text:p>
          </table:table-cell>
          <table:table-cell table:style-name="ce3" table:formula="of:=[.B238]/[.$B$1]" office:value-type="float" office:value="4.10416666666667" calcext:value-type="float">
            <text:p>4,10</text:p>
          </table:table-cell>
          <table:table-cell table:style-name="ce3" table:formula="of:=[.F237]+[.E238]" office:value-type="float" office:value="985.135416666667" calcext:value-type="float">
            <text:p>985,14</text:p>
          </table:table-cell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HorizontalItemListAdapter_1_BinaryMutator</text:p>
          </table:table-cell>
          <table:table-cell table:style-name="ce1" table:formula="of:=[.D238]+[.B239]" office:value-type="float" office:value="94963" calcext:value-type="float">
            <text:p>94963</text:p>
          </table:table-cell>
          <table:table-cell table:style-name="ce3" table:formula="of:=[.B239]/[.$B$1]" office:value-type="float" office:value="4.0625" calcext:value-type="float">
            <text:p>4,06</text:p>
          </table:table-cell>
          <table:table-cell table:style-name="ce3" table:formula="of:=[.F238]+[.E239]" office:value-type="float" office:value="989.197916666667" calcext:value-type="float">
            <text:p>989,20</text:p>
          </table:table-cell>
        </table:table-row>
        <table:table-row table:style-name="ro1"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QueueRecyclerAdapter_0_BinaryMutator</text:p>
          </table:table-cell>
          <table:table-cell table:style-name="ce1" table:formula="of:=[.D239]+[.B240]" office:value-type="float" office:value="95355" calcext:value-type="float">
            <text:p>95355</text:p>
          </table:table-cell>
          <table:table-cell table:style-name="ce3" table:formula="of:=[.B240]/[.$B$1]" office:value-type="float" office:value="4.08333333333333" calcext:value-type="float">
            <text:p>4,08</text:p>
          </table:table-cell>
          <table:table-cell table:style-name="ce3" table:formula="of:=[.F239]+[.E240]" office:value-type="float" office:value="993.28125" calcext:value-type="float">
            <text:p>993,28</text:p>
          </table:table-cell>
        </table:table-row>
        <table:table-row table:style-name="ro1"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QueueRecyclerAdapter_1_BinaryMutator</text:p>
          </table:table-cell>
          <table:table-cell table:style-name="ce1" table:formula="of:=[.D240]+[.B241]" office:value-type="float" office:value="95745" calcext:value-type="float">
            <text:p>95745</text:p>
          </table:table-cell>
          <table:table-cell table:style-name="ce3" table:formula="of:=[.B241]/[.$B$1]" office:value-type="float" office:value="4.0625" calcext:value-type="float">
            <text:p>4,06</text:p>
          </table:table-cell>
          <table:table-cell table:style-name="ce3" table:formula="of:=[.F240]+[.E241]" office:value-type="float" office:value="997.34375" calcext:value-type="float">
            <text:p>997,34</text:p>
          </table:table-cell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QueueRecyclerAdapter_2_BinaryMutator</text:p>
          </table:table-cell>
          <table:table-cell table:style-name="ce1" table:formula="of:=[.D241]+[.B242]" office:value-type="float" office:value="96139" calcext:value-type="float">
            <text:p>96139</text:p>
          </table:table-cell>
          <table:table-cell table:style-name="ce3" table:formula="of:=[.B242]/[.$B$1]" office:value-type="float" office:value="4.10416666666667" calcext:value-type="float">
            <text:p>4,10</text:p>
          </table:table-cell>
          <table:table-cell table:style-name="ce3" table:formula="of:=[.F241]+[.E242]" office:value-type="float" office:value="1001.44791666667" calcext:value-type="float">
            <text:p>1001,45</text:p>
          </table:table-cell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QueueRecyclerAdapter_3_BinaryMutator</text:p>
          </table:table-cell>
          <table:table-cell table:style-name="ce1" table:formula="of:=[.D242]+[.B243]" office:value-type="float" office:value="96530" calcext:value-type="float">
            <text:p>96530</text:p>
          </table:table-cell>
          <table:table-cell table:style-name="ce3" table:formula="of:=[.B243]/[.$B$1]" office:value-type="float" office:value="4.07291666666667" calcext:value-type="float">
            <text:p>4,07</text:p>
          </table:table-cell>
          <table:table-cell table:style-name="ce3" table:formula="of:=[.F242]+[.E243]" office:value-type="float" office:value="1005.52083333333" calcext:value-type="float">
            <text:p>1005,52</text:p>
          </table:table-cell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ChaptersListAdapter_0_BinaryMutator</text:p>
          </table:table-cell>
          <table:table-cell table:style-name="ce1" table:formula="of:=[.D243]+[.B244]" office:value-type="float" office:value="96924" calcext:value-type="float">
            <text:p>96924</text:p>
          </table:table-cell>
          <table:table-cell table:style-name="ce3" table:formula="of:=[.B244]/[.$B$1]" office:value-type="float" office:value="4.10416666666667" calcext:value-type="float">
            <text:p>4,10</text:p>
          </table:table-cell>
          <table:table-cell table:style-name="ce3" table:formula="of:=[.F243]+[.E244]" office:value-type="float" office:value="1009.625" calcext:value-type="float">
            <text:p>1009,63</text:p>
          </table:table-cell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ChaptersListAdapter_1_BinaryMutator</text:p>
          </table:table-cell>
          <table:table-cell table:style-name="ce1" table:formula="of:=[.D244]+[.B245]" office:value-type="float" office:value="97318" calcext:value-type="float">
            <text:p>97318</text:p>
          </table:table-cell>
          <table:table-cell table:style-name="ce3" table:formula="of:=[.B245]/[.$B$1]" office:value-type="float" office:value="4.10416666666667" calcext:value-type="float">
            <text:p>4,10</text:p>
          </table:table-cell>
          <table:table-cell table:style-name="ce3" table:formula="of:=[.F244]+[.E245]" office:value-type="float" office:value="1013.72916666667" calcext:value-type="float">
            <text:p>1013,73</text:p>
          </table:table-cell>
        </table:table-row>
        <table:table-row table:style-name="ro1"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ChaptersListAdapter_2_BinaryMutator</text:p>
          </table:table-cell>
          <table:table-cell table:style-name="ce1" table:formula="of:=[.D245]+[.B246]" office:value-type="float" office:value="97709" calcext:value-type="float">
            <text:p>97709</text:p>
          </table:table-cell>
          <table:table-cell table:style-name="ce3" table:formula="of:=[.B246]/[.$B$1]" office:value-type="float" office:value="4.07291666666667" calcext:value-type="float">
            <text:p>4,07</text:p>
          </table:table-cell>
          <table:table-cell table:style-name="ce3" table:formula="of:=[.F245]+[.E246]" office:value-type="float" office:value="1017.80208333333" calcext:value-type="float">
            <text:p>1017,80</text:p>
          </table:table-cell>
        </table:table-row>
        <table:table-row table:style-name="ro1"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ChaptersListAdapter_3_BinaryMutator</text:p>
          </table:table-cell>
          <table:table-cell table:style-name="ce1" table:formula="of:=[.D246]+[.B247]" office:value-type="float" office:value="98102" calcext:value-type="float">
            <text:p>98102</text:p>
          </table:table-cell>
          <table:table-cell table:style-name="ce3" table:formula="of:=[.B247]/[.$B$1]" office:value-type="float" office:value="4.09375" calcext:value-type="float">
            <text:p>4,09</text:p>
          </table:table-cell>
          <table:table-cell table:style-name="ce3" table:formula="of:=[.F246]+[.E247]" office:value-type="float" office:value="1021.89583333333" calcext:value-type="float">
            <text:p>1021,90</text:p>
          </table:table-cell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ChaptersListAdapter_4_BuggyGUIListenerOperatorMutator</text:p>
          </table:table-cell>
          <table:table-cell table:style-name="ce1" table:formula="of:=[.D247]+[.B248]" office:value-type="float" office:value="98492" calcext:value-type="float">
            <text:p>98492</text:p>
          </table:table-cell>
          <table:table-cell table:style-name="ce3" table:formula="of:=[.B248]/[.$B$1]" office:value-type="float" office:value="4.0625" calcext:value-type="float">
            <text:p>4,06</text:p>
          </table:table-cell>
          <table:table-cell table:style-name="ce3" table:formula="of:=[.F247]+[.E248]" office:value-type="float" office:value="1025.95833333333" calcext:value-type="float">
            <text:p>1025,96</text:p>
          </table:table-cell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ChaptersListAdapter_5_BuggyGUIListenerOperatorMutator</text:p>
          </table:table-cell>
          <table:table-cell table:style-name="ce1" table:formula="of:=[.D248]+[.B249]" office:value-type="float" office:value="98883" calcext:value-type="float">
            <text:p>98883</text:p>
          </table:table-cell>
          <table:table-cell table:style-name="ce3" table:formula="of:=[.B249]/[.$B$1]" office:value-type="float" office:value="4.07291666666667" calcext:value-type="float">
            <text:p>4,07</text:p>
          </table:table-cell>
          <table:table-cell table:style-name="ce3" table:formula="of:=[.F248]+[.E249]" office:value-type="float" office:value="1030.03125" calcext:value-type="float">
            <text:p>1030,03</text:p>
          </table:table-cell>
        </table:table-row>
        <table:table-row table:style-name="ro1"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ChaptersListAdapter_6_BinaryMutator</text:p>
          </table:table-cell>
          <table:table-cell table:style-name="ce1" table:formula="of:=[.D249]+[.B250]" office:value-type="float" office:value="99274" calcext:value-type="float">
            <text:p>99274</text:p>
          </table:table-cell>
          <table:table-cell table:style-name="ce3" table:formula="of:=[.B250]/[.$B$1]" office:value-type="float" office:value="4.07291666666667" calcext:value-type="float">
            <text:p>4,07</text:p>
          </table:table-cell>
          <table:table-cell table:style-name="ce3" table:formula="of:=[.F249]+[.E250]" office:value-type="float" office:value="1034.10416666667" calcext:value-type="float">
            <text:p>1034,10</text:p>
          </table:table-cell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ChaptersListAdapter_7_BinaryMutator</text:p>
          </table:table-cell>
          <table:table-cell table:style-name="ce1" table:formula="of:=[.D250]+[.B251]" office:value-type="float" office:value="99667" calcext:value-type="float">
            <text:p>99667</text:p>
          </table:table-cell>
          <table:table-cell table:style-name="ce3" table:formula="of:=[.B251]/[.$B$1]" office:value-type="float" office:value="4.09375" calcext:value-type="float">
            <text:p>4,09</text:p>
          </table:table-cell>
          <table:table-cell table:style-name="ce3" table:formula="of:=[.F250]+[.E251]" office:value-type="float" office:value="1038.19791666667" calcext:value-type="float">
            <text:p>1038,20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ChaptersListAdapter_8_BinaryMutator</text:p>
          </table:table-cell>
          <table:table-cell table:style-name="ce1" table:formula="of:=[.D251]+[.B252]" office:value-type="float" office:value="100061" calcext:value-type="float">
            <text:p>100061</text:p>
          </table:table-cell>
          <table:table-cell table:style-name="ce3" table:formula="of:=[.B252]/[.$B$1]" office:value-type="float" office:value="4.10416666666667" calcext:value-type="float">
            <text:p>4,10</text:p>
          </table:table-cell>
          <table:table-cell table:style-name="ce3" table:formula="of:=[.F251]+[.E252]" office:value-type="float" office:value="1042.30208333333" calcext:value-type="float">
            <text:p>1042,30</text:p>
          </table:table-cell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ChaptersListAdapter_9_BinaryMutator</text:p>
          </table:table-cell>
          <table:table-cell table:style-name="ce1" table:formula="of:=[.D252]+[.B253]" office:value-type="float" office:value="100453" calcext:value-type="float">
            <text:p>100453</text:p>
          </table:table-cell>
          <table:table-cell table:style-name="ce3" table:formula="of:=[.B253]/[.$B$1]" office:value-type="float" office:value="4.08333333333333" calcext:value-type="float">
            <text:p>4,08</text:p>
          </table:table-cell>
          <table:table-cell table:style-name="ce3" table:formula="of:=[.F252]+[.E253]" office:value-type="float" office:value="1046.38541666667" calcext:value-type="float">
            <text:p>1046,39</text:p>
          </table:table-cell>
        </table:table-row>
        <table:table-row table:style-name="ro1"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ChaptersListAdapter_10_InvalidViewFocusOperatorMutator</text:p>
          </table:table-cell>
          <table:table-cell table:style-name="ce1" table:formula="of:=[.D253]+[.B254]" office:value-type="float" office:value="100845" calcext:value-type="float">
            <text:p>100845</text:p>
          </table:table-cell>
          <table:table-cell table:style-name="ce3" table:formula="of:=[.B254]/[.$B$1]" office:value-type="float" office:value="4.08333333333333" calcext:value-type="float">
            <text:p>4,08</text:p>
          </table:table-cell>
          <table:table-cell table:style-name="ce3" table:formula="of:=[.F253]+[.E254]" office:value-type="float" office:value="1050.46875" calcext:value-type="float">
            <text:p>1050,47</text:p>
          </table:table-cell>
        </table:table-row>
        <table:table-row table:style-name="ro1"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ChaptersListAdapter_11_ViewComponentNotVisibleOperatorMutator</text:p>
          </table:table-cell>
          <table:table-cell table:style-name="ce1" table:formula="of:=[.D254]+[.B255]" office:value-type="float" office:value="101240" calcext:value-type="float">
            <text:p>101240</text:p>
          </table:table-cell>
          <table:table-cell table:style-name="ce3" table:formula="of:=[.B255]/[.$B$1]" office:value-type="float" office:value="4.11458333333333" calcext:value-type="float">
            <text:p>4,11</text:p>
          </table:table-cell>
          <table:table-cell table:style-name="ce3" table:formula="of:=[.F254]+[.E255]" office:value-type="float" office:value="1054.58333333333" calcext:value-type="float">
            <text:p>1054,58</text:p>
          </table:table-cell>
        </table:table-row>
        <table:table-row table:style-name="ro1"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ChaptersListAdapter_12_InvalidViewFocusOperatorMutator</text:p>
          </table:table-cell>
          <table:table-cell table:style-name="ce1" table:formula="of:=[.D255]+[.B256]" office:value-type="float" office:value="101634" calcext:value-type="float">
            <text:p>101634</text:p>
          </table:table-cell>
          <table:table-cell table:style-name="ce3" table:formula="of:=[.B256]/[.$B$1]" office:value-type="float" office:value="4.10416666666667" calcext:value-type="float">
            <text:p>4,10</text:p>
          </table:table-cell>
          <table:table-cell table:style-name="ce3" table:formula="of:=[.F255]+[.E256]" office:value-type="float" office:value="1058.6875" calcext:value-type="float">
            <text:p>1058,69</text:p>
          </table:table-cell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ChaptersListAdapter_13_ViewComponentNotVisibleOperatorMutator</text:p>
          </table:table-cell>
          <table:table-cell table:style-name="ce1" table:formula="of:=[.D256]+[.B257]" office:value-type="float" office:value="102024" calcext:value-type="float">
            <text:p>102024</text:p>
          </table:table-cell>
          <table:table-cell table:style-name="ce3" table:formula="of:=[.B257]/[.$B$1]" office:value-type="float" office:value="4.0625" calcext:value-type="float">
            <text:p>4,06</text:p>
          </table:table-cell>
          <table:table-cell table:style-name="ce3" table:formula="of:=[.F256]+[.E257]" office:value-type="float" office:value="1062.75" calcext:value-type="float">
            <text:p>1062,75</text:p>
          </table:table-cell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string" calcext:value-type="string">
            <text:p>ChaptersListAdapter_14_InvalidViewFocusOperatorMutator</text:p>
          </table:table-cell>
          <table:table-cell table:style-name="ce1" table:formula="of:=[.D257]+[.B258]" office:value-type="float" office:value="102413" calcext:value-type="float">
            <text:p>102413</text:p>
          </table:table-cell>
          <table:table-cell table:style-name="ce3" table:formula="of:=[.B258]/[.$B$1]" office:value-type="float" office:value="4.05208333333333" calcext:value-type="float">
            <text:p>4,05</text:p>
          </table:table-cell>
          <table:table-cell table:style-name="ce3" table:formula="of:=[.F257]+[.E258]" office:value-type="float" office:value="1066.80208333333" calcext:value-type="float">
            <text:p>1066,80</text:p>
          </table:table-cell>
        </table:table-row>
        <table:table-row table:style-name="ro1"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ChaptersListAdapter_15_ViewComponentNotVisibleOperatorMutator</text:p>
          </table:table-cell>
          <table:table-cell table:style-name="ce1" table:formula="of:=[.D258]+[.B259]" office:value-type="float" office:value="102807" calcext:value-type="float">
            <text:p>102807</text:p>
          </table:table-cell>
          <table:table-cell table:style-name="ce3" table:formula="of:=[.B259]/[.$B$1]" office:value-type="float" office:value="4.10416666666667" calcext:value-type="float">
            <text:p>4,10</text:p>
          </table:table-cell>
          <table:table-cell table:style-name="ce3" table:formula="of:=[.F258]+[.E259]" office:value-type="float" office:value="1070.90625" calcext:value-type="float">
            <text:p>1070,91</text:p>
          </table:table-cell>
        </table:table-row>
        <table:table-row table:style-name="ro1"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ChaptersListAdapter_16_InvalidViewFocusOperatorMutator</text:p>
          </table:table-cell>
          <table:table-cell table:style-name="ce1" table:formula="of:=[.D259]+[.B260]" office:value-type="float" office:value="103201" calcext:value-type="float">
            <text:p>103201</text:p>
          </table:table-cell>
          <table:table-cell table:style-name="ce3" table:formula="of:=[.B260]/[.$B$1]" office:value-type="float" office:value="4.10416666666667" calcext:value-type="float">
            <text:p>4,10</text:p>
          </table:table-cell>
          <table:table-cell table:style-name="ce3" table:formula="of:=[.F259]+[.E260]" office:value-type="float" office:value="1075.01041666667" calcext:value-type="float">
            <text:p>1075,01</text:p>
          </table:table-cell>
        </table:table-row>
        <table:table-row table:style-name="ro1"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ChaptersListAdapter_17_ViewComponentNotVisibleOperatorMutator</text:p>
          </table:table-cell>
          <table:table-cell table:style-name="ce1" table:formula="of:=[.D260]+[.B261]" office:value-type="float" office:value="103594" calcext:value-type="float">
            <text:p>103594</text:p>
          </table:table-cell>
          <table:table-cell table:style-name="ce3" table:formula="of:=[.B261]/[.$B$1]" office:value-type="float" office:value="4.09375" calcext:value-type="float">
            <text:p>4,09</text:p>
          </table:table-cell>
          <table:table-cell table:style-name="ce3" table:formula="of:=[.F260]+[.E261]" office:value-type="float" office:value="1079.10416666667" calcext:value-type="float">
            <text:p>1079,10</text:p>
          </table:table-cell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ChaptersListAdapter_18_InvalidViewFocusOperatorMutator</text:p>
          </table:table-cell>
          <table:table-cell table:style-name="ce1" table:formula="of:=[.D261]+[.B262]" office:value-type="float" office:value="103985" calcext:value-type="float">
            <text:p>103985</text:p>
          </table:table-cell>
          <table:table-cell table:style-name="ce3" table:formula="of:=[.B262]/[.$B$1]" office:value-type="float" office:value="4.07291666666667" calcext:value-type="float">
            <text:p>4,07</text:p>
          </table:table-cell>
          <table:table-cell table:style-name="ce3" table:formula="of:=[.F261]+[.E262]" office:value-type="float" office:value="1083.17708333333" calcext:value-type="float">
            <text:p>1083,18</text:p>
          </table:table-cell>
        </table:table-row>
        <table:table-row table:style-name="ro1"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ChaptersListAdapter_19_ViewComponentNotVisibleOperatorMutator</text:p>
          </table:table-cell>
          <table:table-cell table:style-name="ce1" table:formula="of:=[.D262]+[.B263]" office:value-type="float" office:value="104379" calcext:value-type="float">
            <text:p>104379</text:p>
          </table:table-cell>
          <table:table-cell table:style-name="ce3" table:formula="of:=[.B263]/[.$B$1]" office:value-type="float" office:value="4.10416666666667" calcext:value-type="float">
            <text:p>4,10</text:p>
          </table:table-cell>
          <table:table-cell table:style-name="ce3" table:formula="of:=[.F262]+[.E263]" office:value-type="float" office:value="1087.28125" calcext:value-type="float">
            <text:p>1087,28</text:p>
          </table:table-cell>
        </table:table-row>
        <table:table-row table:style-name="ro1"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ChaptersListAdapter_20_InvalidViewFocusOperatorMutator</text:p>
          </table:table-cell>
          <table:table-cell table:style-name="ce1" table:formula="of:=[.D263]+[.B264]" office:value-type="float" office:value="104772" calcext:value-type="float">
            <text:p>104772</text:p>
          </table:table-cell>
          <table:table-cell table:style-name="ce3" table:formula="of:=[.B264]/[.$B$1]" office:value-type="float" office:value="4.09375" calcext:value-type="float">
            <text:p>4,09</text:p>
          </table:table-cell>
          <table:table-cell table:style-name="ce3" table:formula="of:=[.F263]+[.E264]" office:value-type="float" office:value="1091.375" calcext:value-type="float">
            <text:p>1091,38</text:p>
          </table:table-cell>
        </table:table-row>
        <table:table-row table:style-name="ro1"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ChaptersListAdapter_21_ViewComponentNotVisibleOperatorMutator</text:p>
          </table:table-cell>
          <table:table-cell table:style-name="ce1" table:formula="of:=[.D264]+[.B265]" office:value-type="float" office:value="105166" calcext:value-type="float">
            <text:p>105166</text:p>
          </table:table-cell>
          <table:table-cell table:style-name="ce3" table:formula="of:=[.B265]/[.$B$1]" office:value-type="float" office:value="4.10416666666667" calcext:value-type="float">
            <text:p>4,10</text:p>
          </table:table-cell>
          <table:table-cell table:style-name="ce3" table:formula="of:=[.F264]+[.E265]" office:value-type="float" office:value="1095.47916666667" calcext:value-type="float">
            <text:p>1095,48</text:p>
          </table:table-cell>
        </table:table-row>
        <table:table-row table:style-name="ro1"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string" calcext:value-type="string">
            <text:p>ChaptersListAdapter_22_InvalidViewFocusOperatorMutator</text:p>
          </table:table-cell>
          <table:table-cell table:style-name="ce1" table:formula="of:=[.D265]+[.B266]" office:value-type="float" office:value="105554" calcext:value-type="float">
            <text:p>105554</text:p>
          </table:table-cell>
          <table:table-cell table:style-name="ce3" table:formula="of:=[.B266]/[.$B$1]" office:value-type="float" office:value="4.04166666666667" calcext:value-type="float">
            <text:p>4,04</text:p>
          </table:table-cell>
          <table:table-cell table:style-name="ce3" table:formula="of:=[.F265]+[.E266]" office:value-type="float" office:value="1099.52083333333" calcext:value-type="float">
            <text:p>1099,52</text:p>
          </table:table-cell>
        </table:table-row>
        <table:table-row table:style-name="ro1"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ChaptersListAdapter_23_ViewComponentNotVisibleOperatorMutator</text:p>
          </table:table-cell>
          <table:table-cell table:style-name="ce1" table:formula="of:=[.D266]+[.B267]" office:value-type="float" office:value="105945" calcext:value-type="float">
            <text:p>105945</text:p>
          </table:table-cell>
          <table:table-cell table:style-name="ce3" table:formula="of:=[.B267]/[.$B$1]" office:value-type="float" office:value="4.07291666666667" calcext:value-type="float">
            <text:p>4,07</text:p>
          </table:table-cell>
          <table:table-cell table:style-name="ce3" table:formula="of:=[.F266]+[.E267]" office:value-type="float" office:value="1103.59375" calcext:value-type="float">
            <text:p>1103,59</text:p>
          </table:table-cell>
        </table:table-row>
        <table:table-row table:style-name="ro1"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string" calcext:value-type="string">
            <text:p>ChaptersListAdapter_24_InvalidViewFocusOperatorMutator</text:p>
          </table:table-cell>
          <table:table-cell table:style-name="ce1" table:formula="of:=[.D267]+[.B268]" office:value-type="float" office:value="106386" calcext:value-type="float">
            <text:p>106386</text:p>
          </table:table-cell>
          <table:table-cell table:style-name="ce3" table:formula="of:=[.B268]/[.$B$1]" office:value-type="float" office:value="4.59375" calcext:value-type="float">
            <text:p>4,59</text:p>
          </table:table-cell>
          <table:table-cell table:style-name="ce3" table:formula="of:=[.F267]+[.E268]" office:value-type="float" office:value="1108.1875" calcext:value-type="float">
            <text:p>1108,19</text:p>
          </table:table-cell>
        </table:table-row>
        <table:table-row table:style-name="ro1">
          <table:table-cell table:style-name="ce1" office:value-type="float" office:value="267" calcext:value-type="float">
            <text:p>267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ChaptersListAdapter_25_ViewComponentNotVisibleOperatorMutator</text:p>
          </table:table-cell>
          <table:table-cell table:style-name="ce1" table:formula="of:=[.D268]+[.B269]" office:value-type="float" office:value="106779" calcext:value-type="float">
            <text:p>106779</text:p>
          </table:table-cell>
          <table:table-cell table:style-name="ce3" table:formula="of:=[.B269]/[.$B$1]" office:value-type="float" office:value="4.09375" calcext:value-type="float">
            <text:p>4,09</text:p>
          </table:table-cell>
          <table:table-cell table:style-name="ce3" table:formula="of:=[.F268]+[.E269]" office:value-type="float" office:value="1112.28125" calcext:value-type="float">
            <text:p>1112,28</text:p>
          </table:table-cell>
        </table:table-row>
        <table:table-row table:style-name="ro1"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SubscriptionsRecyclerAdapter_0_BuggyGUIListenerOperatorMutator</text:p>
          </table:table-cell>
          <table:table-cell table:style-name="ce1" table:formula="of:=[.D269]+[.B270]" office:value-type="float" office:value="107175" calcext:value-type="float">
            <text:p>107175</text:p>
          </table:table-cell>
          <table:table-cell table:style-name="ce3" table:formula="of:=[.B270]/[.$B$1]" office:value-type="float" office:value="4.125" calcext:value-type="float">
            <text:p>4,13</text:p>
          </table:table-cell>
          <table:table-cell table:style-name="ce3" table:formula="of:=[.F269]+[.E270]" office:value-type="float" office:value="1116.40625" calcext:value-type="float">
            <text:p>1116,41</text:p>
          </table:table-cell>
        </table:table-row>
        <table:table-row table:style-name="ro1"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string" calcext:value-type="string">
            <text:p>SubscriptionsRecyclerAdapter_1_InvalidViewFocusOperatorMutator</text:p>
          </table:table-cell>
          <table:table-cell table:style-name="ce1" table:formula="of:=[.D270]+[.B271]" office:value-type="float" office:value="107573" calcext:value-type="float">
            <text:p>107573</text:p>
          </table:table-cell>
          <table:table-cell table:style-name="ce3" table:formula="of:=[.B271]/[.$B$1]" office:value-type="float" office:value="4.14583333333333" calcext:value-type="float">
            <text:p>4,15</text:p>
          </table:table-cell>
          <table:table-cell table:style-name="ce3" table:formula="of:=[.F270]+[.E271]" office:value-type="float" office:value="1120.55208333333" calcext:value-type="float">
            <text:p>1120,55</text:p>
          </table:table-cell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SubscriptionsRecyclerAdapter_2_ViewComponentNotVisibleOperatorMutator</text:p>
          </table:table-cell>
          <table:table-cell table:style-name="ce1" table:formula="of:=[.D271]+[.B272]" office:value-type="float" office:value="107963" calcext:value-type="float">
            <text:p>107963</text:p>
          </table:table-cell>
          <table:table-cell table:style-name="ce3" table:formula="of:=[.B272]/[.$B$1]" office:value-type="float" office:value="4.0625" calcext:value-type="float">
            <text:p>4,06</text:p>
          </table:table-cell>
          <table:table-cell table:style-name="ce3" table:formula="of:=[.F271]+[.E272]" office:value-type="float" office:value="1124.61458333333" calcext:value-type="float">
            <text:p>1124,61</text:p>
          </table:table-cell>
        </table:table-row>
        <table:table-row table:style-name="ro1"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SubscriptionsRecyclerAdapter_3_InvalidViewFocusOperatorMutator</text:p>
          </table:table-cell>
          <table:table-cell table:style-name="ce1" table:formula="of:=[.D272]+[.B273]" office:value-type="float" office:value="108355" calcext:value-type="float">
            <text:p>108355</text:p>
          </table:table-cell>
          <table:table-cell table:style-name="ce3" table:formula="of:=[.B273]/[.$B$1]" office:value-type="float" office:value="4.08333333333333" calcext:value-type="float">
            <text:p>4,08</text:p>
          </table:table-cell>
          <table:table-cell table:style-name="ce3" table:formula="of:=[.F272]+[.E273]" office:value-type="float" office:value="1128.69791666667" calcext:value-type="float">
            <text:p>1128,70</text:p>
          </table:table-cell>
        </table:table-row>
        <table:table-row table:style-name="ro1"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SubscriptionsRecyclerAdapter_4_ViewComponentNotVisibleOperatorMutator</text:p>
          </table:table-cell>
          <table:table-cell table:style-name="ce1" table:formula="of:=[.D273]+[.B274]" office:value-type="float" office:value="108748" calcext:value-type="float">
            <text:p>108748</text:p>
          </table:table-cell>
          <table:table-cell table:style-name="ce3" table:formula="of:=[.B274]/[.$B$1]" office:value-type="float" office:value="4.09375" calcext:value-type="float">
            <text:p>4,09</text:p>
          </table:table-cell>
          <table:table-cell table:style-name="ce3" table:formula="of:=[.F273]+[.E274]" office:value-type="float" office:value="1132.79166666667" calcext:value-type="float">
            <text:p>1132,79</text:p>
          </table:table-cell>
        </table:table-row>
        <table:table-row table:style-name="ro1"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SubscriptionsRecyclerAdapter_5_InvalidViewFocusOperatorMutator</text:p>
          </table:table-cell>
          <table:table-cell table:style-name="ce1" table:formula="of:=[.D274]+[.B275]" office:value-type="float" office:value="109140" calcext:value-type="float">
            <text:p>109140</text:p>
          </table:table-cell>
          <table:table-cell table:style-name="ce3" table:formula="of:=[.B275]/[.$B$1]" office:value-type="float" office:value="4.08333333333333" calcext:value-type="float">
            <text:p>4,08</text:p>
          </table:table-cell>
          <table:table-cell table:style-name="ce3" table:formula="of:=[.F274]+[.E275]" office:value-type="float" office:value="1136.875" calcext:value-type="float">
            <text:p>1136,88</text:p>
          </table:table-cell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SubscriptionsRecyclerAdapter_6_ViewComponentNotVisibleOperatorMutator</text:p>
          </table:table-cell>
          <table:table-cell table:style-name="ce1" table:formula="of:=[.D275]+[.B276]" office:value-type="float" office:value="109531" calcext:value-type="float">
            <text:p>109531</text:p>
          </table:table-cell>
          <table:table-cell table:style-name="ce3" table:formula="of:=[.B276]/[.$B$1]" office:value-type="float" office:value="4.07291666666667" calcext:value-type="float">
            <text:p>4,07</text:p>
          </table:table-cell>
          <table:table-cell table:style-name="ce3" table:formula="of:=[.F275]+[.E276]" office:value-type="float" office:value="1140.94791666667" calcext:value-type="float">
            <text:p>1140,95</text:p>
          </table:table-cell>
        </table:table-row>
        <table:table-row table:style-name="ro1"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SubscriptionsRecyclerAdapter_7_InvalidViewFocusOperatorMutator</text:p>
          </table:table-cell>
          <table:table-cell table:style-name="ce1" table:formula="of:=[.D276]+[.B277]" office:value-type="float" office:value="109921" calcext:value-type="float">
            <text:p>109921</text:p>
          </table:table-cell>
          <table:table-cell table:style-name="ce3" table:formula="of:=[.B277]/[.$B$1]" office:value-type="float" office:value="4.0625" calcext:value-type="float">
            <text:p>4,06</text:p>
          </table:table-cell>
          <table:table-cell table:style-name="ce3" table:formula="of:=[.F276]+[.E277]" office:value-type="float" office:value="1145.01041666667" calcext:value-type="float">
            <text:p>1145,01</text:p>
          </table:table-cell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SubscriptionsRecyclerAdapter_8_ViewComponentNotVisibleOperatorMutator</text:p>
          </table:table-cell>
          <table:table-cell table:style-name="ce1" table:formula="of:=[.D277]+[.B278]" office:value-type="float" office:value="110312" calcext:value-type="float">
            <text:p>110312</text:p>
          </table:table-cell>
          <table:table-cell table:style-name="ce3" table:formula="of:=[.B278]/[.$B$1]" office:value-type="float" office:value="4.07291666666667" calcext:value-type="float">
            <text:p>4,07</text:p>
          </table:table-cell>
          <table:table-cell table:style-name="ce3" table:formula="of:=[.F277]+[.E278]" office:value-type="float" office:value="1149.08333333333" calcext:value-type="float">
            <text:p>1149,08</text:p>
          </table:table-cell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SubscriptionsRecyclerAdapter_9_InvalidViewFocusOperatorMutator</text:p>
          </table:table-cell>
          <table:table-cell table:style-name="ce1" table:formula="of:=[.D278]+[.B279]" office:value-type="float" office:value="110704" calcext:value-type="float">
            <text:p>110704</text:p>
          </table:table-cell>
          <table:table-cell table:style-name="ce3" table:formula="of:=[.B279]/[.$B$1]" office:value-type="float" office:value="4.08333333333333" calcext:value-type="float">
            <text:p>4,08</text:p>
          </table:table-cell>
          <table:table-cell table:style-name="ce3" table:formula="of:=[.F278]+[.E279]" office:value-type="float" office:value="1153.16666666667" calcext:value-type="float">
            <text:p>1153,17</text:p>
          </table:table-cell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SubscriptionsRecyclerAdapter_10_ViewComponentNotVisibleOperatorMutator</text:p>
          </table:table-cell>
          <table:table-cell table:style-name="ce1" table:formula="of:=[.D279]+[.B280]" office:value-type="float" office:value="111097" calcext:value-type="float">
            <text:p>111097</text:p>
          </table:table-cell>
          <table:table-cell table:style-name="ce3" table:formula="of:=[.B280]/[.$B$1]" office:value-type="float" office:value="4.09375" calcext:value-type="float">
            <text:p>4,09</text:p>
          </table:table-cell>
          <table:table-cell table:style-name="ce3" table:formula="of:=[.F279]+[.E280]" office:value-type="float" office:value="1157.26041666667" calcext:value-type="float">
            <text:p>1157,26</text:p>
          </table:table-cell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SubscriptionsRecyclerAdapter_11_InvalidViewFocusOperatorMutator</text:p>
          </table:table-cell>
          <table:table-cell table:style-name="ce1" table:formula="of:=[.D280]+[.B281]" office:value-type="float" office:value="111490" calcext:value-type="float">
            <text:p>111490</text:p>
          </table:table-cell>
          <table:table-cell table:style-name="ce3" table:formula="of:=[.B281]/[.$B$1]" office:value-type="float" office:value="4.09375" calcext:value-type="float">
            <text:p>4,09</text:p>
          </table:table-cell>
          <table:table-cell table:style-name="ce3" table:formula="of:=[.F280]+[.E281]" office:value-type="float" office:value="1161.35416666667" calcext:value-type="float">
            <text:p>1161,35</text:p>
          </table:table-cell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SubscriptionsRecyclerAdapter_12_ViewComponentNotVisibleOperatorMutator</text:p>
          </table:table-cell>
          <table:table-cell table:style-name="ce1" table:formula="of:=[.D281]+[.B282]" office:value-type="float" office:value="111881" calcext:value-type="float">
            <text:p>111881</text:p>
          </table:table-cell>
          <table:table-cell table:style-name="ce3" table:formula="of:=[.B282]/[.$B$1]" office:value-type="float" office:value="4.07291666666667" calcext:value-type="float">
            <text:p>4,07</text:p>
          </table:table-cell>
          <table:table-cell table:style-name="ce3" table:formula="of:=[.F281]+[.E282]" office:value-type="float" office:value="1165.42708333333" calcext:value-type="float">
            <text:p>1165,43</text:p>
          </table:table-cell>
        </table:table-row>
        <table:table-row table:style-name="ro1"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SubscriptionsRecyclerAdapter_13_InvalidViewFocusOperatorMutator</text:p>
          </table:table-cell>
          <table:table-cell table:style-name="ce1" table:formula="of:=[.D282]+[.B283]" office:value-type="float" office:value="112274" calcext:value-type="float">
            <text:p>112274</text:p>
          </table:table-cell>
          <table:table-cell table:style-name="ce3" table:formula="of:=[.B283]/[.$B$1]" office:value-type="float" office:value="4.09375" calcext:value-type="float">
            <text:p>4,09</text:p>
          </table:table-cell>
          <table:table-cell table:style-name="ce3" table:formula="of:=[.F282]+[.E283]" office:value-type="float" office:value="1169.52083333333" calcext:value-type="float">
            <text:p>1169,52</text:p>
          </table:table-cell>
        </table:table-row>
        <table:table-row table:style-name="ro1">
          <table:table-cell table:style-name="ce1" office:value-type="float" office:value="282" calcext:value-type="float">
            <text:p>282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SubscriptionsRecyclerAdapter_14_ViewComponentNotVisibleOperatorMutator</text:p>
          </table:table-cell>
          <table:table-cell table:style-name="ce1" table:formula="of:=[.D283]+[.B284]" office:value-type="float" office:value="112668" calcext:value-type="float">
            <text:p>112668</text:p>
          </table:table-cell>
          <table:table-cell table:style-name="ce3" table:formula="of:=[.B284]/[.$B$1]" office:value-type="float" office:value="4.10416666666667" calcext:value-type="float">
            <text:p>4,10</text:p>
          </table:table-cell>
          <table:table-cell table:style-name="ce3" table:formula="of:=[.F283]+[.E284]" office:value-type="float" office:value="1173.625" calcext:value-type="float">
            <text:p>1173,63</text:p>
          </table:table-cell>
        </table:table-row>
        <table:table-row table:style-name="ro1"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SubscriptionsRecyclerAdapter_15_InvalidViewFocusOperatorMutator</text:p>
          </table:table-cell>
          <table:table-cell table:style-name="ce1" table:formula="of:=[.D284]+[.B285]" office:value-type="float" office:value="113060" calcext:value-type="float">
            <text:p>113060</text:p>
          </table:table-cell>
          <table:table-cell table:style-name="ce3" table:formula="of:=[.B285]/[.$B$1]" office:value-type="float" office:value="4.08333333333333" calcext:value-type="float">
            <text:p>4,08</text:p>
          </table:table-cell>
          <table:table-cell table:style-name="ce3" table:formula="of:=[.F284]+[.E285]" office:value-type="float" office:value="1177.70833333333" calcext:value-type="float">
            <text:p>1177,71</text:p>
          </table:table-cell>
        </table:table-row>
        <table:table-row table:style-name="ro1"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SubscriptionsRecyclerAdapter_16_ViewComponentNotVisibleOperatorMutator</text:p>
          </table:table-cell>
          <table:table-cell table:style-name="ce1" table:formula="of:=[.D285]+[.B286]" office:value-type="float" office:value="113453" calcext:value-type="float">
            <text:p>113453</text:p>
          </table:table-cell>
          <table:table-cell table:style-name="ce3" table:formula="of:=[.B286]/[.$B$1]" office:value-type="float" office:value="4.09375" calcext:value-type="float">
            <text:p>4,09</text:p>
          </table:table-cell>
          <table:table-cell table:style-name="ce3" table:formula="of:=[.F285]+[.E286]" office:value-type="float" office:value="1181.80208333333" calcext:value-type="float">
            <text:p>1181,80</text:p>
          </table:table-cell>
        </table:table-row>
        <table:table-row table:style-name="ro1"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SubscriptionsRecyclerAdapter_17_BinaryMutator</text:p>
          </table:table-cell>
          <table:table-cell table:style-name="ce1" table:formula="of:=[.D286]+[.B287]" office:value-type="float" office:value="113847" calcext:value-type="float">
            <text:p>113847</text:p>
          </table:table-cell>
          <table:table-cell table:style-name="ce3" table:formula="of:=[.B287]/[.$B$1]" office:value-type="float" office:value="4.10416666666667" calcext:value-type="float">
            <text:p>4,10</text:p>
          </table:table-cell>
          <table:table-cell table:style-name="ce3" table:formula="of:=[.F286]+[.E287]" office:value-type="float" office:value="1185.90625" calcext:value-type="float">
            <text:p>1185,91</text:p>
          </table:table-cell>
        </table:table-row>
        <table:table-row table:style-name="ro1"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SubscriptionsRecyclerAdapter_18_BinaryMutator</text:p>
          </table:table-cell>
          <table:table-cell table:style-name="ce1" table:formula="of:=[.D287]+[.B288]" office:value-type="float" office:value="114240" calcext:value-type="float">
            <text:p>114240</text:p>
          </table:table-cell>
          <table:table-cell table:style-name="ce3" table:formula="of:=[.B288]/[.$B$1]" office:value-type="float" office:value="4.09375" calcext:value-type="float">
            <text:p>4,09</text:p>
          </table:table-cell>
          <table:table-cell table:style-name="ce3" table:formula="of:=[.F287]+[.E288]" office:value-type="float" office:value="1190" calcext:value-type="float">
            <text:p>1190,00</text:p>
          </table:table-cell>
        </table:table-row>
        <table:table-row table:style-name="ro1"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string" calcext:value-type="string">
            <text:p>FeedDiscoverAdapter_0_InvalidViewFocusOperatorMutator</text:p>
          </table:table-cell>
          <table:table-cell table:style-name="ce1" table:formula="of:=[.D288]+[.B289]" office:value-type="float" office:value="114640" calcext:value-type="float">
            <text:p>114640</text:p>
          </table:table-cell>
          <table:table-cell table:style-name="ce3" table:formula="of:=[.B289]/[.$B$1]" office:value-type="float" office:value="4.16666666666667" calcext:value-type="float">
            <text:p>4,17</text:p>
          </table:table-cell>
          <table:table-cell table:style-name="ce3" table:formula="of:=[.F288]+[.E289]" office:value-type="float" office:value="1194.16666666667" calcext:value-type="float">
            <text:p>1194,17</text:p>
          </table:table-cell>
        </table:table-row>
        <table:table-row table:style-name="ro1"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FeedDiscoverAdapter_1_ViewComponentNotVisibleOperatorMutator</text:p>
          </table:table-cell>
          <table:table-cell table:style-name="ce1" table:formula="of:=[.D289]+[.B290]" office:value-type="float" office:value="115035" calcext:value-type="float">
            <text:p>115035</text:p>
          </table:table-cell>
          <table:table-cell table:style-name="ce3" table:formula="of:=[.B290]/[.$B$1]" office:value-type="float" office:value="4.11458333333333" calcext:value-type="float">
            <text:p>4,11</text:p>
          </table:table-cell>
          <table:table-cell table:style-name="ce3" table:formula="of:=[.F289]+[.E290]" office:value-type="float" office:value="1198.28125" calcext:value-type="float">
            <text:p>1198,28</text:p>
          </table:table-cell>
        </table:table-row>
        <table:table-row table:style-name="ro1"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FeedDiscoverAdapter_2_BinaryMutator</text:p>
          </table:table-cell>
          <table:table-cell table:style-name="ce1" table:formula="of:=[.D290]+[.B291]" office:value-type="float" office:value="115430" calcext:value-type="float">
            <text:p>115430</text:p>
          </table:table-cell>
          <table:table-cell table:style-name="ce3" table:formula="of:=[.B291]/[.$B$1]" office:value-type="float" office:value="4.11458333333333" calcext:value-type="float">
            <text:p>4,11</text:p>
          </table:table-cell>
          <table:table-cell table:style-name="ce3" table:formula="of:=[.F290]+[.E291]" office:value-type="float" office:value="1202.39583333333" calcext:value-type="float">
            <text:p>1202,40</text:p>
          </table:table-cell>
        </table:table-row>
        <table:table-row table:style-name="ro1"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EpisodeItemListAdapter_0_BuggyGUIListenerOperatorMutator</text:p>
          </table:table-cell>
          <table:table-cell table:style-name="ce1" table:formula="of:=[.D291]+[.B292]" office:value-type="float" office:value="115825" calcext:value-type="float">
            <text:p>115825</text:p>
          </table:table-cell>
          <table:table-cell table:style-name="ce3" table:formula="of:=[.B292]/[.$B$1]" office:value-type="float" office:value="4.11458333333333" calcext:value-type="float">
            <text:p>4,11</text:p>
          </table:table-cell>
          <table:table-cell table:style-name="ce3" table:formula="of:=[.F291]+[.E292]" office:value-type="float" office:value="1206.51041666667" calcext:value-type="float">
            <text:p>1206,51</text:p>
          </table:table-cell>
        </table:table-row>
        <table:table-row table:style-name="ro1"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EpisodeItemListAdapter_1_BinaryMutator</text:p>
          </table:table-cell>
          <table:table-cell table:style-name="ce1" table:formula="of:=[.D292]+[.B293]" office:value-type="float" office:value="116215" calcext:value-type="float">
            <text:p>116215</text:p>
          </table:table-cell>
          <table:table-cell table:style-name="ce3" table:formula="of:=[.B293]/[.$B$1]" office:value-type="float" office:value="4.0625" calcext:value-type="float">
            <text:p>4,06</text:p>
          </table:table-cell>
          <table:table-cell table:style-name="ce3" table:formula="of:=[.F292]+[.E293]" office:value-type="float" office:value="1210.57291666667" calcext:value-type="float">
            <text:p>1210,57</text:p>
          </table:table-cell>
        </table:table-row>
        <table:table-row table:style-name="ro1"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387" calcext:value-type="float">
            <text:p>387</text:p>
          </table:table-cell>
          <table:table-cell table:style-name="ce1" office:value-type="string" calcext:value-type="string">
            <text:p>EpisodeItemListAdapter_2_BinaryMutator</text:p>
          </table:table-cell>
          <table:table-cell table:style-name="ce1" table:formula="of:=[.D293]+[.B294]" office:value-type="float" office:value="116602" calcext:value-type="float">
            <text:p>116602</text:p>
          </table:table-cell>
          <table:table-cell table:style-name="ce3" table:formula="of:=[.B294]/[.$B$1]" office:value-type="float" office:value="4.03125" calcext:value-type="float">
            <text:p>4,03</text:p>
          </table:table-cell>
          <table:table-cell table:style-name="ce3" table:formula="of:=[.F293]+[.E294]" office:value-type="float" office:value="1214.60416666667" calcext:value-type="float">
            <text:p>1214,60</text:p>
          </table:table-cell>
        </table:table-row>
        <table:table-row table:style-name="ro1"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EpisodeItemListAdapter_3_BinaryMutator</text:p>
          </table:table-cell>
          <table:table-cell table:style-name="ce1" table:formula="of:=[.D294]+[.B295]" office:value-type="float" office:value="116993" calcext:value-type="float">
            <text:p>116993</text:p>
          </table:table-cell>
          <table:table-cell table:style-name="ce3" table:formula="of:=[.B295]/[.$B$1]" office:value-type="float" office:value="4.07291666666667" calcext:value-type="float">
            <text:p>4,07</text:p>
          </table:table-cell>
          <table:table-cell table:style-name="ce3" table:formula="of:=[.F294]+[.E295]" office:value-type="float" office:value="1218.67708333333" calcext:value-type="float">
            <text:p>1218,68</text:p>
          </table:table-cell>
        </table:table-row>
        <table:table-row table:style-name="ro1"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DataFolderAdapter_0_BuggyGUIListenerOperatorMutator</text:p>
          </table:table-cell>
          <table:table-cell table:style-name="ce1" table:formula="of:=[.D295]+[.B296]" office:value-type="float" office:value="117386" calcext:value-type="float">
            <text:p>117386</text:p>
          </table:table-cell>
          <table:table-cell table:style-name="ce3" table:formula="of:=[.B296]/[.$B$1]" office:value-type="float" office:value="4.09375" calcext:value-type="float">
            <text:p>4,09</text:p>
          </table:table-cell>
          <table:table-cell table:style-name="ce3" table:formula="of:=[.F295]+[.E296]" office:value-type="float" office:value="1222.77083333333" calcext:value-type="float">
            <text:p>1222,77</text:p>
          </table:table-cell>
        </table:table-row>
        <table:table-row table:style-name="ro1"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DataFolderAdapter_1_InvalidViewFocusOperatorMutator</text:p>
          </table:table-cell>
          <table:table-cell table:style-name="ce1" table:formula="of:=[.D296]+[.B297]" office:value-type="float" office:value="117781" calcext:value-type="float">
            <text:p>117781</text:p>
          </table:table-cell>
          <table:table-cell table:style-name="ce3" table:formula="of:=[.B297]/[.$B$1]" office:value-type="float" office:value="4.11458333333333" calcext:value-type="float">
            <text:p>4,11</text:p>
          </table:table-cell>
          <table:table-cell table:style-name="ce3" table:formula="of:=[.F296]+[.E297]" office:value-type="float" office:value="1226.88541666667" calcext:value-type="float">
            <text:p>1226,89</text:p>
          </table:table-cell>
        </table:table-row>
        <table:table-row table:style-name="ro1"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DataFolderAdapter_2_ViewComponentNotVisibleOperatorMutator</text:p>
          </table:table-cell>
          <table:table-cell table:style-name="ce1" table:formula="of:=[.D297]+[.B298]" office:value-type="float" office:value="118173" calcext:value-type="float">
            <text:p>118173</text:p>
          </table:table-cell>
          <table:table-cell table:style-name="ce3" table:formula="of:=[.B298]/[.$B$1]" office:value-type="float" office:value="4.08333333333333" calcext:value-type="float">
            <text:p>4,08</text:p>
          </table:table-cell>
          <table:table-cell table:style-name="ce3" table:formula="of:=[.F297]+[.E298]" office:value-type="float" office:value="1230.96875" calcext:value-type="float">
            <text:p>1230,97</text:p>
          </table:table-cell>
        </table:table-row>
        <table:table-row table:style-name="ro1"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DataFolderAdapter_3_InvalidViewFocusOperatorMutator</text:p>
          </table:table-cell>
          <table:table-cell table:style-name="ce1" table:formula="of:=[.D298]+[.B299]" office:value-type="float" office:value="118563" calcext:value-type="float">
            <text:p>118563</text:p>
          </table:table-cell>
          <table:table-cell table:style-name="ce3" table:formula="of:=[.B299]/[.$B$1]" office:value-type="float" office:value="4.0625" calcext:value-type="float">
            <text:p>4,06</text:p>
          </table:table-cell>
          <table:table-cell table:style-name="ce3" table:formula="of:=[.F298]+[.E299]" office:value-type="float" office:value="1235.03125" calcext:value-type="float">
            <text:p>1235,03</text:p>
          </table:table-cell>
        </table:table-row>
        <table:table-row table:style-name="ro1"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DataFolderAdapter_4_ViewComponentNotVisibleOperatorMutator</text:p>
          </table:table-cell>
          <table:table-cell table:style-name="ce1" table:formula="of:=[.D299]+[.B300]" office:value-type="float" office:value="118956" calcext:value-type="float">
            <text:p>118956</text:p>
          </table:table-cell>
          <table:table-cell table:style-name="ce3" table:formula="of:=[.B300]/[.$B$1]" office:value-type="float" office:value="4.09375" calcext:value-type="float">
            <text:p>4,09</text:p>
          </table:table-cell>
          <table:table-cell table:style-name="ce3" table:formula="of:=[.F299]+[.E300]" office:value-type="float" office:value="1239.125" calcext:value-type="float">
            <text:p>1239,13</text:p>
          </table:table-cell>
        </table:table-row>
        <table:table-row table:style-name="ro1"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DataFolderAdapter_5_InvalidViewFocusOperatorMutator</text:p>
          </table:table-cell>
          <table:table-cell table:style-name="ce1" table:formula="of:=[.D300]+[.B301]" office:value-type="float" office:value="119348" calcext:value-type="float">
            <text:p>119348</text:p>
          </table:table-cell>
          <table:table-cell table:style-name="ce3" table:formula="of:=[.B301]/[.$B$1]" office:value-type="float" office:value="4.08333333333333" calcext:value-type="float">
            <text:p>4,08</text:p>
          </table:table-cell>
          <table:table-cell table:style-name="ce3" table:formula="of:=[.F300]+[.E301]" office:value-type="float" office:value="1243.20833333333" calcext:value-type="float">
            <text:p>1243,21</text:p>
          </table:table-cell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DataFolderAdapter_6_ViewComponentNotVisibleOperatorMutator</text:p>
          </table:table-cell>
          <table:table-cell table:style-name="ce1" table:formula="of:=[.D301]+[.B302]" office:value-type="float" office:value="119738" calcext:value-type="float">
            <text:p>119738</text:p>
          </table:table-cell>
          <table:table-cell table:style-name="ce3" table:formula="of:=[.B302]/[.$B$1]" office:value-type="float" office:value="4.0625" calcext:value-type="float">
            <text:p>4,06</text:p>
          </table:table-cell>
          <table:table-cell table:style-name="ce3" table:formula="of:=[.F301]+[.E302]" office:value-type="float" office:value="1247.27083333333" calcext:value-type="float">
            <text:p>1247,27</text:p>
          </table:table-cell>
        </table:table-row>
        <table:table-row table:style-name="ro1"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DataFolderAdapter_7_InvalidViewFocusOperatorMutator</text:p>
          </table:table-cell>
          <table:table-cell table:style-name="ce1" table:formula="of:=[.D302]+[.B303]" office:value-type="float" office:value="120129" calcext:value-type="float">
            <text:p>120129</text:p>
          </table:table-cell>
          <table:table-cell table:style-name="ce3" table:formula="of:=[.B303]/[.$B$1]" office:value-type="float" office:value="4.07291666666667" calcext:value-type="float">
            <text:p>4,07</text:p>
          </table:table-cell>
          <table:table-cell table:style-name="ce3" table:formula="of:=[.F302]+[.E303]" office:value-type="float" office:value="1251.34375" calcext:value-type="float">
            <text:p>1251,34</text:p>
          </table:table-cell>
        </table:table-row>
        <table:table-row table:style-name="ro1"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DataFolderAdapter_8_ViewComponentNotVisibleOperatorMutator</text:p>
          </table:table-cell>
          <table:table-cell table:style-name="ce1" table:formula="of:=[.D303]+[.B304]" office:value-type="float" office:value="120521" calcext:value-type="float">
            <text:p>120521</text:p>
          </table:table-cell>
          <table:table-cell table:style-name="ce3" table:formula="of:=[.B304]/[.$B$1]" office:value-type="float" office:value="4.08333333333333" calcext:value-type="float">
            <text:p>4,08</text:p>
          </table:table-cell>
          <table:table-cell table:style-name="ce3" table:formula="of:=[.F303]+[.E304]" office:value-type="float" office:value="1255.42708333333" calcext:value-type="float">
            <text:p>1255,43</text:p>
          </table:table-cell>
        </table:table-row>
        <table:table-row table:style-name="ro1">
          <table:table-cell table:style-name="ce1" office:value-type="float" office:value="303" calcext:value-type="float">
            <text:p>303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DataFolderAdapter_9_InvalidViewFocusOperatorMutator</text:p>
          </table:table-cell>
          <table:table-cell table:style-name="ce1" table:formula="of:=[.D304]+[.B305]" office:value-type="float" office:value="120917" calcext:value-type="float">
            <text:p>120917</text:p>
          </table:table-cell>
          <table:table-cell table:style-name="ce3" table:formula="of:=[.B305]/[.$B$1]" office:value-type="float" office:value="4.125" calcext:value-type="float">
            <text:p>4,13</text:p>
          </table:table-cell>
          <table:table-cell table:style-name="ce3" table:formula="of:=[.F304]+[.E305]" office:value-type="float" office:value="1259.55208333333" calcext:value-type="float">
            <text:p>1259,55</text:p>
          </table:table-cell>
        </table:table-row>
        <table:table-row table:style-name="ro1"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DataFolderAdapter_10_ViewComponentNotVisibleOperatorMutator</text:p>
          </table:table-cell>
          <table:table-cell table:style-name="ce1" table:formula="of:=[.D305]+[.B306]" office:value-type="float" office:value="121311" calcext:value-type="float">
            <text:p>121311</text:p>
          </table:table-cell>
          <table:table-cell table:style-name="ce3" table:formula="of:=[.B306]/[.$B$1]" office:value-type="float" office:value="4.10416666666667" calcext:value-type="float">
            <text:p>4,10</text:p>
          </table:table-cell>
          <table:table-cell table:style-name="ce3" table:formula="of:=[.F305]+[.E306]" office:value-type="float" office:value="1263.65625" calcext:value-type="float">
            <text:p>1263,66</text:p>
          </table:table-cell>
        </table:table-row>
        <table:table-row table:style-name="ro1"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string" calcext:value-type="string">
            <text:p>DataFolderAdapter_11_BinaryMutator</text:p>
          </table:table-cell>
          <table:table-cell table:style-name="ce1" table:formula="of:=[.D306]+[.B307]" office:value-type="float" office:value="121699" calcext:value-type="float">
            <text:p>121699</text:p>
          </table:table-cell>
          <table:table-cell table:style-name="ce3" table:formula="of:=[.B307]/[.$B$1]" office:value-type="float" office:value="4.04166666666667" calcext:value-type="float">
            <text:p>4,04</text:p>
          </table:table-cell>
          <table:table-cell table:style-name="ce3" table:formula="of:=[.F306]+[.E307]" office:value-type="float" office:value="1267.69791666667" calcext:value-type="float">
            <text:p>1267,70</text:p>
          </table:table-cell>
        </table:table-row>
        <table:table-row table:style-name="ro1"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DataFolderAdapter_12_BinaryMutator</text:p>
          </table:table-cell>
          <table:table-cell table:style-name="ce1" table:formula="of:=[.D307]+[.B308]" office:value-type="float" office:value="122091" calcext:value-type="float">
            <text:p>122091</text:p>
          </table:table-cell>
          <table:table-cell table:style-name="ce3" table:formula="of:=[.B308]/[.$B$1]" office:value-type="float" office:value="4.08333333333333" calcext:value-type="float">
            <text:p>4,08</text:p>
          </table:table-cell>
          <table:table-cell table:style-name="ce3" table:formula="of:=[.F307]+[.E308]" office:value-type="float" office:value="1271.78125" calcext:value-type="float">
            <text:p>1271,78</text:p>
          </table:table-cell>
        </table:table-row>
        <table:table-row table:style-name="ro1"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DataFolderAdapter_13_BinaryMutator</text:p>
          </table:table-cell>
          <table:table-cell table:style-name="ce1" table:formula="of:=[.D308]+[.B309]" office:value-type="float" office:value="122482" calcext:value-type="float">
            <text:p>122482</text:p>
          </table:table-cell>
          <table:table-cell table:style-name="ce3" table:formula="of:=[.B309]/[.$B$1]" office:value-type="float" office:value="4.07291666666667" calcext:value-type="float">
            <text:p>4,07</text:p>
          </table:table-cell>
          <table:table-cell table:style-name="ce3" table:formula="of:=[.F308]+[.E309]" office:value-type="float" office:value="1275.85416666667" calcext:value-type="float">
            <text:p>1275,85</text:p>
          </table:table-cell>
        </table:table-row>
        <table:table-row table:style-name="ro1"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SkipPreferenceDialog_0_BuggyGUIListenerOperatorMutator</text:p>
          </table:table-cell>
          <table:table-cell table:style-name="ce1" table:formula="of:=[.D309]+[.B310]" office:value-type="float" office:value="122879" calcext:value-type="float">
            <text:p>122879</text:p>
          </table:table-cell>
          <table:table-cell table:style-name="ce3" table:formula="of:=[.B310]/[.$B$1]" office:value-type="float" office:value="4.13541666666667" calcext:value-type="float">
            <text:p>4,14</text:p>
          </table:table-cell>
          <table:table-cell table:style-name="ce3" table:formula="of:=[.F309]+[.E310]" office:value-type="float" office:value="1279.98958333333" calcext:value-type="float">
            <text:p>1279,99</text:p>
          </table:table-cell>
        </table:table-row>
        <table:table-row table:style-name="ro1"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SleepTimerDialog_0_InvalidViewFocusOperatorMutator</text:p>
          </table:table-cell>
          <table:table-cell table:style-name="ce1" table:formula="of:=[.D310]+[.B311]" office:value-type="float" office:value="123272" calcext:value-type="float">
            <text:p>123272</text:p>
          </table:table-cell>
          <table:table-cell table:style-name="ce3" table:formula="of:=[.B311]/[.$B$1]" office:value-type="float" office:value="4.09375" calcext:value-type="float">
            <text:p>4,09</text:p>
          </table:table-cell>
          <table:table-cell table:style-name="ce3" table:formula="of:=[.F310]+[.E311]" office:value-type="float" office:value="1284.08333333333" calcext:value-type="float">
            <text:p>1284,08</text:p>
          </table:table-cell>
        </table:table-row>
        <table:table-row table:style-name="ro1"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SleepTimerDialog_1_ViewComponentNotVisibleOperatorMutator</text:p>
          </table:table-cell>
          <table:table-cell table:style-name="ce1" table:formula="of:=[.D311]+[.B312]" office:value-type="float" office:value="123663" calcext:value-type="float">
            <text:p>123663</text:p>
          </table:table-cell>
          <table:table-cell table:style-name="ce3" table:formula="of:=[.B312]/[.$B$1]" office:value-type="float" office:value="4.07291666666667" calcext:value-type="float">
            <text:p>4,07</text:p>
          </table:table-cell>
          <table:table-cell table:style-name="ce3" table:formula="of:=[.F311]+[.E312]" office:value-type="float" office:value="1288.15625" calcext:value-type="float">
            <text:p>1288,16</text:p>
          </table:table-cell>
        </table:table-row>
        <table:table-row table:style-name="ro1"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387" calcext:value-type="float">
            <text:p>387</text:p>
          </table:table-cell>
          <table:table-cell table:style-name="ce1" office:value-type="string" calcext:value-type="string">
            <text:p>SleepTimerDialog_2_InvalidViewFocusOperatorMutator</text:p>
          </table:table-cell>
          <table:table-cell table:style-name="ce1" table:formula="of:=[.D312]+[.B313]" office:value-type="float" office:value="124050" calcext:value-type="float">
            <text:p>124050</text:p>
          </table:table-cell>
          <table:table-cell table:style-name="ce3" table:formula="of:=[.B313]/[.$B$1]" office:value-type="float" office:value="4.03125" calcext:value-type="float">
            <text:p>4,03</text:p>
          </table:table-cell>
          <table:table-cell table:style-name="ce3" table:formula="of:=[.F312]+[.E313]" office:value-type="float" office:value="1292.1875" calcext:value-type="float">
            <text:p>1292,19</text:p>
          </table:table-cell>
        </table:table-row>
        <table:table-row table:style-name="ro1"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SleepTimerDialog_3_ViewComponentNotVisibleOperatorMutator</text:p>
          </table:table-cell>
          <table:table-cell table:style-name="ce1" table:formula="of:=[.D313]+[.B314]" office:value-type="float" office:value="124441" calcext:value-type="float">
            <text:p>124441</text:p>
          </table:table-cell>
          <table:table-cell table:style-name="ce3" table:formula="of:=[.B314]/[.$B$1]" office:value-type="float" office:value="4.07291666666667" calcext:value-type="float">
            <text:p>4,07</text:p>
          </table:table-cell>
          <table:table-cell table:style-name="ce3" table:formula="of:=[.F313]+[.E314]" office:value-type="float" office:value="1296.26041666667" calcext:value-type="float">
            <text:p>1296,26</text:p>
          </table:table-cell>
        </table:table-row>
        <table:table-row table:style-name="ro1"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SleepTimerDialog_4_InvalidViewFocusOperatorMutator</text:p>
          </table:table-cell>
          <table:table-cell table:style-name="ce1" table:formula="of:=[.D314]+[.B315]" office:value-type="float" office:value="124833" calcext:value-type="float">
            <text:p>124833</text:p>
          </table:table-cell>
          <table:table-cell table:style-name="ce3" table:formula="of:=[.B315]/[.$B$1]" office:value-type="float" office:value="4.08333333333333" calcext:value-type="float">
            <text:p>4,08</text:p>
          </table:table-cell>
          <table:table-cell table:style-name="ce3" table:formula="of:=[.F314]+[.E315]" office:value-type="float" office:value="1300.34375" calcext:value-type="float">
            <text:p>1300,34</text:p>
          </table:table-cell>
        </table:table-row>
        <table:table-row table:style-name="ro1"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SleepTimerDialog_5_ViewComponentNotVisibleOperatorMutator</text:p>
          </table:table-cell>
          <table:table-cell table:style-name="ce1" table:formula="of:=[.D315]+[.B316]" office:value-type="float" office:value="125224" calcext:value-type="float">
            <text:p>125224</text:p>
          </table:table-cell>
          <table:table-cell table:style-name="ce3" table:formula="of:=[.B316]/[.$B$1]" office:value-type="float" office:value="4.07291666666667" calcext:value-type="float">
            <text:p>4,07</text:p>
          </table:table-cell>
          <table:table-cell table:style-name="ce3" table:formula="of:=[.F315]+[.E316]" office:value-type="float" office:value="1304.41666666667" calcext:value-type="float">
            <text:p>1304,42</text:p>
          </table:table-cell>
        </table:table-row>
        <table:table-row table:style-name="ro1"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SleepTimerDialog_6_InvalidViewFocusOperatorMutator</text:p>
          </table:table-cell>
          <table:table-cell table:style-name="ce1" table:formula="of:=[.D316]+[.B317]" office:value-type="float" office:value="125620" calcext:value-type="float">
            <text:p>125620</text:p>
          </table:table-cell>
          <table:table-cell table:style-name="ce3" table:formula="of:=[.B317]/[.$B$1]" office:value-type="float" office:value="4.125" calcext:value-type="float">
            <text:p>4,13</text:p>
          </table:table-cell>
          <table:table-cell table:style-name="ce3" table:formula="of:=[.F316]+[.E317]" office:value-type="float" office:value="1308.54166666667" calcext:value-type="float">
            <text:p>1308,54</text:p>
          </table:table-cell>
        </table:table-row>
        <table:table-row table:style-name="ro1"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SleepTimerDialog_7_ViewComponentNotVisibleOperatorMutator</text:p>
          </table:table-cell>
          <table:table-cell table:style-name="ce1" table:formula="of:=[.D317]+[.B318]" office:value-type="float" office:value="126012" calcext:value-type="float">
            <text:p>126012</text:p>
          </table:table-cell>
          <table:table-cell table:style-name="ce3" table:formula="of:=[.B318]/[.$B$1]" office:value-type="float" office:value="4.08333333333333" calcext:value-type="float">
            <text:p>4,08</text:p>
          </table:table-cell>
          <table:table-cell table:style-name="ce3" table:formula="of:=[.F317]+[.E318]" office:value-type="float" office:value="1312.625" calcext:value-type="float">
            <text:p>1312,63</text:p>
          </table:table-cell>
        </table:table-row>
        <table:table-row table:style-name="ro1"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SleepTimerDialog_8_InvalidViewFocusOperatorMutator</text:p>
          </table:table-cell>
          <table:table-cell table:style-name="ce1" table:formula="of:=[.D318]+[.B319]" office:value-type="float" office:value="126407" calcext:value-type="float">
            <text:p>126407</text:p>
          </table:table-cell>
          <table:table-cell table:style-name="ce3" table:formula="of:=[.B319]/[.$B$1]" office:value-type="float" office:value="4.11458333333333" calcext:value-type="float">
            <text:p>4,11</text:p>
          </table:table-cell>
          <table:table-cell table:style-name="ce3" table:formula="of:=[.F318]+[.E319]" office:value-type="float" office:value="1316.73958333333" calcext:value-type="float">
            <text:p>1316,74</text:p>
          </table:table-cell>
        </table:table-row>
        <table:table-row table:style-name="ro1">
          <table:table-cell table:style-name="ce1" office:value-type="float" office:value="318" calcext:value-type="float">
            <text:p>318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SleepTimerDialog_9_ViewComponentNotVisibleOperatorMutator</text:p>
          </table:table-cell>
          <table:table-cell table:style-name="ce1" table:formula="of:=[.D319]+[.B320]" office:value-type="float" office:value="126803" calcext:value-type="float">
            <text:p>126803</text:p>
          </table:table-cell>
          <table:table-cell table:style-name="ce3" table:formula="of:=[.B320]/[.$B$1]" office:value-type="float" office:value="4.125" calcext:value-type="float">
            <text:p>4,13</text:p>
          </table:table-cell>
          <table:table-cell table:style-name="ce3" table:formula="of:=[.F319]+[.E320]" office:value-type="float" office:value="1320.86458333333" calcext:value-type="float">
            <text:p>1320,86</text:p>
          </table:table-cell>
        </table:table-row>
        <table:table-row table:style-name="ro1"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SleepTimerDialog_10_InvalidViewFocusOperatorMutator</text:p>
          </table:table-cell>
          <table:table-cell table:style-name="ce1" table:formula="of:=[.D320]+[.B321]" office:value-type="float" office:value="127194" calcext:value-type="float">
            <text:p>127194</text:p>
          </table:table-cell>
          <table:table-cell table:style-name="ce3" table:formula="of:=[.B321]/[.$B$1]" office:value-type="float" office:value="4.07291666666667" calcext:value-type="float">
            <text:p>4,07</text:p>
          </table:table-cell>
          <table:table-cell table:style-name="ce3" table:formula="of:=[.F320]+[.E321]" office:value-type="float" office:value="1324.9375" calcext:value-type="float">
            <text:p>1324,94</text:p>
          </table:table-cell>
        </table:table-row>
        <table:table-row table:style-name="ro1"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SleepTimerDialog_11_ViewComponentNotVisibleOperatorMutator</text:p>
          </table:table-cell>
          <table:table-cell table:style-name="ce1" table:formula="of:=[.D321]+[.B322]" office:value-type="float" office:value="127591" calcext:value-type="float">
            <text:p>127591</text:p>
          </table:table-cell>
          <table:table-cell table:style-name="ce3" table:formula="of:=[.B322]/[.$B$1]" office:value-type="float" office:value="4.13541666666667" calcext:value-type="float">
            <text:p>4,14</text:p>
          </table:table-cell>
          <table:table-cell table:style-name="ce3" table:formula="of:=[.F321]+[.E322]" office:value-type="float" office:value="1329.07291666667" calcext:value-type="float">
            <text:p>1329,07</text:p>
          </table:table-cell>
        </table:table-row>
        <table:table-row table:style-name="ro1"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SleepTimerDialog_12_InvalidViewFocusOperatorMutator</text:p>
          </table:table-cell>
          <table:table-cell table:style-name="ce1" table:formula="of:=[.D322]+[.B323]" office:value-type="float" office:value="127984" calcext:value-type="float">
            <text:p>127984</text:p>
          </table:table-cell>
          <table:table-cell table:style-name="ce3" table:formula="of:=[.B323]/[.$B$1]" office:value-type="float" office:value="4.09375" calcext:value-type="float">
            <text:p>4,09</text:p>
          </table:table-cell>
          <table:table-cell table:style-name="ce3" table:formula="of:=[.F322]+[.E323]" office:value-type="float" office:value="1333.16666666667" calcext:value-type="float">
            <text:p>1333,17</text:p>
          </table:table-cell>
        </table:table-row>
        <table:table-row table:style-name="ro1"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SleepTimerDialog_13_ViewComponentNotVisibleOperatorMutator</text:p>
          </table:table-cell>
          <table:table-cell table:style-name="ce1" table:formula="of:=[.D323]+[.B324]" office:value-type="float" office:value="128378" calcext:value-type="float">
            <text:p>128378</text:p>
          </table:table-cell>
          <table:table-cell table:style-name="ce3" table:formula="of:=[.B324]/[.$B$1]" office:value-type="float" office:value="4.10416666666667" calcext:value-type="float">
            <text:p>4,10</text:p>
          </table:table-cell>
          <table:table-cell table:style-name="ce3" table:formula="of:=[.F323]+[.E324]" office:value-type="float" office:value="1337.27083333333" calcext:value-type="float">
            <text:p>1337,27</text:p>
          </table:table-cell>
        </table:table-row>
        <table:table-row table:style-name="ro1"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SleepTimerDialog_14_BuggyGUIListenerOperatorMutator</text:p>
          </table:table-cell>
          <table:table-cell table:style-name="ce1" table:formula="of:=[.D324]+[.B325]" office:value-type="float" office:value="128771" calcext:value-type="float">
            <text:p>128771</text:p>
          </table:table-cell>
          <table:table-cell table:style-name="ce3" table:formula="of:=[.B325]/[.$B$1]" office:value-type="float" office:value="4.09375" calcext:value-type="float">
            <text:p>4,09</text:p>
          </table:table-cell>
          <table:table-cell table:style-name="ce3" table:formula="of:=[.F324]+[.E325]" office:value-type="float" office:value="1341.36458333333" calcext:value-type="float">
            <text:p>1341,36</text:p>
          </table:table-cell>
        </table:table-row>
        <table:table-row table:style-name="ro1"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SleepTimerDialog_15_BinaryMutator</text:p>
          </table:table-cell>
          <table:table-cell table:style-name="ce1" table:formula="of:=[.D325]+[.B326]" office:value-type="float" office:value="129165" calcext:value-type="float">
            <text:p>129165</text:p>
          </table:table-cell>
          <table:table-cell table:style-name="ce3" table:formula="of:=[.B326]/[.$B$1]" office:value-type="float" office:value="4.10416666666667" calcext:value-type="float">
            <text:p>4,10</text:p>
          </table:table-cell>
          <table:table-cell table:style-name="ce3" table:formula="of:=[.F325]+[.E326]" office:value-type="float" office:value="1345.46875" calcext:value-type="float">
            <text:p>1345,47</text:p>
          </table:table-cell>
        </table:table-row>
        <table:table-row table:style-name="ro1"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string" calcext:value-type="string">
            <text:p>SleepTimerDialog_16_BinaryMutator</text:p>
          </table:table-cell>
          <table:table-cell table:style-name="ce1" table:formula="of:=[.D326]+[.B327]" office:value-type="float" office:value="129553" calcext:value-type="float">
            <text:p>129553</text:p>
          </table:table-cell>
          <table:table-cell table:style-name="ce3" table:formula="of:=[.B327]/[.$B$1]" office:value-type="float" office:value="4.04166666666667" calcext:value-type="float">
            <text:p>4,04</text:p>
          </table:table-cell>
          <table:table-cell table:style-name="ce3" table:formula="of:=[.F326]+[.E327]" office:value-type="float" office:value="1349.51041666667" calcext:value-type="float">
            <text:p>1349,51</text:p>
          </table:table-cell>
        </table:table-row>
        <table:table-row table:style-name="ro1"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SleepTimerDialog_17_BuggyGUIListenerOperatorMutator</text:p>
          </table:table-cell>
          <table:table-cell table:style-name="ce1" table:formula="of:=[.D327]+[.B328]" office:value-type="float" office:value="129946" calcext:value-type="float">
            <text:p>129946</text:p>
          </table:table-cell>
          <table:table-cell table:style-name="ce3" table:formula="of:=[.B328]/[.$B$1]" office:value-type="float" office:value="4.09375" calcext:value-type="float">
            <text:p>4,09</text:p>
          </table:table-cell>
          <table:table-cell table:style-name="ce3" table:formula="of:=[.F327]+[.E328]" office:value-type="float" office:value="1353.60416666667" calcext:value-type="float">
            <text:p>1353,60</text:p>
          </table:table-cell>
        </table:table-row>
        <table:table-row table:style-name="ro1"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string" calcext:value-type="string">
            <text:p>SleepTimerDialog_18_BinaryMutator</text:p>
          </table:table-cell>
          <table:table-cell table:style-name="ce1" table:formula="of:=[.D328]+[.B329]" office:value-type="float" office:value="130335" calcext:value-type="float">
            <text:p>130335</text:p>
          </table:table-cell>
          <table:table-cell table:style-name="ce3" table:formula="of:=[.B329]/[.$B$1]" office:value-type="float" office:value="4.05208333333333" calcext:value-type="float">
            <text:p>4,05</text:p>
          </table:table-cell>
          <table:table-cell table:style-name="ce3" table:formula="of:=[.F328]+[.E329]" office:value-type="float" office:value="1357.65625" calcext:value-type="float">
            <text:p>1357,66</text:p>
          </table:table-cell>
        </table:table-row>
        <table:table-row table:style-name="ro1"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SleepTimerDialog_19_BinaryMutator</text:p>
          </table:table-cell>
          <table:table-cell table:style-name="ce1" table:formula="of:=[.D329]+[.B330]" office:value-type="float" office:value="130725" calcext:value-type="float">
            <text:p>130725</text:p>
          </table:table-cell>
          <table:table-cell table:style-name="ce3" table:formula="of:=[.B330]/[.$B$1]" office:value-type="float" office:value="4.0625" calcext:value-type="float">
            <text:p>4,06</text:p>
          </table:table-cell>
          <table:table-cell table:style-name="ce3" table:formula="of:=[.F329]+[.E330]" office:value-type="float" office:value="1361.71875" calcext:value-type="float">
            <text:p>1361,72</text:p>
          </table:table-cell>
        </table:table-row>
        <table:table-row table:style-name="ro1"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SleepTimerDialog_20_BuggyGUIListenerOperatorMutator</text:p>
          </table:table-cell>
          <table:table-cell table:style-name="ce1" table:formula="of:=[.D330]+[.B331]" office:value-type="float" office:value="131119" calcext:value-type="float">
            <text:p>131119</text:p>
          </table:table-cell>
          <table:table-cell table:style-name="ce3" table:formula="of:=[.B331]/[.$B$1]" office:value-type="float" office:value="4.10416666666667" calcext:value-type="float">
            <text:p>4,10</text:p>
          </table:table-cell>
          <table:table-cell table:style-name="ce3" table:formula="of:=[.F330]+[.E331]" office:value-type="float" office:value="1365.82291666667" calcext:value-type="float">
            <text:p>1365,82</text:p>
          </table:table-cell>
        </table:table-row>
        <table:table-row table:style-name="ro1"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SleepTimerDialog_21_BinaryMutator</text:p>
          </table:table-cell>
          <table:table-cell table:style-name="ce1" table:formula="of:=[.D331]+[.B332]" office:value-type="float" office:value="131513" calcext:value-type="float">
            <text:p>131513</text:p>
          </table:table-cell>
          <table:table-cell table:style-name="ce3" table:formula="of:=[.B332]/[.$B$1]" office:value-type="float" office:value="4.10416666666667" calcext:value-type="float">
            <text:p>4,10</text:p>
          </table:table-cell>
          <table:table-cell table:style-name="ce3" table:formula="of:=[.F331]+[.E332]" office:value-type="float" office:value="1369.92708333333" calcext:value-type="float">
            <text:p>1369,93</text:p>
          </table:table-cell>
        </table:table-row>
        <table:table-row table:style-name="ro1"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SleepTimerDialog_22_BinaryMutator</text:p>
          </table:table-cell>
          <table:table-cell table:style-name="ce1" table:formula="of:=[.D332]+[.B333]" office:value-type="float" office:value="131905" calcext:value-type="float">
            <text:p>131905</text:p>
          </table:table-cell>
          <table:table-cell table:style-name="ce3" table:formula="of:=[.B333]/[.$B$1]" office:value-type="float" office:value="4.08333333333333" calcext:value-type="float">
            <text:p>4,08</text:p>
          </table:table-cell>
          <table:table-cell table:style-name="ce3" table:formula="of:=[.F332]+[.E333]" office:value-type="float" office:value="1374.01041666667" calcext:value-type="float">
            <text:p>1374,01</text:p>
          </table:table-cell>
        </table:table-row>
        <table:table-row table:style-name="ro1">
          <table:table-cell table:style-name="ce1" office:value-type="float" office:value="332" calcext:value-type="float">
            <text:p>332</text:p>
          </table:table-cell>
          <table:table-cell table:style-name="ce1" office:value-type="float" office:value="439" calcext:value-type="float">
            <text:p>439</text:p>
          </table:table-cell>
          <table:table-cell table:style-name="ce1" office:value-type="string" calcext:value-type="string">
            <text:p>SleepTimerDialog_23_InvalidViewFocusOperatorMutator</text:p>
          </table:table-cell>
          <table:table-cell table:style-name="ce1" table:formula="of:=[.D333]+[.B334]" office:value-type="float" office:value="132344" calcext:value-type="float">
            <text:p>132344</text:p>
          </table:table-cell>
          <table:table-cell table:style-name="ce3" table:formula="of:=[.B334]/[.$B$1]" office:value-type="float" office:value="4.57291666666667" calcext:value-type="float">
            <text:p>4,57</text:p>
          </table:table-cell>
          <table:table-cell table:style-name="ce3" table:formula="of:=[.F333]+[.E334]" office:value-type="float" office:value="1378.58333333333" calcext:value-type="float">
            <text:p>1378,58</text:p>
          </table:table-cell>
        </table:table-row>
        <table:table-row table:style-name="ro1"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SleepTimerDialog_24_ViewComponentNotVisibleOperatorMutator</text:p>
          </table:table-cell>
          <table:table-cell table:style-name="ce1" table:formula="of:=[.D334]+[.B335]" office:value-type="float" office:value="132737" calcext:value-type="float">
            <text:p>132737</text:p>
          </table:table-cell>
          <table:table-cell table:style-name="ce3" table:formula="of:=[.B335]/[.$B$1]" office:value-type="float" office:value="4.09375" calcext:value-type="float">
            <text:p>4,09</text:p>
          </table:table-cell>
          <table:table-cell table:style-name="ce3" table:formula="of:=[.F334]+[.E335]" office:value-type="float" office:value="1382.67708333333" calcext:value-type="float">
            <text:p>1382,68</text:p>
          </table:table-cell>
        </table:table-row>
        <table:table-row table:style-name="ro1"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SleepTimerDialog_25_InvalidViewFocusOperatorMutator</text:p>
          </table:table-cell>
          <table:table-cell table:style-name="ce1" table:formula="of:=[.D335]+[.B336]" office:value-type="float" office:value="133130" calcext:value-type="float">
            <text:p>133130</text:p>
          </table:table-cell>
          <table:table-cell table:style-name="ce3" table:formula="of:=[.B336]/[.$B$1]" office:value-type="float" office:value="4.09375" calcext:value-type="float">
            <text:p>4,09</text:p>
          </table:table-cell>
          <table:table-cell table:style-name="ce3" table:formula="of:=[.F335]+[.E336]" office:value-type="float" office:value="1386.77083333333" calcext:value-type="float">
            <text:p>1386,77</text:p>
          </table:table-cell>
        </table:table-row>
        <table:table-row table:style-name="ro1">
          <table:table-cell table:style-name="ce1" office:value-type="float" office:value="335" calcext:value-type="float">
            <text:p>335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SleepTimerDialog_26_ViewComponentNotVisibleOperatorMutator</text:p>
          </table:table-cell>
          <table:table-cell table:style-name="ce1" table:formula="of:=[.D336]+[.B337]" office:value-type="float" office:value="133521" calcext:value-type="float">
            <text:p>133521</text:p>
          </table:table-cell>
          <table:table-cell table:style-name="ce3" table:formula="of:=[.B337]/[.$B$1]" office:value-type="float" office:value="4.07291666666667" calcext:value-type="float">
            <text:p>4,07</text:p>
          </table:table-cell>
          <table:table-cell table:style-name="ce3" table:formula="of:=[.F336]+[.E337]" office:value-type="float" office:value="1390.84375" calcext:value-type="float">
            <text:p>1390,84</text:p>
          </table:table-cell>
        </table:table-row>
        <table:table-row table:style-name="ro1"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SleepTimerDialog_27_InvalidViewFocusOperatorMutator</text:p>
          </table:table-cell>
          <table:table-cell table:style-name="ce1" table:formula="of:=[.D337]+[.B338]" office:value-type="float" office:value="133913" calcext:value-type="float">
            <text:p>133913</text:p>
          </table:table-cell>
          <table:table-cell table:style-name="ce3" table:formula="of:=[.B338]/[.$B$1]" office:value-type="float" office:value="4.08333333333333" calcext:value-type="float">
            <text:p>4,08</text:p>
          </table:table-cell>
          <table:table-cell table:style-name="ce3" table:formula="of:=[.F337]+[.E338]" office:value-type="float" office:value="1394.92708333333" calcext:value-type="float">
            <text:p>1394,93</text:p>
          </table:table-cell>
        </table:table-row>
        <table:table-row table:style-name="ro1"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SleepTimerDialog_28_ViewComponentNotVisibleOperatorMutator</text:p>
          </table:table-cell>
          <table:table-cell table:style-name="ce1" table:formula="of:=[.D338]+[.B339]" office:value-type="float" office:value="134304" calcext:value-type="float">
            <text:p>134304</text:p>
          </table:table-cell>
          <table:table-cell table:style-name="ce3" table:formula="of:=[.B339]/[.$B$1]" office:value-type="float" office:value="4.07291666666667" calcext:value-type="float">
            <text:p>4,07</text:p>
          </table:table-cell>
          <table:table-cell table:style-name="ce3" table:formula="of:=[.F338]+[.E339]" office:value-type="float" office:value="1399" calcext:value-type="float">
            <text:p>1399,00</text:p>
          </table:table-cell>
        </table:table-row>
        <table:table-row table:style-name="ro1"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SleepTimerDialog_29_InvalidViewFocusOperatorMutator</text:p>
          </table:table-cell>
          <table:table-cell table:style-name="ce1" table:formula="of:=[.D339]+[.B340]" office:value-type="float" office:value="134695" calcext:value-type="float">
            <text:p>134695</text:p>
          </table:table-cell>
          <table:table-cell table:style-name="ce3" table:formula="of:=[.B340]/[.$B$1]" office:value-type="float" office:value="4.07291666666667" calcext:value-type="float">
            <text:p>4,07</text:p>
          </table:table-cell>
          <table:table-cell table:style-name="ce3" table:formula="of:=[.F339]+[.E340]" office:value-type="float" office:value="1403.07291666667" calcext:value-type="float">
            <text:p>1403,07</text:p>
          </table:table-cell>
        </table:table-row>
        <table:table-row table:style-name="ro1"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SleepTimerDialog_30_ViewComponentNotVisibleOperatorMutator</text:p>
          </table:table-cell>
          <table:table-cell table:style-name="ce1" table:formula="of:=[.D340]+[.B341]" office:value-type="float" office:value="135091" calcext:value-type="float">
            <text:p>135091</text:p>
          </table:table-cell>
          <table:table-cell table:style-name="ce3" table:formula="of:=[.B341]/[.$B$1]" office:value-type="float" office:value="4.125" calcext:value-type="float">
            <text:p>4,13</text:p>
          </table:table-cell>
          <table:table-cell table:style-name="ce3" table:formula="of:=[.F340]+[.E341]" office:value-type="float" office:value="1407.19791666667" calcext:value-type="float">
            <text:p>1407,20</text:p>
          </table:table-cell>
        </table:table-row>
        <table:table-row table:style-name="ro1"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SleepTimerDialog_31_BuggyGUIListenerOperatorMutator</text:p>
          </table:table-cell>
          <table:table-cell table:style-name="ce1" table:formula="of:=[.D341]+[.B342]" office:value-type="float" office:value="135488" calcext:value-type="float">
            <text:p>135488</text:p>
          </table:table-cell>
          <table:table-cell table:style-name="ce3" table:formula="of:=[.B342]/[.$B$1]" office:value-type="float" office:value="4.13541666666667" calcext:value-type="float">
            <text:p>4,14</text:p>
          </table:table-cell>
          <table:table-cell table:style-name="ce3" table:formula="of:=[.F341]+[.E342]" office:value-type="float" office:value="1411.33333333333" calcext:value-type="float">
            <text:p>1411,33</text:p>
          </table:table-cell>
        </table:table-row>
        <table:table-row table:style-name="ro1"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string" calcext:value-type="string">
            <text:p>SleepTimerDialog_32_InvalidViewFocusOperatorMutator</text:p>
          </table:table-cell>
          <table:table-cell table:style-name="ce1" table:formula="of:=[.D342]+[.B343]" office:value-type="float" office:value="135873" calcext:value-type="float">
            <text:p>135873</text:p>
          </table:table-cell>
          <table:table-cell table:style-name="ce3" table:formula="of:=[.B343]/[.$B$1]" office:value-type="float" office:value="4.01041666666667" calcext:value-type="float">
            <text:p>4,01</text:p>
          </table:table-cell>
          <table:table-cell table:style-name="ce3" table:formula="of:=[.F342]+[.E343]" office:value-type="float" office:value="1415.34375" calcext:value-type="float">
            <text:p>1415,34</text:p>
          </table:table-cell>
        </table:table-row>
        <table:table-row table:style-name="ro1"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SleepTimerDialog_33_ViewComponentNotVisibleOperatorMutator</text:p>
          </table:table-cell>
          <table:table-cell table:style-name="ce1" table:formula="of:=[.D343]+[.B344]" office:value-type="float" office:value="136267" calcext:value-type="float">
            <text:p>136267</text:p>
          </table:table-cell>
          <table:table-cell table:style-name="ce3" table:formula="of:=[.B344]/[.$B$1]" office:value-type="float" office:value="4.10416666666667" calcext:value-type="float">
            <text:p>4,10</text:p>
          </table:table-cell>
          <table:table-cell table:style-name="ce3" table:formula="of:=[.F343]+[.E344]" office:value-type="float" office:value="1419.44791666667" calcext:value-type="float">
            <text:p>1419,45</text:p>
          </table:table-cell>
        </table:table-row>
        <table:table-row table:style-name="ro1"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SleepTimerDialog_34_BuggyGUIListenerOperatorMutator</text:p>
          </table:table-cell>
          <table:table-cell table:style-name="ce1" table:formula="of:=[.D344]+[.B345]" office:value-type="float" office:value="136659" calcext:value-type="float">
            <text:p>136659</text:p>
          </table:table-cell>
          <table:table-cell table:style-name="ce3" table:formula="of:=[.B345]/[.$B$1]" office:value-type="float" office:value="4.08333333333333" calcext:value-type="float">
            <text:p>4,08</text:p>
          </table:table-cell>
          <table:table-cell table:style-name="ce3" table:formula="of:=[.F344]+[.E345]" office:value-type="float" office:value="1423.53125" calcext:value-type="float">
            <text:p>1423,53</text:p>
          </table:table-cell>
        </table:table-row>
        <table:table-row table:style-name="ro1"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SleepTimerDialog_35_InvalidViewFocusOperatorMutator</text:p>
          </table:table-cell>
          <table:table-cell table:style-name="ce1" table:formula="of:=[.D345]+[.B346]" office:value-type="float" office:value="137053" calcext:value-type="float">
            <text:p>137053</text:p>
          </table:table-cell>
          <table:table-cell table:style-name="ce3" table:formula="of:=[.B346]/[.$B$1]" office:value-type="float" office:value="4.10416666666667" calcext:value-type="float">
            <text:p>4,10</text:p>
          </table:table-cell>
          <table:table-cell table:style-name="ce3" table:formula="of:=[.F345]+[.E346]" office:value-type="float" office:value="1427.63541666667" calcext:value-type="float">
            <text:p>1427,64</text:p>
          </table:table-cell>
        </table:table-row>
        <table:table-row table:style-name="ro1">
          <table:table-cell table:style-name="ce1" office:value-type="float" office:value="345" calcext:value-type="float">
            <text:p>345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SleepTimerDialog_36_ViewComponentNotVisibleOperatorMutator</text:p>
          </table:table-cell>
          <table:table-cell table:style-name="ce1" table:formula="of:=[.D346]+[.B347]" office:value-type="float" office:value="137447" calcext:value-type="float">
            <text:p>137447</text:p>
          </table:table-cell>
          <table:table-cell table:style-name="ce3" table:formula="of:=[.B347]/[.$B$1]" office:value-type="float" office:value="4.10416666666667" calcext:value-type="float">
            <text:p>4,10</text:p>
          </table:table-cell>
          <table:table-cell table:style-name="ce3" table:formula="of:=[.F346]+[.E347]" office:value-type="float" office:value="1431.73958333333" calcext:value-type="float">
            <text:p>1431,74</text:p>
          </table:table-cell>
        </table:table-row>
        <table:table-row table:style-name="ro1"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SleepTimerDialog_37_BuggyGUIListenerOperatorMutator</text:p>
          </table:table-cell>
          <table:table-cell table:style-name="ce1" table:formula="of:=[.D347]+[.B348]" office:value-type="float" office:value="137839" calcext:value-type="float">
            <text:p>137839</text:p>
          </table:table-cell>
          <table:table-cell table:style-name="ce3" table:formula="of:=[.B348]/[.$B$1]" office:value-type="float" office:value="4.08333333333333" calcext:value-type="float">
            <text:p>4,08</text:p>
          </table:table-cell>
          <table:table-cell table:style-name="ce3" table:formula="of:=[.F347]+[.E348]" office:value-type="float" office:value="1435.82291666667" calcext:value-type="float">
            <text:p>1435,82</text:p>
          </table:table-cell>
        </table:table-row>
        <table:table-row table:style-name="ro1"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MediaPlayerErrorDialog_0_BuggyGUIListenerOperatorMutator</text:p>
          </table:table-cell>
          <table:table-cell table:style-name="ce1" table:formula="of:=[.D348]+[.B349]" office:value-type="float" office:value="138235" calcext:value-type="float">
            <text:p>138235</text:p>
          </table:table-cell>
          <table:table-cell table:style-name="ce3" table:formula="of:=[.B349]/[.$B$1]" office:value-type="float" office:value="4.125" calcext:value-type="float">
            <text:p>4,13</text:p>
          </table:table-cell>
          <table:table-cell table:style-name="ce3" table:formula="of:=[.F348]+[.E349]" office:value-type="float" office:value="1439.94791666667" calcext:value-type="float">
            <text:p>1439,95</text:p>
          </table:table-cell>
        </table:table-row>
        <table:table-row table:style-name="ro1"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ShareDialog_0_BuggyGUIListenerOperatorMutator</text:p>
          </table:table-cell>
          <table:table-cell table:style-name="ce1" table:formula="of:=[.D349]+[.B350]" office:value-type="float" office:value="138627" calcext:value-type="float">
            <text:p>138627</text:p>
          </table:table-cell>
          <table:table-cell table:style-name="ce3" table:formula="of:=[.B350]/[.$B$1]" office:value-type="float" office:value="4.08333333333333" calcext:value-type="float">
            <text:p>4,08</text:p>
          </table:table-cell>
          <table:table-cell table:style-name="ce3" table:formula="of:=[.F349]+[.E350]" office:value-type="float" office:value="1444.03125" calcext:value-type="float">
            <text:p>1444,03</text:p>
          </table:table-cell>
        </table:table-row>
        <table:table-row table:style-name="ro1">
          <table:table-cell table:style-name="ce1" office:value-type="float" office:value="349" calcext:value-type="float">
            <text:p>349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VariableSpeedDialog_0_InvalidViewFocusOperatorMutator</text:p>
          </table:table-cell>
          <table:table-cell table:style-name="ce1" table:formula="of:=[.D350]+[.B351]" office:value-type="float" office:value="139017" calcext:value-type="float">
            <text:p>139017</text:p>
          </table:table-cell>
          <table:table-cell table:style-name="ce3" table:formula="of:=[.B351]/[.$B$1]" office:value-type="float" office:value="4.0625" calcext:value-type="float">
            <text:p>4,06</text:p>
          </table:table-cell>
          <table:table-cell table:style-name="ce3" table:formula="of:=[.F350]+[.E351]" office:value-type="float" office:value="1448.09375" calcext:value-type="float">
            <text:p>1448,09</text:p>
          </table:table-cell>
        </table:table-row>
        <table:table-row table:style-name="ro1"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VariableSpeedDialog_1_ViewComponentNotVisibleOperatorMutator</text:p>
          </table:table-cell>
          <table:table-cell table:style-name="ce1" table:formula="of:=[.D351]+[.B352]" office:value-type="float" office:value="139409" calcext:value-type="float">
            <text:p>139409</text:p>
          </table:table-cell>
          <table:table-cell table:style-name="ce3" table:formula="of:=[.B352]/[.$B$1]" office:value-type="float" office:value="4.08333333333333" calcext:value-type="float">
            <text:p>4,08</text:p>
          </table:table-cell>
          <table:table-cell table:style-name="ce3" table:formula="of:=[.F351]+[.E352]" office:value-type="float" office:value="1452.17708333333" calcext:value-type="float">
            <text:p>1452,18</text:p>
          </table:table-cell>
        </table:table-row>
        <table:table-row table:style-name="ro1"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VariableSpeedDialog_2_InvalidViewFocusOperatorMutator</text:p>
          </table:table-cell>
          <table:table-cell table:style-name="ce1" table:formula="of:=[.D352]+[.B353]" office:value-type="float" office:value="139801" calcext:value-type="float">
            <text:p>139801</text:p>
          </table:table-cell>
          <table:table-cell table:style-name="ce3" table:formula="of:=[.B353]/[.$B$1]" office:value-type="float" office:value="4.08333333333333" calcext:value-type="float">
            <text:p>4,08</text:p>
          </table:table-cell>
          <table:table-cell table:style-name="ce3" table:formula="of:=[.F352]+[.E353]" office:value-type="float" office:value="1456.26041666667" calcext:value-type="float">
            <text:p>1456,26</text:p>
          </table:table-cell>
        </table:table-row>
        <table:table-row table:style-name="ro1"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VariableSpeedDialog_3_ViewComponentNotVisibleOperatorMutator</text:p>
          </table:table-cell>
          <table:table-cell table:style-name="ce1" table:formula="of:=[.D353]+[.B354]" office:value-type="float" office:value="140195" calcext:value-type="float">
            <text:p>140195</text:p>
          </table:table-cell>
          <table:table-cell table:style-name="ce3" table:formula="of:=[.B354]/[.$B$1]" office:value-type="float" office:value="4.10416666666667" calcext:value-type="float">
            <text:p>4,10</text:p>
          </table:table-cell>
          <table:table-cell table:style-name="ce3" table:formula="of:=[.F353]+[.E354]" office:value-type="float" office:value="1460.36458333333" calcext:value-type="float">
            <text:p>1460,36</text:p>
          </table:table-cell>
        </table:table-row>
        <table:table-row table:style-name="ro1">
          <table:table-cell table:style-name="ce1" office:value-type="float" office:value="353" calcext:value-type="float">
            <text:p>353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VariableSpeedDialog_4_InvalidViewFocusOperatorMutator</text:p>
          </table:table-cell>
          <table:table-cell table:style-name="ce1" table:formula="of:=[.D354]+[.B355]" office:value-type="float" office:value="140590" calcext:value-type="float">
            <text:p>140590</text:p>
          </table:table-cell>
          <table:table-cell table:style-name="ce3" table:formula="of:=[.B355]/[.$B$1]" office:value-type="float" office:value="4.11458333333333" calcext:value-type="float">
            <text:p>4,11</text:p>
          </table:table-cell>
          <table:table-cell table:style-name="ce3" table:formula="of:=[.F354]+[.E355]" office:value-type="float" office:value="1464.47916666667" calcext:value-type="float">
            <text:p>1464,48</text:p>
          </table:table-cell>
        </table:table-row>
        <table:table-row table:style-name="ro1">
          <table:table-cell table:style-name="ce1" office:value-type="float" office:value="354" calcext:value-type="float">
            <text:p>354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string" calcext:value-type="string">
            <text:p>VariableSpeedDialog_5_ViewComponentNotVisibleOperatorMutator</text:p>
          </table:table-cell>
          <table:table-cell table:style-name="ce1" table:formula="of:=[.D355]+[.B356]" office:value-type="float" office:value="140979" calcext:value-type="float">
            <text:p>140979</text:p>
          </table:table-cell>
          <table:table-cell table:style-name="ce3" table:formula="of:=[.B356]/[.$B$1]" office:value-type="float" office:value="4.05208333333333" calcext:value-type="float">
            <text:p>4,05</text:p>
          </table:table-cell>
          <table:table-cell table:style-name="ce3" table:formula="of:=[.F355]+[.E356]" office:value-type="float" office:value="1468.53125" calcext:value-type="float">
            <text:p>1468,53</text:p>
          </table:table-cell>
        </table:table-row>
        <table:table-row table:style-name="ro1"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VariableSpeedDialog_6_BuggyGUIListenerOperatorMutator</text:p>
          </table:table-cell>
          <table:table-cell table:style-name="ce1" table:formula="of:=[.D356]+[.B357]" office:value-type="float" office:value="141370" calcext:value-type="float">
            <text:p>141370</text:p>
          </table:table-cell>
          <table:table-cell table:style-name="ce3" table:formula="of:=[.B357]/[.$B$1]" office:value-type="float" office:value="4.07291666666667" calcext:value-type="float">
            <text:p>4,07</text:p>
          </table:table-cell>
          <table:table-cell table:style-name="ce3" table:formula="of:=[.F356]+[.E357]" office:value-type="float" office:value="1472.60416666667" calcext:value-type="float">
            <text:p>1472,60</text:p>
          </table:table-cell>
        </table:table-row>
        <table:table-row table:style-name="ro1"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VariableSpeedDialog_7_BuggyGUIListenerOperatorMutator</text:p>
          </table:table-cell>
          <table:table-cell table:style-name="ce1" table:formula="of:=[.D357]+[.B358]" office:value-type="float" office:value="141760" calcext:value-type="float">
            <text:p>141760</text:p>
          </table:table-cell>
          <table:table-cell table:style-name="ce3" table:formula="of:=[.B358]/[.$B$1]" office:value-type="float" office:value="4.0625" calcext:value-type="float">
            <text:p>4,06</text:p>
          </table:table-cell>
          <table:table-cell table:style-name="ce3" table:formula="of:=[.F357]+[.E358]" office:value-type="float" office:value="1476.66666666667" calcext:value-type="float">
            <text:p>1476,67</text:p>
          </table:table-cell>
        </table:table-row>
        <table:table-row table:style-name="ro1"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VariableSpeedDialog_8_BuggyGUIListenerOperatorMutator</text:p>
          </table:table-cell>
          <table:table-cell table:style-name="ce1" table:formula="of:=[.D358]+[.B359]" office:value-type="float" office:value="142156" calcext:value-type="float">
            <text:p>142156</text:p>
          </table:table-cell>
          <table:table-cell table:style-name="ce3" table:formula="of:=[.B359]/[.$B$1]" office:value-type="float" office:value="4.125" calcext:value-type="float">
            <text:p>4,13</text:p>
          </table:table-cell>
          <table:table-cell table:style-name="ce3" table:formula="of:=[.F358]+[.E359]" office:value-type="float" office:value="1480.79166666667" calcext:value-type="float">
            <text:p>1480,79</text:p>
          </table:table-cell>
        </table:table-row>
        <table:table-row table:style-name="ro1">
          <table:table-cell table:style-name="ce1" office:value-type="float" office:value="358" calcext:value-type="float">
            <text:p>358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PlaybackControlsDialog_0_InvalidViewFocusOperatorMutator</text:p>
          </table:table-cell>
          <table:table-cell table:style-name="ce1" table:formula="of:=[.D359]+[.B360]" office:value-type="float" office:value="142548" calcext:value-type="float">
            <text:p>142548</text:p>
          </table:table-cell>
          <table:table-cell table:style-name="ce3" table:formula="of:=[.B360]/[.$B$1]" office:value-type="float" office:value="4.08333333333333" calcext:value-type="float">
            <text:p>4,08</text:p>
          </table:table-cell>
          <table:table-cell table:style-name="ce3" table:formula="of:=[.F359]+[.E360]" office:value-type="float" office:value="1484.875" calcext:value-type="float">
            <text:p>1484,88</text:p>
          </table:table-cell>
        </table:table-row>
        <table:table-row table:style-name="ro1">
          <table:table-cell table:style-name="ce1" office:value-type="float" office:value="359" calcext:value-type="float">
            <text:p>359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PlaybackControlsDialog_1_ViewComponentNotVisibleOperatorMutator</text:p>
          </table:table-cell>
          <table:table-cell table:style-name="ce1" table:formula="of:=[.D360]+[.B361]" office:value-type="float" office:value="142942" calcext:value-type="float">
            <text:p>142942</text:p>
          </table:table-cell>
          <table:table-cell table:style-name="ce3" table:formula="of:=[.B361]/[.$B$1]" office:value-type="float" office:value="4.10416666666667" calcext:value-type="float">
            <text:p>4,10</text:p>
          </table:table-cell>
          <table:table-cell table:style-name="ce3" table:formula="of:=[.F360]+[.E361]" office:value-type="float" office:value="1488.97916666667" calcext:value-type="float">
            <text:p>1488,98</text:p>
          </table:table-cell>
        </table:table-row>
        <table:table-row table:style-name="ro1"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PlaybackControlsDialog_2_InvalidViewFocusOperatorMutator</text:p>
          </table:table-cell>
          <table:table-cell table:style-name="ce1" table:formula="of:=[.D361]+[.B362]" office:value-type="float" office:value="143332" calcext:value-type="float">
            <text:p>143332</text:p>
          </table:table-cell>
          <table:table-cell table:style-name="ce3" table:formula="of:=[.B362]/[.$B$1]" office:value-type="float" office:value="4.0625" calcext:value-type="float">
            <text:p>4,06</text:p>
          </table:table-cell>
          <table:table-cell table:style-name="ce3" table:formula="of:=[.F361]+[.E362]" office:value-type="float" office:value="1493.04166666667" calcext:value-type="float">
            <text:p>1493,04</text:p>
          </table:table-cell>
        </table:table-row>
        <table:table-row table:style-name="ro1">
          <table:table-cell table:style-name="ce1" office:value-type="float" office:value="361" calcext:value-type="float">
            <text:p>361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string" calcext:value-type="string">
            <text:p>PlaybackControlsDialog_3_ViewComponentNotVisibleOperatorMutator</text:p>
          </table:table-cell>
          <table:table-cell table:style-name="ce1" table:formula="of:=[.D362]+[.B363]" office:value-type="float" office:value="143721" calcext:value-type="float">
            <text:p>143721</text:p>
          </table:table-cell>
          <table:table-cell table:style-name="ce3" table:formula="of:=[.B363]/[.$B$1]" office:value-type="float" office:value="4.05208333333333" calcext:value-type="float">
            <text:p>4,05</text:p>
          </table:table-cell>
          <table:table-cell table:style-name="ce3" table:formula="of:=[.F362]+[.E363]" office:value-type="float" office:value="1497.09375" calcext:value-type="float">
            <text:p>1497,09</text:p>
          </table:table-cell>
        </table:table-row>
        <table:table-row table:style-name="ro1"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PlaybackControlsDialog_4_BuggyGUIListenerOperatorMutator</text:p>
          </table:table-cell>
          <table:table-cell table:style-name="ce1" table:formula="of:=[.D363]+[.B364]" office:value-type="float" office:value="144111" calcext:value-type="float">
            <text:p>144111</text:p>
          </table:table-cell>
          <table:table-cell table:style-name="ce3" table:formula="of:=[.B364]/[.$B$1]" office:value-type="float" office:value="4.0625" calcext:value-type="float">
            <text:p>4,06</text:p>
          </table:table-cell>
          <table:table-cell table:style-name="ce3" table:formula="of:=[.F363]+[.E364]" office:value-type="float" office:value="1501.15625" calcext:value-type="float">
            <text:p>1501,16</text:p>
          </table:table-cell>
        </table:table-row>
        <table:table-row table:style-name="ro1"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PlaybackControlsDialog_5_BinaryMutator</text:p>
          </table:table-cell>
          <table:table-cell table:style-name="ce1" table:formula="of:=[.D364]+[.B365]" office:value-type="float" office:value="144502" calcext:value-type="float">
            <text:p>144502</text:p>
          </table:table-cell>
          <table:table-cell table:style-name="ce3" table:formula="of:=[.B365]/[.$B$1]" office:value-type="float" office:value="4.07291666666667" calcext:value-type="float">
            <text:p>4,07</text:p>
          </table:table-cell>
          <table:table-cell table:style-name="ce3" table:formula="of:=[.F364]+[.E365]" office:value-type="float" office:value="1505.22916666667" calcext:value-type="float">
            <text:p>1505,23</text:p>
          </table:table-cell>
        </table:table-row>
        <table:table-row table:style-name="ro1"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TimeRangeDialog_0_BinaryMutator</text:p>
          </table:table-cell>
          <table:table-cell table:style-name="ce1" table:formula="of:=[.D365]+[.B366]" office:value-type="float" office:value="144893" calcext:value-type="float">
            <text:p>144893</text:p>
          </table:table-cell>
          <table:table-cell table:style-name="ce3" table:formula="of:=[.B366]/[.$B$1]" office:value-type="float" office:value="4.07291666666667" calcext:value-type="float">
            <text:p>4,07</text:p>
          </table:table-cell>
          <table:table-cell table:style-name="ce3" table:formula="of:=[.F365]+[.E366]" office:value-type="float" office:value="1509.30208333333" calcext:value-type="float">
            <text:p>1509,30</text:p>
          </table:table-cell>
        </table:table-row>
        <table:table-row table:style-name="ro1"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TimeRangeDialog_1_BinaryMutator</text:p>
          </table:table-cell>
          <table:table-cell table:style-name="ce1" table:formula="of:=[.D366]+[.B367]" office:value-type="float" office:value="145284" calcext:value-type="float">
            <text:p>145284</text:p>
          </table:table-cell>
          <table:table-cell table:style-name="ce3" table:formula="of:=[.B367]/[.$B$1]" office:value-type="float" office:value="4.07291666666667" calcext:value-type="float">
            <text:p>4,07</text:p>
          </table:table-cell>
          <table:table-cell table:style-name="ce3" table:formula="of:=[.F366]+[.E367]" office:value-type="float" office:value="1513.375" calcext:value-type="float">
            <text:p>1513,38</text:p>
          </table:table-cell>
        </table:table-row>
        <table:table-row table:style-name="ro1"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TimeRangeDialog_2_BinaryMutator</text:p>
          </table:table-cell>
          <table:table-cell table:style-name="ce1" table:formula="of:=[.D367]+[.B368]" office:value-type="float" office:value="145675" calcext:value-type="float">
            <text:p>145675</text:p>
          </table:table-cell>
          <table:table-cell table:style-name="ce3" table:formula="of:=[.B368]/[.$B$1]" office:value-type="float" office:value="4.07291666666667" calcext:value-type="float">
            <text:p>4,07</text:p>
          </table:table-cell>
          <table:table-cell table:style-name="ce3" table:formula="of:=[.F367]+[.E368]" office:value-type="float" office:value="1517.44791666667" calcext:value-type="float">
            <text:p>1517,45</text:p>
          </table:table-cell>
        </table:table-row>
        <table:table-row table:style-name="ro1"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TimeRangeDialog_3_BinaryMutator</text:p>
          </table:table-cell>
          <table:table-cell table:style-name="ce1" table:formula="of:=[.D368]+[.B369]" office:value-type="float" office:value="146067" calcext:value-type="float">
            <text:p>146067</text:p>
          </table:table-cell>
          <table:table-cell table:style-name="ce3" table:formula="of:=[.B369]/[.$B$1]" office:value-type="float" office:value="4.08333333333333" calcext:value-type="float">
            <text:p>4,08</text:p>
          </table:table-cell>
          <table:table-cell table:style-name="ce3" table:formula="of:=[.F368]+[.E369]" office:value-type="float" office:value="1521.53125" calcext:value-type="float">
            <text:p>1521,53</text:p>
          </table:table-cell>
        </table:table-row>
        <table:table-row table:style-name="ro1"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387" calcext:value-type="float">
            <text:p>387</text:p>
          </table:table-cell>
          <table:table-cell table:style-name="ce1" office:value-type="string" calcext:value-type="string">
            <text:p>TimeRangeDialog_4_BinaryMutator</text:p>
          </table:table-cell>
          <table:table-cell table:style-name="ce1" table:formula="of:=[.D369]+[.B370]" office:value-type="float" office:value="146454" calcext:value-type="float">
            <text:p>146454</text:p>
          </table:table-cell>
          <table:table-cell table:style-name="ce3" table:formula="of:=[.B370]/[.$B$1]" office:value-type="float" office:value="4.03125" calcext:value-type="float">
            <text:p>4,03</text:p>
          </table:table-cell>
          <table:table-cell table:style-name="ce3" table:formula="of:=[.F369]+[.E370]" office:value-type="float" office:value="1525.5625" calcext:value-type="float">
            <text:p>1525,56</text:p>
          </table:table-cell>
        </table:table-row>
        <table:table-row table:style-name="ro1"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TimeRangeDialog_5_BinaryMutator</text:p>
          </table:table-cell>
          <table:table-cell table:style-name="ce1" table:formula="of:=[.D370]+[.B371]" office:value-type="float" office:value="146848" calcext:value-type="float">
            <text:p>146848</text:p>
          </table:table-cell>
          <table:table-cell table:style-name="ce3" table:formula="of:=[.B371]/[.$B$1]" office:value-type="float" office:value="4.10416666666667" calcext:value-type="float">
            <text:p>4,10</text:p>
          </table:table-cell>
          <table:table-cell table:style-name="ce3" table:formula="of:=[.F370]+[.E371]" office:value-type="float" office:value="1529.66666666667" calcext:value-type="float">
            <text:p>1529,67</text:p>
          </table:table-cell>
        </table:table-row>
        <table:table-row table:style-name="ro1"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TimeRangeDialog_6_BinaryMutator</text:p>
          </table:table-cell>
          <table:table-cell table:style-name="ce1" table:formula="of:=[.D371]+[.B372]" office:value-type="float" office:value="147241" calcext:value-type="float">
            <text:p>147241</text:p>
          </table:table-cell>
          <table:table-cell table:style-name="ce3" table:formula="of:=[.B372]/[.$B$1]" office:value-type="float" office:value="4.09375" calcext:value-type="float">
            <text:p>4,09</text:p>
          </table:table-cell>
          <table:table-cell table:style-name="ce3" table:formula="of:=[.F371]+[.E372]" office:value-type="float" office:value="1533.76041666667" calcext:value-type="float">
            <text:p>1533,76</text:p>
          </table:table-cell>
        </table:table-row>
        <table:table-row table:style-name="ro1">
          <table:table-cell table:style-name="ce1" office:value-type="float" office:value="371" calcext:value-type="float">
            <text:p>371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TimeRangeDialog_7_BinaryMutator</text:p>
          </table:table-cell>
          <table:table-cell table:style-name="ce1" table:formula="of:=[.D372]+[.B373]" office:value-type="float" office:value="147635" calcext:value-type="float">
            <text:p>147635</text:p>
          </table:table-cell>
          <table:table-cell table:style-name="ce3" table:formula="of:=[.B373]/[.$B$1]" office:value-type="float" office:value="4.10416666666667" calcext:value-type="float">
            <text:p>4,10</text:p>
          </table:table-cell>
          <table:table-cell table:style-name="ce3" table:formula="of:=[.F372]+[.E373]" office:value-type="float" office:value="1537.86458333333" calcext:value-type="float">
            <text:p>1537,86</text:p>
          </table:table-cell>
        </table:table-row>
        <table:table-row table:style-name="ro1">
          <table:table-cell table:style-name="ce1" office:value-type="float" office:value="372" calcext:value-type="float">
            <text:p>372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TimeRangeDialog_8_BinaryMutator</text:p>
          </table:table-cell>
          <table:table-cell table:style-name="ce1" table:formula="of:=[.D373]+[.B374]" office:value-type="float" office:value="148027" calcext:value-type="float">
            <text:p>148027</text:p>
          </table:table-cell>
          <table:table-cell table:style-name="ce3" table:formula="of:=[.B374]/[.$B$1]" office:value-type="float" office:value="4.08333333333333" calcext:value-type="float">
            <text:p>4,08</text:p>
          </table:table-cell>
          <table:table-cell table:style-name="ce3" table:formula="of:=[.F373]+[.E374]" office:value-type="float" office:value="1541.94791666667" calcext:value-type="float">
            <text:p>1541,95</text:p>
          </table:table-cell>
        </table:table-row>
        <table:table-row table:style-name="ro1"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TimeRangeDialog_9_BinaryMutator</text:p>
          </table:table-cell>
          <table:table-cell table:style-name="ce1" table:formula="of:=[.D374]+[.B375]" office:value-type="float" office:value="148421" calcext:value-type="float">
            <text:p>148421</text:p>
          </table:table-cell>
          <table:table-cell table:style-name="ce3" table:formula="of:=[.B375]/[.$B$1]" office:value-type="float" office:value="4.10416666666667" calcext:value-type="float">
            <text:p>4,10</text:p>
          </table:table-cell>
          <table:table-cell table:style-name="ce3" table:formula="of:=[.F374]+[.E375]" office:value-type="float" office:value="1546.05208333333" calcext:value-type="float">
            <text:p>1546,05</text:p>
          </table:table-cell>
        </table:table-row>
        <table:table-row table:style-name="ro1">
          <table:table-cell table:style-name="ce1" office:value-type="float" office:value="374" calcext:value-type="float">
            <text:p>374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TimeRangeDialog_10_BinaryMutator</text:p>
          </table:table-cell>
          <table:table-cell table:style-name="ce1" table:formula="of:=[.D375]+[.B376]" office:value-type="float" office:value="148812" calcext:value-type="float">
            <text:p>148812</text:p>
          </table:table-cell>
          <table:table-cell table:style-name="ce3" table:formula="of:=[.B376]/[.$B$1]" office:value-type="float" office:value="4.07291666666667" calcext:value-type="float">
            <text:p>4,07</text:p>
          </table:table-cell>
          <table:table-cell table:style-name="ce3" table:formula="of:=[.F375]+[.E376]" office:value-type="float" office:value="1550.125" calcext:value-type="float">
            <text:p>1550,13</text:p>
          </table:table-cell>
        </table:table-row>
        <table:table-row table:style-name="ro1"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TimeRangeDialog_11_BinaryMutator</text:p>
          </table:table-cell>
          <table:table-cell table:style-name="ce1" table:formula="of:=[.D376]+[.B377]" office:value-type="float" office:value="149206" calcext:value-type="float">
            <text:p>149206</text:p>
          </table:table-cell>
          <table:table-cell table:style-name="ce3" table:formula="of:=[.B377]/[.$B$1]" office:value-type="float" office:value="4.10416666666667" calcext:value-type="float">
            <text:p>4,10</text:p>
          </table:table-cell>
          <table:table-cell table:style-name="ce3" table:formula="of:=[.F376]+[.E377]" office:value-type="float" office:value="1554.22916666667" calcext:value-type="float">
            <text:p>1554,23</text:p>
          </table:table-cell>
        </table:table-row>
        <table:table-row table:style-name="ro1"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string" calcext:value-type="string">
            <text:p>TimeRangeDialog_12_BinaryMutator</text:p>
          </table:table-cell>
          <table:table-cell table:style-name="ce1" table:formula="of:=[.D377]+[.B378]" office:value-type="float" office:value="149595" calcext:value-type="float">
            <text:p>149595</text:p>
          </table:table-cell>
          <table:table-cell table:style-name="ce3" table:formula="of:=[.B378]/[.$B$1]" office:value-type="float" office:value="4.05208333333333" calcext:value-type="float">
            <text:p>4,05</text:p>
          </table:table-cell>
          <table:table-cell table:style-name="ce3" table:formula="of:=[.F377]+[.E378]" office:value-type="float" office:value="1558.28125" calcext:value-type="float">
            <text:p>1558,28</text:p>
          </table:table-cell>
        </table:table-row>
        <table:table-row table:style-name="ro1">
          <table:table-cell table:style-name="ce1" office:value-type="float" office:value="377" calcext:value-type="float">
            <text:p>377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TimeRangeDialog_13_BinaryMutator</text:p>
          </table:table-cell>
          <table:table-cell table:style-name="ce1" table:formula="of:=[.D378]+[.B379]" office:value-type="float" office:value="149988" calcext:value-type="float">
            <text:p>149988</text:p>
          </table:table-cell>
          <table:table-cell table:style-name="ce3" table:formula="of:=[.B379]/[.$B$1]" office:value-type="float" office:value="4.09375" calcext:value-type="float">
            <text:p>4,09</text:p>
          </table:table-cell>
          <table:table-cell table:style-name="ce3" table:formula="of:=[.F378]+[.E379]" office:value-type="float" office:value="1562.375" calcext:value-type="float">
            <text:p>1562,38</text:p>
          </table:table-cell>
        </table:table-row>
        <table:table-row table:style-name="ro1"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TimeRangeDialog_14_BinaryMutator</text:p>
          </table:table-cell>
          <table:table-cell table:style-name="ce1" table:formula="of:=[.D379]+[.B380]" office:value-type="float" office:value="150383" calcext:value-type="float">
            <text:p>150383</text:p>
          </table:table-cell>
          <table:table-cell table:style-name="ce3" table:formula="of:=[.B380]/[.$B$1]" office:value-type="float" office:value="4.11458333333333" calcext:value-type="float">
            <text:p>4,11</text:p>
          </table:table-cell>
          <table:table-cell table:style-name="ce3" table:formula="of:=[.F379]+[.E380]" office:value-type="float" office:value="1566.48958333333" calcext:value-type="float">
            <text:p>1566,49</text:p>
          </table:table-cell>
        </table:table-row>
        <table:table-row table:style-name="ro1">
          <table:table-cell table:style-name="ce1" office:value-type="float" office:value="379" calcext:value-type="float">
            <text:p>379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TimeRangeDialog_15_BinaryMutator</text:p>
          </table:table-cell>
          <table:table-cell table:style-name="ce1" table:formula="of:=[.D380]+[.B381]" office:value-type="float" office:value="150778" calcext:value-type="float">
            <text:p>150778</text:p>
          </table:table-cell>
          <table:table-cell table:style-name="ce3" table:formula="of:=[.B381]/[.$B$1]" office:value-type="float" office:value="4.11458333333333" calcext:value-type="float">
            <text:p>4,11</text:p>
          </table:table-cell>
          <table:table-cell table:style-name="ce3" table:formula="of:=[.F380]+[.E381]" office:value-type="float" office:value="1570.60416666667" calcext:value-type="float">
            <text:p>1570,60</text:p>
          </table:table-cell>
        </table:table-row>
        <table:table-row table:style-name="ro1"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TimeRangeDialog_16_BinaryMutator</text:p>
          </table:table-cell>
          <table:table-cell table:style-name="ce1" table:formula="of:=[.D381]+[.B382]" office:value-type="float" office:value="151173" calcext:value-type="float">
            <text:p>151173</text:p>
          </table:table-cell>
          <table:table-cell table:style-name="ce3" table:formula="of:=[.B382]/[.$B$1]" office:value-type="float" office:value="4.11458333333333" calcext:value-type="float">
            <text:p>4,11</text:p>
          </table:table-cell>
          <table:table-cell table:style-name="ce3" table:formula="of:=[.F381]+[.E382]" office:value-type="float" office:value="1574.71875" calcext:value-type="float">
            <text:p>1574,72</text:p>
          </table:table-cell>
        </table:table-row>
        <table:table-row table:style-name="ro1">
          <table:table-cell table:style-name="ce1" office:value-type="float" office:value="381" calcext:value-type="float">
            <text:p>381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TimeRangeDialog_17_BinaryMutator</text:p>
          </table:table-cell>
          <table:table-cell table:style-name="ce1" table:formula="of:=[.D382]+[.B383]" office:value-type="float" office:value="151567" calcext:value-type="float">
            <text:p>151567</text:p>
          </table:table-cell>
          <table:table-cell table:style-name="ce3" table:formula="of:=[.B383]/[.$B$1]" office:value-type="float" office:value="4.10416666666667" calcext:value-type="float">
            <text:p>4,10</text:p>
          </table:table-cell>
          <table:table-cell table:style-name="ce3" table:formula="of:=[.F382]+[.E383]" office:value-type="float" office:value="1578.82291666667" calcext:value-type="float">
            <text:p>1578,82</text:p>
          </table:table-cell>
        </table:table-row>
        <table:table-row table:style-name="ro1"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TimeRangeDialog_18_BinaryMutator</text:p>
          </table:table-cell>
          <table:table-cell table:style-name="ce1" table:formula="of:=[.D383]+[.B384]" office:value-type="float" office:value="151962" calcext:value-type="float">
            <text:p>151962</text:p>
          </table:table-cell>
          <table:table-cell table:style-name="ce3" table:formula="of:=[.B384]/[.$B$1]" office:value-type="float" office:value="4.11458333333333" calcext:value-type="float">
            <text:p>4,11</text:p>
          </table:table-cell>
          <table:table-cell table:style-name="ce3" table:formula="of:=[.F383]+[.E384]" office:value-type="float" office:value="1582.9375" calcext:value-type="float">
            <text:p>1582,94</text:p>
          </table:table-cell>
        </table:table-row>
        <table:table-row table:style-name="ro1"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TimeRangeDialog_19_BinaryMutator</text:p>
          </table:table-cell>
          <table:table-cell table:style-name="ce1" table:formula="of:=[.D384]+[.B385]" office:value-type="float" office:value="152354" calcext:value-type="float">
            <text:p>152354</text:p>
          </table:table-cell>
          <table:table-cell table:style-name="ce3" table:formula="of:=[.B385]/[.$B$1]" office:value-type="float" office:value="4.08333333333333" calcext:value-type="float">
            <text:p>4,08</text:p>
          </table:table-cell>
          <table:table-cell table:style-name="ce3" table:formula="of:=[.F384]+[.E385]" office:value-type="float" office:value="1587.02083333333" calcext:value-type="float">
            <text:p>1587,02</text:p>
          </table:table-cell>
        </table:table-row>
        <table:table-row table:style-name="ro1"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TimeRangeDialog_20_BinaryMutator</text:p>
          </table:table-cell>
          <table:table-cell table:style-name="ce1" table:formula="of:=[.D385]+[.B386]" office:value-type="float" office:value="152747" calcext:value-type="float">
            <text:p>152747</text:p>
          </table:table-cell>
          <table:table-cell table:style-name="ce3" table:formula="of:=[.B386]/[.$B$1]" office:value-type="float" office:value="4.09375" calcext:value-type="float">
            <text:p>4,09</text:p>
          </table:table-cell>
          <table:table-cell table:style-name="ce3" table:formula="of:=[.F385]+[.E386]" office:value-type="float" office:value="1591.11458333333" calcext:value-type="float">
            <text:p>1591,11</text:p>
          </table:table-cell>
        </table:table-row>
        <table:table-row table:style-name="ro1"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TimeRangeDialog_21_BinaryMutator</text:p>
          </table:table-cell>
          <table:table-cell table:style-name="ce1" table:formula="of:=[.D386]+[.B387]" office:value-type="float" office:value="153138" calcext:value-type="float">
            <text:p>153138</text:p>
          </table:table-cell>
          <table:table-cell table:style-name="ce3" table:formula="of:=[.B387]/[.$B$1]" office:value-type="float" office:value="4.07291666666667" calcext:value-type="float">
            <text:p>4,07</text:p>
          </table:table-cell>
          <table:table-cell table:style-name="ce3" table:formula="of:=[.F386]+[.E387]" office:value-type="float" office:value="1595.1875" calcext:value-type="float">
            <text:p>1595,19</text:p>
          </table:table-cell>
        </table:table-row>
        <table:table-row table:style-name="ro1"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TimeRangeDialog_22_BinaryMutator</text:p>
          </table:table-cell>
          <table:table-cell table:style-name="ce1" table:formula="of:=[.D387]+[.B388]" office:value-type="float" office:value="153531" calcext:value-type="float">
            <text:p>153531</text:p>
          </table:table-cell>
          <table:table-cell table:style-name="ce3" table:formula="of:=[.B388]/[.$B$1]" office:value-type="float" office:value="4.09375" calcext:value-type="float">
            <text:p>4,09</text:p>
          </table:table-cell>
          <table:table-cell table:style-name="ce3" table:formula="of:=[.F387]+[.E388]" office:value-type="float" office:value="1599.28125" calcext:value-type="float">
            <text:p>1599,28</text:p>
          </table:table-cell>
        </table:table-row>
        <table:table-row table:style-name="ro1">
          <table:table-cell table:style-name="ce1" office:value-type="float" office:value="387" calcext:value-type="float">
            <text:p>387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TimeRangeDialog_23_BinaryMutator</text:p>
          </table:table-cell>
          <table:table-cell table:style-name="ce1" table:formula="of:=[.D388]+[.B389]" office:value-type="float" office:value="153922" calcext:value-type="float">
            <text:p>153922</text:p>
          </table:table-cell>
          <table:table-cell table:style-name="ce3" table:formula="of:=[.B389]/[.$B$1]" office:value-type="float" office:value="4.07291666666667" calcext:value-type="float">
            <text:p>4,07</text:p>
          </table:table-cell>
          <table:table-cell table:style-name="ce3" table:formula="of:=[.F388]+[.E389]" office:value-type="float" office:value="1603.35416666667" calcext:value-type="float">
            <text:p>1603,35</text:p>
          </table:table-cell>
        </table:table-row>
        <table:table-row table:style-name="ro1">
          <table:table-cell table:style-name="ce1" office:value-type="float" office:value="388" calcext:value-type="float">
            <text:p>388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TimeRangeDialog_24_BinaryMutator</text:p>
          </table:table-cell>
          <table:table-cell table:style-name="ce1" table:formula="of:=[.D389]+[.B390]" office:value-type="float" office:value="154315" calcext:value-type="float">
            <text:p>154315</text:p>
          </table:table-cell>
          <table:table-cell table:style-name="ce3" table:formula="of:=[.B390]/[.$B$1]" office:value-type="float" office:value="4.09375" calcext:value-type="float">
            <text:p>4,09</text:p>
          </table:table-cell>
          <table:table-cell table:style-name="ce3" table:formula="of:=[.F389]+[.E390]" office:value-type="float" office:value="1607.44791666667" calcext:value-type="float">
            <text:p>1607,45</text:p>
          </table:table-cell>
        </table:table-row>
        <table:table-row table:style-name="ro1"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TimeRangeDialog_25_BinaryMutator</text:p>
          </table:table-cell>
          <table:table-cell table:style-name="ce1" table:formula="of:=[.D390]+[.B391]" office:value-type="float" office:value="154709" calcext:value-type="float">
            <text:p>154709</text:p>
          </table:table-cell>
          <table:table-cell table:style-name="ce3" table:formula="of:=[.B391]/[.$B$1]" office:value-type="float" office:value="4.10416666666667" calcext:value-type="float">
            <text:p>4,10</text:p>
          </table:table-cell>
          <table:table-cell table:style-name="ce3" table:formula="of:=[.F390]+[.E391]" office:value-type="float" office:value="1611.55208333333" calcext:value-type="float">
            <text:p>1611,55</text:p>
          </table:table-cell>
        </table:table-row>
        <table:table-row table:style-name="ro1"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TimeRangeDialog_26_BinaryMutator</text:p>
          </table:table-cell>
          <table:table-cell table:style-name="ce1" table:formula="of:=[.D391]+[.B392]" office:value-type="float" office:value="155103" calcext:value-type="float">
            <text:p>155103</text:p>
          </table:table-cell>
          <table:table-cell table:style-name="ce3" table:formula="of:=[.B392]/[.$B$1]" office:value-type="float" office:value="4.10416666666667" calcext:value-type="float">
            <text:p>4,10</text:p>
          </table:table-cell>
          <table:table-cell table:style-name="ce3" table:formula="of:=[.F391]+[.E392]" office:value-type="float" office:value="1615.65625" calcext:value-type="float">
            <text:p>1615,66</text:p>
          </table:table-cell>
        </table:table-row>
        <table:table-row table:style-name="ro1"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TimeRangeDialog_27_BinaryMutator</text:p>
          </table:table-cell>
          <table:table-cell table:style-name="ce1" table:formula="of:=[.D392]+[.B393]" office:value-type="float" office:value="155495" calcext:value-type="float">
            <text:p>155495</text:p>
          </table:table-cell>
          <table:table-cell table:style-name="ce3" table:formula="of:=[.B393]/[.$B$1]" office:value-type="float" office:value="4.08333333333333" calcext:value-type="float">
            <text:p>4,08</text:p>
          </table:table-cell>
          <table:table-cell table:style-name="ce3" table:formula="of:=[.F392]+[.E393]" office:value-type="float" office:value="1619.73958333333" calcext:value-type="float">
            <text:p>1619,74</text:p>
          </table:table-cell>
        </table:table-row>
        <table:table-row table:style-name="ro1"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TimeRangeDialog_28_BinaryMutator</text:p>
          </table:table-cell>
          <table:table-cell table:style-name="ce1" table:formula="of:=[.D393]+[.B394]" office:value-type="float" office:value="155888" calcext:value-type="float">
            <text:p>155888</text:p>
          </table:table-cell>
          <table:table-cell table:style-name="ce3" table:formula="of:=[.B394]/[.$B$1]" office:value-type="float" office:value="4.09375" calcext:value-type="float">
            <text:p>4,09</text:p>
          </table:table-cell>
          <table:table-cell table:style-name="ce3" table:formula="of:=[.F393]+[.E394]" office:value-type="float" office:value="1623.83333333333" calcext:value-type="float">
            <text:p>1623,83</text:p>
          </table:table-cell>
        </table:table-row>
        <table:table-row table:style-name="ro1">
          <table:table-cell table:number-columns-repeated="2"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TimeRangeDialog_29_BinaryMutator</text:p>
          </table:table-cell>
          <table:table-cell table:style-name="ce1" table:formula="of:=[.D394]+[.B395]" office:value-type="float" office:value="156281" calcext:value-type="float">
            <text:p>156281</text:p>
          </table:table-cell>
          <table:table-cell table:style-name="ce3" table:formula="of:=[.B395]/[.$B$1]" office:value-type="float" office:value="4.09375" calcext:value-type="float">
            <text:p>4,09</text:p>
          </table:table-cell>
          <table:table-cell table:style-name="ce3" table:formula="of:=[.F394]+[.E395]" office:value-type="float" office:value="1627.92708333333" calcext:value-type="float">
            <text:p>1627,93</text:p>
          </table:table-cell>
        </table:table-row>
        <table:table-row table:style-name="ro1"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TimeRangeDialog_30_BinaryMutator</text:p>
          </table:table-cell>
          <table:table-cell table:style-name="ce1" table:formula="of:=[.D395]+[.B396]" office:value-type="float" office:value="156674" calcext:value-type="float">
            <text:p>156674</text:p>
          </table:table-cell>
          <table:table-cell table:style-name="ce3" table:formula="of:=[.B396]/[.$B$1]" office:value-type="float" office:value="4.09375" calcext:value-type="float">
            <text:p>4,09</text:p>
          </table:table-cell>
          <table:table-cell table:style-name="ce3" table:formula="of:=[.F395]+[.E396]" office:value-type="float" office:value="1632.02083333333" calcext:value-type="float">
            <text:p>1632,02</text:p>
          </table:table-cell>
        </table:table-row>
        <table:table-row table:style-name="ro1"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TimeRangeDialog_31_BinaryMutator</text:p>
          </table:table-cell>
          <table:table-cell table:style-name="ce1" table:formula="of:=[.D396]+[.B397]" office:value-type="float" office:value="157064" calcext:value-type="float">
            <text:p>157064</text:p>
          </table:table-cell>
          <table:table-cell table:style-name="ce3" table:formula="of:=[.B397]/[.$B$1]" office:value-type="float" office:value="4.0625" calcext:value-type="float">
            <text:p>4,06</text:p>
          </table:table-cell>
          <table:table-cell table:style-name="ce3" table:formula="of:=[.F396]+[.E397]" office:value-type="float" office:value="1636.08333333333" calcext:value-type="float">
            <text:p>1636,08</text:p>
          </table:table-cell>
        </table:table-row>
        <table:table-row table:style-name="ro1"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TimeRangeDialog_32_BinaryMutator</text:p>
          </table:table-cell>
          <table:table-cell table:style-name="ce1" table:formula="of:=[.D397]+[.B398]" office:value-type="float" office:value="157456" calcext:value-type="float">
            <text:p>157456</text:p>
          </table:table-cell>
          <table:table-cell table:style-name="ce3" table:formula="of:=[.B398]/[.$B$1]" office:value-type="float" office:value="4.08333333333333" calcext:value-type="float">
            <text:p>4,08</text:p>
          </table:table-cell>
          <table:table-cell table:style-name="ce3" table:formula="of:=[.F397]+[.E398]" office:value-type="float" office:value="1640.16666666667" calcext:value-type="float">
            <text:p>1640,17</text:p>
          </table:table-cell>
        </table:table-row>
        <table:table-row table:style-name="ro1"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TimeRangeDialog_33_BinaryMutator</text:p>
          </table:table-cell>
          <table:table-cell table:style-name="ce1" table:formula="of:=[.D398]+[.B399]" office:value-type="float" office:value="157848" calcext:value-type="float">
            <text:p>157848</text:p>
          </table:table-cell>
          <table:table-cell table:style-name="ce3" table:formula="of:=[.B399]/[.$B$1]" office:value-type="float" office:value="4.08333333333333" calcext:value-type="float">
            <text:p>4,08</text:p>
          </table:table-cell>
          <table:table-cell table:style-name="ce3" table:formula="of:=[.F398]+[.E399]" office:value-type="float" office:value="1644.25" calcext:value-type="float">
            <text:p>1644,25</text:p>
          </table:table-cell>
        </table:table-row>
        <table:table-row table:style-name="ro1"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442" calcext:value-type="float">
            <text:p>442</text:p>
          </table:table-cell>
          <table:table-cell table:style-name="ce1" office:value-type="string" calcext:value-type="string">
            <text:p>TimeRangeDialog_34_BinaryMutator</text:p>
          </table:table-cell>
          <table:table-cell table:style-name="ce1" table:formula="of:=[.D399]+[.B400]" office:value-type="float" office:value="158290" calcext:value-type="float">
            <text:p>158290</text:p>
          </table:table-cell>
          <table:table-cell table:style-name="ce3" table:formula="of:=[.B400]/[.$B$1]" office:value-type="float" office:value="4.60416666666667" calcext:value-type="float">
            <text:p>4,60</text:p>
          </table:table-cell>
          <table:table-cell table:style-name="ce3" table:formula="of:=[.F399]+[.E400]" office:value-type="float" office:value="1648.85416666667" calcext:value-type="float">
            <text:p>1648,85</text:p>
          </table:table-cell>
        </table:table-row>
        <table:table-row table:style-name="ro1"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TimeRangeDialog_35_BinaryMutator</text:p>
          </table:table-cell>
          <table:table-cell table:style-name="ce1" table:formula="of:=[.D400]+[.B401]" office:value-type="float" office:value="158687" calcext:value-type="float">
            <text:p>158687</text:p>
          </table:table-cell>
          <table:table-cell table:style-name="ce3" table:formula="of:=[.B401]/[.$B$1]" office:value-type="float" office:value="4.13541666666667" calcext:value-type="float">
            <text:p>4,14</text:p>
          </table:table-cell>
          <table:table-cell table:style-name="ce3" table:formula="of:=[.F400]+[.E401]" office:value-type="float" office:value="1652.98958333333" calcext:value-type="float">
            <text:p>1652,99</text:p>
          </table:table-cell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TimeRangeDialog_36_BinaryMutator</text:p>
          </table:table-cell>
          <table:table-cell table:style-name="ce1" table:formula="of:=[.D401]+[.B402]" office:value-type="float" office:value="159083" calcext:value-type="float">
            <text:p>159083</text:p>
          </table:table-cell>
          <table:table-cell table:style-name="ce3" table:formula="of:=[.B402]/[.$B$1]" office:value-type="float" office:value="4.125" calcext:value-type="float">
            <text:p>4,13</text:p>
          </table:table-cell>
          <table:table-cell table:style-name="ce3" table:formula="of:=[.F401]+[.E402]" office:value-type="float" office:value="1657.11458333334" calcext:value-type="float">
            <text:p>1657,11</text:p>
          </table:table-cell>
        </table:table-row>
        <table:table-row table:style-name="ro1">
          <table:table-cell table:style-name="ce1" office:value-type="float" office:value="401" calcext:value-type="float">
            <text:p>401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TimeRangeDialog_37_BinaryMutator</text:p>
          </table:table-cell>
          <table:table-cell table:style-name="ce1" table:formula="of:=[.D402]+[.B403]" office:value-type="float" office:value="159478" calcext:value-type="float">
            <text:p>159478</text:p>
          </table:table-cell>
          <table:table-cell table:style-name="ce3" table:formula="of:=[.B403]/[.$B$1]" office:value-type="float" office:value="4.11458333333333" calcext:value-type="float">
            <text:p>4,11</text:p>
          </table:table-cell>
          <table:table-cell table:style-name="ce3" table:formula="of:=[.F402]+[.E403]" office:value-type="float" office:value="1661.22916666667" calcext:value-type="float">
            <text:p>1661,23</text:p>
          </table:table-cell>
        </table:table-row>
        <table:table-row table:style-name="ro1"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TimeRangeDialog_38_BinaryMutator</text:p>
          </table:table-cell>
          <table:table-cell table:style-name="ce1" table:formula="of:=[.D403]+[.B404]" office:value-type="float" office:value="159871" calcext:value-type="float">
            <text:p>159871</text:p>
          </table:table-cell>
          <table:table-cell table:style-name="ce3" table:formula="of:=[.B404]/[.$B$1]" office:value-type="float" office:value="4.09375" calcext:value-type="float">
            <text:p>4,09</text:p>
          </table:table-cell>
          <table:table-cell table:style-name="ce3" table:formula="of:=[.F403]+[.E404]" office:value-type="float" office:value="1665.32291666667" calcext:value-type="float">
            <text:p>1665,32</text:p>
          </table:table-cell>
        </table:table-row>
        <table:table-row table:style-name="ro1">
          <table:table-cell table:style-name="ce1" office:value-type="float" office:value="403" calcext:value-type="float">
            <text:p>403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TimeRangeDialog_39_BinaryMutator</text:p>
          </table:table-cell>
          <table:table-cell table:style-name="ce1" table:formula="of:=[.D404]+[.B405]" office:value-type="float" office:value="160264" calcext:value-type="float">
            <text:p>160264</text:p>
          </table:table-cell>
          <table:table-cell table:style-name="ce3" table:formula="of:=[.B405]/[.$B$1]" office:value-type="float" office:value="4.09375" calcext:value-type="float">
            <text:p>4,09</text:p>
          </table:table-cell>
          <table:table-cell table:style-name="ce3" table:formula="of:=[.F404]+[.E405]" office:value-type="float" office:value="1669.41666666667" calcext:value-type="float">
            <text:p>1669,42</text:p>
          </table:table-cell>
        </table:table-row>
        <table:table-row table:style-name="ro1"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TimeRangeDialog_40_BinaryMutator</text:p>
          </table:table-cell>
          <table:table-cell table:style-name="ce1" table:formula="of:=[.D405]+[.B406]" office:value-type="float" office:value="160657" calcext:value-type="float">
            <text:p>160657</text:p>
          </table:table-cell>
          <table:table-cell table:style-name="ce3" table:formula="of:=[.B406]/[.$B$1]" office:value-type="float" office:value="4.09375" calcext:value-type="float">
            <text:p>4,09</text:p>
          </table:table-cell>
          <table:table-cell table:style-name="ce3" table:formula="of:=[.F405]+[.E406]" office:value-type="float" office:value="1673.51041666667" calcext:value-type="float">
            <text:p>1673,51</text:p>
          </table:table-cell>
        </table:table-row>
        <table:table-row table:style-name="ro1"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TimeRangeDialog_41_BinaryMutator</text:p>
          </table:table-cell>
          <table:table-cell table:style-name="ce1" table:formula="of:=[.D406]+[.B407]" office:value-type="float" office:value="161050" calcext:value-type="float">
            <text:p>161050</text:p>
          </table:table-cell>
          <table:table-cell table:style-name="ce3" table:formula="of:=[.B407]/[.$B$1]" office:value-type="float" office:value="4.09375" calcext:value-type="float">
            <text:p>4,09</text:p>
          </table:table-cell>
          <table:table-cell table:style-name="ce3" table:formula="of:=[.F406]+[.E407]" office:value-type="float" office:value="1677.60416666667" calcext:value-type="float">
            <text:p>1677,60</text:p>
          </table:table-cell>
        </table:table-row>
        <table:table-row table:style-name="ro1"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TimeRangeDialog_42_BinaryMutator</text:p>
          </table:table-cell>
          <table:table-cell table:style-name="ce1" table:formula="of:=[.D407]+[.B408]" office:value-type="float" office:value="161444" calcext:value-type="float">
            <text:p>161444</text:p>
          </table:table-cell>
          <table:table-cell table:style-name="ce3" table:formula="of:=[.B408]/[.$B$1]" office:value-type="float" office:value="4.10416666666667" calcext:value-type="float">
            <text:p>4,10</text:p>
          </table:table-cell>
          <table:table-cell table:style-name="ce3" table:formula="of:=[.F407]+[.E408]" office:value-type="float" office:value="1681.70833333334" calcext:value-type="float">
            <text:p>1681,71</text:p>
          </table:table-cell>
        </table:table-row>
        <table:table-row table:style-name="ro1">
          <table:table-cell table:style-name="ce1" office:value-type="float" office:value="407" calcext:value-type="float">
            <text:p>407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TimeRangeDialog_43_BinaryMutator</text:p>
          </table:table-cell>
          <table:table-cell table:style-name="ce1" table:formula="of:=[.D408]+[.B409]" office:value-type="float" office:value="161838" calcext:value-type="float">
            <text:p>161838</text:p>
          </table:table-cell>
          <table:table-cell table:style-name="ce3" table:formula="of:=[.B409]/[.$B$1]" office:value-type="float" office:value="4.10416666666667" calcext:value-type="float">
            <text:p>4,10</text:p>
          </table:table-cell>
          <table:table-cell table:style-name="ce3" table:formula="of:=[.F408]+[.E409]" office:value-type="float" office:value="1685.8125" calcext:value-type="float">
            <text:p>1685,81</text:p>
          </table:table-cell>
        </table:table-row>
        <table:table-row table:style-name="ro1"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TimeRangeDialog_44_BinaryMutator</text:p>
          </table:table-cell>
          <table:table-cell table:style-name="ce1" table:formula="of:=[.D409]+[.B410]" office:value-type="float" office:value="162233" calcext:value-type="float">
            <text:p>162233</text:p>
          </table:table-cell>
          <table:table-cell table:style-name="ce3" table:formula="of:=[.B410]/[.$B$1]" office:value-type="float" office:value="4.11458333333333" calcext:value-type="float">
            <text:p>4,11</text:p>
          </table:table-cell>
          <table:table-cell table:style-name="ce3" table:formula="of:=[.F409]+[.E410]" office:value-type="float" office:value="1689.92708333334" calcext:value-type="float">
            <text:p>1689,93</text:p>
          </table:table-cell>
        </table:table-row>
        <table:table-row table:style-name="ro1">
          <table:table-cell table:style-name="ce1" office:value-type="float" office:value="409" calcext:value-type="float">
            <text:p>409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TimeRangeDialog_45_BinaryMutator</text:p>
          </table:table-cell>
          <table:table-cell table:style-name="ce1" table:formula="of:=[.D410]+[.B411]" office:value-type="float" office:value="162629" calcext:value-type="float">
            <text:p>162629</text:p>
          </table:table-cell>
          <table:table-cell table:style-name="ce3" table:formula="of:=[.B411]/[.$B$1]" office:value-type="float" office:value="4.125" calcext:value-type="float">
            <text:p>4,13</text:p>
          </table:table-cell>
          <table:table-cell table:style-name="ce3" table:formula="of:=[.F410]+[.E411]" office:value-type="float" office:value="1694.05208333333" calcext:value-type="float">
            <text:p>1694,05</text:p>
          </table:table-cell>
        </table:table-row>
        <table:table-row table:style-name="ro1"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TimeRangeDialog_46_BinaryMutator</text:p>
          </table:table-cell>
          <table:table-cell table:style-name="ce1" table:formula="of:=[.D411]+[.B412]" office:value-type="float" office:value="163023" calcext:value-type="float">
            <text:p>163023</text:p>
          </table:table-cell>
          <table:table-cell table:style-name="ce3" table:formula="of:=[.B412]/[.$B$1]" office:value-type="float" office:value="4.10416666666667" calcext:value-type="float">
            <text:p>4,10</text:p>
          </table:table-cell>
          <table:table-cell table:style-name="ce3" table:formula="of:=[.F411]+[.E412]" office:value-type="float" office:value="1698.15625" calcext:value-type="float">
            <text:p>1698,16</text:p>
          </table:table-cell>
        </table:table-row>
        <table:table-row table:style-name="ro1">
          <table:table-cell table:style-name="ce1" office:value-type="float" office:value="411" calcext:value-type="float">
            <text:p>411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TimeRangeDialog_47_BinaryMutator</text:p>
          </table:table-cell>
          <table:table-cell table:style-name="ce1" table:formula="of:=[.D412]+[.B413]" office:value-type="float" office:value="163419" calcext:value-type="float">
            <text:p>163419</text:p>
          </table:table-cell>
          <table:table-cell table:style-name="ce3" table:formula="of:=[.B413]/[.$B$1]" office:value-type="float" office:value="4.125" calcext:value-type="float">
            <text:p>4,13</text:p>
          </table:table-cell>
          <table:table-cell table:style-name="ce3" table:formula="of:=[.F412]+[.E413]" office:value-type="float" office:value="1702.28125" calcext:value-type="float">
            <text:p>1702,28</text:p>
          </table:table-cell>
        </table:table-row>
        <table:table-row table:style-name="ro1">
          <table:table-cell table:style-name="ce1" office:value-type="float" office:value="412" calcext:value-type="float">
            <text:p>412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TimeRangeDialog_48_BinaryMutator</text:p>
          </table:table-cell>
          <table:table-cell table:style-name="ce1" table:formula="of:=[.D413]+[.B414]" office:value-type="float" office:value="163812" calcext:value-type="float">
            <text:p>163812</text:p>
          </table:table-cell>
          <table:table-cell table:style-name="ce3" table:formula="of:=[.B414]/[.$B$1]" office:value-type="float" office:value="4.09375" calcext:value-type="float">
            <text:p>4,09</text:p>
          </table:table-cell>
          <table:table-cell table:style-name="ce3" table:formula="of:=[.F413]+[.E414]" office:value-type="float" office:value="1706.375" calcext:value-type="float">
            <text:p>1706,38</text:p>
          </table:table-cell>
        </table:table-row>
        <table:table-row table:style-name="ro1"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TimeRangeDialog_49_BinaryMutator</text:p>
          </table:table-cell>
          <table:table-cell table:style-name="ce1" table:formula="of:=[.D414]+[.B415]" office:value-type="float" office:value="164205" calcext:value-type="float">
            <text:p>164205</text:p>
          </table:table-cell>
          <table:table-cell table:style-name="ce3" table:formula="of:=[.B415]/[.$B$1]" office:value-type="float" office:value="4.09375" calcext:value-type="float">
            <text:p>4,09</text:p>
          </table:table-cell>
          <table:table-cell table:style-name="ce3" table:formula="of:=[.F414]+[.E415]" office:value-type="float" office:value="1710.46875" calcext:value-type="float">
            <text:p>1710,47</text:p>
          </table:table-cell>
        </table:table-row>
        <table:table-row table:style-name="ro1"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TimeRangeDialog_50_BinaryMutator</text:p>
          </table:table-cell>
          <table:table-cell table:style-name="ce1" table:formula="of:=[.D415]+[.B416]" office:value-type="float" office:value="164601" calcext:value-type="float">
            <text:p>164601</text:p>
          </table:table-cell>
          <table:table-cell table:style-name="ce3" table:formula="of:=[.B416]/[.$B$1]" office:value-type="float" office:value="4.125" calcext:value-type="float">
            <text:p>4,13</text:p>
          </table:table-cell>
          <table:table-cell table:style-name="ce3" table:formula="of:=[.F415]+[.E416]" office:value-type="float" office:value="1714.59375" calcext:value-type="float">
            <text:p>1714,59</text:p>
          </table:table-cell>
        </table:table-row>
        <table:table-row table:style-name="ro1"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TimeRangeDialog_51_BinaryMutator</text:p>
          </table:table-cell>
          <table:table-cell table:style-name="ce1" table:formula="of:=[.D416]+[.B417]" office:value-type="float" office:value="164996" calcext:value-type="float">
            <text:p>164996</text:p>
          </table:table-cell>
          <table:table-cell table:style-name="ce3" table:formula="of:=[.B417]/[.$B$1]" office:value-type="float" office:value="4.11458333333333" calcext:value-type="float">
            <text:p>4,11</text:p>
          </table:table-cell>
          <table:table-cell table:style-name="ce3" table:formula="of:=[.F416]+[.E417]" office:value-type="float" office:value="1718.70833333333" calcext:value-type="float">
            <text:p>1718,71</text:p>
          </table:table-cell>
        </table:table-row>
        <table:table-row table:style-name="ro1"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TimeRangeDialog_52_BinaryMutator</text:p>
          </table:table-cell>
          <table:table-cell table:style-name="ce1" table:formula="of:=[.D417]+[.B418]" office:value-type="float" office:value="165390" calcext:value-type="float">
            <text:p>165390</text:p>
          </table:table-cell>
          <table:table-cell table:style-name="ce3" table:formula="of:=[.B418]/[.$B$1]" office:value-type="float" office:value="4.10416666666667" calcext:value-type="float">
            <text:p>4,10</text:p>
          </table:table-cell>
          <table:table-cell table:style-name="ce3" table:formula="of:=[.F417]+[.E418]" office:value-type="float" office:value="1722.8125" calcext:value-type="float">
            <text:p>1722,81</text:p>
          </table:table-cell>
        </table:table-row>
        <table:table-row table:style-name="ro1">
          <table:table-cell table:style-name="ce1" office:value-type="float" office:value="417" calcext:value-type="float">
            <text:p>417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TimeRangeDialog_53_BinaryMutator</text:p>
          </table:table-cell>
          <table:table-cell table:style-name="ce1" table:formula="of:=[.D418]+[.B419]" office:value-type="float" office:value="165781" calcext:value-type="float">
            <text:p>165781</text:p>
          </table:table-cell>
          <table:table-cell table:style-name="ce3" table:formula="of:=[.B419]/[.$B$1]" office:value-type="float" office:value="4.07291666666667" calcext:value-type="float">
            <text:p>4,07</text:p>
          </table:table-cell>
          <table:table-cell table:style-name="ce3" table:formula="of:=[.F418]+[.E419]" office:value-type="float" office:value="1726.88541666667" calcext:value-type="float">
            <text:p>1726,89</text:p>
          </table:table-cell>
        </table:table-row>
        <table:table-row table:style-name="ro1">
          <table:table-cell table:style-name="ce1" office:value-type="float" office:value="418" calcext:value-type="float">
            <text:p>418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TimeRangeDialog_54_BinaryMutator</text:p>
          </table:table-cell>
          <table:table-cell table:style-name="ce1" table:formula="of:=[.D419]+[.B420]" office:value-type="float" office:value="166176" calcext:value-type="float">
            <text:p>166176</text:p>
          </table:table-cell>
          <table:table-cell table:style-name="ce3" table:formula="of:=[.B420]/[.$B$1]" office:value-type="float" office:value="4.11458333333333" calcext:value-type="float">
            <text:p>4,11</text:p>
          </table:table-cell>
          <table:table-cell table:style-name="ce3" table:formula="of:=[.F419]+[.E420]" office:value-type="float" office:value="1731" calcext:value-type="float">
            <text:p>1731,00</text:p>
          </table:table-cell>
        </table:table-row>
        <table:table-row table:style-name="ro1">
          <table:table-cell table:style-name="ce1" office:value-type="float" office:value="419" calcext:value-type="float">
            <text:p>419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TimeRangeDialog_55_BinaryMutator</text:p>
          </table:table-cell>
          <table:table-cell table:style-name="ce1" table:formula="of:=[.D420]+[.B421]" office:value-type="float" office:value="166568" calcext:value-type="float">
            <text:p>166568</text:p>
          </table:table-cell>
          <table:table-cell table:style-name="ce3" table:formula="of:=[.B421]/[.$B$1]" office:value-type="float" office:value="4.08333333333333" calcext:value-type="float">
            <text:p>4,08</text:p>
          </table:table-cell>
          <table:table-cell table:style-name="ce3" table:formula="of:=[.F420]+[.E421]" office:value-type="float" office:value="1735.08333333333" calcext:value-type="float">
            <text:p>1735,08</text:p>
          </table:table-cell>
        </table:table-row>
        <table:table-row table:style-name="ro1"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string" calcext:value-type="string">
            <text:p>TimeRangeDialog_56_BinaryMutator</text:p>
          </table:table-cell>
          <table:table-cell table:style-name="ce1" table:formula="of:=[.D421]+[.B422]" office:value-type="float" office:value="166957" calcext:value-type="float">
            <text:p>166957</text:p>
          </table:table-cell>
          <table:table-cell table:style-name="ce3" table:formula="of:=[.B422]/[.$B$1]" office:value-type="float" office:value="4.05208333333333" calcext:value-type="float">
            <text:p>4,05</text:p>
          </table:table-cell>
          <table:table-cell table:style-name="ce3" table:formula="of:=[.F421]+[.E422]" office:value-type="float" office:value="1739.13541666667" calcext:value-type="float">
            <text:p>1739,14</text:p>
          </table:table-cell>
        </table:table-row>
        <table:table-row table:style-name="ro1"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TimeRangeDialog_57_BinaryMutator</text:p>
          </table:table-cell>
          <table:table-cell table:style-name="ce1" table:formula="of:=[.D422]+[.B423]" office:value-type="float" office:value="167350" calcext:value-type="float">
            <text:p>167350</text:p>
          </table:table-cell>
          <table:table-cell table:style-name="ce3" table:formula="of:=[.B423]/[.$B$1]" office:value-type="float" office:value="4.09375" calcext:value-type="float">
            <text:p>4,09</text:p>
          </table:table-cell>
          <table:table-cell table:style-name="ce3" table:formula="of:=[.F422]+[.E423]" office:value-type="float" office:value="1743.22916666667" calcext:value-type="float">
            <text:p>1743,23</text:p>
          </table:table-cell>
        </table:table-row>
        <table:table-row table:style-name="ro1">
          <table:table-cell table:style-name="ce1" office:value-type="float" office:value="422" calcext:value-type="float">
            <text:p>422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TimeRangeDialog_58_BinaryMutator</text:p>
          </table:table-cell>
          <table:table-cell table:style-name="ce1" table:formula="of:=[.D423]+[.B424]" office:value-type="float" office:value="167742" calcext:value-type="float">
            <text:p>167742</text:p>
          </table:table-cell>
          <table:table-cell table:style-name="ce3" table:formula="of:=[.B424]/[.$B$1]" office:value-type="float" office:value="4.08333333333333" calcext:value-type="float">
            <text:p>4,08</text:p>
          </table:table-cell>
          <table:table-cell table:style-name="ce3" table:formula="of:=[.F423]+[.E424]" office:value-type="float" office:value="1747.3125" calcext:value-type="float">
            <text:p>1747,31</text:p>
          </table:table-cell>
        </table:table-row>
        <table:table-row table:style-name="ro1"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TimeRangeDialog_59_BinaryMutator</text:p>
          </table:table-cell>
          <table:table-cell table:style-name="ce1" table:formula="of:=[.D424]+[.B425]" office:value-type="float" office:value="168135" calcext:value-type="float">
            <text:p>168135</text:p>
          </table:table-cell>
          <table:table-cell table:style-name="ce3" table:formula="of:=[.B425]/[.$B$1]" office:value-type="float" office:value="4.09375" calcext:value-type="float">
            <text:p>4,09</text:p>
          </table:table-cell>
          <table:table-cell table:style-name="ce3" table:formula="of:=[.F424]+[.E425]" office:value-type="float" office:value="1751.40625" calcext:value-type="float">
            <text:p>1751,41</text:p>
          </table:table-cell>
        </table:table-row>
        <table:table-row table:style-name="ro1"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TimeRangeDialog_60_BinaryMutator</text:p>
          </table:table-cell>
          <table:table-cell table:style-name="ce1" table:formula="of:=[.D425]+[.B426]" office:value-type="float" office:value="168531" calcext:value-type="float">
            <text:p>168531</text:p>
          </table:table-cell>
          <table:table-cell table:style-name="ce3" table:formula="of:=[.B426]/[.$B$1]" office:value-type="float" office:value="4.125" calcext:value-type="float">
            <text:p>4,13</text:p>
          </table:table-cell>
          <table:table-cell table:style-name="ce3" table:formula="of:=[.F425]+[.E426]" office:value-type="float" office:value="1755.53125" calcext:value-type="float">
            <text:p>1755,53</text:p>
          </table:table-cell>
        </table:table-row>
        <table:table-row table:style-name="ro1"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TimeRangeDialog_61_BinaryMutator</text:p>
          </table:table-cell>
          <table:table-cell table:style-name="ce1" table:formula="of:=[.D426]+[.B427]" office:value-type="float" office:value="168925" calcext:value-type="float">
            <text:p>168925</text:p>
          </table:table-cell>
          <table:table-cell table:style-name="ce3" table:formula="of:=[.B427]/[.$B$1]" office:value-type="float" office:value="4.10416666666667" calcext:value-type="float">
            <text:p>4,10</text:p>
          </table:table-cell>
          <table:table-cell table:style-name="ce3" table:formula="of:=[.F426]+[.E427]" office:value-type="float" office:value="1759.63541666667" calcext:value-type="float">
            <text:p>1759,64</text:p>
          </table:table-cell>
        </table:table-row>
        <table:table-row table:style-name="ro1"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TimeRangeDialog_62_BinaryMutator</text:p>
          </table:table-cell>
          <table:table-cell table:style-name="ce1" table:formula="of:=[.D427]+[.B428]" office:value-type="float" office:value="169318" calcext:value-type="float">
            <text:p>169318</text:p>
          </table:table-cell>
          <table:table-cell table:style-name="ce3" table:formula="of:=[.B428]/[.$B$1]" office:value-type="float" office:value="4.09375" calcext:value-type="float">
            <text:p>4,09</text:p>
          </table:table-cell>
          <table:table-cell table:style-name="ce3" table:formula="of:=[.F427]+[.E428]" office:value-type="float" office:value="1763.72916666667" calcext:value-type="float">
            <text:p>1763,73</text:p>
          </table:table-cell>
        </table:table-row>
        <table:table-row table:style-name="ro1"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TimeRangeDialog_63_BinaryMutator</text:p>
          </table:table-cell>
          <table:table-cell table:style-name="ce1" table:formula="of:=[.D428]+[.B429]" office:value-type="float" office:value="169711" calcext:value-type="float">
            <text:p>169711</text:p>
          </table:table-cell>
          <table:table-cell table:style-name="ce3" table:formula="of:=[.B429]/[.$B$1]" office:value-type="float" office:value="4.09375" calcext:value-type="float">
            <text:p>4,09</text:p>
          </table:table-cell>
          <table:table-cell table:style-name="ce3" table:formula="of:=[.F428]+[.E429]" office:value-type="float" office:value="1767.82291666667" calcext:value-type="float">
            <text:p>1767,82</text:p>
          </table:table-cell>
        </table:table-row>
        <table:table-row table:style-name="ro1"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TimeRangeDialog_64_BinaryMutator</text:p>
          </table:table-cell>
          <table:table-cell table:style-name="ce1" table:formula="of:=[.D429]+[.B430]" office:value-type="float" office:value="170107" calcext:value-type="float">
            <text:p>170107</text:p>
          </table:table-cell>
          <table:table-cell table:style-name="ce3" table:formula="of:=[.B430]/[.$B$1]" office:value-type="float" office:value="4.125" calcext:value-type="float">
            <text:p>4,13</text:p>
          </table:table-cell>
          <table:table-cell table:style-name="ce3" table:formula="of:=[.F429]+[.E430]" office:value-type="float" office:value="1771.94791666667" calcext:value-type="float">
            <text:p>1771,95</text:p>
          </table:table-cell>
        </table:table-row>
        <table:table-row table:style-name="ro1"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TimeRangeDialog_65_BinaryMutator</text:p>
          </table:table-cell>
          <table:table-cell table:style-name="ce1" table:formula="of:=[.D430]+[.B431]" office:value-type="float" office:value="170500" calcext:value-type="float">
            <text:p>170500</text:p>
          </table:table-cell>
          <table:table-cell table:style-name="ce3" table:formula="of:=[.B431]/[.$B$1]" office:value-type="float" office:value="4.09375" calcext:value-type="float">
            <text:p>4,09</text:p>
          </table:table-cell>
          <table:table-cell table:style-name="ce3" table:formula="of:=[.F430]+[.E431]" office:value-type="float" office:value="1776.04166666667" calcext:value-type="float">
            <text:p>1776,04</text:p>
          </table:table-cell>
        </table:table-row>
        <table:table-row table:style-name="ro1"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TimeRangeDialog_66_BinaryMutator</text:p>
          </table:table-cell>
          <table:table-cell table:style-name="ce1" table:formula="of:=[.D431]+[.B432]" office:value-type="float" office:value="170894" calcext:value-type="float">
            <text:p>170894</text:p>
          </table:table-cell>
          <table:table-cell table:style-name="ce3" table:formula="of:=[.B432]/[.$B$1]" office:value-type="float" office:value="4.10416666666667" calcext:value-type="float">
            <text:p>4,10</text:p>
          </table:table-cell>
          <table:table-cell table:style-name="ce3" table:formula="of:=[.F431]+[.E432]" office:value-type="float" office:value="1780.14583333334" calcext:value-type="float">
            <text:p>1780,15</text:p>
          </table:table-cell>
        </table:table-row>
        <table:table-row table:style-name="ro1"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TimeRangeDialog_67_BinaryMutator</text:p>
          </table:table-cell>
          <table:table-cell table:style-name="ce1" table:formula="of:=[.D432]+[.B433]" office:value-type="float" office:value="171291" calcext:value-type="float">
            <text:p>171291</text:p>
          </table:table-cell>
          <table:table-cell table:style-name="ce3" table:formula="of:=[.B433]/[.$B$1]" office:value-type="float" office:value="4.13541666666667" calcext:value-type="float">
            <text:p>4,14</text:p>
          </table:table-cell>
          <table:table-cell table:style-name="ce3" table:formula="of:=[.F432]+[.E433]" office:value-type="float" office:value="1784.28125" calcext:value-type="float">
            <text:p>1784,28</text:p>
          </table:table-cell>
        </table:table-row>
        <table:table-row table:style-name="ro1">
          <table:table-cell table:style-name="ce1" office:value-type="float" office:value="432" calcext:value-type="float">
            <text:p>432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TimeRangeDialog_68_BinaryMutator</text:p>
          </table:table-cell>
          <table:table-cell table:style-name="ce1" table:formula="of:=[.D433]+[.B434]" office:value-type="float" office:value="171685" calcext:value-type="float">
            <text:p>171685</text:p>
          </table:table-cell>
          <table:table-cell table:style-name="ce3" table:formula="of:=[.B434]/[.$B$1]" office:value-type="float" office:value="4.10416666666667" calcext:value-type="float">
            <text:p>4,10</text:p>
          </table:table-cell>
          <table:table-cell table:style-name="ce3" table:formula="of:=[.F433]+[.E434]" office:value-type="float" office:value="1788.38541666667" calcext:value-type="float">
            <text:p>1788,39</text:p>
          </table:table-cell>
        </table:table-row>
        <table:table-row table:style-name="ro1">
          <table:table-cell table:style-name="ce1" office:value-type="float" office:value="433" calcext:value-type="float">
            <text:p>433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TimeRangeDialog_69_BinaryMutator</text:p>
          </table:table-cell>
          <table:table-cell table:style-name="ce1" table:formula="of:=[.D434]+[.B435]" office:value-type="float" office:value="172075" calcext:value-type="float">
            <text:p>172075</text:p>
          </table:table-cell>
          <table:table-cell table:style-name="ce3" table:formula="of:=[.B435]/[.$B$1]" office:value-type="float" office:value="4.0625" calcext:value-type="float">
            <text:p>4,06</text:p>
          </table:table-cell>
          <table:table-cell table:style-name="ce3" table:formula="of:=[.F434]+[.E435]" office:value-type="float" office:value="1792.44791666667" calcext:value-type="float">
            <text:p>1792,45</text:p>
          </table:table-cell>
        </table:table-row>
        <table:table-row table:style-name="ro1">
          <table:table-cell table:style-name="ce1" office:value-type="float" office:value="434" calcext:value-type="float">
            <text:p>434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TimeRangeDialog_70_BinaryMutator</text:p>
          </table:table-cell>
          <table:table-cell table:style-name="ce1" table:formula="of:=[.D435]+[.B436]" office:value-type="float" office:value="172470" calcext:value-type="float">
            <text:p>172470</text:p>
          </table:table-cell>
          <table:table-cell table:style-name="ce3" table:formula="of:=[.B436]/[.$B$1]" office:value-type="float" office:value="4.11458333333333" calcext:value-type="float">
            <text:p>4,11</text:p>
          </table:table-cell>
          <table:table-cell table:style-name="ce3" table:formula="of:=[.F435]+[.E436]" office:value-type="float" office:value="1796.5625" calcext:value-type="float">
            <text:p>1796,56</text:p>
          </table:table-cell>
        </table:table-row>
        <table:table-row table:style-name="ro1">
          <table:table-cell table:style-name="ce1" office:value-type="float" office:value="435" calcext:value-type="float">
            <text:p>435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TimeRangeDialog_71_BinaryMutator</text:p>
          </table:table-cell>
          <table:table-cell table:style-name="ce1" table:formula="of:=[.D436]+[.B437]" office:value-type="float" office:value="172864" calcext:value-type="float">
            <text:p>172864</text:p>
          </table:table-cell>
          <table:table-cell table:style-name="ce3" table:formula="of:=[.B437]/[.$B$1]" office:value-type="float" office:value="4.10416666666667" calcext:value-type="float">
            <text:p>4,10</text:p>
          </table:table-cell>
          <table:table-cell table:style-name="ce3" table:formula="of:=[.F436]+[.E437]" office:value-type="float" office:value="1800.66666666667" calcext:value-type="float">
            <text:p>1800,67</text:p>
          </table:table-cell>
        </table:table-row>
        <table:table-row table:style-name="ro1"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TimeRangeDialog_72_BinaryMutator</text:p>
          </table:table-cell>
          <table:table-cell table:style-name="ce1" table:formula="of:=[.D437]+[.B438]" office:value-type="float" office:value="173259" calcext:value-type="float">
            <text:p>173259</text:p>
          </table:table-cell>
          <table:table-cell table:style-name="ce3" table:formula="of:=[.B438]/[.$B$1]" office:value-type="float" office:value="4.11458333333333" calcext:value-type="float">
            <text:p>4,11</text:p>
          </table:table-cell>
          <table:table-cell table:style-name="ce3" table:formula="of:=[.F437]+[.E438]" office:value-type="float" office:value="1804.78125" calcext:value-type="float">
            <text:p>1804,78</text:p>
          </table:table-cell>
        </table:table-row>
        <table:table-row table:style-name="ro1">
          <table:table-cell table:style-name="ce1" office:value-type="float" office:value="437" calcext:value-type="float">
            <text:p>437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TimeRangeDialog_73_BinaryMutator</text:p>
          </table:table-cell>
          <table:table-cell table:style-name="ce1" table:formula="of:=[.D438]+[.B439]" office:value-type="float" office:value="173653" calcext:value-type="float">
            <text:p>173653</text:p>
          </table:table-cell>
          <table:table-cell table:style-name="ce3" table:formula="of:=[.B439]/[.$B$1]" office:value-type="float" office:value="4.10416666666667" calcext:value-type="float">
            <text:p>4,10</text:p>
          </table:table-cell>
          <table:table-cell table:style-name="ce3" table:formula="of:=[.F438]+[.E439]" office:value-type="float" office:value="1808.88541666667" calcext:value-type="float">
            <text:p>1808,89</text:p>
          </table:table-cell>
        </table:table-row>
        <table:table-row table:style-name="ro1">
          <table:table-cell table:style-name="ce1" office:value-type="float" office:value="438" calcext:value-type="float">
            <text:p>438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TimeRangeDialog_74_BinaryMutator</text:p>
          </table:table-cell>
          <table:table-cell table:style-name="ce1" table:formula="of:=[.D439]+[.B440]" office:value-type="float" office:value="174047" calcext:value-type="float">
            <text:p>174047</text:p>
          </table:table-cell>
          <table:table-cell table:style-name="ce3" table:formula="of:=[.B440]/[.$B$1]" office:value-type="float" office:value="4.10416666666667" calcext:value-type="float">
            <text:p>4,10</text:p>
          </table:table-cell>
          <table:table-cell table:style-name="ce3" table:formula="of:=[.F439]+[.E440]" office:value-type="float" office:value="1812.98958333334" calcext:value-type="float">
            <text:p>1812,99</text:p>
          </table:table-cell>
        </table:table-row>
        <table:table-row table:style-name="ro1">
          <table:table-cell table:style-name="ce1" office:value-type="float" office:value="439" calcext:value-type="float">
            <text:p>439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TimeRangeDialog_75_BinaryMutator</text:p>
          </table:table-cell>
          <table:table-cell table:style-name="ce1" table:formula="of:=[.D440]+[.B441]" office:value-type="float" office:value="174441" calcext:value-type="float">
            <text:p>174441</text:p>
          </table:table-cell>
          <table:table-cell table:style-name="ce3" table:formula="of:=[.B441]/[.$B$1]" office:value-type="float" office:value="4.10416666666667" calcext:value-type="float">
            <text:p>4,10</text:p>
          </table:table-cell>
          <table:table-cell table:style-name="ce3" table:formula="of:=[.F440]+[.E441]" office:value-type="float" office:value="1817.09375" calcext:value-type="float">
            <text:p>1817,09</text:p>
          </table:table-cell>
        </table:table-row>
        <table:table-row table:style-name="ro1"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TimeRangeDialog_76_BinaryMutator</text:p>
          </table:table-cell>
          <table:table-cell table:style-name="ce1" table:formula="of:=[.D441]+[.B442]" office:value-type="float" office:value="174836" calcext:value-type="float">
            <text:p>174836</text:p>
          </table:table-cell>
          <table:table-cell table:style-name="ce3" table:formula="of:=[.B442]/[.$B$1]" office:value-type="float" office:value="4.11458333333333" calcext:value-type="float">
            <text:p>4,11</text:p>
          </table:table-cell>
          <table:table-cell table:style-name="ce3" table:formula="of:=[.F441]+[.E442]" office:value-type="float" office:value="1821.20833333334" calcext:value-type="float">
            <text:p>1821,21</text:p>
          </table:table-cell>
        </table:table-row>
        <table:table-row table:style-name="ro1"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TimeRangeDialog_77_BinaryMutator</text:p>
          </table:table-cell>
          <table:table-cell table:style-name="ce1" table:formula="of:=[.D442]+[.B443]" office:value-type="float" office:value="175227" calcext:value-type="float">
            <text:p>175227</text:p>
          </table:table-cell>
          <table:table-cell table:style-name="ce3" table:formula="of:=[.B443]/[.$B$1]" office:value-type="float" office:value="4.07291666666667" calcext:value-type="float">
            <text:p>4,07</text:p>
          </table:table-cell>
          <table:table-cell table:style-name="ce3" table:formula="of:=[.F442]+[.E443]" office:value-type="float" office:value="1825.28125" calcext:value-type="float">
            <text:p>1825,28</text:p>
          </table:table-cell>
        </table:table-row>
        <table:table-row table:style-name="ro1"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TimeRangeDialog_78_BinaryMutator</text:p>
          </table:table-cell>
          <table:table-cell table:style-name="ce1" table:formula="of:=[.D443]+[.B444]" office:value-type="float" office:value="175621" calcext:value-type="float">
            <text:p>175621</text:p>
          </table:table-cell>
          <table:table-cell table:style-name="ce3" table:formula="of:=[.B444]/[.$B$1]" office:value-type="float" office:value="4.10416666666667" calcext:value-type="float">
            <text:p>4,10</text:p>
          </table:table-cell>
          <table:table-cell table:style-name="ce3" table:formula="of:=[.F443]+[.E444]" office:value-type="float" office:value="1829.38541666667" calcext:value-type="float">
            <text:p>1829,39</text:p>
          </table:table-cell>
        </table:table-row>
        <table:table-row table:style-name="ro1"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DrawerPreferencesDialog_0_BuggyGUIListenerOperatorMutator</text:p>
          </table:table-cell>
          <table:table-cell table:style-name="ce1" table:formula="of:=[.D444]+[.B445]" office:value-type="float" office:value="176013" calcext:value-type="float">
            <text:p>176013</text:p>
          </table:table-cell>
          <table:table-cell table:style-name="ce3" table:formula="of:=[.B445]/[.$B$1]" office:value-type="float" office:value="4.08333333333333" calcext:value-type="float">
            <text:p>4,08</text:p>
          </table:table-cell>
          <table:table-cell table:style-name="ce3" table:formula="of:=[.F444]+[.E445]" office:value-type="float" office:value="1833.46875" calcext:value-type="float">
            <text:p>1833,47</text:p>
          </table:table-cell>
        </table:table-row>
        <table:table-row table:style-name="ro1"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ProxyDialog_0_InvalidViewFocusOperatorMutator</text:p>
          </table:table-cell>
          <table:table-cell table:style-name="ce1" table:formula="of:=[.D445]+[.B446]" office:value-type="float" office:value="176406" calcext:value-type="float">
            <text:p>176406</text:p>
          </table:table-cell>
          <table:table-cell table:style-name="ce3" table:formula="of:=[.B446]/[.$B$1]" office:value-type="float" office:value="4.09375" calcext:value-type="float">
            <text:p>4,09</text:p>
          </table:table-cell>
          <table:table-cell table:style-name="ce3" table:formula="of:=[.F445]+[.E446]" office:value-type="float" office:value="1837.5625" calcext:value-type="float">
            <text:p>1837,56</text:p>
          </table:table-cell>
        </table:table-row>
        <table:table-row table:style-name="ro1">
          <table:table-cell table:style-name="ce1" office:value-type="float" office:value="445" calcext:value-type="float">
            <text:p>445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ProxyDialog_1_ViewComponentNotVisibleOperatorMutator</text:p>
          </table:table-cell>
          <table:table-cell table:style-name="ce1" table:formula="of:=[.D446]+[.B447]" office:value-type="float" office:value="176798" calcext:value-type="float">
            <text:p>176798</text:p>
          </table:table-cell>
          <table:table-cell table:style-name="ce3" table:formula="of:=[.B447]/[.$B$1]" office:value-type="float" office:value="4.08333333333333" calcext:value-type="float">
            <text:p>4,08</text:p>
          </table:table-cell>
          <table:table-cell table:style-name="ce3" table:formula="of:=[.F446]+[.E447]" office:value-type="float" office:value="1841.64583333334" calcext:value-type="float">
            <text:p>1841,65</text:p>
          </table:table-cell>
        </table:table-row>
        <table:table-row table:style-name="ro1"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ProxyDialog_2_BuggyGUIListenerOperatorMutator</text:p>
          </table:table-cell>
          <table:table-cell table:style-name="ce1" table:formula="of:=[.D447]+[.B448]" office:value-type="float" office:value="177194" calcext:value-type="float">
            <text:p>177194</text:p>
          </table:table-cell>
          <table:table-cell table:style-name="ce3" table:formula="of:=[.B448]/[.$B$1]" office:value-type="float" office:value="4.125" calcext:value-type="float">
            <text:p>4,13</text:p>
          </table:table-cell>
          <table:table-cell table:style-name="ce3" table:formula="of:=[.F447]+[.E448]" office:value-type="float" office:value="1845.77083333334" calcext:value-type="float">
            <text:p>1845,77</text:p>
          </table:table-cell>
        </table:table-row>
        <table:table-row table:style-name="ro1">
          <table:table-cell table:style-name="ce1" office:value-type="float" office:value="447" calcext:value-type="float">
            <text:p>447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ProxyDialog_3_BuggyGUIListenerOperatorMutator</text:p>
          </table:table-cell>
          <table:table-cell table:style-name="ce1" table:formula="of:=[.D448]+[.B449]" office:value-type="float" office:value="177587" calcext:value-type="float">
            <text:p>177587</text:p>
          </table:table-cell>
          <table:table-cell table:style-name="ce3" table:formula="of:=[.B449]/[.$B$1]" office:value-type="float" office:value="4.09375" calcext:value-type="float">
            <text:p>4,09</text:p>
          </table:table-cell>
          <table:table-cell table:style-name="ce3" table:formula="of:=[.F448]+[.E449]" office:value-type="float" office:value="1849.86458333334" calcext:value-type="float">
            <text:p>1849,86</text:p>
          </table:table-cell>
        </table:table-row>
        <table:table-row table:style-name="ro1">
          <table:table-cell table:style-name="ce1" office:value-type="float" office:value="448" calcext:value-type="float">
            <text:p>448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ProxyDialog_4_InvalidViewFocusOperatorMutator</text:p>
          </table:table-cell>
          <table:table-cell table:style-name="ce1" table:formula="of:=[.D449]+[.B450]" office:value-type="float" office:value="177981" calcext:value-type="float">
            <text:p>177981</text:p>
          </table:table-cell>
          <table:table-cell table:style-name="ce3" table:formula="of:=[.B450]/[.$B$1]" office:value-type="float" office:value="4.10416666666667" calcext:value-type="float">
            <text:p>4,10</text:p>
          </table:table-cell>
          <table:table-cell table:style-name="ce3" table:formula="of:=[.F449]+[.E450]" office:value-type="float" office:value="1853.96875" calcext:value-type="float">
            <text:p>1853,97</text:p>
          </table:table-cell>
        </table:table-row>
        <table:table-row table:style-name="ro1"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ProxyDialog_5_ViewComponentNotVisibleOperatorMutator</text:p>
          </table:table-cell>
          <table:table-cell table:style-name="ce1" table:formula="of:=[.D450]+[.B451]" office:value-type="float" office:value="178377" calcext:value-type="float">
            <text:p>178377</text:p>
          </table:table-cell>
          <table:table-cell table:style-name="ce3" table:formula="of:=[.B451]/[.$B$1]" office:value-type="float" office:value="4.125" calcext:value-type="float">
            <text:p>4,13</text:p>
          </table:table-cell>
          <table:table-cell table:style-name="ce3" table:formula="of:=[.F450]+[.E451]" office:value-type="float" office:value="1858.09375" calcext:value-type="float">
            <text:p>1858,09</text:p>
          </table:table-cell>
        </table:table-row>
        <table:table-row table:style-name="ro1"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ProxyDialog_6_InvalidViewFocusOperatorMutator</text:p>
          </table:table-cell>
          <table:table-cell table:style-name="ce1" table:formula="of:=[.D451]+[.B452]" office:value-type="float" office:value="178771" calcext:value-type="float">
            <text:p>178771</text:p>
          </table:table-cell>
          <table:table-cell table:style-name="ce3" table:formula="of:=[.B452]/[.$B$1]" office:value-type="float" office:value="4.10416666666667" calcext:value-type="float">
            <text:p>4,10</text:p>
          </table:table-cell>
          <table:table-cell table:style-name="ce3" table:formula="of:=[.F451]+[.E452]" office:value-type="float" office:value="1862.19791666667" calcext:value-type="float">
            <text:p>1862,20</text:p>
          </table:table-cell>
        </table:table-row>
        <table:table-row table:style-name="ro1"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ProxyDialog_7_ViewComponentNotVisibleOperatorMutator</text:p>
          </table:table-cell>
          <table:table-cell table:style-name="ce1" table:formula="of:=[.D452]+[.B453]" office:value-type="float" office:value="179164" calcext:value-type="float">
            <text:p>179164</text:p>
          </table:table-cell>
          <table:table-cell table:style-name="ce3" table:formula="of:=[.B453]/[.$B$1]" office:value-type="float" office:value="4.09375" calcext:value-type="float">
            <text:p>4,09</text:p>
          </table:table-cell>
          <table:table-cell table:style-name="ce3" table:formula="of:=[.F452]+[.E453]" office:value-type="float" office:value="1866.29166666667" calcext:value-type="float">
            <text:p>1866,29</text:p>
          </table:table-cell>
        </table:table-row>
        <table:table-row table:style-name="ro1">
          <table:table-cell table:style-name="ce1" office:value-type="float" office:value="452" calcext:value-type="float">
            <text:p>452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ProxyDialog_8_InvalidViewFocusOperatorMutator</text:p>
          </table:table-cell>
          <table:table-cell table:style-name="ce1" table:formula="of:=[.D453]+[.B454]" office:value-type="float" office:value="179558" calcext:value-type="float">
            <text:p>179558</text:p>
          </table:table-cell>
          <table:table-cell table:style-name="ce3" table:formula="of:=[.B454]/[.$B$1]" office:value-type="float" office:value="4.10416666666667" calcext:value-type="float">
            <text:p>4,10</text:p>
          </table:table-cell>
          <table:table-cell table:style-name="ce3" table:formula="of:=[.F453]+[.E454]" office:value-type="float" office:value="1870.39583333334" calcext:value-type="float">
            <text:p>1870,40</text:p>
          </table:table-cell>
        </table:table-row>
        <table:table-row table:style-name="ro1"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ProxyDialog_9_ViewComponentNotVisibleOperatorMutator</text:p>
          </table:table-cell>
          <table:table-cell table:style-name="ce1" table:formula="of:=[.D454]+[.B455]" office:value-type="float" office:value="179952" calcext:value-type="float">
            <text:p>179952</text:p>
          </table:table-cell>
          <table:table-cell table:style-name="ce3" table:formula="of:=[.B455]/[.$B$1]" office:value-type="float" office:value="4.10416666666667" calcext:value-type="float">
            <text:p>4,10</text:p>
          </table:table-cell>
          <table:table-cell table:style-name="ce3" table:formula="of:=[.F454]+[.E455]" office:value-type="float" office:value="1874.5" calcext:value-type="float">
            <text:p>1874,50</text:p>
          </table:table-cell>
        </table:table-row>
        <table:table-row table:style-name="ro1">
          <table:table-cell table:style-name="ce1" office:value-type="float" office:value="454" calcext:value-type="float">
            <text:p>454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string" calcext:value-type="string">
            <text:p>ProxyDialog_10_InvalidViewFocusOperatorMutator</text:p>
          </table:table-cell>
          <table:table-cell table:style-name="ce1" table:formula="of:=[.D455]+[.B456]" office:value-type="float" office:value="180350" calcext:value-type="float">
            <text:p>180350</text:p>
          </table:table-cell>
          <table:table-cell table:style-name="ce3" table:formula="of:=[.B456]/[.$B$1]" office:value-type="float" office:value="4.14583333333333" calcext:value-type="float">
            <text:p>4,15</text:p>
          </table:table-cell>
          <table:table-cell table:style-name="ce3" table:formula="of:=[.F455]+[.E456]" office:value-type="float" office:value="1878.64583333334" calcext:value-type="float">
            <text:p>1878,65</text:p>
          </table:table-cell>
        </table:table-row>
        <table:table-row table:style-name="ro1">
          <table:table-cell table:style-name="ce1" office:value-type="float" office:value="455" calcext:value-type="float">
            <text:p>455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ProxyDialog_11_ViewComponentNotVisibleOperatorMutator</text:p>
          </table:table-cell>
          <table:table-cell table:style-name="ce1" table:formula="of:=[.D456]+[.B457]" office:value-type="float" office:value="180744" calcext:value-type="float">
            <text:p>180744</text:p>
          </table:table-cell>
          <table:table-cell table:style-name="ce3" table:formula="of:=[.B457]/[.$B$1]" office:value-type="float" office:value="4.10416666666667" calcext:value-type="float">
            <text:p>4,10</text:p>
          </table:table-cell>
          <table:table-cell table:style-name="ce3" table:formula="of:=[.F456]+[.E457]" office:value-type="float" office:value="1882.75" calcext:value-type="float">
            <text:p>1882,75</text:p>
          </table:table-cell>
        </table:table-row>
        <table:table-row table:style-name="ro1">
          <table:table-cell table:style-name="ce1" office:value-type="float" office:value="456" calcext:value-type="float">
            <text:p>456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ProxyDialog_12_InvalidViewFocusOperatorMutator</text:p>
          </table:table-cell>
          <table:table-cell table:style-name="ce1" table:formula="of:=[.D457]+[.B458]" office:value-type="float" office:value="181140" calcext:value-type="float">
            <text:p>181140</text:p>
          </table:table-cell>
          <table:table-cell table:style-name="ce3" table:formula="of:=[.B458]/[.$B$1]" office:value-type="float" office:value="4.125" calcext:value-type="float">
            <text:p>4,13</text:p>
          </table:table-cell>
          <table:table-cell table:style-name="ce3" table:formula="of:=[.F457]+[.E458]" office:value-type="float" office:value="1886.875" calcext:value-type="float">
            <text:p>1886,88</text:p>
          </table:table-cell>
        </table:table-row>
        <table:table-row table:style-name="ro1">
          <table:table-cell table:style-name="ce1" office:value-type="float" office:value="457" calcext:value-type="float">
            <text:p>457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ProxyDialog_13_ViewComponentNotVisibleOperatorMutator</text:p>
          </table:table-cell>
          <table:table-cell table:style-name="ce1" table:formula="of:=[.D458]+[.B459]" office:value-type="float" office:value="181531" calcext:value-type="float">
            <text:p>181531</text:p>
          </table:table-cell>
          <table:table-cell table:style-name="ce3" table:formula="of:=[.B459]/[.$B$1]" office:value-type="float" office:value="4.07291666666667" calcext:value-type="float">
            <text:p>4,07</text:p>
          </table:table-cell>
          <table:table-cell table:style-name="ce3" table:formula="of:=[.F458]+[.E459]" office:value-type="float" office:value="1890.94791666667" calcext:value-type="float">
            <text:p>1890,95</text:p>
          </table:table-cell>
        </table:table-row>
        <table:table-row table:style-name="ro1">
          <table:table-cell table:style-name="ce1" office:value-type="float" office:value="458" calcext:value-type="float">
            <text:p>458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DownloadLogDetailsDialog_0_BuggyGUIListenerOperatorMutator</text:p>
          </table:table-cell>
          <table:table-cell table:style-name="ce1" table:formula="of:=[.D459]+[.B460]" office:value-type="float" office:value="181924" calcext:value-type="float">
            <text:p>181924</text:p>
          </table:table-cell>
          <table:table-cell table:style-name="ce3" table:formula="of:=[.B460]/[.$B$1]" office:value-type="float" office:value="4.09375" calcext:value-type="float">
            <text:p>4,09</text:p>
          </table:table-cell>
          <table:table-cell table:style-name="ce3" table:formula="of:=[.F459]+[.E460]" office:value-type="float" office:value="1895.04166666667" calcext:value-type="float">
            <text:p>1895,04</text:p>
          </table:table-cell>
        </table:table-row>
        <table:table-row table:style-name="ro1">
          <table:table-cell table:style-name="ce1" office:value-type="float" office:value="459" calcext:value-type="float">
            <text:p>459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EpisodeFilterDialog_0_BinaryMutator</text:p>
          </table:table-cell>
          <table:table-cell table:style-name="ce1" table:formula="of:=[.D460]+[.B461]" office:value-type="float" office:value="182320" calcext:value-type="float">
            <text:p>182320</text:p>
          </table:table-cell>
          <table:table-cell table:style-name="ce3" table:formula="of:=[.B461]/[.$B$1]" office:value-type="float" office:value="4.125" calcext:value-type="float">
            <text:p>4,13</text:p>
          </table:table-cell>
          <table:table-cell table:style-name="ce3" table:formula="of:=[.F460]+[.E461]" office:value-type="float" office:value="1899.16666666667" calcext:value-type="float">
            <text:p>1899,17</text:p>
          </table:table-cell>
        </table:table-row>
        <table:table-row table:style-name="ro1"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string" calcext:value-type="string">
            <text:p>EpisodeFilterDialog_1_BuggyGUIListenerOperatorMutator</text:p>
          </table:table-cell>
          <table:table-cell table:style-name="ce1" table:formula="of:=[.D461]+[.B462]" office:value-type="float" office:value="182718" calcext:value-type="float">
            <text:p>182718</text:p>
          </table:table-cell>
          <table:table-cell table:style-name="ce3" table:formula="of:=[.B462]/[.$B$1]" office:value-type="float" office:value="4.14583333333333" calcext:value-type="float">
            <text:p>4,15</text:p>
          </table:table-cell>
          <table:table-cell table:style-name="ce3" table:formula="of:=[.F461]+[.E462]" office:value-type="float" office:value="1903.3125" calcext:value-type="float">
            <text:p>1903,31</text:p>
          </table:table-cell>
        </table:table-row>
        <table:table-row table:style-name="ro1"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EpisodeFilterDialog_2_BuggyGUIListenerOperatorMutator</text:p>
          </table:table-cell>
          <table:table-cell table:style-name="ce1" table:formula="of:=[.D462]+[.B463]" office:value-type="float" office:value="183113" calcext:value-type="float">
            <text:p>183113</text:p>
          </table:table-cell>
          <table:table-cell table:style-name="ce3" table:formula="of:=[.B463]/[.$B$1]" office:value-type="float" office:value="4.11458333333333" calcext:value-type="float">
            <text:p>4,11</text:p>
          </table:table-cell>
          <table:table-cell table:style-name="ce3" table:formula="of:=[.F462]+[.E463]" office:value-type="float" office:value="1907.42708333334" calcext:value-type="float">
            <text:p>1907,43</text:p>
          </table:table-cell>
        </table:table-row>
        <table:table-row table:style-name="ro1"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EpisodeFilterDialog_3_BinaryMutator</text:p>
          </table:table-cell>
          <table:table-cell table:style-name="ce1" table:formula="of:=[.D463]+[.B464]" office:value-type="float" office:value="183504" calcext:value-type="float">
            <text:p>183504</text:p>
          </table:table-cell>
          <table:table-cell table:style-name="ce3" table:formula="of:=[.B464]/[.$B$1]" office:value-type="float" office:value="4.07291666666667" calcext:value-type="float">
            <text:p>4,07</text:p>
          </table:table-cell>
          <table:table-cell table:style-name="ce3" table:formula="of:=[.F463]+[.E464]" office:value-type="float" office:value="1911.5" calcext:value-type="float">
            <text:p>1911,50</text:p>
          </table:table-cell>
        </table:table-row>
        <table:table-row table:style-name="ro1">
          <table:table-cell table:style-name="ce1" office:value-type="float" office:value="463" calcext:value-type="float">
            <text:p>463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AuthenticationDialog_0_BuggyGUIListenerOperatorMutator</text:p>
          </table:table-cell>
          <table:table-cell table:style-name="ce1" table:formula="of:=[.D464]+[.B465]" office:value-type="float" office:value="183900" calcext:value-type="float">
            <text:p>183900</text:p>
          </table:table-cell>
          <table:table-cell table:style-name="ce3" table:formula="of:=[.B465]/[.$B$1]" office:value-type="float" office:value="4.125" calcext:value-type="float">
            <text:p>4,13</text:p>
          </table:table-cell>
          <table:table-cell table:style-name="ce3" table:formula="of:=[.F464]+[.E465]" office:value-type="float" office:value="1915.625" calcext:value-type="float">
            <text:p>1915,63</text:p>
          </table:table-cell>
        </table:table-row>
        <table:table-row table:style-name="ro1"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string" calcext:value-type="string">
            <text:p>AuthenticationDialog_1_BuggyGUIListenerOperatorMutator</text:p>
          </table:table-cell>
          <table:table-cell table:style-name="ce1" table:formula="of:=[.D465]+[.B466]" office:value-type="float" office:value="184340" calcext:value-type="float">
            <text:p>184340</text:p>
          </table:table-cell>
          <table:table-cell table:style-name="ce3" table:formula="of:=[.B466]/[.$B$1]" office:value-type="float" office:value="4.58333333333333" calcext:value-type="float">
            <text:p>4,58</text:p>
          </table:table-cell>
          <table:table-cell table:style-name="ce3" table:formula="of:=[.F465]+[.E466]" office:value-type="float" office:value="1920.20833333334" calcext:value-type="float">
            <text:p>1920,21</text:p>
          </table:table-cell>
        </table:table-row>
        <table:table-row table:style-name="ro1"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AuthenticationDialog_2_BuggyGUIListenerOperatorMutator</text:p>
          </table:table-cell>
          <table:table-cell table:style-name="ce1" table:formula="of:=[.D466]+[.B467]" office:value-type="float" office:value="184731" calcext:value-type="float">
            <text:p>184731</text:p>
          </table:table-cell>
          <table:table-cell table:style-name="ce3" table:formula="of:=[.B467]/[.$B$1]" office:value-type="float" office:value="4.07291666666667" calcext:value-type="float">
            <text:p>4,07</text:p>
          </table:table-cell>
          <table:table-cell table:style-name="ce3" table:formula="of:=[.F466]+[.E467]" office:value-type="float" office:value="1924.28125" calcext:value-type="float">
            <text:p>1924,28</text:p>
          </table:table-cell>
        </table:table-row>
        <table:table-row table:style-name="ro1">
          <table:table-cell table:style-name="ce1" office:value-type="float" office:value="466" calcext:value-type="float">
            <text:p>466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string" calcext:value-type="string">
            <text:p>FeedPreferenceSkipDialog_0_InvalidViewFocusOperatorMutator</text:p>
          </table:table-cell>
          <table:table-cell table:style-name="ce1" table:formula="of:=[.D467]+[.B468]" office:value-type="float" office:value="185120" calcext:value-type="float">
            <text:p>185120</text:p>
          </table:table-cell>
          <table:table-cell table:style-name="ce3" table:formula="of:=[.B468]/[.$B$1]" office:value-type="float" office:value="4.05208333333333" calcext:value-type="float">
            <text:p>4,05</text:p>
          </table:table-cell>
          <table:table-cell table:style-name="ce3" table:formula="of:=[.F467]+[.E468]" office:value-type="float" office:value="1928.33333333334" calcext:value-type="float">
            <text:p>1928,33</text:p>
          </table:table-cell>
        </table:table-row>
        <table:table-row table:style-name="ro1"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string" calcext:value-type="string">
            <text:p>FeedPreferenceSkipDialog_1_ViewComponentNotVisibleOperatorMutator</text:p>
          </table:table-cell>
          <table:table-cell table:style-name="ce1" table:formula="of:=[.D468]+[.B469]" office:value-type="float" office:value="185509" calcext:value-type="float">
            <text:p>185509</text:p>
          </table:table-cell>
          <table:table-cell table:style-name="ce3" table:formula="of:=[.B469]/[.$B$1]" office:value-type="float" office:value="4.05208333333333" calcext:value-type="float">
            <text:p>4,05</text:p>
          </table:table-cell>
          <table:table-cell table:style-name="ce3" table:formula="of:=[.F468]+[.E469]" office:value-type="float" office:value="1932.38541666667" calcext:value-type="float">
            <text:p>1932,39</text:p>
          </table:table-cell>
        </table:table-row>
        <table:table-row table:style-name="ro1">
          <table:table-cell table:style-name="ce1" office:value-type="float" office:value="468" calcext:value-type="float">
            <text:p>468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FeedPreferenceSkipDialog_2_InvalidViewFocusOperatorMutator</text:p>
          </table:table-cell>
          <table:table-cell table:style-name="ce1" table:formula="of:=[.D469]+[.B470]" office:value-type="float" office:value="185902" calcext:value-type="float">
            <text:p>185902</text:p>
          </table:table-cell>
          <table:table-cell table:style-name="ce3" table:formula="of:=[.B470]/[.$B$1]" office:value-type="float" office:value="4.09375" calcext:value-type="float">
            <text:p>4,09</text:p>
          </table:table-cell>
          <table:table-cell table:style-name="ce3" table:formula="of:=[.F469]+[.E470]" office:value-type="float" office:value="1936.47916666667" calcext:value-type="float">
            <text:p>1936,48</text:p>
          </table:table-cell>
        </table:table-row>
        <table:table-row table:style-name="ro1">
          <table:table-cell table:style-name="ce1" office:value-type="float" office:value="469" calcext:value-type="float">
            <text:p>469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string" calcext:value-type="string">
            <text:p>FeedPreferenceSkipDialog_3_ViewComponentNotVisibleOperatorMutator</text:p>
          </table:table-cell>
          <table:table-cell table:style-name="ce1" table:formula="of:=[.D470]+[.B471]" office:value-type="float" office:value="186291" calcext:value-type="float">
            <text:p>186291</text:p>
          </table:table-cell>
          <table:table-cell table:style-name="ce3" table:formula="of:=[.B471]/[.$B$1]" office:value-type="float" office:value="4.05208333333333" calcext:value-type="float">
            <text:p>4,05</text:p>
          </table:table-cell>
          <table:table-cell table:style-name="ce3" table:formula="of:=[.F470]+[.E471]" office:value-type="float" office:value="1940.53125" calcext:value-type="float">
            <text:p>1940,53</text:p>
          </table:table-cell>
        </table:table-row>
        <table:table-row table:style-name="ro1"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FeedPreferenceSkipDialog_4_BuggyGUIListenerOperatorMutator</text:p>
          </table:table-cell>
          <table:table-cell table:style-name="ce1" table:formula="of:=[.D471]+[.B472]" office:value-type="float" office:value="186681" calcext:value-type="float">
            <text:p>186681</text:p>
          </table:table-cell>
          <table:table-cell table:style-name="ce3" table:formula="of:=[.B472]/[.$B$1]" office:value-type="float" office:value="4.0625" calcext:value-type="float">
            <text:p>4,06</text:p>
          </table:table-cell>
          <table:table-cell table:style-name="ce3" table:formula="of:=[.F471]+[.E472]" office:value-type="float" office:value="1944.59375" calcext:value-type="float">
            <text:p>1944,59</text:p>
          </table:table-cell>
        </table:table-row>
        <table:table-row table:style-name="ro1">
          <table:table-cell table:style-name="ce1" office:value-type="float" office:value="471" calcext:value-type="float">
            <text:p>471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EditUrlSettingsDialog_0_BuggyGUIListenerOperatorMutator</text:p>
          </table:table-cell>
          <table:table-cell table:style-name="ce1" table:formula="of:=[.D472]+[.B473]" office:value-type="float" office:value="187076" calcext:value-type="float">
            <text:p>187076</text:p>
          </table:table-cell>
          <table:table-cell table:style-name="ce3" table:formula="of:=[.B473]/[.$B$1]" office:value-type="float" office:value="4.11458333333333" calcext:value-type="float">
            <text:p>4,11</text:p>
          </table:table-cell>
          <table:table-cell table:style-name="ce3" table:formula="of:=[.F472]+[.E473]" office:value-type="float" office:value="1948.70833333334" calcext:value-type="float">
            <text:p>1948,71</text:p>
          </table:table-cell>
        </table:table-row>
        <table:table-row table:style-name="ro1"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EditUrlSettingsDialog_1_BuggyGUIListenerOperatorMutator</text:p>
          </table:table-cell>
          <table:table-cell table:style-name="ce1" table:formula="of:=[.D473]+[.B474]" office:value-type="float" office:value="187466" calcext:value-type="float">
            <text:p>187466</text:p>
          </table:table-cell>
          <table:table-cell table:style-name="ce3" table:formula="of:=[.B474]/[.$B$1]" office:value-type="float" office:value="4.0625" calcext:value-type="float">
            <text:p>4,06</text:p>
          </table:table-cell>
          <table:table-cell table:style-name="ce3" table:formula="of:=[.F473]+[.E474]" office:value-type="float" office:value="1952.77083333334" calcext:value-type="float">
            <text:p>1952,77</text:p>
          </table:table-cell>
        </table:table-row>
        <table:table-row table:style-name="ro1">
          <table:table-cell table:style-name="ce1" office:value-type="float" office:value="473" calcext:value-type="float">
            <text:p>473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EditUrlSettingsDialog_2_BinaryMutator</text:p>
          </table:table-cell>
          <table:table-cell table:style-name="ce1" table:formula="of:=[.D474]+[.B475]" office:value-type="float" office:value="187859" calcext:value-type="float">
            <text:p>187859</text:p>
          </table:table-cell>
          <table:table-cell table:style-name="ce3" table:formula="of:=[.B475]/[.$B$1]" office:value-type="float" office:value="4.09375" calcext:value-type="float">
            <text:p>4,09</text:p>
          </table:table-cell>
          <table:table-cell table:style-name="ce3" table:formula="of:=[.F474]+[.E475]" office:value-type="float" office:value="1956.86458333334" calcext:value-type="float">
            <text:p>1956,86</text:p>
          </table:table-cell>
        </table:table-row>
        <table:table-row table:style-name="ro1">
          <table:table-cell table:style-name="ce1" office:value-type="float" office:value="474" calcext:value-type="float">
            <text:p>474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EditUrlSettingsDialog_3_BinaryMutator</text:p>
          </table:table-cell>
          <table:table-cell table:style-name="ce1" table:formula="of:=[.D475]+[.B476]" office:value-type="float" office:value="188251" calcext:value-type="float">
            <text:p>188251</text:p>
          </table:table-cell>
          <table:table-cell table:style-name="ce3" table:formula="of:=[.B476]/[.$B$1]" office:value-type="float" office:value="4.08333333333333" calcext:value-type="float">
            <text:p>4,08</text:p>
          </table:table-cell>
          <table:table-cell table:style-name="ce3" table:formula="of:=[.F475]+[.E476]" office:value-type="float" office:value="1960.94791666667" calcext:value-type="float">
            <text:p>1960,95</text:p>
          </table:table-cell>
        </table:table-row>
        <table:table-row table:style-name="ro1"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SwipeActionsDialog_0_BuggyGUIListenerOperatorMutator</text:p>
          </table:table-cell>
          <table:table-cell table:style-name="ce1" table:formula="of:=[.D476]+[.B477]" office:value-type="float" office:value="188643" calcext:value-type="float">
            <text:p>188643</text:p>
          </table:table-cell>
          <table:table-cell table:style-name="ce3" table:formula="of:=[.B477]/[.$B$1]" office:value-type="float" office:value="4.08333333333333" calcext:value-type="float">
            <text:p>4,08</text:p>
          </table:table-cell>
          <table:table-cell table:style-name="ce3" table:formula="of:=[.F476]+[.E477]" office:value-type="float" office:value="1965.03125" calcext:value-type="float">
            <text:p>1965,03</text:p>
          </table:table-cell>
        </table:table-row>
        <table:table-row table:style-name="ro1">
          <table:table-cell table:style-name="ce1" office:value-type="float" office:value="476" calcext:value-type="float">
            <text:p>476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SwipeActionsDialog_1_BuggyGUIListenerOperatorMutator</text:p>
          </table:table-cell>
          <table:table-cell table:style-name="ce1" table:formula="of:=[.D477]+[.B478]" office:value-type="float" office:value="189039" calcext:value-type="float">
            <text:p>189039</text:p>
          </table:table-cell>
          <table:table-cell table:style-name="ce3" table:formula="of:=[.B478]/[.$B$1]" office:value-type="float" office:value="4.125" calcext:value-type="float">
            <text:p>4,13</text:p>
          </table:table-cell>
          <table:table-cell table:style-name="ce3" table:formula="of:=[.F477]+[.E478]" office:value-type="float" office:value="1969.15625" calcext:value-type="float">
            <text:p>1969,16</text:p>
          </table:table-cell>
        </table:table-row>
        <table:table-row table:style-name="ro1">
          <table:table-cell table:style-name="ce1" office:value-type="float" office:value="477" calcext:value-type="float">
            <text:p>477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SwipeActionsDialog_2_BuggyGUIListenerOperatorMutator</text:p>
          </table:table-cell>
          <table:table-cell table:style-name="ce1" table:formula="of:=[.D478]+[.B479]" office:value-type="float" office:value="189432" calcext:value-type="float">
            <text:p>189432</text:p>
          </table:table-cell>
          <table:table-cell table:style-name="ce3" table:formula="of:=[.B479]/[.$B$1]" office:value-type="float" office:value="4.09375" calcext:value-type="float">
            <text:p>4,09</text:p>
          </table:table-cell>
          <table:table-cell table:style-name="ce3" table:formula="of:=[.F478]+[.E479]" office:value-type="float" office:value="1973.25" calcext:value-type="float">
            <text:p>1973,25</text:p>
          </table:table-cell>
        </table:table-row>
        <table:table-row table:style-name="ro1">
          <table:table-cell table:style-name="ce1" office:value-type="float" office:value="478" calcext:value-type="float">
            <text:p>478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SwipeActionsDialog_3_BuggyGUIListenerOperatorMutator</text:p>
          </table:table-cell>
          <table:table-cell table:style-name="ce1" table:formula="of:=[.D479]+[.B480]" office:value-type="float" office:value="189826" calcext:value-type="float">
            <text:p>189826</text:p>
          </table:table-cell>
          <table:table-cell table:style-name="ce3" table:formula="of:=[.B480]/[.$B$1]" office:value-type="float" office:value="4.10416666666667" calcext:value-type="float">
            <text:p>4,10</text:p>
          </table:table-cell>
          <table:table-cell table:style-name="ce3" table:formula="of:=[.F479]+[.E480]" office:value-type="float" office:value="1977.35416666667" calcext:value-type="float">
            <text:p>1977,35</text:p>
          </table:table-cell>
        </table:table-row>
        <table:table-row table:style-name="ro1">
          <table:table-cell table:style-name="ce1" office:value-type="float" office:value="479" calcext:value-type="float">
            <text:p>479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SwipeActionsDialog_4_BinaryMutator</text:p>
          </table:table-cell>
          <table:table-cell table:style-name="ce1" table:formula="of:=[.D480]+[.B481]" office:value-type="float" office:value="190219" calcext:value-type="float">
            <text:p>190219</text:p>
          </table:table-cell>
          <table:table-cell table:style-name="ce3" table:formula="of:=[.B481]/[.$B$1]" office:value-type="float" office:value="4.09375" calcext:value-type="float">
            <text:p>4,09</text:p>
          </table:table-cell>
          <table:table-cell table:style-name="ce3" table:formula="of:=[.F480]+[.E481]" office:value-type="float" office:value="1981.44791666667" calcext:value-type="float">
            <text:p>1981,45</text:p>
          </table:table-cell>
        </table:table-row>
        <table:table-row table:style-name="ro1"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SwipeActionsDialog_5_BinaryMutator</text:p>
          </table:table-cell>
          <table:table-cell table:style-name="ce1" table:formula="of:=[.D481]+[.B482]" office:value-type="float" office:value="190615" calcext:value-type="float">
            <text:p>190615</text:p>
          </table:table-cell>
          <table:table-cell table:style-name="ce3" table:formula="of:=[.B482]/[.$B$1]" office:value-type="float" office:value="4.125" calcext:value-type="float">
            <text:p>4,13</text:p>
          </table:table-cell>
          <table:table-cell table:style-name="ce3" table:formula="of:=[.F481]+[.E482]" office:value-type="float" office:value="1985.57291666667" calcext:value-type="float">
            <text:p>1985,57</text:p>
          </table:table-cell>
        </table:table-row>
        <table:table-row table:style-name="ro1">
          <table:table-cell table:style-name="ce1" office:value-type="float" office:value="481" calcext:value-type="float">
            <text:p>481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string" calcext:value-type="string">
            <text:p>FeedSortDialog_0_BuggyGUIListenerOperatorMutator</text:p>
          </table:table-cell>
          <table:table-cell table:style-name="ce1" table:formula="of:=[.D482]+[.B483]" office:value-type="float" office:value="191013" calcext:value-type="float">
            <text:p>191013</text:p>
          </table:table-cell>
          <table:table-cell table:style-name="ce3" table:formula="of:=[.B483]/[.$B$1]" office:value-type="float" office:value="4.14583333333333" calcext:value-type="float">
            <text:p>4,15</text:p>
          </table:table-cell>
          <table:table-cell table:style-name="ce3" table:formula="of:=[.F482]+[.E483]" office:value-type="float" office:value="1989.71875" calcext:value-type="float">
            <text:p>1989,72</text:p>
          </table:table-cell>
        </table:table-row>
        <table:table-row table:style-name="ro1">
          <table:table-cell table:style-name="ce1" office:value-type="float" office:value="482" calcext:value-type="float">
            <text:p>482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FeedSortDialog_1_BuggyGUIListenerOperatorMutator</text:p>
          </table:table-cell>
          <table:table-cell table:style-name="ce1" table:formula="of:=[.D483]+[.B484]" office:value-type="float" office:value="191408" calcext:value-type="float">
            <text:p>191408</text:p>
          </table:table-cell>
          <table:table-cell table:style-name="ce3" table:formula="of:=[.B484]/[.$B$1]" office:value-type="float" office:value="4.11458333333333" calcext:value-type="float">
            <text:p>4,11</text:p>
          </table:table-cell>
          <table:table-cell table:style-name="ce3" table:formula="of:=[.F483]+[.E484]" office:value-type="float" office:value="1993.83333333334" calcext:value-type="float">
            <text:p>1993,83</text:p>
          </table:table-cell>
        </table:table-row>
        <table:table-row table:style-name="ro1">
          <table:table-cell table:style-name="ce1" office:value-type="float" office:value="483" calcext:value-type="float">
            <text:p>483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RenameItemDialog_0_BuggyGUIListenerOperatorMutator</text:p>
          </table:table-cell>
          <table:table-cell table:style-name="ce1" table:formula="of:=[.D484]+[.B485]" office:value-type="float" office:value="191798" calcext:value-type="float">
            <text:p>191798</text:p>
          </table:table-cell>
          <table:table-cell table:style-name="ce3" table:formula="of:=[.B485]/[.$B$1]" office:value-type="float" office:value="4.0625" calcext:value-type="float">
            <text:p>4,06</text:p>
          </table:table-cell>
          <table:table-cell table:style-name="ce3" table:formula="of:=[.F484]+[.E485]" office:value-type="float" office:value="1997.89583333333" calcext:value-type="float">
            <text:p>1997,90</text:p>
          </table:table-cell>
        </table:table-row>
        <table:table-row table:style-name="ro1">
          <table:table-cell table:style-name="ce1" office:value-type="float" office:value="484" calcext:value-type="float">
            <text:p>484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RenameItemDialog_1_BuggyGUIListenerOperatorMutator</text:p>
          </table:table-cell>
          <table:table-cell table:style-name="ce1" table:formula="of:=[.D485]+[.B486]" office:value-type="float" office:value="192194" calcext:value-type="float">
            <text:p>192194</text:p>
          </table:table-cell>
          <table:table-cell table:style-name="ce3" table:formula="of:=[.B486]/[.$B$1]" office:value-type="float" office:value="4.125" calcext:value-type="float">
            <text:p>4,13</text:p>
          </table:table-cell>
          <table:table-cell table:style-name="ce3" table:formula="of:=[.F485]+[.E486]" office:value-type="float" office:value="2002.02083333333" calcext:value-type="float">
            <text:p>2002,02</text:p>
          </table:table-cell>
        </table:table-row>
        <table:table-row table:style-name="ro1">
          <table:table-cell table:style-name="ce1" office:value-type="float" office:value="485" calcext:value-type="float">
            <text:p>485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ItemFilterDialog_0_InvalidViewFocusOperatorMutator</text:p>
          </table:table-cell>
          <table:table-cell table:style-name="ce1" table:formula="of:=[.D486]+[.B487]" office:value-type="float" office:value="192584" calcext:value-type="float">
            <text:p>192584</text:p>
          </table:table-cell>
          <table:table-cell table:style-name="ce3" table:formula="of:=[.B487]/[.$B$1]" office:value-type="float" office:value="4.0625" calcext:value-type="float">
            <text:p>4,06</text:p>
          </table:table-cell>
          <table:table-cell table:style-name="ce3" table:formula="of:=[.F486]+[.E487]" office:value-type="float" office:value="2006.08333333333" calcext:value-type="float">
            <text:p>2006,08</text:p>
          </table:table-cell>
        </table:table-row>
        <table:table-row table:style-name="ro1">
          <table:table-cell table:style-name="ce1" office:value-type="float" office:value="486" calcext:value-type="float">
            <text:p>486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string" calcext:value-type="string">
            <text:p>ItemFilterDialog_1_ViewComponentNotVisibleOperatorMutator</text:p>
          </table:table-cell>
          <table:table-cell table:style-name="ce1" table:formula="of:=[.D487]+[.B488]" office:value-type="float" office:value="192973" calcext:value-type="float">
            <text:p>192973</text:p>
          </table:table-cell>
          <table:table-cell table:style-name="ce3" table:formula="of:=[.B488]/[.$B$1]" office:value-type="float" office:value="4.05208333333333" calcext:value-type="float">
            <text:p>4,05</text:p>
          </table:table-cell>
          <table:table-cell table:style-name="ce3" table:formula="of:=[.F487]+[.E488]" office:value-type="float" office:value="2010.13541666667" calcext:value-type="float">
            <text:p>2010,14</text:p>
          </table:table-cell>
        </table:table-row>
        <table:table-row table:style-name="ro1">
          <table:table-cell table:style-name="ce1" office:value-type="float" office:value="487" calcext:value-type="float">
            <text:p>487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ItemFilterDialog_2_InvalidViewFocusOperatorMutator</text:p>
          </table:table-cell>
          <table:table-cell table:style-name="ce1" table:formula="of:=[.D488]+[.B489]" office:value-type="float" office:value="193369" calcext:value-type="float">
            <text:p>193369</text:p>
          </table:table-cell>
          <table:table-cell table:style-name="ce3" table:formula="of:=[.B489]/[.$B$1]" office:value-type="float" office:value="4.125" calcext:value-type="float">
            <text:p>4,13</text:p>
          </table:table-cell>
          <table:table-cell table:style-name="ce3" table:formula="of:=[.F488]+[.E489]" office:value-type="float" office:value="2014.26041666667" calcext:value-type="float">
            <text:p>2014,26</text:p>
          </table:table-cell>
        </table:table-row>
        <table:table-row table:style-name="ro1">
          <table:table-cell table:style-name="ce1" office:value-type="float" office:value="488" calcext:value-type="float">
            <text:p>488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ItemFilterDialog_3_ViewComponentNotVisibleOperatorMutator</text:p>
          </table:table-cell>
          <table:table-cell table:style-name="ce1" table:formula="of:=[.D489]+[.B490]" office:value-type="float" office:value="193761" calcext:value-type="float">
            <text:p>193761</text:p>
          </table:table-cell>
          <table:table-cell table:style-name="ce3" table:formula="of:=[.B490]/[.$B$1]" office:value-type="float" office:value="4.08333333333333" calcext:value-type="float">
            <text:p>4,08</text:p>
          </table:table-cell>
          <table:table-cell table:style-name="ce3" table:formula="of:=[.F489]+[.E490]" office:value-type="float" office:value="2018.34375" calcext:value-type="float">
            <text:p>2018,34</text:p>
          </table:table-cell>
        </table:table-row>
        <table:table-row table:style-name="ro1"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StreamingConfirmationDialog_0_BuggyGUIListenerOperatorMutator</text:p>
          </table:table-cell>
          <table:table-cell table:style-name="ce1" table:formula="of:=[.D490]+[.B491]" office:value-type="float" office:value="194152" calcext:value-type="float">
            <text:p>194152</text:p>
          </table:table-cell>
          <table:table-cell table:style-name="ce3" table:formula="of:=[.B491]/[.$B$1]" office:value-type="float" office:value="4.07291666666667" calcext:value-type="float">
            <text:p>4,07</text:p>
          </table:table-cell>
          <table:table-cell table:style-name="ce3" table:formula="of:=[.F490]+[.E491]" office:value-type="float" office:value="2022.41666666667" calcext:value-type="float">
            <text:p>2022,42</text:p>
          </table:table-cell>
        </table:table-row>
        <table:table-row table:style-name="ro1"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StreamingConfirmationDialog_1_BuggyGUIListenerOperatorMutator</text:p>
          </table:table-cell>
          <table:table-cell table:style-name="ce1" table:formula="of:=[.D491]+[.B492]" office:value-type="float" office:value="194547" calcext:value-type="float">
            <text:p>194547</text:p>
          </table:table-cell>
          <table:table-cell table:style-name="ce3" table:formula="of:=[.B492]/[.$B$1]" office:value-type="float" office:value="4.11458333333333" calcext:value-type="float">
            <text:p>4,11</text:p>
          </table:table-cell>
          <table:table-cell table:style-name="ce3" table:formula="of:=[.F491]+[.E492]" office:value-type="float" office:value="2026.53125" calcext:value-type="float">
            <text:p>2026,53</text:p>
          </table:table-cell>
        </table:table-row>
        <table:table-row table:style-name="ro1">
          <table:table-cell table:style-name="ce1" office:value-type="float" office:value="491" calcext:value-type="float">
            <text:p>491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TagSettingsDialog_0_BuggyGUIListenerOperatorMutator</text:p>
          </table:table-cell>
          <table:table-cell table:style-name="ce1" table:formula="of:=[.D492]+[.B493]" office:value-type="float" office:value="194937" calcext:value-type="float">
            <text:p>194937</text:p>
          </table:table-cell>
          <table:table-cell table:style-name="ce3" table:formula="of:=[.B493]/[.$B$1]" office:value-type="float" office:value="4.0625" calcext:value-type="float">
            <text:p>4,06</text:p>
          </table:table-cell>
          <table:table-cell table:style-name="ce3" table:formula="of:=[.F492]+[.E493]" office:value-type="float" office:value="2030.59375" calcext:value-type="float">
            <text:p>2030,59</text:p>
          </table:table-cell>
        </table:table-row>
        <table:table-row table:style-name="ro1">
          <table:table-cell table:style-name="ce1" office:value-type="float" office:value="492" calcext:value-type="float">
            <text:p>492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TagSettingsDialog_1_BuggyGUIListenerOperatorMutator</text:p>
          </table:table-cell>
          <table:table-cell table:style-name="ce1" table:formula="of:=[.D493]+[.B494]" office:value-type="float" office:value="195332" calcext:value-type="float">
            <text:p>195332</text:p>
          </table:table-cell>
          <table:table-cell table:style-name="ce3" table:formula="of:=[.B494]/[.$B$1]" office:value-type="float" office:value="4.11458333333333" calcext:value-type="float">
            <text:p>4,11</text:p>
          </table:table-cell>
          <table:table-cell table:style-name="ce3" table:formula="of:=[.F493]+[.E494]" office:value-type="float" office:value="2034.70833333333" calcext:value-type="float">
            <text:p>2034,71</text:p>
          </table:table-cell>
        </table:table-row>
        <table:table-row table:style-name="ro1">
          <table:table-cell table:style-name="ce1" office:value-type="float" office:value="493" calcext:value-type="float">
            <text:p>493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SubscriptionsFilterDialog_0_InvalidViewFocusOperatorMutator</text:p>
          </table:table-cell>
          <table:table-cell table:style-name="ce1" table:formula="of:=[.D494]+[.B495]" office:value-type="float" office:value="195724" calcext:value-type="float">
            <text:p>195724</text:p>
          </table:table-cell>
          <table:table-cell table:style-name="ce3" table:formula="of:=[.B495]/[.$B$1]" office:value-type="float" office:value="4.08333333333333" calcext:value-type="float">
            <text:p>4,08</text:p>
          </table:table-cell>
          <table:table-cell table:style-name="ce3" table:formula="of:=[.F494]+[.E495]" office:value-type="float" office:value="2038.79166666667" calcext:value-type="float">
            <text:p>2038,79</text:p>
          </table:table-cell>
        </table:table-row>
        <table:table-row table:style-name="ro1">
          <table:table-cell table:style-name="ce1" office:value-type="float" office:value="494" calcext:value-type="float">
            <text:p>494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SubscriptionsFilterDialog_1_ViewComponentNotVisibleOperatorMutator</text:p>
          </table:table-cell>
          <table:table-cell table:style-name="ce1" table:formula="of:=[.D495]+[.B496]" office:value-type="float" office:value="196117" calcext:value-type="float">
            <text:p>196117</text:p>
          </table:table-cell>
          <table:table-cell table:style-name="ce3" table:formula="of:=[.B496]/[.$B$1]" office:value-type="float" office:value="4.09375" calcext:value-type="float">
            <text:p>4,09</text:p>
          </table:table-cell>
          <table:table-cell table:style-name="ce3" table:formula="of:=[.F495]+[.E496]" office:value-type="float" office:value="2042.88541666667" calcext:value-type="float">
            <text:p>2042,89</text:p>
          </table:table-cell>
        </table:table-row>
        <table:table-row table:style-name="ro1"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SubscriptionsFilterDialog_2_BuggyGUIListenerOperatorMutator</text:p>
          </table:table-cell>
          <table:table-cell table:style-name="ce1" table:formula="of:=[.D496]+[.B497]" office:value-type="float" office:value="196508" calcext:value-type="float">
            <text:p>196508</text:p>
          </table:table-cell>
          <table:table-cell table:style-name="ce3" table:formula="of:=[.B497]/[.$B$1]" office:value-type="float" office:value="4.07291666666667" calcext:value-type="float">
            <text:p>4,07</text:p>
          </table:table-cell>
          <table:table-cell table:style-name="ce3" table:formula="of:=[.F496]+[.E497]" office:value-type="float" office:value="2046.95833333333" calcext:value-type="float">
            <text:p>2046,96</text:p>
          </table:table-cell>
        </table:table-row>
        <table:table-row table:style-name="ro1">
          <table:table-cell table:style-name="ce1" office:value-type="float" office:value="496" calcext:value-type="float">
            <text:p>496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IntraFeedSortDialog_0_BuggyGUIListenerOperatorMutator</text:p>
          </table:table-cell>
          <table:table-cell table:style-name="ce1" table:formula="of:=[.D497]+[.B498]" office:value-type="float" office:value="196900" calcext:value-type="float">
            <text:p>196900</text:p>
          </table:table-cell>
          <table:table-cell table:style-name="ce3" table:formula="of:=[.B498]/[.$B$1]" office:value-type="float" office:value="4.08333333333333" calcext:value-type="float">
            <text:p>4,08</text:p>
          </table:table-cell>
          <table:table-cell table:style-name="ce3" table:formula="of:=[.F497]+[.E498]" office:value-type="float" office:value="2051.04166666667" calcext:value-type="float">
            <text:p>2051,04</text:p>
          </table:table-cell>
        </table:table-row>
        <table:table-row table:style-name="ro1"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PreferenceUpgrader_0_BinaryMutator</text:p>
          </table:table-cell>
          <table:table-cell table:style-name="ce1" table:formula="of:=[.D498]+[.B499]" office:value-type="float" office:value="197297" calcext:value-type="float">
            <text:p>197297</text:p>
          </table:table-cell>
          <table:table-cell table:style-name="ce3" table:formula="of:=[.B499]/[.$B$1]" office:value-type="float" office:value="4.13541666666667" calcext:value-type="float">
            <text:p>4,14</text:p>
          </table:table-cell>
          <table:table-cell table:style-name="ce3" table:formula="of:=[.F498]+[.E499]" office:value-type="float" office:value="2055.17708333333" calcext:value-type="float">
            <text:p>2055,18</text:p>
          </table:table-cell>
        </table:table-row>
        <table:table-row table:style-name="ro1">
          <table:table-cell table:style-name="ce1" office:value-type="float" office:value="498" calcext:value-type="float">
            <text:p>498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string" calcext:value-type="string">
            <text:p>MaterialListPreference_0_BuggyGUIListenerOperatorMutator</text:p>
          </table:table-cell>
          <table:table-cell table:style-name="ce1" table:formula="of:=[.D499]+[.B500]" office:value-type="float" office:value="197697" calcext:value-type="float">
            <text:p>197697</text:p>
          </table:table-cell>
          <table:table-cell table:style-name="ce3" table:formula="of:=[.B500]/[.$B$1]" office:value-type="float" office:value="4.16666666666667" calcext:value-type="float">
            <text:p>4,17</text:p>
          </table:table-cell>
          <table:table-cell table:style-name="ce3" table:formula="of:=[.F499]+[.E500]" office:value-type="float" office:value="2059.34375" calcext:value-type="float">
            <text:p>2059,34</text:p>
          </table:table-cell>
        </table:table-row>
        <table:table-row table:style-name="ro1"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ThemePreference_0_BinaryMutator</text:p>
          </table:table-cell>
          <table:table-cell table:style-name="ce1" table:formula="of:=[.D500]+[.B501]" office:value-type="float" office:value="198089" calcext:value-type="float">
            <text:p>198089</text:p>
          </table:table-cell>
          <table:table-cell table:style-name="ce3" table:formula="of:=[.B501]/[.$B$1]" office:value-type="float" office:value="4.08333333333333" calcext:value-type="float">
            <text:p>4,08</text:p>
          </table:table-cell>
          <table:table-cell table:style-name="ce3" table:formula="of:=[.F500]+[.E501]" office:value-type="float" office:value="2063.42708333333" calcext:value-type="float">
            <text:p>2063,43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string" calcext:value-type="string">
            <text:p>ThemePreference_1_BinaryMutator</text:p>
          </table:table-cell>
          <table:table-cell table:style-name="ce1" table:formula="of:=[.D501]+[.B502]" office:value-type="float" office:value="198477" calcext:value-type="float">
            <text:p>198477</text:p>
          </table:table-cell>
          <table:table-cell table:style-name="ce3" table:formula="of:=[.B502]/[.$B$1]" office:value-type="float" office:value="4.04166666666667" calcext:value-type="float">
            <text:p>4,04</text:p>
          </table:table-cell>
          <table:table-cell table:style-name="ce3" table:formula="of:=[.F501]+[.E502]" office:value-type="float" office:value="2067.46875" calcext:value-type="float">
            <text:p>2067,47</text:p>
          </table:table-cell>
        </table:table-row>
        <table:table-row table:style-name="ro1"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ThemePreference_2_BuggyGUIListenerOperatorMutator</text:p>
          </table:table-cell>
          <table:table-cell table:style-name="ce1" table:formula="of:=[.D502]+[.B503]" office:value-type="float" office:value="198870" calcext:value-type="float">
            <text:p>198870</text:p>
          </table:table-cell>
          <table:table-cell table:style-name="ce3" table:formula="of:=[.B503]/[.$B$1]" office:value-type="float" office:value="4.09375" calcext:value-type="float">
            <text:p>4,09</text:p>
          </table:table-cell>
          <table:table-cell table:style-name="ce3" table:formula="of:=[.F502]+[.E503]" office:value-type="float" office:value="2071.5625" calcext:value-type="float">
            <text:p>2071,56</text:p>
          </table:table-cell>
        </table:table-row>
        <table:table-row table:style-name="ro1">
          <table:table-cell table:style-name="ce1" office:value-type="float" office:value="502" calcext:value-type="float">
            <text:p>502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MasterSwitchPreference_0_InvalidViewFocusOperatorMutator</text:p>
          </table:table-cell>
          <table:table-cell table:style-name="ce1" table:formula="of:=[.D503]+[.B504]" office:value-type="float" office:value="199265" calcext:value-type="float">
            <text:p>199265</text:p>
          </table:table-cell>
          <table:table-cell table:style-name="ce3" table:formula="of:=[.B504]/[.$B$1]" office:value-type="float" office:value="4.11458333333333" calcext:value-type="float">
            <text:p>4,11</text:p>
          </table:table-cell>
          <table:table-cell table:style-name="ce3" table:formula="of:=[.F503]+[.E504]" office:value-type="float" office:value="2075.67708333333" calcext:value-type="float">
            <text:p>2075,68</text:p>
          </table:table-cell>
        </table:table-row>
        <table:table-row table:style-name="ro1">
          <table:table-cell table:style-name="ce1" office:value-type="float" office:value="503" calcext:value-type="float">
            <text:p>503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MasterSwitchPreference_1_ViewComponentNotVisibleOperatorMutator</text:p>
          </table:table-cell>
          <table:table-cell table:style-name="ce1" table:formula="of:=[.D504]+[.B505]" office:value-type="float" office:value="199655" calcext:value-type="float">
            <text:p>199655</text:p>
          </table:table-cell>
          <table:table-cell table:style-name="ce3" table:formula="of:=[.B505]/[.$B$1]" office:value-type="float" office:value="4.0625" calcext:value-type="float">
            <text:p>4,06</text:p>
          </table:table-cell>
          <table:table-cell table:style-name="ce3" table:formula="of:=[.F504]+[.E505]" office:value-type="float" office:value="2079.73958333333" calcext:value-type="float">
            <text:p>2079,74</text:p>
          </table:table-cell>
        </table:table-row>
        <table:table-row table:style-name="ro1"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MaterialMultiSelectListPreference_0_BuggyGUIListenerOperatorMutator</text:p>
          </table:table-cell>
          <table:table-cell table:style-name="ce1" table:formula="of:=[.D505]+[.B506]" office:value-type="float" office:value="200047" calcext:value-type="float">
            <text:p>200047</text:p>
          </table:table-cell>
          <table:table-cell table:style-name="ce3" table:formula="of:=[.B506]/[.$B$1]" office:value-type="float" office:value="4.08333333333333" calcext:value-type="float">
            <text:p>4,08</text:p>
          </table:table-cell>
          <table:table-cell table:style-name="ce3" table:formula="of:=[.F505]+[.E506]" office:value-type="float" office:value="2083.82291666667" calcext:value-type="float">
            <text:p>2083,82</text:p>
          </table:table-cell>
        </table:table-row>
        <table:table-row table:style-name="ro1">
          <table:table-cell table:style-name="ce1" office:value-type="float" office:value="505" calcext:value-type="float">
            <text:p>505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FeedMultiSelectActionHandler_0_BuggyGUIListenerOperatorMutator</text:p>
          </table:table-cell>
          <table:table-cell table:style-name="ce1" table:formula="of:=[.D506]+[.B507]" office:value-type="float" office:value="200439" calcext:value-type="float">
            <text:p>200439</text:p>
          </table:table-cell>
          <table:table-cell table:style-name="ce3" table:formula="of:=[.B507]/[.$B$1]" office:value-type="float" office:value="4.08333333333333" calcext:value-type="float">
            <text:p>4,08</text:p>
          </table:table-cell>
          <table:table-cell table:style-name="ce3" table:formula="of:=[.F506]+[.E507]" office:value-type="float" office:value="2087.90625" calcext:value-type="float">
            <text:p>2087,91</text:p>
          </table:table-cell>
        </table:table-row>
        <table:table-row table:style-name="ro1"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GpodderAuthenticationFragment_0_InvalidViewFocusOperatorMutator</text:p>
          </table:table-cell>
          <table:table-cell table:style-name="ce1" table:formula="of:=[.D507]+[.B508]" office:value-type="float" office:value="200832" calcext:value-type="float">
            <text:p>200832</text:p>
          </table:table-cell>
          <table:table-cell table:style-name="ce3" table:formula="of:=[.B508]/[.$B$1]" office:value-type="float" office:value="4.09375" calcext:value-type="float">
            <text:p>4,09</text:p>
          </table:table-cell>
          <table:table-cell table:style-name="ce3" table:formula="of:=[.F507]+[.E508]" office:value-type="float" office:value="2092" calcext:value-type="float">
            <text:p>2092,00</text:p>
          </table:table-cell>
        </table:table-row>
        <table:table-row table:style-name="ro1">
          <table:table-cell table:style-name="ce1" office:value-type="float" office:value="507" calcext:value-type="float">
            <text:p>507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string" calcext:value-type="string">
            <text:p>GpodderAuthenticationFragment_1_ViewComponentNotVisibleOperatorMutator</text:p>
          </table:table-cell>
          <table:table-cell table:style-name="ce1" table:formula="of:=[.D508]+[.B509]" office:value-type="float" office:value="201221" calcext:value-type="float">
            <text:p>201221</text:p>
          </table:table-cell>
          <table:table-cell table:style-name="ce3" table:formula="of:=[.B509]/[.$B$1]" office:value-type="float" office:value="4.05208333333333" calcext:value-type="float">
            <text:p>4,05</text:p>
          </table:table-cell>
          <table:table-cell table:style-name="ce3" table:formula="of:=[.F508]+[.E509]" office:value-type="float" office:value="2096.05208333333" calcext:value-type="float">
            <text:p>2096,05</text:p>
          </table:table-cell>
        </table:table-row>
        <table:table-row table:style-name="ro1">
          <table:table-cell table:style-name="ce1" office:value-type="float" office:value="508" calcext:value-type="float">
            <text:p>508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GpodderAuthenticationFragment_2_InvalidViewFocusOperatorMutator</text:p>
          </table:table-cell>
          <table:table-cell table:style-name="ce1" table:formula="of:=[.D509]+[.B510]" office:value-type="float" office:value="201617" calcext:value-type="float">
            <text:p>201617</text:p>
          </table:table-cell>
          <table:table-cell table:style-name="ce3" table:formula="of:=[.B510]/[.$B$1]" office:value-type="float" office:value="4.125" calcext:value-type="float">
            <text:p>4,13</text:p>
          </table:table-cell>
          <table:table-cell table:style-name="ce3" table:formula="of:=[.F509]+[.E510]" office:value-type="float" office:value="2100.17708333333" calcext:value-type="float">
            <text:p>2100,18</text:p>
          </table:table-cell>
        </table:table-row>
        <table:table-row table:style-name="ro1"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GpodderAuthenticationFragment_3_ViewComponentNotVisibleOperatorMutator</text:p>
          </table:table-cell>
          <table:table-cell table:style-name="ce1" table:formula="of:=[.D510]+[.B511]" office:value-type="float" office:value="202011" calcext:value-type="float">
            <text:p>202011</text:p>
          </table:table-cell>
          <table:table-cell table:style-name="ce3" table:formula="of:=[.B511]/[.$B$1]" office:value-type="float" office:value="4.10416666666667" calcext:value-type="float">
            <text:p>4,10</text:p>
          </table:table-cell>
          <table:table-cell table:style-name="ce3" table:formula="of:=[.F510]+[.E511]" office:value-type="float" office:value="2104.28125" calcext:value-type="float">
            <text:p>2104,28</text:p>
          </table:table-cell>
        </table:table-row>
        <table:table-row table:style-name="ro1"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GpodderAuthenticationFragment_4_InvalidViewFocusOperatorMutator</text:p>
          </table:table-cell>
          <table:table-cell table:style-name="ce1" table:formula="of:=[.D511]+[.B512]" office:value-type="float" office:value="202401" calcext:value-type="float">
            <text:p>202401</text:p>
          </table:table-cell>
          <table:table-cell table:style-name="ce3" table:formula="of:=[.B512]/[.$B$1]" office:value-type="float" office:value="4.0625" calcext:value-type="float">
            <text:p>4,06</text:p>
          </table:table-cell>
          <table:table-cell table:style-name="ce3" table:formula="of:=[.F511]+[.E512]" office:value-type="float" office:value="2108.34375" calcext:value-type="float">
            <text:p>2108,34</text:p>
          </table:table-cell>
        </table:table-row>
        <table:table-row table:style-name="ro1"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GpodderAuthenticationFragment_5_ViewComponentNotVisibleOperatorMutator</text:p>
          </table:table-cell>
          <table:table-cell table:style-name="ce1" table:formula="of:=[.D512]+[.B513]" office:value-type="float" office:value="202793" calcext:value-type="float">
            <text:p>202793</text:p>
          </table:table-cell>
          <table:table-cell table:style-name="ce3" table:formula="of:=[.B513]/[.$B$1]" office:value-type="float" office:value="4.08333333333333" calcext:value-type="float">
            <text:p>4,08</text:p>
          </table:table-cell>
          <table:table-cell table:style-name="ce3" table:formula="of:=[.F512]+[.E513]" office:value-type="float" office:value="2112.42708333333" calcext:value-type="float">
            <text:p>2112,43</text:p>
          </table:table-cell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GpodderAuthenticationFragment_6_BuggyGUIListenerOperatorMutator</text:p>
          </table:table-cell>
          <table:table-cell table:style-name="ce1" table:formula="of:=[.D513]+[.B514]" office:value-type="float" office:value="203187" calcext:value-type="float">
            <text:p>203187</text:p>
          </table:table-cell>
          <table:table-cell table:style-name="ce3" table:formula="of:=[.B514]/[.$B$1]" office:value-type="float" office:value="4.10416666666667" calcext:value-type="float">
            <text:p>4,10</text:p>
          </table:table-cell>
          <table:table-cell table:style-name="ce3" table:formula="of:=[.F513]+[.E514]" office:value-type="float" office:value="2116.53125" calcext:value-type="float">
            <text:p>2116,53</text:p>
          </table:table-cell>
        </table:table-row>
        <table:table-row table:style-name="ro1">
          <table:table-cell table:style-name="ce1" office:value-type="float" office:value="513" calcext:value-type="float">
            <text:p>513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GpodderAuthenticationFragment_7_InvalidViewFocusOperatorMutator</text:p>
          </table:table-cell>
          <table:table-cell table:style-name="ce1" table:formula="of:=[.D514]+[.B515]" office:value-type="float" office:value="203578" calcext:value-type="float">
            <text:p>203578</text:p>
          </table:table-cell>
          <table:table-cell table:style-name="ce3" table:formula="of:=[.B515]/[.$B$1]" office:value-type="float" office:value="4.07291666666667" calcext:value-type="float">
            <text:p>4,07</text:p>
          </table:table-cell>
          <table:table-cell table:style-name="ce3" table:formula="of:=[.F514]+[.E515]" office:value-type="float" office:value="2120.60416666667" calcext:value-type="float">
            <text:p>2120,60</text:p>
          </table:table-cell>
        </table:table-row>
        <table:table-row table:style-name="ro1">
          <table:table-cell table:style-name="ce1" office:value-type="float" office:value="514" calcext:value-type="float">
            <text:p>514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GpodderAuthenticationFragment_8_ViewComponentNotVisibleOperatorMutator</text:p>
          </table:table-cell>
          <table:table-cell table:style-name="ce1" table:formula="of:=[.D515]+[.B516]" office:value-type="float" office:value="203972" calcext:value-type="float">
            <text:p>203972</text:p>
          </table:table-cell>
          <table:table-cell table:style-name="ce3" table:formula="of:=[.B516]/[.$B$1]" office:value-type="float" office:value="4.10416666666667" calcext:value-type="float">
            <text:p>4,10</text:p>
          </table:table-cell>
          <table:table-cell table:style-name="ce3" table:formula="of:=[.F515]+[.E516]" office:value-type="float" office:value="2124.70833333333" calcext:value-type="float">
            <text:p>2124,71</text:p>
          </table:table-cell>
        </table:table-row>
        <table:table-row table:style-name="ro1">
          <table:table-cell table:style-name="ce1" office:value-type="float" office:value="515" calcext:value-type="float">
            <text:p>515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GpodderAuthenticationFragment_9_InvalidViewFocusOperatorMutator</text:p>
          </table:table-cell>
          <table:table-cell table:style-name="ce1" table:formula="of:=[.D516]+[.B517]" office:value-type="float" office:value="204365" calcext:value-type="float">
            <text:p>204365</text:p>
          </table:table-cell>
          <table:table-cell table:style-name="ce3" table:formula="of:=[.B517]/[.$B$1]" office:value-type="float" office:value="4.09375" calcext:value-type="float">
            <text:p>4,09</text:p>
          </table:table-cell>
          <table:table-cell table:style-name="ce3" table:formula="of:=[.F516]+[.E517]" office:value-type="float" office:value="2128.80208333333" calcext:value-type="float">
            <text:p>2128,80</text:p>
          </table:table-cell>
        </table:table-row>
        <table:table-row table:style-name="ro1"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GpodderAuthenticationFragment_10_ViewComponentNotVisibleOperatorMutator</text:p>
          </table:table-cell>
          <table:table-cell table:style-name="ce1" table:formula="of:=[.D517]+[.B518]" office:value-type="float" office:value="204759" calcext:value-type="float">
            <text:p>204759</text:p>
          </table:table-cell>
          <table:table-cell table:style-name="ce3" table:formula="of:=[.B518]/[.$B$1]" office:value-type="float" office:value="4.10416666666667" calcext:value-type="float">
            <text:p>4,10</text:p>
          </table:table-cell>
          <table:table-cell table:style-name="ce3" table:formula="of:=[.F517]+[.E518]" office:value-type="float" office:value="2132.90625" calcext:value-type="float">
            <text:p>2132,91</text:p>
          </table:table-cell>
        </table:table-row>
        <table:table-row table:style-name="ro1">
          <table:table-cell table:style-name="ce1" office:value-type="float" office:value="517" calcext:value-type="float">
            <text:p>517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GpodderAuthenticationFragment_11_InvalidViewFocusOperatorMutator</text:p>
          </table:table-cell>
          <table:table-cell table:style-name="ce1" table:formula="of:=[.D518]+[.B519]" office:value-type="float" office:value="205149" calcext:value-type="float">
            <text:p>205149</text:p>
          </table:table-cell>
          <table:table-cell table:style-name="ce3" table:formula="of:=[.B519]/[.$B$1]" office:value-type="float" office:value="4.0625" calcext:value-type="float">
            <text:p>4,06</text:p>
          </table:table-cell>
          <table:table-cell table:style-name="ce3" table:formula="of:=[.F518]+[.E519]" office:value-type="float" office:value="2136.96875" calcext:value-type="float">
            <text:p>2136,97</text:p>
          </table:table-cell>
        </table:table-row>
        <table:table-row table:style-name="ro1"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GpodderAuthenticationFragment_12_ViewComponentNotVisibleOperatorMutator</text:p>
          </table:table-cell>
          <table:table-cell table:style-name="ce1" table:formula="of:=[.D519]+[.B520]" office:value-type="float" office:value="205542" calcext:value-type="float">
            <text:p>205542</text:p>
          </table:table-cell>
          <table:table-cell table:style-name="ce3" table:formula="of:=[.B520]/[.$B$1]" office:value-type="float" office:value="4.09375" calcext:value-type="float">
            <text:p>4,09</text:p>
          </table:table-cell>
          <table:table-cell table:style-name="ce3" table:formula="of:=[.F519]+[.E520]" office:value-type="float" office:value="2141.0625" calcext:value-type="float">
            <text:p>2141,06</text:p>
          </table:table-cell>
        </table:table-row>
        <table:table-row table:style-name="ro1"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GpodderAuthenticationFragment_13_InvalidViewFocusOperatorMutator</text:p>
          </table:table-cell>
          <table:table-cell table:style-name="ce1" table:formula="of:=[.D520]+[.B521]" office:value-type="float" office:value="205935" calcext:value-type="float">
            <text:p>205935</text:p>
          </table:table-cell>
          <table:table-cell table:style-name="ce3" table:formula="of:=[.B521]/[.$B$1]" office:value-type="float" office:value="4.09375" calcext:value-type="float">
            <text:p>4,09</text:p>
          </table:table-cell>
          <table:table-cell table:style-name="ce3" table:formula="of:=[.F520]+[.E521]" office:value-type="float" office:value="2145.15625" calcext:value-type="float">
            <text:p>2145,16</text:p>
          </table:table-cell>
        </table:table-row>
        <table:table-row table:style-name="ro1"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GpodderAuthenticationFragment_14_ViewComponentNotVisibleOperatorMutator</text:p>
          </table:table-cell>
          <table:table-cell table:style-name="ce1" table:formula="of:=[.D521]+[.B522]" office:value-type="float" office:value="206326" calcext:value-type="float">
            <text:p>206326</text:p>
          </table:table-cell>
          <table:table-cell table:style-name="ce3" table:formula="of:=[.B522]/[.$B$1]" office:value-type="float" office:value="4.07291666666667" calcext:value-type="float">
            <text:p>4,07</text:p>
          </table:table-cell>
          <table:table-cell table:style-name="ce3" table:formula="of:=[.F521]+[.E522]" office:value-type="float" office:value="2149.22916666667" calcext:value-type="float">
            <text:p>2149,23</text:p>
          </table:table-cell>
        </table:table-row>
        <table:table-row table:style-name="ro1"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string" calcext:value-type="string">
            <text:p>GpodderAuthenticationFragment_15_InvalidViewFocusOperatorMutator</text:p>
          </table:table-cell>
          <table:table-cell table:style-name="ce1" table:formula="of:=[.D522]+[.B523]" office:value-type="float" office:value="206715" calcext:value-type="float">
            <text:p>206715</text:p>
          </table:table-cell>
          <table:table-cell table:style-name="ce3" table:formula="of:=[.B523]/[.$B$1]" office:value-type="float" office:value="4.05208333333333" calcext:value-type="float">
            <text:p>4,05</text:p>
          </table:table-cell>
          <table:table-cell table:style-name="ce3" table:formula="of:=[.F522]+[.E523]" office:value-type="float" office:value="2153.28125" calcext:value-type="float">
            <text:p>2153,28</text:p>
          </table:table-cell>
        </table:table-row>
        <table:table-row table:style-name="ro1">
          <table:table-cell table:style-name="ce1" office:value-type="float" office:value="522" calcext:value-type="float">
            <text:p>522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GpodderAuthenticationFragment_16_ViewComponentNotVisibleOperatorMutator</text:p>
          </table:table-cell>
          <table:table-cell table:style-name="ce1" table:formula="of:=[.D523]+[.B524]" office:value-type="float" office:value="207107" calcext:value-type="float">
            <text:p>207107</text:p>
          </table:table-cell>
          <table:table-cell table:style-name="ce3" table:formula="of:=[.B524]/[.$B$1]" office:value-type="float" office:value="4.08333333333333" calcext:value-type="float">
            <text:p>4,08</text:p>
          </table:table-cell>
          <table:table-cell table:style-name="ce3" table:formula="of:=[.F523]+[.E524]" office:value-type="float" office:value="2157.36458333333" calcext:value-type="float">
            <text:p>2157,36</text:p>
          </table:table-cell>
        </table:table-row>
        <table:table-row table:style-name="ro1">
          <table:table-cell table:style-name="ce1" office:value-type="float" office:value="523" calcext:value-type="float">
            <text:p>523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GpodderAuthenticationFragment_17_InvalidViewFocusOperatorMutator</text:p>
          </table:table-cell>
          <table:table-cell table:style-name="ce1" table:formula="of:=[.D524]+[.B525]" office:value-type="float" office:value="207502" calcext:value-type="float">
            <text:p>207502</text:p>
          </table:table-cell>
          <table:table-cell table:style-name="ce3" table:formula="of:=[.B525]/[.$B$1]" office:value-type="float" office:value="4.11458333333333" calcext:value-type="float">
            <text:p>4,11</text:p>
          </table:table-cell>
          <table:table-cell table:style-name="ce3" table:formula="of:=[.F524]+[.E525]" office:value-type="float" office:value="2161.47916666667" calcext:value-type="float">
            <text:p>2161,48</text:p>
          </table:table-cell>
        </table:table-row>
        <table:table-row table:style-name="ro1"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GpodderAuthenticationFragment_18_ViewComponentNotVisibleOperatorMutator</text:p>
          </table:table-cell>
          <table:table-cell table:style-name="ce1" table:formula="of:=[.D525]+[.B526]" office:value-type="float" office:value="207892" calcext:value-type="float">
            <text:p>207892</text:p>
          </table:table-cell>
          <table:table-cell table:style-name="ce3" table:formula="of:=[.B526]/[.$B$1]" office:value-type="float" office:value="4.0625" calcext:value-type="float">
            <text:p>4,06</text:p>
          </table:table-cell>
          <table:table-cell table:style-name="ce3" table:formula="of:=[.F525]+[.E526]" office:value-type="float" office:value="2165.54166666667" calcext:value-type="float">
            <text:p>2165,54</text:p>
          </table:table-cell>
        </table:table-row>
        <table:table-row table:style-name="ro1">
          <table:table-cell table:style-name="ce1" office:value-type="float" office:value="525" calcext:value-type="float">
            <text:p>525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GpodderAuthenticationFragment_19_BuggyGUIListenerOperatorMutator</text:p>
          </table:table-cell>
          <table:table-cell table:style-name="ce1" table:formula="of:=[.D526]+[.B527]" office:value-type="float" office:value="208282" calcext:value-type="float">
            <text:p>208282</text:p>
          </table:table-cell>
          <table:table-cell table:style-name="ce3" table:formula="of:=[.B527]/[.$B$1]" office:value-type="float" office:value="4.0625" calcext:value-type="float">
            <text:p>4,06</text:p>
          </table:table-cell>
          <table:table-cell table:style-name="ce3" table:formula="of:=[.F526]+[.E527]" office:value-type="float" office:value="2169.60416666667" calcext:value-type="float">
            <text:p>2169,60</text:p>
          </table:table-cell>
        </table:table-row>
        <table:table-row table:style-name="ro1">
          <table:table-cell table:style-name="ce1" office:value-type="float" office:value="526" calcext:value-type="float">
            <text:p>526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GpodderAuthenticationFragment_20_InvalidViewFocusOperatorMutator</text:p>
          </table:table-cell>
          <table:table-cell table:style-name="ce1" table:formula="of:=[.D527]+[.B528]" office:value-type="float" office:value="208676" calcext:value-type="float">
            <text:p>208676</text:p>
          </table:table-cell>
          <table:table-cell table:style-name="ce3" table:formula="of:=[.B528]/[.$B$1]" office:value-type="float" office:value="4.10416666666667" calcext:value-type="float">
            <text:p>4,10</text:p>
          </table:table-cell>
          <table:table-cell table:style-name="ce3" table:formula="of:=[.F527]+[.E528]" office:value-type="float" office:value="2173.70833333333" calcext:value-type="float">
            <text:p>2173,71</text:p>
          </table:table-cell>
        </table:table-row>
        <table:table-row table:style-name="ro1">
          <table:table-cell table:style-name="ce1" office:value-type="float" office:value="527" calcext:value-type="float">
            <text:p>527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GpodderAuthenticationFragment_21_ViewComponentNotVisibleOperatorMutator</text:p>
          </table:table-cell>
          <table:table-cell table:style-name="ce1" table:formula="of:=[.D528]+[.B529]" office:value-type="float" office:value="209069" calcext:value-type="float">
            <text:p>209069</text:p>
          </table:table-cell>
          <table:table-cell table:style-name="ce3" table:formula="of:=[.B529]/[.$B$1]" office:value-type="float" office:value="4.09375" calcext:value-type="float">
            <text:p>4,09</text:p>
          </table:table-cell>
          <table:table-cell table:style-name="ce3" table:formula="of:=[.F528]+[.E529]" office:value-type="float" office:value="2177.80208333333" calcext:value-type="float">
            <text:p>2177,80</text:p>
          </table:table-cell>
        </table:table-row>
        <table:table-row table:style-name="ro1"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GpodderAuthenticationFragment_22_InvalidViewFocusOperatorMutator</text:p>
          </table:table-cell>
          <table:table-cell table:style-name="ce1" table:formula="of:=[.D529]+[.B530]" office:value-type="float" office:value="209462" calcext:value-type="float">
            <text:p>209462</text:p>
          </table:table-cell>
          <table:table-cell table:style-name="ce3" table:formula="of:=[.B530]/[.$B$1]" office:value-type="float" office:value="4.09375" calcext:value-type="float">
            <text:p>4,09</text:p>
          </table:table-cell>
          <table:table-cell table:style-name="ce3" table:formula="of:=[.F529]+[.E530]" office:value-type="float" office:value="2181.89583333333" calcext:value-type="float">
            <text:p>2181,90</text:p>
          </table:table-cell>
        </table:table-row>
        <table:table-row table:style-name="ro1">
          <table:table-cell table:style-name="ce1" office:value-type="float" office:value="529" calcext:value-type="float">
            <text:p>529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GpodderAuthenticationFragment_23_ViewComponentNotVisibleOperatorMutator</text:p>
          </table:table-cell>
          <table:table-cell table:style-name="ce1" table:formula="of:=[.D530]+[.B531]" office:value-type="float" office:value="209858" calcext:value-type="float">
            <text:p>209858</text:p>
          </table:table-cell>
          <table:table-cell table:style-name="ce3" table:formula="of:=[.B531]/[.$B$1]" office:value-type="float" office:value="4.125" calcext:value-type="float">
            <text:p>4,13</text:p>
          </table:table-cell>
          <table:table-cell table:style-name="ce3" table:formula="of:=[.F530]+[.E531]" office:value-type="float" office:value="2186.02083333333" calcext:value-type="float">
            <text:p>2186,02</text:p>
          </table:table-cell>
        </table:table-row>
        <table:table-row table:style-name="ro1"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437" calcext:value-type="float">
            <text:p>437</text:p>
          </table:table-cell>
          <table:table-cell table:style-name="ce1" office:value-type="string" calcext:value-type="string">
            <text:p>GpodderAuthenticationFragment_24_InvalidViewFocusOperatorMutator</text:p>
          </table:table-cell>
          <table:table-cell table:style-name="ce1" table:formula="of:=[.D531]+[.B532]" office:value-type="float" office:value="210295" calcext:value-type="float">
            <text:p>210295</text:p>
          </table:table-cell>
          <table:table-cell table:style-name="ce3" table:formula="of:=[.B532]/[.$B$1]" office:value-type="float" office:value="4.55208333333333" calcext:value-type="float">
            <text:p>4,55</text:p>
          </table:table-cell>
          <table:table-cell table:style-name="ce3" table:formula="of:=[.F531]+[.E532]" office:value-type="float" office:value="2190.57291666667" calcext:value-type="float">
            <text:p>2190,57</text:p>
          </table:table-cell>
        </table:table-row>
        <table:table-row table:style-name="ro1">
          <table:table-cell table:style-name="ce1" office:value-type="float" office:value="531" calcext:value-type="float">
            <text:p>531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GpodderAuthenticationFragment_25_ViewComponentNotVisibleOperatorMutator</text:p>
          </table:table-cell>
          <table:table-cell table:style-name="ce1" table:formula="of:=[.D532]+[.B533]" office:value-type="float" office:value="210689" calcext:value-type="float">
            <text:p>210689</text:p>
          </table:table-cell>
          <table:table-cell table:style-name="ce3" table:formula="of:=[.B533]/[.$B$1]" office:value-type="float" office:value="4.10416666666667" calcext:value-type="float">
            <text:p>4,10</text:p>
          </table:table-cell>
          <table:table-cell table:style-name="ce3" table:formula="of:=[.F532]+[.E533]" office:value-type="float" office:value="2194.67708333333" calcext:value-type="float">
            <text:p>2194,68</text:p>
          </table:table-cell>
        </table:table-row>
        <table:table-row table:style-name="ro1"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GpodderAuthenticationFragment_26_BuggyGUIListenerOperatorMutator</text:p>
          </table:table-cell>
          <table:table-cell table:style-name="ce1" table:formula="of:=[.D533]+[.B534]" office:value-type="float" office:value="211083" calcext:value-type="float">
            <text:p>211083</text:p>
          </table:table-cell>
          <table:table-cell table:style-name="ce3" table:formula="of:=[.B534]/[.$B$1]" office:value-type="float" office:value="4.10416666666667" calcext:value-type="float">
            <text:p>4,10</text:p>
          </table:table-cell>
          <table:table-cell table:style-name="ce3" table:formula="of:=[.F533]+[.E534]" office:value-type="float" office:value="2198.78125" calcext:value-type="float">
            <text:p>2198,78</text:p>
          </table:table-cell>
        </table:table-row>
        <table:table-row table:style-name="ro1"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string" calcext:value-type="string">
            <text:p>GpodderAuthenticationFragment_27_InvalidViewFocusOperatorMutator</text:p>
          </table:table-cell>
          <table:table-cell table:style-name="ce1" table:formula="of:=[.D534]+[.B535]" office:value-type="float" office:value="211472" calcext:value-type="float">
            <text:p>211472</text:p>
          </table:table-cell>
          <table:table-cell table:style-name="ce3" table:formula="of:=[.B535]/[.$B$1]" office:value-type="float" office:value="4.05208333333333" calcext:value-type="float">
            <text:p>4,05</text:p>
          </table:table-cell>
          <table:table-cell table:style-name="ce3" table:formula="of:=[.F534]+[.E535]" office:value-type="float" office:value="2202.83333333333" calcext:value-type="float">
            <text:p>2202,83</text:p>
          </table:table-cell>
        </table:table-row>
        <table:table-row table:style-name="ro1"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string" calcext:value-type="string">
            <text:p>GpodderAuthenticationFragment_28_ViewComponentNotVisibleOperatorMutator</text:p>
          </table:table-cell>
          <table:table-cell table:style-name="ce1" table:formula="of:=[.D535]+[.B536]" office:value-type="float" office:value="211870" calcext:value-type="float">
            <text:p>211870</text:p>
          </table:table-cell>
          <table:table-cell table:style-name="ce3" table:formula="of:=[.B536]/[.$B$1]" office:value-type="float" office:value="4.14583333333333" calcext:value-type="float">
            <text:p>4,15</text:p>
          </table:table-cell>
          <table:table-cell table:style-name="ce3" table:formula="of:=[.F535]+[.E536]" office:value-type="float" office:value="2206.97916666667" calcext:value-type="float">
            <text:p>2206,98</text:p>
          </table:table-cell>
        </table:table-row>
        <table:table-row table:style-name="ro1">
          <table:table-cell table:style-name="ce1" office:value-type="float" office:value="535" calcext:value-type="float">
            <text:p>535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GpodderAuthenticationFragment_29_BuggyGUIListenerOperatorMutator</text:p>
          </table:table-cell>
          <table:table-cell table:style-name="ce1" table:formula="of:=[.D536]+[.B537]" office:value-type="float" office:value="212267" calcext:value-type="float">
            <text:p>212267</text:p>
          </table:table-cell>
          <table:table-cell table:style-name="ce3" table:formula="of:=[.B537]/[.$B$1]" office:value-type="float" office:value="4.13541666666667" calcext:value-type="float">
            <text:p>4,14</text:p>
          </table:table-cell>
          <table:table-cell table:style-name="ce3" table:formula="of:=[.F536]+[.E537]" office:value-type="float" office:value="2211.11458333333" calcext:value-type="float">
            <text:p>2211,11</text:p>
          </table:table-cell>
        </table:table-row>
        <table:table-row table:style-name="ro1"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GpodderAuthenticationFragment_30_InvalidViewFocusOperatorMutator</text:p>
          </table:table-cell>
          <table:table-cell table:style-name="ce1" table:formula="of:=[.D537]+[.B538]" office:value-type="float" office:value="212661" calcext:value-type="float">
            <text:p>212661</text:p>
          </table:table-cell>
          <table:table-cell table:style-name="ce3" table:formula="of:=[.B538]/[.$B$1]" office:value-type="float" office:value="4.10416666666667" calcext:value-type="float">
            <text:p>4,10</text:p>
          </table:table-cell>
          <table:table-cell table:style-name="ce3" table:formula="of:=[.F537]+[.E538]" office:value-type="float" office:value="2215.21875" calcext:value-type="float">
            <text:p>2215,22</text:p>
          </table:table-cell>
        </table:table-row>
        <table:table-row table:style-name="ro1">
          <table:table-cell table:style-name="ce1" office:value-type="float" office:value="537" calcext:value-type="float">
            <text:p>537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GpodderAuthenticationFragment_31_ViewComponentNotVisibleOperatorMutator</text:p>
          </table:table-cell>
          <table:table-cell table:style-name="ce1" table:formula="of:=[.D538]+[.B539]" office:value-type="float" office:value="213056" calcext:value-type="float">
            <text:p>213056</text:p>
          </table:table-cell>
          <table:table-cell table:style-name="ce3" table:formula="of:=[.B539]/[.$B$1]" office:value-type="float" office:value="4.11458333333333" calcext:value-type="float">
            <text:p>4,11</text:p>
          </table:table-cell>
          <table:table-cell table:style-name="ce3" table:formula="of:=[.F538]+[.E539]" office:value-type="float" office:value="2219.33333333333" calcext:value-type="float">
            <text:p>2219,33</text:p>
          </table:table-cell>
        </table:table-row>
        <table:table-row table:style-name="ro1">
          <table:table-cell table:style-name="ce1" office:value-type="float" office:value="538" calcext:value-type="float">
            <text:p>538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GpodderAuthenticationFragment_32_InvalidViewFocusOperatorMutator</text:p>
          </table:table-cell>
          <table:table-cell table:style-name="ce1" table:formula="of:=[.D539]+[.B540]" office:value-type="float" office:value="213447" calcext:value-type="float">
            <text:p>213447</text:p>
          </table:table-cell>
          <table:table-cell table:style-name="ce3" table:formula="of:=[.B540]/[.$B$1]" office:value-type="float" office:value="4.07291666666667" calcext:value-type="float">
            <text:p>4,07</text:p>
          </table:table-cell>
          <table:table-cell table:style-name="ce3" table:formula="of:=[.F539]+[.E540]" office:value-type="float" office:value="2223.40625" calcext:value-type="float">
            <text:p>2223,41</text:p>
          </table:table-cell>
        </table:table-row>
        <table:table-row table:style-name="ro1">
          <table:table-cell table:style-name="ce1" office:value-type="float" office:value="539" calcext:value-type="float">
            <text:p>539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GpodderAuthenticationFragment_33_ViewComponentNotVisibleOperatorMutator</text:p>
          </table:table-cell>
          <table:table-cell table:style-name="ce1" table:formula="of:=[.D540]+[.B541]" office:value-type="float" office:value="213837" calcext:value-type="float">
            <text:p>213837</text:p>
          </table:table-cell>
          <table:table-cell table:style-name="ce3" table:formula="of:=[.B541]/[.$B$1]" office:value-type="float" office:value="4.0625" calcext:value-type="float">
            <text:p>4,06</text:p>
          </table:table-cell>
          <table:table-cell table:style-name="ce3" table:formula="of:=[.F540]+[.E541]" office:value-type="float" office:value="2227.46875" calcext:value-type="float">
            <text:p>2227,47</text:p>
          </table:table-cell>
        </table:table-row>
        <table:table-row table:style-name="ro1"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string" calcext:value-type="string">
            <text:p>GpodderAuthenticationFragment_34_InvalidViewFocusOperatorMutator</text:p>
          </table:table-cell>
          <table:table-cell table:style-name="ce1" table:formula="of:=[.D541]+[.B542]" office:value-type="float" office:value="214226" calcext:value-type="float">
            <text:p>214226</text:p>
          </table:table-cell>
          <table:table-cell table:style-name="ce3" table:formula="of:=[.B542]/[.$B$1]" office:value-type="float" office:value="4.05208333333333" calcext:value-type="float">
            <text:p>4,05</text:p>
          </table:table-cell>
          <table:table-cell table:style-name="ce3" table:formula="of:=[.F541]+[.E542]" office:value-type="float" office:value="2231.52083333333" calcext:value-type="float">
            <text:p>2231,52</text:p>
          </table:table-cell>
        </table:table-row>
        <table:table-row table:style-name="ro1">
          <table:table-cell table:style-name="ce1" office:value-type="float" office:value="541" calcext:value-type="float">
            <text:p>541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GpodderAuthenticationFragment_35_ViewComponentNotVisibleOperatorMutator</text:p>
          </table:table-cell>
          <table:table-cell table:style-name="ce1" table:formula="of:=[.D542]+[.B543]" office:value-type="float" office:value="214618" calcext:value-type="float">
            <text:p>214618</text:p>
          </table:table-cell>
          <table:table-cell table:style-name="ce3" table:formula="of:=[.B543]/[.$B$1]" office:value-type="float" office:value="4.08333333333333" calcext:value-type="float">
            <text:p>4,08</text:p>
          </table:table-cell>
          <table:table-cell table:style-name="ce3" table:formula="of:=[.F542]+[.E543]" office:value-type="float" office:value="2235.60416666667" calcext:value-type="float">
            <text:p>2235,60</text:p>
          </table:table-cell>
        </table:table-row>
        <table:table-row table:style-name="ro1"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string" calcext:value-type="string">
            <text:p>GpodderAuthenticationFragment_36_InvalidViewFocusOperatorMutator</text:p>
          </table:table-cell>
          <table:table-cell table:style-name="ce1" table:formula="of:=[.D543]+[.B544]" office:value-type="float" office:value="215007" calcext:value-type="float">
            <text:p>215007</text:p>
          </table:table-cell>
          <table:table-cell table:style-name="ce3" table:formula="of:=[.B544]/[.$B$1]" office:value-type="float" office:value="4.05208333333333" calcext:value-type="float">
            <text:p>4,05</text:p>
          </table:table-cell>
          <table:table-cell table:style-name="ce3" table:formula="of:=[.F543]+[.E544]" office:value-type="float" office:value="2239.65625" calcext:value-type="float">
            <text:p>2239,66</text:p>
          </table:table-cell>
        </table:table-row>
        <table:table-row table:style-name="ro1"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string" calcext:value-type="string">
            <text:p>GpodderAuthenticationFragment_37_ViewComponentNotVisibleOperatorMutator</text:p>
          </table:table-cell>
          <table:table-cell table:style-name="ce1" table:formula="of:=[.D544]+[.B545]" office:value-type="float" office:value="215396" calcext:value-type="float">
            <text:p>215396</text:p>
          </table:table-cell>
          <table:table-cell table:style-name="ce3" table:formula="of:=[.B545]/[.$B$1]" office:value-type="float" office:value="4.05208333333333" calcext:value-type="float">
            <text:p>4,05</text:p>
          </table:table-cell>
          <table:table-cell table:style-name="ce3" table:formula="of:=[.F544]+[.E545]" office:value-type="float" office:value="2243.70833333333" calcext:value-type="float">
            <text:p>2243,71</text:p>
          </table:table-cell>
        </table:table-row>
        <table:table-row table:style-name="ro1"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GpodderAuthenticationFragment_38_BuggyGUIListenerOperatorMutator</text:p>
          </table:table-cell>
          <table:table-cell table:style-name="ce1" table:formula="of:=[.D545]+[.B546]" office:value-type="float" office:value="215789" calcext:value-type="float">
            <text:p>215789</text:p>
          </table:table-cell>
          <table:table-cell table:style-name="ce3" table:formula="of:=[.B546]/[.$B$1]" office:value-type="float" office:value="4.09375" calcext:value-type="float">
            <text:p>4,09</text:p>
          </table:table-cell>
          <table:table-cell table:style-name="ce3" table:formula="of:=[.F545]+[.E546]" office:value-type="float" office:value="2247.80208333333" calcext:value-type="float">
            <text:p>2247,80</text:p>
          </table:table-cell>
        </table:table-row>
        <table:table-row table:style-name="ro1"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GpodderAuthenticationFragment_39_BinaryMutator</text:p>
          </table:table-cell>
          <table:table-cell table:style-name="ce1" table:formula="of:=[.D546]+[.B547]" office:value-type="float" office:value="216182" calcext:value-type="float">
            <text:p>216182</text:p>
          </table:table-cell>
          <table:table-cell table:style-name="ce3" table:formula="of:=[.B547]/[.$B$1]" office:value-type="float" office:value="4.09375" calcext:value-type="float">
            <text:p>4,09</text:p>
          </table:table-cell>
          <table:table-cell table:style-name="ce3" table:formula="of:=[.F546]+[.E547]" office:value-type="float" office:value="2251.89583333333" calcext:value-type="float">
            <text:p>2251,90</text:p>
          </table:table-cell>
        </table:table-row>
        <table:table-row table:style-name="ro1"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NextcloudAuthenticationFragment_0_BuggyGUIListenerOperatorMutator</text:p>
          </table:table-cell>
          <table:table-cell table:style-name="ce1" table:formula="of:=[.D547]+[.B548]" office:value-type="float" office:value="216574" calcext:value-type="float">
            <text:p>216574</text:p>
          </table:table-cell>
          <table:table-cell table:style-name="ce3" table:formula="of:=[.B548]/[.$B$1]" office:value-type="float" office:value="4.08333333333333" calcext:value-type="float">
            <text:p>4,08</text:p>
          </table:table-cell>
          <table:table-cell table:style-name="ce3" table:formula="of:=[.F547]+[.E548]" office:value-type="float" office:value="2255.97916666667" calcext:value-type="float">
            <text:p>2255,98</text:p>
          </table:table-cell>
        </table:table-row>
        <table:table-row table:style-name="ro1">
          <table:table-cell table:style-name="ce1" office:value-type="float" office:value="547" calcext:value-type="float">
            <text:p>547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SynchronizationPreferencesFragment_0_InvalidViewFocusOperatorMutator</text:p>
          </table:table-cell>
          <table:table-cell table:style-name="ce1" table:formula="of:=[.D548]+[.B549]" office:value-type="float" office:value="216970" calcext:value-type="float">
            <text:p>216970</text:p>
          </table:table-cell>
          <table:table-cell table:style-name="ce3" table:formula="of:=[.B549]/[.$B$1]" office:value-type="float" office:value="4.125" calcext:value-type="float">
            <text:p>4,13</text:p>
          </table:table-cell>
          <table:table-cell table:style-name="ce3" table:formula="of:=[.F548]+[.E549]" office:value-type="float" office:value="2260.10416666667" calcext:value-type="float">
            <text:p>2260,10</text:p>
          </table:table-cell>
        </table:table-row>
        <table:table-row table:style-name="ro1"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SynchronizationPreferencesFragment_1_ViewComponentNotVisibleOperatorMutator</text:p>
          </table:table-cell>
          <table:table-cell table:style-name="ce1" table:formula="of:=[.D549]+[.B550]" office:value-type="float" office:value="217363" calcext:value-type="float">
            <text:p>217363</text:p>
          </table:table-cell>
          <table:table-cell table:style-name="ce3" table:formula="of:=[.B550]/[.$B$1]" office:value-type="float" office:value="4.09375" calcext:value-type="float">
            <text:p>4,09</text:p>
          </table:table-cell>
          <table:table-cell table:style-name="ce3" table:formula="of:=[.F549]+[.E550]" office:value-type="float" office:value="2264.19791666667" calcext:value-type="float">
            <text:p>2264,20</text:p>
          </table:table-cell>
        </table:table-row>
        <table:table-row table:style-name="ro1">
          <table:table-cell table:style-name="ce1" office:value-type="float" office:value="549" calcext:value-type="float">
            <text:p>549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SynchronizationPreferencesFragment_2_InvalidViewFocusOperatorMutator</text:p>
          </table:table-cell>
          <table:table-cell table:style-name="ce1" table:formula="of:=[.D550]+[.B551]" office:value-type="float" office:value="217759" calcext:value-type="float">
            <text:p>217759</text:p>
          </table:table-cell>
          <table:table-cell table:style-name="ce3" table:formula="of:=[.B551]/[.$B$1]" office:value-type="float" office:value="4.125" calcext:value-type="float">
            <text:p>4,13</text:p>
          </table:table-cell>
          <table:table-cell table:style-name="ce3" table:formula="of:=[.F550]+[.E551]" office:value-type="float" office:value="2268.32291666667" calcext:value-type="float">
            <text:p>2268,32</text:p>
          </table:table-cell>
        </table:table-row>
        <table:table-row table:style-name="ro1"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SynchronizationPreferencesFragment_3_ViewComponentNotVisibleOperatorMutator</text:p>
          </table:table-cell>
          <table:table-cell table:style-name="ce1" table:formula="of:=[.D551]+[.B552]" office:value-type="float" office:value="218152" calcext:value-type="float">
            <text:p>218152</text:p>
          </table:table-cell>
          <table:table-cell table:style-name="ce3" table:formula="of:=[.B552]/[.$B$1]" office:value-type="float" office:value="4.09375" calcext:value-type="float">
            <text:p>4,09</text:p>
          </table:table-cell>
          <table:table-cell table:style-name="ce3" table:formula="of:=[.F551]+[.E552]" office:value-type="float" office:value="2272.41666666667" calcext:value-type="float">
            <text:p>2272,42</text:p>
          </table:table-cell>
        </table:table-row>
        <table:table-row table:style-name="ro1"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SynchronizationPreferencesFragment_4_BuggyGUIListenerOperatorMutator</text:p>
          </table:table-cell>
          <table:table-cell table:style-name="ce1" table:formula="of:=[.D552]+[.B553]" office:value-type="float" office:value="218543" calcext:value-type="float">
            <text:p>218543</text:p>
          </table:table-cell>
          <table:table-cell table:style-name="ce3" table:formula="of:=[.B553]/[.$B$1]" office:value-type="float" office:value="4.07291666666667" calcext:value-type="float">
            <text:p>4,07</text:p>
          </table:table-cell>
          <table:table-cell table:style-name="ce3" table:formula="of:=[.F552]+[.E553]" office:value-type="float" office:value="2276.48958333333" calcext:value-type="float">
            <text:p>2276,49</text:p>
          </table:table-cell>
        </table:table-row>
        <table:table-row table:style-name="ro1"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PreferenceListDialog_0_BuggyGUIListenerOperatorMutator</text:p>
          </table:table-cell>
          <table:table-cell table:style-name="ce1" table:formula="of:=[.D553]+[.B554]" office:value-type="float" office:value="218936" calcext:value-type="float">
            <text:p>218936</text:p>
          </table:table-cell>
          <table:table-cell table:style-name="ce3" table:formula="of:=[.B554]/[.$B$1]" office:value-type="float" office:value="4.09375" calcext:value-type="float">
            <text:p>4,09</text:p>
          </table:table-cell>
          <table:table-cell table:style-name="ce3" table:formula="of:=[.F553]+[.E554]" office:value-type="float" office:value="2280.58333333333" calcext:value-type="float">
            <text:p>2280,58</text:p>
          </table:table-cell>
        </table:table-row>
        <table:table-row table:style-name="ro1">
          <table:table-cell table:style-name="ce1" office:value-type="float" office:value="553" calcext:value-type="float">
            <text:p>553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PreferenceListDialog_1_BuggyGUIListenerOperatorMutator</text:p>
          </table:table-cell>
          <table:table-cell table:style-name="ce1" table:formula="of:=[.D554]+[.B555]" office:value-type="float" office:value="219327" calcext:value-type="float">
            <text:p>219327</text:p>
          </table:table-cell>
          <table:table-cell table:style-name="ce3" table:formula="of:=[.B555]/[.$B$1]" office:value-type="float" office:value="4.07291666666667" calcext:value-type="float">
            <text:p>4,07</text:p>
          </table:table-cell>
          <table:table-cell table:style-name="ce3" table:formula="of:=[.F554]+[.E555]" office:value-type="float" office:value="2284.65625" calcext:value-type="float">
            <text:p>2284,66</text:p>
          </table:table-cell>
        </table:table-row>
        <table:table-row table:style-name="ro1"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PreferenceSwitchDialog_0_InvalidViewFocusOperatorMutator</text:p>
          </table:table-cell>
          <table:table-cell table:style-name="ce1" table:formula="of:=[.D555]+[.B556]" office:value-type="float" office:value="219718" calcext:value-type="float">
            <text:p>219718</text:p>
          </table:table-cell>
          <table:table-cell table:style-name="ce3" table:formula="of:=[.B556]/[.$B$1]" office:value-type="float" office:value="4.07291666666667" calcext:value-type="float">
            <text:p>4,07</text:p>
          </table:table-cell>
          <table:table-cell table:style-name="ce3" table:formula="of:=[.F555]+[.E556]" office:value-type="float" office:value="2288.72916666667" calcext:value-type="float">
            <text:p>2288,73</text:p>
          </table:table-cell>
        </table:table-row>
        <table:table-row table:style-name="ro1">
          <table:table-cell table:style-name="ce1" office:value-type="float" office:value="555" calcext:value-type="float">
            <text:p>555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PreferenceSwitchDialog_1_ViewComponentNotVisibleOperatorMutator</text:p>
          </table:table-cell>
          <table:table-cell table:style-name="ce1" table:formula="of:=[.D556]+[.B557]" office:value-type="float" office:value="220111" calcext:value-type="float">
            <text:p>220111</text:p>
          </table:table-cell>
          <table:table-cell table:style-name="ce3" table:formula="of:=[.B557]/[.$B$1]" office:value-type="float" office:value="4.09375" calcext:value-type="float">
            <text:p>4,09</text:p>
          </table:table-cell>
          <table:table-cell table:style-name="ce3" table:formula="of:=[.F556]+[.E557]" office:value-type="float" office:value="2292.82291666667" calcext:value-type="float">
            <text:p>2292,82</text:p>
          </table:table-cell>
        </table:table-row>
        <table:table-row table:style-name="ro1"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PreferenceSwitchDialog_2_BuggyGUIListenerOperatorMutator</text:p>
          </table:table-cell>
          <table:table-cell table:style-name="ce1" table:formula="of:=[.D557]+[.B558]" office:value-type="float" office:value="220503" calcext:value-type="float">
            <text:p>220503</text:p>
          </table:table-cell>
          <table:table-cell table:style-name="ce3" table:formula="of:=[.B558]/[.$B$1]" office:value-type="float" office:value="4.08333333333333" calcext:value-type="float">
            <text:p>4,08</text:p>
          </table:table-cell>
          <table:table-cell table:style-name="ce3" table:formula="of:=[.F557]+[.E558]" office:value-type="float" office:value="2296.90625" calcext:value-type="float">
            <text:p>2296,91</text:p>
          </table:table-cell>
        </table:table-row>
        <table:table-row table:style-name="ro1">
          <table:table-cell table:style-name="ce1" office:value-type="float" office:value="557" calcext:value-type="float">
            <text:p>557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ContributorsPagerFragment_0_InvalidViewFocusOperatorMutator</text:p>
          </table:table-cell>
          <table:table-cell table:style-name="ce1" table:formula="of:=[.D558]+[.B559]" office:value-type="float" office:value="220895" calcext:value-type="float">
            <text:p>220895</text:p>
          </table:table-cell>
          <table:table-cell table:style-name="ce3" table:formula="of:=[.B559]/[.$B$1]" office:value-type="float" office:value="4.08333333333333" calcext:value-type="float">
            <text:p>4,08</text:p>
          </table:table-cell>
          <table:table-cell table:style-name="ce3" table:formula="of:=[.F558]+[.E559]" office:value-type="float" office:value="2300.98958333333" calcext:value-type="float">
            <text:p>2300,99</text:p>
          </table:table-cell>
        </table:table-row>
        <table:table-row table:style-name="ro1">
          <table:table-cell table:style-name="ce1" office:value-type="float" office:value="558" calcext:value-type="float">
            <text:p>558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ContributorsPagerFragment_1_ViewComponentNotVisibleOperatorMutator</text:p>
          </table:table-cell>
          <table:table-cell table:style-name="ce1" table:formula="of:=[.D559]+[.B560]" office:value-type="float" office:value="221291" calcext:value-type="float">
            <text:p>221291</text:p>
          </table:table-cell>
          <table:table-cell table:style-name="ce3" table:formula="of:=[.B560]/[.$B$1]" office:value-type="float" office:value="4.125" calcext:value-type="float">
            <text:p>4,13</text:p>
          </table:table-cell>
          <table:table-cell table:style-name="ce3" table:formula="of:=[.F559]+[.E560]" office:value-type="float" office:value="2305.11458333333" calcext:value-type="float">
            <text:p>2305,11</text:p>
          </table:table-cell>
        </table:table-row>
        <table:table-row table:style-name="ro1"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ContributorsPagerFragment_2_InvalidViewFocusOperatorMutator</text:p>
          </table:table-cell>
          <table:table-cell table:style-name="ce1" table:formula="of:=[.D560]+[.B561]" office:value-type="float" office:value="221686" calcext:value-type="float">
            <text:p>221686</text:p>
          </table:table-cell>
          <table:table-cell table:style-name="ce3" table:formula="of:=[.B561]/[.$B$1]" office:value-type="float" office:value="4.11458333333333" calcext:value-type="float">
            <text:p>4,11</text:p>
          </table:table-cell>
          <table:table-cell table:style-name="ce3" table:formula="of:=[.F560]+[.E561]" office:value-type="float" office:value="2309.22916666667" calcext:value-type="float">
            <text:p>2309,23</text:p>
          </table:table-cell>
        </table:table-row>
        <table:table-row table:style-name="ro1"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ContributorsPagerFragment_3_ViewComponentNotVisibleOperatorMutator</text:p>
          </table:table-cell>
          <table:table-cell table:style-name="ce1" table:formula="of:=[.D561]+[.B562]" office:value-type="float" office:value="222078" calcext:value-type="float">
            <text:p>222078</text:p>
          </table:table-cell>
          <table:table-cell table:style-name="ce3" table:formula="of:=[.B562]/[.$B$1]" office:value-type="float" office:value="4.08333333333333" calcext:value-type="float">
            <text:p>4,08</text:p>
          </table:table-cell>
          <table:table-cell table:style-name="ce3" table:formula="of:=[.F561]+[.E562]" office:value-type="float" office:value="2313.3125" calcext:value-type="float">
            <text:p>2313,31</text:p>
          </table:table-cell>
        </table:table-row>
        <table:table-row table:style-name="ro1">
          <table:table-cell table:style-name="ce1" office:value-type="float" office:value="561" calcext:value-type="float">
            <text:p>561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LicensesFragment_0_BuggyGUIListenerOperatorMutator</text:p>
          </table:table-cell>
          <table:table-cell table:style-name="ce1" table:formula="of:=[.D562]+[.B563]" office:value-type="float" office:value="222469" calcext:value-type="float">
            <text:p>222469</text:p>
          </table:table-cell>
          <table:table-cell table:style-name="ce3" table:formula="of:=[.B563]/[.$B$1]" office:value-type="float" office:value="4.07291666666667" calcext:value-type="float">
            <text:p>4,07</text:p>
          </table:table-cell>
          <table:table-cell table:style-name="ce3" table:formula="of:=[.F562]+[.E563]" office:value-type="float" office:value="2317.38541666667" calcext:value-type="float">
            <text:p>2317,39</text:p>
          </table:table-cell>
        </table:table-row>
        <table:table-row table:style-name="ro1">
          <table:table-cell table:style-name="ce1" office:value-type="float" office:value="562" calcext:value-type="float">
            <text:p>562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AutoDownloadPreferencesFragment_0_BinaryMutator</text:p>
          </table:table-cell>
          <table:table-cell table:style-name="ce1" table:formula="of:=[.D563]+[.B564]" office:value-type="float" office:value="222862" calcext:value-type="float">
            <text:p>222862</text:p>
          </table:table-cell>
          <table:table-cell table:style-name="ce3" table:formula="of:=[.B564]/[.$B$1]" office:value-type="float" office:value="4.09375" calcext:value-type="float">
            <text:p>4,09</text:p>
          </table:table-cell>
          <table:table-cell table:style-name="ce3" table:formula="of:=[.F563]+[.E564]" office:value-type="float" office:value="2321.47916666667" calcext:value-type="float">
            <text:p>2321,48</text:p>
          </table:table-cell>
        </table:table-row>
        <table:table-row table:style-name="ro1">
          <table:table-cell table:style-name="ce1" office:value-type="float" office:value="563" calcext:value-type="float">
            <text:p>563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ImportExportPreferencesFragment_0_BuggyGUIListenerOperatorMutator</text:p>
          </table:table-cell>
          <table:table-cell table:style-name="ce1" table:formula="of:=[.D564]+[.B565]" office:value-type="float" office:value="223257" calcext:value-type="float">
            <text:p>223257</text:p>
          </table:table-cell>
          <table:table-cell table:style-name="ce3" table:formula="of:=[.B565]/[.$B$1]" office:value-type="float" office:value="4.11458333333333" calcext:value-type="float">
            <text:p>4,11</text:p>
          </table:table-cell>
          <table:table-cell table:style-name="ce3" table:formula="of:=[.F564]+[.E565]" office:value-type="float" office:value="2325.59375" calcext:value-type="float">
            <text:p>2325,59</text:p>
          </table:table-cell>
        </table:table-row>
        <table:table-row table:style-name="ro1">
          <table:table-cell table:style-name="ce1" office:value-type="float" office:value="564" calcext:value-type="float">
            <text:p>564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ImportExportPreferencesFragment_1_InvalidKeyIntentOperatorMutator</text:p>
          </table:table-cell>
          <table:table-cell table:style-name="ce1" table:formula="of:=[.D565]+[.B566]" office:value-type="float" office:value="223649" calcext:value-type="float">
            <text:p>223649</text:p>
          </table:table-cell>
          <table:table-cell table:style-name="ce3" table:formula="of:=[.B566]/[.$B$1]" office:value-type="float" office:value="4.08333333333333" calcext:value-type="float">
            <text:p>4,08</text:p>
          </table:table-cell>
          <table:table-cell table:style-name="ce3" table:formula="of:=[.F565]+[.E566]" office:value-type="float" office:value="2329.67708333334" calcext:value-type="float">
            <text:p>2329,68</text:p>
          </table:table-cell>
        </table:table-row>
        <table:table-row table:style-name="ro1">
          <table:table-cell table:style-name="ce1" office:value-type="float" office:value="565" calcext:value-type="float">
            <text:p>565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string" calcext:value-type="string">
            <text:p>ImportExportPreferencesFragment_2_RandomActionIntentDefinitionOperatorMutator</text:p>
          </table:table-cell>
          <table:table-cell table:style-name="ce1" table:formula="of:=[.D566]+[.B567]" office:value-type="float" office:value="224038" calcext:value-type="float">
            <text:p>224038</text:p>
          </table:table-cell>
          <table:table-cell table:style-name="ce3" table:formula="of:=[.B567]/[.$B$1]" office:value-type="float" office:value="4.05208333333333" calcext:value-type="float">
            <text:p>4,05</text:p>
          </table:table-cell>
          <table:table-cell table:style-name="ce3" table:formula="of:=[.F566]+[.E567]" office:value-type="float" office:value="2333.72916666667" calcext:value-type="float">
            <text:p>2333,73</text:p>
          </table:table-cell>
        </table:table-row>
        <table:table-row table:style-name="ro1">
          <table:table-cell table:style-name="ce1" office:value-type="float" office:value="566" calcext:value-type="float">
            <text:p>566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ImportExportPreferencesFragment_3_RandomActionIntentDefinitionOperatorMutator</text:p>
          </table:table-cell>
          <table:table-cell table:style-name="ce1" table:formula="of:=[.D567]+[.B568]" office:value-type="float" office:value="224430" calcext:value-type="float">
            <text:p>224430</text:p>
          </table:table-cell>
          <table:table-cell table:style-name="ce3" table:formula="of:=[.B568]/[.$B$1]" office:value-type="float" office:value="4.08333333333333" calcext:value-type="float">
            <text:p>4,08</text:p>
          </table:table-cell>
          <table:table-cell table:style-name="ce3" table:formula="of:=[.F567]+[.E568]" office:value-type="float" office:value="2337.8125" calcext:value-type="float">
            <text:p>2337,81</text:p>
          </table:table-cell>
        </table:table-row>
        <table:table-row table:style-name="ro1">
          <table:table-cell table:style-name="ce1" office:value-type="float" office:value="567" calcext:value-type="float">
            <text:p>567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ImportExportPreferencesFragment_4_BuggyGUIListenerOperatorMutator</text:p>
          </table:table-cell>
          <table:table-cell table:style-name="ce1" table:formula="of:=[.D568]+[.B569]" office:value-type="float" office:value="224821" calcext:value-type="float">
            <text:p>224821</text:p>
          </table:table-cell>
          <table:table-cell table:style-name="ce3" table:formula="of:=[.B569]/[.$B$1]" office:value-type="float" office:value="4.07291666666667" calcext:value-type="float">
            <text:p>4,07</text:p>
          </table:table-cell>
          <table:table-cell table:style-name="ce3" table:formula="of:=[.F568]+[.E569]" office:value-type="float" office:value="2341.88541666667" calcext:value-type="float">
            <text:p>2341,89</text:p>
          </table:table-cell>
        </table:table-row>
        <table:table-row table:style-name="ro1"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ImportExportPreferencesFragment_5_BuggyGUIListenerOperatorMutator</text:p>
          </table:table-cell>
          <table:table-cell table:style-name="ce1" table:formula="of:=[.D569]+[.B570]" office:value-type="float" office:value="225213" calcext:value-type="float">
            <text:p>225213</text:p>
          </table:table-cell>
          <table:table-cell table:style-name="ce3" table:formula="of:=[.B570]/[.$B$1]" office:value-type="float" office:value="4.08333333333333" calcext:value-type="float">
            <text:p>4,08</text:p>
          </table:table-cell>
          <table:table-cell table:style-name="ce3" table:formula="of:=[.F569]+[.E570]" office:value-type="float" office:value="2345.96875" calcext:value-type="float">
            <text:p>2345,97</text:p>
          </table:table-cell>
        </table:table-row>
        <table:table-row table:style-name="ro1">
          <table:table-cell table:style-name="ce1" office:value-type="float" office:value="569" calcext:value-type="float">
            <text:p>569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ImportExportPreferencesFragment_6_BuggyGUIListenerOperatorMutator</text:p>
          </table:table-cell>
          <table:table-cell table:style-name="ce1" table:formula="of:=[.D570]+[.B571]" office:value-type="float" office:value="225605" calcext:value-type="float">
            <text:p>225605</text:p>
          </table:table-cell>
          <table:table-cell table:style-name="ce3" table:formula="of:=[.B571]/[.$B$1]" office:value-type="float" office:value="4.08333333333333" calcext:value-type="float">
            <text:p>4,08</text:p>
          </table:table-cell>
          <table:table-cell table:style-name="ce3" table:formula="of:=[.F570]+[.E571]" office:value-type="float" office:value="2350.05208333334" calcext:value-type="float">
            <text:p>2350,05</text:p>
          </table:table-cell>
        </table:table-row>
        <table:table-row table:style-name="ro1"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ImportExportPreferencesFragment_7_NullIntentOperatorMutator</text:p>
          </table:table-cell>
          <table:table-cell table:style-name="ce1" table:formula="of:=[.D571]+[.B572]" office:value-type="float" office:value="225999" calcext:value-type="float">
            <text:p>225999</text:p>
          </table:table-cell>
          <table:table-cell table:style-name="ce3" table:formula="of:=[.B572]/[.$B$1]" office:value-type="float" office:value="4.10416666666667" calcext:value-type="float">
            <text:p>4,10</text:p>
          </table:table-cell>
          <table:table-cell table:style-name="ce3" table:formula="of:=[.F571]+[.E572]" office:value-type="float" office:value="2354.15625" calcext:value-type="float">
            <text:p>2354,16</text:p>
          </table:table-cell>
        </table:table-row>
        <table:table-row table:style-name="ro1"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string" calcext:value-type="string">
            <text:p>ImportExportPreferencesFragment_8_InvalidKeyIntentOperatorMutator</text:p>
          </table:table-cell>
          <table:table-cell table:style-name="ce1" table:formula="of:=[.D572]+[.B573]" office:value-type="float" office:value="226388" calcext:value-type="float">
            <text:p>226388</text:p>
          </table:table-cell>
          <table:table-cell table:style-name="ce3" table:formula="of:=[.B573]/[.$B$1]" office:value-type="float" office:value="4.05208333333333" calcext:value-type="float">
            <text:p>4,05</text:p>
          </table:table-cell>
          <table:table-cell table:style-name="ce3" table:formula="of:=[.F572]+[.E573]" office:value-type="float" office:value="2358.20833333334" calcext:value-type="float">
            <text:p>2358,21</text:p>
          </table:table-cell>
        </table:table-row>
        <table:table-row table:style-name="ro1">
          <table:table-cell table:style-name="ce1" office:value-type="float" office:value="572" calcext:value-type="float">
            <text:p>572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ImportExportPreferencesFragment_9_RandomActionIntentDefinitionOperatorMutator</text:p>
          </table:table-cell>
          <table:table-cell table:style-name="ce1" table:formula="of:=[.D573]+[.B574]" office:value-type="float" office:value="226782" calcext:value-type="float">
            <text:p>226782</text:p>
          </table:table-cell>
          <table:table-cell table:style-name="ce3" table:formula="of:=[.B574]/[.$B$1]" office:value-type="float" office:value="4.10416666666667" calcext:value-type="float">
            <text:p>4,10</text:p>
          </table:table-cell>
          <table:table-cell table:style-name="ce3" table:formula="of:=[.F573]+[.E574]" office:value-type="float" office:value="2362.3125" calcext:value-type="float">
            <text:p>2362,31</text:p>
          </table:table-cell>
        </table:table-row>
        <table:table-row table:style-name="ro1"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ImportExportPreferencesFragment_10_RandomActionIntentDefinitionOperatorMutator</text:p>
          </table:table-cell>
          <table:table-cell table:style-name="ce1" table:formula="of:=[.D574]+[.B575]" office:value-type="float" office:value="227174" calcext:value-type="float">
            <text:p>227174</text:p>
          </table:table-cell>
          <table:table-cell table:style-name="ce3" table:formula="of:=[.B575]/[.$B$1]" office:value-type="float" office:value="4.08333333333333" calcext:value-type="float">
            <text:p>4,08</text:p>
          </table:table-cell>
          <table:table-cell table:style-name="ce3" table:formula="of:=[.F574]+[.E575]" office:value-type="float" office:value="2366.39583333334" calcext:value-type="float">
            <text:p>2366,40</text:p>
          </table:table-cell>
        </table:table-row>
        <table:table-row table:style-name="ro1"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ImportExportPreferencesFragment_11_RandomActionIntentDefinitionOperatorMutator</text:p>
          </table:table-cell>
          <table:table-cell table:style-name="ce1" table:formula="of:=[.D575]+[.B576]" office:value-type="float" office:value="227568" calcext:value-type="float">
            <text:p>227568</text:p>
          </table:table-cell>
          <table:table-cell table:style-name="ce3" table:formula="of:=[.B576]/[.$B$1]" office:value-type="float" office:value="4.10416666666667" calcext:value-type="float">
            <text:p>4,10</text:p>
          </table:table-cell>
          <table:table-cell table:style-name="ce3" table:formula="of:=[.F575]+[.E576]" office:value-type="float" office:value="2370.5" calcext:value-type="float">
            <text:p>2370,50</text:p>
          </table:table-cell>
        </table:table-row>
        <table:table-row table:style-name="ro1"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ImportExportPreferencesFragment_12_RandomActionIntentDefinitionOperatorMutator</text:p>
          </table:table-cell>
          <table:table-cell table:style-name="ce1" table:formula="of:=[.D576]+[.B577]" office:value-type="float" office:value="227962" calcext:value-type="float">
            <text:p>227962</text:p>
          </table:table-cell>
          <table:table-cell table:style-name="ce3" table:formula="of:=[.B577]/[.$B$1]" office:value-type="float" office:value="4.10416666666667" calcext:value-type="float">
            <text:p>4,10</text:p>
          </table:table-cell>
          <table:table-cell table:style-name="ce3" table:formula="of:=[.F576]+[.E577]" office:value-type="float" office:value="2374.60416666667" calcext:value-type="float">
            <text:p>2374,60</text:p>
          </table:table-cell>
        </table:table-row>
        <table:table-row table:style-name="ro1"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UserInterfacePreferencesFragment_0_BuggyGUIListenerOperatorMutator</text:p>
          </table:table-cell>
          <table:table-cell table:style-name="ce1" table:formula="of:=[.D577]+[.B578]" office:value-type="float" office:value="228358" calcext:value-type="float">
            <text:p>228358</text:p>
          </table:table-cell>
          <table:table-cell table:style-name="ce3" table:formula="of:=[.B578]/[.$B$1]" office:value-type="float" office:value="4.125" calcext:value-type="float">
            <text:p>4,13</text:p>
          </table:table-cell>
          <table:table-cell table:style-name="ce3" table:formula="of:=[.F577]+[.E578]" office:value-type="float" office:value="2378.72916666667" calcext:value-type="float">
            <text:p>2378,73</text:p>
          </table:table-cell>
        </table:table-row>
        <table:table-row table:style-name="ro1">
          <table:table-cell table:style-name="ce1" office:value-type="float" office:value="577" calcext:value-type="float">
            <text:p>577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DownloadsPreferencesFragment_0_BuggyGUIListenerOperatorMutator</text:p>
          </table:table-cell>
          <table:table-cell table:style-name="ce1" table:formula="of:=[.D578]+[.B579]" office:value-type="float" office:value="228753" calcext:value-type="float">
            <text:p>228753</text:p>
          </table:table-cell>
          <table:table-cell table:style-name="ce3" table:formula="of:=[.B579]/[.$B$1]" office:value-type="float" office:value="4.11458333333333" calcext:value-type="float">
            <text:p>4,11</text:p>
          </table:table-cell>
          <table:table-cell table:style-name="ce3" table:formula="of:=[.F578]+[.E579]" office:value-type="float" office:value="2382.84375" calcext:value-type="float">
            <text:p>2382,84</text:p>
          </table:table-cell>
        </table:table-row>
        <table:table-row table:style-name="ro1">
          <table:table-cell table:style-name="ce1" office:value-type="float" office:value="578" calcext:value-type="float">
            <text:p>578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string" calcext:value-type="string">
            <text:p>RemoveFromQueueSwipeAction_0_BuggyGUIListenerOperatorMutator</text:p>
          </table:table-cell>
          <table:table-cell table:style-name="ce1" table:formula="of:=[.D579]+[.B580]" office:value-type="float" office:value="229141" calcext:value-type="float">
            <text:p>229141</text:p>
          </table:table-cell>
          <table:table-cell table:style-name="ce3" table:formula="of:=[.B580]/[.$B$1]" office:value-type="float" office:value="4.04166666666667" calcext:value-type="float">
            <text:p>4,04</text:p>
          </table:table-cell>
          <table:table-cell table:style-name="ce3" table:formula="of:=[.F579]+[.E580]" office:value-type="float" office:value="2386.88541666667" calcext:value-type="float">
            <text:p>2386,89</text:p>
          </table:table-cell>
        </table:table-row>
        <table:table-row table:style-name="ro1">
          <table:table-cell table:style-name="ce1" office:value-type="float" office:value="579" calcext:value-type="float">
            <text:p>579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RemoveFromHistorySwipeAction_0_BuggyGUIListenerOperatorMutator</text:p>
          </table:table-cell>
          <table:table-cell table:style-name="ce1" table:formula="of:=[.D580]+[.B581]" office:value-type="float" office:value="229535" calcext:value-type="float">
            <text:p>229535</text:p>
          </table:table-cell>
          <table:table-cell table:style-name="ce3" table:formula="of:=[.B581]/[.$B$1]" office:value-type="float" office:value="4.10416666666667" calcext:value-type="float">
            <text:p>4,10</text:p>
          </table:table-cell>
          <table:table-cell table:style-name="ce3" table:formula="of:=[.F580]+[.E581]" office:value-type="float" office:value="2390.98958333334" calcext:value-type="float">
            <text:p>2390,99</text:p>
          </table:table-cell>
        </table:table-row>
        <table:table-row table:style-name="ro1"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SwipeActions_0_BinaryMutator</text:p>
          </table:table-cell>
          <table:table-cell table:style-name="ce1" table:formula="of:=[.D581]+[.B582]" office:value-type="float" office:value="229928" calcext:value-type="float">
            <text:p>229928</text:p>
          </table:table-cell>
          <table:table-cell table:style-name="ce3" table:formula="of:=[.B582]/[.$B$1]" office:value-type="float" office:value="4.09375" calcext:value-type="float">
            <text:p>4,09</text:p>
          </table:table-cell>
          <table:table-cell table:style-name="ce3" table:formula="of:=[.F581]+[.E582]" office:value-type="float" office:value="2395.08333333334" calcext:value-type="float">
            <text:p>2395,08</text:p>
          </table:table-cell>
        </table:table-row>
        <table:table-row table:style-name="ro1"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SwipeActions_1_BinaryMutator</text:p>
          </table:table-cell>
          <table:table-cell table:style-name="ce1" table:formula="of:=[.D582]+[.B583]" office:value-type="float" office:value="230323" calcext:value-type="float">
            <text:p>230323</text:p>
          </table:table-cell>
          <table:table-cell table:style-name="ce3" table:formula="of:=[.B583]/[.$B$1]" office:value-type="float" office:value="4.11458333333333" calcext:value-type="float">
            <text:p>4,11</text:p>
          </table:table-cell>
          <table:table-cell table:style-name="ce3" table:formula="of:=[.F582]+[.E583]" office:value-type="float" office:value="2399.19791666667" calcext:value-type="float">
            <text:p>2399,20</text:p>
          </table:table-cell>
        </table:table-row>
        <table:table-row table:style-name="ro1"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SwipeActions_2_BinaryMutator</text:p>
          </table:table-cell>
          <table:table-cell table:style-name="ce1" table:formula="of:=[.D583]+[.B584]" office:value-type="float" office:value="230715" calcext:value-type="float">
            <text:p>230715</text:p>
          </table:table-cell>
          <table:table-cell table:style-name="ce3" table:formula="of:=[.B584]/[.$B$1]" office:value-type="float" office:value="4.08333333333333" calcext:value-type="float">
            <text:p>4,08</text:p>
          </table:table-cell>
          <table:table-cell table:style-name="ce3" table:formula="of:=[.F583]+[.E584]" office:value-type="float" office:value="2403.28125" calcext:value-type="float">
            <text:p>2403,28</text:p>
          </table:table-cell>
        </table:table-row>
        <table:table-row table:style-name="ro1"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SwipeActions_3_BinaryMutator</text:p>
          </table:table-cell>
          <table:table-cell table:style-name="ce1" table:formula="of:=[.D584]+[.B585]" office:value-type="float" office:value="231110" calcext:value-type="float">
            <text:p>231110</text:p>
          </table:table-cell>
          <table:table-cell table:style-name="ce3" table:formula="of:=[.B585]/[.$B$1]" office:value-type="float" office:value="4.11458333333333" calcext:value-type="float">
            <text:p>4,11</text:p>
          </table:table-cell>
          <table:table-cell table:style-name="ce3" table:formula="of:=[.F584]+[.E585]" office:value-type="float" office:value="2407.39583333334" calcext:value-type="float">
            <text:p>2407,40</text:p>
          </table:table-cell>
        </table:table-row>
        <table:table-row table:style-name="ro1">
          <table:table-cell table:style-name="ce1" office:value-type="float" office:value="584" calcext:value-type="float">
            <text:p>584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SwipeActions_4_BinaryMutator</text:p>
          </table:table-cell>
          <table:table-cell table:style-name="ce1" table:formula="of:=[.D585]+[.B586]" office:value-type="float" office:value="231503" calcext:value-type="float">
            <text:p>231503</text:p>
          </table:table-cell>
          <table:table-cell table:style-name="ce3" table:formula="of:=[.B586]/[.$B$1]" office:value-type="float" office:value="4.09375" calcext:value-type="float">
            <text:p>4,09</text:p>
          </table:table-cell>
          <table:table-cell table:style-name="ce3" table:formula="of:=[.F585]+[.E586]" office:value-type="float" office:value="2411.48958333334" calcext:value-type="float">
            <text:p>2411,49</text:p>
          </table:table-cell>
        </table:table-row>
        <table:table-row table:style-name="ro1">
          <table:table-cell table:style-name="ce1" office:value-type="float" office:value="585" calcext:value-type="float">
            <text:p>585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SwipeActions_5_BinaryMutator</text:p>
          </table:table-cell>
          <table:table-cell table:style-name="ce1" table:formula="of:=[.D586]+[.B587]" office:value-type="float" office:value="231893" calcext:value-type="float">
            <text:p>231893</text:p>
          </table:table-cell>
          <table:table-cell table:style-name="ce3" table:formula="of:=[.B587]/[.$B$1]" office:value-type="float" office:value="4.0625" calcext:value-type="float">
            <text:p>4,06</text:p>
          </table:table-cell>
          <table:table-cell table:style-name="ce3" table:formula="of:=[.F586]+[.E587]" office:value-type="float" office:value="2415.55208333334" calcext:value-type="float">
            <text:p>2415,55</text:p>
          </table:table-cell>
        </table:table-row>
        <table:table-row table:style-name="ro1"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SwipeActions_6_BinaryMutator</text:p>
          </table:table-cell>
          <table:table-cell table:style-name="ce1" table:formula="of:=[.D587]+[.B588]" office:value-type="float" office:value="232287" calcext:value-type="float">
            <text:p>232287</text:p>
          </table:table-cell>
          <table:table-cell table:style-name="ce3" table:formula="of:=[.B588]/[.$B$1]" office:value-type="float" office:value="4.10416666666667" calcext:value-type="float">
            <text:p>4,10</text:p>
          </table:table-cell>
          <table:table-cell table:style-name="ce3" table:formula="of:=[.F587]+[.E588]" office:value-type="float" office:value="2419.65625" calcext:value-type="float">
            <text:p>2419,66</text:p>
          </table:table-cell>
        </table:table-row>
        <table:table-row table:style-name="ro1"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SwipeActions_7_BinaryMutator</text:p>
          </table:table-cell>
          <table:table-cell table:style-name="ce1" table:formula="of:=[.D588]+[.B589]" office:value-type="float" office:value="232680" calcext:value-type="float">
            <text:p>232680</text:p>
          </table:table-cell>
          <table:table-cell table:style-name="ce3" table:formula="of:=[.B589]/[.$B$1]" office:value-type="float" office:value="4.09375" calcext:value-type="float">
            <text:p>4,09</text:p>
          </table:table-cell>
          <table:table-cell table:style-name="ce3" table:formula="of:=[.F588]+[.E589]" office:value-type="float" office:value="2423.75" calcext:value-type="float">
            <text:p>2423,75</text:p>
          </table:table-cell>
        </table:table-row>
        <table:table-row table:style-name="ro1"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SwipeActions_8_BinaryMutator</text:p>
          </table:table-cell>
          <table:table-cell table:style-name="ce1" table:formula="of:=[.D589]+[.B590]" office:value-type="float" office:value="233072" calcext:value-type="float">
            <text:p>233072</text:p>
          </table:table-cell>
          <table:table-cell table:style-name="ce3" table:formula="of:=[.B590]/[.$B$1]" office:value-type="float" office:value="4.08333333333333" calcext:value-type="float">
            <text:p>4,08</text:p>
          </table:table-cell>
          <table:table-cell table:style-name="ce3" table:formula="of:=[.F589]+[.E590]" office:value-type="float" office:value="2427.83333333334" calcext:value-type="float">
            <text:p>2427,83</text:p>
          </table:table-cell>
        </table:table-row>
        <table:table-row table:style-name="ro1"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string" calcext:value-type="string">
            <text:p>SwipeActions_9_BinaryMutator</text:p>
          </table:table-cell>
          <table:table-cell table:style-name="ce1" table:formula="of:=[.D590]+[.B591]" office:value-type="float" office:value="233461" calcext:value-type="float">
            <text:p>233461</text:p>
          </table:table-cell>
          <table:table-cell table:style-name="ce3" table:formula="of:=[.B591]/[.$B$1]" office:value-type="float" office:value="4.05208333333333" calcext:value-type="float">
            <text:p>4,05</text:p>
          </table:table-cell>
          <table:table-cell table:style-name="ce3" table:formula="of:=[.F590]+[.E591]" office:value-type="float" office:value="2431.88541666667" calcext:value-type="float">
            <text:p>2431,89</text:p>
          </table:table-cell>
        </table:table-row>
        <table:table-row table:style-name="ro1"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InboxFragment_0_BinaryMutator</text:p>
          </table:table-cell>
          <table:table-cell table:style-name="ce1" table:formula="of:=[.D591]+[.B592]" office:value-type="float" office:value="233854" calcext:value-type="float">
            <text:p>233854</text:p>
          </table:table-cell>
          <table:table-cell table:style-name="ce3" table:formula="of:=[.B592]/[.$B$1]" office:value-type="float" office:value="4.09375" calcext:value-type="float">
            <text:p>4,09</text:p>
          </table:table-cell>
          <table:table-cell table:style-name="ce3" table:formula="of:=[.F591]+[.E592]" office:value-type="float" office:value="2435.97916666667" calcext:value-type="float">
            <text:p>2435,98</text:p>
          </table:table-cell>
        </table:table-row>
        <table:table-row table:style-name="ro1"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InboxFragment_1_BinaryMutator</text:p>
          </table:table-cell>
          <table:table-cell table:style-name="ce1" table:formula="of:=[.D592]+[.B593]" office:value-type="float" office:value="234251" calcext:value-type="float">
            <text:p>234251</text:p>
          </table:table-cell>
          <table:table-cell table:style-name="ce3" table:formula="of:=[.B593]/[.$B$1]" office:value-type="float" office:value="4.13541666666667" calcext:value-type="float">
            <text:p>4,14</text:p>
          </table:table-cell>
          <table:table-cell table:style-name="ce3" table:formula="of:=[.F592]+[.E593]" office:value-type="float" office:value="2440.11458333334" calcext:value-type="float">
            <text:p>2440,11</text:p>
          </table:table-cell>
        </table:table-row>
        <table:table-row table:style-name="ro1"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InboxFragment_2_BinaryMutator</text:p>
          </table:table-cell>
          <table:table-cell table:style-name="ce1" table:formula="of:=[.D593]+[.B594]" office:value-type="float" office:value="234643" calcext:value-type="float">
            <text:p>234643</text:p>
          </table:table-cell>
          <table:table-cell table:style-name="ce3" table:formula="of:=[.B594]/[.$B$1]" office:value-type="float" office:value="4.08333333333333" calcext:value-type="float">
            <text:p>4,08</text:p>
          </table:table-cell>
          <table:table-cell table:style-name="ce3" table:formula="of:=[.F593]+[.E594]" office:value-type="float" office:value="2444.19791666667" calcext:value-type="float">
            <text:p>2444,20</text:p>
          </table:table-cell>
        </table:table-row>
        <table:table-row table:style-name="ro1"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InboxFragment_3_InvalidViewFocusOperatorMutator</text:p>
          </table:table-cell>
          <table:table-cell table:style-name="ce1" table:formula="of:=[.D594]+[.B595]" office:value-type="float" office:value="235037" calcext:value-type="float">
            <text:p>235037</text:p>
          </table:table-cell>
          <table:table-cell table:style-name="ce3" table:formula="of:=[.B595]/[.$B$1]" office:value-type="float" office:value="4.10416666666667" calcext:value-type="float">
            <text:p>4,10</text:p>
          </table:table-cell>
          <table:table-cell table:style-name="ce3" table:formula="of:=[.F594]+[.E595]" office:value-type="float" office:value="2448.30208333334" calcext:value-type="float">
            <text:p>2448,30</text:p>
          </table:table-cell>
        </table:table-row>
        <table:table-row table:style-name="ro1"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InboxFragment_4_ViewComponentNotVisibleOperatorMutator</text:p>
          </table:table-cell>
          <table:table-cell table:style-name="ce1" table:formula="of:=[.D595]+[.B596]" office:value-type="float" office:value="235428" calcext:value-type="float">
            <text:p>235428</text:p>
          </table:table-cell>
          <table:table-cell table:style-name="ce3" table:formula="of:=[.B596]/[.$B$1]" office:value-type="float" office:value="4.07291666666667" calcext:value-type="float">
            <text:p>4,07</text:p>
          </table:table-cell>
          <table:table-cell table:style-name="ce3" table:formula="of:=[.F595]+[.E596]" office:value-type="float" office:value="2452.375" calcext:value-type="float">
            <text:p>2452,38</text:p>
          </table:table-cell>
        </table:table-row>
        <table:table-row table:style-name="ro1"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InboxFragment_5_BuggyGUIListenerOperatorMutator</text:p>
          </table:table-cell>
          <table:table-cell table:style-name="ce1" table:formula="of:=[.D596]+[.B597]" office:value-type="float" office:value="235822" calcext:value-type="float">
            <text:p>235822</text:p>
          </table:table-cell>
          <table:table-cell table:style-name="ce3" table:formula="of:=[.B597]/[.$B$1]" office:value-type="float" office:value="4.10416666666667" calcext:value-type="float">
            <text:p>4,10</text:p>
          </table:table-cell>
          <table:table-cell table:style-name="ce3" table:formula="of:=[.F596]+[.E597]" office:value-type="float" office:value="2456.47916666667" calcext:value-type="float">
            <text:p>2456,48</text:p>
          </table:table-cell>
        </table:table-row>
        <table:table-row table:style-name="ro1"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string" calcext:value-type="string">
            <text:p>SearchFragment_0_LengthyGUICreationOperatorMutator</text:p>
          </table:table-cell>
          <table:table-cell table:style-name="ce1" table:formula="of:=[.D597]+[.B598]" office:value-type="float" office:value="236265" calcext:value-type="float">
            <text:p>236265</text:p>
          </table:table-cell>
          <table:table-cell table:style-name="ce3" table:formula="of:=[.B598]/[.$B$1]" office:value-type="float" office:value="4.61458333333333" calcext:value-type="float">
            <text:p>4,61</text:p>
          </table:table-cell>
          <table:table-cell table:style-name="ce3" table:formula="of:=[.F597]+[.E598]" office:value-type="float" office:value="2461.09375" calcext:value-type="float">
            <text:p>2461,09</text:p>
          </table:table-cell>
        </table:table-row>
        <table:table-row table:style-name="ro1"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SearchFragment_1_InvalidViewFocusOperatorMutator</text:p>
          </table:table-cell>
          <table:table-cell table:style-name="ce1" table:formula="of:=[.D598]+[.B599]" office:value-type="float" office:value="236657" calcext:value-type="float">
            <text:p>236657</text:p>
          </table:table-cell>
          <table:table-cell table:style-name="ce3" table:formula="of:=[.B599]/[.$B$1]" office:value-type="float" office:value="4.08333333333333" calcext:value-type="float">
            <text:p>4,08</text:p>
          </table:table-cell>
          <table:table-cell table:style-name="ce3" table:formula="of:=[.F598]+[.E599]" office:value-type="float" office:value="2465.17708333334" calcext:value-type="float">
            <text:p>2465,18</text:p>
          </table:table-cell>
        </table:table-row>
        <table:table-row table:style-name="ro1"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SearchFragment_2_ViewComponentNotVisibleOperatorMutator</text:p>
          </table:table-cell>
          <table:table-cell table:style-name="ce1" table:formula="of:=[.D599]+[.B600]" office:value-type="float" office:value="237052" calcext:value-type="float">
            <text:p>237052</text:p>
          </table:table-cell>
          <table:table-cell table:style-name="ce3" table:formula="of:=[.B600]/[.$B$1]" office:value-type="float" office:value="4.11458333333333" calcext:value-type="float">
            <text:p>4,11</text:p>
          </table:table-cell>
          <table:table-cell table:style-name="ce3" table:formula="of:=[.F599]+[.E600]" office:value-type="float" office:value="2469.29166666667" calcext:value-type="float">
            <text:p>2469,29</text:p>
          </table:table-cell>
        </table:table-row>
        <table:table-row table:style-name="ro1">
          <table:table-cell table:style-name="ce1" office:value-type="float" office:value="599" calcext:value-type="float">
            <text:p>599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SearchFragment_3_InvalidViewFocusOperatorMutator</text:p>
          </table:table-cell>
          <table:table-cell table:style-name="ce1" table:formula="of:=[.D600]+[.B601]" office:value-type="float" office:value="237447" calcext:value-type="float">
            <text:p>237447</text:p>
          </table:table-cell>
          <table:table-cell table:style-name="ce3" table:formula="of:=[.B601]/[.$B$1]" office:value-type="float" office:value="4.11458333333333" calcext:value-type="float">
            <text:p>4,11</text:p>
          </table:table-cell>
          <table:table-cell table:style-name="ce3" table:formula="of:=[.F600]+[.E601]" office:value-type="float" office:value="2473.40625" calcext:value-type="float">
            <text:p>2473,41</text:p>
          </table:table-cell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string" calcext:value-type="string">
            <text:p>SearchFragment_4_ViewComponentNotVisibleOperatorMutator</text:p>
          </table:table-cell>
          <table:table-cell table:style-name="ce1" table:formula="of:=[.D601]+[.B602]" office:value-type="float" office:value="237846" calcext:value-type="float">
            <text:p>237846</text:p>
          </table:table-cell>
          <table:table-cell table:style-name="ce3" table:formula="of:=[.B602]/[.$B$1]" office:value-type="float" office:value="4.15625" calcext:value-type="float">
            <text:p>4,16</text:p>
          </table:table-cell>
          <table:table-cell table:style-name="ce3" table:formula="of:=[.F601]+[.E602]" office:value-type="float" office:value="2477.5625" calcext:value-type="float">
            <text:p>2477,56</text:p>
          </table:table-cell>
        </table:table-row>
        <table:table-row table:style-name="ro1"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SearchFragment_5_InvalidViewFocusOperatorMutator</text:p>
          </table:table-cell>
          <table:table-cell table:style-name="ce1" table:formula="of:=[.D602]+[.B603]" office:value-type="float" office:value="238239" calcext:value-type="float">
            <text:p>238239</text:p>
          </table:table-cell>
          <table:table-cell table:style-name="ce3" table:formula="of:=[.B603]/[.$B$1]" office:value-type="float" office:value="4.09375" calcext:value-type="float">
            <text:p>4,09</text:p>
          </table:table-cell>
          <table:table-cell table:style-name="ce3" table:formula="of:=[.F602]+[.E603]" office:value-type="float" office:value="2481.65625" calcext:value-type="float">
            <text:p>2481,66</text:p>
          </table:table-cell>
        </table:table-row>
        <table:table-row table:style-name="ro1">
          <table:table-cell table:style-name="ce1" office:value-type="float" office:value="602" calcext:value-type="float">
            <text:p>602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SearchFragment_6_ViewComponentNotVisibleOperatorMutator</text:p>
          </table:table-cell>
          <table:table-cell table:style-name="ce1" table:formula="of:=[.D603]+[.B604]" office:value-type="float" office:value="238635" calcext:value-type="float">
            <text:p>238635</text:p>
          </table:table-cell>
          <table:table-cell table:style-name="ce3" table:formula="of:=[.B604]/[.$B$1]" office:value-type="float" office:value="4.125" calcext:value-type="float">
            <text:p>4,13</text:p>
          </table:table-cell>
          <table:table-cell table:style-name="ce3" table:formula="of:=[.F603]+[.E604]" office:value-type="float" office:value="2485.78125" calcext:value-type="float">
            <text:p>2485,78</text:p>
          </table:table-cell>
        </table:table-row>
        <table:table-row table:style-name="ro1">
          <table:table-cell table:style-name="ce1" office:value-type="float" office:value="603" calcext:value-type="float">
            <text:p>603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SearchFragment_7_InvalidViewFocusOperatorMutator</text:p>
          </table:table-cell>
          <table:table-cell table:style-name="ce1" table:formula="of:=[.D604]+[.B605]" office:value-type="float" office:value="239031" calcext:value-type="float">
            <text:p>239031</text:p>
          </table:table-cell>
          <table:table-cell table:style-name="ce3" table:formula="of:=[.B605]/[.$B$1]" office:value-type="float" office:value="4.125" calcext:value-type="float">
            <text:p>4,13</text:p>
          </table:table-cell>
          <table:table-cell table:style-name="ce3" table:formula="of:=[.F604]+[.E605]" office:value-type="float" office:value="2489.90625" calcext:value-type="float">
            <text:p>2489,91</text:p>
          </table:table-cell>
        </table:table-row>
        <table:table-row table:style-name="ro1"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string" calcext:value-type="string">
            <text:p>SearchFragment_8_ViewComponentNotVisibleOperatorMutator</text:p>
          </table:table-cell>
          <table:table-cell table:style-name="ce1" table:formula="of:=[.D605]+[.B606]" office:value-type="float" office:value="239435" calcext:value-type="float">
            <text:p>239435</text:p>
          </table:table-cell>
          <table:table-cell table:style-name="ce3" table:formula="of:=[.B606]/[.$B$1]" office:value-type="float" office:value="4.20833333333333" calcext:value-type="float">
            <text:p>4,21</text:p>
          </table:table-cell>
          <table:table-cell table:style-name="ce3" table:formula="of:=[.F605]+[.E606]" office:value-type="float" office:value="2494.11458333334" calcext:value-type="float">
            <text:p>2494,11</text:p>
          </table:table-cell>
        </table:table-row>
        <table:table-row table:style-name="ro1"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401" calcext:value-type="float">
            <text:p>401</text:p>
          </table:table-cell>
          <table:table-cell table:style-name="ce1" office:value-type="string" calcext:value-type="string">
            <text:p>SearchFragment_9_BuggyGUIListenerOperatorMutator</text:p>
          </table:table-cell>
          <table:table-cell table:style-name="ce1" table:formula="of:=[.D606]+[.B607]" office:value-type="float" office:value="239836" calcext:value-type="float">
            <text:p>239836</text:p>
          </table:table-cell>
          <table:table-cell table:style-name="ce3" table:formula="of:=[.B607]/[.$B$1]" office:value-type="float" office:value="4.17708333333333" calcext:value-type="float">
            <text:p>4,18</text:p>
          </table:table-cell>
          <table:table-cell table:style-name="ce3" table:formula="of:=[.F606]+[.E607]" office:value-type="float" office:value="2498.29166666667" calcext:value-type="float">
            <text:p>2498,29</text:p>
          </table:table-cell>
        </table:table-row>
        <table:table-row table:style-name="ro1">
          <table:table-cell table:style-name="ce1" office:value-type="float" office:value="606" calcext:value-type="float">
            <text:p>606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SearchFragment_10_BuggyGUIListenerOperatorMutator</text:p>
          </table:table-cell>
          <table:table-cell table:style-name="ce1" table:formula="of:=[.D607]+[.B608]" office:value-type="float" office:value="240228" calcext:value-type="float">
            <text:p>240228</text:p>
          </table:table-cell>
          <table:table-cell table:style-name="ce3" table:formula="of:=[.B608]/[.$B$1]" office:value-type="float" office:value="4.08333333333333" calcext:value-type="float">
            <text:p>4,08</text:p>
          </table:table-cell>
          <table:table-cell table:style-name="ce3" table:formula="of:=[.F607]+[.E608]" office:value-type="float" office:value="2502.375" calcext:value-type="float">
            <text:p>2502,38</text:p>
          </table:table-cell>
        </table:table-row>
        <table:table-row table:style-name="ro1"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SearchFragment_11_BinaryMutator</text:p>
          </table:table-cell>
          <table:table-cell table:style-name="ce1" table:formula="of:=[.D608]+[.B609]" office:value-type="float" office:value="240623" calcext:value-type="float">
            <text:p>240623</text:p>
          </table:table-cell>
          <table:table-cell table:style-name="ce3" table:formula="of:=[.B609]/[.$B$1]" office:value-type="float" office:value="4.11458333333333" calcext:value-type="float">
            <text:p>4,11</text:p>
          </table:table-cell>
          <table:table-cell table:style-name="ce3" table:formula="of:=[.F608]+[.E609]" office:value-type="float" office:value="2506.48958333334" calcext:value-type="float">
            <text:p>2506,49</text:p>
          </table:table-cell>
        </table:table-row>
        <table:table-row table:style-name="ro1"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string" calcext:value-type="string">
            <text:p>SearchFragment_12_BinaryMutator</text:p>
          </table:table-cell>
          <table:table-cell table:style-name="ce1" table:formula="of:=[.D609]+[.B610]" office:value-type="float" office:value="241023" calcext:value-type="float">
            <text:p>241023</text:p>
          </table:table-cell>
          <table:table-cell table:style-name="ce3" table:formula="of:=[.B610]/[.$B$1]" office:value-type="float" office:value="4.16666666666667" calcext:value-type="float">
            <text:p>4,17</text:p>
          </table:table-cell>
          <table:table-cell table:style-name="ce3" table:formula="of:=[.F609]+[.E610]" office:value-type="float" office:value="2510.65625" calcext:value-type="float">
            <text:p>2510,66</text:p>
          </table:table-cell>
        </table:table-row>
        <table:table-row table:style-name="ro1">
          <table:table-cell table:style-name="ce1" office:value-type="float" office:value="609" calcext:value-type="float">
            <text:p>609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SearchFragment_13_NullIntentOperatorMutator</text:p>
          </table:table-cell>
          <table:table-cell table:style-name="ce1" table:formula="of:=[.D610]+[.B611]" office:value-type="float" office:value="241420" calcext:value-type="float">
            <text:p>241420</text:p>
          </table:table-cell>
          <table:table-cell table:style-name="ce3" table:formula="of:=[.B611]/[.$B$1]" office:value-type="float" office:value="4.13541666666667" calcext:value-type="float">
            <text:p>4,14</text:p>
          </table:table-cell>
          <table:table-cell table:style-name="ce3" table:formula="of:=[.F610]+[.E611]" office:value-type="float" office:value="2514.79166666667" calcext:value-type="float">
            <text:p>2514,79</text:p>
          </table:table-cell>
        </table:table-row>
        <table:table-row table:style-name="ro1"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SearchFragment_14_InvalidKeyIntentOperatorMutator</text:p>
          </table:table-cell>
          <table:table-cell table:style-name="ce1" table:formula="of:=[.D611]+[.B612]" office:value-type="float" office:value="241814" calcext:value-type="float">
            <text:p>241814</text:p>
          </table:table-cell>
          <table:table-cell table:style-name="ce3" table:formula="of:=[.B612]/[.$B$1]" office:value-type="float" office:value="4.10416666666667" calcext:value-type="float">
            <text:p>4,10</text:p>
          </table:table-cell>
          <table:table-cell table:style-name="ce3" table:formula="of:=[.F611]+[.E612]" office:value-type="float" office:value="2518.89583333334" calcext:value-type="float">
            <text:p>2518,90</text:p>
          </table:table-cell>
        </table:table-row>
        <table:table-row table:style-name="ro1">
          <table:table-cell table:style-name="ce1" office:value-type="float" office:value="611" calcext:value-type="float">
            <text:p>611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SearchFragment_15_RandomActionIntentDefinitionOperatorMutator</text:p>
          </table:table-cell>
          <table:table-cell table:style-name="ce1" table:formula="of:=[.D612]+[.B613]" office:value-type="float" office:value="242209" calcext:value-type="float">
            <text:p>242209</text:p>
          </table:table-cell>
          <table:table-cell table:style-name="ce3" table:formula="of:=[.B613]/[.$B$1]" office:value-type="float" office:value="4.11458333333333" calcext:value-type="float">
            <text:p>4,11</text:p>
          </table:table-cell>
          <table:table-cell table:style-name="ce3" table:formula="of:=[.F612]+[.E613]" office:value-type="float" office:value="2523.01041666667" calcext:value-type="float">
            <text:p>2523,01</text:p>
          </table:table-cell>
        </table:table-row>
        <table:table-row table:style-name="ro1">
          <table:table-cell table:style-name="ce1" office:value-type="float" office:value="612" calcext:value-type="float">
            <text:p>612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SearchFragment_16_NullValueIntentPutExtraOperatorMutator</text:p>
          </table:table-cell>
          <table:table-cell table:style-name="ce1" table:formula="of:=[.D613]+[.B614]" office:value-type="float" office:value="242604" calcext:value-type="float">
            <text:p>242604</text:p>
          </table:table-cell>
          <table:table-cell table:style-name="ce3" table:formula="of:=[.B614]/[.$B$1]" office:value-type="float" office:value="4.11458333333333" calcext:value-type="float">
            <text:p>4,11</text:p>
          </table:table-cell>
          <table:table-cell table:style-name="ce3" table:formula="of:=[.F613]+[.E614]" office:value-type="float" office:value="2527.125" calcext:value-type="float">
            <text:p>2527,13</text:p>
          </table:table-cell>
        </table:table-row>
        <table:table-row table:style-name="ro1">
          <table:table-cell table:style-name="ce1" office:value-type="float" office:value="613" calcext:value-type="float">
            <text:p>613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SearchFragment_17_IntentPayloadReplacementOperatorMutator</text:p>
          </table:table-cell>
          <table:table-cell table:style-name="ce1" table:formula="of:=[.D614]+[.B615]" office:value-type="float" office:value="243001" calcext:value-type="float">
            <text:p>243001</text:p>
          </table:table-cell>
          <table:table-cell table:style-name="ce3" table:formula="of:=[.B615]/[.$B$1]" office:value-type="float" office:value="4.13541666666667" calcext:value-type="float">
            <text:p>4,14</text:p>
          </table:table-cell>
          <table:table-cell table:style-name="ce3" table:formula="of:=[.F614]+[.E615]" office:value-type="float" office:value="2531.26041666667" calcext:value-type="float">
            <text:p>2531,26</text:p>
          </table:table-cell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SearchFragment_18_RandomActionIntentDefinitionOperatorMutator</text:p>
          </table:table-cell>
          <table:table-cell table:style-name="ce1" table:formula="of:=[.D615]+[.B616]" office:value-type="float" office:value="243396" calcext:value-type="float">
            <text:p>243396</text:p>
          </table:table-cell>
          <table:table-cell table:style-name="ce3" table:formula="of:=[.B616]/[.$B$1]" office:value-type="float" office:value="4.11458333333333" calcext:value-type="float">
            <text:p>4,11</text:p>
          </table:table-cell>
          <table:table-cell table:style-name="ce3" table:formula="of:=[.F615]+[.E616]" office:value-type="float" office:value="2535.375" calcext:value-type="float">
            <text:p>2535,38</text:p>
          </table:table-cell>
        </table:table-row>
        <table:table-row table:style-name="ro1"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CoverFragment_0_BuggyGUIListenerOperatorMutator</text:p>
          </table:table-cell>
          <table:table-cell table:style-name="ce1" table:formula="of:=[.D616]+[.B617]" office:value-type="float" office:value="243786" calcext:value-type="float">
            <text:p>243786</text:p>
          </table:table-cell>
          <table:table-cell table:style-name="ce3" table:formula="of:=[.B617]/[.$B$1]" office:value-type="float" office:value="4.0625" calcext:value-type="float">
            <text:p>4,06</text:p>
          </table:table-cell>
          <table:table-cell table:style-name="ce3" table:formula="of:=[.F616]+[.E617]" office:value-type="float" office:value="2539.4375" calcext:value-type="float">
            <text:p>2539,44</text:p>
          </table:table-cell>
        </table:table-row>
        <table:table-row table:style-name="ro1">
          <table:table-cell table:style-name="ce1" office:value-type="float" office:value="616" calcext:value-type="float">
            <text:p>616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CoverFragment_1_BuggyGUIListenerOperatorMutator</text:p>
          </table:table-cell>
          <table:table-cell table:style-name="ce1" table:formula="of:=[.D617]+[.B618]" office:value-type="float" office:value="244181" calcext:value-type="float">
            <text:p>244181</text:p>
          </table:table-cell>
          <table:table-cell table:style-name="ce3" table:formula="of:=[.B618]/[.$B$1]" office:value-type="float" office:value="4.11458333333333" calcext:value-type="float">
            <text:p>4,11</text:p>
          </table:table-cell>
          <table:table-cell table:style-name="ce3" table:formula="of:=[.F617]+[.E618]" office:value-type="float" office:value="2543.55208333334" calcext:value-type="float">
            <text:p>2543,55</text:p>
          </table:table-cell>
        </table:table-row>
        <table:table-row table:style-name="ro1">
          <table:table-cell table:style-name="ce1" office:value-type="float" office:value="617" calcext:value-type="float">
            <text:p>617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CoverFragment_2_BuggyGUIListenerOperatorMutator</text:p>
          </table:table-cell>
          <table:table-cell table:style-name="ce1" table:formula="of:=[.D618]+[.B619]" office:value-type="float" office:value="244577" calcext:value-type="float">
            <text:p>244577</text:p>
          </table:table-cell>
          <table:table-cell table:style-name="ce3" table:formula="of:=[.B619]/[.$B$1]" office:value-type="float" office:value="4.125" calcext:value-type="float">
            <text:p>4,13</text:p>
          </table:table-cell>
          <table:table-cell table:style-name="ce3" table:formula="of:=[.F618]+[.E619]" office:value-type="float" office:value="2547.67708333334" calcext:value-type="float">
            <text:p>2547,68</text:p>
          </table:table-cell>
        </table:table-row>
        <table:table-row table:style-name="ro1">
          <table:table-cell table:style-name="ce1" office:value-type="float" office:value="618" calcext:value-type="float">
            <text:p>618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CoverFragment_3_BuggyGUIListenerOperatorMutator</text:p>
          </table:table-cell>
          <table:table-cell table:style-name="ce1" table:formula="of:=[.D619]+[.B620]" office:value-type="float" office:value="244972" calcext:value-type="float">
            <text:p>244972</text:p>
          </table:table-cell>
          <table:table-cell table:style-name="ce3" table:formula="of:=[.B620]/[.$B$1]" office:value-type="float" office:value="4.11458333333333" calcext:value-type="float">
            <text:p>4,11</text:p>
          </table:table-cell>
          <table:table-cell table:style-name="ce3" table:formula="of:=[.F619]+[.E620]" office:value-type="float" office:value="2551.79166666667" calcext:value-type="float">
            <text:p>2551,79</text:p>
          </table:table-cell>
        </table:table-row>
        <table:table-row table:style-name="ro1">
          <table:table-cell table:style-name="ce1" office:value-type="float" office:value="619" calcext:value-type="float">
            <text:p>619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CoverFragment_4_BuggyGUIListenerOperatorMutator</text:p>
          </table:table-cell>
          <table:table-cell table:style-name="ce1" table:formula="of:=[.D620]+[.B621]" office:value-type="float" office:value="245364" calcext:value-type="float">
            <text:p>245364</text:p>
          </table:table-cell>
          <table:table-cell table:style-name="ce3" table:formula="of:=[.B621]/[.$B$1]" office:value-type="float" office:value="4.08333333333333" calcext:value-type="float">
            <text:p>4,08</text:p>
          </table:table-cell>
          <table:table-cell table:style-name="ce3" table:formula="of:=[.F620]+[.E621]" office:value-type="float" office:value="2555.875" calcext:value-type="float">
            <text:p>2555,88</text:p>
          </table:table-cell>
        </table:table-row>
        <table:table-row table:style-name="ro1"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CoverFragment_5_RandomActionIntentDefinitionOperatorMutator</text:p>
          </table:table-cell>
          <table:table-cell table:style-name="ce1" table:formula="of:=[.D621]+[.B622]" office:value-type="float" office:value="245759" calcext:value-type="float">
            <text:p>245759</text:p>
          </table:table-cell>
          <table:table-cell table:style-name="ce3" table:formula="of:=[.B622]/[.$B$1]" office:value-type="float" office:value="4.11458333333333" calcext:value-type="float">
            <text:p>4,11</text:p>
          </table:table-cell>
          <table:table-cell table:style-name="ce3" table:formula="of:=[.F621]+[.E622]" office:value-type="float" office:value="2559.98958333334" calcext:value-type="float">
            <text:p>2559,99</text:p>
          </table:table-cell>
        </table:table-row>
        <table:table-row table:style-name="ro1">
          <table:table-cell table:style-name="ce1" office:value-type="float" office:value="621" calcext:value-type="float">
            <text:p>621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CoverFragment_6_BuggyGUIListenerOperatorMutator</text:p>
          </table:table-cell>
          <table:table-cell table:style-name="ce1" table:formula="of:=[.D622]+[.B623]" office:value-type="float" office:value="246153" calcext:value-type="float">
            <text:p>246153</text:p>
          </table:table-cell>
          <table:table-cell table:style-name="ce3" table:formula="of:=[.B623]/[.$B$1]" office:value-type="float" office:value="4.10416666666667" calcext:value-type="float">
            <text:p>4,10</text:p>
          </table:table-cell>
          <table:table-cell table:style-name="ce3" table:formula="of:=[.F622]+[.E623]" office:value-type="float" office:value="2564.09375" calcext:value-type="float">
            <text:p>2564,09</text:p>
          </table:table-cell>
        </table:table-row>
        <table:table-row table:style-name="ro1">
          <table:table-cell table:style-name="ce1" office:value-type="float" office:value="622" calcext:value-type="float">
            <text:p>622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CoverFragment_7_BuggyGUIListenerOperatorMutator</text:p>
          </table:table-cell>
          <table:table-cell table:style-name="ce1" table:formula="of:=[.D623]+[.B624]" office:value-type="float" office:value="246547" calcext:value-type="float">
            <text:p>246547</text:p>
          </table:table-cell>
          <table:table-cell table:style-name="ce3" table:formula="of:=[.B624]/[.$B$1]" office:value-type="float" office:value="4.10416666666667" calcext:value-type="float">
            <text:p>4,10</text:p>
          </table:table-cell>
          <table:table-cell table:style-name="ce3" table:formula="of:=[.F623]+[.E624]" office:value-type="float" office:value="2568.19791666667" calcext:value-type="float">
            <text:p>2568,20</text:p>
          </table:table-cell>
        </table:table-row>
        <table:table-row table:style-name="ro1">
          <table:table-cell table:style-name="ce1" office:value-type="float" office:value="623" calcext:value-type="float">
            <text:p>623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CoverFragment_8_BinaryMutator</text:p>
          </table:table-cell>
          <table:table-cell table:style-name="ce1" table:formula="of:=[.D624]+[.B625]" office:value-type="float" office:value="246939" calcext:value-type="float">
            <text:p>246939</text:p>
          </table:table-cell>
          <table:table-cell table:style-name="ce3" table:formula="of:=[.B625]/[.$B$1]" office:value-type="float" office:value="4.08333333333333" calcext:value-type="float">
            <text:p>4,08</text:p>
          </table:table-cell>
          <table:table-cell table:style-name="ce3" table:formula="of:=[.F624]+[.E625]" office:value-type="float" office:value="2572.28125" calcext:value-type="float">
            <text:p>2572,28</text:p>
          </table:table-cell>
        </table:table-row>
        <table:table-row table:style-name="ro1">
          <table:table-cell table:style-name="ce1" office:value-type="float" office:value="624" calcext:value-type="float">
            <text:p>624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CoverFragment_9_BinaryMutator</text:p>
          </table:table-cell>
          <table:table-cell table:style-name="ce1" table:formula="of:=[.D625]+[.B626]" office:value-type="float" office:value="247336" calcext:value-type="float">
            <text:p>247336</text:p>
          </table:table-cell>
          <table:table-cell table:style-name="ce3" table:formula="of:=[.B626]/[.$B$1]" office:value-type="float" office:value="4.13541666666667" calcext:value-type="float">
            <text:p>4,14</text:p>
          </table:table-cell>
          <table:table-cell table:style-name="ce3" table:formula="of:=[.F625]+[.E626]" office:value-type="float" office:value="2576.41666666667" calcext:value-type="float">
            <text:p>2576,42</text:p>
          </table:table-cell>
        </table:table-row>
        <table:table-row table:style-name="ro1">
          <table:table-cell table:style-name="ce1" office:value-type="float" office:value="625" calcext:value-type="float">
            <text:p>625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CoverFragment_10_BinaryMutator</text:p>
          </table:table-cell>
          <table:table-cell table:style-name="ce1" table:formula="of:=[.D626]+[.B627]" office:value-type="float" office:value="247731" calcext:value-type="float">
            <text:p>247731</text:p>
          </table:table-cell>
          <table:table-cell table:style-name="ce3" table:formula="of:=[.B627]/[.$B$1]" office:value-type="float" office:value="4.11458333333333" calcext:value-type="float">
            <text:p>4,11</text:p>
          </table:table-cell>
          <table:table-cell table:style-name="ce3" table:formula="of:=[.F626]+[.E627]" office:value-type="float" office:value="2580.53125" calcext:value-type="float">
            <text:p>2580,53</text:p>
          </table:table-cell>
        </table:table-row>
        <table:table-row table:style-name="ro1">
          <table:table-cell table:style-name="ce1" office:value-type="float" office:value="626" calcext:value-type="float">
            <text:p>626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CoverFragment_11_BinaryMutator</text:p>
          </table:table-cell>
          <table:table-cell table:style-name="ce1" table:formula="of:=[.D627]+[.B628]" office:value-type="float" office:value="248125" calcext:value-type="float">
            <text:p>248125</text:p>
          </table:table-cell>
          <table:table-cell table:style-name="ce3" table:formula="of:=[.B628]/[.$B$1]" office:value-type="float" office:value="4.10416666666667" calcext:value-type="float">
            <text:p>4,10</text:p>
          </table:table-cell>
          <table:table-cell table:style-name="ce3" table:formula="of:=[.F627]+[.E628]" office:value-type="float" office:value="2584.63541666667" calcext:value-type="float">
            <text:p>2584,64</text:p>
          </table:table-cell>
        </table:table-row>
        <table:table-row table:style-name="ro1">
          <table:table-cell table:style-name="ce1" office:value-type="float" office:value="627" calcext:value-type="float">
            <text:p>627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string" calcext:value-type="string">
            <text:p>CoverFragment_12_BinaryMutator</text:p>
          </table:table-cell>
          <table:table-cell table:style-name="ce1" table:formula="of:=[.D628]+[.B629]" office:value-type="float" office:value="248524" calcext:value-type="float">
            <text:p>248524</text:p>
          </table:table-cell>
          <table:table-cell table:style-name="ce3" table:formula="of:=[.B629]/[.$B$1]" office:value-type="float" office:value="4.15625" calcext:value-type="float">
            <text:p>4,16</text:p>
          </table:table-cell>
          <table:table-cell table:style-name="ce3" table:formula="of:=[.F628]+[.E629]" office:value-type="float" office:value="2588.79166666667" calcext:value-type="float">
            <text:p>2588,79</text:p>
          </table:table-cell>
        </table:table-row>
        <table:table-row table:style-name="ro1">
          <table:table-cell table:style-name="ce1" office:value-type="float" office:value="628" calcext:value-type="float">
            <text:p>628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CoverFragment_13_BinaryMutator</text:p>
          </table:table-cell>
          <table:table-cell table:style-name="ce1" table:formula="of:=[.D629]+[.B630]" office:value-type="float" office:value="248916" calcext:value-type="float">
            <text:p>248916</text:p>
          </table:table-cell>
          <table:table-cell table:style-name="ce3" table:formula="of:=[.B630]/[.$B$1]" office:value-type="float" office:value="4.08333333333333" calcext:value-type="float">
            <text:p>4,08</text:p>
          </table:table-cell>
          <table:table-cell table:style-name="ce3" table:formula="of:=[.F629]+[.E630]" office:value-type="float" office:value="2592.875" calcext:value-type="float">
            <text:p>2592,88</text:p>
          </table:table-cell>
        </table:table-row>
        <table:table-row table:style-name="ro1">
          <table:table-cell table:style-name="ce1" office:value-type="float" office:value="629" calcext:value-type="float">
            <text:p>629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CoverFragment_14_BinaryMutator</text:p>
          </table:table-cell>
          <table:table-cell table:style-name="ce1" table:formula="of:=[.D630]+[.B631]" office:value-type="float" office:value="249311" calcext:value-type="float">
            <text:p>249311</text:p>
          </table:table-cell>
          <table:table-cell table:style-name="ce3" table:formula="of:=[.B631]/[.$B$1]" office:value-type="float" office:value="4.11458333333333" calcext:value-type="float">
            <text:p>4,11</text:p>
          </table:table-cell>
          <table:table-cell table:style-name="ce3" table:formula="of:=[.F630]+[.E631]" office:value-type="float" office:value="2596.98958333334" calcext:value-type="float">
            <text:p>2596,99</text:p>
          </table:table-cell>
        </table:table-row>
        <table:table-row table:style-name="ro1"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CoverFragment_15_BinaryMutator</text:p>
          </table:table-cell>
          <table:table-cell table:style-name="ce1" table:formula="of:=[.D631]+[.B632]" office:value-type="float" office:value="249707" calcext:value-type="float">
            <text:p>249707</text:p>
          </table:table-cell>
          <table:table-cell table:style-name="ce3" table:formula="of:=[.B632]/[.$B$1]" office:value-type="float" office:value="4.125" calcext:value-type="float">
            <text:p>4,13</text:p>
          </table:table-cell>
          <table:table-cell table:style-name="ce3" table:formula="of:=[.F631]+[.E632]" office:value-type="float" office:value="2601.11458333334" calcext:value-type="float">
            <text:p>2601,11</text:p>
          </table:table-cell>
        </table:table-row>
        <table:table-row table:style-name="ro1">
          <table:table-cell table:style-name="ce1" office:value-type="float" office:value="631" calcext:value-type="float">
            <text:p>631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CoverFragment_16_BinaryMutator</text:p>
          </table:table-cell>
          <table:table-cell table:style-name="ce1" table:formula="of:=[.D632]+[.B633]" office:value-type="float" office:value="250104" calcext:value-type="float">
            <text:p>250104</text:p>
          </table:table-cell>
          <table:table-cell table:style-name="ce3" table:formula="of:=[.B633]/[.$B$1]" office:value-type="float" office:value="4.13541666666667" calcext:value-type="float">
            <text:p>4,14</text:p>
          </table:table-cell>
          <table:table-cell table:style-name="ce3" table:formula="of:=[.F632]+[.E633]" office:value-type="float" office:value="2605.25" calcext:value-type="float">
            <text:p>2605,25</text:p>
          </table:table-cell>
        </table:table-row>
        <table:table-row table:style-name="ro1">
          <table:table-cell table:style-name="ce1" office:value-type="float" office:value="632" calcext:value-type="float">
            <text:p>632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CoverFragment_17_BinaryMutator</text:p>
          </table:table-cell>
          <table:table-cell table:style-name="ce1" table:formula="of:=[.D633]+[.B634]" office:value-type="float" office:value="250497" calcext:value-type="float">
            <text:p>250497</text:p>
          </table:table-cell>
          <table:table-cell table:style-name="ce3" table:formula="of:=[.B634]/[.$B$1]" office:value-type="float" office:value="4.09375" calcext:value-type="float">
            <text:p>4,09</text:p>
          </table:table-cell>
          <table:table-cell table:style-name="ce3" table:formula="of:=[.F633]+[.E634]" office:value-type="float" office:value="2609.34375" calcext:value-type="float">
            <text:p>2609,34</text:p>
          </table:table-cell>
        </table:table-row>
        <table:table-row table:style-name="ro1">
          <table:table-cell table:style-name="ce1" office:value-type="float" office:value="633" calcext:value-type="float">
            <text:p>633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CoverFragment_18_BinaryMutator</text:p>
          </table:table-cell>
          <table:table-cell table:style-name="ce1" table:formula="of:=[.D634]+[.B635]" office:value-type="float" office:value="250892" calcext:value-type="float">
            <text:p>250892</text:p>
          </table:table-cell>
          <table:table-cell table:style-name="ce3" table:formula="of:=[.B635]/[.$B$1]" office:value-type="float" office:value="4.11458333333333" calcext:value-type="float">
            <text:p>4,11</text:p>
          </table:table-cell>
          <table:table-cell table:style-name="ce3" table:formula="of:=[.F634]+[.E635]" office:value-type="float" office:value="2613.45833333334" calcext:value-type="float">
            <text:p>2613,46</text:p>
          </table:table-cell>
        </table:table-row>
        <table:table-row table:style-name="ro1">
          <table:table-cell table:style-name="ce1" office:value-type="float" office:value="634" calcext:value-type="float">
            <text:p>634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string" calcext:value-type="string">
            <text:p>CoverFragment_19_BinaryMutator</text:p>
          </table:table-cell>
          <table:table-cell table:style-name="ce1" table:formula="of:=[.D635]+[.B636]" office:value-type="float" office:value="251290" calcext:value-type="float">
            <text:p>251290</text:p>
          </table:table-cell>
          <table:table-cell table:style-name="ce3" table:formula="of:=[.B636]/[.$B$1]" office:value-type="float" office:value="4.14583333333333" calcext:value-type="float">
            <text:p>4,15</text:p>
          </table:table-cell>
          <table:table-cell table:style-name="ce3" table:formula="of:=[.F635]+[.E636]" office:value-type="float" office:value="2617.60416666667" calcext:value-type="float">
            <text:p>2617,60</text:p>
          </table:table-cell>
        </table:table-row>
        <table:table-row table:style-name="ro1"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CoverFragment_20_BinaryMutator</text:p>
          </table:table-cell>
          <table:table-cell table:style-name="ce1" table:formula="of:=[.D636]+[.B637]" office:value-type="float" office:value="251685" calcext:value-type="float">
            <text:p>251685</text:p>
          </table:table-cell>
          <table:table-cell table:style-name="ce3" table:formula="of:=[.B637]/[.$B$1]" office:value-type="float" office:value="4.11458333333333" calcext:value-type="float">
            <text:p>4,11</text:p>
          </table:table-cell>
          <table:table-cell table:style-name="ce3" table:formula="of:=[.F636]+[.E637]" office:value-type="float" office:value="2621.71875" calcext:value-type="float">
            <text:p>2621,72</text:p>
          </table:table-cell>
        </table:table-row>
        <table:table-row table:style-name="ro1">
          <table:table-cell table:style-name="ce1" office:value-type="float" office:value="636" calcext:value-type="float">
            <text:p>636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CoverFragment_21_BinaryMutator</text:p>
          </table:table-cell>
          <table:table-cell table:style-name="ce1" table:formula="of:=[.D637]+[.B638]" office:value-type="float" office:value="252082" calcext:value-type="float">
            <text:p>252082</text:p>
          </table:table-cell>
          <table:table-cell table:style-name="ce3" table:formula="of:=[.B638]/[.$B$1]" office:value-type="float" office:value="4.13541666666667" calcext:value-type="float">
            <text:p>4,14</text:p>
          </table:table-cell>
          <table:table-cell table:style-name="ce3" table:formula="of:=[.F637]+[.E638]" office:value-type="float" office:value="2625.85416666667" calcext:value-type="float">
            <text:p>2625,85</text:p>
          </table:table-cell>
        </table:table-row>
        <table:table-row table:style-name="ro1"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475" calcext:value-type="float">
            <text:p>475</text:p>
          </table:table-cell>
          <table:table-cell table:style-name="ce1" office:value-type="string" calcext:value-type="string">
            <text:p>FeedItemlistFragment_0_LengthyGUICreationOperatorMutator</text:p>
          </table:table-cell>
          <table:table-cell table:style-name="ce1" table:formula="of:=[.D638]+[.B639]" office:value-type="float" office:value="252557" calcext:value-type="float">
            <text:p>252557</text:p>
          </table:table-cell>
          <table:table-cell table:style-name="ce3" table:formula="of:=[.B639]/[.$B$1]" office:value-type="float" office:value="4.94791666666667" calcext:value-type="float">
            <text:p>4,95</text:p>
          </table:table-cell>
          <table:table-cell table:style-name="ce3" table:formula="of:=[.F638]+[.E639]" office:value-type="float" office:value="2630.80208333334" calcext:value-type="float">
            <text:p>2630,80</text:p>
          </table:table-cell>
        </table:table-row>
        <table:table-row table:style-name="ro1">
          <table:table-cell table:style-name="ce1" office:value-type="float" office:value="638" calcext:value-type="float">
            <text:p>638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FeedItemlistFragment_1_BuggyGUIListenerOperatorMutator</text:p>
          </table:table-cell>
          <table:table-cell table:style-name="ce1" table:formula="of:=[.D639]+[.B640]" office:value-type="float" office:value="252952" calcext:value-type="float">
            <text:p>252952</text:p>
          </table:table-cell>
          <table:table-cell table:style-name="ce3" table:formula="of:=[.B640]/[.$B$1]" office:value-type="float" office:value="4.11458333333333" calcext:value-type="float">
            <text:p>4,11</text:p>
          </table:table-cell>
          <table:table-cell table:style-name="ce3" table:formula="of:=[.F639]+[.E640]" office:value-type="float" office:value="2634.91666666667" calcext:value-type="float">
            <text:p>2634,92</text:p>
          </table:table-cell>
        </table:table-row>
        <table:table-row table:style-name="ro1">
          <table:table-cell table:style-name="ce1" office:value-type="float" office:value="639" calcext:value-type="float">
            <text:p>639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FeedItemlistFragment_2_BuggyGUIListenerOperatorMutator</text:p>
          </table:table-cell>
          <table:table-cell table:style-name="ce1" table:formula="of:=[.D640]+[.B641]" office:value-type="float" office:value="253346" calcext:value-type="float">
            <text:p>253346</text:p>
          </table:table-cell>
          <table:table-cell table:style-name="ce3" table:formula="of:=[.B641]/[.$B$1]" office:value-type="float" office:value="4.10416666666667" calcext:value-type="float">
            <text:p>4,10</text:p>
          </table:table-cell>
          <table:table-cell table:style-name="ce3" table:formula="of:=[.F640]+[.E641]" office:value-type="float" office:value="2639.02083333334" calcext:value-type="float">
            <text:p>2639,02</text:p>
          </table:table-cell>
        </table:table-row>
        <table:table-row table:style-name="ro1"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FeedItemlistFragment_3_BuggyGUIListenerOperatorMutator</text:p>
          </table:table-cell>
          <table:table-cell table:style-name="ce1" table:formula="of:=[.D641]+[.B642]" office:value-type="float" office:value="253742" calcext:value-type="float">
            <text:p>253742</text:p>
          </table:table-cell>
          <table:table-cell table:style-name="ce3" table:formula="of:=[.B642]/[.$B$1]" office:value-type="float" office:value="4.125" calcext:value-type="float">
            <text:p>4,13</text:p>
          </table:table-cell>
          <table:table-cell table:style-name="ce3" table:formula="of:=[.F641]+[.E642]" office:value-type="float" office:value="2643.14583333334" calcext:value-type="float">
            <text:p>2643,15</text:p>
          </table:table-cell>
        </table:table-row>
        <table:table-row table:style-name="ro1">
          <table:table-cell table:style-name="ce1" office:value-type="float" office:value="641" calcext:value-type="float">
            <text:p>641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string" calcext:value-type="string">
            <text:p>FeedItemlistFragment_4_BuggyGUIListenerOperatorMutator</text:p>
          </table:table-cell>
          <table:table-cell table:style-name="ce1" table:formula="of:=[.D642]+[.B643]" office:value-type="float" office:value="254127" calcext:value-type="float">
            <text:p>254127</text:p>
          </table:table-cell>
          <table:table-cell table:style-name="ce3" table:formula="of:=[.B643]/[.$B$1]" office:value-type="float" office:value="4.01041666666667" calcext:value-type="float">
            <text:p>4,01</text:p>
          </table:table-cell>
          <table:table-cell table:style-name="ce3" table:formula="of:=[.F642]+[.E643]" office:value-type="float" office:value="2647.15625" calcext:value-type="float">
            <text:p>2647,16</text:p>
          </table:table-cell>
        </table:table-row>
        <table:table-row table:style-name="ro1">
          <table:table-cell table:style-name="ce1" office:value-type="float" office:value="642" calcext:value-type="float">
            <text:p>642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FeedItemlistFragment_5_BuggyGUIListenerOperatorMutator</text:p>
          </table:table-cell>
          <table:table-cell table:style-name="ce1" table:formula="of:=[.D643]+[.B644]" office:value-type="float" office:value="254521" calcext:value-type="float">
            <text:p>254521</text:p>
          </table:table-cell>
          <table:table-cell table:style-name="ce3" table:formula="of:=[.B644]/[.$B$1]" office:value-type="float" office:value="4.10416666666667" calcext:value-type="float">
            <text:p>4,10</text:p>
          </table:table-cell>
          <table:table-cell table:style-name="ce3" table:formula="of:=[.F643]+[.E644]" office:value-type="float" office:value="2651.26041666667" calcext:value-type="float">
            <text:p>2651,26</text:p>
          </table:table-cell>
        </table:table-row>
        <table:table-row table:style-name="ro1">
          <table:table-cell table:style-name="ce1" office:value-type="float" office:value="643" calcext:value-type="float">
            <text:p>643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FeedItemlistFragment_6_BuggyGUIListenerOperatorMutator</text:p>
          </table:table-cell>
          <table:table-cell table:style-name="ce1" table:formula="of:=[.D644]+[.B645]" office:value-type="float" office:value="254917" calcext:value-type="float">
            <text:p>254917</text:p>
          </table:table-cell>
          <table:table-cell table:style-name="ce3" table:formula="of:=[.B645]/[.$B$1]" office:value-type="float" office:value="4.125" calcext:value-type="float">
            <text:p>4,13</text:p>
          </table:table-cell>
          <table:table-cell table:style-name="ce3" table:formula="of:=[.F644]+[.E645]" office:value-type="float" office:value="2655.38541666667" calcext:value-type="float">
            <text:p>2655,39</text:p>
          </table:table-cell>
        </table:table-row>
        <table:table-row table:style-name="ro1">
          <table:table-cell table:style-name="ce1" office:value-type="float" office:value="644" calcext:value-type="float">
            <text:p>644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FeedItemlistFragment_7_BinaryMutator</text:p>
          </table:table-cell>
          <table:table-cell table:style-name="ce1" table:formula="of:=[.D645]+[.B646]" office:value-type="float" office:value="255311" calcext:value-type="float">
            <text:p>255311</text:p>
          </table:table-cell>
          <table:table-cell table:style-name="ce3" table:formula="of:=[.B646]/[.$B$1]" office:value-type="float" office:value="4.10416666666667" calcext:value-type="float">
            <text:p>4,10</text:p>
          </table:table-cell>
          <table:table-cell table:style-name="ce3" table:formula="of:=[.F645]+[.E646]" office:value-type="float" office:value="2659.48958333334" calcext:value-type="float">
            <text:p>2659,49</text:p>
          </table:table-cell>
        </table:table-row>
        <table:table-row table:style-name="ro1">
          <table:table-cell table:style-name="ce1" office:value-type="float" office:value="645" calcext:value-type="float">
            <text:p>645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ItemPagerFragment_0_InvalidViewFocusOperatorMutator</text:p>
          </table:table-cell>
          <table:table-cell table:style-name="ce1" table:formula="of:=[.D646]+[.B647]" office:value-type="float" office:value="255705" calcext:value-type="float">
            <text:p>255705</text:p>
          </table:table-cell>
          <table:table-cell table:style-name="ce3" table:formula="of:=[.B647]/[.$B$1]" office:value-type="float" office:value="4.10416666666667" calcext:value-type="float">
            <text:p>4,10</text:p>
          </table:table-cell>
          <table:table-cell table:style-name="ce3" table:formula="of:=[.F646]+[.E647]" office:value-type="float" office:value="2663.59375" calcext:value-type="float">
            <text:p>2663,59</text:p>
          </table:table-cell>
        </table:table-row>
        <table:table-row table:style-name="ro1">
          <table:table-cell table:style-name="ce1" office:value-type="float" office:value="646" calcext:value-type="float">
            <text:p>646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ItemPagerFragment_1_ViewComponentNotVisibleOperatorMutator</text:p>
          </table:table-cell>
          <table:table-cell table:style-name="ce1" table:formula="of:=[.D647]+[.B648]" office:value-type="float" office:value="256097" calcext:value-type="float">
            <text:p>256097</text:p>
          </table:table-cell>
          <table:table-cell table:style-name="ce3" table:formula="of:=[.B648]/[.$B$1]" office:value-type="float" office:value="4.08333333333333" calcext:value-type="float">
            <text:p>4,08</text:p>
          </table:table-cell>
          <table:table-cell table:style-name="ce3" table:formula="of:=[.F647]+[.E648]" office:value-type="float" office:value="2667.67708333334" calcext:value-type="float">
            <text:p>2667,68</text:p>
          </table:table-cell>
        </table:table-row>
        <table:table-row table:style-name="ro1">
          <table:table-cell table:style-name="ce1" office:value-type="float" office:value="647" calcext:value-type="float">
            <text:p>647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ItemPagerFragment_2_BuggyGUIListenerOperatorMutator</text:p>
          </table:table-cell>
          <table:table-cell table:style-name="ce1" table:formula="of:=[.D648]+[.B649]" office:value-type="float" office:value="256493" calcext:value-type="float">
            <text:p>256493</text:p>
          </table:table-cell>
          <table:table-cell table:style-name="ce3" table:formula="of:=[.B649]/[.$B$1]" office:value-type="float" office:value="4.125" calcext:value-type="float">
            <text:p>4,13</text:p>
          </table:table-cell>
          <table:table-cell table:style-name="ce3" table:formula="of:=[.F648]+[.E649]" office:value-type="float" office:value="2671.80208333334" calcext:value-type="float">
            <text:p>2671,80</text:p>
          </table:table-cell>
        </table:table-row>
        <table:table-row table:style-name="ro1">
          <table:table-cell table:style-name="ce1" office:value-type="float" office:value="648" calcext:value-type="float">
            <text:p>648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ItemPagerFragment_3_InvalidViewFocusOperatorMutator</text:p>
          </table:table-cell>
          <table:table-cell table:style-name="ce1" table:formula="of:=[.D649]+[.B650]" office:value-type="float" office:value="256889" calcext:value-type="float">
            <text:p>256889</text:p>
          </table:table-cell>
          <table:table-cell table:style-name="ce3" table:formula="of:=[.B650]/[.$B$1]" office:value-type="float" office:value="4.125" calcext:value-type="float">
            <text:p>4,13</text:p>
          </table:table-cell>
          <table:table-cell table:style-name="ce3" table:formula="of:=[.F649]+[.E650]" office:value-type="float" office:value="2675.92708333334" calcext:value-type="float">
            <text:p>2675,93</text:p>
          </table:table-cell>
        </table:table-row>
        <table:table-row table:style-name="ro1">
          <table:table-cell table:style-name="ce1" office:value-type="float" office:value="649" calcext:value-type="float">
            <text:p>649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ItemPagerFragment_4_ViewComponentNotVisibleOperatorMutator</text:p>
          </table:table-cell>
          <table:table-cell table:style-name="ce1" table:formula="of:=[.D650]+[.B651]" office:value-type="float" office:value="257281" calcext:value-type="float">
            <text:p>257281</text:p>
          </table:table-cell>
          <table:table-cell table:style-name="ce3" table:formula="of:=[.B651]/[.$B$1]" office:value-type="float" office:value="4.08333333333333" calcext:value-type="float">
            <text:p>4,08</text:p>
          </table:table-cell>
          <table:table-cell table:style-name="ce3" table:formula="of:=[.F650]+[.E651]" office:value-type="float" office:value="2680.01041666667" calcext:value-type="float">
            <text:p>2680,01</text:p>
          </table:table-cell>
        </table:table-row>
        <table:table-row table:style-name="ro1"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435" calcext:value-type="float">
            <text:p>435</text:p>
          </table:table-cell>
          <table:table-cell table:style-name="ce1" office:value-type="string" calcext:value-type="string">
            <text:p>QueueFragment_0_LengthyGUICreationOperatorMutator</text:p>
          </table:table-cell>
          <table:table-cell table:style-name="ce1" table:formula="of:=[.D651]+[.B652]" office:value-type="float" office:value="257716" calcext:value-type="float">
            <text:p>257716</text:p>
          </table:table-cell>
          <table:table-cell table:style-name="ce3" table:formula="of:=[.B652]/[.$B$1]" office:value-type="float" office:value="4.53125" calcext:value-type="float">
            <text:p>4,53</text:p>
          </table:table-cell>
          <table:table-cell table:style-name="ce3" table:formula="of:=[.F651]+[.E652]" office:value-type="float" office:value="2684.54166666667" calcext:value-type="float">
            <text:p>2684,54</text:p>
          </table:table-cell>
        </table:table-row>
        <table:table-row table:style-name="ro1">
          <table:table-cell table:style-name="ce1" office:value-type="float" office:value="651" calcext:value-type="float">
            <text:p>651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QueueFragment_1_BinaryMutator</text:p>
          </table:table-cell>
          <table:table-cell table:style-name="ce1" table:formula="of:=[.D652]+[.B653]" office:value-type="float" office:value="258112" calcext:value-type="float">
            <text:p>258112</text:p>
          </table:table-cell>
          <table:table-cell table:style-name="ce3" table:formula="of:=[.B653]/[.$B$1]" office:value-type="float" office:value="4.125" calcext:value-type="float">
            <text:p>4,13</text:p>
          </table:table-cell>
          <table:table-cell table:style-name="ce3" table:formula="of:=[.F652]+[.E653]" office:value-type="float" office:value="2688.66666666667" calcext:value-type="float">
            <text:p>2688,67</text:p>
          </table:table-cell>
        </table:table-row>
        <table:table-row table:style-name="ro1">
          <table:table-cell table:style-name="ce1" office:value-type="float" office:value="652" calcext:value-type="float">
            <text:p>652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QueueFragment_2_InvalidViewFocusOperatorMutator</text:p>
          </table:table-cell>
          <table:table-cell table:style-name="ce1" table:formula="of:=[.D653]+[.B654]" office:value-type="float" office:value="258505" calcext:value-type="float">
            <text:p>258505</text:p>
          </table:table-cell>
          <table:table-cell table:style-name="ce3" table:formula="of:=[.B654]/[.$B$1]" office:value-type="float" office:value="4.09375" calcext:value-type="float">
            <text:p>4,09</text:p>
          </table:table-cell>
          <table:table-cell table:style-name="ce3" table:formula="of:=[.F653]+[.E654]" office:value-type="float" office:value="2692.76041666667" calcext:value-type="float">
            <text:p>2692,76</text:p>
          </table:table-cell>
        </table:table-row>
        <table:table-row table:style-name="ro1">
          <table:table-cell table:style-name="ce1" office:value-type="float" office:value="653" calcext:value-type="float">
            <text:p>653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QueueFragment_3_ViewComponentNotVisibleOperatorMutator</text:p>
          </table:table-cell>
          <table:table-cell table:style-name="ce1" table:formula="of:=[.D654]+[.B655]" office:value-type="float" office:value="258896" calcext:value-type="float">
            <text:p>258896</text:p>
          </table:table-cell>
          <table:table-cell table:style-name="ce3" table:formula="of:=[.B655]/[.$B$1]" office:value-type="float" office:value="4.07291666666667" calcext:value-type="float">
            <text:p>4,07</text:p>
          </table:table-cell>
          <table:table-cell table:style-name="ce3" table:formula="of:=[.F654]+[.E655]" office:value-type="float" office:value="2696.83333333334" calcext:value-type="float">
            <text:p>2696,83</text:p>
          </table:table-cell>
        </table:table-row>
        <table:table-row table:style-name="ro1">
          <table:table-cell table:style-name="ce1" office:value-type="float" office:value="654" calcext:value-type="float">
            <text:p>654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string" calcext:value-type="string">
            <text:p>QueueFragment_4_BuggyGUIListenerOperatorMutator</text:p>
          </table:table-cell>
          <table:table-cell table:style-name="ce1" table:formula="of:=[.D655]+[.B656]" office:value-type="float" office:value="259294" calcext:value-type="float">
            <text:p>259294</text:p>
          </table:table-cell>
          <table:table-cell table:style-name="ce3" table:formula="of:=[.B656]/[.$B$1]" office:value-type="float" office:value="4.14583333333333" calcext:value-type="float">
            <text:p>4,15</text:p>
          </table:table-cell>
          <table:table-cell table:style-name="ce3" table:formula="of:=[.F655]+[.E656]" office:value-type="float" office:value="2700.97916666667" calcext:value-type="float">
            <text:p>2700,98</text:p>
          </table:table-cell>
        </table:table-row>
        <table:table-row table:style-name="ro1">
          <table:table-cell table:style-name="ce1" office:value-type="float" office:value="655" calcext:value-type="float">
            <text:p>655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string" calcext:value-type="string">
            <text:p>QueueFragment_5_BinaryMutator</text:p>
          </table:table-cell>
          <table:table-cell table:style-name="ce1" table:formula="of:=[.D656]+[.B657]" office:value-type="float" office:value="259692" calcext:value-type="float">
            <text:p>259692</text:p>
          </table:table-cell>
          <table:table-cell table:style-name="ce3" table:formula="of:=[.B657]/[.$B$1]" office:value-type="float" office:value="4.14583333333333" calcext:value-type="float">
            <text:p>4,15</text:p>
          </table:table-cell>
          <table:table-cell table:style-name="ce3" table:formula="of:=[.F656]+[.E657]" office:value-type="float" office:value="2705.125" calcext:value-type="float">
            <text:p>2705,13</text:p>
          </table:table-cell>
        </table:table-row>
        <table:table-row table:style-name="ro1">
          <table:table-cell table:style-name="ce1" office:value-type="float" office:value="656" calcext:value-type="float">
            <text:p>656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QueueFragment_6_BinaryMutator</text:p>
          </table:table-cell>
          <table:table-cell table:style-name="ce1" table:formula="of:=[.D657]+[.B658]" office:value-type="float" office:value="260089" calcext:value-type="float">
            <text:p>260089</text:p>
          </table:table-cell>
          <table:table-cell table:style-name="ce3" table:formula="of:=[.B658]/[.$B$1]" office:value-type="float" office:value="4.13541666666667" calcext:value-type="float">
            <text:p>4,14</text:p>
          </table:table-cell>
          <table:table-cell table:style-name="ce3" table:formula="of:=[.F657]+[.E658]" office:value-type="float" office:value="2709.26041666667" calcext:value-type="float">
            <text:p>2709,26</text:p>
          </table:table-cell>
        </table:table-row>
        <table:table-row table:style-name="ro1">
          <table:table-cell table:style-name="ce1" office:value-type="float" office:value="657" calcext:value-type="float">
            <text:p>657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QueueFragment_7_InvalidViewFocusOperatorMutator</text:p>
          </table:table-cell>
          <table:table-cell table:style-name="ce1" table:formula="of:=[.D658]+[.B659]" office:value-type="float" office:value="260484" calcext:value-type="float">
            <text:p>260484</text:p>
          </table:table-cell>
          <table:table-cell table:style-name="ce3" table:formula="of:=[.B659]/[.$B$1]" office:value-type="float" office:value="4.11458333333333" calcext:value-type="float">
            <text:p>4,11</text:p>
          </table:table-cell>
          <table:table-cell table:style-name="ce3" table:formula="of:=[.F658]+[.E659]" office:value-type="float" office:value="2713.375" calcext:value-type="float">
            <text:p>2713,38</text:p>
          </table:table-cell>
        </table:table-row>
        <table:table-row table:style-name="ro1">
          <table:table-cell table:style-name="ce1" office:value-type="float" office:value="658" calcext:value-type="float">
            <text:p>658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QueueFragment_8_ViewComponentNotVisibleOperatorMutator</text:p>
          </table:table-cell>
          <table:table-cell table:style-name="ce1" table:formula="of:=[.D659]+[.B660]" office:value-type="float" office:value="260874" calcext:value-type="float">
            <text:p>260874</text:p>
          </table:table-cell>
          <table:table-cell table:style-name="ce3" table:formula="of:=[.B660]/[.$B$1]" office:value-type="float" office:value="4.0625" calcext:value-type="float">
            <text:p>4,06</text:p>
          </table:table-cell>
          <table:table-cell table:style-name="ce3" table:formula="of:=[.F659]+[.E660]" office:value-type="float" office:value="2717.4375" calcext:value-type="float">
            <text:p>2717,44</text:p>
          </table:table-cell>
        </table:table-row>
        <table:table-row table:style-name="ro1">
          <table:table-cell table:style-name="ce1" office:value-type="float" office:value="659" calcext:value-type="float">
            <text:p>659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string" calcext:value-type="string">
            <text:p>QueueFragment_9_InvalidViewFocusOperatorMutator</text:p>
          </table:table-cell>
          <table:table-cell table:style-name="ce1" table:formula="of:=[.D660]+[.B661]" office:value-type="float" office:value="261272" calcext:value-type="float">
            <text:p>261272</text:p>
          </table:table-cell>
          <table:table-cell table:style-name="ce3" table:formula="of:=[.B661]/[.$B$1]" office:value-type="float" office:value="4.14583333333333" calcext:value-type="float">
            <text:p>4,15</text:p>
          </table:table-cell>
          <table:table-cell table:style-name="ce3" table:formula="of:=[.F660]+[.E661]" office:value-type="float" office:value="2721.58333333334" calcext:value-type="float">
            <text:p>2721,58</text:p>
          </table:table-cell>
        </table:table-row>
        <table:table-row table:style-name="ro1">
          <table:table-cell table:style-name="ce1" office:value-type="float" office:value="660" calcext:value-type="float">
            <text:p>660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string" calcext:value-type="string">
            <text:p>QueueFragment_10_ViewComponentNotVisibleOperatorMutator</text:p>
          </table:table-cell>
          <table:table-cell table:style-name="ce1" table:formula="of:=[.D661]+[.B662]" office:value-type="float" office:value="261670" calcext:value-type="float">
            <text:p>261670</text:p>
          </table:table-cell>
          <table:table-cell table:style-name="ce3" table:formula="of:=[.B662]/[.$B$1]" office:value-type="float" office:value="4.14583333333333" calcext:value-type="float">
            <text:p>4,15</text:p>
          </table:table-cell>
          <table:table-cell table:style-name="ce3" table:formula="of:=[.F661]+[.E662]" office:value-type="float" office:value="2725.72916666667" calcext:value-type="float">
            <text:p>2725,73</text:p>
          </table:table-cell>
        </table:table-row>
        <table:table-row table:style-name="ro1">
          <table:table-cell table:style-name="ce1" office:value-type="float" office:value="661" calcext:value-type="float">
            <text:p>661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QueueFragment_11_InvalidViewFocusOperatorMutator</text:p>
          </table:table-cell>
          <table:table-cell table:style-name="ce1" table:formula="of:=[.D662]+[.B663]" office:value-type="float" office:value="262060" calcext:value-type="float">
            <text:p>262060</text:p>
          </table:table-cell>
          <table:table-cell table:style-name="ce3" table:formula="of:=[.B663]/[.$B$1]" office:value-type="float" office:value="4.0625" calcext:value-type="float">
            <text:p>4,06</text:p>
          </table:table-cell>
          <table:table-cell table:style-name="ce3" table:formula="of:=[.F662]+[.E663]" office:value-type="float" office:value="2729.79166666667" calcext:value-type="float">
            <text:p>2729,79</text:p>
          </table:table-cell>
        </table:table-row>
        <table:table-row table:style-name="ro1">
          <table:table-cell table:style-name="ce1" office:value-type="float" office:value="662" calcext:value-type="float">
            <text:p>662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QueueFragment_12_ViewComponentNotVisibleOperatorMutator</text:p>
          </table:table-cell>
          <table:table-cell table:style-name="ce1" table:formula="of:=[.D663]+[.B664]" office:value-type="float" office:value="262450" calcext:value-type="float">
            <text:p>262450</text:p>
          </table:table-cell>
          <table:table-cell table:style-name="ce3" table:formula="of:=[.B664]/[.$B$1]" office:value-type="float" office:value="4.0625" calcext:value-type="float">
            <text:p>4,06</text:p>
          </table:table-cell>
          <table:table-cell table:style-name="ce3" table:formula="of:=[.F663]+[.E664]" office:value-type="float" office:value="2733.85416666667" calcext:value-type="float">
            <text:p>2733,85</text:p>
          </table:table-cell>
        </table:table-row>
        <table:table-row table:style-name="ro1"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string" calcext:value-type="string">
            <text:p>QueueFragment_13_InvalidViewFocusOperatorMutator</text:p>
          </table:table-cell>
          <table:table-cell table:style-name="ce1" table:formula="of:=[.D664]+[.B665]" office:value-type="float" office:value="262890" calcext:value-type="float">
            <text:p>262890</text:p>
          </table:table-cell>
          <table:table-cell table:style-name="ce3" table:formula="of:=[.B665]/[.$B$1]" office:value-type="float" office:value="4.58333333333333" calcext:value-type="float">
            <text:p>4,58</text:p>
          </table:table-cell>
          <table:table-cell table:style-name="ce3" table:formula="of:=[.F664]+[.E665]" office:value-type="float" office:value="2738.4375" calcext:value-type="float">
            <text:p>2738,44</text:p>
          </table:table-cell>
        </table:table-row>
        <table:table-row table:style-name="ro1">
          <table:table-cell table:style-name="ce1" office:value-type="float" office:value="664" calcext:value-type="float">
            <text:p>664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QueueFragment_14_ViewComponentNotVisibleOperatorMutator</text:p>
          </table:table-cell>
          <table:table-cell table:style-name="ce1" table:formula="of:=[.D665]+[.B666]" office:value-type="float" office:value="263284" calcext:value-type="float">
            <text:p>263284</text:p>
          </table:table-cell>
          <table:table-cell table:style-name="ce3" table:formula="of:=[.B666]/[.$B$1]" office:value-type="float" office:value="4.10416666666667" calcext:value-type="float">
            <text:p>4,10</text:p>
          </table:table-cell>
          <table:table-cell table:style-name="ce3" table:formula="of:=[.F665]+[.E666]" office:value-type="float" office:value="2742.54166666667" calcext:value-type="float">
            <text:p>2742,54</text:p>
          </table:table-cell>
        </table:table-row>
        <table:table-row table:style-name="ro1">
          <table:table-cell table:style-name="ce1" office:value-type="float" office:value="665" calcext:value-type="float">
            <text:p>665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QueueFragment_15_InvalidViewFocusOperatorMutator</text:p>
          </table:table-cell>
          <table:table-cell table:style-name="ce1" table:formula="of:=[.D666]+[.B667]" office:value-type="float" office:value="263678" calcext:value-type="float">
            <text:p>263678</text:p>
          </table:table-cell>
          <table:table-cell table:style-name="ce3" table:formula="of:=[.B667]/[.$B$1]" office:value-type="float" office:value="4.10416666666667" calcext:value-type="float">
            <text:p>4,10</text:p>
          </table:table-cell>
          <table:table-cell table:style-name="ce3" table:formula="of:=[.F666]+[.E667]" office:value-type="float" office:value="2746.64583333334" calcext:value-type="float">
            <text:p>2746,65</text:p>
          </table:table-cell>
        </table:table-row>
        <table:table-row table:style-name="ro1">
          <table:table-cell table:style-name="ce1" office:value-type="float" office:value="666" calcext:value-type="float">
            <text:p>666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QueueFragment_16_ViewComponentNotVisibleOperatorMutator</text:p>
          </table:table-cell>
          <table:table-cell table:style-name="ce1" table:formula="of:=[.D667]+[.B668]" office:value-type="float" office:value="264069" calcext:value-type="float">
            <text:p>264069</text:p>
          </table:table-cell>
          <table:table-cell table:style-name="ce3" table:formula="of:=[.B668]/[.$B$1]" office:value-type="float" office:value="4.07291666666667" calcext:value-type="float">
            <text:p>4,07</text:p>
          </table:table-cell>
          <table:table-cell table:style-name="ce3" table:formula="of:=[.F667]+[.E668]" office:value-type="float" office:value="2750.71875" calcext:value-type="float">
            <text:p>2750,72</text:p>
          </table:table-cell>
        </table:table-row>
        <table:table-row table:style-name="ro1">
          <table:table-cell table:style-name="ce1" office:value-type="float" office:value="667" calcext:value-type="float">
            <text:p>667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QueueFragment_17_InvalidViewFocusOperatorMutator</text:p>
          </table:table-cell>
          <table:table-cell table:style-name="ce1" table:formula="of:=[.D668]+[.B669]" office:value-type="float" office:value="264459" calcext:value-type="float">
            <text:p>264459</text:p>
          </table:table-cell>
          <table:table-cell table:style-name="ce3" table:formula="of:=[.B669]/[.$B$1]" office:value-type="float" office:value="4.0625" calcext:value-type="float">
            <text:p>4,06</text:p>
          </table:table-cell>
          <table:table-cell table:style-name="ce3" table:formula="of:=[.F668]+[.E669]" office:value-type="float" office:value="2754.78125" calcext:value-type="float">
            <text:p>2754,78</text:p>
          </table:table-cell>
        </table:table-row>
        <table:table-row table:style-name="ro1">
          <table:table-cell table:style-name="ce1" office:value-type="float" office:value="668" calcext:value-type="float">
            <text:p>668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QueueFragment_18_ViewComponentNotVisibleOperatorMutator</text:p>
          </table:table-cell>
          <table:table-cell table:style-name="ce1" table:formula="of:=[.D669]+[.B670]" office:value-type="float" office:value="264852" calcext:value-type="float">
            <text:p>264852</text:p>
          </table:table-cell>
          <table:table-cell table:style-name="ce3" table:formula="of:=[.B670]/[.$B$1]" office:value-type="float" office:value="4.09375" calcext:value-type="float">
            <text:p>4,09</text:p>
          </table:table-cell>
          <table:table-cell table:style-name="ce3" table:formula="of:=[.F669]+[.E670]" office:value-type="float" office:value="2758.875" calcext:value-type="float">
            <text:p>2758,88</text:p>
          </table:table-cell>
        </table:table-row>
        <table:table-row table:style-name="ro1"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QueueFragment_19_BinaryMutator</text:p>
          </table:table-cell>
          <table:table-cell table:style-name="ce1" table:formula="of:=[.D670]+[.B671]" office:value-type="float" office:value="265244" calcext:value-type="float">
            <text:p>265244</text:p>
          </table:table-cell>
          <table:table-cell table:style-name="ce3" table:formula="of:=[.B671]/[.$B$1]" office:value-type="float" office:value="4.08333333333333" calcext:value-type="float">
            <text:p>4,08</text:p>
          </table:table-cell>
          <table:table-cell table:style-name="ce3" table:formula="of:=[.F670]+[.E671]" office:value-type="float" office:value="2762.95833333334" calcext:value-type="float">
            <text:p>2762,96</text:p>
          </table:table-cell>
        </table:table-row>
        <table:table-row table:style-name="ro1"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387" calcext:value-type="float">
            <text:p>387</text:p>
          </table:table-cell>
          <table:table-cell table:style-name="ce1" office:value-type="string" calcext:value-type="string">
            <text:p>QueueFragment_20_BinaryMutator</text:p>
          </table:table-cell>
          <table:table-cell table:style-name="ce1" table:formula="of:=[.D671]+[.B672]" office:value-type="float" office:value="265631" calcext:value-type="float">
            <text:p>265631</text:p>
          </table:table-cell>
          <table:table-cell table:style-name="ce3" table:formula="of:=[.B672]/[.$B$1]" office:value-type="float" office:value="4.03125" calcext:value-type="float">
            <text:p>4,03</text:p>
          </table:table-cell>
          <table:table-cell table:style-name="ce3" table:formula="of:=[.F671]+[.E672]" office:value-type="float" office:value="2766.98958333334" calcext:value-type="float">
            <text:p>2766,99</text:p>
          </table:table-cell>
        </table:table-row>
        <table:table-row table:style-name="ro1">
          <table:table-cell table:style-name="ce1" office:value-type="float" office:value="671" calcext:value-type="float">
            <text:p>671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FeedSettingsFragment_0_InvalidViewFocusOperatorMutator</text:p>
          </table:table-cell>
          <table:table-cell table:style-name="ce1" table:formula="of:=[.D672]+[.B673]" office:value-type="float" office:value="266026" calcext:value-type="float">
            <text:p>266026</text:p>
          </table:table-cell>
          <table:table-cell table:style-name="ce3" table:formula="of:=[.B673]/[.$B$1]" office:value-type="float" office:value="4.11458333333333" calcext:value-type="float">
            <text:p>4,11</text:p>
          </table:table-cell>
          <table:table-cell table:style-name="ce3" table:formula="of:=[.F672]+[.E673]" office:value-type="float" office:value="2771.10416666667" calcext:value-type="float">
            <text:p>2771,10</text:p>
          </table:table-cell>
        </table:table-row>
        <table:table-row table:style-name="ro1">
          <table:table-cell table:style-name="ce1" office:value-type="float" office:value="672" calcext:value-type="float">
            <text:p>672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FeedSettingsFragment_1_ViewComponentNotVisibleOperatorMutator</text:p>
          </table:table-cell>
          <table:table-cell table:style-name="ce1" table:formula="of:=[.D673]+[.B674]" office:value-type="float" office:value="266418" calcext:value-type="float">
            <text:p>266418</text:p>
          </table:table-cell>
          <table:table-cell table:style-name="ce3" table:formula="of:=[.B674]/[.$B$1]" office:value-type="float" office:value="4.08333333333333" calcext:value-type="float">
            <text:p>4,08</text:p>
          </table:table-cell>
          <table:table-cell table:style-name="ce3" table:formula="of:=[.F673]+[.E674]" office:value-type="float" office:value="2775.1875" calcext:value-type="float">
            <text:p>2775,19</text:p>
          </table:table-cell>
        </table:table-row>
        <table:table-row table:style-name="ro1">
          <table:table-cell table:style-name="ce1" office:value-type="float" office:value="673" calcext:value-type="float">
            <text:p>673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FeedSettingsFragment_2_BuggyGUIListenerOperatorMutator</text:p>
          </table:table-cell>
          <table:table-cell table:style-name="ce1" table:formula="of:=[.D674]+[.B675]" office:value-type="float" office:value="266810" calcext:value-type="float">
            <text:p>266810</text:p>
          </table:table-cell>
          <table:table-cell table:style-name="ce3" table:formula="of:=[.B675]/[.$B$1]" office:value-type="float" office:value="4.08333333333333" calcext:value-type="float">
            <text:p>4,08</text:p>
          </table:table-cell>
          <table:table-cell table:style-name="ce3" table:formula="of:=[.F674]+[.E675]" office:value-type="float" office:value="2779.27083333334" calcext:value-type="float">
            <text:p>2779,27</text:p>
          </table:table-cell>
        </table:table-row>
        <table:table-row table:style-name="ro1">
          <table:table-cell table:style-name="ce1" office:value-type="float" office:value="674" calcext:value-type="float">
            <text:p>674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FeedSettingsFragment_3_InvalidKeyIntentOperatorMutator</text:p>
          </table:table-cell>
          <table:table-cell table:style-name="ce1" table:formula="of:=[.D675]+[.B676]" office:value-type="float" office:value="267206" calcext:value-type="float">
            <text:p>267206</text:p>
          </table:table-cell>
          <table:table-cell table:style-name="ce3" table:formula="of:=[.B676]/[.$B$1]" office:value-type="float" office:value="4.125" calcext:value-type="float">
            <text:p>4,13</text:p>
          </table:table-cell>
          <table:table-cell table:style-name="ce3" table:formula="of:=[.F675]+[.E676]" office:value-type="float" office:value="2783.39583333334" calcext:value-type="float">
            <text:p>2783,40</text:p>
          </table:table-cell>
        </table:table-row>
        <table:table-row table:style-name="ro1">
          <table:table-cell table:style-name="ce1" office:value-type="float" office:value="675" calcext:value-type="float">
            <text:p>675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FeedSettingsFragment_4_RandomActionIntentDefinitionOperatorMutator</text:p>
          </table:table-cell>
          <table:table-cell table:style-name="ce1" table:formula="of:=[.D676]+[.B677]" office:value-type="float" office:value="267597" calcext:value-type="float">
            <text:p>267597</text:p>
          </table:table-cell>
          <table:table-cell table:style-name="ce3" table:formula="of:=[.B677]/[.$B$1]" office:value-type="float" office:value="4.07291666666667" calcext:value-type="float">
            <text:p>4,07</text:p>
          </table:table-cell>
          <table:table-cell table:style-name="ce3" table:formula="of:=[.F676]+[.E677]" office:value-type="float" office:value="2787.46875" calcext:value-type="float">
            <text:p>2787,47</text:p>
          </table:table-cell>
        </table:table-row>
        <table:table-row table:style-name="ro1">
          <table:table-cell table:style-name="ce1" office:value-type="float" office:value="676" calcext:value-type="float">
            <text:p>676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FeedSettingsFragment_5_RandomActionIntentDefinitionOperatorMutator</text:p>
          </table:table-cell>
          <table:table-cell table:style-name="ce1" table:formula="of:=[.D677]+[.B678]" office:value-type="float" office:value="267992" calcext:value-type="float">
            <text:p>267992</text:p>
          </table:table-cell>
          <table:table-cell table:style-name="ce3" table:formula="of:=[.B678]/[.$B$1]" office:value-type="float" office:value="4.11458333333333" calcext:value-type="float">
            <text:p>4,11</text:p>
          </table:table-cell>
          <table:table-cell table:style-name="ce3" table:formula="of:=[.F677]+[.E678]" office:value-type="float" office:value="2791.58333333334" calcext:value-type="float">
            <text:p>2791,58</text:p>
          </table:table-cell>
        </table:table-row>
        <table:table-row table:style-name="ro1">
          <table:table-cell table:style-name="ce1" office:value-type="float" office:value="677" calcext:value-type="float">
            <text:p>677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FeedSettingsFragment_6_BuggyGUIListenerOperatorMutator</text:p>
          </table:table-cell>
          <table:table-cell table:style-name="ce1" table:formula="of:=[.D678]+[.B679]" office:value-type="float" office:value="268389" calcext:value-type="float">
            <text:p>268389</text:p>
          </table:table-cell>
          <table:table-cell table:style-name="ce3" table:formula="of:=[.B679]/[.$B$1]" office:value-type="float" office:value="4.13541666666667" calcext:value-type="float">
            <text:p>4,14</text:p>
          </table:table-cell>
          <table:table-cell table:style-name="ce3" table:formula="of:=[.F678]+[.E679]" office:value-type="float" office:value="2795.71875" calcext:value-type="float">
            <text:p>2795,72</text:p>
          </table:table-cell>
        </table:table-row>
        <table:table-row table:style-name="ro1">
          <table:table-cell table:style-name="ce1" office:value-type="float" office:value="678" calcext:value-type="float">
            <text:p>678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QuickFeedDiscoveryFragment_0_InvalidViewFocusOperatorMutator</text:p>
          </table:table-cell>
          <table:table-cell table:style-name="ce1" table:formula="of:=[.D679]+[.B680]" office:value-type="float" office:value="268780" calcext:value-type="float">
            <text:p>268780</text:p>
          </table:table-cell>
          <table:table-cell table:style-name="ce3" table:formula="of:=[.B680]/[.$B$1]" office:value-type="float" office:value="4.07291666666667" calcext:value-type="float">
            <text:p>4,07</text:p>
          </table:table-cell>
          <table:table-cell table:style-name="ce3" table:formula="of:=[.F679]+[.E680]" office:value-type="float" office:value="2799.79166666667" calcext:value-type="float">
            <text:p>2799,79</text:p>
          </table:table-cell>
        </table:table-row>
        <table:table-row table:style-name="ro1">
          <table:table-cell table:style-name="ce1" office:value-type="float" office:value="679" calcext:value-type="float">
            <text:p>679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QuickFeedDiscoveryFragment_1_ViewComponentNotVisibleOperatorMutator</text:p>
          </table:table-cell>
          <table:table-cell table:style-name="ce1" table:formula="of:=[.D680]+[.B681]" office:value-type="float" office:value="269176" calcext:value-type="float">
            <text:p>269176</text:p>
          </table:table-cell>
          <table:table-cell table:style-name="ce3" table:formula="of:=[.B681]/[.$B$1]" office:value-type="float" office:value="4.125" calcext:value-type="float">
            <text:p>4,13</text:p>
          </table:table-cell>
          <table:table-cell table:style-name="ce3" table:formula="of:=[.F680]+[.E681]" office:value-type="float" office:value="2803.91666666667" calcext:value-type="float">
            <text:p>2803,92</text:p>
          </table:table-cell>
        </table:table-row>
        <table:table-row table:style-name="ro1"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QuickFeedDiscoveryFragment_2_BuggyGUIListenerOperatorMutator</text:p>
          </table:table-cell>
          <table:table-cell table:style-name="ce1" table:formula="of:=[.D681]+[.B682]" office:value-type="float" office:value="269570" calcext:value-type="float">
            <text:p>269570</text:p>
          </table:table-cell>
          <table:table-cell table:style-name="ce3" table:formula="of:=[.B682]/[.$B$1]" office:value-type="float" office:value="4.10416666666667" calcext:value-type="float">
            <text:p>4,10</text:p>
          </table:table-cell>
          <table:table-cell table:style-name="ce3" table:formula="of:=[.F681]+[.E682]" office:value-type="float" office:value="2808.02083333334" calcext:value-type="float">
            <text:p>2808,02</text:p>
          </table:table-cell>
        </table:table-row>
        <table:table-row table:style-name="ro1">
          <table:table-cell table:style-name="ce1" office:value-type="float" office:value="681" calcext:value-type="float">
            <text:p>681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QuickFeedDiscoveryFragment_3_InvalidViewFocusOperatorMutator</text:p>
          </table:table-cell>
          <table:table-cell table:style-name="ce1" table:formula="of:=[.D682]+[.B683]" office:value-type="float" office:value="269964" calcext:value-type="float">
            <text:p>269964</text:p>
          </table:table-cell>
          <table:table-cell table:style-name="ce3" table:formula="of:=[.B683]/[.$B$1]" office:value-type="float" office:value="4.10416666666667" calcext:value-type="float">
            <text:p>4,10</text:p>
          </table:table-cell>
          <table:table-cell table:style-name="ce3" table:formula="of:=[.F682]+[.E683]" office:value-type="float" office:value="2812.125" calcext:value-type="float">
            <text:p>2812,13</text:p>
          </table:table-cell>
        </table:table-row>
        <table:table-row table:style-name="ro1">
          <table:table-cell table:style-name="ce1" office:value-type="float" office:value="682" calcext:value-type="float">
            <text:p>682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QuickFeedDiscoveryFragment_4_ViewComponentNotVisibleOperatorMutator</text:p>
          </table:table-cell>
          <table:table-cell table:style-name="ce1" table:formula="of:=[.D683]+[.B684]" office:value-type="float" office:value="270359" calcext:value-type="float">
            <text:p>270359</text:p>
          </table:table-cell>
          <table:table-cell table:style-name="ce3" table:formula="of:=[.B684]/[.$B$1]" office:value-type="float" office:value="4.11458333333333" calcext:value-type="float">
            <text:p>4,11</text:p>
          </table:table-cell>
          <table:table-cell table:style-name="ce3" table:formula="of:=[.F683]+[.E684]" office:value-type="float" office:value="2816.23958333334" calcext:value-type="float">
            <text:p>2816,24</text:p>
          </table:table-cell>
        </table:table-row>
        <table:table-row table:style-name="ro1">
          <table:table-cell table:style-name="ce1" office:value-type="float" office:value="683" calcext:value-type="float">
            <text:p>683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QuickFeedDiscoveryFragment_5_InvalidViewFocusOperatorMutator</text:p>
          </table:table-cell>
          <table:table-cell table:style-name="ce1" table:formula="of:=[.D684]+[.B685]" office:value-type="float" office:value="270749" calcext:value-type="float">
            <text:p>270749</text:p>
          </table:table-cell>
          <table:table-cell table:style-name="ce3" table:formula="of:=[.B685]/[.$B$1]" office:value-type="float" office:value="4.0625" calcext:value-type="float">
            <text:p>4,06</text:p>
          </table:table-cell>
          <table:table-cell table:style-name="ce3" table:formula="of:=[.F684]+[.E685]" office:value-type="float" office:value="2820.30208333334" calcext:value-type="float">
            <text:p>2820,30</text:p>
          </table:table-cell>
        </table:table-row>
        <table:table-row table:style-name="ro1">
          <table:table-cell table:style-name="ce1" office:value-type="float" office:value="684" calcext:value-type="float">
            <text:p>684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QuickFeedDiscoveryFragment_6_ViewComponentNotVisibleOperatorMutator</text:p>
          </table:table-cell>
          <table:table-cell table:style-name="ce1" table:formula="of:=[.D685]+[.B686]" office:value-type="float" office:value="271145" calcext:value-type="float">
            <text:p>271145</text:p>
          </table:table-cell>
          <table:table-cell table:style-name="ce3" table:formula="of:=[.B686]/[.$B$1]" office:value-type="float" office:value="4.125" calcext:value-type="float">
            <text:p>4,13</text:p>
          </table:table-cell>
          <table:table-cell table:style-name="ce3" table:formula="of:=[.F685]+[.E686]" office:value-type="float" office:value="2824.42708333334" calcext:value-type="float">
            <text:p>2824,43</text:p>
          </table:table-cell>
        </table:table-row>
        <table:table-row table:style-name="ro1">
          <table:table-cell table:style-name="ce1" office:value-type="float" office:value="685" calcext:value-type="float">
            <text:p>685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QuickFeedDiscoveryFragment_7_InvalidViewFocusOperatorMutator</text:p>
          </table:table-cell>
          <table:table-cell table:style-name="ce1" table:formula="of:=[.D686]+[.B687]" office:value-type="float" office:value="271537" calcext:value-type="float">
            <text:p>271537</text:p>
          </table:table-cell>
          <table:table-cell table:style-name="ce3" table:formula="of:=[.B687]/[.$B$1]" office:value-type="float" office:value="4.08333333333333" calcext:value-type="float">
            <text:p>4,08</text:p>
          </table:table-cell>
          <table:table-cell table:style-name="ce3" table:formula="of:=[.F686]+[.E687]" office:value-type="float" office:value="2828.51041666667" calcext:value-type="float">
            <text:p>2828,51</text:p>
          </table:table-cell>
        </table:table-row>
        <table:table-row table:style-name="ro1">
          <table:table-cell table:style-name="ce1" office:value-type="float" office:value="686" calcext:value-type="float">
            <text:p>686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QuickFeedDiscoveryFragment_8_ViewComponentNotVisibleOperatorMutator</text:p>
          </table:table-cell>
          <table:table-cell table:style-name="ce1" table:formula="of:=[.D687]+[.B688]" office:value-type="float" office:value="271929" calcext:value-type="float">
            <text:p>271929</text:p>
          </table:table-cell>
          <table:table-cell table:style-name="ce3" table:formula="of:=[.B688]/[.$B$1]" office:value-type="float" office:value="4.08333333333333" calcext:value-type="float">
            <text:p>4,08</text:p>
          </table:table-cell>
          <table:table-cell table:style-name="ce3" table:formula="of:=[.F687]+[.E688]" office:value-type="float" office:value="2832.59375" calcext:value-type="float">
            <text:p>2832,59</text:p>
          </table:table-cell>
        </table:table-row>
        <table:table-row table:style-name="ro1">
          <table:table-cell table:style-name="ce1" office:value-type="float" office:value="687" calcext:value-type="float">
            <text:p>687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QuickFeedDiscoveryFragment_9_InvalidViewFocusOperatorMutator</text:p>
          </table:table-cell>
          <table:table-cell table:style-name="ce1" table:formula="of:=[.D688]+[.B689]" office:value-type="float" office:value="272321" calcext:value-type="float">
            <text:p>272321</text:p>
          </table:table-cell>
          <table:table-cell table:style-name="ce3" table:formula="of:=[.B689]/[.$B$1]" office:value-type="float" office:value="4.08333333333333" calcext:value-type="float">
            <text:p>4,08</text:p>
          </table:table-cell>
          <table:table-cell table:style-name="ce3" table:formula="of:=[.F688]+[.E689]" office:value-type="float" office:value="2836.67708333334" calcext:value-type="float">
            <text:p>2836,68</text:p>
          </table:table-cell>
        </table:table-row>
        <table:table-row table:style-name="ro1">
          <table:table-cell table:style-name="ce1" office:value-type="float" office:value="688" calcext:value-type="float">
            <text:p>688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QuickFeedDiscoveryFragment_10_ViewComponentNotVisibleOperatorMutator</text:p>
          </table:table-cell>
          <table:table-cell table:style-name="ce1" table:formula="of:=[.D689]+[.B690]" office:value-type="float" office:value="272714" calcext:value-type="float">
            <text:p>272714</text:p>
          </table:table-cell>
          <table:table-cell table:style-name="ce3" table:formula="of:=[.B690]/[.$B$1]" office:value-type="float" office:value="4.09375" calcext:value-type="float">
            <text:p>4,09</text:p>
          </table:table-cell>
          <table:table-cell table:style-name="ce3" table:formula="of:=[.F689]+[.E690]" office:value-type="float" office:value="2840.77083333334" calcext:value-type="float">
            <text:p>2840,77</text:p>
          </table:table-cell>
        </table:table-row>
        <table:table-row table:style-name="ro1">
          <table:table-cell table:style-name="ce1" office:value-type="float" office:value="689" calcext:value-type="float">
            <text:p>689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QuickFeedDiscoveryFragment_11_InvalidViewFocusOperatorMutator</text:p>
          </table:table-cell>
          <table:table-cell table:style-name="ce1" table:formula="of:=[.D690]+[.B691]" office:value-type="float" office:value="273107" calcext:value-type="float">
            <text:p>273107</text:p>
          </table:table-cell>
          <table:table-cell table:style-name="ce3" table:formula="of:=[.B691]/[.$B$1]" office:value-type="float" office:value="4.09375" calcext:value-type="float">
            <text:p>4,09</text:p>
          </table:table-cell>
          <table:table-cell table:style-name="ce3" table:formula="of:=[.F690]+[.E691]" office:value-type="float" office:value="2844.86458333334" calcext:value-type="float">
            <text:p>2844,86</text:p>
          </table:table-cell>
        </table:table-row>
        <table:table-row table:style-name="ro1"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QuickFeedDiscoveryFragment_12_ViewComponentNotVisibleOperatorMutator</text:p>
          </table:table-cell>
          <table:table-cell table:style-name="ce1" table:formula="of:=[.D691]+[.B692]" office:value-type="float" office:value="273502" calcext:value-type="float">
            <text:p>273502</text:p>
          </table:table-cell>
          <table:table-cell table:style-name="ce3" table:formula="of:=[.B692]/[.$B$1]" office:value-type="float" office:value="4.11458333333333" calcext:value-type="float">
            <text:p>4,11</text:p>
          </table:table-cell>
          <table:table-cell table:style-name="ce3" table:formula="of:=[.F691]+[.E692]" office:value-type="float" office:value="2848.97916666667" calcext:value-type="float">
            <text:p>2848,98</text:p>
          </table:table-cell>
        </table:table-row>
        <table:table-row table:style-name="ro1">
          <table:table-cell table:style-name="ce1" office:value-type="float" office:value="691" calcext:value-type="float">
            <text:p>691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QuickFeedDiscoveryFragment_13_BinaryMutator</text:p>
          </table:table-cell>
          <table:table-cell table:style-name="ce1" table:formula="of:=[.D692]+[.B693]" office:value-type="float" office:value="273896" calcext:value-type="float">
            <text:p>273896</text:p>
          </table:table-cell>
          <table:table-cell table:style-name="ce3" table:formula="of:=[.B693]/[.$B$1]" office:value-type="float" office:value="4.10416666666667" calcext:value-type="float">
            <text:p>4,10</text:p>
          </table:table-cell>
          <table:table-cell table:style-name="ce3" table:formula="of:=[.F692]+[.E693]" office:value-type="float" office:value="2853.08333333334" calcext:value-type="float">
            <text:p>2853,08</text:p>
          </table:table-cell>
        </table:table-row>
        <table:table-row table:style-name="ro1">
          <table:table-cell table:style-name="ce1" office:value-type="float" office:value="692" calcext:value-type="float">
            <text:p>692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string" calcext:value-type="string">
            <text:p>QuickFeedDiscoveryFragment_14_BuggyGUIListenerOperatorMutator</text:p>
          </table:table-cell>
          <table:table-cell table:style-name="ce1" table:formula="of:=[.D693]+[.B694]" office:value-type="float" office:value="274281" calcext:value-type="float">
            <text:p>274281</text:p>
          </table:table-cell>
          <table:table-cell table:style-name="ce3" table:formula="of:=[.B694]/[.$B$1]" office:value-type="float" office:value="4.01041666666667" calcext:value-type="float">
            <text:p>4,01</text:p>
          </table:table-cell>
          <table:table-cell table:style-name="ce3" table:formula="of:=[.F693]+[.E694]" office:value-type="float" office:value="2857.09375" calcext:value-type="float">
            <text:p>2857,09</text:p>
          </table:table-cell>
        </table:table-row>
        <table:table-row table:style-name="ro1">
          <table:table-cell table:style-name="ce1" office:value-type="float" office:value="693" calcext:value-type="float">
            <text:p>693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QuickFeedDiscoveryFragment_15_BuggyGUIListenerOperatorMutator</text:p>
          </table:table-cell>
          <table:table-cell table:style-name="ce1" table:formula="of:=[.D694]+[.B695]" office:value-type="float" office:value="274673" calcext:value-type="float">
            <text:p>274673</text:p>
          </table:table-cell>
          <table:table-cell table:style-name="ce3" table:formula="of:=[.B695]/[.$B$1]" office:value-type="float" office:value="4.08333333333333" calcext:value-type="float">
            <text:p>4,08</text:p>
          </table:table-cell>
          <table:table-cell table:style-name="ce3" table:formula="of:=[.F694]+[.E695]" office:value-type="float" office:value="2861.17708333334" calcext:value-type="float">
            <text:p>2861,18</text:p>
          </table:table-cell>
        </table:table-row>
        <table:table-row table:style-name="ro1">
          <table:table-cell table:style-name="ce1" office:value-type="float" office:value="694" calcext:value-type="float">
            <text:p>694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QuickFeedDiscoveryFragment_16_NullIntentOperatorMutator</text:p>
          </table:table-cell>
          <table:table-cell table:style-name="ce1" table:formula="of:=[.D695]+[.B696]" office:value-type="float" office:value="275065" calcext:value-type="float">
            <text:p>275065</text:p>
          </table:table-cell>
          <table:table-cell table:style-name="ce3" table:formula="of:=[.B696]/[.$B$1]" office:value-type="float" office:value="4.08333333333333" calcext:value-type="float">
            <text:p>4,08</text:p>
          </table:table-cell>
          <table:table-cell table:style-name="ce3" table:formula="of:=[.F695]+[.E696]" office:value-type="float" office:value="2865.26041666667" calcext:value-type="float">
            <text:p>2865,26</text:p>
          </table:table-cell>
        </table:table-row>
        <table:table-row table:style-name="ro1">
          <table:table-cell table:style-name="ce1" office:value-type="float" office:value="695" calcext:value-type="float">
            <text:p>695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string" calcext:value-type="string">
            <text:p>QuickFeedDiscoveryFragment_17_InvalidKeyIntentOperatorMutator</text:p>
          </table:table-cell>
          <table:table-cell table:style-name="ce1" table:formula="of:=[.D696]+[.B697]" office:value-type="float" office:value="275463" calcext:value-type="float">
            <text:p>275463</text:p>
          </table:table-cell>
          <table:table-cell table:style-name="ce3" table:formula="of:=[.B697]/[.$B$1]" office:value-type="float" office:value="4.14583333333333" calcext:value-type="float">
            <text:p>4,15</text:p>
          </table:table-cell>
          <table:table-cell table:style-name="ce3" table:formula="of:=[.F696]+[.E697]" office:value-type="float" office:value="2869.40625" calcext:value-type="float">
            <text:p>2869,41</text:p>
          </table:table-cell>
        </table:table-row>
        <table:table-row table:style-name="ro1">
          <table:table-cell table:style-name="ce1" office:value-type="float" office:value="696" calcext:value-type="float">
            <text:p>696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QuickFeedDiscoveryFragment_18_RandomActionIntentDefinitionOperatorMutator</text:p>
          </table:table-cell>
          <table:table-cell table:style-name="ce1" table:formula="of:=[.D697]+[.B698]" office:value-type="float" office:value="275859" calcext:value-type="float">
            <text:p>275859</text:p>
          </table:table-cell>
          <table:table-cell table:style-name="ce3" table:formula="of:=[.B698]/[.$B$1]" office:value-type="float" office:value="4.125" calcext:value-type="float">
            <text:p>4,13</text:p>
          </table:table-cell>
          <table:table-cell table:style-name="ce3" table:formula="of:=[.F697]+[.E698]" office:value-type="float" office:value="2873.53125" calcext:value-type="float">
            <text:p>2873,53</text:p>
          </table:table-cell>
        </table:table-row>
        <table:table-row table:style-name="ro1">
          <table:table-cell table:style-name="ce1" office:value-type="float" office:value="697" calcext:value-type="float">
            <text:p>697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QuickFeedDiscoveryFragment_19_NullValueIntentPutExtraOperatorMutator</text:p>
          </table:table-cell>
          <table:table-cell table:style-name="ce1" table:formula="of:=[.D698]+[.B699]" office:value-type="float" office:value="276253" calcext:value-type="float">
            <text:p>276253</text:p>
          </table:table-cell>
          <table:table-cell table:style-name="ce3" table:formula="of:=[.B699]/[.$B$1]" office:value-type="float" office:value="4.10416666666667" calcext:value-type="float">
            <text:p>4,10</text:p>
          </table:table-cell>
          <table:table-cell table:style-name="ce3" table:formula="of:=[.F698]+[.E699]" office:value-type="float" office:value="2877.63541666667" calcext:value-type="float">
            <text:p>2877,64</text:p>
          </table:table-cell>
        </table:table-row>
        <table:table-row table:style-name="ro1">
          <table:table-cell table:style-name="ce1" office:value-type="float" office:value="698" calcext:value-type="float">
            <text:p>698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QuickFeedDiscoveryFragment_20_IntentPayloadReplacementOperatorMutator</text:p>
          </table:table-cell>
          <table:table-cell table:style-name="ce1" table:formula="of:=[.D699]+[.B700]" office:value-type="float" office:value="276644" calcext:value-type="float">
            <text:p>276644</text:p>
          </table:table-cell>
          <table:table-cell table:style-name="ce3" table:formula="of:=[.B700]/[.$B$1]" office:value-type="float" office:value="4.07291666666667" calcext:value-type="float">
            <text:p>4,07</text:p>
          </table:table-cell>
          <table:table-cell table:style-name="ce3" table:formula="of:=[.F699]+[.E700]" office:value-type="float" office:value="2881.70833333334" calcext:value-type="float">
            <text:p>2881,71</text:p>
          </table:table-cell>
        </table:table-row>
        <table:table-row table:style-name="ro1">
          <table:table-cell table:style-name="ce1" office:value-type="float" office:value="699" calcext:value-type="float">
            <text:p>699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string" calcext:value-type="string">
            <text:p>QuickFeedDiscoveryFragment_21_RandomActionIntentDefinitionOperatorMutator</text:p>
          </table:table-cell>
          <table:table-cell table:style-name="ce1" table:formula="of:=[.D700]+[.B701]" office:value-type="float" office:value="277033" calcext:value-type="float">
            <text:p>277033</text:p>
          </table:table-cell>
          <table:table-cell table:style-name="ce3" table:formula="of:=[.B701]/[.$B$1]" office:value-type="float" office:value="4.05208333333333" calcext:value-type="float">
            <text:p>4,05</text:p>
          </table:table-cell>
          <table:table-cell table:style-name="ce3" table:formula="of:=[.F700]+[.E701]" office:value-type="float" office:value="2885.76041666667" calcext:value-type="float">
            <text:p>2885,76</text:p>
          </table:table-cell>
        </table:table-row>
        <table:table-row table:style-name="ro1"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string" calcext:value-type="string">
            <text:p>ExternalPlayerFragment_0_InvalidViewFocusOperatorMutator</text:p>
          </table:table-cell>
          <table:table-cell table:style-name="ce1" table:formula="of:=[.D701]+[.B702]" office:value-type="float" office:value="277422" calcext:value-type="float">
            <text:p>277422</text:p>
          </table:table-cell>
          <table:table-cell table:style-name="ce3" table:formula="of:=[.B702]/[.$B$1]" office:value-type="float" office:value="4.05208333333333" calcext:value-type="float">
            <text:p>4,05</text:p>
          </table:table-cell>
          <table:table-cell table:style-name="ce3" table:formula="of:=[.F701]+[.E702]" office:value-type="float" office:value="2889.8125" calcext:value-type="float">
            <text:p>2889,81</text:p>
          </table:table-cell>
        </table:table-row>
        <table:table-row table:style-name="ro1">
          <table:table-cell table:style-name="ce1" office:value-type="float" office:value="701" calcext:value-type="float">
            <text:p>701</text:p>
          </table:table-cell>
          <table:table-cell table:style-name="ce1" office:value-type="float" office:value="386" calcext:value-type="float">
            <text:p>386</text:p>
          </table:table-cell>
          <table:table-cell table:style-name="ce1" office:value-type="string" calcext:value-type="string">
            <text:p>ExternalPlayerFragment_1_ViewComponentNotVisibleOperatorMutator</text:p>
          </table:table-cell>
          <table:table-cell table:style-name="ce1" table:formula="of:=[.D702]+[.B703]" office:value-type="float" office:value="277808" calcext:value-type="float">
            <text:p>277808</text:p>
          </table:table-cell>
          <table:table-cell table:style-name="ce3" table:formula="of:=[.B703]/[.$B$1]" office:value-type="float" office:value="4.02083333333333" calcext:value-type="float">
            <text:p>4,02</text:p>
          </table:table-cell>
          <table:table-cell table:style-name="ce3" table:formula="of:=[.F702]+[.E703]" office:value-type="float" office:value="2893.83333333334" calcext:value-type="float">
            <text:p>2893,83</text:p>
          </table:table-cell>
        </table:table-row>
        <table:table-row table:style-name="ro1">
          <table:table-cell table:style-name="ce1" office:value-type="float" office:value="702" calcext:value-type="float">
            <text:p>702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string" calcext:value-type="string">
            <text:p>ExternalPlayerFragment_2_InvalidViewFocusOperatorMutator</text:p>
          </table:table-cell>
          <table:table-cell table:style-name="ce1" table:formula="of:=[.D703]+[.B704]" office:value-type="float" office:value="278197" calcext:value-type="float">
            <text:p>278197</text:p>
          </table:table-cell>
          <table:table-cell table:style-name="ce3" table:formula="of:=[.B704]/[.$B$1]" office:value-type="float" office:value="4.05208333333333" calcext:value-type="float">
            <text:p>4,05</text:p>
          </table:table-cell>
          <table:table-cell table:style-name="ce3" table:formula="of:=[.F703]+[.E704]" office:value-type="float" office:value="2897.88541666667" calcext:value-type="float">
            <text:p>2897,89</text:p>
          </table:table-cell>
        </table:table-row>
        <table:table-row table:style-name="ro1">
          <table:table-cell table:style-name="ce1" office:value-type="float" office:value="703" calcext:value-type="float">
            <text:p>703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string" calcext:value-type="string">
            <text:p>ExternalPlayerFragment_3_ViewComponentNotVisibleOperatorMutator</text:p>
          </table:table-cell>
          <table:table-cell table:style-name="ce1" table:formula="of:=[.D704]+[.B705]" office:value-type="float" office:value="278586" calcext:value-type="float">
            <text:p>278586</text:p>
          </table:table-cell>
          <table:table-cell table:style-name="ce3" table:formula="of:=[.B705]/[.$B$1]" office:value-type="float" office:value="4.05208333333333" calcext:value-type="float">
            <text:p>4,05</text:p>
          </table:table-cell>
          <table:table-cell table:style-name="ce3" table:formula="of:=[.F704]+[.E705]" office:value-type="float" office:value="2901.9375" calcext:value-type="float">
            <text:p>2901,94</text:p>
          </table:table-cell>
        </table:table-row>
        <table:table-row table:style-name="ro1">
          <table:table-cell table:style-name="ce1" office:value-type="float" office:value="704" calcext:value-type="float">
            <text:p>704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string" calcext:value-type="string">
            <text:p>ExternalPlayerFragment_4_InvalidViewFocusOperatorMutator</text:p>
          </table:table-cell>
          <table:table-cell table:style-name="ce1" table:formula="of:=[.D705]+[.B706]" office:value-type="float" office:value="278975" calcext:value-type="float">
            <text:p>278975</text:p>
          </table:table-cell>
          <table:table-cell table:style-name="ce3" table:formula="of:=[.B706]/[.$B$1]" office:value-type="float" office:value="4.05208333333333" calcext:value-type="float">
            <text:p>4,05</text:p>
          </table:table-cell>
          <table:table-cell table:style-name="ce3" table:formula="of:=[.F705]+[.E706]" office:value-type="float" office:value="2905.98958333334" calcext:value-type="float">
            <text:p>2905,99</text:p>
          </table:table-cell>
        </table:table-row>
        <table:table-row table:style-name="ro1">
          <table:table-cell table:style-name="ce1" office:value-type="float" office:value="705" calcext:value-type="float">
            <text:p>705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ExternalPlayerFragment_5_ViewComponentNotVisibleOperatorMutator</text:p>
          </table:table-cell>
          <table:table-cell table:style-name="ce1" table:formula="of:=[.D706]+[.B707]" office:value-type="float" office:value="279370" calcext:value-type="float">
            <text:p>279370</text:p>
          </table:table-cell>
          <table:table-cell table:style-name="ce3" table:formula="of:=[.B707]/[.$B$1]" office:value-type="float" office:value="4.11458333333333" calcext:value-type="float">
            <text:p>4,11</text:p>
          </table:table-cell>
          <table:table-cell table:style-name="ce3" table:formula="of:=[.F706]+[.E707]" office:value-type="float" office:value="2910.10416666667" calcext:value-type="float">
            <text:p>2910,10</text:p>
          </table:table-cell>
        </table:table-row>
        <table:table-row table:style-name="ro1">
          <table:table-cell table:style-name="ce1" office:value-type="float" office:value="706" calcext:value-type="float">
            <text:p>706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ExternalPlayerFragment_6_InvalidViewFocusOperatorMutator</text:p>
          </table:table-cell>
          <table:table-cell table:style-name="ce1" table:formula="of:=[.D707]+[.B708]" office:value-type="float" office:value="279764" calcext:value-type="float">
            <text:p>279764</text:p>
          </table:table-cell>
          <table:table-cell table:style-name="ce3" table:formula="of:=[.B708]/[.$B$1]" office:value-type="float" office:value="4.10416666666667" calcext:value-type="float">
            <text:p>4,10</text:p>
          </table:table-cell>
          <table:table-cell table:style-name="ce3" table:formula="of:=[.F707]+[.E708]" office:value-type="float" office:value="2914.20833333334" calcext:value-type="float">
            <text:p>2914,21</text:p>
          </table:table-cell>
        </table:table-row>
        <table:table-row table:style-name="ro1">
          <table:table-cell table:style-name="ce1" office:value-type="float" office:value="707" calcext:value-type="float">
            <text:p>707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ExternalPlayerFragment_7_ViewComponentNotVisibleOperatorMutator</text:p>
          </table:table-cell>
          <table:table-cell table:style-name="ce1" table:formula="of:=[.D708]+[.B709]" office:value-type="float" office:value="280156" calcext:value-type="float">
            <text:p>280156</text:p>
          </table:table-cell>
          <table:table-cell table:style-name="ce3" table:formula="of:=[.B709]/[.$B$1]" office:value-type="float" office:value="4.08333333333333" calcext:value-type="float">
            <text:p>4,08</text:p>
          </table:table-cell>
          <table:table-cell table:style-name="ce3" table:formula="of:=[.F708]+[.E709]" office:value-type="float" office:value="2918.29166666667" calcext:value-type="float">
            <text:p>2918,29</text:p>
          </table:table-cell>
        </table:table-row>
        <table:table-row table:style-name="ro1">
          <table:table-cell table:style-name="ce1" office:value-type="float" office:value="708" calcext:value-type="float">
            <text:p>708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ExternalPlayerFragment_8_InvalidViewFocusOperatorMutator</text:p>
          </table:table-cell>
          <table:table-cell table:style-name="ce1" table:formula="of:=[.D709]+[.B710]" office:value-type="float" office:value="280546" calcext:value-type="float">
            <text:p>280546</text:p>
          </table:table-cell>
          <table:table-cell table:style-name="ce3" table:formula="of:=[.B710]/[.$B$1]" office:value-type="float" office:value="4.0625" calcext:value-type="float">
            <text:p>4,06</text:p>
          </table:table-cell>
          <table:table-cell table:style-name="ce3" table:formula="of:=[.F709]+[.E710]" office:value-type="float" office:value="2922.35416666667" calcext:value-type="float">
            <text:p>2922,35</text:p>
          </table:table-cell>
        </table:table-row>
        <table:table-row table:style-name="ro1">
          <table:table-cell table:style-name="ce1" office:value-type="float" office:value="709" calcext:value-type="float">
            <text:p>709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ExternalPlayerFragment_9_ViewComponentNotVisibleOperatorMutator</text:p>
          </table:table-cell>
          <table:table-cell table:style-name="ce1" table:formula="of:=[.D710]+[.B711]" office:value-type="float" office:value="280939" calcext:value-type="float">
            <text:p>280939</text:p>
          </table:table-cell>
          <table:table-cell table:style-name="ce3" table:formula="of:=[.B711]/[.$B$1]" office:value-type="float" office:value="4.09375" calcext:value-type="float">
            <text:p>4,09</text:p>
          </table:table-cell>
          <table:table-cell table:style-name="ce3" table:formula="of:=[.F710]+[.E711]" office:value-type="float" office:value="2926.44791666667" calcext:value-type="float">
            <text:p>2926,45</text:p>
          </table:table-cell>
        </table:table-row>
        <table:table-row table:style-name="ro1"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ExternalPlayerFragment_10_BuggyGUIListenerOperatorMutator</text:p>
          </table:table-cell>
          <table:table-cell table:style-name="ce1" table:formula="of:=[.D711]+[.B712]" office:value-type="float" office:value="281330" calcext:value-type="float">
            <text:p>281330</text:p>
          </table:table-cell>
          <table:table-cell table:style-name="ce3" table:formula="of:=[.B712]/[.$B$1]" office:value-type="float" office:value="4.07291666666667" calcext:value-type="float">
            <text:p>4,07</text:p>
          </table:table-cell>
          <table:table-cell table:style-name="ce3" table:formula="of:=[.F711]+[.E712]" office:value-type="float" office:value="2930.52083333334" calcext:value-type="float">
            <text:p>2930,52</text:p>
          </table:table-cell>
        </table:table-row>
        <table:table-row table:style-name="ro1"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ExternalPlayerFragment_11_RandomActionIntentDefinitionOperatorMutator</text:p>
          </table:table-cell>
          <table:table-cell table:style-name="ce1" table:formula="of:=[.D712]+[.B713]" office:value-type="float" office:value="281725" calcext:value-type="float">
            <text:p>281725</text:p>
          </table:table-cell>
          <table:table-cell table:style-name="ce3" table:formula="of:=[.B713]/[.$B$1]" office:value-type="float" office:value="4.11458333333333" calcext:value-type="float">
            <text:p>4,11</text:p>
          </table:table-cell>
          <table:table-cell table:style-name="ce3" table:formula="of:=[.F712]+[.E713]" office:value-type="float" office:value="2934.63541666667" calcext:value-type="float">
            <text:p>2934,64</text:p>
          </table:table-cell>
        </table:table-row>
        <table:table-row table:style-name="ro1"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ExternalPlayerFragment_12_BuggyGUIListenerOperatorMutator</text:p>
          </table:table-cell>
          <table:table-cell table:style-name="ce1" table:formula="of:=[.D713]+[.B714]" office:value-type="float" office:value="282118" calcext:value-type="float">
            <text:p>282118</text:p>
          </table:table-cell>
          <table:table-cell table:style-name="ce3" table:formula="of:=[.B714]/[.$B$1]" office:value-type="float" office:value="4.09375" calcext:value-type="float">
            <text:p>4,09</text:p>
          </table:table-cell>
          <table:table-cell table:style-name="ce3" table:formula="of:=[.F713]+[.E714]" office:value-type="float" office:value="2938.72916666667" calcext:value-type="float">
            <text:p>2938,73</text:p>
          </table:table-cell>
        </table:table-row>
        <table:table-row table:style-name="ro1">
          <table:table-cell table:style-name="ce1" office:value-type="float" office:value="713" calcext:value-type="float">
            <text:p>713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string" calcext:value-type="string">
            <text:p>ExternalPlayerFragment_13_BinaryMutator</text:p>
          </table:table-cell>
          <table:table-cell table:style-name="ce1" table:formula="of:=[.D714]+[.B715]" office:value-type="float" office:value="282507" calcext:value-type="float">
            <text:p>282507</text:p>
          </table:table-cell>
          <table:table-cell table:style-name="ce3" table:formula="of:=[.B715]/[.$B$1]" office:value-type="float" office:value="4.05208333333333" calcext:value-type="float">
            <text:p>4,05</text:p>
          </table:table-cell>
          <table:table-cell table:style-name="ce3" table:formula="of:=[.F714]+[.E715]" office:value-type="float" office:value="2942.78125000001" calcext:value-type="float">
            <text:p>2942,78</text:p>
          </table:table-cell>
        </table:table-row>
        <table:table-row table:style-name="ro1">
          <table:table-cell table:style-name="ce1" office:value-type="float" office:value="714" calcext:value-type="float">
            <text:p>714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ExternalPlayerFragment_14_BinaryMutator</text:p>
          </table:table-cell>
          <table:table-cell table:style-name="ce1" table:formula="of:=[.D715]+[.B716]" office:value-type="float" office:value="282899" calcext:value-type="float">
            <text:p>282899</text:p>
          </table:table-cell>
          <table:table-cell table:style-name="ce3" table:formula="of:=[.B716]/[.$B$1]" office:value-type="float" office:value="4.08333333333333" calcext:value-type="float">
            <text:p>4,08</text:p>
          </table:table-cell>
          <table:table-cell table:style-name="ce3" table:formula="of:=[.F715]+[.E716]" office:value-type="float" office:value="2946.86458333334" calcext:value-type="float">
            <text:p>2946,86</text:p>
          </table:table-cell>
        </table:table-row>
        <table:table-row table:style-name="ro1">
          <table:table-cell table:style-name="ce1" office:value-type="float" office:value="715" calcext:value-type="float">
            <text:p>715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OnlineSearchFragment_0_LengthyGUICreationOperatorMutator</text:p>
          </table:table-cell>
          <table:table-cell table:style-name="ce1" table:formula="of:=[.D716]+[.B717]" office:value-type="float" office:value="283290" calcext:value-type="float">
            <text:p>283290</text:p>
          </table:table-cell>
          <table:table-cell table:style-name="ce3" table:formula="of:=[.B717]/[.$B$1]" office:value-type="float" office:value="4.07291666666667" calcext:value-type="float">
            <text:p>4,07</text:p>
          </table:table-cell>
          <table:table-cell table:style-name="ce3" table:formula="of:=[.F716]+[.E717]" office:value-type="float" office:value="2950.93750000001" calcext:value-type="float">
            <text:p>2950,94</text:p>
          </table:table-cell>
        </table:table-row>
        <table:table-row table:style-name="ro1"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string" calcext:value-type="string">
            <text:p>OnlineSearchFragment_1_InvalidViewFocusOperatorMutator</text:p>
          </table:table-cell>
          <table:table-cell table:style-name="ce1" table:formula="of:=[.D717]+[.B718]" office:value-type="float" office:value="283679" calcext:value-type="float">
            <text:p>283679</text:p>
          </table:table-cell>
          <table:table-cell table:style-name="ce3" table:formula="of:=[.B718]/[.$B$1]" office:value-type="float" office:value="4.05208333333333" calcext:value-type="float">
            <text:p>4,05</text:p>
          </table:table-cell>
          <table:table-cell table:style-name="ce3" table:formula="of:=[.F717]+[.E718]" office:value-type="float" office:value="2954.98958333334" calcext:value-type="float">
            <text:p>2954,99</text:p>
          </table:table-cell>
        </table:table-row>
        <table:table-row table:style-name="ro1">
          <table:table-cell table:style-name="ce1" office:value-type="float" office:value="717" calcext:value-type="float">
            <text:p>717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OnlineSearchFragment_2_ViewComponentNotVisibleOperatorMutator</text:p>
          </table:table-cell>
          <table:table-cell table:style-name="ce1" table:formula="of:=[.D718]+[.B719]" office:value-type="float" office:value="284072" calcext:value-type="float">
            <text:p>284072</text:p>
          </table:table-cell>
          <table:table-cell table:style-name="ce3" table:formula="of:=[.B719]/[.$B$1]" office:value-type="float" office:value="4.09375" calcext:value-type="float">
            <text:p>4,09</text:p>
          </table:table-cell>
          <table:table-cell table:style-name="ce3" table:formula="of:=[.F718]+[.E719]" office:value-type="float" office:value="2959.08333333334" calcext:value-type="float">
            <text:p>2959,08</text:p>
          </table:table-cell>
        </table:table-row>
        <table:table-row table:style-name="ro1"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OnlineSearchFragment_3_InvalidKeyIntentOperatorMutator</text:p>
          </table:table-cell>
          <table:table-cell table:style-name="ce1" table:formula="of:=[.D719]+[.B720]" office:value-type="float" office:value="284462" calcext:value-type="float">
            <text:p>284462</text:p>
          </table:table-cell>
          <table:table-cell table:style-name="ce3" table:formula="of:=[.B720]/[.$B$1]" office:value-type="float" office:value="4.0625" calcext:value-type="float">
            <text:p>4,06</text:p>
          </table:table-cell>
          <table:table-cell table:style-name="ce3" table:formula="of:=[.F719]+[.E720]" office:value-type="float" office:value="2963.14583333334" calcext:value-type="float">
            <text:p>2963,15</text:p>
          </table:table-cell>
        </table:table-row>
        <table:table-row table:style-name="ro1">
          <table:table-cell table:style-name="ce1" office:value-type="float" office:value="719" calcext:value-type="float">
            <text:p>719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OnlineSearchFragment_4_RandomActionIntentDefinitionOperatorMutator</text:p>
          </table:table-cell>
          <table:table-cell table:style-name="ce1" table:formula="of:=[.D720]+[.B721]" office:value-type="float" office:value="284857" calcext:value-type="float">
            <text:p>284857</text:p>
          </table:table-cell>
          <table:table-cell table:style-name="ce3" table:formula="of:=[.B721]/[.$B$1]" office:value-type="float" office:value="4.11458333333333" calcext:value-type="float">
            <text:p>4,11</text:p>
          </table:table-cell>
          <table:table-cell table:style-name="ce3" table:formula="of:=[.F720]+[.E721]" office:value-type="float" office:value="2967.26041666667" calcext:value-type="float">
            <text:p>2967,26</text:p>
          </table:table-cell>
        </table:table-row>
        <table:table-row table:style-name="ro1"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string" calcext:value-type="string">
            <text:p>OnlineSearchFragment_5_NullValueIntentPutExtraOperatorMutator</text:p>
          </table:table-cell>
          <table:table-cell table:style-name="ce1" table:formula="of:=[.D721]+[.B722]" office:value-type="float" office:value="285246" calcext:value-type="float">
            <text:p>285246</text:p>
          </table:table-cell>
          <table:table-cell table:style-name="ce3" table:formula="of:=[.B722]/[.$B$1]" office:value-type="float" office:value="4.05208333333333" calcext:value-type="float">
            <text:p>4,05</text:p>
          </table:table-cell>
          <table:table-cell table:style-name="ce3" table:formula="of:=[.F721]+[.E722]" office:value-type="float" office:value="2971.31250000001" calcext:value-type="float">
            <text:p>2971,31</text:p>
          </table:table-cell>
        </table:table-row>
        <table:table-row table:style-name="ro1">
          <table:table-cell table:style-name="ce1" office:value-type="float" office:value="721" calcext:value-type="float">
            <text:p>721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OnlineSearchFragment_6_IntentPayloadReplacementOperatorMutator</text:p>
          </table:table-cell>
          <table:table-cell table:style-name="ce1" table:formula="of:=[.D722]+[.B723]" office:value-type="float" office:value="285638" calcext:value-type="float">
            <text:p>285638</text:p>
          </table:table-cell>
          <table:table-cell table:style-name="ce3" table:formula="of:=[.B723]/[.$B$1]" office:value-type="float" office:value="4.08333333333333" calcext:value-type="float">
            <text:p>4,08</text:p>
          </table:table-cell>
          <table:table-cell table:style-name="ce3" table:formula="of:=[.F722]+[.E723]" office:value-type="float" office:value="2975.39583333334" calcext:value-type="float">
            <text:p>2975,40</text:p>
          </table:table-cell>
        </table:table-row>
        <table:table-row table:style-name="ro1">
          <table:table-cell table:style-name="ce1" office:value-type="float" office:value="722" calcext:value-type="float">
            <text:p>722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OnlineSearchFragment_7_RandomActionIntentDefinitionOperatorMutator</text:p>
          </table:table-cell>
          <table:table-cell table:style-name="ce1" table:formula="of:=[.D723]+[.B724]" office:value-type="float" office:value="286028" calcext:value-type="float">
            <text:p>286028</text:p>
          </table:table-cell>
          <table:table-cell table:style-name="ce3" table:formula="of:=[.B724]/[.$B$1]" office:value-type="float" office:value="4.0625" calcext:value-type="float">
            <text:p>4,06</text:p>
          </table:table-cell>
          <table:table-cell table:style-name="ce3" table:formula="of:=[.F723]+[.E724]" office:value-type="float" office:value="2979.45833333334" calcext:value-type="float">
            <text:p>2979,46</text:p>
          </table:table-cell>
        </table:table-row>
        <table:table-row table:style-name="ro1">
          <table:table-cell table:style-name="ce1" office:value-type="float" office:value="723" calcext:value-type="float">
            <text:p>723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OnlineSearchFragment_8_NullValueIntentPutExtraOperatorMutator</text:p>
          </table:table-cell>
          <table:table-cell table:style-name="ce1" table:formula="of:=[.D724]+[.B725]" office:value-type="float" office:value="286421" calcext:value-type="float">
            <text:p>286421</text:p>
          </table:table-cell>
          <table:table-cell table:style-name="ce3" table:formula="of:=[.B725]/[.$B$1]" office:value-type="float" office:value="4.09375" calcext:value-type="float">
            <text:p>4,09</text:p>
          </table:table-cell>
          <table:table-cell table:style-name="ce3" table:formula="of:=[.F724]+[.E725]" office:value-type="float" office:value="2983.55208333334" calcext:value-type="float">
            <text:p>2983,55</text:p>
          </table:table-cell>
        </table:table-row>
        <table:table-row table:style-name="ro1">
          <table:table-cell table:style-name="ce1" office:value-type="float" office:value="724" calcext:value-type="float">
            <text:p>724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string" calcext:value-type="string">
            <text:p>OnlineSearchFragment_9_IntentPayloadReplacementOperatorMutator</text:p>
          </table:table-cell>
          <table:table-cell table:style-name="ce1" table:formula="of:=[.D725]+[.B726]" office:value-type="float" office:value="286820" calcext:value-type="float">
            <text:p>286820</text:p>
          </table:table-cell>
          <table:table-cell table:style-name="ce3" table:formula="of:=[.B726]/[.$B$1]" office:value-type="float" office:value="4.15625" calcext:value-type="float">
            <text:p>4,16</text:p>
          </table:table-cell>
          <table:table-cell table:style-name="ce3" table:formula="of:=[.F725]+[.E726]" office:value-type="float" office:value="2987.70833333334" calcext:value-type="float">
            <text:p>2987,71</text:p>
          </table:table-cell>
        </table:table-row>
        <table:table-row table:style-name="ro1">
          <table:table-cell table:style-name="ce1" office:value-type="float" office:value="725" calcext:value-type="float">
            <text:p>725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string" calcext:value-type="string">
            <text:p>OnlineSearchFragment_10_RandomActionIntentDefinitionOperatorMutator</text:p>
          </table:table-cell>
          <table:table-cell table:style-name="ce1" table:formula="of:=[.D726]+[.B727]" office:value-type="float" office:value="287209" calcext:value-type="float">
            <text:p>287209</text:p>
          </table:table-cell>
          <table:table-cell table:style-name="ce3" table:formula="of:=[.B727]/[.$B$1]" office:value-type="float" office:value="4.05208333333333" calcext:value-type="float">
            <text:p>4,05</text:p>
          </table:table-cell>
          <table:table-cell table:style-name="ce3" table:formula="of:=[.F726]+[.E727]" office:value-type="float" office:value="2991.76041666667" calcext:value-type="float">
            <text:p>2991,76</text:p>
          </table:table-cell>
        </table:table-row>
        <table:table-row table:style-name="ro1">
          <table:table-cell table:style-name="ce1" office:value-type="float" office:value="726" calcext:value-type="float">
            <text:p>726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OnlineSearchFragment_11_InvalidViewFocusOperatorMutator</text:p>
          </table:table-cell>
          <table:table-cell table:style-name="ce1" table:formula="of:=[.D727]+[.B728]" office:value-type="float" office:value="287604" calcext:value-type="float">
            <text:p>287604</text:p>
          </table:table-cell>
          <table:table-cell table:style-name="ce3" table:formula="of:=[.B728]/[.$B$1]" office:value-type="float" office:value="4.11458333333333" calcext:value-type="float">
            <text:p>4,11</text:p>
          </table:table-cell>
          <table:table-cell table:style-name="ce3" table:formula="of:=[.F727]+[.E728]" office:value-type="float" office:value="2995.87500000001" calcext:value-type="float">
            <text:p>2995,88</text:p>
          </table:table-cell>
        </table:table-row>
        <table:table-row table:style-name="ro1">
          <table:table-cell table:style-name="ce1" office:value-type="float" office:value="727" calcext:value-type="float">
            <text:p>727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OnlineSearchFragment_12_ViewComponentNotVisibleOperatorMutator</text:p>
          </table:table-cell>
          <table:table-cell table:style-name="ce1" table:formula="of:=[.D728]+[.B729]" office:value-type="float" office:value="287995" calcext:value-type="float">
            <text:p>287995</text:p>
          </table:table-cell>
          <table:table-cell table:style-name="ce3" table:formula="of:=[.B729]/[.$B$1]" office:value-type="float" office:value="4.07291666666667" calcext:value-type="float">
            <text:p>4,07</text:p>
          </table:table-cell>
          <table:table-cell table:style-name="ce3" table:formula="of:=[.F728]+[.E729]" office:value-type="float" office:value="2999.94791666667" calcext:value-type="float">
            <text:p>2999,95</text:p>
          </table:table-cell>
        </table:table-row>
        <table:table-row table:style-name="ro1">
          <table:table-cell table:style-name="ce1" office:value-type="float" office:value="728" calcext:value-type="float">
            <text:p>728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OnlineSearchFragment_13_InvalidViewFocusOperatorMutator</text:p>
          </table:table-cell>
          <table:table-cell table:style-name="ce1" table:formula="of:=[.D729]+[.B730]" office:value-type="float" office:value="288389" calcext:value-type="float">
            <text:p>288389</text:p>
          </table:table-cell>
          <table:table-cell table:style-name="ce3" table:formula="of:=[.B730]/[.$B$1]" office:value-type="float" office:value="4.10416666666667" calcext:value-type="float">
            <text:p>4,10</text:p>
          </table:table-cell>
          <table:table-cell table:style-name="ce3" table:formula="of:=[.F729]+[.E730]" office:value-type="float" office:value="3004.05208333334" calcext:value-type="float">
            <text:p>3004,05</text:p>
          </table:table-cell>
        </table:table-row>
        <table:table-row table:style-name="ro1">
          <table:table-cell table:style-name="ce1" office:value-type="float" office:value="729" calcext:value-type="float">
            <text:p>729</text:p>
          </table:table-cell>
          <table:table-cell table:style-name="ce1" office:value-type="float" office:value="434" calcext:value-type="float">
            <text:p>434</text:p>
          </table:table-cell>
          <table:table-cell table:style-name="ce1" office:value-type="string" calcext:value-type="string">
            <text:p>OnlineSearchFragment_14_ViewComponentNotVisibleOperatorMutator</text:p>
          </table:table-cell>
          <table:table-cell table:style-name="ce1" table:formula="of:=[.D730]+[.B731]" office:value-type="float" office:value="288823" calcext:value-type="float">
            <text:p>288823</text:p>
          </table:table-cell>
          <table:table-cell table:style-name="ce3" table:formula="of:=[.B731]/[.$B$1]" office:value-type="float" office:value="4.52083333333333" calcext:value-type="float">
            <text:p>4,52</text:p>
          </table:table-cell>
          <table:table-cell table:style-name="ce3" table:formula="of:=[.F730]+[.E731]" office:value-type="float" office:value="3008.57291666667" calcext:value-type="float">
            <text:p>3008,57</text:p>
          </table:table-cell>
        </table:table-row>
        <table:table-row table:style-name="ro1">
          <table:table-cell table:style-name="ce1" office:value-type="float" office:value="730" calcext:value-type="float">
            <text:p>730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OnlineSearchFragment_15_InvalidViewFocusOperatorMutator</text:p>
          </table:table-cell>
          <table:table-cell table:style-name="ce1" table:formula="of:=[.D731]+[.B732]" office:value-type="float" office:value="289216" calcext:value-type="float">
            <text:p>289216</text:p>
          </table:table-cell>
          <table:table-cell table:style-name="ce3" table:formula="of:=[.B732]/[.$B$1]" office:value-type="float" office:value="4.09375" calcext:value-type="float">
            <text:p>4,09</text:p>
          </table:table-cell>
          <table:table-cell table:style-name="ce3" table:formula="of:=[.F731]+[.E732]" office:value-type="float" office:value="3012.66666666667" calcext:value-type="float">
            <text:p>3012,67</text:p>
          </table:table-cell>
        </table:table-row>
        <table:table-row table:style-name="ro1">
          <table:table-cell table:style-name="ce1" office:value-type="float" office:value="731" calcext:value-type="float">
            <text:p>731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string" calcext:value-type="string">
            <text:p>OnlineSearchFragment_16_ViewComponentNotVisibleOperatorMutator</text:p>
          </table:table-cell>
          <table:table-cell table:style-name="ce1" table:formula="of:=[.D732]+[.B733]" office:value-type="float" office:value="289605" calcext:value-type="float">
            <text:p>289605</text:p>
          </table:table-cell>
          <table:table-cell table:style-name="ce3" table:formula="of:=[.B733]/[.$B$1]" office:value-type="float" office:value="4.05208333333333" calcext:value-type="float">
            <text:p>4,05</text:p>
          </table:table-cell>
          <table:table-cell table:style-name="ce3" table:formula="of:=[.F732]+[.E733]" office:value-type="float" office:value="3016.71875000001" calcext:value-type="float">
            <text:p>3016,72</text:p>
          </table:table-cell>
        </table:table-row>
        <table:table-row table:style-name="ro1"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OnlineSearchFragment_17_InvalidViewFocusOperatorMutator</text:p>
          </table:table-cell>
          <table:table-cell table:style-name="ce1" table:formula="of:=[.D733]+[.B734]" office:value-type="float" office:value="289997" calcext:value-type="float">
            <text:p>289997</text:p>
          </table:table-cell>
          <table:table-cell table:style-name="ce3" table:formula="of:=[.B734]/[.$B$1]" office:value-type="float" office:value="4.08333333333333" calcext:value-type="float">
            <text:p>4,08</text:p>
          </table:table-cell>
          <table:table-cell table:style-name="ce3" table:formula="of:=[.F733]+[.E734]" office:value-type="float" office:value="3020.80208333334" calcext:value-type="float">
            <text:p>3020,80</text:p>
          </table:table-cell>
        </table:table-row>
        <table:table-row table:style-name="ro1">
          <table:table-cell table:style-name="ce1" office:value-type="float" office:value="733" calcext:value-type="float">
            <text:p>733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OnlineSearchFragment_18_ViewComponentNotVisibleOperatorMutator</text:p>
          </table:table-cell>
          <table:table-cell table:style-name="ce1" table:formula="of:=[.D734]+[.B735]" office:value-type="float" office:value="290389" calcext:value-type="float">
            <text:p>290389</text:p>
          </table:table-cell>
          <table:table-cell table:style-name="ce3" table:formula="of:=[.B735]/[.$B$1]" office:value-type="float" office:value="4.08333333333333" calcext:value-type="float">
            <text:p>4,08</text:p>
          </table:table-cell>
          <table:table-cell table:style-name="ce3" table:formula="of:=[.F734]+[.E735]" office:value-type="float" office:value="3024.88541666667" calcext:value-type="float">
            <text:p>3024,89</text:p>
          </table:table-cell>
        </table:table-row>
        <table:table-row table:style-name="ro1">
          <table:table-cell table:style-name="ce1" office:value-type="float" office:value="734" calcext:value-type="float">
            <text:p>734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OnlineSearchFragment_19_InvalidViewFocusOperatorMutator</text:p>
          </table:table-cell>
          <table:table-cell table:style-name="ce1" table:formula="of:=[.D735]+[.B736]" office:value-type="float" office:value="290781" calcext:value-type="float">
            <text:p>290781</text:p>
          </table:table-cell>
          <table:table-cell table:style-name="ce3" table:formula="of:=[.B736]/[.$B$1]" office:value-type="float" office:value="4.08333333333333" calcext:value-type="float">
            <text:p>4,08</text:p>
          </table:table-cell>
          <table:table-cell table:style-name="ce3" table:formula="of:=[.F735]+[.E736]" office:value-type="float" office:value="3028.96875000001" calcext:value-type="float">
            <text:p>3028,97</text:p>
          </table:table-cell>
        </table:table-row>
        <table:table-row table:style-name="ro1">
          <table:table-cell table:style-name="ce1" office:value-type="float" office:value="735" calcext:value-type="float">
            <text:p>735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OnlineSearchFragment_20_ViewComponentNotVisibleOperatorMutator</text:p>
          </table:table-cell>
          <table:table-cell table:style-name="ce1" table:formula="of:=[.D736]+[.B737]" office:value-type="float" office:value="291176" calcext:value-type="float">
            <text:p>291176</text:p>
          </table:table-cell>
          <table:table-cell table:style-name="ce3" table:formula="of:=[.B737]/[.$B$1]" office:value-type="float" office:value="4.11458333333333" calcext:value-type="float">
            <text:p>4,11</text:p>
          </table:table-cell>
          <table:table-cell table:style-name="ce3" table:formula="of:=[.F736]+[.E737]" office:value-type="float" office:value="3033.08333333334" calcext:value-type="float">
            <text:p>3033,08</text:p>
          </table:table-cell>
        </table:table-row>
        <table:table-row table:style-name="ro1">
          <table:table-cell table:style-name="ce1" office:value-type="float" office:value="736" calcext:value-type="float">
            <text:p>736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OnlineSearchFragment_21_BuggyGUIListenerOperatorMutator</text:p>
          </table:table-cell>
          <table:table-cell table:style-name="ce1" table:formula="of:=[.D737]+[.B738]" office:value-type="float" office:value="291569" calcext:value-type="float">
            <text:p>291569</text:p>
          </table:table-cell>
          <table:table-cell table:style-name="ce3" table:formula="of:=[.B738]/[.$B$1]" office:value-type="float" office:value="4.09375" calcext:value-type="float">
            <text:p>4,09</text:p>
          </table:table-cell>
          <table:table-cell table:style-name="ce3" table:formula="of:=[.F737]+[.E738]" office:value-type="float" office:value="3037.17708333334" calcext:value-type="float">
            <text:p>3037,18</text:p>
          </table:table-cell>
        </table:table-row>
        <table:table-row table:style-name="ro1">
          <table:table-cell table:style-name="ce1" office:value-type="float" office:value="737" calcext:value-type="float">
            <text:p>737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OnlineSearchFragment_22_BuggyGUIListenerOperatorMutator</text:p>
          </table:table-cell>
          <table:table-cell table:style-name="ce1" table:formula="of:=[.D738]+[.B739]" office:value-type="float" office:value="291962" calcext:value-type="float">
            <text:p>291962</text:p>
          </table:table-cell>
          <table:table-cell table:style-name="ce3" table:formula="of:=[.B739]/[.$B$1]" office:value-type="float" office:value="4.09375" calcext:value-type="float">
            <text:p>4,09</text:p>
          </table:table-cell>
          <table:table-cell table:style-name="ce3" table:formula="of:=[.F738]+[.E739]" office:value-type="float" office:value="3041.27083333334" calcext:value-type="float">
            <text:p>3041,27</text:p>
          </table:table-cell>
        </table:table-row>
        <table:table-row table:style-name="ro1">
          <table:table-cell table:style-name="ce1" office:value-type="float" office:value="738" calcext:value-type="float">
            <text:p>738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string" calcext:value-type="string">
            <text:p>EpisodesListFragment_0_InvalidViewFocusOperatorMutator</text:p>
          </table:table-cell>
          <table:table-cell table:style-name="ce1" table:formula="of:=[.D739]+[.B740]" office:value-type="float" office:value="292350" calcext:value-type="float">
            <text:p>292350</text:p>
          </table:table-cell>
          <table:table-cell table:style-name="ce3" table:formula="of:=[.B740]/[.$B$1]" office:value-type="float" office:value="4.04166666666667" calcext:value-type="float">
            <text:p>4,04</text:p>
          </table:table-cell>
          <table:table-cell table:style-name="ce3" table:formula="of:=[.F739]+[.E740]" office:value-type="float" office:value="3045.31250000001" calcext:value-type="float">
            <text:p>3045,31</text:p>
          </table:table-cell>
        </table:table-row>
        <table:table-row table:style-name="ro1">
          <table:table-cell table:style-name="ce1" office:value-type="float" office:value="739" calcext:value-type="float">
            <text:p>739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EpisodesListFragment_1_ViewComponentNotVisibleOperatorMutator</text:p>
          </table:table-cell>
          <table:table-cell table:style-name="ce1" table:formula="of:=[.D740]+[.B741]" office:value-type="float" office:value="292743" calcext:value-type="float">
            <text:p>292743</text:p>
          </table:table-cell>
          <table:table-cell table:style-name="ce3" table:formula="of:=[.B741]/[.$B$1]" office:value-type="float" office:value="4.09375" calcext:value-type="float">
            <text:p>4,09</text:p>
          </table:table-cell>
          <table:table-cell table:style-name="ce3" table:formula="of:=[.F740]+[.E741]" office:value-type="float" office:value="3049.40625000001" calcext:value-type="float">
            <text:p>3049,41</text:p>
          </table:table-cell>
        </table:table-row>
        <table:table-row table:style-name="ro1"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EpisodesListFragment_2_InvalidViewFocusOperatorMutator</text:p>
          </table:table-cell>
          <table:table-cell table:style-name="ce1" table:formula="of:=[.D741]+[.B742]" office:value-type="float" office:value="293136" calcext:value-type="float">
            <text:p>293136</text:p>
          </table:table-cell>
          <table:table-cell table:style-name="ce3" table:formula="of:=[.B742]/[.$B$1]" office:value-type="float" office:value="4.09375" calcext:value-type="float">
            <text:p>4,09</text:p>
          </table:table-cell>
          <table:table-cell table:style-name="ce3" table:formula="of:=[.F741]+[.E742]" office:value-type="float" office:value="3053.50000000001" calcext:value-type="float">
            <text:p>3053,50</text:p>
          </table:table-cell>
        </table:table-row>
        <table:table-row table:style-name="ro1">
          <table:table-cell table:style-name="ce1" office:value-type="float" office:value="741" calcext:value-type="float">
            <text:p>741</text:p>
          </table:table-cell>
          <table:table-cell table:style-name="ce1" office:value-type="float" office:value="374" calcext:value-type="float">
            <text:p>374</text:p>
          </table:table-cell>
          <table:table-cell table:style-name="ce1" office:value-type="string" calcext:value-type="string">
            <text:p>EpisodesListFragment_3_ViewComponentNotVisibleOperatorMutator</text:p>
          </table:table-cell>
          <table:table-cell table:style-name="ce1" table:formula="of:=[.D742]+[.B743]" office:value-type="float" office:value="293510" calcext:value-type="float">
            <text:p>293510</text:p>
          </table:table-cell>
          <table:table-cell table:style-name="ce3" table:formula="of:=[.B743]/[.$B$1]" office:value-type="float" office:value="3.89583333333333" calcext:value-type="float">
            <text:p>3,90</text:p>
          </table:table-cell>
          <table:table-cell table:style-name="ce3" table:formula="of:=[.F742]+[.E743]" office:value-type="float" office:value="3057.39583333334" calcext:value-type="float">
            <text:p>3057,40</text:p>
          </table:table-cell>
        </table:table-row>
        <table:table-row table:style-name="ro1">
          <table:table-cell table:style-name="ce1" office:value-type="float" office:value="742" calcext:value-type="float">
            <text:p>742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EpisodesListFragment_4_InvalidViewFocusOperatorMutator</text:p>
          </table:table-cell>
          <table:table-cell table:style-name="ce1" table:formula="of:=[.D743]+[.B744]" office:value-type="float" office:value="293903" calcext:value-type="float">
            <text:p>293903</text:p>
          </table:table-cell>
          <table:table-cell table:style-name="ce3" table:formula="of:=[.B744]/[.$B$1]" office:value-type="float" office:value="4.09375" calcext:value-type="float">
            <text:p>4,09</text:p>
          </table:table-cell>
          <table:table-cell table:style-name="ce3" table:formula="of:=[.F743]+[.E744]" office:value-type="float" office:value="3061.48958333334" calcext:value-type="float">
            <text:p>3061,49</text:p>
          </table:table-cell>
        </table:table-row>
        <table:table-row table:style-name="ro1">
          <table:table-cell table:style-name="ce1" office:value-type="float" office:value="743" calcext:value-type="float">
            <text:p>743</text:p>
          </table:table-cell>
          <table:table-cell table:style-name="ce1" office:value-type="float" office:value="386" calcext:value-type="float">
            <text:p>386</text:p>
          </table:table-cell>
          <table:table-cell table:style-name="ce1" office:value-type="string" calcext:value-type="string">
            <text:p>EpisodesListFragment_5_ViewComponentNotVisibleOperatorMutator</text:p>
          </table:table-cell>
          <table:table-cell table:style-name="ce1" table:formula="of:=[.D744]+[.B745]" office:value-type="float" office:value="294289" calcext:value-type="float">
            <text:p>294289</text:p>
          </table:table-cell>
          <table:table-cell table:style-name="ce3" table:formula="of:=[.B745]/[.$B$1]" office:value-type="float" office:value="4.02083333333333" calcext:value-type="float">
            <text:p>4,02</text:p>
          </table:table-cell>
          <table:table-cell table:style-name="ce3" table:formula="of:=[.F744]+[.E745]" office:value-type="float" office:value="3065.51041666667" calcext:value-type="float">
            <text:p>3065,51</text:p>
          </table:table-cell>
        </table:table-row>
        <table:table-row table:style-name="ro1">
          <table:table-cell table:style-name="ce1" office:value-type="float" office:value="744" calcext:value-type="float">
            <text:p>744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EpisodesListFragment_6_InvalidViewFocusOperatorMutator</text:p>
          </table:table-cell>
          <table:table-cell table:style-name="ce1" table:formula="of:=[.D745]+[.B746]" office:value-type="float" office:value="294680" calcext:value-type="float">
            <text:p>294680</text:p>
          </table:table-cell>
          <table:table-cell table:style-name="ce3" table:formula="of:=[.B746]/[.$B$1]" office:value-type="float" office:value="4.07291666666667" calcext:value-type="float">
            <text:p>4,07</text:p>
          </table:table-cell>
          <table:table-cell table:style-name="ce3" table:formula="of:=[.F745]+[.E746]" office:value-type="float" office:value="3069.58333333334" calcext:value-type="float">
            <text:p>3069,58</text:p>
          </table:table-cell>
        </table:table-row>
        <table:table-row table:style-name="ro1">
          <table:table-cell table:style-name="ce1" office:value-type="float" office:value="745" calcext:value-type="float">
            <text:p>745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EpisodesListFragment_7_ViewComponentNotVisibleOperatorMutator</text:p>
          </table:table-cell>
          <table:table-cell table:style-name="ce1" table:formula="of:=[.D746]+[.B747]" office:value-type="float" office:value="295072" calcext:value-type="float">
            <text:p>295072</text:p>
          </table:table-cell>
          <table:table-cell table:style-name="ce3" table:formula="of:=[.B747]/[.$B$1]" office:value-type="float" office:value="4.08333333333333" calcext:value-type="float">
            <text:p>4,08</text:p>
          </table:table-cell>
          <table:table-cell table:style-name="ce3" table:formula="of:=[.F746]+[.E747]" office:value-type="float" office:value="3073.66666666667" calcext:value-type="float">
            <text:p>3073,67</text:p>
          </table:table-cell>
        </table:table-row>
        <table:table-row table:style-name="ro1">
          <table:table-cell table:style-name="ce1" office:value-type="float" office:value="746" calcext:value-type="float">
            <text:p>746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EpisodesListFragment_8_InvalidViewFocusOperatorMutator</text:p>
          </table:table-cell>
          <table:table-cell table:style-name="ce1" table:formula="of:=[.D747]+[.B748]" office:value-type="float" office:value="295469" calcext:value-type="float">
            <text:p>295469</text:p>
          </table:table-cell>
          <table:table-cell table:style-name="ce3" table:formula="of:=[.B748]/[.$B$1]" office:value-type="float" office:value="4.13541666666667" calcext:value-type="float">
            <text:p>4,14</text:p>
          </table:table-cell>
          <table:table-cell table:style-name="ce3" table:formula="of:=[.F747]+[.E748]" office:value-type="float" office:value="3077.80208333334" calcext:value-type="float">
            <text:p>3077,80</text:p>
          </table:table-cell>
        </table:table-row>
        <table:table-row table:style-name="ro1">
          <table:table-cell table:style-name="ce1" office:value-type="float" office:value="747" calcext:value-type="float">
            <text:p>747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EpisodesListFragment_9_ViewComponentNotVisibleOperatorMutator</text:p>
          </table:table-cell>
          <table:table-cell table:style-name="ce1" table:formula="of:=[.D748]+[.B749]" office:value-type="float" office:value="295864" calcext:value-type="float">
            <text:p>295864</text:p>
          </table:table-cell>
          <table:table-cell table:style-name="ce3" table:formula="of:=[.B749]/[.$B$1]" office:value-type="float" office:value="4.11458333333333" calcext:value-type="float">
            <text:p>4,11</text:p>
          </table:table-cell>
          <table:table-cell table:style-name="ce3" table:formula="of:=[.F748]+[.E749]" office:value-type="float" office:value="3081.91666666667" calcext:value-type="float">
            <text:p>3081,92</text:p>
          </table:table-cell>
        </table:table-row>
        <table:table-row table:style-name="ro1">
          <table:table-cell table:style-name="ce1" office:value-type="float" office:value="748" calcext:value-type="float">
            <text:p>748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EpisodesListFragment_10_InvalidViewFocusOperatorMutator</text:p>
          </table:table-cell>
          <table:table-cell table:style-name="ce1" table:formula="of:=[.D749]+[.B750]" office:value-type="float" office:value="296258" calcext:value-type="float">
            <text:p>296258</text:p>
          </table:table-cell>
          <table:table-cell table:style-name="ce3" table:formula="of:=[.B750]/[.$B$1]" office:value-type="float" office:value="4.10416666666667" calcext:value-type="float">
            <text:p>4,10</text:p>
          </table:table-cell>
          <table:table-cell table:style-name="ce3" table:formula="of:=[.F749]+[.E750]" office:value-type="float" office:value="3086.02083333334" calcext:value-type="float">
            <text:p>3086,02</text:p>
          </table:table-cell>
        </table:table-row>
        <table:table-row table:style-name="ro1">
          <table:table-cell table:style-name="ce1" office:value-type="float" office:value="749" calcext:value-type="float">
            <text:p>749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EpisodesListFragment_11_ViewComponentNotVisibleOperatorMutator</text:p>
          </table:table-cell>
          <table:table-cell table:style-name="ce1" table:formula="of:=[.D750]+[.B751]" office:value-type="float" office:value="296651" calcext:value-type="float">
            <text:p>296651</text:p>
          </table:table-cell>
          <table:table-cell table:style-name="ce3" table:formula="of:=[.B751]/[.$B$1]" office:value-type="float" office:value="4.09375" calcext:value-type="float">
            <text:p>4,09</text:p>
          </table:table-cell>
          <table:table-cell table:style-name="ce3" table:formula="of:=[.F750]+[.E751]" office:value-type="float" office:value="3090.11458333334" calcext:value-type="float">
            <text:p>3090,11</text:p>
          </table:table-cell>
        </table:table-row>
        <table:table-row table:style-name="ro1"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EpisodesListFragment_12_BinaryMutator</text:p>
          </table:table-cell>
          <table:table-cell table:style-name="ce1" table:formula="of:=[.D751]+[.B752]" office:value-type="float" office:value="297043" calcext:value-type="float">
            <text:p>297043</text:p>
          </table:table-cell>
          <table:table-cell table:style-name="ce3" table:formula="of:=[.B752]/[.$B$1]" office:value-type="float" office:value="4.08333333333333" calcext:value-type="float">
            <text:p>4,08</text:p>
          </table:table-cell>
          <table:table-cell table:style-name="ce3" table:formula="of:=[.F751]+[.E752]" office:value-type="float" office:value="3094.19791666667" calcext:value-type="float">
            <text:p>3094,20</text:p>
          </table:table-cell>
        </table:table-row>
        <table:table-row table:style-name="ro1">
          <table:table-cell table:style-name="ce1" office:value-type="float" office:value="751" calcext:value-type="float">
            <text:p>751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EpisodesListFragment_13_BinaryMutator</text:p>
          </table:table-cell>
          <table:table-cell table:style-name="ce1" table:formula="of:=[.D752]+[.B753]" office:value-type="float" office:value="297434" calcext:value-type="float">
            <text:p>297434</text:p>
          </table:table-cell>
          <table:table-cell table:style-name="ce3" table:formula="of:=[.B753]/[.$B$1]" office:value-type="float" office:value="4.07291666666667" calcext:value-type="float">
            <text:p>4,07</text:p>
          </table:table-cell>
          <table:table-cell table:style-name="ce3" table:formula="of:=[.F752]+[.E753]" office:value-type="float" office:value="3098.27083333334" calcext:value-type="float">
            <text:p>3098,27</text:p>
          </table:table-cell>
        </table:table-row>
        <table:table-row table:style-name="ro1">
          <table:table-cell table:style-name="ce1" office:value-type="float" office:value="752" calcext:value-type="float">
            <text:p>752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EpisodesListFragment_14_BinaryMutator</text:p>
          </table:table-cell>
          <table:table-cell table:style-name="ce1" table:formula="of:=[.D753]+[.B754]" office:value-type="float" office:value="297825" calcext:value-type="float">
            <text:p>297825</text:p>
          </table:table-cell>
          <table:table-cell table:style-name="ce3" table:formula="of:=[.B754]/[.$B$1]" office:value-type="float" office:value="4.07291666666667" calcext:value-type="float">
            <text:p>4,07</text:p>
          </table:table-cell>
          <table:table-cell table:style-name="ce3" table:formula="of:=[.F753]+[.E754]" office:value-type="float" office:value="3102.34375000001" calcext:value-type="float">
            <text:p>3102,34</text:p>
          </table:table-cell>
        </table:table-row>
        <table:table-row table:style-name="ro1">
          <table:table-cell table:style-name="ce1" office:value-type="float" office:value="753" calcext:value-type="float">
            <text:p>753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EpisodesListFragment_15_BinaryMutator</text:p>
          </table:table-cell>
          <table:table-cell table:style-name="ce1" table:formula="of:=[.D754]+[.B755]" office:value-type="float" office:value="298218" calcext:value-type="float">
            <text:p>298218</text:p>
          </table:table-cell>
          <table:table-cell table:style-name="ce3" table:formula="of:=[.B755]/[.$B$1]" office:value-type="float" office:value="4.09375" calcext:value-type="float">
            <text:p>4,09</text:p>
          </table:table-cell>
          <table:table-cell table:style-name="ce3" table:formula="of:=[.F754]+[.E755]" office:value-type="float" office:value="3106.43750000001" calcext:value-type="float">
            <text:p>3106,44</text:p>
          </table:table-cell>
        </table:table-row>
        <table:table-row table:style-name="ro1">
          <table:table-cell table:style-name="ce1" office:value-type="float" office:value="754" calcext:value-type="float">
            <text:p>754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FeedInfoFragment_0_LengthyGUIListenerOperatorMutator</text:p>
          </table:table-cell>
          <table:table-cell table:style-name="ce1" table:formula="of:=[.D755]+[.B756]" office:value-type="float" office:value="298610" calcext:value-type="float">
            <text:p>298610</text:p>
          </table:table-cell>
          <table:table-cell table:style-name="ce3" table:formula="of:=[.B756]/[.$B$1]" office:value-type="float" office:value="4.08333333333333" calcext:value-type="float">
            <text:p>4,08</text:p>
          </table:table-cell>
          <table:table-cell table:style-name="ce3" table:formula="of:=[.F755]+[.E756]" office:value-type="float" office:value="3110.52083333334" calcext:value-type="float">
            <text:p>3110,52</text:p>
          </table:table-cell>
        </table:table-row>
        <table:table-row table:style-name="ro1">
          <table:table-cell table:style-name="ce1" office:value-type="float" office:value="755" calcext:value-type="float">
            <text:p>755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FeedInfoFragment_1_InvalidViewFocusOperatorMutator</text:p>
          </table:table-cell>
          <table:table-cell table:style-name="ce1" table:formula="of:=[.D756]+[.B757]" office:value-type="float" office:value="299002" calcext:value-type="float">
            <text:p>299002</text:p>
          </table:table-cell>
          <table:table-cell table:style-name="ce3" table:formula="of:=[.B757]/[.$B$1]" office:value-type="float" office:value="4.08333333333333" calcext:value-type="float">
            <text:p>4,08</text:p>
          </table:table-cell>
          <table:table-cell table:style-name="ce3" table:formula="of:=[.F756]+[.E757]" office:value-type="float" office:value="3114.60416666667" calcext:value-type="float">
            <text:p>3114,60</text:p>
          </table:table-cell>
        </table:table-row>
        <table:table-row table:style-name="ro1">
          <table:table-cell table:style-name="ce1" office:value-type="float" office:value="756" calcext:value-type="float">
            <text:p>756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FeedInfoFragment_2_ViewComponentNotVisibleOperatorMutator</text:p>
          </table:table-cell>
          <table:table-cell table:style-name="ce1" table:formula="of:=[.D757]+[.B758]" office:value-type="float" office:value="299395" calcext:value-type="float">
            <text:p>299395</text:p>
          </table:table-cell>
          <table:table-cell table:style-name="ce3" table:formula="of:=[.B758]/[.$B$1]" office:value-type="float" office:value="4.09375" calcext:value-type="float">
            <text:p>4,09</text:p>
          </table:table-cell>
          <table:table-cell table:style-name="ce3" table:formula="of:=[.F757]+[.E758]" office:value-type="float" office:value="3118.69791666667" calcext:value-type="float">
            <text:p>3118,70</text:p>
          </table:table-cell>
        </table:table-row>
        <table:table-row table:style-name="ro1">
          <table:table-cell table:style-name="ce1" office:value-type="float" office:value="757" calcext:value-type="float">
            <text:p>757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FeedInfoFragment_3_BuggyGUIListenerOperatorMutator</text:p>
          </table:table-cell>
          <table:table-cell table:style-name="ce1" table:formula="of:=[.D758]+[.B759]" office:value-type="float" office:value="299786" calcext:value-type="float">
            <text:p>299786</text:p>
          </table:table-cell>
          <table:table-cell table:style-name="ce3" table:formula="of:=[.B759]/[.$B$1]" office:value-type="float" office:value="4.07291666666667" calcext:value-type="float">
            <text:p>4,07</text:p>
          </table:table-cell>
          <table:table-cell table:style-name="ce3" table:formula="of:=[.F758]+[.E759]" office:value-type="float" office:value="3122.77083333334" calcext:value-type="float">
            <text:p>3122,77</text:p>
          </table:table-cell>
        </table:table-row>
        <table:table-row table:style-name="ro1">
          <table:table-cell table:style-name="ce1" office:value-type="float" office:value="758" calcext:value-type="float">
            <text:p>758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FeedInfoFragment_4_InvalidViewFocusOperatorMutator</text:p>
          </table:table-cell>
          <table:table-cell table:style-name="ce1" table:formula="of:=[.D759]+[.B760]" office:value-type="float" office:value="300176" calcext:value-type="float">
            <text:p>300176</text:p>
          </table:table-cell>
          <table:table-cell table:style-name="ce3" table:formula="of:=[.B760]/[.$B$1]" office:value-type="float" office:value="4.0625" calcext:value-type="float">
            <text:p>4,06</text:p>
          </table:table-cell>
          <table:table-cell table:style-name="ce3" table:formula="of:=[.F759]+[.E760]" office:value-type="float" office:value="3126.83333333334" calcext:value-type="float">
            <text:p>3126,83</text:p>
          </table:table-cell>
        </table:table-row>
        <table:table-row table:style-name="ro1">
          <table:table-cell table:style-name="ce1" office:value-type="float" office:value="759" calcext:value-type="float">
            <text:p>759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FeedInfoFragment_5_ViewComponentNotVisibleOperatorMutator</text:p>
          </table:table-cell>
          <table:table-cell table:style-name="ce1" table:formula="of:=[.D760]+[.B761]" office:value-type="float" office:value="300566" calcext:value-type="float">
            <text:p>300566</text:p>
          </table:table-cell>
          <table:table-cell table:style-name="ce3" table:formula="of:=[.B761]/[.$B$1]" office:value-type="float" office:value="4.0625" calcext:value-type="float">
            <text:p>4,06</text:p>
          </table:table-cell>
          <table:table-cell table:style-name="ce3" table:formula="of:=[.F760]+[.E761]" office:value-type="float" office:value="3130.89583333334" calcext:value-type="float">
            <text:p>3130,90</text:p>
          </table:table-cell>
        </table:table-row>
        <table:table-row table:style-name="ro1">
          <table:table-cell table:style-name="ce1" office:value-type="float" office:value="760" calcext:value-type="float">
            <text:p>760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FeedInfoFragment_6_InvalidViewFocusOperatorMutator</text:p>
          </table:table-cell>
          <table:table-cell table:style-name="ce1" table:formula="of:=[.D761]+[.B762]" office:value-type="float" office:value="300961" calcext:value-type="float">
            <text:p>300961</text:p>
          </table:table-cell>
          <table:table-cell table:style-name="ce3" table:formula="of:=[.B762]/[.$B$1]" office:value-type="float" office:value="4.11458333333333" calcext:value-type="float">
            <text:p>4,11</text:p>
          </table:table-cell>
          <table:table-cell table:style-name="ce3" table:formula="of:=[.F761]+[.E762]" office:value-type="float" office:value="3135.01041666667" calcext:value-type="float">
            <text:p>3135,01</text:p>
          </table:table-cell>
        </table:table-row>
        <table:table-row table:style-name="ro1">
          <table:table-cell table:style-name="ce1" office:value-type="float" office:value="761" calcext:value-type="float">
            <text:p>761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string" calcext:value-type="string">
            <text:p>FeedInfoFragment_7_ViewComponentNotVisibleOperatorMutator</text:p>
          </table:table-cell>
          <table:table-cell table:style-name="ce1" table:formula="of:=[.D762]+[.B763]" office:value-type="float" office:value="301349" calcext:value-type="float">
            <text:p>301349</text:p>
          </table:table-cell>
          <table:table-cell table:style-name="ce3" table:formula="of:=[.B763]/[.$B$1]" office:value-type="float" office:value="4.04166666666667" calcext:value-type="float">
            <text:p>4,04</text:p>
          </table:table-cell>
          <table:table-cell table:style-name="ce3" table:formula="of:=[.F762]+[.E763]" office:value-type="float" office:value="3139.05208333334" calcext:value-type="float">
            <text:p>3139,05</text:p>
          </table:table-cell>
        </table:table-row>
        <table:table-row table:style-name="ro1">
          <table:table-cell table:style-name="ce1" office:value-type="float" office:value="762" calcext:value-type="float">
            <text:p>762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FeedInfoFragment_8_InvalidViewFocusOperatorMutator</text:p>
          </table:table-cell>
          <table:table-cell table:style-name="ce1" table:formula="of:=[.D763]+[.B764]" office:value-type="float" office:value="301742" calcext:value-type="float">
            <text:p>301742</text:p>
          </table:table-cell>
          <table:table-cell table:style-name="ce3" table:formula="of:=[.B764]/[.$B$1]" office:value-type="float" office:value="4.09375" calcext:value-type="float">
            <text:p>4,09</text:p>
          </table:table-cell>
          <table:table-cell table:style-name="ce3" table:formula="of:=[.F763]+[.E764]" office:value-type="float" office:value="3143.14583333334" calcext:value-type="float">
            <text:p>3143,15</text:p>
          </table:table-cell>
        </table:table-row>
        <table:table-row table:style-name="ro1">
          <table:table-cell table:style-name="ce1" office:value-type="float" office:value="763" calcext:value-type="float">
            <text:p>763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FeedInfoFragment_9_ViewComponentNotVisibleOperatorMutator</text:p>
          </table:table-cell>
          <table:table-cell table:style-name="ce1" table:formula="of:=[.D764]+[.B765]" office:value-type="float" office:value="302134" calcext:value-type="float">
            <text:p>302134</text:p>
          </table:table-cell>
          <table:table-cell table:style-name="ce3" table:formula="of:=[.B765]/[.$B$1]" office:value-type="float" office:value="4.08333333333333" calcext:value-type="float">
            <text:p>4,08</text:p>
          </table:table-cell>
          <table:table-cell table:style-name="ce3" table:formula="of:=[.F764]+[.E765]" office:value-type="float" office:value="3147.22916666667" calcext:value-type="float">
            <text:p>3147,23</text:p>
          </table:table-cell>
        </table:table-row>
        <table:table-row table:style-name="ro1">
          <table:table-cell table:style-name="ce1" office:value-type="float" office:value="764" calcext:value-type="float">
            <text:p>764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string" calcext:value-type="string">
            <text:p>FeedInfoFragment_10_InvalidViewFocusOperatorMutator</text:p>
          </table:table-cell>
          <table:table-cell table:style-name="ce1" table:formula="of:=[.D765]+[.B766]" office:value-type="float" office:value="302523" calcext:value-type="float">
            <text:p>302523</text:p>
          </table:table-cell>
          <table:table-cell table:style-name="ce3" table:formula="of:=[.B766]/[.$B$1]" office:value-type="float" office:value="4.05208333333333" calcext:value-type="float">
            <text:p>4,05</text:p>
          </table:table-cell>
          <table:table-cell table:style-name="ce3" table:formula="of:=[.F765]+[.E766]" office:value-type="float" office:value="3151.28125000001" calcext:value-type="float">
            <text:p>3151,28</text:p>
          </table:table-cell>
        </table:table-row>
        <table:table-row table:style-name="ro1"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string" calcext:value-type="string">
            <text:p>FeedInfoFragment_11_ViewComponentNotVisibleOperatorMutator</text:p>
          </table:table-cell>
          <table:table-cell table:style-name="ce1" table:formula="of:=[.D766]+[.B767]" office:value-type="float" office:value="302912" calcext:value-type="float">
            <text:p>302912</text:p>
          </table:table-cell>
          <table:table-cell table:style-name="ce3" table:formula="of:=[.B767]/[.$B$1]" office:value-type="float" office:value="4.05208333333333" calcext:value-type="float">
            <text:p>4,05</text:p>
          </table:table-cell>
          <table:table-cell table:style-name="ce3" table:formula="of:=[.F766]+[.E767]" office:value-type="float" office:value="3155.33333333334" calcext:value-type="float">
            <text:p>3155,33</text:p>
          </table:table-cell>
        </table:table-row>
        <table:table-row table:style-name="ro1">
          <table:table-cell table:style-name="ce1" office:value-type="float" office:value="766" calcext:value-type="float">
            <text:p>766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FeedInfoFragment_12_InvalidViewFocusOperatorMutator</text:p>
          </table:table-cell>
          <table:table-cell table:style-name="ce1" table:formula="of:=[.D767]+[.B768]" office:value-type="float" office:value="303302" calcext:value-type="float">
            <text:p>303302</text:p>
          </table:table-cell>
          <table:table-cell table:style-name="ce3" table:formula="of:=[.B768]/[.$B$1]" office:value-type="float" office:value="4.0625" calcext:value-type="float">
            <text:p>4,06</text:p>
          </table:table-cell>
          <table:table-cell table:style-name="ce3" table:formula="of:=[.F767]+[.E768]" office:value-type="float" office:value="3159.39583333334" calcext:value-type="float">
            <text:p>3159,40</text:p>
          </table:table-cell>
        </table:table-row>
        <table:table-row table:style-name="ro1">
          <table:table-cell table:style-name="ce1" office:value-type="float" office:value="767" calcext:value-type="float">
            <text:p>767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string" calcext:value-type="string">
            <text:p>FeedInfoFragment_13_ViewComponentNotVisibleOperatorMutator</text:p>
          </table:table-cell>
          <table:table-cell table:style-name="ce1" table:formula="of:=[.D768]+[.B769]" office:value-type="float" office:value="303691" calcext:value-type="float">
            <text:p>303691</text:p>
          </table:table-cell>
          <table:table-cell table:style-name="ce3" table:formula="of:=[.B769]/[.$B$1]" office:value-type="float" office:value="4.05208333333333" calcext:value-type="float">
            <text:p>4,05</text:p>
          </table:table-cell>
          <table:table-cell table:style-name="ce3" table:formula="of:=[.F768]+[.E769]" office:value-type="float" office:value="3163.44791666667" calcext:value-type="float">
            <text:p>3163,45</text:p>
          </table:table-cell>
        </table:table-row>
        <table:table-row table:style-name="ro1">
          <table:table-cell table:style-name="ce1" office:value-type="float" office:value="768" calcext:value-type="float">
            <text:p>768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string" calcext:value-type="string">
            <text:p>FeedInfoFragment_14_InvalidViewFocusOperatorMutator</text:p>
          </table:table-cell>
          <table:table-cell table:style-name="ce1" table:formula="of:=[.D769]+[.B770]" office:value-type="float" office:value="304079" calcext:value-type="float">
            <text:p>304079</text:p>
          </table:table-cell>
          <table:table-cell table:style-name="ce3" table:formula="of:=[.B770]/[.$B$1]" office:value-type="float" office:value="4.04166666666667" calcext:value-type="float">
            <text:p>4,04</text:p>
          </table:table-cell>
          <table:table-cell table:style-name="ce3" table:formula="of:=[.F769]+[.E770]" office:value-type="float" office:value="3167.48958333334" calcext:value-type="float">
            <text:p>3167,49</text:p>
          </table:table-cell>
        </table:table-row>
        <table:table-row table:style-name="ro1">
          <table:table-cell table:style-name="ce1" office:value-type="float" office:value="769" calcext:value-type="float">
            <text:p>769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FeedInfoFragment_15_ViewComponentNotVisibleOperatorMutator</text:p>
          </table:table-cell>
          <table:table-cell table:style-name="ce1" table:formula="of:=[.D770]+[.B771]" office:value-type="float" office:value="304474" calcext:value-type="float">
            <text:p>304474</text:p>
          </table:table-cell>
          <table:table-cell table:style-name="ce3" table:formula="of:=[.B771]/[.$B$1]" office:value-type="float" office:value="4.11458333333333" calcext:value-type="float">
            <text:p>4,11</text:p>
          </table:table-cell>
          <table:table-cell table:style-name="ce3" table:formula="of:=[.F770]+[.E771]" office:value-type="float" office:value="3171.60416666667" calcext:value-type="float">
            <text:p>3171,60</text:p>
          </table:table-cell>
        </table:table-row>
        <table:table-row table:style-name="ro1">
          <table:table-cell table:style-name="ce1" office:value-type="float" office:value="770" calcext:value-type="float">
            <text:p>77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FeedInfoFragment_16_InvalidViewFocusOperatorMutator</text:p>
          </table:table-cell>
          <table:table-cell table:style-name="ce1" table:formula="of:=[.D771]+[.B772]" office:value-type="float" office:value="304865" calcext:value-type="float">
            <text:p>304865</text:p>
          </table:table-cell>
          <table:table-cell table:style-name="ce3" table:formula="of:=[.B772]/[.$B$1]" office:value-type="float" office:value="4.07291666666667" calcext:value-type="float">
            <text:p>4,07</text:p>
          </table:table-cell>
          <table:table-cell table:style-name="ce3" table:formula="of:=[.F771]+[.E772]" office:value-type="float" office:value="3175.67708333334" calcext:value-type="float">
            <text:p>3175,68</text:p>
          </table:table-cell>
        </table:table-row>
        <table:table-row table:style-name="ro1">
          <table:table-cell table:style-name="ce1" office:value-type="float" office:value="771" calcext:value-type="float">
            <text:p>771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FeedInfoFragment_17_ViewComponentNotVisibleOperatorMutator</text:p>
          </table:table-cell>
          <table:table-cell table:style-name="ce1" table:formula="of:=[.D772]+[.B773]" office:value-type="float" office:value="305255" calcext:value-type="float">
            <text:p>305255</text:p>
          </table:table-cell>
          <table:table-cell table:style-name="ce3" table:formula="of:=[.B773]/[.$B$1]" office:value-type="float" office:value="4.0625" calcext:value-type="float">
            <text:p>4,06</text:p>
          </table:table-cell>
          <table:table-cell table:style-name="ce3" table:formula="of:=[.F772]+[.E773]" office:value-type="float" office:value="3179.73958333334" calcext:value-type="float">
            <text:p>3179,74</text:p>
          </table:table-cell>
        </table:table-row>
        <table:table-row table:style-name="ro1">
          <table:table-cell table:style-name="ce1" office:value-type="float" office:value="772" calcext:value-type="float">
            <text:p>772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FeedInfoFragment_18_InvalidViewFocusOperatorMutator</text:p>
          </table:table-cell>
          <table:table-cell table:style-name="ce1" table:formula="of:=[.D773]+[.B774]" office:value-type="float" office:value="305648" calcext:value-type="float">
            <text:p>305648</text:p>
          </table:table-cell>
          <table:table-cell table:style-name="ce3" table:formula="of:=[.B774]/[.$B$1]" office:value-type="float" office:value="4.09375" calcext:value-type="float">
            <text:p>4,09</text:p>
          </table:table-cell>
          <table:table-cell table:style-name="ce3" table:formula="of:=[.F773]+[.E774]" office:value-type="float" office:value="3183.83333333334" calcext:value-type="float">
            <text:p>3183,83</text:p>
          </table:table-cell>
        </table:table-row>
        <table:table-row table:style-name="ro1">
          <table:table-cell table:style-name="ce1" office:value-type="float" office:value="773" calcext:value-type="float">
            <text:p>773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FeedInfoFragment_19_ViewComponentNotVisibleOperatorMutator</text:p>
          </table:table-cell>
          <table:table-cell table:style-name="ce1" table:formula="of:=[.D774]+[.B775]" office:value-type="float" office:value="306040" calcext:value-type="float">
            <text:p>306040</text:p>
          </table:table-cell>
          <table:table-cell table:style-name="ce3" table:formula="of:=[.B775]/[.$B$1]" office:value-type="float" office:value="4.08333333333333" calcext:value-type="float">
            <text:p>4,08</text:p>
          </table:table-cell>
          <table:table-cell table:style-name="ce3" table:formula="of:=[.F774]+[.E775]" office:value-type="float" office:value="3187.91666666667" calcext:value-type="float">
            <text:p>3187,92</text:p>
          </table:table-cell>
        </table:table-row>
        <table:table-row table:style-name="ro1">
          <table:table-cell table:style-name="ce1" office:value-type="float" office:value="774" calcext:value-type="float">
            <text:p>774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FeedInfoFragment_20_InvalidViewFocusOperatorMutator</text:p>
          </table:table-cell>
          <table:table-cell table:style-name="ce1" table:formula="of:=[.D775]+[.B776]" office:value-type="float" office:value="306434" calcext:value-type="float">
            <text:p>306434</text:p>
          </table:table-cell>
          <table:table-cell table:style-name="ce3" table:formula="of:=[.B776]/[.$B$1]" office:value-type="float" office:value="4.10416666666667" calcext:value-type="float">
            <text:p>4,10</text:p>
          </table:table-cell>
          <table:table-cell table:style-name="ce3" table:formula="of:=[.F775]+[.E776]" office:value-type="float" office:value="3192.02083333334" calcext:value-type="float">
            <text:p>3192,02</text:p>
          </table:table-cell>
        </table:table-row>
        <table:table-row table:style-name="ro1">
          <table:table-cell table:style-name="ce1" office:value-type="float" office:value="775" calcext:value-type="float">
            <text:p>775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FeedInfoFragment_21_ViewComponentNotVisibleOperatorMutator</text:p>
          </table:table-cell>
          <table:table-cell table:style-name="ce1" table:formula="of:=[.D776]+[.B777]" office:value-type="float" office:value="306825" calcext:value-type="float">
            <text:p>306825</text:p>
          </table:table-cell>
          <table:table-cell table:style-name="ce3" table:formula="of:=[.B777]/[.$B$1]" office:value-type="float" office:value="4.07291666666667" calcext:value-type="float">
            <text:p>4,07</text:p>
          </table:table-cell>
          <table:table-cell table:style-name="ce3" table:formula="of:=[.F776]+[.E777]" office:value-type="float" office:value="3196.09375000001" calcext:value-type="float">
            <text:p>3196,09</text:p>
          </table:table-cell>
        </table:table-row>
        <table:table-row table:style-name="ro1">
          <table:table-cell table:style-name="ce1" office:value-type="float" office:value="776" calcext:value-type="float">
            <text:p>776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FeedInfoFragment_22_InvalidViewFocusOperatorMutator</text:p>
          </table:table-cell>
          <table:table-cell table:style-name="ce1" table:formula="of:=[.D777]+[.B778]" office:value-type="float" office:value="307218" calcext:value-type="float">
            <text:p>307218</text:p>
          </table:table-cell>
          <table:table-cell table:style-name="ce3" table:formula="of:=[.B778]/[.$B$1]" office:value-type="float" office:value="4.09375" calcext:value-type="float">
            <text:p>4,09</text:p>
          </table:table-cell>
          <table:table-cell table:style-name="ce3" table:formula="of:=[.F777]+[.E778]" office:value-type="float" office:value="3200.18750000001" calcext:value-type="float">
            <text:p>3200,19</text:p>
          </table:table-cell>
        </table:table-row>
        <table:table-row table:style-name="ro1">
          <table:table-cell table:style-name="ce1" office:value-type="float" office:value="777" calcext:value-type="float">
            <text:p>777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FeedInfoFragment_23_ViewComponentNotVisibleOperatorMutator</text:p>
          </table:table-cell>
          <table:table-cell table:style-name="ce1" table:formula="of:=[.D778]+[.B779]" office:value-type="float" office:value="307611" calcext:value-type="float">
            <text:p>307611</text:p>
          </table:table-cell>
          <table:table-cell table:style-name="ce3" table:formula="of:=[.B779]/[.$B$1]" office:value-type="float" office:value="4.09375" calcext:value-type="float">
            <text:p>4,09</text:p>
          </table:table-cell>
          <table:table-cell table:style-name="ce3" table:formula="of:=[.F778]+[.E779]" office:value-type="float" office:value="3204.28125000001" calcext:value-type="float">
            <text:p>3204,28</text:p>
          </table:table-cell>
        </table:table-row>
        <table:table-row table:style-name="ro1">
          <table:table-cell table:style-name="ce1" office:value-type="float" office:value="778" calcext:value-type="float">
            <text:p>778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FeedInfoFragment_24_InvalidViewFocusOperatorMutator</text:p>
          </table:table-cell>
          <table:table-cell table:style-name="ce1" table:formula="of:=[.D779]+[.B780]" office:value-type="float" office:value="308004" calcext:value-type="float">
            <text:p>308004</text:p>
          </table:table-cell>
          <table:table-cell table:style-name="ce3" table:formula="of:=[.B780]/[.$B$1]" office:value-type="float" office:value="4.09375" calcext:value-type="float">
            <text:p>4,09</text:p>
          </table:table-cell>
          <table:table-cell table:style-name="ce3" table:formula="of:=[.F779]+[.E780]" office:value-type="float" office:value="3208.37500000001" calcext:value-type="float">
            <text:p>3208,38</text:p>
          </table:table-cell>
        </table:table-row>
        <table:table-row table:style-name="ro1">
          <table:table-cell table:style-name="ce1" office:value-type="float" office:value="779" calcext:value-type="float">
            <text:p>779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FeedInfoFragment_25_ViewComponentNotVisibleOperatorMutator</text:p>
          </table:table-cell>
          <table:table-cell table:style-name="ce1" table:formula="of:=[.D780]+[.B781]" office:value-type="float" office:value="308398" calcext:value-type="float">
            <text:p>308398</text:p>
          </table:table-cell>
          <table:table-cell table:style-name="ce3" table:formula="of:=[.B781]/[.$B$1]" office:value-type="float" office:value="4.10416666666667" calcext:value-type="float">
            <text:p>4,10</text:p>
          </table:table-cell>
          <table:table-cell table:style-name="ce3" table:formula="of:=[.F780]+[.E781]" office:value-type="float" office:value="3212.47916666667" calcext:value-type="float">
            <text:p>3212,48</text:p>
          </table:table-cell>
        </table:table-row>
        <table:table-row table:style-name="ro1"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FeedInfoFragment_26_InvalidViewFocusOperatorMutator</text:p>
          </table:table-cell>
          <table:table-cell table:style-name="ce1" table:formula="of:=[.D781]+[.B782]" office:value-type="float" office:value="308788" calcext:value-type="float">
            <text:p>308788</text:p>
          </table:table-cell>
          <table:table-cell table:style-name="ce3" table:formula="of:=[.B782]/[.$B$1]" office:value-type="float" office:value="4.0625" calcext:value-type="float">
            <text:p>4,06</text:p>
          </table:table-cell>
          <table:table-cell table:style-name="ce3" table:formula="of:=[.F781]+[.E782]" office:value-type="float" office:value="3216.54166666667" calcext:value-type="float">
            <text:p>3216,54</text:p>
          </table:table-cell>
        </table:table-row>
        <table:table-row table:style-name="ro1">
          <table:table-cell table:style-name="ce1" office:value-type="float" office:value="781" calcext:value-type="float">
            <text:p>781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FeedInfoFragment_27_ViewComponentNotVisibleOperatorMutator</text:p>
          </table:table-cell>
          <table:table-cell table:style-name="ce1" table:formula="of:=[.D782]+[.B783]" office:value-type="float" office:value="309182" calcext:value-type="float">
            <text:p>309182</text:p>
          </table:table-cell>
          <table:table-cell table:style-name="ce3" table:formula="of:=[.B783]/[.$B$1]" office:value-type="float" office:value="4.10416666666667" calcext:value-type="float">
            <text:p>4,10</text:p>
          </table:table-cell>
          <table:table-cell table:style-name="ce3" table:formula="of:=[.F782]+[.E783]" office:value-type="float" office:value="3220.64583333334" calcext:value-type="float">
            <text:p>3220,65</text:p>
          </table:table-cell>
        </table:table-row>
        <table:table-row table:style-name="ro1"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FeedInfoFragment_28_BuggyGUIListenerOperatorMutator</text:p>
          </table:table-cell>
          <table:table-cell table:style-name="ce1" table:formula="of:=[.D783]+[.B784]" office:value-type="float" office:value="309574" calcext:value-type="float">
            <text:p>309574</text:p>
          </table:table-cell>
          <table:table-cell table:style-name="ce3" table:formula="of:=[.B784]/[.$B$1]" office:value-type="float" office:value="4.08333333333333" calcext:value-type="float">
            <text:p>4,08</text:p>
          </table:table-cell>
          <table:table-cell table:style-name="ce3" table:formula="of:=[.F783]+[.E784]" office:value-type="float" office:value="3224.72916666667" calcext:value-type="float">
            <text:p>3224,73</text:p>
          </table:table-cell>
        </table:table-row>
        <table:table-row table:style-name="ro1">
          <table:table-cell table:style-name="ce1" office:value-type="float" office:value="783" calcext:value-type="float">
            <text:p>783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FeedInfoFragment_29_BuggyGUIListenerOperatorMutator</text:p>
          </table:table-cell>
          <table:table-cell table:style-name="ce1" table:formula="of:=[.D784]+[.B785]" office:value-type="float" office:value="309964" calcext:value-type="float">
            <text:p>309964</text:p>
          </table:table-cell>
          <table:table-cell table:style-name="ce3" table:formula="of:=[.B785]/[.$B$1]" office:value-type="float" office:value="4.0625" calcext:value-type="float">
            <text:p>4,06</text:p>
          </table:table-cell>
          <table:table-cell table:style-name="ce3" table:formula="of:=[.F784]+[.E785]" office:value-type="float" office:value="3228.79166666667" calcext:value-type="float">
            <text:p>3228,79</text:p>
          </table:table-cell>
        </table:table-row>
        <table:table-row table:style-name="ro1">
          <table:table-cell table:style-name="ce1" office:value-type="float" office:value="784" calcext:value-type="float">
            <text:p>784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FeedInfoFragment_30_RandomActionIntentDefinitionOperatorMutator</text:p>
          </table:table-cell>
          <table:table-cell table:style-name="ce1" table:formula="of:=[.D785]+[.B786]" office:value-type="float" office:value="310355" calcext:value-type="float">
            <text:p>310355</text:p>
          </table:table-cell>
          <table:table-cell table:style-name="ce3" table:formula="of:=[.B786]/[.$B$1]" office:value-type="float" office:value="4.07291666666667" calcext:value-type="float">
            <text:p>4,07</text:p>
          </table:table-cell>
          <table:table-cell table:style-name="ce3" table:formula="of:=[.F785]+[.E786]" office:value-type="float" office:value="3232.86458333334" calcext:value-type="float">
            <text:p>3232,86</text:p>
          </table:table-cell>
        </table:table-row>
        <table:table-row table:style-name="ro1">
          <table:table-cell table:style-name="ce1" office:value-type="float" office:value="785" calcext:value-type="float">
            <text:p>785</text:p>
          </table:table-cell>
          <table:table-cell table:style-name="ce1" office:value-type="float" office:value="403" calcext:value-type="float">
            <text:p>403</text:p>
          </table:table-cell>
          <table:table-cell table:style-name="ce1" office:value-type="string" calcext:value-type="string">
            <text:p>SubscriptionFragment_0_LengthyGUICreationOperatorMutator</text:p>
          </table:table-cell>
          <table:table-cell table:style-name="ce1" table:formula="of:=[.D786]+[.B787]" office:value-type="float" office:value="310758" calcext:value-type="float">
            <text:p>310758</text:p>
          </table:table-cell>
          <table:table-cell table:style-name="ce3" table:formula="of:=[.B787]/[.$B$1]" office:value-type="float" office:value="4.19791666666667" calcext:value-type="float">
            <text:p>4,20</text:p>
          </table:table-cell>
          <table:table-cell table:style-name="ce3" table:formula="of:=[.F786]+[.E787]" office:value-type="float" office:value="3237.06250000001" calcext:value-type="float">
            <text:p>3237,06</text:p>
          </table:table-cell>
        </table:table-row>
        <table:table-row table:style-name="ro1">
          <table:table-cell table:style-name="ce1" office:value-type="float" office:value="786" calcext:value-type="float">
            <text:p>786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SubscriptionFragment_1_InvalidViewFocusOperatorMutator</text:p>
          </table:table-cell>
          <table:table-cell table:style-name="ce1" table:formula="of:=[.D787]+[.B788]" office:value-type="float" office:value="311148" calcext:value-type="float">
            <text:p>311148</text:p>
          </table:table-cell>
          <table:table-cell table:style-name="ce3" table:formula="of:=[.B788]/[.$B$1]" office:value-type="float" office:value="4.0625" calcext:value-type="float">
            <text:p>4,06</text:p>
          </table:table-cell>
          <table:table-cell table:style-name="ce3" table:formula="of:=[.F787]+[.E788]" office:value-type="float" office:value="3241.12500000001" calcext:value-type="float">
            <text:p>3241,13</text:p>
          </table:table-cell>
        </table:table-row>
        <table:table-row table:style-name="ro1">
          <table:table-cell table:style-name="ce1" office:value-type="float" office:value="787" calcext:value-type="float">
            <text:p>787</text:p>
          </table:table-cell>
          <table:table-cell table:style-name="ce1" office:value-type="float" office:value="377" calcext:value-type="float">
            <text:p>377</text:p>
          </table:table-cell>
          <table:table-cell table:style-name="ce1" office:value-type="string" calcext:value-type="string">
            <text:p>SubscriptionFragment_2_ViewComponentNotVisibleOperatorMutator</text:p>
          </table:table-cell>
          <table:table-cell table:style-name="ce1" table:formula="of:=[.D788]+[.B789]" office:value-type="float" office:value="311525" calcext:value-type="float">
            <text:p>311525</text:p>
          </table:table-cell>
          <table:table-cell table:style-name="ce3" table:formula="of:=[.B789]/[.$B$1]" office:value-type="float" office:value="3.92708333333333" calcext:value-type="float">
            <text:p>3,93</text:p>
          </table:table-cell>
          <table:table-cell table:style-name="ce3" table:formula="of:=[.F788]+[.E789]" office:value-type="float" office:value="3245.05208333334" calcext:value-type="float">
            <text:p>3245,05</text:p>
          </table:table-cell>
        </table:table-row>
        <table:table-row table:style-name="ro1">
          <table:table-cell table:style-name="ce1" office:value-type="float" office:value="788" calcext:value-type="float">
            <text:p>788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SubscriptionFragment_3_BinaryMutator</text:p>
          </table:table-cell>
          <table:table-cell table:style-name="ce1" table:formula="of:=[.D789]+[.B790]" office:value-type="float" office:value="311919" calcext:value-type="float">
            <text:p>311919</text:p>
          </table:table-cell>
          <table:table-cell table:style-name="ce3" table:formula="of:=[.B790]/[.$B$1]" office:value-type="float" office:value="4.10416666666667" calcext:value-type="float">
            <text:p>4,10</text:p>
          </table:table-cell>
          <table:table-cell table:style-name="ce3" table:formula="of:=[.F789]+[.E790]" office:value-type="float" office:value="3249.15625000001" calcext:value-type="float">
            <text:p>3249,16</text:p>
          </table:table-cell>
        </table:table-row>
        <table:table-row table:style-name="ro1">
          <table:table-cell table:style-name="ce1" office:value-type="float" office:value="789" calcext:value-type="float">
            <text:p>789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string" calcext:value-type="string">
            <text:p>SubscriptionFragment_4_InvalidViewFocusOperatorMutator</text:p>
          </table:table-cell>
          <table:table-cell table:style-name="ce1" table:formula="of:=[.D790]+[.B791]" office:value-type="float" office:value="312317" calcext:value-type="float">
            <text:p>312317</text:p>
          </table:table-cell>
          <table:table-cell table:style-name="ce3" table:formula="of:=[.B791]/[.$B$1]" office:value-type="float" office:value="4.14583333333333" calcext:value-type="float">
            <text:p>4,15</text:p>
          </table:table-cell>
          <table:table-cell table:style-name="ce3" table:formula="of:=[.F790]+[.E791]" office:value-type="float" office:value="3253.30208333334" calcext:value-type="float">
            <text:p>3253,30</text:p>
          </table:table-cell>
        </table:table-row>
        <table:table-row table:style-name="ro1"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SubscriptionFragment_5_ViewComponentNotVisibleOperatorMutator</text:p>
          </table:table-cell>
          <table:table-cell table:style-name="ce1" table:formula="of:=[.D791]+[.B792]" office:value-type="float" office:value="312714" calcext:value-type="float">
            <text:p>312714</text:p>
          </table:table-cell>
          <table:table-cell table:style-name="ce3" table:formula="of:=[.B792]/[.$B$1]" office:value-type="float" office:value="4.13541666666667" calcext:value-type="float">
            <text:p>4,14</text:p>
          </table:table-cell>
          <table:table-cell table:style-name="ce3" table:formula="of:=[.F791]+[.E792]" office:value-type="float" office:value="3257.43750000001" calcext:value-type="float">
            <text:p>3257,44</text:p>
          </table:table-cell>
        </table:table-row>
        <table:table-row table:style-name="ro1">
          <table:table-cell table:style-name="ce1" office:value-type="float" office:value="791" calcext:value-type="float">
            <text:p>791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SubscriptionFragment_6_InvalidViewFocusOperatorMutator</text:p>
          </table:table-cell>
          <table:table-cell table:style-name="ce1" table:formula="of:=[.D792]+[.B793]" office:value-type="float" office:value="313105" calcext:value-type="float">
            <text:p>313105</text:p>
          </table:table-cell>
          <table:table-cell table:style-name="ce3" table:formula="of:=[.B793]/[.$B$1]" office:value-type="float" office:value="4.07291666666667" calcext:value-type="float">
            <text:p>4,07</text:p>
          </table:table-cell>
          <table:table-cell table:style-name="ce3" table:formula="of:=[.F792]+[.E793]" office:value-type="float" office:value="3261.51041666667" calcext:value-type="float">
            <text:p>3261,51</text:p>
          </table:table-cell>
        </table:table-row>
        <table:table-row table:style-name="ro1">
          <table:table-cell table:style-name="ce1" office:value-type="float" office:value="792" calcext:value-type="float">
            <text:p>792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SubscriptionFragment_7_ViewComponentNotVisibleOperatorMutator</text:p>
          </table:table-cell>
          <table:table-cell table:style-name="ce1" table:formula="of:=[.D793]+[.B794]" office:value-type="float" office:value="313497" calcext:value-type="float">
            <text:p>313497</text:p>
          </table:table-cell>
          <table:table-cell table:style-name="ce3" table:formula="of:=[.B794]/[.$B$1]" office:value-type="float" office:value="4.08333333333333" calcext:value-type="float">
            <text:p>4,08</text:p>
          </table:table-cell>
          <table:table-cell table:style-name="ce3" table:formula="of:=[.F793]+[.E794]" office:value-type="float" office:value="3265.59375000001" calcext:value-type="float">
            <text:p>3265,59</text:p>
          </table:table-cell>
        </table:table-row>
        <table:table-row table:style-name="ro1">
          <table:table-cell table:style-name="ce1" office:value-type="float" office:value="793" calcext:value-type="float">
            <text:p>793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SubscriptionFragment_8_InvalidViewFocusOperatorMutator</text:p>
          </table:table-cell>
          <table:table-cell table:style-name="ce1" table:formula="of:=[.D794]+[.B795]" office:value-type="float" office:value="313890" calcext:value-type="float">
            <text:p>313890</text:p>
          </table:table-cell>
          <table:table-cell table:style-name="ce3" table:formula="of:=[.B795]/[.$B$1]" office:value-type="float" office:value="4.09375" calcext:value-type="float">
            <text:p>4,09</text:p>
          </table:table-cell>
          <table:table-cell table:style-name="ce3" table:formula="of:=[.F794]+[.E795]" office:value-type="float" office:value="3269.68750000001" calcext:value-type="float">
            <text:p>3269,69</text:p>
          </table:table-cell>
        </table:table-row>
        <table:table-row table:style-name="ro1">
          <table:table-cell table:style-name="ce1" office:value-type="float" office:value="794" calcext:value-type="float">
            <text:p>794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SubscriptionFragment_9_ViewComponentNotVisibleOperatorMutator</text:p>
          </table:table-cell>
          <table:table-cell table:style-name="ce1" table:formula="of:=[.D795]+[.B796]" office:value-type="float" office:value="314283" calcext:value-type="float">
            <text:p>314283</text:p>
          </table:table-cell>
          <table:table-cell table:style-name="ce3" table:formula="of:=[.B796]/[.$B$1]" office:value-type="float" office:value="4.09375" calcext:value-type="float">
            <text:p>4,09</text:p>
          </table:table-cell>
          <table:table-cell table:style-name="ce3" table:formula="of:=[.F795]+[.E796]" office:value-type="float" office:value="3273.78125000001" calcext:value-type="float">
            <text:p>3273,78</text:p>
          </table:table-cell>
        </table:table-row>
        <table:table-row table:style-name="ro1">
          <table:table-cell table:style-name="ce1" office:value-type="float" office:value="795" calcext:value-type="float">
            <text:p>795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string" calcext:value-type="string">
            <text:p>SubscriptionFragment_10_BuggyGUIListenerOperatorMutator</text:p>
          </table:table-cell>
          <table:table-cell table:style-name="ce1" table:formula="of:=[.D796]+[.B797]" office:value-type="float" office:value="314723" calcext:value-type="float">
            <text:p>314723</text:p>
          </table:table-cell>
          <table:table-cell table:style-name="ce3" table:formula="of:=[.B797]/[.$B$1]" office:value-type="float" office:value="4.58333333333333" calcext:value-type="float">
            <text:p>4,58</text:p>
          </table:table-cell>
          <table:table-cell table:style-name="ce3" table:formula="of:=[.F796]+[.E797]" office:value-type="float" office:value="3278.36458333334" calcext:value-type="float">
            <text:p>3278,36</text:p>
          </table:table-cell>
        </table:table-row>
        <table:table-row table:style-name="ro1">
          <table:table-cell table:style-name="ce1" office:value-type="float" office:value="796" calcext:value-type="float">
            <text:p>796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string" calcext:value-type="string">
            <text:p>SubscriptionFragment_11_InvalidViewFocusOperatorMutator</text:p>
          </table:table-cell>
          <table:table-cell table:style-name="ce1" table:formula="of:=[.D797]+[.B798]" office:value-type="float" office:value="315123" calcext:value-type="float">
            <text:p>315123</text:p>
          </table:table-cell>
          <table:table-cell table:style-name="ce3" table:formula="of:=[.B798]/[.$B$1]" office:value-type="float" office:value="4.16666666666667" calcext:value-type="float">
            <text:p>4,17</text:p>
          </table:table-cell>
          <table:table-cell table:style-name="ce3" table:formula="of:=[.F797]+[.E798]" office:value-type="float" office:value="3282.53125000001" calcext:value-type="float">
            <text:p>3282,53</text:p>
          </table:table-cell>
        </table:table-row>
        <table:table-row table:style-name="ro1">
          <table:table-cell table:style-name="ce1" office:value-type="float" office:value="797" calcext:value-type="float">
            <text:p>797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string" calcext:value-type="string">
            <text:p>SubscriptionFragment_12_ViewComponentNotVisibleOperatorMutator</text:p>
          </table:table-cell>
          <table:table-cell table:style-name="ce1" table:formula="of:=[.D798]+[.B799]" office:value-type="float" office:value="315521" calcext:value-type="float">
            <text:p>315521</text:p>
          </table:table-cell>
          <table:table-cell table:style-name="ce3" table:formula="of:=[.B799]/[.$B$1]" office:value-type="float" office:value="4.14583333333333" calcext:value-type="float">
            <text:p>4,15</text:p>
          </table:table-cell>
          <table:table-cell table:style-name="ce3" table:formula="of:=[.F798]+[.E799]" office:value-type="float" office:value="3286.67708333334" calcext:value-type="float">
            <text:p>3286,68</text:p>
          </table:table-cell>
        </table:table-row>
        <table:table-row table:style-name="ro1">
          <table:table-cell table:style-name="ce1" office:value-type="float" office:value="798" calcext:value-type="float">
            <text:p>798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string" calcext:value-type="string">
            <text:p>SubscriptionFragment_13_BuggyGUIListenerOperatorMutator</text:p>
          </table:table-cell>
          <table:table-cell table:style-name="ce1" table:formula="of:=[.D799]+[.B800]" office:value-type="float" office:value="315921" calcext:value-type="float">
            <text:p>315921</text:p>
          </table:table-cell>
          <table:table-cell table:style-name="ce3" table:formula="of:=[.B800]/[.$B$1]" office:value-type="float" office:value="4.16666666666667" calcext:value-type="float">
            <text:p>4,17</text:p>
          </table:table-cell>
          <table:table-cell table:style-name="ce3" table:formula="of:=[.F799]+[.E800]" office:value-type="float" office:value="3290.84375000001" calcext:value-type="float">
            <text:p>3290,84</text:p>
          </table:table-cell>
        </table:table-row>
        <table:table-row table:style-name="ro1">
          <table:table-cell table:style-name="ce1" office:value-type="float" office:value="799" calcext:value-type="float">
            <text:p>799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SubscriptionFragment_14_InvalidViewFocusOperatorMutator</text:p>
          </table:table-cell>
          <table:table-cell table:style-name="ce1" table:formula="of:=[.D800]+[.B801]" office:value-type="float" office:value="316317" calcext:value-type="float">
            <text:p>316317</text:p>
          </table:table-cell>
          <table:table-cell table:style-name="ce3" table:formula="of:=[.B801]/[.$B$1]" office:value-type="float" office:value="4.125" calcext:value-type="float">
            <text:p>4,13</text:p>
          </table:table-cell>
          <table:table-cell table:style-name="ce3" table:formula="of:=[.F800]+[.E801]" office:value-type="float" office:value="3294.96875000001" calcext:value-type="float">
            <text:p>3294,97</text:p>
          </table:table-cell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SubscriptionFragment_15_ViewComponentNotVisibleOperatorMutator</text:p>
          </table:table-cell>
          <table:table-cell table:style-name="ce1" table:formula="of:=[.D801]+[.B802]" office:value-type="float" office:value="316711" calcext:value-type="float">
            <text:p>316711</text:p>
          </table:table-cell>
          <table:table-cell table:style-name="ce3" table:formula="of:=[.B802]/[.$B$1]" office:value-type="float" office:value="4.10416666666667" calcext:value-type="float">
            <text:p>4,10</text:p>
          </table:table-cell>
          <table:table-cell table:style-name="ce3" table:formula="of:=[.F801]+[.E802]" office:value-type="float" office:value="3299.07291666667" calcext:value-type="float">
            <text:p>3299,07</text:p>
          </table:table-cell>
        </table:table-row>
        <table:table-row table:style-name="ro1">
          <table:table-cell table:style-name="ce1" office:value-type="float" office:value="801" calcext:value-type="float">
            <text:p>801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string" calcext:value-type="string">
            <text:p>SubscriptionFragment_16_InvalidViewFocusOperatorMutator</text:p>
          </table:table-cell>
          <table:table-cell table:style-name="ce1" table:formula="of:=[.D802]+[.B803]" office:value-type="float" office:value="317110" calcext:value-type="float">
            <text:p>317110</text:p>
          </table:table-cell>
          <table:table-cell table:style-name="ce3" table:formula="of:=[.B803]/[.$B$1]" office:value-type="float" office:value="4.15625" calcext:value-type="float">
            <text:p>4,16</text:p>
          </table:table-cell>
          <table:table-cell table:style-name="ce3" table:formula="of:=[.F802]+[.E803]" office:value-type="float" office:value="3303.22916666667" calcext:value-type="float">
            <text:p>3303,23</text:p>
          </table:table-cell>
        </table:table-row>
        <table:table-row table:style-name="ro1">
          <table:table-cell table:style-name="ce1" office:value-type="float" office:value="802" calcext:value-type="float">
            <text:p>802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SubscriptionFragment_17_ViewComponentNotVisibleOperatorMutator</text:p>
          </table:table-cell>
          <table:table-cell table:style-name="ce1" table:formula="of:=[.D803]+[.B804]" office:value-type="float" office:value="317507" calcext:value-type="float">
            <text:p>317507</text:p>
          </table:table-cell>
          <table:table-cell table:style-name="ce3" table:formula="of:=[.B804]/[.$B$1]" office:value-type="float" office:value="4.13541666666667" calcext:value-type="float">
            <text:p>4,14</text:p>
          </table:table-cell>
          <table:table-cell table:style-name="ce3" table:formula="of:=[.F803]+[.E804]" office:value-type="float" office:value="3307.36458333334" calcext:value-type="float">
            <text:p>3307,36</text:p>
          </table:table-cell>
        </table:table-row>
        <table:table-row table:style-name="ro1">
          <table:table-cell table:style-name="ce1" office:value-type="float" office:value="803" calcext:value-type="float">
            <text:p>803</text:p>
          </table:table-cell>
          <table:table-cell table:style-name="ce1" office:value-type="float" office:value="381" calcext:value-type="float">
            <text:p>381</text:p>
          </table:table-cell>
          <table:table-cell table:style-name="ce1" office:value-type="string" calcext:value-type="string">
            <text:p>SubscriptionFragment_18_BinaryMutator</text:p>
          </table:table-cell>
          <table:table-cell table:style-name="ce1" table:formula="of:=[.D804]+[.B805]" office:value-type="float" office:value="317888" calcext:value-type="float">
            <text:p>317888</text:p>
          </table:table-cell>
          <table:table-cell table:style-name="ce3" table:formula="of:=[.B805]/[.$B$1]" office:value-type="float" office:value="3.96875" calcext:value-type="float">
            <text:p>3,97</text:p>
          </table:table-cell>
          <table:table-cell table:style-name="ce3" table:formula="of:=[.F804]+[.E805]" office:value-type="float" office:value="3311.33333333334" calcext:value-type="float">
            <text:p>3311,33</text:p>
          </table:table-cell>
        </table:table-row>
        <table:table-row table:style-name="ro1">
          <table:table-cell table:style-name="ce1" office:value-type="float" office:value="804" calcext:value-type="float">
            <text:p>804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ItemDescriptionFragment_0_InvalidViewFocusOperatorMutator</text:p>
          </table:table-cell>
          <table:table-cell table:style-name="ce1" table:formula="of:=[.D805]+[.B806]" office:value-type="float" office:value="318282" calcext:value-type="float">
            <text:p>318282</text:p>
          </table:table-cell>
          <table:table-cell table:style-name="ce3" table:formula="of:=[.B806]/[.$B$1]" office:value-type="float" office:value="4.10416666666667" calcext:value-type="float">
            <text:p>4,10</text:p>
          </table:table-cell>
          <table:table-cell table:style-name="ce3" table:formula="of:=[.F805]+[.E806]" office:value-type="float" office:value="3315.43750000001" calcext:value-type="float">
            <text:p>3315,44</text:p>
          </table:table-cell>
        </table:table-row>
        <table:table-row table:style-name="ro1">
          <table:table-cell table:style-name="ce1" office:value-type="float" office:value="805" calcext:value-type="float">
            <text:p>805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ItemDescriptionFragment_1_ViewComponentNotVisibleOperatorMutator</text:p>
          </table:table-cell>
          <table:table-cell table:style-name="ce1" table:formula="of:=[.D806]+[.B807]" office:value-type="float" office:value="318677" calcext:value-type="float">
            <text:p>318677</text:p>
          </table:table-cell>
          <table:table-cell table:style-name="ce3" table:formula="of:=[.B807]/[.$B$1]" office:value-type="float" office:value="4.11458333333333" calcext:value-type="float">
            <text:p>4,11</text:p>
          </table:table-cell>
          <table:table-cell table:style-name="ce3" table:formula="of:=[.F806]+[.E807]" office:value-type="float" office:value="3319.55208333334" calcext:value-type="float">
            <text:p>3319,55</text:p>
          </table:table-cell>
        </table:table-row>
        <table:table-row table:style-name="ro1">
          <table:table-cell table:style-name="ce1" office:value-type="float" office:value="806" calcext:value-type="float">
            <text:p>806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CompletedDownloadsFragment_0_InvalidViewFocusOperatorMutator</text:p>
          </table:table-cell>
          <table:table-cell table:style-name="ce1" table:formula="of:=[.D807]+[.B808]" office:value-type="float" office:value="319073" calcext:value-type="float">
            <text:p>319073</text:p>
          </table:table-cell>
          <table:table-cell table:style-name="ce3" table:formula="of:=[.B808]/[.$B$1]" office:value-type="float" office:value="4.125" calcext:value-type="float">
            <text:p>4,13</text:p>
          </table:table-cell>
          <table:table-cell table:style-name="ce3" table:formula="of:=[.F807]+[.E808]" office:value-type="float" office:value="3323.67708333334" calcext:value-type="float">
            <text:p>3323,68</text:p>
          </table:table-cell>
        </table:table-row>
        <table:table-row table:style-name="ro1">
          <table:table-cell table:style-name="ce1" office:value-type="float" office:value="807" calcext:value-type="float">
            <text:p>807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string" calcext:value-type="string">
            <text:p>CompletedDownloadsFragment_1_ViewComponentNotVisibleOperatorMutator</text:p>
          </table:table-cell>
          <table:table-cell table:style-name="ce1" table:formula="of:=[.D808]+[.B809]" office:value-type="float" office:value="319455" calcext:value-type="float">
            <text:p>319455</text:p>
          </table:table-cell>
          <table:table-cell table:style-name="ce3" table:formula="of:=[.B809]/[.$B$1]" office:value-type="float" office:value="3.97916666666667" calcext:value-type="float">
            <text:p>3,98</text:p>
          </table:table-cell>
          <table:table-cell table:style-name="ce3" table:formula="of:=[.F808]+[.E809]" office:value-type="float" office:value="3327.65625000001" calcext:value-type="float">
            <text:p>3327,66</text:p>
          </table:table-cell>
        </table:table-row>
        <table:table-row table:style-name="ro1">
          <table:table-cell table:style-name="ce1" office:value-type="float" office:value="808" calcext:value-type="float">
            <text:p>808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string" calcext:value-type="string">
            <text:p>CompletedDownloadsFragment_2_InvalidViewFocusOperatorMutator</text:p>
          </table:table-cell>
          <table:table-cell table:style-name="ce1" table:formula="of:=[.D809]+[.B810]" office:value-type="float" office:value="319844" calcext:value-type="float">
            <text:p>319844</text:p>
          </table:table-cell>
          <table:table-cell table:style-name="ce3" table:formula="of:=[.B810]/[.$B$1]" office:value-type="float" office:value="4.05208333333333" calcext:value-type="float">
            <text:p>4,05</text:p>
          </table:table-cell>
          <table:table-cell table:style-name="ce3" table:formula="of:=[.F809]+[.E810]" office:value-type="float" office:value="3331.70833333334" calcext:value-type="float">
            <text:p>3331,71</text:p>
          </table:table-cell>
        </table:table-row>
        <table:table-row table:style-name="ro1">
          <table:table-cell table:style-name="ce1" office:value-type="float" office:value="809" calcext:value-type="float">
            <text:p>809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CompletedDownloadsFragment_3_ViewComponentNotVisibleOperatorMutator</text:p>
          </table:table-cell>
          <table:table-cell table:style-name="ce1" table:formula="of:=[.D810]+[.B811]" office:value-type="float" office:value="320237" calcext:value-type="float">
            <text:p>320237</text:p>
          </table:table-cell>
          <table:table-cell table:style-name="ce3" table:formula="of:=[.B811]/[.$B$1]" office:value-type="float" office:value="4.09375" calcext:value-type="float">
            <text:p>4,09</text:p>
          </table:table-cell>
          <table:table-cell table:style-name="ce3" table:formula="of:=[.F810]+[.E811]" office:value-type="float" office:value="3335.80208333334" calcext:value-type="float">
            <text:p>3335,80</text:p>
          </table:table-cell>
        </table:table-row>
        <table:table-row table:style-name="ro1">
          <table:table-cell table:style-name="ce1" office:value-type="float" office:value="810" calcext:value-type="float">
            <text:p>810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string" calcext:value-type="string">
            <text:p>CompletedDownloadsFragment_4_InvalidViewFocusOperatorMutator</text:p>
          </table:table-cell>
          <table:table-cell table:style-name="ce1" table:formula="of:=[.D811]+[.B812]" office:value-type="float" office:value="320636" calcext:value-type="float">
            <text:p>320636</text:p>
          </table:table-cell>
          <table:table-cell table:style-name="ce3" table:formula="of:=[.B812]/[.$B$1]" office:value-type="float" office:value="4.15625" calcext:value-type="float">
            <text:p>4,16</text:p>
          </table:table-cell>
          <table:table-cell table:style-name="ce3" table:formula="of:=[.F811]+[.E812]" office:value-type="float" office:value="3339.95833333334" calcext:value-type="float">
            <text:p>3339,96</text:p>
          </table:table-cell>
        </table:table-row>
        <table:table-row table:style-name="ro1">
          <table:table-cell table:style-name="ce1" office:value-type="float" office:value="811" calcext:value-type="float">
            <text:p>811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CompletedDownloadsFragment_5_ViewComponentNotVisibleOperatorMutator</text:p>
          </table:table-cell>
          <table:table-cell table:style-name="ce1" table:formula="of:=[.D812]+[.B813]" office:value-type="float" office:value="321032" calcext:value-type="float">
            <text:p>321032</text:p>
          </table:table-cell>
          <table:table-cell table:style-name="ce3" table:formula="of:=[.B813]/[.$B$1]" office:value-type="float" office:value="4.125" calcext:value-type="float">
            <text:p>4,13</text:p>
          </table:table-cell>
          <table:table-cell table:style-name="ce3" table:formula="of:=[.F812]+[.E813]" office:value-type="float" office:value="3344.08333333334" calcext:value-type="float">
            <text:p>3344,08</text:p>
          </table:table-cell>
        </table:table-row>
        <table:table-row table:style-name="ro1">
          <table:table-cell table:style-name="ce1" office:value-type="float" office:value="812" calcext:value-type="float">
            <text:p>812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CompletedDownloadsFragment_6_InvalidViewFocusOperatorMutator</text:p>
          </table:table-cell>
          <table:table-cell table:style-name="ce1" table:formula="of:=[.D813]+[.B814]" office:value-type="float" office:value="321423" calcext:value-type="float">
            <text:p>321423</text:p>
          </table:table-cell>
          <table:table-cell table:style-name="ce3" table:formula="of:=[.B814]/[.$B$1]" office:value-type="float" office:value="4.07291666666667" calcext:value-type="float">
            <text:p>4,07</text:p>
          </table:table-cell>
          <table:table-cell table:style-name="ce3" table:formula="of:=[.F813]+[.E814]" office:value-type="float" office:value="3348.15625000001" calcext:value-type="float">
            <text:p>3348,16</text:p>
          </table:table-cell>
        </table:table-row>
        <table:table-row table:style-name="ro1">
          <table:table-cell table:style-name="ce1" office:value-type="float" office:value="813" calcext:value-type="float">
            <text:p>813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CompletedDownloadsFragment_7_ViewComponentNotVisibleOperatorMutator</text:p>
          </table:table-cell>
          <table:table-cell table:style-name="ce1" table:formula="of:=[.D814]+[.B815]" office:value-type="float" office:value="321816" calcext:value-type="float">
            <text:p>321816</text:p>
          </table:table-cell>
          <table:table-cell table:style-name="ce3" table:formula="of:=[.B815]/[.$B$1]" office:value-type="float" office:value="4.09375" calcext:value-type="float">
            <text:p>4,09</text:p>
          </table:table-cell>
          <table:table-cell table:style-name="ce3" table:formula="of:=[.F814]+[.E815]" office:value-type="float" office:value="3352.25000000001" calcext:value-type="float">
            <text:p>3352,25</text:p>
          </table:table-cell>
        </table:table-row>
        <table:table-row table:style-name="ro1">
          <table:table-cell table:style-name="ce1" office:value-type="float" office:value="814" calcext:value-type="float">
            <text:p>814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AllEpisodesFragment_0_BuggyGUIListenerOperatorMutator</text:p>
          </table:table-cell>
          <table:table-cell table:style-name="ce1" table:formula="of:=[.D815]+[.B816]" office:value-type="float" office:value="322209" calcext:value-type="float">
            <text:p>322209</text:p>
          </table:table-cell>
          <table:table-cell table:style-name="ce3" table:formula="of:=[.B816]/[.$B$1]" office:value-type="float" office:value="4.09375" calcext:value-type="float">
            <text:p>4,09</text:p>
          </table:table-cell>
          <table:table-cell table:style-name="ce3" table:formula="of:=[.F815]+[.E816]" office:value-type="float" office:value="3356.34375000001" calcext:value-type="float">
            <text:p>3356,34</text:p>
          </table:table-cell>
        </table:table-row>
        <table:table-row table:style-name="ro1">
          <table:table-cell table:style-name="ce1" office:value-type="float" office:value="815" calcext:value-type="float">
            <text:p>815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string" calcext:value-type="string">
            <text:p>AllEpisodesFragment_1_BinaryMutator</text:p>
          </table:table-cell>
          <table:table-cell table:style-name="ce1" table:formula="of:=[.D816]+[.B817]" office:value-type="float" office:value="322598" calcext:value-type="float">
            <text:p>322598</text:p>
          </table:table-cell>
          <table:table-cell table:style-name="ce3" table:formula="of:=[.B817]/[.$B$1]" office:value-type="float" office:value="4.05208333333333" calcext:value-type="float">
            <text:p>4,05</text:p>
          </table:table-cell>
          <table:table-cell table:style-name="ce3" table:formula="of:=[.F816]+[.E817]" office:value-type="float" office:value="3360.39583333334" calcext:value-type="float">
            <text:p>3360,40</text:p>
          </table:table-cell>
        </table:table-row>
        <table:table-row table:style-name="ro1"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AllEpisodesFragment_2_BinaryMutator</text:p>
          </table:table-cell>
          <table:table-cell table:style-name="ce1" table:formula="of:=[.D817]+[.B818]" office:value-type="float" office:value="322990" calcext:value-type="float">
            <text:p>322990</text:p>
          </table:table-cell>
          <table:table-cell table:style-name="ce3" table:formula="of:=[.B818]/[.$B$1]" office:value-type="float" office:value="4.08333333333333" calcext:value-type="float">
            <text:p>4,08</text:p>
          </table:table-cell>
          <table:table-cell table:style-name="ce3" table:formula="of:=[.F817]+[.E818]" office:value-type="float" office:value="3364.47916666667" calcext:value-type="float">
            <text:p>3364,48</text:p>
          </table:table-cell>
        </table:table-row>
        <table:table-row table:style-name="ro1">
          <table:table-cell table:style-name="ce1" office:value-type="float" office:value="817" calcext:value-type="float">
            <text:p>817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AllEpisodesFragment_3_BinaryMutator</text:p>
          </table:table-cell>
          <table:table-cell table:style-name="ce1" table:formula="of:=[.D818]+[.B819]" office:value-type="float" office:value="323381" calcext:value-type="float">
            <text:p>323381</text:p>
          </table:table-cell>
          <table:table-cell table:style-name="ce3" table:formula="of:=[.B819]/[.$B$1]" office:value-type="float" office:value="4.07291666666667" calcext:value-type="float">
            <text:p>4,07</text:p>
          </table:table-cell>
          <table:table-cell table:style-name="ce3" table:formula="of:=[.F818]+[.E819]" office:value-type="float" office:value="3368.55208333334" calcext:value-type="float">
            <text:p>3368,55</text:p>
          </table:table-cell>
        </table:table-row>
        <table:table-row table:style-name="ro1">
          <table:table-cell table:style-name="ce1" office:value-type="float" office:value="818" calcext:value-type="float">
            <text:p>818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AddFeedFragment_0_BuggyGUIListenerOperatorMutator</text:p>
          </table:table-cell>
          <table:table-cell table:style-name="ce1" table:formula="of:=[.D819]+[.B820]" office:value-type="float" office:value="323775" calcext:value-type="float">
            <text:p>323775</text:p>
          </table:table-cell>
          <table:table-cell table:style-name="ce3" table:formula="of:=[.B820]/[.$B$1]" office:value-type="float" office:value="4.10416666666667" calcext:value-type="float">
            <text:p>4,10</text:p>
          </table:table-cell>
          <table:table-cell table:style-name="ce3" table:formula="of:=[.F819]+[.E820]" office:value-type="float" office:value="3372.65625000001" calcext:value-type="float">
            <text:p>3372,66</text:p>
          </table:table-cell>
        </table:table-row>
        <table:table-row table:style-name="ro1">
          <table:table-cell table:style-name="ce1" office:value-type="float" office:value="819" calcext:value-type="float">
            <text:p>819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AddFeedFragment_1_BuggyGUIListenerOperatorMutator</text:p>
          </table:table-cell>
          <table:table-cell table:style-name="ce1" table:formula="of:=[.D820]+[.B821]" office:value-type="float" office:value="324171" calcext:value-type="float">
            <text:p>324171</text:p>
          </table:table-cell>
          <table:table-cell table:style-name="ce3" table:formula="of:=[.B821]/[.$B$1]" office:value-type="float" office:value="4.125" calcext:value-type="float">
            <text:p>4,13</text:p>
          </table:table-cell>
          <table:table-cell table:style-name="ce3" table:formula="of:=[.F820]+[.E821]" office:value-type="float" office:value="3376.78125000001" calcext:value-type="float">
            <text:p>3376,78</text:p>
          </table:table-cell>
        </table:table-row>
        <table:table-row table:style-name="ro1">
          <table:table-cell table:style-name="ce1" office:value-type="float" office:value="820" calcext:value-type="float">
            <text:p>820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AddFeedFragment_2_BuggyGUIListenerOperatorMutator</text:p>
          </table:table-cell>
          <table:table-cell table:style-name="ce1" table:formula="of:=[.D821]+[.B822]" office:value-type="float" office:value="324567" calcext:value-type="float">
            <text:p>324567</text:p>
          </table:table-cell>
          <table:table-cell table:style-name="ce3" table:formula="of:=[.B822]/[.$B$1]" office:value-type="float" office:value="4.125" calcext:value-type="float">
            <text:p>4,13</text:p>
          </table:table-cell>
          <table:table-cell table:style-name="ce3" table:formula="of:=[.F821]+[.E822]" office:value-type="float" office:value="3380.90625000001" calcext:value-type="float">
            <text:p>3380,91</text:p>
          </table:table-cell>
        </table:table-row>
        <table:table-row table:style-name="ro1">
          <table:table-cell table:style-name="ce1" office:value-type="float" office:value="821" calcext:value-type="float">
            <text:p>821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AddFeedFragment_3_BuggyGUIListenerOperatorMutator</text:p>
          </table:table-cell>
          <table:table-cell table:style-name="ce1" table:formula="of:=[.D822]+[.B823]" office:value-type="float" office:value="324963" calcext:value-type="float">
            <text:p>324963</text:p>
          </table:table-cell>
          <table:table-cell table:style-name="ce3" table:formula="of:=[.B823]/[.$B$1]" office:value-type="float" office:value="4.125" calcext:value-type="float">
            <text:p>4,13</text:p>
          </table:table-cell>
          <table:table-cell table:style-name="ce3" table:formula="of:=[.F822]+[.E823]" office:value-type="float" office:value="3385.03125000001" calcext:value-type="float">
            <text:p>3385,03</text:p>
          </table:table-cell>
        </table:table-row>
        <table:table-row table:style-name="ro1">
          <table:table-cell table:style-name="ce1" office:value-type="float" office:value="822" calcext:value-type="float">
            <text:p>822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AddFeedFragment_4_BuggyGUIListenerOperatorMutator</text:p>
          </table:table-cell>
          <table:table-cell table:style-name="ce1" table:formula="of:=[.D823]+[.B824]" office:value-type="float" office:value="325355" calcext:value-type="float">
            <text:p>325355</text:p>
          </table:table-cell>
          <table:table-cell table:style-name="ce3" table:formula="of:=[.B824]/[.$B$1]" office:value-type="float" office:value="4.08333333333333" calcext:value-type="float">
            <text:p>4,08</text:p>
          </table:table-cell>
          <table:table-cell table:style-name="ce3" table:formula="of:=[.F823]+[.E824]" office:value-type="float" office:value="3389.11458333334" calcext:value-type="float">
            <text:p>3389,11</text:p>
          </table:table-cell>
        </table:table-row>
        <table:table-row table:style-name="ro1">
          <table:table-cell table:style-name="ce1" office:value-type="float" office:value="823" calcext:value-type="float">
            <text:p>823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AddFeedFragment_5_BuggyGUIListenerOperatorMutator</text:p>
          </table:table-cell>
          <table:table-cell table:style-name="ce1" table:formula="of:=[.D824]+[.B825]" office:value-type="float" office:value="325746" calcext:value-type="float">
            <text:p>325746</text:p>
          </table:table-cell>
          <table:table-cell table:style-name="ce3" table:formula="of:=[.B825]/[.$B$1]" office:value-type="float" office:value="4.07291666666667" calcext:value-type="float">
            <text:p>4,07</text:p>
          </table:table-cell>
          <table:table-cell table:style-name="ce3" table:formula="of:=[.F824]+[.E825]" office:value-type="float" office:value="3393.18750000001" calcext:value-type="float">
            <text:p>3393,19</text:p>
          </table:table-cell>
        </table:table-row>
        <table:table-row table:style-name="ro1">
          <table:table-cell table:style-name="ce1" office:value-type="float" office:value="824" calcext:value-type="float">
            <text:p>824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AddFeedFragment_6_BuggyGUIListenerOperatorMutator</text:p>
          </table:table-cell>
          <table:table-cell table:style-name="ce1" table:formula="of:=[.D825]+[.B826]" office:value-type="float" office:value="326139" calcext:value-type="float">
            <text:p>326139</text:p>
          </table:table-cell>
          <table:table-cell table:style-name="ce3" table:formula="of:=[.B826]/[.$B$1]" office:value-type="float" office:value="4.09375" calcext:value-type="float">
            <text:p>4,09</text:p>
          </table:table-cell>
          <table:table-cell table:style-name="ce3" table:formula="of:=[.F825]+[.E826]" office:value-type="float" office:value="3397.28125000001" calcext:value-type="float">
            <text:p>3397,28</text:p>
          </table:table-cell>
        </table:table-row>
        <table:table-row table:style-name="ro1">
          <table:table-cell table:style-name="ce1" office:value-type="float" office:value="825" calcext:value-type="float">
            <text:p>825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AddFeedFragment_7_BuggyGUIListenerOperatorMutator</text:p>
          </table:table-cell>
          <table:table-cell table:style-name="ce1" table:formula="of:=[.D826]+[.B827]" office:value-type="float" office:value="326531" calcext:value-type="float">
            <text:p>326531</text:p>
          </table:table-cell>
          <table:table-cell table:style-name="ce3" table:formula="of:=[.B827]/[.$B$1]" office:value-type="float" office:value="4.08333333333333" calcext:value-type="float">
            <text:p>4,08</text:p>
          </table:table-cell>
          <table:table-cell table:style-name="ce3" table:formula="of:=[.F826]+[.E827]" office:value-type="float" office:value="3401.36458333334" calcext:value-type="float">
            <text:p>3401,36</text:p>
          </table:table-cell>
        </table:table-row>
        <table:table-row table:style-name="ro1">
          <table:table-cell table:style-name="ce1" office:value-type="float" office:value="826" calcext:value-type="float">
            <text:p>826</text:p>
          </table:table-cell>
          <table:table-cell table:style-name="ce1" office:value-type="float" office:value="409" calcext:value-type="float">
            <text:p>409</text:p>
          </table:table-cell>
          <table:table-cell table:style-name="ce1" office:value-type="string" calcext:value-type="string">
            <text:p>AddFeedFragment_8_BuggyGUIListenerOperatorMutator</text:p>
          </table:table-cell>
          <table:table-cell table:style-name="ce1" table:formula="of:=[.D827]+[.B828]" office:value-type="float" office:value="326940" calcext:value-type="float">
            <text:p>326940</text:p>
          </table:table-cell>
          <table:table-cell table:style-name="ce3" table:formula="of:=[.B828]/[.$B$1]" office:value-type="float" office:value="4.26041666666667" calcext:value-type="float">
            <text:p>4,26</text:p>
          </table:table-cell>
          <table:table-cell table:style-name="ce3" table:formula="of:=[.F827]+[.E828]" office:value-type="float" office:value="3405.62500000001" calcext:value-type="float">
            <text:p>3405,63</text:p>
          </table:table-cell>
        </table:table-row>
        <table:table-row table:style-name="ro1">
          <table:table-cell table:style-name="ce1" office:value-type="float" office:value="827" calcext:value-type="float">
            <text:p>827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AddFeedFragment_9_NullIntentOperatorMutator</text:p>
          </table:table-cell>
          <table:table-cell table:style-name="ce1" table:formula="of:=[.D828]+[.B829]" office:value-type="float" office:value="327332" calcext:value-type="float">
            <text:p>327332</text:p>
          </table:table-cell>
          <table:table-cell table:style-name="ce3" table:formula="of:=[.B829]/[.$B$1]" office:value-type="float" office:value="4.08333333333333" calcext:value-type="float">
            <text:p>4,08</text:p>
          </table:table-cell>
          <table:table-cell table:style-name="ce3" table:formula="of:=[.F828]+[.E829]" office:value-type="float" office:value="3409.70833333334" calcext:value-type="float">
            <text:p>3409,71</text:p>
          </table:table-cell>
        </table:table-row>
        <table:table-row table:style-name="ro1">
          <table:table-cell table:style-name="ce1" office:value-type="float" office:value="828" calcext:value-type="float">
            <text:p>828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AddFeedFragment_10_InvalidKeyIntentOperatorMutator</text:p>
          </table:table-cell>
          <table:table-cell table:style-name="ce1" table:formula="of:=[.D829]+[.B830]" office:value-type="float" office:value="327725" calcext:value-type="float">
            <text:p>327725</text:p>
          </table:table-cell>
          <table:table-cell table:style-name="ce3" table:formula="of:=[.B830]/[.$B$1]" office:value-type="float" office:value="4.09375" calcext:value-type="float">
            <text:p>4,09</text:p>
          </table:table-cell>
          <table:table-cell table:style-name="ce3" table:formula="of:=[.F829]+[.E830]" office:value-type="float" office:value="3413.80208333334" calcext:value-type="float">
            <text:p>3413,80</text:p>
          </table:table-cell>
        </table:table-row>
        <table:table-row table:style-name="ro1">
          <table:table-cell table:style-name="ce1" office:value-type="float" office:value="829" calcext:value-type="float">
            <text:p>829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AddFeedFragment_11_RandomActionIntentDefinitionOperatorMutator</text:p>
          </table:table-cell>
          <table:table-cell table:style-name="ce1" table:formula="of:=[.D830]+[.B831]" office:value-type="float" office:value="328119" calcext:value-type="float">
            <text:p>328119</text:p>
          </table:table-cell>
          <table:table-cell table:style-name="ce3" table:formula="of:=[.B831]/[.$B$1]" office:value-type="float" office:value="4.10416666666667" calcext:value-type="float">
            <text:p>4,10</text:p>
          </table:table-cell>
          <table:table-cell table:style-name="ce3" table:formula="of:=[.F830]+[.E831]" office:value-type="float" office:value="3417.90625000001" calcext:value-type="float">
            <text:p>3417,91</text:p>
          </table:table-cell>
        </table:table-row>
        <table:table-row table:style-name="ro1">
          <table:table-cell table:style-name="ce1" office:value-type="float" office:value="830" calcext:value-type="float">
            <text:p>830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string" calcext:value-type="string">
            <text:p>AddFeedFragment_12_NullValueIntentPutExtraOperatorMutator</text:p>
          </table:table-cell>
          <table:table-cell table:style-name="ce1" table:formula="of:=[.D831]+[.B832]" office:value-type="float" office:value="328527" calcext:value-type="float">
            <text:p>328527</text:p>
          </table:table-cell>
          <table:table-cell table:style-name="ce3" table:formula="of:=[.B832]/[.$B$1]" office:value-type="float" office:value="4.25" calcext:value-type="float">
            <text:p>4,25</text:p>
          </table:table-cell>
          <table:table-cell table:style-name="ce3" table:formula="of:=[.F831]+[.E832]" office:value-type="float" office:value="3422.15625000001" calcext:value-type="float">
            <text:p>3422,16</text:p>
          </table:table-cell>
        </table:table-row>
        <table:table-row table:style-name="ro1">
          <table:table-cell table:style-name="ce1" office:value-type="float" office:value="831" calcext:value-type="float">
            <text:p>831</text:p>
          </table:table-cell>
          <table:table-cell table:style-name="ce1" office:value-type="float" office:value="409" calcext:value-type="float">
            <text:p>409</text:p>
          </table:table-cell>
          <table:table-cell table:style-name="ce1" office:value-type="string" calcext:value-type="string">
            <text:p>AddFeedFragment_13_IntentPayloadReplacementOperatorMutator</text:p>
          </table:table-cell>
          <table:table-cell table:style-name="ce1" table:formula="of:=[.D832]+[.B833]" office:value-type="float" office:value="328936" calcext:value-type="float">
            <text:p>328936</text:p>
          </table:table-cell>
          <table:table-cell table:style-name="ce3" table:formula="of:=[.B833]/[.$B$1]" office:value-type="float" office:value="4.26041666666667" calcext:value-type="float">
            <text:p>4,26</text:p>
          </table:table-cell>
          <table:table-cell table:style-name="ce3" table:formula="of:=[.F832]+[.E833]" office:value-type="float" office:value="3426.41666666667" calcext:value-type="float">
            <text:p>3426,42</text:p>
          </table:table-cell>
        </table:table-row>
        <table:table-row table:style-name="ro1">
          <table:table-cell table:style-name="ce1" office:value-type="float" office:value="832" calcext:value-type="float">
            <text:p>832</text:p>
          </table:table-cell>
          <table:table-cell table:style-name="ce1" office:value-type="float" office:value="409" calcext:value-type="float">
            <text:p>409</text:p>
          </table:table-cell>
          <table:table-cell table:style-name="ce1" office:value-type="string" calcext:value-type="string">
            <text:p>AddFeedFragment_14_RandomActionIntentDefinitionOperatorMutator</text:p>
          </table:table-cell>
          <table:table-cell table:style-name="ce1" table:formula="of:=[.D833]+[.B834]" office:value-type="float" office:value="329345" calcext:value-type="float">
            <text:p>329345</text:p>
          </table:table-cell>
          <table:table-cell table:style-name="ce3" table:formula="of:=[.B834]/[.$B$1]" office:value-type="float" office:value="4.26041666666667" calcext:value-type="float">
            <text:p>4,26</text:p>
          </table:table-cell>
          <table:table-cell table:style-name="ce3" table:formula="of:=[.F833]+[.E834]" office:value-type="float" office:value="3430.67708333334" calcext:value-type="float">
            <text:p>3430,68</text:p>
          </table:table-cell>
        </table:table-row>
        <table:table-row table:style-name="ro1"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string" calcext:value-type="string">
            <text:p>AddFeedFragment_15_LengthyGUICreationOperatorMutator</text:p>
          </table:table-cell>
          <table:table-cell table:style-name="ce1" table:formula="of:=[.D834]+[.B835]" office:value-type="float" office:value="329759" calcext:value-type="float">
            <text:p>329759</text:p>
          </table:table-cell>
          <table:table-cell table:style-name="ce3" table:formula="of:=[.B835]/[.$B$1]" office:value-type="float" office:value="4.3125" calcext:value-type="float">
            <text:p>4,31</text:p>
          </table:table-cell>
          <table:table-cell table:style-name="ce3" table:formula="of:=[.F834]+[.E835]" office:value-type="float" office:value="3434.98958333334" calcext:value-type="float">
            <text:p>3434,99</text:p>
          </table:table-cell>
        </table:table-row>
        <table:table-row table:style-name="ro1">
          <table:table-cell table:style-name="ce1" office:value-type="float" office:value="834" calcext:value-type="float">
            <text:p>834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AddFeedFragment_16_NullIntentOperatorMutator</text:p>
          </table:table-cell>
          <table:table-cell table:style-name="ce1" table:formula="of:=[.D835]+[.B836]" office:value-type="float" office:value="330153" calcext:value-type="float">
            <text:p>330153</text:p>
          </table:table-cell>
          <table:table-cell table:style-name="ce3" table:formula="of:=[.B836]/[.$B$1]" office:value-type="float" office:value="4.10416666666667" calcext:value-type="float">
            <text:p>4,10</text:p>
          </table:table-cell>
          <table:table-cell table:style-name="ce3" table:formula="of:=[.F835]+[.E836]" office:value-type="float" office:value="3439.09375000001" calcext:value-type="float">
            <text:p>3439,09</text:p>
          </table:table-cell>
        </table:table-row>
        <table:table-row table:style-name="ro1">
          <table:table-cell table:style-name="ce1" office:value-type="float" office:value="835" calcext:value-type="float">
            <text:p>835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AddFeedFragment_17_InvalidKeyIntentOperatorMutator</text:p>
          </table:table-cell>
          <table:table-cell table:style-name="ce1" table:formula="of:=[.D836]+[.B837]" office:value-type="float" office:value="330545" calcext:value-type="float">
            <text:p>330545</text:p>
          </table:table-cell>
          <table:table-cell table:style-name="ce3" table:formula="of:=[.B837]/[.$B$1]" office:value-type="float" office:value="4.08333333333333" calcext:value-type="float">
            <text:p>4,08</text:p>
          </table:table-cell>
          <table:table-cell table:style-name="ce3" table:formula="of:=[.F836]+[.E837]" office:value-type="float" office:value="3443.17708333334" calcext:value-type="float">
            <text:p>3443,18</text:p>
          </table:table-cell>
        </table:table-row>
        <table:table-row table:style-name="ro1">
          <table:table-cell table:style-name="ce1" office:value-type="float" office:value="836" calcext:value-type="float">
            <text:p>836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AddFeedFragment_18_RandomActionIntentDefinitionOperatorMutator</text:p>
          </table:table-cell>
          <table:table-cell table:style-name="ce1" table:formula="of:=[.D837]+[.B838]" office:value-type="float" office:value="330937" calcext:value-type="float">
            <text:p>330937</text:p>
          </table:table-cell>
          <table:table-cell table:style-name="ce3" table:formula="of:=[.B838]/[.$B$1]" office:value-type="float" office:value="4.08333333333333" calcext:value-type="float">
            <text:p>4,08</text:p>
          </table:table-cell>
          <table:table-cell table:style-name="ce3" table:formula="of:=[.F837]+[.E838]" office:value-type="float" office:value="3447.26041666667" calcext:value-type="float">
            <text:p>3447,26</text:p>
          </table:table-cell>
        </table:table-row>
        <table:table-row table:style-name="ro1"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AddFeedFragment_19_RandomActionIntentDefinitionOperatorMutator</text:p>
          </table:table-cell>
          <table:table-cell table:style-name="ce1" table:formula="of:=[.D838]+[.B839]" office:value-type="float" office:value="331333" calcext:value-type="float">
            <text:p>331333</text:p>
          </table:table-cell>
          <table:table-cell table:style-name="ce3" table:formula="of:=[.B839]/[.$B$1]" office:value-type="float" office:value="4.125" calcext:value-type="float">
            <text:p>4,13</text:p>
          </table:table-cell>
          <table:table-cell table:style-name="ce3" table:formula="of:=[.F838]+[.E839]" office:value-type="float" office:value="3451.38541666667" calcext:value-type="float">
            <text:p>3451,39</text:p>
          </table:table-cell>
        </table:table-row>
        <table:table-row table:style-name="ro1">
          <table:table-cell table:style-name="ce1" office:value-type="float" office:value="838" calcext:value-type="float">
            <text:p>838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AddFeedFragment_20_RandomActionIntentDefinitionOperatorMutator</text:p>
          </table:table-cell>
          <table:table-cell table:style-name="ce1" table:formula="of:=[.D839]+[.B840]" office:value-type="float" office:value="331727" calcext:value-type="float">
            <text:p>331727</text:p>
          </table:table-cell>
          <table:table-cell table:style-name="ce3" table:formula="of:=[.B840]/[.$B$1]" office:value-type="float" office:value="4.10416666666667" calcext:value-type="float">
            <text:p>4,10</text:p>
          </table:table-cell>
          <table:table-cell table:style-name="ce3" table:formula="of:=[.F839]+[.E840]" office:value-type="float" office:value="3455.48958333334" calcext:value-type="float">
            <text:p>3455,49</text:p>
          </table:table-cell>
        </table:table-row>
        <table:table-row table:style-name="ro1">
          <table:table-cell table:style-name="ce1" office:value-type="float" office:value="839" calcext:value-type="float">
            <text:p>839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PlaybackHistoryFragment_0_BinaryMutator</text:p>
          </table:table-cell>
          <table:table-cell table:style-name="ce1" table:formula="of:=[.D840]+[.B841]" office:value-type="float" office:value="332123" calcext:value-type="float">
            <text:p>332123</text:p>
          </table:table-cell>
          <table:table-cell table:style-name="ce3" table:formula="of:=[.B841]/[.$B$1]" office:value-type="float" office:value="4.125" calcext:value-type="float">
            <text:p>4,13</text:p>
          </table:table-cell>
          <table:table-cell table:style-name="ce3" table:formula="of:=[.F840]+[.E841]" office:value-type="float" office:value="3459.61458333334" calcext:value-type="float">
            <text:p>3459,61</text:p>
          </table:table-cell>
        </table:table-row>
        <table:table-row table:style-name="ro1">
          <table:table-cell table:style-name="ce1" office:value-type="float" office:value="840" calcext:value-type="float">
            <text:p>840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PlaybackHistoryFragment_1_BinaryMutator</text:p>
          </table:table-cell>
          <table:table-cell table:style-name="ce1" table:formula="of:=[.D841]+[.B842]" office:value-type="float" office:value="332518" calcext:value-type="float">
            <text:p>332518</text:p>
          </table:table-cell>
          <table:table-cell table:style-name="ce3" table:formula="of:=[.B842]/[.$B$1]" office:value-type="float" office:value="4.11458333333333" calcext:value-type="float">
            <text:p>4,11</text:p>
          </table:table-cell>
          <table:table-cell table:style-name="ce3" table:formula="of:=[.F841]+[.E842]" office:value-type="float" office:value="3463.72916666667" calcext:value-type="float">
            <text:p>3463,73</text:p>
          </table:table-cell>
        </table:table-row>
        <table:table-row table:style-name="ro1">
          <table:table-cell table:style-name="ce1" office:value-type="float" office:value="841" calcext:value-type="float">
            <text:p>841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PlaybackHistoryFragment_2_BinaryMutator</text:p>
          </table:table-cell>
          <table:table-cell table:style-name="ce1" table:formula="of:=[.D842]+[.B843]" office:value-type="float" office:value="332912" calcext:value-type="float">
            <text:p>332912</text:p>
          </table:table-cell>
          <table:table-cell table:style-name="ce3" table:formula="of:=[.B843]/[.$B$1]" office:value-type="float" office:value="4.10416666666667" calcext:value-type="float">
            <text:p>4,10</text:p>
          </table:table-cell>
          <table:table-cell table:style-name="ce3" table:formula="of:=[.F842]+[.E843]" office:value-type="float" office:value="3467.83333333334" calcext:value-type="float">
            <text:p>3467,83</text:p>
          </table:table-cell>
        </table:table-row>
        <table:table-row table:style-name="ro1">
          <table:table-cell table:style-name="ce1" office:value-type="float" office:value="842" calcext:value-type="float">
            <text:p>842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ChaptersFragment_0_BuggyGUIListenerOperatorMutator</text:p>
          </table:table-cell>
          <table:table-cell table:style-name="ce1" table:formula="of:=[.D843]+[.B844]" office:value-type="float" office:value="333305" calcext:value-type="float">
            <text:p>333305</text:p>
          </table:table-cell>
          <table:table-cell table:style-name="ce3" table:formula="of:=[.B844]/[.$B$1]" office:value-type="float" office:value="4.09375" calcext:value-type="float">
            <text:p>4,09</text:p>
          </table:table-cell>
          <table:table-cell table:style-name="ce3" table:formula="of:=[.F843]+[.E844]" office:value-type="float" office:value="3471.92708333334" calcext:value-type="float">
            <text:p>3471,93</text:p>
          </table:table-cell>
        </table:table-row>
        <table:table-row table:style-name="ro1">
          <table:table-cell table:style-name="ce1" office:value-type="float" office:value="843" calcext:value-type="float">
            <text:p>843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ChaptersFragment_1_InvalidViewFocusOperatorMutator</text:p>
          </table:table-cell>
          <table:table-cell table:style-name="ce1" table:formula="of:=[.D844]+[.B845]" office:value-type="float" office:value="333702" calcext:value-type="float">
            <text:p>333702</text:p>
          </table:table-cell>
          <table:table-cell table:style-name="ce3" table:formula="of:=[.B845]/[.$B$1]" office:value-type="float" office:value="4.13541666666667" calcext:value-type="float">
            <text:p>4,14</text:p>
          </table:table-cell>
          <table:table-cell table:style-name="ce3" table:formula="of:=[.F844]+[.E845]" office:value-type="float" office:value="3476.06250000001" calcext:value-type="float">
            <text:p>3476,06</text:p>
          </table:table-cell>
        </table:table-row>
        <table:table-row table:style-name="ro1">
          <table:table-cell table:style-name="ce1" office:value-type="float" office:value="844" calcext:value-type="float">
            <text:p>844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ChaptersFragment_2_ViewComponentNotVisibleOperatorMutator</text:p>
          </table:table-cell>
          <table:table-cell table:style-name="ce1" table:formula="of:=[.D845]+[.B846]" office:value-type="float" office:value="334093" calcext:value-type="float">
            <text:p>334093</text:p>
          </table:table-cell>
          <table:table-cell table:style-name="ce3" table:formula="of:=[.B846]/[.$B$1]" office:value-type="float" office:value="4.07291666666667" calcext:value-type="float">
            <text:p>4,07</text:p>
          </table:table-cell>
          <table:table-cell table:style-name="ce3" table:formula="of:=[.F845]+[.E846]" office:value-type="float" office:value="3480.13541666667" calcext:value-type="float">
            <text:p>3480,14</text:p>
          </table:table-cell>
        </table:table-row>
        <table:table-row table:style-name="ro1">
          <table:table-cell table:style-name="ce1" office:value-type="float" office:value="845" calcext:value-type="float">
            <text:p>845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ChaptersFragment_3_InvalidViewFocusOperatorMutator</text:p>
          </table:table-cell>
          <table:table-cell table:style-name="ce1" table:formula="of:=[.D846]+[.B847]" office:value-type="float" office:value="334485" calcext:value-type="float">
            <text:p>334485</text:p>
          </table:table-cell>
          <table:table-cell table:style-name="ce3" table:formula="of:=[.B847]/[.$B$1]" office:value-type="float" office:value="4.08333333333333" calcext:value-type="float">
            <text:p>4,08</text:p>
          </table:table-cell>
          <table:table-cell table:style-name="ce3" table:formula="of:=[.F846]+[.E847]" office:value-type="float" office:value="3484.21875000001" calcext:value-type="float">
            <text:p>3484,22</text:p>
          </table:table-cell>
        </table:table-row>
        <table:table-row table:style-name="ro1">
          <table:table-cell table:style-name="ce1" office:value-type="float" office:value="846" calcext:value-type="float">
            <text:p>846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ChaptersFragment_4_ViewComponentNotVisibleOperatorMutator</text:p>
          </table:table-cell>
          <table:table-cell table:style-name="ce1" table:formula="of:=[.D847]+[.B848]" office:value-type="float" office:value="334878" calcext:value-type="float">
            <text:p>334878</text:p>
          </table:table-cell>
          <table:table-cell table:style-name="ce3" table:formula="of:=[.B848]/[.$B$1]" office:value-type="float" office:value="4.09375" calcext:value-type="float">
            <text:p>4,09</text:p>
          </table:table-cell>
          <table:table-cell table:style-name="ce3" table:formula="of:=[.F847]+[.E848]" office:value-type="float" office:value="3488.31250000001" calcext:value-type="float">
            <text:p>3488,31</text:p>
          </table:table-cell>
        </table:table-row>
        <table:table-row table:style-name="ro1">
          <table:table-cell table:style-name="ce1" office:value-type="float" office:value="847" calcext:value-type="float">
            <text:p>847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ItemFragment_0_LengthyGUICreationOperatorMutator</text:p>
          </table:table-cell>
          <table:table-cell table:style-name="ce1" table:formula="of:=[.D848]+[.B849]" office:value-type="float" office:value="335302" calcext:value-type="float">
            <text:p>335302</text:p>
          </table:table-cell>
          <table:table-cell table:style-name="ce3" table:formula="of:=[.B849]/[.$B$1]" office:value-type="float" office:value="4.41666666666667" calcext:value-type="float">
            <text:p>4,42</text:p>
          </table:table-cell>
          <table:table-cell table:style-name="ce3" table:formula="of:=[.F848]+[.E849]" office:value-type="float" office:value="3492.72916666667" calcext:value-type="float">
            <text:p>3492,73</text:p>
          </table:table-cell>
        </table:table-row>
        <table:table-row table:style-name="ro1">
          <table:table-cell table:style-name="ce1" office:value-type="float" office:value="848" calcext:value-type="float">
            <text:p>848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ItemFragment_1_InvalidViewFocusOperatorMutator</text:p>
          </table:table-cell>
          <table:table-cell table:style-name="ce1" table:formula="of:=[.D849]+[.B850]" office:value-type="float" office:value="335697" calcext:value-type="float">
            <text:p>335697</text:p>
          </table:table-cell>
          <table:table-cell table:style-name="ce3" table:formula="of:=[.B850]/[.$B$1]" office:value-type="float" office:value="4.11458333333333" calcext:value-type="float">
            <text:p>4,11</text:p>
          </table:table-cell>
          <table:table-cell table:style-name="ce3" table:formula="of:=[.F849]+[.E850]" office:value-type="float" office:value="3496.84375000001" calcext:value-type="float">
            <text:p>3496,84</text:p>
          </table:table-cell>
        </table:table-row>
        <table:table-row table:style-name="ro1">
          <table:table-cell table:style-name="ce1" office:value-type="float" office:value="849" calcext:value-type="float">
            <text:p>849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ItemFragment_2_ViewComponentNotVisibleOperatorMutator</text:p>
          </table:table-cell>
          <table:table-cell table:style-name="ce1" table:formula="of:=[.D850]+[.B851]" office:value-type="float" office:value="336091" calcext:value-type="float">
            <text:p>336091</text:p>
          </table:table-cell>
          <table:table-cell table:style-name="ce3" table:formula="of:=[.B851]/[.$B$1]" office:value-type="float" office:value="4.10416666666667" calcext:value-type="float">
            <text:p>4,10</text:p>
          </table:table-cell>
          <table:table-cell table:style-name="ce3" table:formula="of:=[.F850]+[.E851]" office:value-type="float" office:value="3500.94791666667" calcext:value-type="float">
            <text:p>3500,95</text:p>
          </table:table-cell>
        </table:table-row>
        <table:table-row table:style-name="ro1">
          <table:table-cell table:style-name="ce1" office:value-type="float" office:value="850" calcext:value-type="float">
            <text:p>850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ItemFragment_3_InvalidViewFocusOperatorMutator</text:p>
          </table:table-cell>
          <table:table-cell table:style-name="ce1" table:formula="of:=[.D851]+[.B852]" office:value-type="float" office:value="336484" calcext:value-type="float">
            <text:p>336484</text:p>
          </table:table-cell>
          <table:table-cell table:style-name="ce3" table:formula="of:=[.B852]/[.$B$1]" office:value-type="float" office:value="4.09375" calcext:value-type="float">
            <text:p>4,09</text:p>
          </table:table-cell>
          <table:table-cell table:style-name="ce3" table:formula="of:=[.F851]+[.E852]" office:value-type="float" office:value="3505.04166666667" calcext:value-type="float">
            <text:p>3505,04</text:p>
          </table:table-cell>
        </table:table-row>
        <table:table-row table:style-name="ro1">
          <table:table-cell table:style-name="ce1" office:value-type="float" office:value="851" calcext:value-type="float">
            <text:p>851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ItemFragment_4_ViewComponentNotVisibleOperatorMutator</text:p>
          </table:table-cell>
          <table:table-cell table:style-name="ce1" table:formula="of:=[.D852]+[.B853]" office:value-type="float" office:value="336877" calcext:value-type="float">
            <text:p>336877</text:p>
          </table:table-cell>
          <table:table-cell table:style-name="ce3" table:formula="of:=[.B853]/[.$B$1]" office:value-type="float" office:value="4.09375" calcext:value-type="float">
            <text:p>4,09</text:p>
          </table:table-cell>
          <table:table-cell table:style-name="ce3" table:formula="of:=[.F852]+[.E853]" office:value-type="float" office:value="3509.13541666667" calcext:value-type="float">
            <text:p>3509,14</text:p>
          </table:table-cell>
        </table:table-row>
        <table:table-row table:style-name="ro1">
          <table:table-cell table:style-name="ce1" office:value-type="float" office:value="852" calcext:value-type="float">
            <text:p>852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ItemFragment_5_BuggyGUIListenerOperatorMutator</text:p>
          </table:table-cell>
          <table:table-cell table:style-name="ce1" table:formula="of:=[.D853]+[.B854]" office:value-type="float" office:value="337268" calcext:value-type="float">
            <text:p>337268</text:p>
          </table:table-cell>
          <table:table-cell table:style-name="ce3" table:formula="of:=[.B854]/[.$B$1]" office:value-type="float" office:value="4.07291666666667" calcext:value-type="float">
            <text:p>4,07</text:p>
          </table:table-cell>
          <table:table-cell table:style-name="ce3" table:formula="of:=[.F853]+[.E854]" office:value-type="float" office:value="3513.20833333334" calcext:value-type="float">
            <text:p>3513,21</text:p>
          </table:table-cell>
        </table:table-row>
        <table:table-row table:style-name="ro1">
          <table:table-cell table:style-name="ce1" office:value-type="float" office:value="853" calcext:value-type="float">
            <text:p>853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ItemFragment_6_InvalidViewFocusOperatorMutator</text:p>
          </table:table-cell>
          <table:table-cell table:style-name="ce1" table:formula="of:=[.D854]+[.B855]" office:value-type="float" office:value="337662" calcext:value-type="float">
            <text:p>337662</text:p>
          </table:table-cell>
          <table:table-cell table:style-name="ce3" table:formula="of:=[.B855]/[.$B$1]" office:value-type="float" office:value="4.10416666666667" calcext:value-type="float">
            <text:p>4,10</text:p>
          </table:table-cell>
          <table:table-cell table:style-name="ce3" table:formula="of:=[.F854]+[.E855]" office:value-type="float" office:value="3517.31250000001" calcext:value-type="float">
            <text:p>3517,31</text:p>
          </table:table-cell>
        </table:table-row>
        <table:table-row table:style-name="ro1">
          <table:table-cell table:style-name="ce1" office:value-type="float" office:value="854" calcext:value-type="float">
            <text:p>854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ItemFragment_7_ViewComponentNotVisibleOperatorMutator</text:p>
          </table:table-cell>
          <table:table-cell table:style-name="ce1" table:formula="of:=[.D855]+[.B856]" office:value-type="float" office:value="338058" calcext:value-type="float">
            <text:p>338058</text:p>
          </table:table-cell>
          <table:table-cell table:style-name="ce3" table:formula="of:=[.B856]/[.$B$1]" office:value-type="float" office:value="4.125" calcext:value-type="float">
            <text:p>4,13</text:p>
          </table:table-cell>
          <table:table-cell table:style-name="ce3" table:formula="of:=[.F855]+[.E856]" office:value-type="float" office:value="3521.43750000001" calcext:value-type="float">
            <text:p>3521,44</text:p>
          </table:table-cell>
        </table:table-row>
        <table:table-row table:style-name="ro1">
          <table:table-cell table:style-name="ce1" office:value-type="float" office:value="855" calcext:value-type="float">
            <text:p>855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ItemFragment_8_InvalidViewFocusOperatorMutator</text:p>
          </table:table-cell>
          <table:table-cell table:style-name="ce1" table:formula="of:=[.D856]+[.B857]" office:value-type="float" office:value="338450" calcext:value-type="float">
            <text:p>338450</text:p>
          </table:table-cell>
          <table:table-cell table:style-name="ce3" table:formula="of:=[.B857]/[.$B$1]" office:value-type="float" office:value="4.08333333333333" calcext:value-type="float">
            <text:p>4,08</text:p>
          </table:table-cell>
          <table:table-cell table:style-name="ce3" table:formula="of:=[.F856]+[.E857]" office:value-type="float" office:value="3525.52083333334" calcext:value-type="float">
            <text:p>3525,52</text:p>
          </table:table-cell>
        </table:table-row>
        <table:table-row table:style-name="ro1">
          <table:table-cell table:style-name="ce1" office:value-type="float" office:value="856" calcext:value-type="float">
            <text:p>856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ItemFragment_9_ViewComponentNotVisibleOperatorMutator</text:p>
          </table:table-cell>
          <table:table-cell table:style-name="ce1" table:formula="of:=[.D857]+[.B858]" office:value-type="float" office:value="338844" calcext:value-type="float">
            <text:p>338844</text:p>
          </table:table-cell>
          <table:table-cell table:style-name="ce3" table:formula="of:=[.B858]/[.$B$1]" office:value-type="float" office:value="4.10416666666667" calcext:value-type="float">
            <text:p>4,10</text:p>
          </table:table-cell>
          <table:table-cell table:style-name="ce3" table:formula="of:=[.F857]+[.E858]" office:value-type="float" office:value="3529.62500000001" calcext:value-type="float">
            <text:p>3529,63</text:p>
          </table:table-cell>
        </table:table-row>
        <table:table-row table:style-name="ro1">
          <table:table-cell table:style-name="ce1" office:value-type="float" office:value="857" calcext:value-type="float">
            <text:p>857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ItemFragment_10_InvalidViewFocusOperatorMutator</text:p>
          </table:table-cell>
          <table:table-cell table:style-name="ce1" table:formula="of:=[.D858]+[.B859]" office:value-type="float" office:value="339236" calcext:value-type="float">
            <text:p>339236</text:p>
          </table:table-cell>
          <table:table-cell table:style-name="ce3" table:formula="of:=[.B859]/[.$B$1]" office:value-type="float" office:value="4.08333333333333" calcext:value-type="float">
            <text:p>4,08</text:p>
          </table:table-cell>
          <table:table-cell table:style-name="ce3" table:formula="of:=[.F858]+[.E859]" office:value-type="float" office:value="3533.70833333334" calcext:value-type="float">
            <text:p>3533,71</text:p>
          </table:table-cell>
        </table:table-row>
        <table:table-row table:style-name="ro1">
          <table:table-cell table:style-name="ce1" office:value-type="float" office:value="858" calcext:value-type="float">
            <text:p>858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ItemFragment_11_ViewComponentNotVisibleOperatorMutator</text:p>
          </table:table-cell>
          <table:table-cell table:style-name="ce1" table:formula="of:=[.D859]+[.B860]" office:value-type="float" office:value="339633" calcext:value-type="float">
            <text:p>339633</text:p>
          </table:table-cell>
          <table:table-cell table:style-name="ce3" table:formula="of:=[.B860]/[.$B$1]" office:value-type="float" office:value="4.13541666666667" calcext:value-type="float">
            <text:p>4,14</text:p>
          </table:table-cell>
          <table:table-cell table:style-name="ce3" table:formula="of:=[.F859]+[.E860]" office:value-type="float" office:value="3537.84375000001" calcext:value-type="float">
            <text:p>3537,84</text:p>
          </table:table-cell>
        </table:table-row>
        <table:table-row table:style-name="ro1">
          <table:table-cell table:style-name="ce1" office:value-type="float" office:value="859" calcext:value-type="float">
            <text:p>859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ItemFragment_12_InvalidViewFocusOperatorMutator</text:p>
          </table:table-cell>
          <table:table-cell table:style-name="ce1" table:formula="of:=[.D860]+[.B861]" office:value-type="float" office:value="340024" calcext:value-type="float">
            <text:p>340024</text:p>
          </table:table-cell>
          <table:table-cell table:style-name="ce3" table:formula="of:=[.B861]/[.$B$1]" office:value-type="float" office:value="4.07291666666667" calcext:value-type="float">
            <text:p>4,07</text:p>
          </table:table-cell>
          <table:table-cell table:style-name="ce3" table:formula="of:=[.F860]+[.E861]" office:value-type="float" office:value="3541.91666666667" calcext:value-type="float">
            <text:p>3541,92</text:p>
          </table:table-cell>
        </table:table-row>
        <table:table-row table:style-name="ro1">
          <table:table-cell table:style-name="ce1" office:value-type="float" office:value="860" calcext:value-type="float">
            <text:p>860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ItemFragment_13_ViewComponentNotVisibleOperatorMutator</text:p>
          </table:table-cell>
          <table:table-cell table:style-name="ce1" table:formula="of:=[.D861]+[.B862]" office:value-type="float" office:value="340416" calcext:value-type="float">
            <text:p>340416</text:p>
          </table:table-cell>
          <table:table-cell table:style-name="ce3" table:formula="of:=[.B862]/[.$B$1]" office:value-type="float" office:value="4.08333333333333" calcext:value-type="float">
            <text:p>4,08</text:p>
          </table:table-cell>
          <table:table-cell table:style-name="ce3" table:formula="of:=[.F861]+[.E862]" office:value-type="float" office:value="3546.00000000001" calcext:value-type="float">
            <text:p>3546,00</text:p>
          </table:table-cell>
        </table:table-row>
        <table:table-row table:style-name="ro1">
          <table:table-cell table:style-name="ce1" office:value-type="float" office:value="861" calcext:value-type="float">
            <text:p>861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string" calcext:value-type="string">
            <text:p>ItemFragment_14_InvalidViewFocusOperatorMutator</text:p>
          </table:table-cell>
          <table:table-cell table:style-name="ce1" table:formula="of:=[.D862]+[.B863]" office:value-type="float" office:value="340843" calcext:value-type="float">
            <text:p>340843</text:p>
          </table:table-cell>
          <table:table-cell table:style-name="ce3" table:formula="of:=[.B863]/[.$B$1]" office:value-type="float" office:value="4.44791666666667" calcext:value-type="float">
            <text:p>4,45</text:p>
          </table:table-cell>
          <table:table-cell table:style-name="ce3" table:formula="of:=[.F862]+[.E863]" office:value-type="float" office:value="3550.44791666667" calcext:value-type="float">
            <text:p>3550,45</text:p>
          </table:table-cell>
        </table:table-row>
        <table:table-row table:style-name="ro1">
          <table:table-cell table:style-name="ce1" office:value-type="float" office:value="862" calcext:value-type="float">
            <text:p>862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ItemFragment_15_ViewComponentNotVisibleOperatorMutator</text:p>
          </table:table-cell>
          <table:table-cell table:style-name="ce1" table:formula="of:=[.D863]+[.B864]" office:value-type="float" office:value="341235" calcext:value-type="float">
            <text:p>341235</text:p>
          </table:table-cell>
          <table:table-cell table:style-name="ce3" table:formula="of:=[.B864]/[.$B$1]" office:value-type="float" office:value="4.08333333333333" calcext:value-type="float">
            <text:p>4,08</text:p>
          </table:table-cell>
          <table:table-cell table:style-name="ce3" table:formula="of:=[.F863]+[.E864]" office:value-type="float" office:value="3554.53125000001" calcext:value-type="float">
            <text:p>3554,53</text:p>
          </table:table-cell>
        </table:table-row>
        <table:table-row table:style-name="ro1">
          <table:table-cell table:style-name="ce1" office:value-type="float" office:value="863" calcext:value-type="float">
            <text:p>863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ItemFragment_16_BuggyGUIListenerOperatorMutator</text:p>
          </table:table-cell>
          <table:table-cell table:style-name="ce1" table:formula="of:=[.D864]+[.B865]" office:value-type="float" office:value="341625" calcext:value-type="float">
            <text:p>341625</text:p>
          </table:table-cell>
          <table:table-cell table:style-name="ce3" table:formula="of:=[.B865]/[.$B$1]" office:value-type="float" office:value="4.0625" calcext:value-type="float">
            <text:p>4,06</text:p>
          </table:table-cell>
          <table:table-cell table:style-name="ce3" table:formula="of:=[.F864]+[.E865]" office:value-type="float" office:value="3558.59375000001" calcext:value-type="float">
            <text:p>3558,59</text:p>
          </table:table-cell>
        </table:table-row>
        <table:table-row table:style-name="ro1">
          <table:table-cell table:style-name="ce1" office:value-type="float" office:value="864" calcext:value-type="float">
            <text:p>864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string" calcext:value-type="string">
            <text:p>ItemFragment_17_InvalidViewFocusOperatorMutator</text:p>
          </table:table-cell>
          <table:table-cell table:style-name="ce1" table:formula="of:=[.D865]+[.B866]" office:value-type="float" office:value="342008" calcext:value-type="float">
            <text:p>342008</text:p>
          </table:table-cell>
          <table:table-cell table:style-name="ce3" table:formula="of:=[.B866]/[.$B$1]" office:value-type="float" office:value="3.98958333333333" calcext:value-type="float">
            <text:p>3,99</text:p>
          </table:table-cell>
          <table:table-cell table:style-name="ce3" table:formula="of:=[.F865]+[.E866]" office:value-type="float" office:value="3562.58333333334" calcext:value-type="float">
            <text:p>3562,58</text:p>
          </table:table-cell>
        </table:table-row>
        <table:table-row table:style-name="ro1">
          <table:table-cell table:style-name="ce1" office:value-type="float" office:value="865" calcext:value-type="float">
            <text:p>865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ItemFragment_18_ViewComponentNotVisibleOperatorMutator</text:p>
          </table:table-cell>
          <table:table-cell table:style-name="ce1" table:formula="of:=[.D866]+[.B867]" office:value-type="float" office:value="342402" calcext:value-type="float">
            <text:p>342402</text:p>
          </table:table-cell>
          <table:table-cell table:style-name="ce3" table:formula="of:=[.B867]/[.$B$1]" office:value-type="float" office:value="4.10416666666667" calcext:value-type="float">
            <text:p>4,10</text:p>
          </table:table-cell>
          <table:table-cell table:style-name="ce3" table:formula="of:=[.F866]+[.E867]" office:value-type="float" office:value="3566.68750000001" calcext:value-type="float">
            <text:p>3566,69</text:p>
          </table:table-cell>
        </table:table-row>
        <table:table-row table:style-name="ro1">
          <table:table-cell table:style-name="ce1" office:value-type="float" office:value="866" calcext:value-type="float">
            <text:p>866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ItemFragment_19_InvalidViewFocusOperatorMutator</text:p>
          </table:table-cell>
          <table:table-cell table:style-name="ce1" table:formula="of:=[.D867]+[.B868]" office:value-type="float" office:value="342795" calcext:value-type="float">
            <text:p>342795</text:p>
          </table:table-cell>
          <table:table-cell table:style-name="ce3" table:formula="of:=[.B868]/[.$B$1]" office:value-type="float" office:value="4.09375" calcext:value-type="float">
            <text:p>4,09</text:p>
          </table:table-cell>
          <table:table-cell table:style-name="ce3" table:formula="of:=[.F867]+[.E868]" office:value-type="float" office:value="3570.78125000001" calcext:value-type="float">
            <text:p>3570,78</text:p>
          </table:table-cell>
        </table:table-row>
        <table:table-row table:style-name="ro1">
          <table:table-cell table:style-name="ce1" office:value-type="float" office:value="867" calcext:value-type="float">
            <text:p>867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ItemFragment_20_ViewComponentNotVisibleOperatorMutator</text:p>
          </table:table-cell>
          <table:table-cell table:style-name="ce1" table:formula="of:=[.D868]+[.B869]" office:value-type="float" office:value="343191" calcext:value-type="float">
            <text:p>343191</text:p>
          </table:table-cell>
          <table:table-cell table:style-name="ce3" table:formula="of:=[.B869]/[.$B$1]" office:value-type="float" office:value="4.125" calcext:value-type="float">
            <text:p>4,13</text:p>
          </table:table-cell>
          <table:table-cell table:style-name="ce3" table:formula="of:=[.F868]+[.E869]" office:value-type="float" office:value="3574.90625000001" calcext:value-type="float">
            <text:p>3574,91</text:p>
          </table:table-cell>
        </table:table-row>
        <table:table-row table:style-name="ro1">
          <table:table-cell table:style-name="ce1" office:value-type="float" office:value="868" calcext:value-type="float">
            <text:p>868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ItemFragment_21_InvalidViewFocusOperatorMutator</text:p>
          </table:table-cell>
          <table:table-cell table:style-name="ce1" table:formula="of:=[.D869]+[.B870]" office:value-type="float" office:value="343584" calcext:value-type="float">
            <text:p>343584</text:p>
          </table:table-cell>
          <table:table-cell table:style-name="ce3" table:formula="of:=[.B870]/[.$B$1]" office:value-type="float" office:value="4.09375" calcext:value-type="float">
            <text:p>4,09</text:p>
          </table:table-cell>
          <table:table-cell table:style-name="ce3" table:formula="of:=[.F869]+[.E870]" office:value-type="float" office:value="3579.00000000001" calcext:value-type="float">
            <text:p>3579,00</text:p>
          </table:table-cell>
        </table:table-row>
        <table:table-row table:style-name="ro1">
          <table:table-cell table:style-name="ce1" office:value-type="float" office:value="869" calcext:value-type="float">
            <text:p>869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ItemFragment_22_ViewComponentNotVisibleOperatorMutator</text:p>
          </table:table-cell>
          <table:table-cell table:style-name="ce1" table:formula="of:=[.D870]+[.B871]" office:value-type="float" office:value="343981" calcext:value-type="float">
            <text:p>343981</text:p>
          </table:table-cell>
          <table:table-cell table:style-name="ce3" table:formula="of:=[.B871]/[.$B$1]" office:value-type="float" office:value="4.13541666666667" calcext:value-type="float">
            <text:p>4,14</text:p>
          </table:table-cell>
          <table:table-cell table:style-name="ce3" table:formula="of:=[.F870]+[.E871]" office:value-type="float" office:value="3583.13541666667" calcext:value-type="float">
            <text:p>3583,14</text:p>
          </table:table-cell>
        </table:table-row>
        <table:table-row table:style-name="ro1">
          <table:table-cell table:style-name="ce1" office:value-type="float" office:value="870" calcext:value-type="float">
            <text:p>870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ItemFragment_23_InvalidViewFocusOperatorMutator</text:p>
          </table:table-cell>
          <table:table-cell table:style-name="ce1" table:formula="of:=[.D871]+[.B872]" office:value-type="float" office:value="344373" calcext:value-type="float">
            <text:p>344373</text:p>
          </table:table-cell>
          <table:table-cell table:style-name="ce3" table:formula="of:=[.B872]/[.$B$1]" office:value-type="float" office:value="4.08333333333333" calcext:value-type="float">
            <text:p>4,08</text:p>
          </table:table-cell>
          <table:table-cell table:style-name="ce3" table:formula="of:=[.F871]+[.E872]" office:value-type="float" office:value="3587.21875000001" calcext:value-type="float">
            <text:p>3587,22</text:p>
          </table:table-cell>
        </table:table-row>
        <table:table-row table:style-name="ro1">
          <table:table-cell table:style-name="ce1" office:value-type="float" office:value="871" calcext:value-type="float">
            <text:p>871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string" calcext:value-type="string">
            <text:p>ItemFragment_24_ViewComponentNotVisibleOperatorMutator</text:p>
          </table:table-cell>
          <table:table-cell table:style-name="ce1" table:formula="of:=[.D872]+[.B873]" office:value-type="float" office:value="344771" calcext:value-type="float">
            <text:p>344771</text:p>
          </table:table-cell>
          <table:table-cell table:style-name="ce3" table:formula="of:=[.B873]/[.$B$1]" office:value-type="float" office:value="4.14583333333333" calcext:value-type="float">
            <text:p>4,15</text:p>
          </table:table-cell>
          <table:table-cell table:style-name="ce3" table:formula="of:=[.F872]+[.E873]" office:value-type="float" office:value="3591.36458333334" calcext:value-type="float">
            <text:p>3591,36</text:p>
          </table:table-cell>
        </table:table-row>
        <table:table-row table:style-name="ro1">
          <table:table-cell table:style-name="ce1" office:value-type="float" office:value="872" calcext:value-type="float">
            <text:p>872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ItemFragment_25_InvalidViewFocusOperatorMutator</text:p>
          </table:table-cell>
          <table:table-cell table:style-name="ce1" table:formula="of:=[.D873]+[.B874]" office:value-type="float" office:value="345168" calcext:value-type="float">
            <text:p>345168</text:p>
          </table:table-cell>
          <table:table-cell table:style-name="ce3" table:formula="of:=[.B874]/[.$B$1]" office:value-type="float" office:value="4.13541666666667" calcext:value-type="float">
            <text:p>4,14</text:p>
          </table:table-cell>
          <table:table-cell table:style-name="ce3" table:formula="of:=[.F873]+[.E874]" office:value-type="float" office:value="3595.50000000001" calcext:value-type="float">
            <text:p>3595,50</text:p>
          </table:table-cell>
        </table:table-row>
        <table:table-row table:style-name="ro1">
          <table:table-cell table:style-name="ce1" office:value-type="float" office:value="873" calcext:value-type="float">
            <text:p>873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ItemFragment_26_ViewComponentNotVisibleOperatorMutator</text:p>
          </table:table-cell>
          <table:table-cell table:style-name="ce1" table:formula="of:=[.D874]+[.B875]" office:value-type="float" office:value="345562" calcext:value-type="float">
            <text:p>345562</text:p>
          </table:table-cell>
          <table:table-cell table:style-name="ce3" table:formula="of:=[.B875]/[.$B$1]" office:value-type="float" office:value="4.10416666666667" calcext:value-type="float">
            <text:p>4,10</text:p>
          </table:table-cell>
          <table:table-cell table:style-name="ce3" table:formula="of:=[.F874]+[.E875]" office:value-type="float" office:value="3599.60416666667" calcext:value-type="float">
            <text:p>3599,60</text:p>
          </table:table-cell>
        </table:table-row>
        <table:table-row table:style-name="ro1">
          <table:table-cell table:style-name="ce1" office:value-type="float" office:value="874" calcext:value-type="float">
            <text:p>874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ItemFragment_27_InvalidViewFocusOperatorMutator</text:p>
          </table:table-cell>
          <table:table-cell table:style-name="ce1" table:formula="of:=[.D875]+[.B876]" office:value-type="float" office:value="345957" calcext:value-type="float">
            <text:p>345957</text:p>
          </table:table-cell>
          <table:table-cell table:style-name="ce3" table:formula="of:=[.B876]/[.$B$1]" office:value-type="float" office:value="4.11458333333333" calcext:value-type="float">
            <text:p>4,11</text:p>
          </table:table-cell>
          <table:table-cell table:style-name="ce3" table:formula="of:=[.F875]+[.E876]" office:value-type="float" office:value="3603.71875000001" calcext:value-type="float">
            <text:p>3603,72</text:p>
          </table:table-cell>
        </table:table-row>
        <table:table-row table:style-name="ro1">
          <table:table-cell table:style-name="ce1" office:value-type="float" office:value="875" calcext:value-type="float">
            <text:p>875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ItemFragment_28_ViewComponentNotVisibleOperatorMutator</text:p>
          </table:table-cell>
          <table:table-cell table:style-name="ce1" table:formula="of:=[.D876]+[.B877]" office:value-type="float" office:value="346350" calcext:value-type="float">
            <text:p>346350</text:p>
          </table:table-cell>
          <table:table-cell table:style-name="ce3" table:formula="of:=[.B877]/[.$B$1]" office:value-type="float" office:value="4.09375" calcext:value-type="float">
            <text:p>4,09</text:p>
          </table:table-cell>
          <table:table-cell table:style-name="ce3" table:formula="of:=[.F876]+[.E877]" office:value-type="float" office:value="3607.81250000001" calcext:value-type="float">
            <text:p>3607,81</text:p>
          </table:table-cell>
        </table:table-row>
        <table:table-row table:style-name="ro1">
          <table:table-cell table:style-name="ce1" office:value-type="float" office:value="876" calcext:value-type="float">
            <text:p>876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string" calcext:value-type="string">
            <text:p>ItemFragment_29_InvalidViewFocusOperatorMutator</text:p>
          </table:table-cell>
          <table:table-cell table:style-name="ce1" table:formula="of:=[.D877]+[.B878]" office:value-type="float" office:value="346749" calcext:value-type="float">
            <text:p>346749</text:p>
          </table:table-cell>
          <table:table-cell table:style-name="ce3" table:formula="of:=[.B878]/[.$B$1]" office:value-type="float" office:value="4.15625" calcext:value-type="float">
            <text:p>4,16</text:p>
          </table:table-cell>
          <table:table-cell table:style-name="ce3" table:formula="of:=[.F877]+[.E878]" office:value-type="float" office:value="3611.96875000001" calcext:value-type="float">
            <text:p>3611,97</text:p>
          </table:table-cell>
        </table:table-row>
        <table:table-row table:style-name="ro1">
          <table:table-cell table:style-name="ce1" office:value-type="float" office:value="877" calcext:value-type="float">
            <text:p>877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ItemFragment_30_ViewComponentNotVisibleOperatorMutator</text:p>
          </table:table-cell>
          <table:table-cell table:style-name="ce1" table:formula="of:=[.D878]+[.B879]" office:value-type="float" office:value="347146" calcext:value-type="float">
            <text:p>347146</text:p>
          </table:table-cell>
          <table:table-cell table:style-name="ce3" table:formula="of:=[.B879]/[.$B$1]" office:value-type="float" office:value="4.13541666666667" calcext:value-type="float">
            <text:p>4,14</text:p>
          </table:table-cell>
          <table:table-cell table:style-name="ce3" table:formula="of:=[.F878]+[.E879]" office:value-type="float" office:value="3616.10416666667" calcext:value-type="float">
            <text:p>3616,10</text:p>
          </table:table-cell>
        </table:table-row>
        <table:table-row table:style-name="ro1">
          <table:table-cell table:style-name="ce1" office:value-type="float" office:value="878" calcext:value-type="float">
            <text:p>878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string" calcext:value-type="string">
            <text:p>ItemFragment_31_InvalidViewFocusOperatorMutator</text:p>
          </table:table-cell>
          <table:table-cell table:style-name="ce1" table:formula="of:=[.D879]+[.B880]" office:value-type="float" office:value="347544" calcext:value-type="float">
            <text:p>347544</text:p>
          </table:table-cell>
          <table:table-cell table:style-name="ce3" table:formula="of:=[.B880]/[.$B$1]" office:value-type="float" office:value="4.14583333333333" calcext:value-type="float">
            <text:p>4,15</text:p>
          </table:table-cell>
          <table:table-cell table:style-name="ce3" table:formula="of:=[.F879]+[.E880]" office:value-type="float" office:value="3620.25000000001" calcext:value-type="float">
            <text:p>3620,25</text:p>
          </table:table-cell>
        </table:table-row>
        <table:table-row table:style-name="ro1">
          <table:table-cell table:style-name="ce1" office:value-type="float" office:value="879" calcext:value-type="float">
            <text:p>879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ItemFragment_32_ViewComponentNotVisibleOperatorMutator</text:p>
          </table:table-cell>
          <table:table-cell table:style-name="ce1" table:formula="of:=[.D880]+[.B881]" office:value-type="float" office:value="347936" calcext:value-type="float">
            <text:p>347936</text:p>
          </table:table-cell>
          <table:table-cell table:style-name="ce3" table:formula="of:=[.B881]/[.$B$1]" office:value-type="float" office:value="4.08333333333333" calcext:value-type="float">
            <text:p>4,08</text:p>
          </table:table-cell>
          <table:table-cell table:style-name="ce3" table:formula="of:=[.F880]+[.E881]" office:value-type="float" office:value="3624.33333333334" calcext:value-type="float">
            <text:p>3624,33</text:p>
          </table:table-cell>
        </table:table-row>
        <table:table-row table:style-name="ro1">
          <table:table-cell table:style-name="ce1" office:value-type="float" office:value="880" calcext:value-type="float">
            <text:p>88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ItemFragment_33_InvalidViewFocusOperatorMutator</text:p>
          </table:table-cell>
          <table:table-cell table:style-name="ce1" table:formula="of:=[.D881]+[.B882]" office:value-type="float" office:value="348327" calcext:value-type="float">
            <text:p>348327</text:p>
          </table:table-cell>
          <table:table-cell table:style-name="ce3" table:formula="of:=[.B882]/[.$B$1]" office:value-type="float" office:value="4.07291666666667" calcext:value-type="float">
            <text:p>4,07</text:p>
          </table:table-cell>
          <table:table-cell table:style-name="ce3" table:formula="of:=[.F881]+[.E882]" office:value-type="float" office:value="3628.40625000001" calcext:value-type="float">
            <text:p>3628,41</text:p>
          </table:table-cell>
        </table:table-row>
        <table:table-row table:style-name="ro1">
          <table:table-cell table:style-name="ce1" office:value-type="float" office:value="881" calcext:value-type="float">
            <text:p>881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ItemFragment_34_ViewComponentNotVisibleOperatorMutator</text:p>
          </table:table-cell>
          <table:table-cell table:style-name="ce1" table:formula="of:=[.D882]+[.B883]" office:value-type="float" office:value="348720" calcext:value-type="float">
            <text:p>348720</text:p>
          </table:table-cell>
          <table:table-cell table:style-name="ce3" table:formula="of:=[.B883]/[.$B$1]" office:value-type="float" office:value="4.09375" calcext:value-type="float">
            <text:p>4,09</text:p>
          </table:table-cell>
          <table:table-cell table:style-name="ce3" table:formula="of:=[.F882]+[.E883]" office:value-type="float" office:value="3632.50000000001" calcext:value-type="float">
            <text:p>3632,50</text:p>
          </table:table-cell>
        </table:table-row>
        <table:table-row table:style-name="ro1">
          <table:table-cell table:style-name="ce1" office:value-type="float" office:value="882" calcext:value-type="float">
            <text:p>882</text:p>
          </table:table-cell>
          <table:table-cell table:style-name="ce1" office:value-type="float" office:value="401" calcext:value-type="float">
            <text:p>401</text:p>
          </table:table-cell>
          <table:table-cell table:style-name="ce1" office:value-type="string" calcext:value-type="string">
            <text:p>ItemFragment_35_BuggyGUIListenerOperatorMutator</text:p>
          </table:table-cell>
          <table:table-cell table:style-name="ce1" table:formula="of:=[.D883]+[.B884]" office:value-type="float" office:value="349121" calcext:value-type="float">
            <text:p>349121</text:p>
          </table:table-cell>
          <table:table-cell table:style-name="ce3" table:formula="of:=[.B884]/[.$B$1]" office:value-type="float" office:value="4.17708333333333" calcext:value-type="float">
            <text:p>4,18</text:p>
          </table:table-cell>
          <table:table-cell table:style-name="ce3" table:formula="of:=[.F883]+[.E884]" office:value-type="float" office:value="3636.67708333334" calcext:value-type="float">
            <text:p>3636,68</text:p>
          </table:table-cell>
        </table:table-row>
        <table:table-row table:style-name="ro1">
          <table:table-cell table:style-name="ce1" office:value-type="float" office:value="883" calcext:value-type="float">
            <text:p>883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ItemFragment_36_BuggyGUIListenerOperatorMutator</text:p>
          </table:table-cell>
          <table:table-cell table:style-name="ce1" table:formula="of:=[.D884]+[.B885]" office:value-type="float" office:value="349516" calcext:value-type="float">
            <text:p>349516</text:p>
          </table:table-cell>
          <table:table-cell table:style-name="ce3" table:formula="of:=[.B885]/[.$B$1]" office:value-type="float" office:value="4.11458333333333" calcext:value-type="float">
            <text:p>4,11</text:p>
          </table:table-cell>
          <table:table-cell table:style-name="ce3" table:formula="of:=[.F884]+[.E885]" office:value-type="float" office:value="3640.79166666667" calcext:value-type="float">
            <text:p>3640,79</text:p>
          </table:table-cell>
        </table:table-row>
        <table:table-row table:style-name="ro1">
          <table:table-cell table:style-name="ce1" office:value-type="float" office:value="884" calcext:value-type="float">
            <text:p>884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ItemFragment_37_BinaryMutator</text:p>
          </table:table-cell>
          <table:table-cell table:style-name="ce1" table:formula="of:=[.D885]+[.B886]" office:value-type="float" office:value="349907" calcext:value-type="float">
            <text:p>349907</text:p>
          </table:table-cell>
          <table:table-cell table:style-name="ce3" table:formula="of:=[.B886]/[.$B$1]" office:value-type="float" office:value="4.07291666666667" calcext:value-type="float">
            <text:p>4,07</text:p>
          </table:table-cell>
          <table:table-cell table:style-name="ce3" table:formula="of:=[.F885]+[.E886]" office:value-type="float" office:value="3644.86458333334" calcext:value-type="float">
            <text:p>3644,86</text:p>
          </table:table-cell>
        </table:table-row>
        <table:table-row table:style-name="ro1">
          <table:table-cell table:style-name="ce1" office:value-type="float" office:value="885" calcext:value-type="float">
            <text:p>885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ItemFragment_38_InvalidViewFocusOperatorMutator</text:p>
          </table:table-cell>
          <table:table-cell table:style-name="ce1" table:formula="of:=[.D886]+[.B887]" office:value-type="float" office:value="350300" calcext:value-type="float">
            <text:p>350300</text:p>
          </table:table-cell>
          <table:table-cell table:style-name="ce3" table:formula="of:=[.B887]/[.$B$1]" office:value-type="float" office:value="4.09375" calcext:value-type="float">
            <text:p>4,09</text:p>
          </table:table-cell>
          <table:table-cell table:style-name="ce3" table:formula="of:=[.F886]+[.E887]" office:value-type="float" office:value="3648.95833333334" calcext:value-type="float">
            <text:p>3648,96</text:p>
          </table:table-cell>
        </table:table-row>
        <table:table-row table:style-name="ro1">
          <table:table-cell table:style-name="ce1" office:value-type="float" office:value="886" calcext:value-type="float">
            <text:p>886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string" calcext:value-type="string">
            <text:p>ItemFragment_39_ViewComponentNotVisibleOperatorMutator</text:p>
          </table:table-cell>
          <table:table-cell table:style-name="ce1" table:formula="of:=[.D887]+[.B888]" office:value-type="float" office:value="350698" calcext:value-type="float">
            <text:p>350698</text:p>
          </table:table-cell>
          <table:table-cell table:style-name="ce3" table:formula="of:=[.B888]/[.$B$1]" office:value-type="float" office:value="4.14583333333333" calcext:value-type="float">
            <text:p>4,15</text:p>
          </table:table-cell>
          <table:table-cell table:style-name="ce3" table:formula="of:=[.F887]+[.E888]" office:value-type="float" office:value="3653.10416666667" calcext:value-type="float">
            <text:p>3653,10</text:p>
          </table:table-cell>
        </table:table-row>
        <table:table-row table:style-name="ro1">
          <table:table-cell table:style-name="ce1" office:value-type="float" office:value="887" calcext:value-type="float">
            <text:p>887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ItemFragment_40_InvalidViewFocusOperatorMutator</text:p>
          </table:table-cell>
          <table:table-cell table:style-name="ce1" table:formula="of:=[.D888]+[.B889]" office:value-type="float" office:value="351093" calcext:value-type="float">
            <text:p>351093</text:p>
          </table:table-cell>
          <table:table-cell table:style-name="ce3" table:formula="of:=[.B889]/[.$B$1]" office:value-type="float" office:value="4.11458333333333" calcext:value-type="float">
            <text:p>4,11</text:p>
          </table:table-cell>
          <table:table-cell table:style-name="ce3" table:formula="of:=[.F888]+[.E889]" office:value-type="float" office:value="3657.21875000001" calcext:value-type="float">
            <text:p>3657,22</text:p>
          </table:table-cell>
        </table:table-row>
        <table:table-row table:style-name="ro1">
          <table:table-cell table:style-name="ce1" office:value-type="float" office:value="888" calcext:value-type="float">
            <text:p>888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ItemFragment_41_ViewComponentNotVisibleOperatorMutator</text:p>
          </table:table-cell>
          <table:table-cell table:style-name="ce1" table:formula="of:=[.D889]+[.B890]" office:value-type="float" office:value="351486" calcext:value-type="float">
            <text:p>351486</text:p>
          </table:table-cell>
          <table:table-cell table:style-name="ce3" table:formula="of:=[.B890]/[.$B$1]" office:value-type="float" office:value="4.09375" calcext:value-type="float">
            <text:p>4,09</text:p>
          </table:table-cell>
          <table:table-cell table:style-name="ce3" table:formula="of:=[.F889]+[.E890]" office:value-type="float" office:value="3661.31250000001" calcext:value-type="float">
            <text:p>3661,31</text:p>
          </table:table-cell>
        </table:table-row>
        <table:table-row table:style-name="ro1">
          <table:table-cell table:style-name="ce1" office:value-type="float" office:value="889" calcext:value-type="float">
            <text:p>889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ItemFragment_42_InvalidViewFocusOperatorMutator</text:p>
          </table:table-cell>
          <table:table-cell table:style-name="ce1" table:formula="of:=[.D890]+[.B891]" office:value-type="float" office:value="351877" calcext:value-type="float">
            <text:p>351877</text:p>
          </table:table-cell>
          <table:table-cell table:style-name="ce3" table:formula="of:=[.B891]/[.$B$1]" office:value-type="float" office:value="4.07291666666667" calcext:value-type="float">
            <text:p>4,07</text:p>
          </table:table-cell>
          <table:table-cell table:style-name="ce3" table:formula="of:=[.F890]+[.E891]" office:value-type="float" office:value="3665.38541666667" calcext:value-type="float">
            <text:p>3665,39</text:p>
          </table:table-cell>
        </table:table-row>
        <table:table-row table:style-name="ro1">
          <table:table-cell table:style-name="ce1" office:value-type="float" office:value="890" calcext:value-type="float">
            <text:p>890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ItemFragment_43_ViewComponentNotVisibleOperatorMutator</text:p>
          </table:table-cell>
          <table:table-cell table:style-name="ce1" table:formula="of:=[.D891]+[.B892]" office:value-type="float" office:value="352271" calcext:value-type="float">
            <text:p>352271</text:p>
          </table:table-cell>
          <table:table-cell table:style-name="ce3" table:formula="of:=[.B892]/[.$B$1]" office:value-type="float" office:value="4.10416666666667" calcext:value-type="float">
            <text:p>4,10</text:p>
          </table:table-cell>
          <table:table-cell table:style-name="ce3" table:formula="of:=[.F891]+[.E892]" office:value-type="float" office:value="3669.48958333334" calcext:value-type="float">
            <text:p>3669,49</text:p>
          </table:table-cell>
        </table:table-row>
        <table:table-row table:style-name="ro1">
          <table:table-cell table:style-name="ce1" office:value-type="float" office:value="891" calcext:value-type="float">
            <text:p>891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ItemFragment_44_BuggyGUIListenerOperatorMutator</text:p>
          </table:table-cell>
          <table:table-cell table:style-name="ce1" table:formula="of:=[.D892]+[.B893]" office:value-type="float" office:value="352666" calcext:value-type="float">
            <text:p>352666</text:p>
          </table:table-cell>
          <table:table-cell table:style-name="ce3" table:formula="of:=[.B893]/[.$B$1]" office:value-type="float" office:value="4.11458333333333" calcext:value-type="float">
            <text:p>4,11</text:p>
          </table:table-cell>
          <table:table-cell table:style-name="ce3" table:formula="of:=[.F892]+[.E893]" office:value-type="float" office:value="3673.60416666667" calcext:value-type="float">
            <text:p>3673,60</text:p>
          </table:table-cell>
        </table:table-row>
        <table:table-row table:style-name="ro1">
          <table:table-cell table:style-name="ce1" office:value-type="float" office:value="892" calcext:value-type="float">
            <text:p>892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ItemFragment_45_BuggyGUIListenerOperatorMutator</text:p>
          </table:table-cell>
          <table:table-cell table:style-name="ce1" table:formula="of:=[.D893]+[.B894]" office:value-type="float" office:value="353060" calcext:value-type="float">
            <text:p>353060</text:p>
          </table:table-cell>
          <table:table-cell table:style-name="ce3" table:formula="of:=[.B894]/[.$B$1]" office:value-type="float" office:value="4.10416666666667" calcext:value-type="float">
            <text:p>4,10</text:p>
          </table:table-cell>
          <table:table-cell table:style-name="ce3" table:formula="of:=[.F893]+[.E894]" office:value-type="float" office:value="3677.70833333334" calcext:value-type="float">
            <text:p>3677,71</text:p>
          </table:table-cell>
        </table:table-row>
        <table:table-row table:style-name="ro1">
          <table:table-cell table:style-name="ce1" office:value-type="float" office:value="893" calcext:value-type="float">
            <text:p>893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ItemFragment_46_BinaryMutator</text:p>
          </table:table-cell>
          <table:table-cell table:style-name="ce1" table:formula="of:=[.D894]+[.B895]" office:value-type="float" office:value="353457" calcext:value-type="float">
            <text:p>353457</text:p>
          </table:table-cell>
          <table:table-cell table:style-name="ce3" table:formula="of:=[.B895]/[.$B$1]" office:value-type="float" office:value="4.13541666666667" calcext:value-type="float">
            <text:p>4,14</text:p>
          </table:table-cell>
          <table:table-cell table:style-name="ce3" table:formula="of:=[.F894]+[.E895]" office:value-type="float" office:value="3681.84375000001" calcext:value-type="float">
            <text:p>3681,84</text:p>
          </table:table-cell>
        </table:table-row>
        <table:table-row table:style-name="ro1">
          <table:table-cell table:style-name="ce1" office:value-type="float" office:value="894" calcext:value-type="float">
            <text:p>894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ItemFragment_47_BinaryMutator</text:p>
          </table:table-cell>
          <table:table-cell table:style-name="ce1" table:formula="of:=[.D895]+[.B896]" office:value-type="float" office:value="353852" calcext:value-type="float">
            <text:p>353852</text:p>
          </table:table-cell>
          <table:table-cell table:style-name="ce3" table:formula="of:=[.B896]/[.$B$1]" office:value-type="float" office:value="4.11458333333333" calcext:value-type="float">
            <text:p>4,11</text:p>
          </table:table-cell>
          <table:table-cell table:style-name="ce3" table:formula="of:=[.F895]+[.E896]" office:value-type="float" office:value="3685.95833333334" calcext:value-type="float">
            <text:p>3685,96</text:p>
          </table:table-cell>
        </table:table-row>
        <table:table-row table:style-name="ro1">
          <table:table-cell table:style-name="ce1" office:value-type="float" office:value="895" calcext:value-type="float">
            <text:p>895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ItemFragment_48_BinaryMutator</text:p>
          </table:table-cell>
          <table:table-cell table:style-name="ce1" table:formula="of:=[.D896]+[.B897]" office:value-type="float" office:value="354243" calcext:value-type="float">
            <text:p>354243</text:p>
          </table:table-cell>
          <table:table-cell table:style-name="ce3" table:formula="of:=[.B897]/[.$B$1]" office:value-type="float" office:value="4.07291666666667" calcext:value-type="float">
            <text:p>4,07</text:p>
          </table:table-cell>
          <table:table-cell table:style-name="ce3" table:formula="of:=[.F896]+[.E897]" office:value-type="float" office:value="3690.03125000001" calcext:value-type="float">
            <text:p>3690,03</text:p>
          </table:table-cell>
        </table:table-row>
        <table:table-row table:style-name="ro1">
          <table:table-cell table:style-name="ce1" office:value-type="float" office:value="896" calcext:value-type="float">
            <text:p>896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AudioPlayerFragment_0_InvalidViewFocusOperatorMutator</text:p>
          </table:table-cell>
          <table:table-cell table:style-name="ce1" table:formula="of:=[.D897]+[.B898]" office:value-type="float" office:value="354635" calcext:value-type="float">
            <text:p>354635</text:p>
          </table:table-cell>
          <table:table-cell table:style-name="ce3" table:formula="of:=[.B898]/[.$B$1]" office:value-type="float" office:value="4.08333333333333" calcext:value-type="float">
            <text:p>4,08</text:p>
          </table:table-cell>
          <table:table-cell table:style-name="ce3" table:formula="of:=[.F897]+[.E898]" office:value-type="float" office:value="3694.11458333334" calcext:value-type="float">
            <text:p>3694,11</text:p>
          </table:table-cell>
        </table:table-row>
        <table:table-row table:style-name="ro1">
          <table:table-cell table:style-name="ce1" office:value-type="float" office:value="897" calcext:value-type="float">
            <text:p>897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AudioPlayerFragment_1_ViewComponentNotVisibleOperatorMutator</text:p>
          </table:table-cell>
          <table:table-cell table:style-name="ce1" table:formula="of:=[.D898]+[.B899]" office:value-type="float" office:value="355029" calcext:value-type="float">
            <text:p>355029</text:p>
          </table:table-cell>
          <table:table-cell table:style-name="ce3" table:formula="of:=[.B899]/[.$B$1]" office:value-type="float" office:value="4.10416666666667" calcext:value-type="float">
            <text:p>4,10</text:p>
          </table:table-cell>
          <table:table-cell table:style-name="ce3" table:formula="of:=[.F898]+[.E899]" office:value-type="float" office:value="3698.21875000001" calcext:value-type="float">
            <text:p>3698,22</text:p>
          </table:table-cell>
        </table:table-row>
        <table:table-row table:style-name="ro1">
          <table:table-cell table:style-name="ce1" office:value-type="float" office:value="898" calcext:value-type="float">
            <text:p>898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AudioPlayerFragment_2_BuggyGUIListenerOperatorMutator</text:p>
          </table:table-cell>
          <table:table-cell table:style-name="ce1" table:formula="of:=[.D899]+[.B900]" office:value-type="float" office:value="355423" calcext:value-type="float">
            <text:p>355423</text:p>
          </table:table-cell>
          <table:table-cell table:style-name="ce3" table:formula="of:=[.B900]/[.$B$1]" office:value-type="float" office:value="4.10416666666667" calcext:value-type="float">
            <text:p>4,10</text:p>
          </table:table-cell>
          <table:table-cell table:style-name="ce3" table:formula="of:=[.F899]+[.E900]" office:value-type="float" office:value="3702.32291666667" calcext:value-type="float">
            <text:p>3702,32</text:p>
          </table:table-cell>
        </table:table-row>
        <table:table-row table:style-name="ro1">
          <table:table-cell table:style-name="ce1" office:value-type="float" office:value="899" calcext:value-type="float">
            <text:p>899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AudioPlayerFragment_3_BinaryMutator</text:p>
          </table:table-cell>
          <table:table-cell table:style-name="ce1" table:formula="of:=[.D900]+[.B901]" office:value-type="float" office:value="355820" calcext:value-type="float">
            <text:p>355820</text:p>
          </table:table-cell>
          <table:table-cell table:style-name="ce3" table:formula="of:=[.B901]/[.$B$1]" office:value-type="float" office:value="4.13541666666667" calcext:value-type="float">
            <text:p>4,14</text:p>
          </table:table-cell>
          <table:table-cell table:style-name="ce3" table:formula="of:=[.F900]+[.E901]" office:value-type="float" office:value="3706.45833333334" calcext:value-type="float">
            <text:p>3706,46</text:p>
          </table:table-cell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AudioPlayerFragment_4_InvalidViewFocusOperatorMutator</text:p>
          </table:table-cell>
          <table:table-cell table:style-name="ce1" table:formula="of:=[.D901]+[.B902]" office:value-type="float" office:value="356217" calcext:value-type="float">
            <text:p>356217</text:p>
          </table:table-cell>
          <table:table-cell table:style-name="ce3" table:formula="of:=[.B902]/[.$B$1]" office:value-type="float" office:value="4.13541666666667" calcext:value-type="float">
            <text:p>4,14</text:p>
          </table:table-cell>
          <table:table-cell table:style-name="ce3" table:formula="of:=[.F901]+[.E902]" office:value-type="float" office:value="3710.59375" calcext:value-type="float">
            <text:p>3710,59</text:p>
          </table:table-cell>
        </table:table-row>
        <table:table-row table:style-name="ro1">
          <table:table-cell table:style-name="ce1" office:value-type="float" office:value="901" calcext:value-type="float">
            <text:p>901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AudioPlayerFragment_5_ViewComponentNotVisibleOperatorMutator</text:p>
          </table:table-cell>
          <table:table-cell table:style-name="ce1" table:formula="of:=[.D902]+[.B903]" office:value-type="float" office:value="356610" calcext:value-type="float">
            <text:p>356610</text:p>
          </table:table-cell>
          <table:table-cell table:style-name="ce3" table:formula="of:=[.B903]/[.$B$1]" office:value-type="float" office:value="4.09375" calcext:value-type="float">
            <text:p>4,09</text:p>
          </table:table-cell>
          <table:table-cell table:style-name="ce3" table:formula="of:=[.F902]+[.E903]" office:value-type="float" office:value="3714.6875" calcext:value-type="float">
            <text:p>3714,69</text:p>
          </table:table-cell>
        </table:table-row>
        <table:table-row table:style-name="ro1">
          <table:table-cell table:style-name="ce1" office:value-type="float" office:value="902" calcext:value-type="float">
            <text:p>902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AudioPlayerFragment_6_InvalidViewFocusOperatorMutator</text:p>
          </table:table-cell>
          <table:table-cell table:style-name="ce1" table:formula="of:=[.D903]+[.B904]" office:value-type="float" office:value="357003" calcext:value-type="float">
            <text:p>357003</text:p>
          </table:table-cell>
          <table:table-cell table:style-name="ce3" table:formula="of:=[.B904]/[.$B$1]" office:value-type="float" office:value="4.09375" calcext:value-type="float">
            <text:p>4,09</text:p>
          </table:table-cell>
          <table:table-cell table:style-name="ce3" table:formula="of:=[.F903]+[.E904]" office:value-type="float" office:value="3718.78125" calcext:value-type="float">
            <text:p>3718,78</text:p>
          </table:table-cell>
        </table:table-row>
        <table:table-row table:style-name="ro1">
          <table:table-cell table:style-name="ce1" office:value-type="float" office:value="903" calcext:value-type="float">
            <text:p>903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AudioPlayerFragment_7_ViewComponentNotVisibleOperatorMutator</text:p>
          </table:table-cell>
          <table:table-cell table:style-name="ce1" table:formula="of:=[.D904]+[.B905]" office:value-type="float" office:value="357395" calcext:value-type="float">
            <text:p>357395</text:p>
          </table:table-cell>
          <table:table-cell table:style-name="ce3" table:formula="of:=[.B905]/[.$B$1]" office:value-type="float" office:value="4.08333333333333" calcext:value-type="float">
            <text:p>4,08</text:p>
          </table:table-cell>
          <table:table-cell table:style-name="ce3" table:formula="of:=[.F904]+[.E905]" office:value-type="float" office:value="3722.86458333334" calcext:value-type="float">
            <text:p>3722,86</text:p>
          </table:table-cell>
        </table:table-row>
        <table:table-row table:style-name="ro1">
          <table:table-cell table:style-name="ce1" office:value-type="float" office:value="904" calcext:value-type="float">
            <text:p>904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AudioPlayerFragment_8_InvalidViewFocusOperatorMutator</text:p>
          </table:table-cell>
          <table:table-cell table:style-name="ce1" table:formula="of:=[.D905]+[.B906]" office:value-type="float" office:value="357791" calcext:value-type="float">
            <text:p>357791</text:p>
          </table:table-cell>
          <table:table-cell table:style-name="ce3" table:formula="of:=[.B906]/[.$B$1]" office:value-type="float" office:value="4.125" calcext:value-type="float">
            <text:p>4,13</text:p>
          </table:table-cell>
          <table:table-cell table:style-name="ce3" table:formula="of:=[.F905]+[.E906]" office:value-type="float" office:value="3726.98958333334" calcext:value-type="float">
            <text:p>3726,99</text:p>
          </table:table-cell>
        </table:table-row>
        <table:table-row table:style-name="ro1">
          <table:table-cell table:style-name="ce1" office:value-type="float" office:value="905" calcext:value-type="float">
            <text:p>905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AudioPlayerFragment_9_ViewComponentNotVisibleOperatorMutator</text:p>
          </table:table-cell>
          <table:table-cell table:style-name="ce1" table:formula="of:=[.D906]+[.B907]" office:value-type="float" office:value="358186" calcext:value-type="float">
            <text:p>358186</text:p>
          </table:table-cell>
          <table:table-cell table:style-name="ce3" table:formula="of:=[.B907]/[.$B$1]" office:value-type="float" office:value="4.11458333333333" calcext:value-type="float">
            <text:p>4,11</text:p>
          </table:table-cell>
          <table:table-cell table:style-name="ce3" table:formula="of:=[.F906]+[.E907]" office:value-type="float" office:value="3731.10416666667" calcext:value-type="float">
            <text:p>3731,10</text:p>
          </table:table-cell>
        </table:table-row>
        <table:table-row table:style-name="ro1">
          <table:table-cell table:style-name="ce1" office:value-type="float" office:value="906" calcext:value-type="float">
            <text:p>906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AudioPlayerFragment_10_InvalidViewFocusOperatorMutator</text:p>
          </table:table-cell>
          <table:table-cell table:style-name="ce1" table:formula="of:=[.D907]+[.B908]" office:value-type="float" office:value="358581" calcext:value-type="float">
            <text:p>358581</text:p>
          </table:table-cell>
          <table:table-cell table:style-name="ce3" table:formula="of:=[.B908]/[.$B$1]" office:value-type="float" office:value="4.11458333333333" calcext:value-type="float">
            <text:p>4,11</text:p>
          </table:table-cell>
          <table:table-cell table:style-name="ce3" table:formula="of:=[.F907]+[.E908]" office:value-type="float" office:value="3735.21875000001" calcext:value-type="float">
            <text:p>3735,22</text:p>
          </table:table-cell>
        </table:table-row>
        <table:table-row table:style-name="ro1">
          <table:table-cell table:style-name="ce1" office:value-type="float" office:value="907" calcext:value-type="float">
            <text:p>907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AudioPlayerFragment_11_ViewComponentNotVisibleOperatorMutator</text:p>
          </table:table-cell>
          <table:table-cell table:style-name="ce1" table:formula="of:=[.D908]+[.B909]" office:value-type="float" office:value="358977" calcext:value-type="float">
            <text:p>358977</text:p>
          </table:table-cell>
          <table:table-cell table:style-name="ce3" table:formula="of:=[.B909]/[.$B$1]" office:value-type="float" office:value="4.125" calcext:value-type="float">
            <text:p>4,13</text:p>
          </table:table-cell>
          <table:table-cell table:style-name="ce3" table:formula="of:=[.F908]+[.E909]" office:value-type="float" office:value="3739.34375000001" calcext:value-type="float">
            <text:p>3739,34</text:p>
          </table:table-cell>
        </table:table-row>
        <table:table-row table:style-name="ro1">
          <table:table-cell table:style-name="ce1" office:value-type="float" office:value="908" calcext:value-type="float">
            <text:p>908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AudioPlayerFragment_12_InvalidViewFocusOperatorMutator</text:p>
          </table:table-cell>
          <table:table-cell table:style-name="ce1" table:formula="of:=[.D909]+[.B910]" office:value-type="float" office:value="359373" calcext:value-type="float">
            <text:p>359373</text:p>
          </table:table-cell>
          <table:table-cell table:style-name="ce3" table:formula="of:=[.B910]/[.$B$1]" office:value-type="float" office:value="4.125" calcext:value-type="float">
            <text:p>4,13</text:p>
          </table:table-cell>
          <table:table-cell table:style-name="ce3" table:formula="of:=[.F909]+[.E910]" office:value-type="float" office:value="3743.46875000001" calcext:value-type="float">
            <text:p>3743,47</text:p>
          </table:table-cell>
        </table:table-row>
        <table:table-row table:style-name="ro1">
          <table:table-cell table:style-name="ce1" office:value-type="float" office:value="909" calcext:value-type="float">
            <text:p>909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string" calcext:value-type="string">
            <text:p>AudioPlayerFragment_13_ViewComponentNotVisibleOperatorMutator</text:p>
          </table:table-cell>
          <table:table-cell table:style-name="ce1" table:formula="of:=[.D910]+[.B911]" office:value-type="float" office:value="359772" calcext:value-type="float">
            <text:p>359772</text:p>
          </table:table-cell>
          <table:table-cell table:style-name="ce3" table:formula="of:=[.B911]/[.$B$1]" office:value-type="float" office:value="4.15625" calcext:value-type="float">
            <text:p>4,16</text:p>
          </table:table-cell>
          <table:table-cell table:style-name="ce3" table:formula="of:=[.F910]+[.E911]" office:value-type="float" office:value="3747.62500000001" calcext:value-type="float">
            <text:p>3747,63</text:p>
          </table:table-cell>
        </table:table-row>
        <table:table-row table:style-name="ro1">
          <table:table-cell table:style-name="ce1" office:value-type="float" office:value="910" calcext:value-type="float">
            <text:p>910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AudioPlayerFragment_14_InvalidViewFocusOperatorMutator</text:p>
          </table:table-cell>
          <table:table-cell table:style-name="ce1" table:formula="of:=[.D911]+[.B912]" office:value-type="float" office:value="360168" calcext:value-type="float">
            <text:p>360168</text:p>
          </table:table-cell>
          <table:table-cell table:style-name="ce3" table:formula="of:=[.B912]/[.$B$1]" office:value-type="float" office:value="4.125" calcext:value-type="float">
            <text:p>4,13</text:p>
          </table:table-cell>
          <table:table-cell table:style-name="ce3" table:formula="of:=[.F911]+[.E912]" office:value-type="float" office:value="3751.75000000001" calcext:value-type="float">
            <text:p>3751,75</text:p>
          </table:table-cell>
        </table:table-row>
        <table:table-row table:style-name="ro1">
          <table:table-cell table:style-name="ce1" office:value-type="float" office:value="911" calcext:value-type="float">
            <text:p>911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AudioPlayerFragment_15_ViewComponentNotVisibleOperatorMutator</text:p>
          </table:table-cell>
          <table:table-cell table:style-name="ce1" table:formula="of:=[.D912]+[.B913]" office:value-type="float" office:value="360562" calcext:value-type="float">
            <text:p>360562</text:p>
          </table:table-cell>
          <table:table-cell table:style-name="ce3" table:formula="of:=[.B913]/[.$B$1]" office:value-type="float" office:value="4.10416666666667" calcext:value-type="float">
            <text:p>4,10</text:p>
          </table:table-cell>
          <table:table-cell table:style-name="ce3" table:formula="of:=[.F912]+[.E913]" office:value-type="float" office:value="3755.85416666667" calcext:value-type="float">
            <text:p>3755,85</text:p>
          </table:table-cell>
        </table:table-row>
        <table:table-row table:style-name="ro1">
          <table:table-cell table:style-name="ce1" office:value-type="float" office:value="912" calcext:value-type="float">
            <text:p>912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AudioPlayerFragment_16_InvalidViewFocusOperatorMutator</text:p>
          </table:table-cell>
          <table:table-cell table:style-name="ce1" table:formula="of:=[.D913]+[.B914]" office:value-type="float" office:value="360957" calcext:value-type="float">
            <text:p>360957</text:p>
          </table:table-cell>
          <table:table-cell table:style-name="ce3" table:formula="of:=[.B914]/[.$B$1]" office:value-type="float" office:value="4.11458333333333" calcext:value-type="float">
            <text:p>4,11</text:p>
          </table:table-cell>
          <table:table-cell table:style-name="ce3" table:formula="of:=[.F913]+[.E914]" office:value-type="float" office:value="3759.96875000001" calcext:value-type="float">
            <text:p>3759,97</text:p>
          </table:table-cell>
        </table:table-row>
        <table:table-row table:style-name="ro1">
          <table:table-cell table:style-name="ce1" office:value-type="float" office:value="913" calcext:value-type="float">
            <text:p>913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AudioPlayerFragment_17_ViewComponentNotVisibleOperatorMutator</text:p>
          </table:table-cell>
          <table:table-cell table:style-name="ce1" table:formula="of:=[.D914]+[.B915]" office:value-type="float" office:value="361352" calcext:value-type="float">
            <text:p>361352</text:p>
          </table:table-cell>
          <table:table-cell table:style-name="ce3" table:formula="of:=[.B915]/[.$B$1]" office:value-type="float" office:value="4.11458333333333" calcext:value-type="float">
            <text:p>4,11</text:p>
          </table:table-cell>
          <table:table-cell table:style-name="ce3" table:formula="of:=[.F914]+[.E915]" office:value-type="float" office:value="3764.08333333334" calcext:value-type="float">
            <text:p>3764,08</text:p>
          </table:table-cell>
        </table:table-row>
        <table:table-row table:style-name="ro1">
          <table:table-cell table:style-name="ce1" office:value-type="float" office:value="914" calcext:value-type="float">
            <text:p>914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AudioPlayerFragment_18_InvalidViewFocusOperatorMutator</text:p>
          </table:table-cell>
          <table:table-cell table:style-name="ce1" table:formula="of:=[.D915]+[.B916]" office:value-type="float" office:value="361746" calcext:value-type="float">
            <text:p>361746</text:p>
          </table:table-cell>
          <table:table-cell table:style-name="ce3" table:formula="of:=[.B916]/[.$B$1]" office:value-type="float" office:value="4.10416666666667" calcext:value-type="float">
            <text:p>4,10</text:p>
          </table:table-cell>
          <table:table-cell table:style-name="ce3" table:formula="of:=[.F915]+[.E916]" office:value-type="float" office:value="3768.18750000001" calcext:value-type="float">
            <text:p>3768,19</text:p>
          </table:table-cell>
        </table:table-row>
        <table:table-row table:style-name="ro1">
          <table:table-cell table:style-name="ce1" office:value-type="float" office:value="915" calcext:value-type="float">
            <text:p>915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AudioPlayerFragment_19_ViewComponentNotVisibleOperatorMutator</text:p>
          </table:table-cell>
          <table:table-cell table:style-name="ce1" table:formula="of:=[.D916]+[.B917]" office:value-type="float" office:value="362142" calcext:value-type="float">
            <text:p>362142</text:p>
          </table:table-cell>
          <table:table-cell table:style-name="ce3" table:formula="of:=[.B917]/[.$B$1]" office:value-type="float" office:value="4.125" calcext:value-type="float">
            <text:p>4,13</text:p>
          </table:table-cell>
          <table:table-cell table:style-name="ce3" table:formula="of:=[.F916]+[.E917]" office:value-type="float" office:value="3772.31250000001" calcext:value-type="float">
            <text:p>3772,31</text:p>
          </table:table-cell>
        </table:table-row>
        <table:table-row table:style-name="ro1">
          <table:table-cell table:style-name="ce1" office:value-type="float" office:value="916" calcext:value-type="float">
            <text:p>916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AudioPlayerFragment_20_InvalidViewFocusOperatorMutator</text:p>
          </table:table-cell>
          <table:table-cell table:style-name="ce1" table:formula="of:=[.D917]+[.B918]" office:value-type="float" office:value="362535" calcext:value-type="float">
            <text:p>362535</text:p>
          </table:table-cell>
          <table:table-cell table:style-name="ce3" table:formula="of:=[.B918]/[.$B$1]" office:value-type="float" office:value="4.09375" calcext:value-type="float">
            <text:p>4,09</text:p>
          </table:table-cell>
          <table:table-cell table:style-name="ce3" table:formula="of:=[.F917]+[.E918]" office:value-type="float" office:value="3776.40625000001" calcext:value-type="float">
            <text:p>3776,41</text:p>
          </table:table-cell>
        </table:table-row>
        <table:table-row table:style-name="ro1">
          <table:table-cell table:style-name="ce1" office:value-type="float" office:value="917" calcext:value-type="float">
            <text:p>917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AudioPlayerFragment_21_ViewComponentNotVisibleOperatorMutator</text:p>
          </table:table-cell>
          <table:table-cell table:style-name="ce1" table:formula="of:=[.D918]+[.B919]" office:value-type="float" office:value="362930" calcext:value-type="float">
            <text:p>362930</text:p>
          </table:table-cell>
          <table:table-cell table:style-name="ce3" table:formula="of:=[.B919]/[.$B$1]" office:value-type="float" office:value="4.11458333333333" calcext:value-type="float">
            <text:p>4,11</text:p>
          </table:table-cell>
          <table:table-cell table:style-name="ce3" table:formula="of:=[.F918]+[.E919]" office:value-type="float" office:value="3780.52083333334" calcext:value-type="float">
            <text:p>3780,52</text:p>
          </table:table-cell>
        </table:table-row>
        <table:table-row table:style-name="ro1">
          <table:table-cell table:style-name="ce1" office:value-type="float" office:value="918" calcext:value-type="float">
            <text:p>918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AudioPlayerFragment_22_InvalidViewFocusOperatorMutator</text:p>
          </table:table-cell>
          <table:table-cell table:style-name="ce1" table:formula="of:=[.D919]+[.B920]" office:value-type="float" office:value="363325" calcext:value-type="float">
            <text:p>363325</text:p>
          </table:table-cell>
          <table:table-cell table:style-name="ce3" table:formula="of:=[.B920]/[.$B$1]" office:value-type="float" office:value="4.11458333333333" calcext:value-type="float">
            <text:p>4,11</text:p>
          </table:table-cell>
          <table:table-cell table:style-name="ce3" table:formula="of:=[.F919]+[.E920]" office:value-type="float" office:value="3784.63541666667" calcext:value-type="float">
            <text:p>3784,64</text:p>
          </table:table-cell>
        </table:table-row>
        <table:table-row table:style-name="ro1">
          <table:table-cell table:style-name="ce1" office:value-type="float" office:value="919" calcext:value-type="float">
            <text:p>919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AudioPlayerFragment_23_ViewComponentNotVisibleOperatorMutator</text:p>
          </table:table-cell>
          <table:table-cell table:style-name="ce1" table:formula="of:=[.D920]+[.B921]" office:value-type="float" office:value="363717" calcext:value-type="float">
            <text:p>363717</text:p>
          </table:table-cell>
          <table:table-cell table:style-name="ce3" table:formula="of:=[.B921]/[.$B$1]" office:value-type="float" office:value="4.08333333333333" calcext:value-type="float">
            <text:p>4,08</text:p>
          </table:table-cell>
          <table:table-cell table:style-name="ce3" table:formula="of:=[.F920]+[.E921]" office:value-type="float" office:value="3788.71875000001" calcext:value-type="float">
            <text:p>3788,72</text:p>
          </table:table-cell>
        </table:table-row>
        <table:table-row table:style-name="ro1">
          <table:table-cell table:style-name="ce1" office:value-type="float" office:value="920" calcext:value-type="float">
            <text:p>92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AudioPlayerFragment_24_InvalidViewFocusOperatorMutator</text:p>
          </table:table-cell>
          <table:table-cell table:style-name="ce1" table:formula="of:=[.D921]+[.B922]" office:value-type="float" office:value="364108" calcext:value-type="float">
            <text:p>364108</text:p>
          </table:table-cell>
          <table:table-cell table:style-name="ce3" table:formula="of:=[.B922]/[.$B$1]" office:value-type="float" office:value="4.07291666666667" calcext:value-type="float">
            <text:p>4,07</text:p>
          </table:table-cell>
          <table:table-cell table:style-name="ce3" table:formula="of:=[.F921]+[.E922]" office:value-type="float" office:value="3792.79166666667" calcext:value-type="float">
            <text:p>3792,79</text:p>
          </table:table-cell>
        </table:table-row>
        <table:table-row table:style-name="ro1">
          <table:table-cell table:style-name="ce1" office:value-type="float" office:value="921" calcext:value-type="float">
            <text:p>921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AudioPlayerFragment_25_ViewComponentNotVisibleOperatorMutator</text:p>
          </table:table-cell>
          <table:table-cell table:style-name="ce1" table:formula="of:=[.D922]+[.B923]" office:value-type="float" office:value="364505" calcext:value-type="float">
            <text:p>364505</text:p>
          </table:table-cell>
          <table:table-cell table:style-name="ce3" table:formula="of:=[.B923]/[.$B$1]" office:value-type="float" office:value="4.13541666666667" calcext:value-type="float">
            <text:p>4,14</text:p>
          </table:table-cell>
          <table:table-cell table:style-name="ce3" table:formula="of:=[.F922]+[.E923]" office:value-type="float" office:value="3796.92708333334" calcext:value-type="float">
            <text:p>3796,93</text:p>
          </table:table-cell>
        </table:table-row>
        <table:table-row table:style-name="ro1">
          <table:table-cell table:style-name="ce1" office:value-type="float" office:value="922" calcext:value-type="float">
            <text:p>922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string" calcext:value-type="string">
            <text:p>AudioPlayerFragment_26_InvalidViewFocusOperatorMutator</text:p>
          </table:table-cell>
          <table:table-cell table:style-name="ce1" table:formula="of:=[.D923]+[.B924]" office:value-type="float" office:value="364903" calcext:value-type="float">
            <text:p>364903</text:p>
          </table:table-cell>
          <table:table-cell table:style-name="ce3" table:formula="of:=[.B924]/[.$B$1]" office:value-type="float" office:value="4.14583333333333" calcext:value-type="float">
            <text:p>4,15</text:p>
          </table:table-cell>
          <table:table-cell table:style-name="ce3" table:formula="of:=[.F923]+[.E924]" office:value-type="float" office:value="3801.07291666667" calcext:value-type="float">
            <text:p>3801,07</text:p>
          </table:table-cell>
        </table:table-row>
        <table:table-row table:style-name="ro1">
          <table:table-cell table:style-name="ce1" office:value-type="float" office:value="923" calcext:value-type="float">
            <text:p>923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AudioPlayerFragment_27_ViewComponentNotVisibleOperatorMutator</text:p>
          </table:table-cell>
          <table:table-cell table:style-name="ce1" table:formula="of:=[.D924]+[.B925]" office:value-type="float" office:value="365299" calcext:value-type="float">
            <text:p>365299</text:p>
          </table:table-cell>
          <table:table-cell table:style-name="ce3" table:formula="of:=[.B925]/[.$B$1]" office:value-type="float" office:value="4.125" calcext:value-type="float">
            <text:p>4,13</text:p>
          </table:table-cell>
          <table:table-cell table:style-name="ce3" table:formula="of:=[.F924]+[.E925]" office:value-type="float" office:value="3805.19791666667" calcext:value-type="float">
            <text:p>3805,20</text:p>
          </table:table-cell>
        </table:table-row>
        <table:table-row table:style-name="ro1">
          <table:table-cell table:style-name="ce1" office:value-type="float" office:value="924" calcext:value-type="float">
            <text:p>924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AudioPlayerFragment_28_InvalidViewFocusOperatorMutator</text:p>
          </table:table-cell>
          <table:table-cell table:style-name="ce1" table:formula="of:=[.D925]+[.B926]" office:value-type="float" office:value="365693" calcext:value-type="float">
            <text:p>365693</text:p>
          </table:table-cell>
          <table:table-cell table:style-name="ce3" table:formula="of:=[.B926]/[.$B$1]" office:value-type="float" office:value="4.10416666666667" calcext:value-type="float">
            <text:p>4,10</text:p>
          </table:table-cell>
          <table:table-cell table:style-name="ce3" table:formula="of:=[.F925]+[.E926]" office:value-type="float" office:value="3809.30208333334" calcext:value-type="float">
            <text:p>3809,30</text:p>
          </table:table-cell>
        </table:table-row>
        <table:table-row table:style-name="ro1">
          <table:table-cell table:style-name="ce1" office:value-type="float" office:value="925" calcext:value-type="float">
            <text:p>925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AudioPlayerFragment_29_ViewComponentNotVisibleOperatorMutator</text:p>
          </table:table-cell>
          <table:table-cell table:style-name="ce1" table:formula="of:=[.D926]+[.B927]" office:value-type="float" office:value="366090" calcext:value-type="float">
            <text:p>366090</text:p>
          </table:table-cell>
          <table:table-cell table:style-name="ce3" table:formula="of:=[.B927]/[.$B$1]" office:value-type="float" office:value="4.13541666666667" calcext:value-type="float">
            <text:p>4,14</text:p>
          </table:table-cell>
          <table:table-cell table:style-name="ce3" table:formula="of:=[.F926]+[.E927]" office:value-type="float" office:value="3813.43750000001" calcext:value-type="float">
            <text:p>3813,44</text:p>
          </table:table-cell>
        </table:table-row>
        <table:table-row table:style-name="ro1">
          <table:table-cell table:style-name="ce1" office:value-type="float" office:value="926" calcext:value-type="float">
            <text:p>926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AudioPlayerFragment_30_InvalidViewFocusOperatorMutator</text:p>
          </table:table-cell>
          <table:table-cell table:style-name="ce1" table:formula="of:=[.D927]+[.B928]" office:value-type="float" office:value="366483" calcext:value-type="float">
            <text:p>366483</text:p>
          </table:table-cell>
          <table:table-cell table:style-name="ce3" table:formula="of:=[.B928]/[.$B$1]" office:value-type="float" office:value="4.09375" calcext:value-type="float">
            <text:p>4,09</text:p>
          </table:table-cell>
          <table:table-cell table:style-name="ce3" table:formula="of:=[.F927]+[.E928]" office:value-type="float" office:value="3817.53125000001" calcext:value-type="float">
            <text:p>3817,53</text:p>
          </table:table-cell>
        </table:table-row>
        <table:table-row table:style-name="ro1">
          <table:table-cell table:style-name="ce1" office:value-type="float" office:value="927" calcext:value-type="float">
            <text:p>927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AudioPlayerFragment_31_ViewComponentNotVisibleOperatorMutator</text:p>
          </table:table-cell>
          <table:table-cell table:style-name="ce1" table:formula="of:=[.D928]+[.B929]" office:value-type="float" office:value="366905" calcext:value-type="float">
            <text:p>366905</text:p>
          </table:table-cell>
          <table:table-cell table:style-name="ce3" table:formula="of:=[.B929]/[.$B$1]" office:value-type="float" office:value="4.39583333333333" calcext:value-type="float">
            <text:p>4,40</text:p>
          </table:table-cell>
          <table:table-cell table:style-name="ce3" table:formula="of:=[.F928]+[.E929]" office:value-type="float" office:value="3821.92708333334" calcext:value-type="float">
            <text:p>3821,93</text:p>
          </table:table-cell>
        </table:table-row>
        <table:table-row table:style-name="ro1">
          <table:table-cell table:style-name="ce1" office:value-type="float" office:value="928" calcext:value-type="float">
            <text:p>928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AudioPlayerFragment_32_BuggyGUIListenerOperatorMutator</text:p>
          </table:table-cell>
          <table:table-cell table:style-name="ce1" table:formula="of:=[.D929]+[.B930]" office:value-type="float" office:value="367302" calcext:value-type="float">
            <text:p>367302</text:p>
          </table:table-cell>
          <table:table-cell table:style-name="ce3" table:formula="of:=[.B930]/[.$B$1]" office:value-type="float" office:value="4.13541666666667" calcext:value-type="float">
            <text:p>4,14</text:p>
          </table:table-cell>
          <table:table-cell table:style-name="ce3" table:formula="of:=[.F929]+[.E930]" office:value-type="float" office:value="3826.06250000001" calcext:value-type="float">
            <text:p>3826,06</text:p>
          </table:table-cell>
        </table:table-row>
        <table:table-row table:style-name="ro1">
          <table:table-cell table:style-name="ce1" office:value-type="float" office:value="929" calcext:value-type="float">
            <text:p>929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AudioPlayerFragment_33_InvalidViewFocusOperatorMutator</text:p>
          </table:table-cell>
          <table:table-cell table:style-name="ce1" table:formula="of:=[.D930]+[.B931]" office:value-type="float" office:value="367698" calcext:value-type="float">
            <text:p>367698</text:p>
          </table:table-cell>
          <table:table-cell table:style-name="ce3" table:formula="of:=[.B931]/[.$B$1]" office:value-type="float" office:value="4.125" calcext:value-type="float">
            <text:p>4,13</text:p>
          </table:table-cell>
          <table:table-cell table:style-name="ce3" table:formula="of:=[.F930]+[.E931]" office:value-type="float" office:value="3830.18750000001" calcext:value-type="float">
            <text:p>3830,19</text:p>
          </table:table-cell>
        </table:table-row>
        <table:table-row table:style-name="ro1">
          <table:table-cell table:style-name="ce1" office:value-type="float" office:value="930" calcext:value-type="float">
            <text:p>930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AudioPlayerFragment_34_ViewComponentNotVisibleOperatorMutator</text:p>
          </table:table-cell>
          <table:table-cell table:style-name="ce1" table:formula="of:=[.D931]+[.B932]" office:value-type="float" office:value="368092" calcext:value-type="float">
            <text:p>368092</text:p>
          </table:table-cell>
          <table:table-cell table:style-name="ce3" table:formula="of:=[.B932]/[.$B$1]" office:value-type="float" office:value="4.10416666666667" calcext:value-type="float">
            <text:p>4,10</text:p>
          </table:table-cell>
          <table:table-cell table:style-name="ce3" table:formula="of:=[.F931]+[.E932]" office:value-type="float" office:value="3834.29166666667" calcext:value-type="float">
            <text:p>3834,29</text:p>
          </table:table-cell>
        </table:table-row>
        <table:table-row table:style-name="ro1">
          <table:table-cell table:style-name="ce1" office:value-type="float" office:value="931" calcext:value-type="float">
            <text:p>931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AudioPlayerFragment_35_BinaryMutator</text:p>
          </table:table-cell>
          <table:table-cell table:style-name="ce1" table:formula="of:=[.D932]+[.B933]" office:value-type="float" office:value="368488" calcext:value-type="float">
            <text:p>368488</text:p>
          </table:table-cell>
          <table:table-cell table:style-name="ce3" table:formula="of:=[.B933]/[.$B$1]" office:value-type="float" office:value="4.125" calcext:value-type="float">
            <text:p>4,13</text:p>
          </table:table-cell>
          <table:table-cell table:style-name="ce3" table:formula="of:=[.F932]+[.E933]" office:value-type="float" office:value="3838.41666666667" calcext:value-type="float">
            <text:p>3838,42</text:p>
          </table:table-cell>
        </table:table-row>
        <table:table-row table:style-name="ro1">
          <table:table-cell table:style-name="ce1" office:value-type="float" office:value="932" calcext:value-type="float">
            <text:p>932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AudioPlayerFragment_36_BuggyGUIListenerOperatorMutator</text:p>
          </table:table-cell>
          <table:table-cell table:style-name="ce1" table:formula="of:=[.D933]+[.B934]" office:value-type="float" office:value="368883" calcext:value-type="float">
            <text:p>368883</text:p>
          </table:table-cell>
          <table:table-cell table:style-name="ce3" table:formula="of:=[.B934]/[.$B$1]" office:value-type="float" office:value="4.11458333333333" calcext:value-type="float">
            <text:p>4,11</text:p>
          </table:table-cell>
          <table:table-cell table:style-name="ce3" table:formula="of:=[.F933]+[.E934]" office:value-type="float" office:value="3842.53125000001" calcext:value-type="float">
            <text:p>3842,53</text:p>
          </table:table-cell>
        </table:table-row>
        <table:table-row table:style-name="ro1">
          <table:table-cell table:style-name="ce1" office:value-type="float" office:value="933" calcext:value-type="float">
            <text:p>933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AudioPlayerFragment_37_BinaryMutator</text:p>
          </table:table-cell>
          <table:table-cell table:style-name="ce1" table:formula="of:=[.D934]+[.B935]" office:value-type="float" office:value="369273" calcext:value-type="float">
            <text:p>369273</text:p>
          </table:table-cell>
          <table:table-cell table:style-name="ce3" table:formula="of:=[.B935]/[.$B$1]" office:value-type="float" office:value="4.0625" calcext:value-type="float">
            <text:p>4,06</text:p>
          </table:table-cell>
          <table:table-cell table:style-name="ce3" table:formula="of:=[.F934]+[.E935]" office:value-type="float" office:value="3846.59375000001" calcext:value-type="float">
            <text:p>3846,59</text:p>
          </table:table-cell>
        </table:table-row>
        <table:table-row table:style-name="ro1">
          <table:table-cell table:style-name="ce1" office:value-type="float" office:value="934" calcext:value-type="float">
            <text:p>934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AudioPlayerFragment_38_BinaryMutator</text:p>
          </table:table-cell>
          <table:table-cell table:style-name="ce1" table:formula="of:=[.D935]+[.B936]" office:value-type="float" office:value="369668" calcext:value-type="float">
            <text:p>369668</text:p>
          </table:table-cell>
          <table:table-cell table:style-name="ce3" table:formula="of:=[.B936]/[.$B$1]" office:value-type="float" office:value="4.11458333333333" calcext:value-type="float">
            <text:p>4,11</text:p>
          </table:table-cell>
          <table:table-cell table:style-name="ce3" table:formula="of:=[.F935]+[.E936]" office:value-type="float" office:value="3850.70833333334" calcext:value-type="float">
            <text:p>3850,71</text:p>
          </table:table-cell>
        </table:table-row>
        <table:table-row table:style-name="ro1">
          <table:table-cell table:style-name="ce1" office:value-type="float" office:value="935" calcext:value-type="float">
            <text:p>935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AudioPlayerFragment_39_BuggyGUIListenerOperatorMutator</text:p>
          </table:table-cell>
          <table:table-cell table:style-name="ce1" table:formula="of:=[.D936]+[.B937]" office:value-type="float" office:value="370062" calcext:value-type="float">
            <text:p>370062</text:p>
          </table:table-cell>
          <table:table-cell table:style-name="ce3" table:formula="of:=[.B937]/[.$B$1]" office:value-type="float" office:value="4.10416666666667" calcext:value-type="float">
            <text:p>4,10</text:p>
          </table:table-cell>
          <table:table-cell table:style-name="ce3" table:formula="of:=[.F936]+[.E937]" office:value-type="float" office:value="3854.81250000001" calcext:value-type="float">
            <text:p>3854,81</text:p>
          </table:table-cell>
        </table:table-row>
        <table:table-row table:style-name="ro1">
          <table:table-cell table:style-name="ce1" office:value-type="float" office:value="936" calcext:value-type="float">
            <text:p>936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AudioPlayerFragment_40_BuggyGUIListenerOperatorMutator</text:p>
          </table:table-cell>
          <table:table-cell table:style-name="ce1" table:formula="of:=[.D937]+[.B938]" office:value-type="float" office:value="370452" calcext:value-type="float">
            <text:p>370452</text:p>
          </table:table-cell>
          <table:table-cell table:style-name="ce3" table:formula="of:=[.B938]/[.$B$1]" office:value-type="float" office:value="4.0625" calcext:value-type="float">
            <text:p>4,06</text:p>
          </table:table-cell>
          <table:table-cell table:style-name="ce3" table:formula="of:=[.F937]+[.E938]" office:value-type="float" office:value="3858.87500000001" calcext:value-type="float">
            <text:p>3858,88</text:p>
          </table:table-cell>
        </table:table-row>
        <table:table-row table:style-name="ro1">
          <table:table-cell table:style-name="ce1" office:value-type="float" office:value="937" calcext:value-type="float">
            <text:p>937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AudioPlayerFragment_41_BinaryMutator</text:p>
          </table:table-cell>
          <table:table-cell table:style-name="ce1" table:formula="of:=[.D938]+[.B939]" office:value-type="float" office:value="370842" calcext:value-type="float">
            <text:p>370842</text:p>
          </table:table-cell>
          <table:table-cell table:style-name="ce3" table:formula="of:=[.B939]/[.$B$1]" office:value-type="float" office:value="4.0625" calcext:value-type="float">
            <text:p>4,06</text:p>
          </table:table-cell>
          <table:table-cell table:style-name="ce3" table:formula="of:=[.F938]+[.E939]" office:value-type="float" office:value="3862.93750000001" calcext:value-type="float">
            <text:p>3862,94</text:p>
          </table:table-cell>
        </table:table-row>
        <table:table-row table:style-name="ro1">
          <table:table-cell table:style-name="ce1" office:value-type="float" office:value="938" calcext:value-type="float">
            <text:p>938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AudioPlayerFragment_42_BinaryMutator</text:p>
          </table:table-cell>
          <table:table-cell table:style-name="ce1" table:formula="of:=[.D939]+[.B940]" office:value-type="float" office:value="371234" calcext:value-type="float">
            <text:p>371234</text:p>
          </table:table-cell>
          <table:table-cell table:style-name="ce3" table:formula="of:=[.B940]/[.$B$1]" office:value-type="float" office:value="4.08333333333333" calcext:value-type="float">
            <text:p>4,08</text:p>
          </table:table-cell>
          <table:table-cell table:style-name="ce3" table:formula="of:=[.F939]+[.E940]" office:value-type="float" office:value="3867.02083333334" calcext:value-type="float">
            <text:p>3867,02</text:p>
          </table:table-cell>
        </table:table-row>
        <table:table-row table:style-name="ro1">
          <table:table-cell table:style-name="ce1" office:value-type="float" office:value="939" calcext:value-type="float">
            <text:p>939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AudioPlayerFragment_43_BuggyGUIListenerOperatorMutator</text:p>
          </table:table-cell>
          <table:table-cell table:style-name="ce1" table:formula="of:=[.D940]+[.B941]" office:value-type="float" office:value="371626" calcext:value-type="float">
            <text:p>371626</text:p>
          </table:table-cell>
          <table:table-cell table:style-name="ce3" table:formula="of:=[.B941]/[.$B$1]" office:value-type="float" office:value="4.08333333333333" calcext:value-type="float">
            <text:p>4,08</text:p>
          </table:table-cell>
          <table:table-cell table:style-name="ce3" table:formula="of:=[.F940]+[.E941]" office:value-type="float" office:value="3871.10416666667" calcext:value-type="float">
            <text:p>3871,10</text:p>
          </table:table-cell>
        </table:table-row>
        <table:table-row table:style-name="ro1">
          <table:table-cell table:style-name="ce1" office:value-type="float" office:value="940" calcext:value-type="float">
            <text:p>940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AudioPlayerFragment_44_BuggyGUIListenerOperatorMutator</text:p>
          </table:table-cell>
          <table:table-cell table:style-name="ce1" table:formula="of:=[.D941]+[.B942]" office:value-type="float" office:value="372019" calcext:value-type="float">
            <text:p>372019</text:p>
          </table:table-cell>
          <table:table-cell table:style-name="ce3" table:formula="of:=[.B942]/[.$B$1]" office:value-type="float" office:value="4.09375" calcext:value-type="float">
            <text:p>4,09</text:p>
          </table:table-cell>
          <table:table-cell table:style-name="ce3" table:formula="of:=[.F941]+[.E942]" office:value-type="float" office:value="3875.19791666667" calcext:value-type="float">
            <text:p>3875,20</text:p>
          </table:table-cell>
        </table:table-row>
        <table:table-row table:style-name="ro1">
          <table:table-cell table:style-name="ce1" office:value-type="float" office:value="941" calcext:value-type="float">
            <text:p>941</text:p>
          </table:table-cell>
          <table:table-cell table:style-name="ce1" office:value-type="float" office:value="565" calcext:value-type="float">
            <text:p>565</text:p>
          </table:table-cell>
          <table:table-cell table:style-name="ce1" office:value-type="string" calcext:value-type="string">
            <text:p>AudioPlayerFragment_45_LengthyGUICreationOperatorMutator</text:p>
          </table:table-cell>
          <table:table-cell table:style-name="ce1" table:formula="of:=[.D942]+[.B943]" office:value-type="float" office:value="372584" calcext:value-type="float">
            <text:p>372584</text:p>
          </table:table-cell>
          <table:table-cell table:style-name="ce3" table:formula="of:=[.B943]/[.$B$1]" office:value-type="float" office:value="5.88541666666667" calcext:value-type="float">
            <text:p>5,89</text:p>
          </table:table-cell>
          <table:table-cell table:style-name="ce3" table:formula="of:=[.F942]+[.E943]" office:value-type="float" office:value="3881.08333333334" calcext:value-type="float">
            <text:p>3881,08</text:p>
          </table:table-cell>
        </table:table-row>
        <table:table-row table:style-name="ro1">
          <table:table-cell table:style-name="ce1" office:value-type="float" office:value="942" calcext:value-type="float">
            <text:p>942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AudioPlayerFragment_46_BinaryMutator</text:p>
          </table:table-cell>
          <table:table-cell table:style-name="ce1" table:formula="of:=[.D943]+[.B944]" office:value-type="float" office:value="372977" calcext:value-type="float">
            <text:p>372977</text:p>
          </table:table-cell>
          <table:table-cell table:style-name="ce3" table:formula="of:=[.B944]/[.$B$1]" office:value-type="float" office:value="4.09375" calcext:value-type="float">
            <text:p>4,09</text:p>
          </table:table-cell>
          <table:table-cell table:style-name="ce3" table:formula="of:=[.F943]+[.E944]" office:value-type="float" office:value="3885.17708333334" calcext:value-type="float">
            <text:p>3885,18</text:p>
          </table:table-cell>
        </table:table-row>
        <table:table-row table:style-name="ro1">
          <table:table-cell table:style-name="ce1" office:value-type="float" office:value="943" calcext:value-type="float">
            <text:p>943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AudioPlayerFragment_47_BinaryMutator</text:p>
          </table:table-cell>
          <table:table-cell table:style-name="ce1" table:formula="of:=[.D944]+[.B945]" office:value-type="float" office:value="373371" calcext:value-type="float">
            <text:p>373371</text:p>
          </table:table-cell>
          <table:table-cell table:style-name="ce3" table:formula="of:=[.B945]/[.$B$1]" office:value-type="float" office:value="4.10416666666667" calcext:value-type="float">
            <text:p>4,10</text:p>
          </table:table-cell>
          <table:table-cell table:style-name="ce3" table:formula="of:=[.F944]+[.E945]" office:value-type="float" office:value="3889.28125000001" calcext:value-type="float">
            <text:p>3889,28</text:p>
          </table:table-cell>
        </table:table-row>
        <table:table-row table:style-name="ro1">
          <table:table-cell table:style-name="ce1" office:value-type="float" office:value="944" calcext:value-type="float">
            <text:p>944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AudioPlayerFragment_48_BinaryMutator</text:p>
          </table:table-cell>
          <table:table-cell table:style-name="ce1" table:formula="of:=[.D945]+[.B946]" office:value-type="float" office:value="373766" calcext:value-type="float">
            <text:p>373766</text:p>
          </table:table-cell>
          <table:table-cell table:style-name="ce3" table:formula="of:=[.B946]/[.$B$1]" office:value-type="float" office:value="4.11458333333333" calcext:value-type="float">
            <text:p>4,11</text:p>
          </table:table-cell>
          <table:table-cell table:style-name="ce3" table:formula="of:=[.F945]+[.E946]" office:value-type="float" office:value="3893.39583333334" calcext:value-type="float">
            <text:p>3893,40</text:p>
          </table:table-cell>
        </table:table-row>
        <table:table-row table:style-name="ro1">
          <table:table-cell table:style-name="ce1" office:value-type="float" office:value="945" calcext:value-type="float">
            <text:p>945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AudioPlayerFragment_49_BinaryMutator</text:p>
          </table:table-cell>
          <table:table-cell table:style-name="ce1" table:formula="of:=[.D946]+[.B947]" office:value-type="float" office:value="374156" calcext:value-type="float">
            <text:p>374156</text:p>
          </table:table-cell>
          <table:table-cell table:style-name="ce3" table:formula="of:=[.B947]/[.$B$1]" office:value-type="float" office:value="4.0625" calcext:value-type="float">
            <text:p>4,06</text:p>
          </table:table-cell>
          <table:table-cell table:style-name="ce3" table:formula="of:=[.F946]+[.E947]" office:value-type="float" office:value="3897.45833333334" calcext:value-type="float">
            <text:p>3897,46</text:p>
          </table:table-cell>
        </table:table-row>
        <table:table-row table:style-name="ro1">
          <table:table-cell table:style-name="ce1" office:value-type="float" office:value="946" calcext:value-type="float">
            <text:p>946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AudioPlayerFragment_50_BinaryMutator</text:p>
          </table:table-cell>
          <table:table-cell table:style-name="ce1" table:formula="of:=[.D947]+[.B948]" office:value-type="float" office:value="374550" calcext:value-type="float">
            <text:p>374550</text:p>
          </table:table-cell>
          <table:table-cell table:style-name="ce3" table:formula="of:=[.B948]/[.$B$1]" office:value-type="float" office:value="4.10416666666667" calcext:value-type="float">
            <text:p>4,10</text:p>
          </table:table-cell>
          <table:table-cell table:style-name="ce3" table:formula="of:=[.F947]+[.E948]" office:value-type="float" office:value="3901.56250000001" calcext:value-type="float">
            <text:p>3901,56</text:p>
          </table:table-cell>
        </table:table-row>
        <table:table-row table:style-name="ro1">
          <table:table-cell table:style-name="ce1" office:value-type="float" office:value="947" calcext:value-type="float">
            <text:p>947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AudioPlayerFragment_51_BinaryMutator</text:p>
          </table:table-cell>
          <table:table-cell table:style-name="ce1" table:formula="of:=[.D948]+[.B949]" office:value-type="float" office:value="374943" calcext:value-type="float">
            <text:p>374943</text:p>
          </table:table-cell>
          <table:table-cell table:style-name="ce3" table:formula="of:=[.B949]/[.$B$1]" office:value-type="float" office:value="4.09375" calcext:value-type="float">
            <text:p>4,09</text:p>
          </table:table-cell>
          <table:table-cell table:style-name="ce3" table:formula="of:=[.F948]+[.E949]" office:value-type="float" office:value="3905.65625000001" calcext:value-type="float">
            <text:p>3905,66</text:p>
          </table:table-cell>
        </table:table-row>
        <table:table-row table:style-name="ro1">
          <table:table-cell table:style-name="ce1" office:value-type="float" office:value="948" calcext:value-type="float">
            <text:p>948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string" calcext:value-type="string">
            <text:p>AudioPlayerFragment_52_BinaryMutator</text:p>
          </table:table-cell>
          <table:table-cell table:style-name="ce1" table:formula="of:=[.D949]+[.B950]" office:value-type="float" office:value="375332" calcext:value-type="float">
            <text:p>375332</text:p>
          </table:table-cell>
          <table:table-cell table:style-name="ce3" table:formula="of:=[.B950]/[.$B$1]" office:value-type="float" office:value="4.05208333333333" calcext:value-type="float">
            <text:p>4,05</text:p>
          </table:table-cell>
          <table:table-cell table:style-name="ce3" table:formula="of:=[.F949]+[.E950]" office:value-type="float" office:value="3909.70833333334" calcext:value-type="float">
            <text:p>3909,71</text:p>
          </table:table-cell>
        </table:table-row>
        <table:table-row table:style-name="ro1">
          <table:table-cell table:style-name="ce1" office:value-type="float" office:value="949" calcext:value-type="float">
            <text:p>949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AudioPlayerFragment_53_BinaryMutator</text:p>
          </table:table-cell>
          <table:table-cell table:style-name="ce1" table:formula="of:=[.D950]+[.B951]" office:value-type="float" office:value="375724" calcext:value-type="float">
            <text:p>375724</text:p>
          </table:table-cell>
          <table:table-cell table:style-name="ce3" table:formula="of:=[.B951]/[.$B$1]" office:value-type="float" office:value="4.08333333333333" calcext:value-type="float">
            <text:p>4,08</text:p>
          </table:table-cell>
          <table:table-cell table:style-name="ce3" table:formula="of:=[.F950]+[.E951]" office:value-type="float" office:value="3913.79166666667" calcext:value-type="float">
            <text:p>3913,79</text:p>
          </table:table-cell>
        </table:table-row>
        <table:table-row table:style-name="ro1">
          <table:table-cell table:style-name="ce1" office:value-type="float" office:value="950" calcext:value-type="float">
            <text:p>950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AudioPlayerFragment_54_RandomActionIntentDefinitionOperatorMutator</text:p>
          </table:table-cell>
          <table:table-cell table:style-name="ce1" table:formula="of:=[.D951]+[.B952]" office:value-type="float" office:value="376116" calcext:value-type="float">
            <text:p>376116</text:p>
          </table:table-cell>
          <table:table-cell table:style-name="ce3" table:formula="of:=[.B952]/[.$B$1]" office:value-type="float" office:value="4.08333333333333" calcext:value-type="float">
            <text:p>4,08</text:p>
          </table:table-cell>
          <table:table-cell table:style-name="ce3" table:formula="of:=[.F951]+[.E952]" office:value-type="float" office:value="3917.87500000001" calcext:value-type="float">
            <text:p>3917,88</text:p>
          </table:table-cell>
        </table:table-row>
        <table:table-row table:style-name="ro1">
          <table:table-cell table:style-name="ce1" office:value-type="float" office:value="951" calcext:value-type="float">
            <text:p>951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AudioPlayerFragment_55_BinaryMutator</text:p>
          </table:table-cell>
          <table:table-cell table:style-name="ce1" table:formula="of:=[.D952]+[.B953]" office:value-type="float" office:value="376507" calcext:value-type="float">
            <text:p>376507</text:p>
          </table:table-cell>
          <table:table-cell table:style-name="ce3" table:formula="of:=[.B953]/[.$B$1]" office:value-type="float" office:value="4.07291666666667" calcext:value-type="float">
            <text:p>4,07</text:p>
          </table:table-cell>
          <table:table-cell table:style-name="ce3" table:formula="of:=[.F952]+[.E953]" office:value-type="float" office:value="3921.94791666667" calcext:value-type="float">
            <text:p>3921,95</text:p>
          </table:table-cell>
        </table:table-row>
        <table:table-row table:style-name="ro1">
          <table:table-cell table:style-name="ce1" office:value-type="float" office:value="952" calcext:value-type="float">
            <text:p>952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AudioPlayerFragment_56_BinaryMutator</text:p>
          </table:table-cell>
          <table:table-cell table:style-name="ce1" table:formula="of:=[.D953]+[.B954]" office:value-type="float" office:value="376900" calcext:value-type="float">
            <text:p>376900</text:p>
          </table:table-cell>
          <table:table-cell table:style-name="ce3" table:formula="of:=[.B954]/[.$B$1]" office:value-type="float" office:value="4.09375" calcext:value-type="float">
            <text:p>4,09</text:p>
          </table:table-cell>
          <table:table-cell table:style-name="ce3" table:formula="of:=[.F953]+[.E954]" office:value-type="float" office:value="3926.04166666667" calcext:value-type="float">
            <text:p>3926,04</text:p>
          </table:table-cell>
        </table:table-row>
        <table:table-row table:style-name="ro1">
          <table:table-cell table:style-name="ce1" office:value-type="float" office:value="953" calcext:value-type="float">
            <text:p>953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AudioPlayerFragment_57_InvalidViewFocusOperatorMutator</text:p>
          </table:table-cell>
          <table:table-cell table:style-name="ce1" table:formula="of:=[.D954]+[.B955]" office:value-type="float" office:value="377292" calcext:value-type="float">
            <text:p>377292</text:p>
          </table:table-cell>
          <table:table-cell table:style-name="ce3" table:formula="of:=[.B955]/[.$B$1]" office:value-type="float" office:value="4.08333333333333" calcext:value-type="float">
            <text:p>4,08</text:p>
          </table:table-cell>
          <table:table-cell table:style-name="ce3" table:formula="of:=[.F954]+[.E955]" office:value-type="float" office:value="3930.12500000001" calcext:value-type="float">
            <text:p>3930,13</text:p>
          </table:table-cell>
        </table:table-row>
        <table:table-row table:style-name="ro1">
          <table:table-cell table:style-name="ce1" office:value-type="float" office:value="954" calcext:value-type="float">
            <text:p>954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AudioPlayerFragment_58_ViewComponentNotVisibleOperatorMutator</text:p>
          </table:table-cell>
          <table:table-cell table:style-name="ce1" table:formula="of:=[.D955]+[.B956]" office:value-type="float" office:value="377685" calcext:value-type="float">
            <text:p>377685</text:p>
          </table:table-cell>
          <table:table-cell table:style-name="ce3" table:formula="of:=[.B956]/[.$B$1]" office:value-type="float" office:value="4.09375" calcext:value-type="float">
            <text:p>4,09</text:p>
          </table:table-cell>
          <table:table-cell table:style-name="ce3" table:formula="of:=[.F955]+[.E956]" office:value-type="float" office:value="3934.21875000001" calcext:value-type="float">
            <text:p>3934,22</text:p>
          </table:table-cell>
        </table:table-row>
        <table:table-row table:style-name="ro1">
          <table:table-cell table:style-name="ce1" office:value-type="float" office:value="955" calcext:value-type="float">
            <text:p>955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AudioPlayerFragment_59_BinaryMutator</text:p>
          </table:table-cell>
          <table:table-cell table:style-name="ce1" table:formula="of:=[.D956]+[.B957]" office:value-type="float" office:value="378078" calcext:value-type="float">
            <text:p>378078</text:p>
          </table:table-cell>
          <table:table-cell table:style-name="ce3" table:formula="of:=[.B957]/[.$B$1]" office:value-type="float" office:value="4.09375" calcext:value-type="float">
            <text:p>4,09</text:p>
          </table:table-cell>
          <table:table-cell table:style-name="ce3" table:formula="of:=[.F956]+[.E957]" office:value-type="float" office:value="3938.31250000001" calcext:value-type="float">
            <text:p>3938,31</text:p>
          </table:table-cell>
        </table:table-row>
        <table:table-row table:style-name="ro1">
          <table:table-cell table:style-name="ce1" office:value-type="float" office:value="956" calcext:value-type="float">
            <text:p>956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AudioPlayerFragment_60_BinaryMutator</text:p>
          </table:table-cell>
          <table:table-cell table:style-name="ce1" table:formula="of:=[.D957]+[.B958]" office:value-type="float" office:value="378472" calcext:value-type="float">
            <text:p>378472</text:p>
          </table:table-cell>
          <table:table-cell table:style-name="ce3" table:formula="of:=[.B958]/[.$B$1]" office:value-type="float" office:value="4.10416666666667" calcext:value-type="float">
            <text:p>4,10</text:p>
          </table:table-cell>
          <table:table-cell table:style-name="ce3" table:formula="of:=[.F957]+[.E958]" office:value-type="float" office:value="3942.41666666667" calcext:value-type="float">
            <text:p>3942,42</text:p>
          </table:table-cell>
        </table:table-row>
        <table:table-row table:style-name="ro1">
          <table:table-cell table:style-name="ce1" office:value-type="float" office:value="957" calcext:value-type="float">
            <text:p>957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AudioPlayerFragment_61_BinaryMutator</text:p>
          </table:table-cell>
          <table:table-cell table:style-name="ce1" table:formula="of:=[.D958]+[.B959]" office:value-type="float" office:value="378866" calcext:value-type="float">
            <text:p>378866</text:p>
          </table:table-cell>
          <table:table-cell table:style-name="ce3" table:formula="of:=[.B959]/[.$B$1]" office:value-type="float" office:value="4.10416666666667" calcext:value-type="float">
            <text:p>4,10</text:p>
          </table:table-cell>
          <table:table-cell table:style-name="ce3" table:formula="of:=[.F958]+[.E959]" office:value-type="float" office:value="3946.52083333334" calcext:value-type="float">
            <text:p>3946,52</text:p>
          </table:table-cell>
        </table:table-row>
        <table:table-row table:style-name="ro1">
          <table:table-cell table:style-name="ce1" office:value-type="float" office:value="958" calcext:value-type="float">
            <text:p>958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NavDrawerFragment_0_BinaryMutator</text:p>
          </table:table-cell>
          <table:table-cell table:style-name="ce1" table:formula="of:=[.D959]+[.B960]" office:value-type="float" office:value="379260" calcext:value-type="float">
            <text:p>379260</text:p>
          </table:table-cell>
          <table:table-cell table:style-name="ce3" table:formula="of:=[.B960]/[.$B$1]" office:value-type="float" office:value="4.10416666666667" calcext:value-type="float">
            <text:p>4,10</text:p>
          </table:table-cell>
          <table:table-cell table:style-name="ce3" table:formula="of:=[.F959]+[.E960]" office:value-type="float" office:value="3950.62500000001" calcext:value-type="float">
            <text:p>3950,63</text:p>
          </table:table-cell>
        </table:table-row>
        <table:table-row table:style-name="ro1">
          <table:table-cell table:style-name="ce1" office:value-type="float" office:value="959" calcext:value-type="float">
            <text:p>959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NavDrawerFragment_1_BinaryMutator</text:p>
          </table:table-cell>
          <table:table-cell table:style-name="ce1" table:formula="of:=[.D960]+[.B961]" office:value-type="float" office:value="379654" calcext:value-type="float">
            <text:p>379654</text:p>
          </table:table-cell>
          <table:table-cell table:style-name="ce3" table:formula="of:=[.B961]/[.$B$1]" office:value-type="float" office:value="4.10416666666667" calcext:value-type="float">
            <text:p>4,10</text:p>
          </table:table-cell>
          <table:table-cell table:style-name="ce3" table:formula="of:=[.F960]+[.E961]" office:value-type="float" office:value="3954.72916666667" calcext:value-type="float">
            <text:p>3954,73</text:p>
          </table:table-cell>
        </table:table-row>
        <table:table-row table:style-name="ro1"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NavDrawerFragment_2_InvalidViewFocusOperatorMutator</text:p>
          </table:table-cell>
          <table:table-cell table:style-name="ce1" table:formula="of:=[.D961]+[.B962]" office:value-type="float" office:value="380047" calcext:value-type="float">
            <text:p>380047</text:p>
          </table:table-cell>
          <table:table-cell table:style-name="ce3" table:formula="of:=[.B962]/[.$B$1]" office:value-type="float" office:value="4.09375" calcext:value-type="float">
            <text:p>4,09</text:p>
          </table:table-cell>
          <table:table-cell table:style-name="ce3" table:formula="of:=[.F961]+[.E962]" office:value-type="float" office:value="3958.82291666667" calcext:value-type="float">
            <text:p>3958,82</text:p>
          </table:table-cell>
        </table:table-row>
        <table:table-row table:style-name="ro1">
          <table:table-cell table:style-name="ce1" office:value-type="float" office:value="961" calcext:value-type="float">
            <text:p>961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NavDrawerFragment_3_ViewComponentNotVisibleOperatorMutator</text:p>
          </table:table-cell>
          <table:table-cell table:style-name="ce1" table:formula="of:=[.D962]+[.B963]" office:value-type="float" office:value="380441" calcext:value-type="float">
            <text:p>380441</text:p>
          </table:table-cell>
          <table:table-cell table:style-name="ce3" table:formula="of:=[.B963]/[.$B$1]" office:value-type="float" office:value="4.10416666666667" calcext:value-type="float">
            <text:p>4,10</text:p>
          </table:table-cell>
          <table:table-cell table:style-name="ce3" table:formula="of:=[.F962]+[.E963]" office:value-type="float" office:value="3962.92708333334" calcext:value-type="float">
            <text:p>3962,93</text:p>
          </table:table-cell>
        </table:table-row>
        <table:table-row table:style-name="ro1">
          <table:table-cell table:style-name="ce1" office:value-type="float" office:value="962" calcext:value-type="float">
            <text:p>962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NavDrawerFragment_4_InvalidViewFocusOperatorMutator</text:p>
          </table:table-cell>
          <table:table-cell table:style-name="ce1" table:formula="of:=[.D963]+[.B964]" office:value-type="float" office:value="380831" calcext:value-type="float">
            <text:p>380831</text:p>
          </table:table-cell>
          <table:table-cell table:style-name="ce3" table:formula="of:=[.B964]/[.$B$1]" office:value-type="float" office:value="4.0625" calcext:value-type="float">
            <text:p>4,06</text:p>
          </table:table-cell>
          <table:table-cell table:style-name="ce3" table:formula="of:=[.F963]+[.E964]" office:value-type="float" office:value="3966.98958333334" calcext:value-type="float">
            <text:p>3966,99</text:p>
          </table:table-cell>
        </table:table-row>
        <table:table-row table:style-name="ro1">
          <table:table-cell table:style-name="ce1" office:value-type="float" office:value="963" calcext:value-type="float">
            <text:p>963</text:p>
          </table:table-cell>
          <table:table-cell table:style-name="ce1" office:value-type="float" office:value="336" calcext:value-type="float">
            <text:p>336</text:p>
          </table:table-cell>
          <table:table-cell table:style-name="ce1" office:value-type="string" calcext:value-type="string">
            <text:p>NavDrawerFragment_5_ViewComponentNotVisibleOperatorMutator</text:p>
          </table:table-cell>
          <table:table-cell table:style-name="ce1" table:formula="of:=[.D964]+[.B965]" office:value-type="float" office:value="381167" calcext:value-type="float">
            <text:p>381167</text:p>
          </table:table-cell>
          <table:table-cell table:style-name="ce3" table:formula="of:=[.B965]/[.$B$1]" office:value-type="float" office:value="3.5" calcext:value-type="float">
            <text:p>3,50</text:p>
          </table:table-cell>
          <table:table-cell table:style-name="ce3" table:formula="of:=[.F964]+[.E965]" office:value-type="float" office:value="3970.48958333334" calcext:value-type="float">
            <text:p>3970,49</text:p>
          </table:table-cell>
        </table:table-row>
        <table:table-row table:style-name="ro1">
          <table:table-cell table:style-name="ce1" office:value-type="float" office:value="964" calcext:value-type="float">
            <text:p>964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NavDrawerFragment_6_BuggyGUIListenerOperatorMutator</text:p>
          </table:table-cell>
          <table:table-cell table:style-name="ce1" table:formula="of:=[.D965]+[.B966]" office:value-type="float" office:value="381561" calcext:value-type="float">
            <text:p>381561</text:p>
          </table:table-cell>
          <table:table-cell table:style-name="ce3" table:formula="of:=[.B966]/[.$B$1]" office:value-type="float" office:value="4.10416666666667" calcext:value-type="float">
            <text:p>4,10</text:p>
          </table:table-cell>
          <table:table-cell table:style-name="ce3" table:formula="of:=[.F965]+[.E966]" office:value-type="float" office:value="3974.59375" calcext:value-type="float">
            <text:p>3974,59</text:p>
          </table:table-cell>
        </table:table-row>
        <table:table-row table:style-name="ro1">
          <table:table-cell table:style-name="ce1" office:value-type="float" office:value="965" calcext:value-type="float">
            <text:p>965</text:p>
          </table:table-cell>
          <table:table-cell table:style-name="ce1" office:value-type="float" office:value="373" calcext:value-type="float">
            <text:p>373</text:p>
          </table:table-cell>
          <table:table-cell table:style-name="ce1" office:value-type="string" calcext:value-type="string">
            <text:p>NavDrawerFragment_7_BinaryMutator</text:p>
          </table:table-cell>
          <table:table-cell table:style-name="ce1" table:formula="of:=[.D966]+[.B967]" office:value-type="float" office:value="381934" calcext:value-type="float">
            <text:p>381934</text:p>
          </table:table-cell>
          <table:table-cell table:style-name="ce3" table:formula="of:=[.B967]/[.$B$1]" office:value-type="float" office:value="3.88541666666667" calcext:value-type="float">
            <text:p>3,89</text:p>
          </table:table-cell>
          <table:table-cell table:style-name="ce3" table:formula="of:=[.F966]+[.E967]" office:value-type="float" office:value="3978.47916666667" calcext:value-type="float">
            <text:p>3978,48</text:p>
          </table:table-cell>
        </table:table-row>
        <table:table-row table:style-name="ro1">
          <table:table-cell table:style-name="ce1" office:value-type="float" office:value="966" calcext:value-type="float">
            <text:p>966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string" calcext:value-type="string">
            <text:p>NavDrawerFragment_8_BinaryMutator</text:p>
          </table:table-cell>
          <table:table-cell table:style-name="ce1" table:formula="of:=[.D967]+[.B968]" office:value-type="float" office:value="382322" calcext:value-type="float">
            <text:p>382322</text:p>
          </table:table-cell>
          <table:table-cell table:style-name="ce3" table:formula="of:=[.B968]/[.$B$1]" office:value-type="float" office:value="4.04166666666667" calcext:value-type="float">
            <text:p>4,04</text:p>
          </table:table-cell>
          <table:table-cell table:style-name="ce3" table:formula="of:=[.F967]+[.E968]" office:value-type="float" office:value="3982.52083333334" calcext:value-type="float">
            <text:p>3982,52</text:p>
          </table:table-cell>
        </table:table-row>
        <table:table-row table:style-name="ro1">
          <table:table-cell table:style-name="ce1" office:value-type="float" office:value="967" calcext:value-type="float">
            <text:p>967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NavDrawerFragment_9_BinaryMutator</text:p>
          </table:table-cell>
          <table:table-cell table:style-name="ce1" table:formula="of:=[.D968]+[.B969]" office:value-type="float" office:value="382718" calcext:value-type="float">
            <text:p>382718</text:p>
          </table:table-cell>
          <table:table-cell table:style-name="ce3" table:formula="of:=[.B969]/[.$B$1]" office:value-type="float" office:value="4.125" calcext:value-type="float">
            <text:p>4,13</text:p>
          </table:table-cell>
          <table:table-cell table:style-name="ce3" table:formula="of:=[.F968]+[.E969]" office:value-type="float" office:value="3986.64583333334" calcext:value-type="float">
            <text:p>3986,65</text:p>
          </table:table-cell>
        </table:table-row>
        <table:table-row table:style-name="ro1">
          <table:table-cell table:style-name="ce1" office:value-type="float" office:value="968" calcext:value-type="float">
            <text:p>968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NavDrawerFragment_10_BinaryMutator</text:p>
          </table:table-cell>
          <table:table-cell table:style-name="ce1" table:formula="of:=[.D969]+[.B970]" office:value-type="float" office:value="383111" calcext:value-type="float">
            <text:p>383111</text:p>
          </table:table-cell>
          <table:table-cell table:style-name="ce3" table:formula="of:=[.B970]/[.$B$1]" office:value-type="float" office:value="4.09375" calcext:value-type="float">
            <text:p>4,09</text:p>
          </table:table-cell>
          <table:table-cell table:style-name="ce3" table:formula="of:=[.F969]+[.E970]" office:value-type="float" office:value="3990.73958333334" calcext:value-type="float">
            <text:p>3990,74</text:p>
          </table:table-cell>
        </table:table-row>
        <table:table-row table:style-name="ro1">
          <table:table-cell table:style-name="ce1" office:value-type="float" office:value="969" calcext:value-type="float">
            <text:p>969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DiscoveryFragment_0_LengthyGUICreationOperatorMutator</text:p>
          </table:table-cell>
          <table:table-cell table:style-name="ce1" table:formula="of:=[.D970]+[.B971]" office:value-type="float" office:value="383505" calcext:value-type="float">
            <text:p>383505</text:p>
          </table:table-cell>
          <table:table-cell table:style-name="ce3" table:formula="of:=[.B971]/[.$B$1]" office:value-type="float" office:value="4.10416666666667" calcext:value-type="float">
            <text:p>4,10</text:p>
          </table:table-cell>
          <table:table-cell table:style-name="ce3" table:formula="of:=[.F970]+[.E971]" office:value-type="float" office:value="3994.84375" calcext:value-type="float">
            <text:p>3994,84</text:p>
          </table:table-cell>
        </table:table-row>
        <table:table-row table:style-name="ro1">
          <table:table-cell table:style-name="ce1" office:value-type="float" office:value="970" calcext:value-type="float">
            <text:p>970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string" calcext:value-type="string">
            <text:p>DiscoveryFragment_1_InvalidViewFocusOperatorMutator</text:p>
          </table:table-cell>
          <table:table-cell table:style-name="ce1" table:formula="of:=[.D971]+[.B972]" office:value-type="float" office:value="383893" calcext:value-type="float">
            <text:p>383893</text:p>
          </table:table-cell>
          <table:table-cell table:style-name="ce3" table:formula="of:=[.B972]/[.$B$1]" office:value-type="float" office:value="4.04166666666667" calcext:value-type="float">
            <text:p>4,04</text:p>
          </table:table-cell>
          <table:table-cell table:style-name="ce3" table:formula="of:=[.F971]+[.E972]" office:value-type="float" office:value="3998.88541666667" calcext:value-type="float">
            <text:p>3998,89</text:p>
          </table:table-cell>
        </table:table-row>
        <table:table-row table:style-name="ro1">
          <table:table-cell table:style-name="ce1" office:value-type="float" office:value="971" calcext:value-type="float">
            <text:p>971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DiscoveryFragment_2_ViewComponentNotVisibleOperatorMutator</text:p>
          </table:table-cell>
          <table:table-cell table:style-name="ce1" table:formula="of:=[.D972]+[.B973]" office:value-type="float" office:value="384285" calcext:value-type="float">
            <text:p>384285</text:p>
          </table:table-cell>
          <table:table-cell table:style-name="ce3" table:formula="of:=[.B973]/[.$B$1]" office:value-type="float" office:value="4.08333333333333" calcext:value-type="float">
            <text:p>4,08</text:p>
          </table:table-cell>
          <table:table-cell table:style-name="ce3" table:formula="of:=[.F972]+[.E973]" office:value-type="float" office:value="4002.96875" calcext:value-type="float">
            <text:p>4002,97</text:p>
          </table:table-cell>
        </table:table-row>
        <table:table-row table:style-name="ro1">
          <table:table-cell table:style-name="ce1" office:value-type="float" office:value="972" calcext:value-type="float">
            <text:p>972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string" calcext:value-type="string">
            <text:p>DiscoveryFragment_3_InvalidViewFocusOperatorMutator</text:p>
          </table:table-cell>
          <table:table-cell table:style-name="ce1" table:formula="of:=[.D973]+[.B974]" office:value-type="float" office:value="384674" calcext:value-type="float">
            <text:p>384674</text:p>
          </table:table-cell>
          <table:table-cell table:style-name="ce3" table:formula="of:=[.B974]/[.$B$1]" office:value-type="float" office:value="4.05208333333333" calcext:value-type="float">
            <text:p>4,05</text:p>
          </table:table-cell>
          <table:table-cell table:style-name="ce3" table:formula="of:=[.F973]+[.E974]" office:value-type="float" office:value="4007.02083333334" calcext:value-type="float">
            <text:p>4007,02</text:p>
          </table:table-cell>
        </table:table-row>
        <table:table-row table:style-name="ro1">
          <table:table-cell table:style-name="ce1" office:value-type="float" office:value="973" calcext:value-type="float">
            <text:p>973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DiscoveryFragment_4_ViewComponentNotVisibleOperatorMutator</text:p>
          </table:table-cell>
          <table:table-cell table:style-name="ce1" table:formula="of:=[.D974]+[.B975]" office:value-type="float" office:value="385066" calcext:value-type="float">
            <text:p>385066</text:p>
          </table:table-cell>
          <table:table-cell table:style-name="ce3" table:formula="of:=[.B975]/[.$B$1]" office:value-type="float" office:value="4.08333333333333" calcext:value-type="float">
            <text:p>4,08</text:p>
          </table:table-cell>
          <table:table-cell table:style-name="ce3" table:formula="of:=[.F974]+[.E975]" office:value-type="float" office:value="4011.10416666667" calcext:value-type="float">
            <text:p>4011,10</text:p>
          </table:table-cell>
        </table:table-row>
        <table:table-row table:style-name="ro1">
          <table:table-cell table:style-name="ce1" office:value-type="float" office:value="974" calcext:value-type="float">
            <text:p>974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DiscoveryFragment_5_BuggyGUIListenerOperatorMutator</text:p>
          </table:table-cell>
          <table:table-cell table:style-name="ce1" table:formula="of:=[.D975]+[.B976]" office:value-type="float" office:value="385459" calcext:value-type="float">
            <text:p>385459</text:p>
          </table:table-cell>
          <table:table-cell table:style-name="ce3" table:formula="of:=[.B976]/[.$B$1]" office:value-type="float" office:value="4.09375" calcext:value-type="float">
            <text:p>4,09</text:p>
          </table:table-cell>
          <table:table-cell table:style-name="ce3" table:formula="of:=[.F975]+[.E976]" office:value-type="float" office:value="4015.19791666667" calcext:value-type="float">
            <text:p>4015,20</text:p>
          </table:table-cell>
        </table:table-row>
        <table:table-row table:style-name="ro1">
          <table:table-cell table:style-name="ce1" office:value-type="float" office:value="975" calcext:value-type="float">
            <text:p>975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DiscoveryFragment_6_InvalidKeyIntentOperatorMutator</text:p>
          </table:table-cell>
          <table:table-cell table:style-name="ce1" table:formula="of:=[.D976]+[.B977]" office:value-type="float" office:value="385852" calcext:value-type="float">
            <text:p>385852</text:p>
          </table:table-cell>
          <table:table-cell table:style-name="ce3" table:formula="of:=[.B977]/[.$B$1]" office:value-type="float" office:value="4.09375" calcext:value-type="float">
            <text:p>4,09</text:p>
          </table:table-cell>
          <table:table-cell table:style-name="ce3" table:formula="of:=[.F976]+[.E977]" office:value-type="float" office:value="4019.29166666667" calcext:value-type="float">
            <text:p>4019,29</text:p>
          </table:table-cell>
        </table:table-row>
        <table:table-row table:style-name="ro1">
          <table:table-cell table:style-name="ce1" office:value-type="float" office:value="976" calcext:value-type="float">
            <text:p>976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DiscoveryFragment_7_RandomActionIntentDefinitionOperatorMutator</text:p>
          </table:table-cell>
          <table:table-cell table:style-name="ce1" table:formula="of:=[.D977]+[.B978]" office:value-type="float" office:value="386244" calcext:value-type="float">
            <text:p>386244</text:p>
          </table:table-cell>
          <table:table-cell table:style-name="ce3" table:formula="of:=[.B978]/[.$B$1]" office:value-type="float" office:value="4.08333333333333" calcext:value-type="float">
            <text:p>4,08</text:p>
          </table:table-cell>
          <table:table-cell table:style-name="ce3" table:formula="of:=[.F977]+[.E978]" office:value-type="float" office:value="4023.37500000001" calcext:value-type="float">
            <text:p>4023,38</text:p>
          </table:table-cell>
        </table:table-row>
        <table:table-row table:style-name="ro1">
          <table:table-cell table:style-name="ce1" office:value-type="float" office:value="977" calcext:value-type="float">
            <text:p>977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DiscoveryFragment_8_NullValueIntentPutExtraOperatorMutator</text:p>
          </table:table-cell>
          <table:table-cell table:style-name="ce1" table:formula="of:=[.D978]+[.B979]" office:value-type="float" office:value="386635" calcext:value-type="float">
            <text:p>386635</text:p>
          </table:table-cell>
          <table:table-cell table:style-name="ce3" table:formula="of:=[.B979]/[.$B$1]" office:value-type="float" office:value="4.07291666666667" calcext:value-type="float">
            <text:p>4,07</text:p>
          </table:table-cell>
          <table:table-cell table:style-name="ce3" table:formula="of:=[.F978]+[.E979]" office:value-type="float" office:value="4027.44791666667" calcext:value-type="float">
            <text:p>4027,45</text:p>
          </table:table-cell>
        </table:table-row>
        <table:table-row table:style-name="ro1">
          <table:table-cell table:style-name="ce1" office:value-type="float" office:value="978" calcext:value-type="float">
            <text:p>978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DiscoveryFragment_9_IntentPayloadReplacementOperatorMutator</text:p>
          </table:table-cell>
          <table:table-cell table:style-name="ce1" table:formula="of:=[.D979]+[.B980]" office:value-type="float" office:value="387025" calcext:value-type="float">
            <text:p>387025</text:p>
          </table:table-cell>
          <table:table-cell table:style-name="ce3" table:formula="of:=[.B980]/[.$B$1]" office:value-type="float" office:value="4.0625" calcext:value-type="float">
            <text:p>4,06</text:p>
          </table:table-cell>
          <table:table-cell table:style-name="ce3" table:formula="of:=[.F979]+[.E980]" office:value-type="float" office:value="4031.51041666667" calcext:value-type="float">
            <text:p>4031,51</text:p>
          </table:table-cell>
        </table:table-row>
        <table:table-row table:style-name="ro1">
          <table:table-cell table:style-name="ce1" office:value-type="float" office:value="979" calcext:value-type="float">
            <text:p>979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DiscoveryFragment_10_RandomActionIntentDefinitionOperatorMutator</text:p>
          </table:table-cell>
          <table:table-cell table:style-name="ce1" table:formula="of:=[.D980]+[.B981]" office:value-type="float" office:value="387415" calcext:value-type="float">
            <text:p>387415</text:p>
          </table:table-cell>
          <table:table-cell table:style-name="ce3" table:formula="of:=[.B981]/[.$B$1]" office:value-type="float" office:value="4.0625" calcext:value-type="float">
            <text:p>4,06</text:p>
          </table:table-cell>
          <table:table-cell table:style-name="ce3" table:formula="of:=[.F980]+[.E981]" office:value-type="float" office:value="4035.57291666667" calcext:value-type="float">
            <text:p>4035,57</text:p>
          </table:table-cell>
        </table:table-row>
        <table:table-row table:style-name="ro1">
          <table:table-cell table:style-name="ce1" office:value-type="float" office:value="980" calcext:value-type="float">
            <text:p>980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DiscoveryFragment_11_InvalidViewFocusOperatorMutator</text:p>
          </table:table-cell>
          <table:table-cell table:style-name="ce1" table:formula="of:=[.D981]+[.B982]" office:value-type="float" office:value="387807" calcext:value-type="float">
            <text:p>387807</text:p>
          </table:table-cell>
          <table:table-cell table:style-name="ce3" table:formula="of:=[.B982]/[.$B$1]" office:value-type="float" office:value="4.08333333333333" calcext:value-type="float">
            <text:p>4,08</text:p>
          </table:table-cell>
          <table:table-cell table:style-name="ce3" table:formula="of:=[.F981]+[.E982]" office:value-type="float" office:value="4039.65625" calcext:value-type="float">
            <text:p>4039,66</text:p>
          </table:table-cell>
        </table:table-row>
        <table:table-row table:style-name="ro1">
          <table:table-cell table:style-name="ce1" office:value-type="float" office:value="981" calcext:value-type="float">
            <text:p>981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DiscoveryFragment_12_ViewComponentNotVisibleOperatorMutator</text:p>
          </table:table-cell>
          <table:table-cell table:style-name="ce1" table:formula="of:=[.D982]+[.B983]" office:value-type="float" office:value="388200" calcext:value-type="float">
            <text:p>388200</text:p>
          </table:table-cell>
          <table:table-cell table:style-name="ce3" table:formula="of:=[.B983]/[.$B$1]" office:value-type="float" office:value="4.09375" calcext:value-type="float">
            <text:p>4,09</text:p>
          </table:table-cell>
          <table:table-cell table:style-name="ce3" table:formula="of:=[.F982]+[.E983]" office:value-type="float" office:value="4043.75" calcext:value-type="float">
            <text:p>4043,75</text:p>
          </table:table-cell>
        </table:table-row>
        <table:table-row table:style-name="ro1">
          <table:table-cell table:style-name="ce1" office:value-type="float" office:value="982" calcext:value-type="float">
            <text:p>982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DiscoveryFragment_13_InvalidViewFocusOperatorMutator</text:p>
          </table:table-cell>
          <table:table-cell table:style-name="ce1" table:formula="of:=[.D983]+[.B984]" office:value-type="float" office:value="388594" calcext:value-type="float">
            <text:p>388594</text:p>
          </table:table-cell>
          <table:table-cell table:style-name="ce3" table:formula="of:=[.B984]/[.$B$1]" office:value-type="float" office:value="4.10416666666667" calcext:value-type="float">
            <text:p>4,10</text:p>
          </table:table-cell>
          <table:table-cell table:style-name="ce3" table:formula="of:=[.F983]+[.E984]" office:value-type="float" office:value="4047.85416666667" calcext:value-type="float">
            <text:p>4047,85</text:p>
          </table:table-cell>
        </table:table-row>
        <table:table-row table:style-name="ro1">
          <table:table-cell table:style-name="ce1" office:value-type="float" office:value="983" calcext:value-type="float">
            <text:p>983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DiscoveryFragment_14_ViewComponentNotVisibleOperatorMutator</text:p>
          </table:table-cell>
          <table:table-cell table:style-name="ce1" table:formula="of:=[.D984]+[.B985]" office:value-type="float" office:value="388986" calcext:value-type="float">
            <text:p>388986</text:p>
          </table:table-cell>
          <table:table-cell table:style-name="ce3" table:formula="of:=[.B985]/[.$B$1]" office:value-type="float" office:value="4.08333333333333" calcext:value-type="float">
            <text:p>4,08</text:p>
          </table:table-cell>
          <table:table-cell table:style-name="ce3" table:formula="of:=[.F984]+[.E985]" office:value-type="float" office:value="4051.9375" calcext:value-type="float">
            <text:p>4051,94</text:p>
          </table:table-cell>
        </table:table-row>
        <table:table-row table:style-name="ro1">
          <table:table-cell table:style-name="ce1" office:value-type="float" office:value="984" calcext:value-type="float">
            <text:p>984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DiscoveryFragment_15_InvalidViewFocusOperatorMutator</text:p>
          </table:table-cell>
          <table:table-cell table:style-name="ce1" table:formula="of:=[.D985]+[.B986]" office:value-type="float" office:value="389378" calcext:value-type="float">
            <text:p>389378</text:p>
          </table:table-cell>
          <table:table-cell table:style-name="ce3" table:formula="of:=[.B986]/[.$B$1]" office:value-type="float" office:value="4.08333333333333" calcext:value-type="float">
            <text:p>4,08</text:p>
          </table:table-cell>
          <table:table-cell table:style-name="ce3" table:formula="of:=[.F985]+[.E986]" office:value-type="float" office:value="4056.02083333334" calcext:value-type="float">
            <text:p>4056,02</text:p>
          </table:table-cell>
        </table:table-row>
        <table:table-row table:style-name="ro1">
          <table:table-cell table:style-name="ce1" office:value-type="float" office:value="985" calcext:value-type="float">
            <text:p>985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DiscoveryFragment_16_ViewComponentNotVisibleOperatorMutator</text:p>
          </table:table-cell>
          <table:table-cell table:style-name="ce1" table:formula="of:=[.D986]+[.B987]" office:value-type="float" office:value="389773" calcext:value-type="float">
            <text:p>389773</text:p>
          </table:table-cell>
          <table:table-cell table:style-name="ce3" table:formula="of:=[.B987]/[.$B$1]" office:value-type="float" office:value="4.11458333333333" calcext:value-type="float">
            <text:p>4,11</text:p>
          </table:table-cell>
          <table:table-cell table:style-name="ce3" table:formula="of:=[.F986]+[.E987]" office:value-type="float" office:value="4060.13541666667" calcext:value-type="float">
            <text:p>4060,14</text:p>
          </table:table-cell>
        </table:table-row>
        <table:table-row table:style-name="ro1">
          <table:table-cell table:style-name="ce1" office:value-type="float" office:value="986" calcext:value-type="float">
            <text:p>986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DiscoveryFragment_17_InvalidViewFocusOperatorMutator</text:p>
          </table:table-cell>
          <table:table-cell table:style-name="ce1" table:formula="of:=[.D987]+[.B988]" office:value-type="float" office:value="390169" calcext:value-type="float">
            <text:p>390169</text:p>
          </table:table-cell>
          <table:table-cell table:style-name="ce3" table:formula="of:=[.B988]/[.$B$1]" office:value-type="float" office:value="4.125" calcext:value-type="float">
            <text:p>4,13</text:p>
          </table:table-cell>
          <table:table-cell table:style-name="ce3" table:formula="of:=[.F987]+[.E988]" office:value-type="float" office:value="4064.26041666667" calcext:value-type="float">
            <text:p>4064,26</text:p>
          </table:table-cell>
        </table:table-row>
        <table:table-row table:style-name="ro1">
          <table:table-cell table:style-name="ce1" office:value-type="float" office:value="987" calcext:value-type="float">
            <text:p>987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DiscoveryFragment_18_ViewComponentNotVisibleOperatorMutator</text:p>
          </table:table-cell>
          <table:table-cell table:style-name="ce1" table:formula="of:=[.D988]+[.B989]" office:value-type="float" office:value="390563" calcext:value-type="float">
            <text:p>390563</text:p>
          </table:table-cell>
          <table:table-cell table:style-name="ce3" table:formula="of:=[.B989]/[.$B$1]" office:value-type="float" office:value="4.10416666666667" calcext:value-type="float">
            <text:p>4,10</text:p>
          </table:table-cell>
          <table:table-cell table:style-name="ce3" table:formula="of:=[.F988]+[.E989]" office:value-type="float" office:value="4068.36458333334" calcext:value-type="float">
            <text:p>4068,36</text:p>
          </table:table-cell>
        </table:table-row>
        <table:table-row table:style-name="ro1">
          <table:table-cell table:style-name="ce1" office:value-type="float" office:value="988" calcext:value-type="float">
            <text:p>988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DiscoveryFragment_19_BuggyGUIListenerOperatorMutator</text:p>
          </table:table-cell>
          <table:table-cell table:style-name="ce1" table:formula="of:=[.D989]+[.B990]" office:value-type="float" office:value="390957" calcext:value-type="float">
            <text:p>390957</text:p>
          </table:table-cell>
          <table:table-cell table:style-name="ce3" table:formula="of:=[.B990]/[.$B$1]" office:value-type="float" office:value="4.10416666666667" calcext:value-type="float">
            <text:p>4,10</text:p>
          </table:table-cell>
          <table:table-cell table:style-name="ce3" table:formula="of:=[.F989]+[.E990]" office:value-type="float" office:value="4072.46875000001" calcext:value-type="float">
            <text:p>4072,47</text:p>
          </table:table-cell>
        </table:table-row>
        <table:table-row table:style-name="ro1">
          <table:table-cell table:style-name="ce1" office:value-type="float" office:value="989" calcext:value-type="float">
            <text:p>989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DiscoveryFragment_20_BuggyGUIListenerOperatorMutator</text:p>
          </table:table-cell>
          <table:table-cell table:style-name="ce1" table:formula="of:=[.D990]+[.B991]" office:value-type="float" office:value="391351" calcext:value-type="float">
            <text:p>391351</text:p>
          </table:table-cell>
          <table:table-cell table:style-name="ce3" table:formula="of:=[.B991]/[.$B$1]" office:value-type="float" office:value="4.10416666666667" calcext:value-type="float">
            <text:p>4,10</text:p>
          </table:table-cell>
          <table:table-cell table:style-name="ce3" table:formula="of:=[.F990]+[.E991]" office:value-type="float" office:value="4076.57291666667" calcext:value-type="float">
            <text:p>4076,57</text:p>
          </table:table-cell>
        </table:table-row>
        <table:table-row table:style-name="ro1">
          <table:table-cell table:style-name="ce1" office:value-type="float" office:value="990" calcext:value-type="float">
            <text:p>990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DiscoveryFragment_21_InvalidViewFocusOperatorMutator</text:p>
          </table:table-cell>
          <table:table-cell table:style-name="ce1" table:formula="of:=[.D991]+[.B992]" office:value-type="float" office:value="391744" calcext:value-type="float">
            <text:p>391744</text:p>
          </table:table-cell>
          <table:table-cell table:style-name="ce3" table:formula="of:=[.B992]/[.$B$1]" office:value-type="float" office:value="4.09375" calcext:value-type="float">
            <text:p>4,09</text:p>
          </table:table-cell>
          <table:table-cell table:style-name="ce3" table:formula="of:=[.F991]+[.E992]" office:value-type="float" office:value="4080.66666666667" calcext:value-type="float">
            <text:p>4080,67</text:p>
          </table:table-cell>
        </table:table-row>
        <table:table-row table:style-name="ro1">
          <table:table-cell table:style-name="ce1" office:value-type="float" office:value="991" calcext:value-type="float">
            <text:p>991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DiscoveryFragment_22_ViewComponentNotVisibleOperatorMutator</text:p>
          </table:table-cell>
          <table:table-cell table:style-name="ce1" table:formula="of:=[.D992]+[.B993]" office:value-type="float" office:value="392140" calcext:value-type="float">
            <text:p>392140</text:p>
          </table:table-cell>
          <table:table-cell table:style-name="ce3" table:formula="of:=[.B993]/[.$B$1]" office:value-type="float" office:value="4.125" calcext:value-type="float">
            <text:p>4,13</text:p>
          </table:table-cell>
          <table:table-cell table:style-name="ce3" table:formula="of:=[.F992]+[.E993]" office:value-type="float" office:value="4084.79166666667" calcext:value-type="float">
            <text:p>4084,79</text:p>
          </table:table-cell>
        </table:table-row>
        <table:table-row table:style-name="ro1">
          <table:table-cell table:style-name="ce1" office:value-type="float" office:value="992" calcext:value-type="float">
            <text:p>992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DiscoveryFragment_23_BuggyGUIListenerOperatorMutator</text:p>
          </table:table-cell>
          <table:table-cell table:style-name="ce1" table:formula="of:=[.D993]+[.B994]" office:value-type="float" office:value="392532" calcext:value-type="float">
            <text:p>392532</text:p>
          </table:table-cell>
          <table:table-cell table:style-name="ce3" table:formula="of:=[.B994]/[.$B$1]" office:value-type="float" office:value="4.08333333333333" calcext:value-type="float">
            <text:p>4,08</text:p>
          </table:table-cell>
          <table:table-cell table:style-name="ce3" table:formula="of:=[.F993]+[.E994]" office:value-type="float" office:value="4088.87500000001" calcext:value-type="float">
            <text:p>4088,88</text:p>
          </table:table-cell>
        </table:table-row>
        <table:table-row table:style-name="ro1">
          <table:table-cell table:style-name="ce1" office:value-type="float" office:value="993" calcext:value-type="float">
            <text:p>993</text:p>
          </table:table-cell>
          <table:table-cell table:style-name="ce1" office:value-type="float" office:value="439" calcext:value-type="float">
            <text:p>439</text:p>
          </table:table-cell>
          <table:table-cell table:style-name="ce1" office:value-type="string" calcext:value-type="string">
            <text:p>DiscoveryFragment_24_BuggyGUIListenerOperatorMutator</text:p>
          </table:table-cell>
          <table:table-cell table:style-name="ce1" table:formula="of:=[.D994]+[.B995]" office:value-type="float" office:value="392971" calcext:value-type="float">
            <text:p>392971</text:p>
          </table:table-cell>
          <table:table-cell table:style-name="ce3" table:formula="of:=[.B995]/[.$B$1]" office:value-type="float" office:value="4.57291666666667" calcext:value-type="float">
            <text:p>4,57</text:p>
          </table:table-cell>
          <table:table-cell table:style-name="ce3" table:formula="of:=[.F994]+[.E995]" office:value-type="float" office:value="4093.44791666667" calcext:value-type="float">
            <text:p>4093,45</text:p>
          </table:table-cell>
        </table:table-row>
        <table:table-row table:style-name="ro1">
          <table:table-cell table:style-name="ce1" office:value-type="float" office:value="994" calcext:value-type="float">
            <text:p>994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SelectSubscriptionActivity_0_LengthyGUICreationOperatorMutator</text:p>
          </table:table-cell>
          <table:table-cell table:style-name="ce1" table:formula="of:=[.D995]+[.B996]" office:value-type="float" office:value="393363" calcext:value-type="float">
            <text:p>393363</text:p>
          </table:table-cell>
          <table:table-cell table:style-name="ce3" table:formula="of:=[.B996]/[.$B$1]" office:value-type="float" office:value="4.08333333333333" calcext:value-type="float">
            <text:p>4,08</text:p>
          </table:table-cell>
          <table:table-cell table:style-name="ce3" table:formula="of:=[.F995]+[.E996]" office:value-type="float" office:value="4097.53125000001" calcext:value-type="float">
            <text:p>4097,53</text:p>
          </table:table-cell>
        </table:table-row>
        <table:table-row table:style-name="ro1">
          <table:table-cell table:style-name="ce1" office:value-type="float" office:value="995" calcext:value-type="float">
            <text:p>995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SelectSubscriptionActivity_1_BuggyGUIListenerOperatorMutator</text:p>
          </table:table-cell>
          <table:table-cell table:style-name="ce1" table:formula="of:=[.D996]+[.B997]" office:value-type="float" office:value="393760" calcext:value-type="float">
            <text:p>393760</text:p>
          </table:table-cell>
          <table:table-cell table:style-name="ce3" table:formula="of:=[.B997]/[.$B$1]" office:value-type="float" office:value="4.13541666666667" calcext:value-type="float">
            <text:p>4,14</text:p>
          </table:table-cell>
          <table:table-cell table:style-name="ce3" table:formula="of:=[.F996]+[.E997]" office:value-type="float" office:value="4101.66666666667" calcext:value-type="float">
            <text:p>4101,67</text:p>
          </table:table-cell>
        </table:table-row>
        <table:table-row table:style-name="ro1">
          <table:table-cell table:style-name="ce1" office:value-type="float" office:value="996" calcext:value-type="float">
            <text:p>996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SelectSubscriptionActivity_2_BuggyGUIListenerOperatorMutator</text:p>
          </table:table-cell>
          <table:table-cell table:style-name="ce1" table:formula="of:=[.D997]+[.B998]" office:value-type="float" office:value="394151" calcext:value-type="float">
            <text:p>394151</text:p>
          </table:table-cell>
          <table:table-cell table:style-name="ce3" table:formula="of:=[.B998]/[.$B$1]" office:value-type="float" office:value="4.07291666666667" calcext:value-type="float">
            <text:p>4,07</text:p>
          </table:table-cell>
          <table:table-cell table:style-name="ce3" table:formula="of:=[.F997]+[.E998]" office:value-type="float" office:value="4105.73958333334" calcext:value-type="float">
            <text:p>4105,74</text:p>
          </table:table-cell>
        </table:table-row>
        <table:table-row table:style-name="ro1">
          <table:table-cell table:style-name="ce1" office:value-type="float" office:value="997" calcext:value-type="float">
            <text:p>997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SelectSubscriptionActivity_3_NullIntentOperatorMutator</text:p>
          </table:table-cell>
          <table:table-cell table:style-name="ce1" table:formula="of:=[.D998]+[.B999]" office:value-type="float" office:value="394548" calcext:value-type="float">
            <text:p>394548</text:p>
          </table:table-cell>
          <table:table-cell table:style-name="ce3" table:formula="of:=[.B999]/[.$B$1]" office:value-type="float" office:value="4.13541666666667" calcext:value-type="float">
            <text:p>4,14</text:p>
          </table:table-cell>
          <table:table-cell table:style-name="ce3" table:formula="of:=[.F998]+[.E999]" office:value-type="float" office:value="4109.87500000001" calcext:value-type="float">
            <text:p>4109,88</text:p>
          </table:table-cell>
        </table:table-row>
        <table:table-row table:style-name="ro1">
          <table:table-cell table:style-name="ce1" office:value-type="float" office:value="998" calcext:value-type="float">
            <text:p>998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SelectSubscriptionActivity_4_InvalidKeyIntentOperatorMutator</text:p>
          </table:table-cell>
          <table:table-cell table:style-name="ce1" table:formula="of:=[.D999]+[.B1000]" office:value-type="float" office:value="394944" calcext:value-type="float">
            <text:p>394944</text:p>
          </table:table-cell>
          <table:table-cell table:style-name="ce3" table:formula="of:=[.B1000]/[.$B$1]" office:value-type="float" office:value="4.125" calcext:value-type="float">
            <text:p>4,13</text:p>
          </table:table-cell>
          <table:table-cell table:style-name="ce3" table:formula="of:=[.F999]+[.E1000]" office:value-type="float" office:value="4114.00000000001" calcext:value-type="float">
            <text:p>4114,00</text:p>
          </table:table-cell>
        </table:table-row>
        <table:table-row table:style-name="ro1">
          <table:table-cell table:style-name="ce1" office:value-type="float" office:value="999" calcext:value-type="float">
            <text:p>999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SelectSubscriptionActivity_5_RandomActionIntentDefinitionOperatorMutator</text:p>
          </table:table-cell>
          <table:table-cell table:style-name="ce1" table:formula="of:=[.D1000]+[.B1001]" office:value-type="float" office:value="395336" calcext:value-type="float">
            <text:p>395336</text:p>
          </table:table-cell>
          <table:table-cell table:style-name="ce3" table:formula="of:=[.B1001]/[.$B$1]" office:value-type="float" office:value="4.08333333333333" calcext:value-type="float">
            <text:p>4,08</text:p>
          </table:table-cell>
          <table:table-cell table:style-name="ce3" table:formula="of:=[.F1000]+[.E1001]" office:value-type="float" office:value="4118.08333333334" calcext:value-type="float">
            <text:p>4118,08</text:p>
          </table:table-cell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SelectSubscriptionActivity_6_RandomActionIntentDefinitionOperatorMutator</text:p>
          </table:table-cell>
          <table:table-cell table:style-name="ce1" table:formula="of:=[.D1001]+[.B1002]" office:value-type="float" office:value="395729" calcext:value-type="float">
            <text:p>395729</text:p>
          </table:table-cell>
          <table:table-cell table:style-name="ce3" table:formula="of:=[.B1002]/[.$B$1]" office:value-type="float" office:value="4.09375" calcext:value-type="float">
            <text:p>4,09</text:p>
          </table:table-cell>
          <table:table-cell table:style-name="ce3" table:formula="of:=[.F1001]+[.E1002]" office:value-type="float" office:value="4122.17708333334" calcext:value-type="float">
            <text:p>4122,18</text:p>
          </table:table-cell>
        </table:table-row>
        <table:table-row table:style-name="ro1"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SelectSubscriptionActivity_7_RandomActionIntentDefinitionOperatorMutator</text:p>
          </table:table-cell>
          <table:table-cell table:style-name="ce1" table:formula="of:=[.D1002]+[.B1003]" office:value-type="float" office:value="396126" calcext:value-type="float">
            <text:p>396126</text:p>
          </table:table-cell>
          <table:table-cell table:style-name="ce3" table:formula="of:=[.B1003]/[.$B$1]" office:value-type="float" office:value="4.13541666666667" calcext:value-type="float">
            <text:p>4,14</text:p>
          </table:table-cell>
          <table:table-cell table:style-name="ce3" table:formula="of:=[.F1002]+[.E1003]" office:value-type="float" office:value="4126.31250000001" calcext:value-type="float">
            <text:p>4126,31</text:p>
          </table:table-cell>
        </table:table-row>
        <table:table-row table:style-name="ro1">
          <table:table-cell table:style-name="ce1" office:value-type="float" office:value="1002" calcext:value-type="float">
            <text:p>1002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SelectSubscriptionActivity_8_NullValueIntentPutExtraOperatorMutator</text:p>
          </table:table-cell>
          <table:table-cell table:style-name="ce1" table:formula="of:=[.D1003]+[.B1004]" office:value-type="float" office:value="396520" calcext:value-type="float">
            <text:p>396520</text:p>
          </table:table-cell>
          <table:table-cell table:style-name="ce3" table:formula="of:=[.B1004]/[.$B$1]" office:value-type="float" office:value="4.10416666666667" calcext:value-type="float">
            <text:p>4,10</text:p>
          </table:table-cell>
          <table:table-cell table:style-name="ce3" table:formula="of:=[.F1003]+[.E1004]" office:value-type="float" office:value="4130.41666666667" calcext:value-type="float">
            <text:p>4130,42</text:p>
          </table:table-cell>
        </table:table-row>
        <table:table-row table:style-name="ro1">
          <table:table-cell table:style-name="ce1" office:value-type="float" office:value="1003" calcext:value-type="float">
            <text:p>1003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SelectSubscriptionActivity_9_IntentPayloadReplacementOperatorMutator</text:p>
          </table:table-cell>
          <table:table-cell table:style-name="ce1" table:formula="of:=[.D1004]+[.B1005]" office:value-type="float" office:value="396917" calcext:value-type="float">
            <text:p>396917</text:p>
          </table:table-cell>
          <table:table-cell table:style-name="ce3" table:formula="of:=[.B1005]/[.$B$1]" office:value-type="float" office:value="4.13541666666667" calcext:value-type="float">
            <text:p>4,14</text:p>
          </table:table-cell>
          <table:table-cell table:style-name="ce3" table:formula="of:=[.F1004]+[.E1005]" office:value-type="float" office:value="4134.55208333334" calcext:value-type="float">
            <text:p>4134,55</text:p>
          </table:table-cell>
        </table:table-row>
        <table:table-row table:style-name="ro1">
          <table:table-cell table:style-name="ce1" office:value-type="float" office:value="1004" calcext:value-type="float">
            <text:p>1004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SelectSubscriptionActivity_10_RandomActionIntentDefinitionOperatorMutator</text:p>
          </table:table-cell>
          <table:table-cell table:style-name="ce1" table:formula="of:=[.D1005]+[.B1006]" office:value-type="float" office:value="397308" calcext:value-type="float">
            <text:p>397308</text:p>
          </table:table-cell>
          <table:table-cell table:style-name="ce3" table:formula="of:=[.B1006]/[.$B$1]" office:value-type="float" office:value="4.07291666666667" calcext:value-type="float">
            <text:p>4,07</text:p>
          </table:table-cell>
          <table:table-cell table:style-name="ce3" table:formula="of:=[.F1005]+[.E1006]" office:value-type="float" office:value="4138.62500000001" calcext:value-type="float">
            <text:p>4138,63</text:p>
          </table:table-cell>
        </table:table-row>
        <table:table-row table:style-name="ro1">
          <table:table-cell table:style-name="ce1" office:value-type="float" office:value="1005" calcext:value-type="float">
            <text:p>1005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SelectSubscriptionActivity_11_BinaryMutator</text:p>
          </table:table-cell>
          <table:table-cell table:style-name="ce1" table:formula="of:=[.D1006]+[.B1007]" office:value-type="float" office:value="397704" calcext:value-type="float">
            <text:p>397704</text:p>
          </table:table-cell>
          <table:table-cell table:style-name="ce3" table:formula="of:=[.B1007]/[.$B$1]" office:value-type="float" office:value="4.125" calcext:value-type="float">
            <text:p>4,13</text:p>
          </table:table-cell>
          <table:table-cell table:style-name="ce3" table:formula="of:=[.F1006]+[.E1007]" office:value-type="float" office:value="4142.75000000001" calcext:value-type="float">
            <text:p>4142,75</text:p>
          </table:table-cell>
        </table:table-row>
        <table:table-row table:style-name="ro1">
          <table:table-cell table:style-name="ce1" office:value-type="float" office:value="1006" calcext:value-type="float">
            <text:p>1006</text:p>
          </table:table-cell>
          <table:table-cell table:style-name="ce1" office:value-type="float" office:value="403" calcext:value-type="float">
            <text:p>403</text:p>
          </table:table-cell>
          <table:table-cell table:style-name="ce1" office:value-type="string" calcext:value-type="string">
            <text:p>MainActivity_0_NullIntentOperatorMutator</text:p>
          </table:table-cell>
          <table:table-cell table:style-name="ce1" table:formula="of:=[.D1007]+[.B1008]" office:value-type="float" office:value="398107" calcext:value-type="float">
            <text:p>398107</text:p>
          </table:table-cell>
          <table:table-cell table:style-name="ce3" table:formula="of:=[.B1008]/[.$B$1]" office:value-type="float" office:value="4.19791666666667" calcext:value-type="float">
            <text:p>4,20</text:p>
          </table:table-cell>
          <table:table-cell table:style-name="ce3" table:formula="of:=[.F1007]+[.E1008]" office:value-type="float" office:value="4146.94791666667" calcext:value-type="float">
            <text:p>4146,95</text:p>
          </table:table-cell>
        </table:table-row>
        <table:table-row table:style-name="ro1">
          <table:table-cell table:style-name="ce1" office:value-type="float" office:value="1007" calcext:value-type="float">
            <text:p>1007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string" calcext:value-type="string">
            <text:p>MainActivity_1_InvalidKeyIntentOperatorMutator</text:p>
          </table:table-cell>
          <table:table-cell table:style-name="ce1" table:formula="of:=[.D1008]+[.B1009]" office:value-type="float" office:value="398511" calcext:value-type="float">
            <text:p>398511</text:p>
          </table:table-cell>
          <table:table-cell table:style-name="ce3" table:formula="of:=[.B1009]/[.$B$1]" office:value-type="float" office:value="4.20833333333333" calcext:value-type="float">
            <text:p>4,21</text:p>
          </table:table-cell>
          <table:table-cell table:style-name="ce3" table:formula="of:=[.F1008]+[.E1009]" office:value-type="float" office:value="4151.15625000001" calcext:value-type="float">
            <text:p>4151,16</text:p>
          </table:table-cell>
        </table:table-row>
        <table:table-row table:style-name="ro1">
          <table:table-cell table:style-name="ce1" office:value-type="float" office:value="1008" calcext:value-type="float">
            <text:p>1008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string" calcext:value-type="string">
            <text:p>MainActivity_2_RandomActionIntentDefinitionOperatorMutator</text:p>
          </table:table-cell>
          <table:table-cell table:style-name="ce1" table:formula="of:=[.D1009]+[.B1010]" office:value-type="float" office:value="398924" calcext:value-type="float">
            <text:p>398924</text:p>
          </table:table-cell>
          <table:table-cell table:style-name="ce3" table:formula="of:=[.B1010]/[.$B$1]" office:value-type="float" office:value="4.30208333333333" calcext:value-type="float">
            <text:p>4,30</text:p>
          </table:table-cell>
          <table:table-cell table:style-name="ce3" table:formula="of:=[.F1009]+[.E1010]" office:value-type="float" office:value="4155.45833333334" calcext:value-type="float">
            <text:p>4155,46</text:p>
          </table:table-cell>
        </table:table-row>
        <table:table-row table:style-name="ro1">
          <table:table-cell table:style-name="ce1" office:value-type="float" office:value="1009" calcext:value-type="float">
            <text:p>1009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string" calcext:value-type="string">
            <text:p>MainActivity_3_NullValueIntentPutExtraOperatorMutator</text:p>
          </table:table-cell>
          <table:table-cell table:style-name="ce1" table:formula="of:=[.D1010]+[.B1011]" office:value-type="float" office:value="399339" calcext:value-type="float">
            <text:p>399339</text:p>
          </table:table-cell>
          <table:table-cell table:style-name="ce3" table:formula="of:=[.B1011]/[.$B$1]" office:value-type="float" office:value="4.32291666666667" calcext:value-type="float">
            <text:p>4,32</text:p>
          </table:table-cell>
          <table:table-cell table:style-name="ce3" table:formula="of:=[.F1010]+[.E1011]" office:value-type="float" office:value="4159.78125000001" calcext:value-type="float">
            <text:p>4159,78</text:p>
          </table:table-cell>
        </table:table-row>
        <table:table-row table:style-name="ro1">
          <table:table-cell table:style-name="ce1" office:value-type="float" office:value="1010" calcext:value-type="float">
            <text:p>1010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string" calcext:value-type="string">
            <text:p>MainActivity_4_IntentPayloadReplacementOperatorMutator</text:p>
          </table:table-cell>
          <table:table-cell table:style-name="ce1" table:formula="of:=[.D1011]+[.B1012]" office:value-type="float" office:value="399747" calcext:value-type="float">
            <text:p>399747</text:p>
          </table:table-cell>
          <table:table-cell table:style-name="ce3" table:formula="of:=[.B1012]/[.$B$1]" office:value-type="float" office:value="4.25" calcext:value-type="float">
            <text:p>4,25</text:p>
          </table:table-cell>
          <table:table-cell table:style-name="ce3" table:formula="of:=[.F1011]+[.E1012]" office:value-type="float" office:value="4164.03125000001" calcext:value-type="float">
            <text:p>4164,03</text:p>
          </table:table-cell>
        </table:table-row>
        <table:table-row table:style-name="ro1">
          <table:table-cell table:style-name="ce1" office:value-type="float" office:value="1011" calcext:value-type="float">
            <text:p>1011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string" calcext:value-type="string">
            <text:p>MainActivity_5_RandomActionIntentDefinitionOperatorMutator</text:p>
          </table:table-cell>
          <table:table-cell table:style-name="ce1" table:formula="of:=[.D1012]+[.B1013]" office:value-type="float" office:value="400157" calcext:value-type="float">
            <text:p>400157</text:p>
          </table:table-cell>
          <table:table-cell table:style-name="ce3" table:formula="of:=[.B1013]/[.$B$1]" office:value-type="float" office:value="4.27083333333333" calcext:value-type="float">
            <text:p>4,27</text:p>
          </table:table-cell>
          <table:table-cell table:style-name="ce3" table:formula="of:=[.F1012]+[.E1013]" office:value-type="float" office:value="4168.30208333334" calcext:value-type="float">
            <text:p>4168,30</text:p>
          </table:table-cell>
        </table:table-row>
        <table:table-row table:style-name="ro1">
          <table:table-cell table:style-name="ce1" office:value-type="float" office:value="1012" calcext:value-type="float">
            <text:p>1012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MainActivity_6_RandomActionIntentDefinitionOperatorMutator</text:p>
          </table:table-cell>
          <table:table-cell table:style-name="ce1" table:formula="of:=[.D1013]+[.B1014]" office:value-type="float" office:value="400549" calcext:value-type="float">
            <text:p>400549</text:p>
          </table:table-cell>
          <table:table-cell table:style-name="ce3" table:formula="of:=[.B1014]/[.$B$1]" office:value-type="float" office:value="4.08333333333333" calcext:value-type="float">
            <text:p>4,08</text:p>
          </table:table-cell>
          <table:table-cell table:style-name="ce3" table:formula="of:=[.F1013]+[.E1014]" office:value-type="float" office:value="4172.38541666667" calcext:value-type="float">
            <text:p>4172,39</text:p>
          </table:table-cell>
        </table:table-row>
        <table:table-row table:style-name="ro1">
          <table:table-cell table:style-name="ce1" office:value-type="float" office:value="1013" calcext:value-type="float">
            <text:p>1013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string" calcext:value-type="string">
            <text:p>MainActivity_7_LengthyGUICreationOperatorMutator</text:p>
          </table:table-cell>
          <table:table-cell table:style-name="ce1" table:formula="of:=[.D1014]+[.B1015]" office:value-type="float" office:value="401109" calcext:value-type="float">
            <text:p>401109</text:p>
          </table:table-cell>
          <table:table-cell table:style-name="ce3" table:formula="of:=[.B1015]/[.$B$1]" office:value-type="float" office:value="5.83333333333333" calcext:value-type="float">
            <text:p>5,83</text:p>
          </table:table-cell>
          <table:table-cell table:style-name="ce3" table:formula="of:=[.F1014]+[.E1015]" office:value-type="float" office:value="4178.21875000001" calcext:value-type="float">
            <text:p>4178,22</text:p>
          </table:table-cell>
        </table:table-row>
        <table:table-row table:style-name="ro1">
          <table:table-cell table:style-name="ce1" office:value-type="float" office:value="1014" calcext:value-type="float">
            <text:p>1014</text:p>
          </table:table-cell>
          <table:table-cell table:style-name="ce1" office:value-type="float" office:value="379" calcext:value-type="float">
            <text:p>379</text:p>
          </table:table-cell>
          <table:table-cell table:style-name="ce1" office:value-type="string" calcext:value-type="string">
            <text:p>MainActivity_8_FindViewByIdReturnsNullOperatorMutator</text:p>
          </table:table-cell>
          <table:table-cell table:style-name="ce1" table:formula="of:=[.D1015]+[.B1016]" office:value-type="float" office:value="401488" calcext:value-type="float">
            <text:p>401488</text:p>
          </table:table-cell>
          <table:table-cell table:style-name="ce3" table:formula="of:=[.B1016]/[.$B$1]" office:value-type="float" office:value="3.94791666666667" calcext:value-type="float">
            <text:p>3,95</text:p>
          </table:table-cell>
          <table:table-cell table:style-name="ce3" table:formula="of:=[.F1015]+[.E1016]" office:value-type="float" office:value="4182.16666666667" calcext:value-type="float">
            <text:p>4182,17</text:p>
          </table:table-cell>
        </table:table-row>
        <table:table-row table:style-name="ro1">
          <table:table-cell table:style-name="ce1" office:value-type="float" office:value="1015" calcext:value-type="float">
            <text:p>1015</text:p>
          </table:table-cell>
          <table:table-cell table:style-name="ce1" office:value-type="float" office:value="378" calcext:value-type="float">
            <text:p>378</text:p>
          </table:table-cell>
          <table:table-cell table:style-name="ce1" office:value-type="string" calcext:value-type="string">
            <text:p>MainActivity_9_InvalidIDFindViewOperatorMutator</text:p>
          </table:table-cell>
          <table:table-cell table:style-name="ce1" table:formula="of:=[.D1016]+[.B1017]" office:value-type="float" office:value="401866" calcext:value-type="float">
            <text:p>401866</text:p>
          </table:table-cell>
          <table:table-cell table:style-name="ce3" table:formula="of:=[.B1017]/[.$B$1]" office:value-type="float" office:value="3.9375" calcext:value-type="float">
            <text:p>3,94</text:p>
          </table:table-cell>
          <table:table-cell table:style-name="ce3" table:formula="of:=[.F1016]+[.E1017]" office:value-type="float" office:value="4186.10416666667" calcext:value-type="float">
            <text:p>4186,10</text:p>
          </table:table-cell>
        </table:table-row>
        <table:table-row table:style-name="ro1">
          <table:table-cell table:style-name="ce1" office:value-type="float" office:value="1016" calcext:value-type="float">
            <text:p>1016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MainActivity_10_InvalidViewFocusOperatorMutator</text:p>
          </table:table-cell>
          <table:table-cell table:style-name="ce1" table:formula="of:=[.D1017]+[.B1018]" office:value-type="float" office:value="402262" calcext:value-type="float">
            <text:p>402262</text:p>
          </table:table-cell>
          <table:table-cell table:style-name="ce3" table:formula="of:=[.B1018]/[.$B$1]" office:value-type="float" office:value="4.125" calcext:value-type="float">
            <text:p>4,13</text:p>
          </table:table-cell>
          <table:table-cell table:style-name="ce3" table:formula="of:=[.F1017]+[.E1018]" office:value-type="float" office:value="4190.22916666667" calcext:value-type="float">
            <text:p>4190,23</text:p>
          </table:table-cell>
        </table:table-row>
        <table:table-row table:style-name="ro1">
          <table:table-cell table:style-name="ce1" office:value-type="float" office:value="1017" calcext:value-type="float">
            <text:p>1017</text:p>
          </table:table-cell>
          <table:table-cell table:style-name="ce1" office:value-type="float" office:value="636" calcext:value-type="float">
            <text:p>636</text:p>
          </table:table-cell>
          <table:table-cell table:style-name="ce1" office:value-type="string" calcext:value-type="string">
            <text:p>MainActivity_11_ViewComponentNotVisibleOperatorMutator</text:p>
          </table:table-cell>
          <table:table-cell table:style-name="ce1" table:formula="of:=[.D1018]+[.B1019]" office:value-type="float" office:value="402898" calcext:value-type="float">
            <text:p>402898</text:p>
          </table:table-cell>
          <table:table-cell table:style-name="ce3" table:formula="of:=[.B1019]/[.$B$1]" office:value-type="float" office:value="6.625" calcext:value-type="float">
            <text:p>6,63</text:p>
          </table:table-cell>
          <table:table-cell table:style-name="ce3" table:formula="of:=[.F1018]+[.E1019]" office:value-type="float" office:value="4196.85416666667" calcext:value-type="float">
            <text:p>4196,85</text:p>
          </table:table-cell>
        </table:table-row>
        <table:table-row table:style-name="ro1">
          <table:table-cell table:style-name="ce1" office:value-type="float" office:value="1018" calcext:value-type="float">
            <text:p>1018</text:p>
          </table:table-cell>
          <table:table-cell table:style-name="ce1" office:value-type="float" office:value="267" calcext:value-type="float">
            <text:p>267</text:p>
          </table:table-cell>
          <table:table-cell table:style-name="ce1" office:value-type="string" calcext:value-type="string">
            <text:p>MainActivity_12_FindViewByIdReturnsNullOperatorMutator</text:p>
          </table:table-cell>
          <table:table-cell table:style-name="ce1" table:formula="of:=[.D1019]+[.B1020]" office:value-type="float" office:value="403165" calcext:value-type="float">
            <text:p>403165</text:p>
          </table:table-cell>
          <table:table-cell table:style-name="ce3" table:formula="of:=[.B1020]/[.$B$1]" office:value-type="float" office:value="2.78125" calcext:value-type="float">
            <text:p>2,78</text:p>
          </table:table-cell>
          <table:table-cell table:style-name="ce3" table:formula="of:=[.F1019]+[.E1020]" office:value-type="float" office:value="4199.63541666667" calcext:value-type="float">
            <text:p>4199,64</text:p>
          </table:table-cell>
        </table:table-row>
        <table:table-row table:style-name="ro1">
          <table:table-cell table:style-name="ce1" office:value-type="float" office:value="1019" calcext:value-type="float">
            <text:p>1019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string" calcext:value-type="string">
            <text:p>MainActivity_13_InvalidIDFindViewOperatorMutator</text:p>
          </table:table-cell>
          <table:table-cell table:style-name="ce1" table:formula="of:=[.D1020]+[.B1021]" office:value-type="float" office:value="403430" calcext:value-type="float">
            <text:p>403430</text:p>
          </table:table-cell>
          <table:table-cell table:style-name="ce3" table:formula="of:=[.B1021]/[.$B$1]" office:value-type="float" office:value="2.76041666666667" calcext:value-type="float">
            <text:p>2,76</text:p>
          </table:table-cell>
          <table:table-cell table:style-name="ce3" table:formula="of:=[.F1020]+[.E1021]" office:value-type="float" office:value="4202.39583333334" calcext:value-type="float">
            <text:p>4202,40</text:p>
          </table:table-cell>
        </table:table-row>
        <table:table-row table:style-name="ro1">
          <table:table-cell table:style-name="ce1" office:value-type="float" office:value="1020" calcext:value-type="float">
            <text:p>1020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MainActivity_14_InvalidViewFocusOperatorMutator</text:p>
          </table:table-cell>
          <table:table-cell table:style-name="ce1" table:formula="of:=[.D1021]+[.B1022]" office:value-type="float" office:value="403825" calcext:value-type="float">
            <text:p>403825</text:p>
          </table:table-cell>
          <table:table-cell table:style-name="ce3" table:formula="of:=[.B1022]/[.$B$1]" office:value-type="float" office:value="4.11458333333333" calcext:value-type="float">
            <text:p>4,11</text:p>
          </table:table-cell>
          <table:table-cell table:style-name="ce3" table:formula="of:=[.F1021]+[.E1022]" office:value-type="float" office:value="4206.51041666667" calcext:value-type="float">
            <text:p>4206,51</text:p>
          </table:table-cell>
        </table:table-row>
        <table:table-row table:style-name="ro1">
          <table:table-cell table:style-name="ce1" office:value-type="float" office:value="1021" calcext:value-type="float">
            <text:p>1021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MainActivity_15_ViewComponentNotVisibleOperatorMutator</text:p>
          </table:table-cell>
          <table:table-cell table:style-name="ce1" table:formula="of:=[.D1022]+[.B1023]" office:value-type="float" office:value="404220" calcext:value-type="float">
            <text:p>404220</text:p>
          </table:table-cell>
          <table:table-cell table:style-name="ce3" table:formula="of:=[.B1023]/[.$B$1]" office:value-type="float" office:value="4.11458333333333" calcext:value-type="float">
            <text:p>4,11</text:p>
          </table:table-cell>
          <table:table-cell table:style-name="ce3" table:formula="of:=[.F1022]+[.E1023]" office:value-type="float" office:value="4210.62500000001" calcext:value-type="float">
            <text:p>4210,63</text:p>
          </table:table-cell>
        </table:table-row>
        <table:table-row table:style-name="ro1">
          <table:table-cell table:style-name="ce1" office:value-type="float" office:value="1022" calcext:value-type="float">
            <text:p>1022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string" calcext:value-type="string">
            <text:p>MainActivity_16_InvalidIDFindViewOperatorMutator</text:p>
          </table:table-cell>
          <table:table-cell table:style-name="ce1" table:formula="of:=[.D1023]+[.B1024]" office:value-type="float" office:value="404485" calcext:value-type="float">
            <text:p>404485</text:p>
          </table:table-cell>
          <table:table-cell table:style-name="ce3" table:formula="of:=[.B1024]/[.$B$1]" office:value-type="float" office:value="2.76041666666667" calcext:value-type="float">
            <text:p>2,76</text:p>
          </table:table-cell>
          <table:table-cell table:style-name="ce3" table:formula="of:=[.F1023]+[.E1024]" office:value-type="float" office:value="4213.38541666667" calcext:value-type="float">
            <text:p>4213,39</text:p>
          </table:table-cell>
        </table:table-row>
        <table:table-row table:style-name="ro1">
          <table:table-cell table:style-name="ce1" office:value-type="float" office:value="1023" calcext:value-type="float">
            <text:p>1023</text:p>
          </table:table-cell>
          <table:table-cell table:style-name="ce1" office:value-type="float" office:value="264" calcext:value-type="float">
            <text:p>264</text:p>
          </table:table-cell>
          <table:table-cell table:style-name="ce1" office:value-type="string" calcext:value-type="string">
            <text:p>MainActivity_17_FindViewByIdReturnsNullOperatorMutator</text:p>
          </table:table-cell>
          <table:table-cell table:style-name="ce1" table:formula="of:=[.D1024]+[.B1025]" office:value-type="float" office:value="404749" calcext:value-type="float">
            <text:p>404749</text:p>
          </table:table-cell>
          <table:table-cell table:style-name="ce3" table:formula="of:=[.B1025]/[.$B$1]" office:value-type="float" office:value="2.75" calcext:value-type="float">
            <text:p>2,75</text:p>
          </table:table-cell>
          <table:table-cell table:style-name="ce3" table:formula="of:=[.F1024]+[.E1025]" office:value-type="float" office:value="4216.13541666667" calcext:value-type="float">
            <text:p>4216,14</text:p>
          </table:table-cell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string" calcext:value-type="string">
            <text:p>MainActivity_18_InvalidIDFindViewOperatorMutator</text:p>
          </table:table-cell>
          <table:table-cell table:style-name="ce1" table:formula="of:=[.D1025]+[.B1026]" office:value-type="float" office:value="405015" calcext:value-type="float">
            <text:p>405015</text:p>
          </table:table-cell>
          <table:table-cell table:style-name="ce3" table:formula="of:=[.B1026]/[.$B$1]" office:value-type="float" office:value="2.77083333333333" calcext:value-type="float">
            <text:p>2,77</text:p>
          </table:table-cell>
          <table:table-cell table:style-name="ce3" table:formula="of:=[.F1025]+[.E1026]" office:value-type="float" office:value="4218.90625000001" calcext:value-type="float">
            <text:p>4218,91</text:p>
          </table:table-cell>
        </table:table-row>
        <table:table-row table:style-name="ro1">
          <table:table-cell table:style-name="ce1" office:value-type="float" office:value="1025" calcext:value-type="float">
            <text:p>1025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MainActivity_19_InvalidViewFocusOperatorMutator</text:p>
          </table:table-cell>
          <table:table-cell table:style-name="ce1" table:formula="of:=[.D1026]+[.B1027]" office:value-type="float" office:value="405409" calcext:value-type="float">
            <text:p>405409</text:p>
          </table:table-cell>
          <table:table-cell table:style-name="ce3" table:formula="of:=[.B1027]/[.$B$1]" office:value-type="float" office:value="4.10416666666667" calcext:value-type="float">
            <text:p>4,10</text:p>
          </table:table-cell>
          <table:table-cell table:style-name="ce3" table:formula="of:=[.F1026]+[.E1027]" office:value-type="float" office:value="4223.01041666667" calcext:value-type="float">
            <text:p>4223,01</text:p>
          </table:table-cell>
        </table:table-row>
        <table:table-row table:style-name="ro1">
          <table:table-cell table:style-name="ce1" office:value-type="float" office:value="1026" calcext:value-type="float">
            <text:p>1026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MainActivity_20_ViewComponentNotVisibleOperatorMutator</text:p>
          </table:table-cell>
          <table:table-cell table:style-name="ce1" table:formula="of:=[.D1027]+[.B1028]" office:value-type="float" office:value="405803" calcext:value-type="float">
            <text:p>405803</text:p>
          </table:table-cell>
          <table:table-cell table:style-name="ce3" table:formula="of:=[.B1028]/[.$B$1]" office:value-type="float" office:value="4.10416666666667" calcext:value-type="float">
            <text:p>4,10</text:p>
          </table:table-cell>
          <table:table-cell table:style-name="ce3" table:formula="of:=[.F1027]+[.E1028]" office:value-type="float" office:value="4227.11458333334" calcext:value-type="float">
            <text:p>4227,11</text:p>
          </table:table-cell>
        </table:table-row>
        <table:table-row table:style-name="ro1">
          <table:table-cell table:style-name="ce1" office:value-type="float" office:value="1027" calcext:value-type="float">
            <text:p>1027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MainActivity_21_BuggyGUIListenerOperatorMutator</text:p>
          </table:table-cell>
          <table:table-cell table:style-name="ce1" table:formula="of:=[.D1028]+[.B1029]" office:value-type="float" office:value="406199" calcext:value-type="float">
            <text:p>406199</text:p>
          </table:table-cell>
          <table:table-cell table:style-name="ce3" table:formula="of:=[.B1029]/[.$B$1]" office:value-type="float" office:value="4.125" calcext:value-type="float">
            <text:p>4,13</text:p>
          </table:table-cell>
          <table:table-cell table:style-name="ce3" table:formula="of:=[.F1028]+[.E1029]" office:value-type="float" office:value="4231.23958333334" calcext:value-type="float">
            <text:p>4231,24</text:p>
          </table:table-cell>
        </table:table-row>
        <table:table-row table:style-name="ro1">
          <table:table-cell table:style-name="ce1" office:value-type="float" office:value="1028" calcext:value-type="float">
            <text:p>1028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MainActivity_22_BuggyGUIListenerOperatorMutator</text:p>
          </table:table-cell>
          <table:table-cell table:style-name="ce1" table:formula="of:=[.D1029]+[.B1030]" office:value-type="float" office:value="406593" calcext:value-type="float">
            <text:p>406593</text:p>
          </table:table-cell>
          <table:table-cell table:style-name="ce3" table:formula="of:=[.B1030]/[.$B$1]" office:value-type="float" office:value="4.10416666666667" calcext:value-type="float">
            <text:p>4,10</text:p>
          </table:table-cell>
          <table:table-cell table:style-name="ce3" table:formula="of:=[.F1029]+[.E1030]" office:value-type="float" office:value="4235.34375000001" calcext:value-type="float">
            <text:p>4235,34</text:p>
          </table:table-cell>
        </table:table-row>
        <table:table-row table:style-name="ro1">
          <table:table-cell table:style-name="ce1" office:value-type="float" office:value="1029" calcext:value-type="float">
            <text:p>1029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string" calcext:value-type="string">
            <text:p>MainActivity_23_InvalidIDFindViewOperatorMutator</text:p>
          </table:table-cell>
          <table:table-cell table:style-name="ce1" table:formula="of:=[.D1030]+[.B1031]" office:value-type="float" office:value="406867" calcext:value-type="float">
            <text:p>406867</text:p>
          </table:table-cell>
          <table:table-cell table:style-name="ce3" table:formula="of:=[.B1031]/[.$B$1]" office:value-type="float" office:value="2.85416666666667" calcext:value-type="float">
            <text:p>2,85</text:p>
          </table:table-cell>
          <table:table-cell table:style-name="ce3" table:formula="of:=[.F1030]+[.E1031]" office:value-type="float" office:value="4238.19791666667" calcext:value-type="float">
            <text:p>4238,20</text:p>
          </table:table-cell>
        </table:table-row>
        <table:table-row table:style-name="ro1">
          <table:table-cell table:style-name="ce1" office:value-type="float" office:value="1030" calcext:value-type="float">
            <text:p>1030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MainActivity_24_BinaryMutator</text:p>
          </table:table-cell>
          <table:table-cell table:style-name="ce1" table:formula="of:=[.D1031]+[.B1032]" office:value-type="float" office:value="407262" calcext:value-type="float">
            <text:p>407262</text:p>
          </table:table-cell>
          <table:table-cell table:style-name="ce3" table:formula="of:=[.B1032]/[.$B$1]" office:value-type="float" office:value="4.11458333333333" calcext:value-type="float">
            <text:p>4,11</text:p>
          </table:table-cell>
          <table:table-cell table:style-name="ce3" table:formula="of:=[.F1031]+[.E1032]" office:value-type="float" office:value="4242.31250000001" calcext:value-type="float">
            <text:p>4242,31</text:p>
          </table:table-cell>
        </table:table-row>
        <table:table-row table:style-name="ro1">
          <table:table-cell table:style-name="ce1" office:value-type="float" office:value="1031" calcext:value-type="float">
            <text:p>1031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string" calcext:value-type="string">
            <text:p>MainActivity_25_FindViewByIdReturnsNullOperatorMutator</text:p>
          </table:table-cell>
          <table:table-cell table:style-name="ce1" table:formula="of:=[.D1032]+[.B1033]" office:value-type="float" office:value="407535" calcext:value-type="float">
            <text:p>407535</text:p>
          </table:table-cell>
          <table:table-cell table:style-name="ce3" table:formula="of:=[.B1033]/[.$B$1]" office:value-type="float" office:value="2.84375" calcext:value-type="float">
            <text:p>2,84</text:p>
          </table:table-cell>
          <table:table-cell table:style-name="ce3" table:formula="of:=[.F1032]+[.E1033]" office:value-type="float" office:value="4245.15625000001" calcext:value-type="float">
            <text:p>4245,16</text:p>
          </table:table-cell>
        </table:table-row>
        <table:table-row table:style-name="ro1">
          <table:table-cell table:style-name="ce1" office:value-type="float" office:value="1032" calcext:value-type="float">
            <text:p>1032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string" calcext:value-type="string">
            <text:p>MainActivity_26_InvalidIDFindViewOperatorMutator</text:p>
          </table:table-cell>
          <table:table-cell table:style-name="ce1" table:formula="of:=[.D1033]+[.B1034]" office:value-type="float" office:value="407808" calcext:value-type="float">
            <text:p>407808</text:p>
          </table:table-cell>
          <table:table-cell table:style-name="ce3" table:formula="of:=[.B1034]/[.$B$1]" office:value-type="float" office:value="2.84375" calcext:value-type="float">
            <text:p>2,84</text:p>
          </table:table-cell>
          <table:table-cell table:style-name="ce3" table:formula="of:=[.F1033]+[.E1034]" office:value-type="float" office:value="4248.00000000001" calcext:value-type="float">
            <text:p>4248,00</text:p>
          </table:table-cell>
        </table:table-row>
        <table:table-row table:style-name="ro1">
          <table:table-cell table:style-name="ce1" office:value-type="float" office:value="1033" calcext:value-type="float">
            <text:p>1033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MainActivity_27_InvalidViewFocusOperatorMutator</text:p>
          </table:table-cell>
          <table:table-cell table:style-name="ce1" table:formula="of:=[.D1034]+[.B1035]" office:value-type="float" office:value="408204" calcext:value-type="float">
            <text:p>408204</text:p>
          </table:table-cell>
          <table:table-cell table:style-name="ce3" table:formula="of:=[.B1035]/[.$B$1]" office:value-type="float" office:value="4.125" calcext:value-type="float">
            <text:p>4,13</text:p>
          </table:table-cell>
          <table:table-cell table:style-name="ce3" table:formula="of:=[.F1034]+[.E1035]" office:value-type="float" office:value="4252.12500000001" calcext:value-type="float">
            <text:p>4252,13</text:p>
          </table:table-cell>
        </table:table-row>
        <table:table-row table:style-name="ro1">
          <table:table-cell table:style-name="ce1" office:value-type="float" office:value="1034" calcext:value-type="float">
            <text:p>1034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string" calcext:value-type="string">
            <text:p>MainActivity_28_ViewComponentNotVisibleOperatorMutator</text:p>
          </table:table-cell>
          <table:table-cell table:style-name="ce1" table:formula="of:=[.D1035]+[.B1036]" office:value-type="float" office:value="408551" calcext:value-type="float">
            <text:p>408551</text:p>
          </table:table-cell>
          <table:table-cell table:style-name="ce3" table:formula="of:=[.B1036]/[.$B$1]" office:value-type="float" office:value="3.61458333333333" calcext:value-type="float">
            <text:p>3,61</text:p>
          </table:table-cell>
          <table:table-cell table:style-name="ce3" table:formula="of:=[.F1035]+[.E1036]" office:value-type="float" office:value="4255.73958333334" calcext:value-type="float">
            <text:p>4255,74</text:p>
          </table:table-cell>
        </table:table-row>
        <table:table-row table:style-name="ro1">
          <table:table-cell table:style-name="ce1" office:value-type="float" office:value="1035" calcext:value-type="float">
            <text:p>1035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MainActivity_29_BinaryMutator</text:p>
          </table:table-cell>
          <table:table-cell table:style-name="ce1" table:formula="of:=[.D1036]+[.B1037]" office:value-type="float" office:value="408945" calcext:value-type="float">
            <text:p>408945</text:p>
          </table:table-cell>
          <table:table-cell table:style-name="ce3" table:formula="of:=[.B1037]/[.$B$1]" office:value-type="float" office:value="4.10416666666667" calcext:value-type="float">
            <text:p>4,10</text:p>
          </table:table-cell>
          <table:table-cell table:style-name="ce3" table:formula="of:=[.F1036]+[.E1037]" office:value-type="float" office:value="4259.84375000001" calcext:value-type="float">
            <text:p>4259,84</text:p>
          </table:table-cell>
        </table:table-row>
        <table:table-row table:style-name="ro1">
          <table:table-cell table:style-name="ce1" office:value-type="float" office:value="1036" calcext:value-type="float">
            <text:p>1036</text:p>
          </table:table-cell>
          <table:table-cell table:style-name="ce1" office:value-type="float" office:value="276" calcext:value-type="float">
            <text:p>276</text:p>
          </table:table-cell>
          <table:table-cell table:style-name="ce1" office:value-type="string" calcext:value-type="string">
            <text:p>MainActivity_30_FindViewByIdReturnsNullOperatorMutator</text:p>
          </table:table-cell>
          <table:table-cell table:style-name="ce1" table:formula="of:=[.D1037]+[.B1038]" office:value-type="float" office:value="409221" calcext:value-type="float">
            <text:p>409221</text:p>
          </table:table-cell>
          <table:table-cell table:style-name="ce3" table:formula="of:=[.B1038]/[.$B$1]" office:value-type="float" office:value="2.875" calcext:value-type="float">
            <text:p>2,88</text:p>
          </table:table-cell>
          <table:table-cell table:style-name="ce3" table:formula="of:=[.F1037]+[.E1038]" office:value-type="float" office:value="4262.71875000001" calcext:value-type="float">
            <text:p>4262,72</text:p>
          </table:table-cell>
        </table:table-row>
        <table:table-row table:style-name="ro1">
          <table:table-cell table:style-name="ce1" office:value-type="float" office:value="1037" calcext:value-type="float">
            <text:p>1037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string" calcext:value-type="string">
            <text:p>MainActivity_31_InvalidIDFindViewOperatorMutator</text:p>
          </table:table-cell>
          <table:table-cell table:style-name="ce1" table:formula="of:=[.D1038]+[.B1039]" office:value-type="float" office:value="409493" calcext:value-type="float">
            <text:p>409493</text:p>
          </table:table-cell>
          <table:table-cell table:style-name="ce3" table:formula="of:=[.B1039]/[.$B$1]" office:value-type="float" office:value="2.83333333333333" calcext:value-type="float">
            <text:p>2,83</text:p>
          </table:table-cell>
          <table:table-cell table:style-name="ce3" table:formula="of:=[.F1038]+[.E1039]" office:value-type="float" office:value="4265.55208333334" calcext:value-type="float">
            <text:p>4265,55</text:p>
          </table:table-cell>
        </table:table-row>
        <table:table-row table:style-name="ro1">
          <table:table-cell table:style-name="ce1" office:value-type="float" office:value="1038" calcext:value-type="float">
            <text:p>1038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MainActivity_32_InvalidViewFocusOperatorMutator</text:p>
          </table:table-cell>
          <table:table-cell table:style-name="ce1" table:formula="of:=[.D1039]+[.B1040]" office:value-type="float" office:value="409885" calcext:value-type="float">
            <text:p>409885</text:p>
          </table:table-cell>
          <table:table-cell table:style-name="ce3" table:formula="of:=[.B1040]/[.$B$1]" office:value-type="float" office:value="4.08333333333333" calcext:value-type="float">
            <text:p>4,08</text:p>
          </table:table-cell>
          <table:table-cell table:style-name="ce3" table:formula="of:=[.F1039]+[.E1040]" office:value-type="float" office:value="4269.63541666667" calcext:value-type="float">
            <text:p>4269,64</text:p>
          </table:table-cell>
        </table:table-row>
        <table:table-row table:style-name="ro1">
          <table:table-cell table:style-name="ce1" office:value-type="float" office:value="1039" calcext:value-type="float">
            <text:p>1039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MainActivity_33_ViewComponentNotVisibleOperatorMutator</text:p>
          </table:table-cell>
          <table:table-cell table:style-name="ce1" table:formula="of:=[.D1040]+[.B1041]" office:value-type="float" office:value="410281" calcext:value-type="float">
            <text:p>410281</text:p>
          </table:table-cell>
          <table:table-cell table:style-name="ce3" table:formula="of:=[.B1041]/[.$B$1]" office:value-type="float" office:value="4.125" calcext:value-type="float">
            <text:p>4,13</text:p>
          </table:table-cell>
          <table:table-cell table:style-name="ce3" table:formula="of:=[.F1040]+[.E1041]" office:value-type="float" office:value="4273.76041666667" calcext:value-type="float">
            <text:p>4273,76</text:p>
          </table:table-cell>
        </table:table-row>
        <table:table-row table:style-name="ro1">
          <table:table-cell table:style-name="ce1" office:value-type="float" office:value="1040" calcext:value-type="float">
            <text:p>1040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string" calcext:value-type="string">
            <text:p>MainActivity_34_InvalidIDFindViewOperatorMutator</text:p>
          </table:table-cell>
          <table:table-cell table:style-name="ce1" table:formula="of:=[.D1041]+[.B1042]" office:value-type="float" office:value="410555" calcext:value-type="float">
            <text:p>410555</text:p>
          </table:table-cell>
          <table:table-cell table:style-name="ce3" table:formula="of:=[.B1042]/[.$B$1]" office:value-type="float" office:value="2.85416666666667" calcext:value-type="float">
            <text:p>2,85</text:p>
          </table:table-cell>
          <table:table-cell table:style-name="ce3" table:formula="of:=[.F1041]+[.E1042]" office:value-type="float" office:value="4276.61458333334" calcext:value-type="float">
            <text:p>4276,61</text:p>
          </table:table-cell>
        </table:table-row>
        <table:table-row table:style-name="ro1">
          <table:table-cell table:style-name="ce1" office:value-type="float" office:value="1041" calcext:value-type="float">
            <text:p>1041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MainActivity_35_BinaryMutator</text:p>
          </table:table-cell>
          <table:table-cell table:style-name="ce1" table:formula="of:=[.D1042]+[.B1043]" office:value-type="float" office:value="410947" calcext:value-type="float">
            <text:p>410947</text:p>
          </table:table-cell>
          <table:table-cell table:style-name="ce3" table:formula="of:=[.B1043]/[.$B$1]" office:value-type="float" office:value="4.08333333333333" calcext:value-type="float">
            <text:p>4,08</text:p>
          </table:table-cell>
          <table:table-cell table:style-name="ce3" table:formula="of:=[.F1042]+[.E1043]" office:value-type="float" office:value="4280.69791666667" calcext:value-type="float">
            <text:p>4280,70</text:p>
          </table:table-cell>
        </table:table-row>
        <table:table-row table:style-name="ro1">
          <table:table-cell table:style-name="ce1" office:value-type="float" office:value="1042" calcext:value-type="float">
            <text:p>1042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MainActivity_36_BinaryMutator</text:p>
          </table:table-cell>
          <table:table-cell table:style-name="ce1" table:formula="of:=[.D1043]+[.B1044]" office:value-type="float" office:value="411344" calcext:value-type="float">
            <text:p>411344</text:p>
          </table:table-cell>
          <table:table-cell table:style-name="ce3" table:formula="of:=[.B1044]/[.$B$1]" office:value-type="float" office:value="4.13541666666667" calcext:value-type="float">
            <text:p>4,14</text:p>
          </table:table-cell>
          <table:table-cell table:style-name="ce3" table:formula="of:=[.F1043]+[.E1044]" office:value-type="float" office:value="4284.83333333334" calcext:value-type="float">
            <text:p>4284,83</text:p>
          </table:table-cell>
        </table:table-row>
        <table:table-row table:style-name="ro1">
          <table:table-cell table:style-name="ce1" office:value-type="float" office:value="1043" calcext:value-type="float">
            <text:p>1043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MainActivity_37_BuggyGUIListenerOperatorMutator</text:p>
          </table:table-cell>
          <table:table-cell table:style-name="ce1" table:formula="of:=[.D1044]+[.B1045]" office:value-type="float" office:value="411741" calcext:value-type="float">
            <text:p>411741</text:p>
          </table:table-cell>
          <table:table-cell table:style-name="ce3" table:formula="of:=[.B1045]/[.$B$1]" office:value-type="float" office:value="4.13541666666667" calcext:value-type="float">
            <text:p>4,14</text:p>
          </table:table-cell>
          <table:table-cell table:style-name="ce3" table:formula="of:=[.F1044]+[.E1045]" office:value-type="float" office:value="4288.96875000001" calcext:value-type="float">
            <text:p>4288,97</text:p>
          </table:table-cell>
        </table:table-row>
        <table:table-row table:style-name="ro1">
          <table:table-cell table:style-name="ce1" office:value-type="float" office:value="1044" calcext:value-type="float">
            <text:p>1044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string" calcext:value-type="string">
            <text:p>MainActivity_38_RandomActionIntentDefinitionOperatorMutator</text:p>
          </table:table-cell>
          <table:table-cell table:style-name="ce1" table:formula="of:=[.D1045]+[.B1046]" office:value-type="float" office:value="412140" calcext:value-type="float">
            <text:p>412140</text:p>
          </table:table-cell>
          <table:table-cell table:style-name="ce3" table:formula="of:=[.B1046]/[.$B$1]" office:value-type="float" office:value="4.15625" calcext:value-type="float">
            <text:p>4,16</text:p>
          </table:table-cell>
          <table:table-cell table:style-name="ce3" table:formula="of:=[.F1045]+[.E1046]" office:value-type="float" office:value="4293.12500000001" calcext:value-type="float">
            <text:p>4293,13</text:p>
          </table:table-cell>
        </table:table-row>
        <table:table-row table:style-name="ro1">
          <table:table-cell table:style-name="ce1" office:value-type="float" office:value="1045" calcext:value-type="float">
            <text:p>1045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MainActivity_39_InvalidIDFindViewOperatorMutator</text:p>
          </table:table-cell>
          <table:table-cell table:style-name="ce1" table:formula="of:=[.D1046]+[.B1047]" office:value-type="float" office:value="412536" calcext:value-type="float">
            <text:p>412536</text:p>
          </table:table-cell>
          <table:table-cell table:style-name="ce3" table:formula="of:=[.B1047]/[.$B$1]" office:value-type="float" office:value="4.125" calcext:value-type="float">
            <text:p>4,13</text:p>
          </table:table-cell>
          <table:table-cell table:style-name="ce3" table:formula="of:=[.F1046]+[.E1047]" office:value-type="float" office:value="4297.25000000001" calcext:value-type="float">
            <text:p>4297,25</text:p>
          </table:table-cell>
        </table:table-row>
        <table:table-row table:style-name="ro1">
          <table:table-cell table:style-name="ce1" office:value-type="float" office:value="1046" calcext:value-type="float">
            <text:p>1046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string" calcext:value-type="string">
            <text:p>MainActivity_40_InvalidIDFindViewOperatorMutator</text:p>
          </table:table-cell>
          <table:table-cell table:style-name="ce1" table:formula="of:=[.D1047]+[.B1048]" office:value-type="float" office:value="412935" calcext:value-type="float">
            <text:p>412935</text:p>
          </table:table-cell>
          <table:table-cell table:style-name="ce3" table:formula="of:=[.B1048]/[.$B$1]" office:value-type="float" office:value="4.15625" calcext:value-type="float">
            <text:p>4,16</text:p>
          </table:table-cell>
          <table:table-cell table:style-name="ce3" table:formula="of:=[.F1047]+[.E1048]" office:value-type="float" office:value="4301.40625000001" calcext:value-type="float">
            <text:p>4301,41</text:p>
          </table:table-cell>
        </table:table-row>
        <table:table-row table:style-name="ro1">
          <table:table-cell table:style-name="ce1" office:value-type="float" office:value="1047" calcext:value-type="float">
            <text:p>1047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MainActivity_41_InvalidIDFindViewOperatorMutator</text:p>
          </table:table-cell>
          <table:table-cell table:style-name="ce1" table:formula="of:=[.D1048]+[.B1049]" office:value-type="float" office:value="413330" calcext:value-type="float">
            <text:p>413330</text:p>
          </table:table-cell>
          <table:table-cell table:style-name="ce3" table:formula="of:=[.B1049]/[.$B$1]" office:value-type="float" office:value="4.11458333333333" calcext:value-type="float">
            <text:p>4,11</text:p>
          </table:table-cell>
          <table:table-cell table:style-name="ce3" table:formula="of:=[.F1048]+[.E1049]" office:value-type="float" office:value="4305.52083333334" calcext:value-type="float">
            <text:p>4305,52</text:p>
          </table:table-cell>
        </table:table-row>
        <table:table-row table:style-name="ro1">
          <table:table-cell table:style-name="ce1" office:value-type="float" office:value="1048" calcext:value-type="float">
            <text:p>1048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MainActivity_42_InvalidIDFindViewOperatorMutator</text:p>
          </table:table-cell>
          <table:table-cell table:style-name="ce1" table:formula="of:=[.D1049]+[.B1050]" office:value-type="float" office:value="413725" calcext:value-type="float">
            <text:p>413725</text:p>
          </table:table-cell>
          <table:table-cell table:style-name="ce3" table:formula="of:=[.B1050]/[.$B$1]" office:value-type="float" office:value="4.11458333333333" calcext:value-type="float">
            <text:p>4,11</text:p>
          </table:table-cell>
          <table:table-cell table:style-name="ce3" table:formula="of:=[.F1049]+[.E1050]" office:value-type="float" office:value="4309.63541666667" calcext:value-type="float">
            <text:p>4309,64</text:p>
          </table:table-cell>
        </table:table-row>
        <table:table-row table:style-name="ro1">
          <table:table-cell table:style-name="ce1" office:value-type="float" office:value="1049" calcext:value-type="float">
            <text:p>1049</text:p>
          </table:table-cell>
          <table:table-cell table:style-name="ce1" office:value-type="float" office:value="627" calcext:value-type="float">
            <text:p>627</text:p>
          </table:table-cell>
          <table:table-cell table:style-name="ce1" office:value-type="string" calcext:value-type="string">
            <text:p>PreferenceActivity_0_LengthyGUICreationOperatorMutator</text:p>
          </table:table-cell>
          <table:table-cell table:style-name="ce1" table:formula="of:=[.D1050]+[.B1051]" office:value-type="float" office:value="414352" calcext:value-type="float">
            <text:p>414352</text:p>
          </table:table-cell>
          <table:table-cell table:style-name="ce3" table:formula="of:=[.B1051]/[.$B$1]" office:value-type="float" office:value="6.53125" calcext:value-type="float">
            <text:p>6,53</text:p>
          </table:table-cell>
          <table:table-cell table:style-name="ce3" table:formula="of:=[.F1050]+[.E1051]" office:value-type="float" office:value="4316.16666666667" calcext:value-type="float">
            <text:p>4316,17</text:p>
          </table:table-cell>
        </table:table-row>
        <table:table-row table:style-name="ro1">
          <table:table-cell table:style-name="ce1" office:value-type="float" office:value="1050" calcext:value-type="float">
            <text:p>1050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string" calcext:value-type="string">
            <text:p>PreferenceActivity_1_RandomActionIntentDefinitionOperatorMutator</text:p>
          </table:table-cell>
          <table:table-cell table:style-name="ce1" table:formula="of:=[.D1051]+[.B1052]" office:value-type="float" office:value="414750" calcext:value-type="float">
            <text:p>414750</text:p>
          </table:table-cell>
          <table:table-cell table:style-name="ce3" table:formula="of:=[.B1052]/[.$B$1]" office:value-type="float" office:value="4.14583333333333" calcext:value-type="float">
            <text:p>4,15</text:p>
          </table:table-cell>
          <table:table-cell table:style-name="ce3" table:formula="of:=[.F1051]+[.E1052]" office:value-type="float" office:value="4320.31250000001" calcext:value-type="float">
            <text:p>4320,31</text:p>
          </table:table-cell>
        </table:table-row>
        <table:table-row table:style-name="ro1">
          <table:table-cell table:style-name="ce1" office:value-type="float" office:value="1051" calcext:value-type="float">
            <text:p>1051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string" calcext:value-type="string">
            <text:p>PreferenceActivity_2_NullIntentOperatorMutator</text:p>
          </table:table-cell>
          <table:table-cell table:style-name="ce1" table:formula="of:=[.D1052]+[.B1053]" office:value-type="float" office:value="415149" calcext:value-type="float">
            <text:p>415149</text:p>
          </table:table-cell>
          <table:table-cell table:style-name="ce3" table:formula="of:=[.B1053]/[.$B$1]" office:value-type="float" office:value="4.15625" calcext:value-type="float">
            <text:p>4,16</text:p>
          </table:table-cell>
          <table:table-cell table:style-name="ce3" table:formula="of:=[.F1052]+[.E1053]" office:value-type="float" office:value="4324.46875000001" calcext:value-type="float">
            <text:p>4324,47</text:p>
          </table:table-cell>
        </table:table-row>
        <table:table-row table:style-name="ro1"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PreferenceActivity_3_RandomActionIntentDefinitionOperatorMutator</text:p>
          </table:table-cell>
          <table:table-cell table:style-name="ce1" table:formula="of:=[.D1053]+[.B1054]" office:value-type="float" office:value="415546" calcext:value-type="float">
            <text:p>415546</text:p>
          </table:table-cell>
          <table:table-cell table:style-name="ce3" table:formula="of:=[.B1054]/[.$B$1]" office:value-type="float" office:value="4.13541666666667" calcext:value-type="float">
            <text:p>4,14</text:p>
          </table:table-cell>
          <table:table-cell table:style-name="ce3" table:formula="of:=[.F1053]+[.E1054]" office:value-type="float" office:value="4328.60416666667" calcext:value-type="float">
            <text:p>4328,60</text:p>
          </table:table-cell>
        </table:table-row>
        <table:table-row table:style-name="ro1">
          <table:table-cell table:style-name="ce1" office:value-type="float" office:value="1053" calcext:value-type="float">
            <text:p>1053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string" calcext:value-type="string">
            <text:p>PreferenceActivity_4_RandomActionIntentDefinitionOperatorMutator</text:p>
          </table:table-cell>
          <table:table-cell table:style-name="ce1" table:formula="of:=[.D1054]+[.B1055]" office:value-type="float" office:value="415944" calcext:value-type="float">
            <text:p>415944</text:p>
          </table:table-cell>
          <table:table-cell table:style-name="ce3" table:formula="of:=[.B1055]/[.$B$1]" office:value-type="float" office:value="4.14583333333333" calcext:value-type="float">
            <text:p>4,15</text:p>
          </table:table-cell>
          <table:table-cell table:style-name="ce3" table:formula="of:=[.F1054]+[.E1055]" office:value-type="float" office:value="4332.75000000001" calcext:value-type="float">
            <text:p>4332,75</text:p>
          </table:table-cell>
        </table:table-row>
        <table:table-row table:style-name="ro1">
          <table:table-cell table:style-name="ce1" office:value-type="float" office:value="1054" calcext:value-type="float">
            <text:p>1054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string" calcext:value-type="string">
            <text:p>PreferenceActivity_5_NullValueIntentPutExtraOperatorMutator</text:p>
          </table:table-cell>
          <table:table-cell table:style-name="ce1" table:formula="of:=[.D1055]+[.B1056]" office:value-type="float" office:value="416348" calcext:value-type="float">
            <text:p>416348</text:p>
          </table:table-cell>
          <table:table-cell table:style-name="ce3" table:formula="of:=[.B1056]/[.$B$1]" office:value-type="float" office:value="4.20833333333333" calcext:value-type="float">
            <text:p>4,21</text:p>
          </table:table-cell>
          <table:table-cell table:style-name="ce3" table:formula="of:=[.F1055]+[.E1056]" office:value-type="float" office:value="4336.95833333334" calcext:value-type="float">
            <text:p>4336,96</text:p>
          </table:table-cell>
        </table:table-row>
        <table:table-row table:style-name="ro1">
          <table:table-cell table:style-name="ce1" office:value-type="float" office:value="1055" calcext:value-type="float">
            <text:p>1055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PreferenceActivity_6_IntentPayloadReplacementOperatorMutator</text:p>
          </table:table-cell>
          <table:table-cell table:style-name="ce1" table:formula="of:=[.D1056]+[.B1057]" office:value-type="float" office:value="416742" calcext:value-type="float">
            <text:p>416742</text:p>
          </table:table-cell>
          <table:table-cell table:style-name="ce3" table:formula="of:=[.B1057]/[.$B$1]" office:value-type="float" office:value="4.10416666666667" calcext:value-type="float">
            <text:p>4,10</text:p>
          </table:table-cell>
          <table:table-cell table:style-name="ce3" table:formula="of:=[.F1056]+[.E1057]" office:value-type="float" office:value="4341.06250000001" calcext:value-type="float">
            <text:p>4341,06</text:p>
          </table:table-cell>
        </table:table-row>
        <table:table-row table:style-name="ro1">
          <table:table-cell table:style-name="ce1" office:value-type="float" office:value="1056" calcext:value-type="float">
            <text:p>1056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PreferenceActivity_7_RandomActionIntentDefinitionOperatorMutator</text:p>
          </table:table-cell>
          <table:table-cell table:style-name="ce1" table:formula="of:=[.D1057]+[.B1058]" office:value-type="float" office:value="417137" calcext:value-type="float">
            <text:p>417137</text:p>
          </table:table-cell>
          <table:table-cell table:style-name="ce3" table:formula="of:=[.B1058]/[.$B$1]" office:value-type="float" office:value="4.11458333333333" calcext:value-type="float">
            <text:p>4,11</text:p>
          </table:table-cell>
          <table:table-cell table:style-name="ce3" table:formula="of:=[.F1057]+[.E1058]" office:value-type="float" office:value="4345.17708333334" calcext:value-type="float">
            <text:p>4345,18</text:p>
          </table:table-cell>
        </table:table-row>
        <table:table-row table:style-name="ro1">
          <table:table-cell table:style-name="ce1" office:value-type="float" office:value="1057" calcext:value-type="float">
            <text:p>1057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string" calcext:value-type="string">
            <text:p>PreferenceActivity_8_BuggyGUIListenerOperatorMutator</text:p>
          </table:table-cell>
          <table:table-cell table:style-name="ce1" table:formula="of:=[.D1058]+[.B1059]" office:value-type="float" office:value="417537" calcext:value-type="float">
            <text:p>417537</text:p>
          </table:table-cell>
          <table:table-cell table:style-name="ce3" table:formula="of:=[.B1059]/[.$B$1]" office:value-type="float" office:value="4.16666666666667" calcext:value-type="float">
            <text:p>4,17</text:p>
          </table:table-cell>
          <table:table-cell table:style-name="ce3" table:formula="of:=[.F1058]+[.E1059]" office:value-type="float" office:value="4349.34375000001" calcext:value-type="float">
            <text:p>4349,34</text:p>
          </table:table-cell>
        </table:table-row>
        <table:table-row table:style-name="ro1">
          <table:table-cell table:style-name="ce1" office:value-type="float" office:value="1058" calcext:value-type="float">
            <text:p>1058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OpmlImportActivity_0_LengthyGUICreationOperatorMutator</text:p>
          </table:table-cell>
          <table:table-cell table:style-name="ce1" table:formula="of:=[.D1059]+[.B1060]" office:value-type="float" office:value="417932" calcext:value-type="float">
            <text:p>417932</text:p>
          </table:table-cell>
          <table:table-cell table:style-name="ce3" table:formula="of:=[.B1060]/[.$B$1]" office:value-type="float" office:value="4.11458333333333" calcext:value-type="float">
            <text:p>4,11</text:p>
          </table:table-cell>
          <table:table-cell table:style-name="ce3" table:formula="of:=[.F1059]+[.E1060]" office:value-type="float" office:value="4353.45833333334" calcext:value-type="float">
            <text:p>4353,46</text:p>
          </table:table-cell>
        </table:table-row>
        <table:table-row table:style-name="ro1">
          <table:table-cell table:style-name="ce1" office:value-type="float" office:value="1059" calcext:value-type="float">
            <text:p>1059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OpmlImportActivity_1_BuggyGUIListenerOperatorMutator</text:p>
          </table:table-cell>
          <table:table-cell table:style-name="ce1" table:formula="of:=[.D1060]+[.B1061]" office:value-type="float" office:value="418326" calcext:value-type="float">
            <text:p>418326</text:p>
          </table:table-cell>
          <table:table-cell table:style-name="ce3" table:formula="of:=[.B1061]/[.$B$1]" office:value-type="float" office:value="4.10416666666667" calcext:value-type="float">
            <text:p>4,10</text:p>
          </table:table-cell>
          <table:table-cell table:style-name="ce3" table:formula="of:=[.F1060]+[.E1061]" office:value-type="float" office:value="4357.56250000001" calcext:value-type="float">
            <text:p>4357,56</text:p>
          </table:table-cell>
        </table:table-row>
        <table:table-row table:style-name="ro1">
          <table:table-cell table:style-name="ce1" office:value-type="float" office:value="1060" calcext:value-type="float">
            <text:p>1060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OpmlImportActivity_2_BuggyGUIListenerOperatorMutator</text:p>
          </table:table-cell>
          <table:table-cell table:style-name="ce1" table:formula="of:=[.D1061]+[.B1062]" office:value-type="float" office:value="418720" calcext:value-type="float">
            <text:p>418720</text:p>
          </table:table-cell>
          <table:table-cell table:style-name="ce3" table:formula="of:=[.B1062]/[.$B$1]" office:value-type="float" office:value="4.10416666666667" calcext:value-type="float">
            <text:p>4,10</text:p>
          </table:table-cell>
          <table:table-cell table:style-name="ce3" table:formula="of:=[.F1061]+[.E1062]" office:value-type="float" office:value="4361.66666666667" calcext:value-type="float">
            <text:p>4361,67</text:p>
          </table:table-cell>
        </table:table-row>
        <table:table-row table:style-name="ro1">
          <table:table-cell table:style-name="ce1" office:value-type="float" office:value="1061" calcext:value-type="float">
            <text:p>1061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OpmlImportActivity_3_InvalidKeyIntentOperatorMutator</text:p>
          </table:table-cell>
          <table:table-cell table:style-name="ce1" table:formula="of:=[.D1062]+[.B1063]" office:value-type="float" office:value="419116" calcext:value-type="float">
            <text:p>419116</text:p>
          </table:table-cell>
          <table:table-cell table:style-name="ce3" table:formula="of:=[.B1063]/[.$B$1]" office:value-type="float" office:value="4.125" calcext:value-type="float">
            <text:p>4,13</text:p>
          </table:table-cell>
          <table:table-cell table:style-name="ce3" table:formula="of:=[.F1062]+[.E1063]" office:value-type="float" office:value="4365.79166666667" calcext:value-type="float">
            <text:p>4365,79</text:p>
          </table:table-cell>
        </table:table-row>
        <table:table-row table:style-name="ro1">
          <table:table-cell table:style-name="ce1" office:value-type="float" office:value="1062" calcext:value-type="float">
            <text:p>1062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OpmlImportActivity_4_RandomActionIntentDefinitionOperatorMutator</text:p>
          </table:table-cell>
          <table:table-cell table:style-name="ce1" table:formula="of:=[.D1063]+[.B1064]" office:value-type="float" office:value="419511" calcext:value-type="float">
            <text:p>419511</text:p>
          </table:table-cell>
          <table:table-cell table:style-name="ce3" table:formula="of:=[.B1064]/[.$B$1]" office:value-type="float" office:value="4.11458333333333" calcext:value-type="float">
            <text:p>4,11</text:p>
          </table:table-cell>
          <table:table-cell table:style-name="ce3" table:formula="of:=[.F1063]+[.E1064]" office:value-type="float" office:value="4369.90625000001" calcext:value-type="float">
            <text:p>4369,91</text:p>
          </table:table-cell>
        </table:table-row>
        <table:table-row table:style-name="ro1">
          <table:table-cell table:style-name="ce1" office:value-type="float" office:value="1063" calcext:value-type="float">
            <text:p>1063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OpmlImportActivity_5_RandomActionIntentDefinitionOperatorMutator</text:p>
          </table:table-cell>
          <table:table-cell table:style-name="ce1" table:formula="of:=[.D1064]+[.B1065]" office:value-type="float" office:value="419905" calcext:value-type="float">
            <text:p>419905</text:p>
          </table:table-cell>
          <table:table-cell table:style-name="ce3" table:formula="of:=[.B1065]/[.$B$1]" office:value-type="float" office:value="4.10416666666667" calcext:value-type="float">
            <text:p>4,10</text:p>
          </table:table-cell>
          <table:table-cell table:style-name="ce3" table:formula="of:=[.F1064]+[.E1065]" office:value-type="float" office:value="4374.01041666667" calcext:value-type="float">
            <text:p>4374,01</text:p>
          </table:table-cell>
        </table:table-row>
        <table:table-row table:style-name="ro1">
          <table:table-cell table:style-name="ce1" office:value-type="float" office:value="1064" calcext:value-type="float">
            <text:p>1064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string" calcext:value-type="string">
            <text:p>OpmlImportActivity_6_BuggyGUIListenerOperatorMutator</text:p>
          </table:table-cell>
          <table:table-cell table:style-name="ce1" table:formula="of:=[.D1065]+[.B1066]" office:value-type="float" office:value="420303" calcext:value-type="float">
            <text:p>420303</text:p>
          </table:table-cell>
          <table:table-cell table:style-name="ce3" table:formula="of:=[.B1066]/[.$B$1]" office:value-type="float" office:value="4.14583333333333" calcext:value-type="float">
            <text:p>4,15</text:p>
          </table:table-cell>
          <table:table-cell table:style-name="ce3" table:formula="of:=[.F1065]+[.E1066]" office:value-type="float" office:value="4378.15625000001" calcext:value-type="float">
            <text:p>4378,16</text:p>
          </table:table-cell>
        </table:table-row>
        <table:table-row table:style-name="ro1">
          <table:table-cell table:style-name="ce1" office:value-type="float" office:value="1065" calcext:value-type="float">
            <text:p>1065</text:p>
          </table:table-cell>
          <table:table-cell table:style-name="ce1" office:value-type="float" office:value="403" calcext:value-type="float">
            <text:p>403</text:p>
          </table:table-cell>
          <table:table-cell table:style-name="ce1" office:value-type="string" calcext:value-type="string">
            <text:p>OpmlImportActivity_7_BuggyGUIListenerOperatorMutator</text:p>
          </table:table-cell>
          <table:table-cell table:style-name="ce1" table:formula="of:=[.D1066]+[.B1067]" office:value-type="float" office:value="420706" calcext:value-type="float">
            <text:p>420706</text:p>
          </table:table-cell>
          <table:table-cell table:style-name="ce3" table:formula="of:=[.B1067]/[.$B$1]" office:value-type="float" office:value="4.19791666666667" calcext:value-type="float">
            <text:p>4,20</text:p>
          </table:table-cell>
          <table:table-cell table:style-name="ce3" table:formula="of:=[.F1066]+[.E1067]" office:value-type="float" office:value="4382.35416666667" calcext:value-type="float">
            <text:p>4382,35</text:p>
          </table:table-cell>
        </table:table-row>
        <table:table-row table:style-name="ro1">
          <table:table-cell table:style-name="ce1" office:value-type="float" office:value="1066" calcext:value-type="float">
            <text:p>1066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string" calcext:value-type="string">
            <text:p>OpmlImportActivity_8_BuggyGUIListenerOperatorMutator</text:p>
          </table:table-cell>
          <table:table-cell table:style-name="ce1" table:formula="of:=[.D1067]+[.B1068]" office:value-type="float" office:value="421105" calcext:value-type="float">
            <text:p>421105</text:p>
          </table:table-cell>
          <table:table-cell table:style-name="ce3" table:formula="of:=[.B1068]/[.$B$1]" office:value-type="float" office:value="4.15625" calcext:value-type="float">
            <text:p>4,16</text:p>
          </table:table-cell>
          <table:table-cell table:style-name="ce3" table:formula="of:=[.F1067]+[.E1068]" office:value-type="float" office:value="4386.51041666667" calcext:value-type="float">
            <text:p>4386,51</text:p>
          </table:table-cell>
        </table:table-row>
        <table:table-row table:style-name="ro1">
          <table:table-cell table:style-name="ce1" office:value-type="float" office:value="1067" calcext:value-type="float">
            <text:p>1067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string" calcext:value-type="string">
            <text:p>PlaybackSpeedDialogActivity_0_LengthyGUICreationOperatorMutator</text:p>
          </table:table-cell>
          <table:table-cell table:style-name="ce1" table:formula="of:=[.D1068]+[.B1069]" office:value-type="float" office:value="421550" calcext:value-type="float">
            <text:p>421550</text:p>
          </table:table-cell>
          <table:table-cell table:style-name="ce3" table:formula="of:=[.B1069]/[.$B$1]" office:value-type="float" office:value="4.63541666666667" calcext:value-type="float">
            <text:p>4,64</text:p>
          </table:table-cell>
          <table:table-cell table:style-name="ce3" table:formula="of:=[.F1068]+[.E1069]" office:value-type="float" office:value="4391.14583333334" calcext:value-type="float">
            <text:p>4391,15</text:p>
          </table:table-cell>
        </table:table-row>
        <table:table-row table:style-name="ro1">
          <table:table-cell table:style-name="ce1" office:value-type="float" office:value="1068" calcext:value-type="float">
            <text:p>1068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BugReportActivity_0_LengthyGUICreationOperatorMutator</text:p>
          </table:table-cell>
          <table:table-cell table:style-name="ce1" table:formula="of:=[.D1069]+[.B1070]" office:value-type="float" office:value="421946" calcext:value-type="float">
            <text:p>421946</text:p>
          </table:table-cell>
          <table:table-cell table:style-name="ce3" table:formula="of:=[.B1070]/[.$B$1]" office:value-type="float" office:value="4.125" calcext:value-type="float">
            <text:p>4,13</text:p>
          </table:table-cell>
          <table:table-cell table:style-name="ce3" table:formula="of:=[.F1069]+[.E1070]" office:value-type="float" office:value="4395.27083333334" calcext:value-type="float">
            <text:p>4395,27</text:p>
          </table:table-cell>
        </table:table-row>
        <table:table-row table:style-name="ro1">
          <table:table-cell table:style-name="ce1" office:value-type="float" office:value="1069" calcext:value-type="float">
            <text:p>1069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BugReportActivity_1_FindViewByIdReturnsNullOperatorMutator</text:p>
          </table:table-cell>
          <table:table-cell table:style-name="ce1" table:formula="of:=[.D1070]+[.B1071]" office:value-type="float" office:value="422340" calcext:value-type="float">
            <text:p>422340</text:p>
          </table:table-cell>
          <table:table-cell table:style-name="ce3" table:formula="of:=[.B1071]/[.$B$1]" office:value-type="float" office:value="4.10416666666667" calcext:value-type="float">
            <text:p>4,10</text:p>
          </table:table-cell>
          <table:table-cell table:style-name="ce3" table:formula="of:=[.F1070]+[.E1071]" office:value-type="float" office:value="4399.37500000001" calcext:value-type="float">
            <text:p>4399,38</text:p>
          </table:table-cell>
        </table:table-row>
        <table:table-row table:style-name="ro1">
          <table:table-cell table:style-name="ce1" office:value-type="float" office:value="1070" calcext:value-type="float">
            <text:p>1070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BugReportActivity_2_InvalidIDFindViewOperatorMutator</text:p>
          </table:table-cell>
          <table:table-cell table:style-name="ce1" table:formula="of:=[.D1071]+[.B1072]" office:value-type="float" office:value="422733" calcext:value-type="float">
            <text:p>422733</text:p>
          </table:table-cell>
          <table:table-cell table:style-name="ce3" table:formula="of:=[.B1072]/[.$B$1]" office:value-type="float" office:value="4.09375" calcext:value-type="float">
            <text:p>4,09</text:p>
          </table:table-cell>
          <table:table-cell table:style-name="ce3" table:formula="of:=[.F1071]+[.E1072]" office:value-type="float" office:value="4403.46875000001" calcext:value-type="float">
            <text:p>4403,47</text:p>
          </table:table-cell>
        </table:table-row>
        <table:table-row table:style-name="ro1">
          <table:table-cell table:style-name="ce1" office:value-type="float" office:value="1071" calcext:value-type="float">
            <text:p>1071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BugReportActivity_3_InvalidViewFocusOperatorMutator</text:p>
          </table:table-cell>
          <table:table-cell table:style-name="ce1" table:formula="of:=[.D1072]+[.B1073]" office:value-type="float" office:value="423130" calcext:value-type="float">
            <text:p>423130</text:p>
          </table:table-cell>
          <table:table-cell table:style-name="ce3" table:formula="of:=[.B1073]/[.$B$1]" office:value-type="float" office:value="4.13541666666667" calcext:value-type="float">
            <text:p>4,14</text:p>
          </table:table-cell>
          <table:table-cell table:style-name="ce3" table:formula="of:=[.F1072]+[.E1073]" office:value-type="float" office:value="4407.60416666667" calcext:value-type="float">
            <text:p>4407,60</text:p>
          </table:table-cell>
        </table:table-row>
        <table:table-row table:style-name="ro1">
          <table:table-cell table:style-name="ce1" office:value-type="float" office:value="1072" calcext:value-type="float">
            <text:p>1072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BugReportActivity_4_ViewComponentNotVisibleOperatorMutator</text:p>
          </table:table-cell>
          <table:table-cell table:style-name="ce1" table:formula="of:=[.D1073]+[.B1074]" office:value-type="float" office:value="423524" calcext:value-type="float">
            <text:p>423524</text:p>
          </table:table-cell>
          <table:table-cell table:style-name="ce3" table:formula="of:=[.B1074]/[.$B$1]" office:value-type="float" office:value="4.10416666666667" calcext:value-type="float">
            <text:p>4,10</text:p>
          </table:table-cell>
          <table:table-cell table:style-name="ce3" table:formula="of:=[.F1073]+[.E1074]" office:value-type="float" office:value="4411.70833333334" calcext:value-type="float">
            <text:p>4411,71</text:p>
          </table:table-cell>
        </table:table-row>
        <table:table-row table:style-name="ro1">
          <table:table-cell table:style-name="ce1" office:value-type="float" office:value="1073" calcext:value-type="float">
            <text:p>1073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BugReportActivity_5_InvalidIDFindViewOperatorMutator</text:p>
          </table:table-cell>
          <table:table-cell table:style-name="ce1" table:formula="of:=[.D1074]+[.B1075]" office:value-type="float" office:value="423918" calcext:value-type="float">
            <text:p>423918</text:p>
          </table:table-cell>
          <table:table-cell table:style-name="ce3" table:formula="of:=[.B1075]/[.$B$1]" office:value-type="float" office:value="4.10416666666667" calcext:value-type="float">
            <text:p>4,10</text:p>
          </table:table-cell>
          <table:table-cell table:style-name="ce3" table:formula="of:=[.F1074]+[.E1075]" office:value-type="float" office:value="4415.81250000001" calcext:value-type="float">
            <text:p>4415,81</text:p>
          </table:table-cell>
        </table:table-row>
        <table:table-row table:style-name="ro1">
          <table:table-cell table:style-name="ce1" office:value-type="float" office:value="1074" calcext:value-type="float">
            <text:p>1074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BugReportActivity_6_BuggyGUIListenerOperatorMutator</text:p>
          </table:table-cell>
          <table:table-cell table:style-name="ce1" table:formula="of:=[.D1075]+[.B1076]" office:value-type="float" office:value="424311" calcext:value-type="float">
            <text:p>424311</text:p>
          </table:table-cell>
          <table:table-cell table:style-name="ce3" table:formula="of:=[.B1076]/[.$B$1]" office:value-type="float" office:value="4.09375" calcext:value-type="float">
            <text:p>4,09</text:p>
          </table:table-cell>
          <table:table-cell table:style-name="ce3" table:formula="of:=[.F1075]+[.E1076]" office:value-type="float" office:value="4419.90625000001" calcext:value-type="float">
            <text:p>4419,91</text:p>
          </table:table-cell>
        </table:table-row>
        <table:table-row table:style-name="ro1">
          <table:table-cell table:style-name="ce1" office:value-type="float" office:value="1075" calcext:value-type="float">
            <text:p>1075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BugReportActivity_7_InvalidIDFindViewOperatorMutator</text:p>
          </table:table-cell>
          <table:table-cell table:style-name="ce1" table:formula="of:=[.D1076]+[.B1077]" office:value-type="float" office:value="424703" calcext:value-type="float">
            <text:p>424703</text:p>
          </table:table-cell>
          <table:table-cell table:style-name="ce3" table:formula="of:=[.B1077]/[.$B$1]" office:value-type="float" office:value="4.08333333333333" calcext:value-type="float">
            <text:p>4,08</text:p>
          </table:table-cell>
          <table:table-cell table:style-name="ce3" table:formula="of:=[.F1076]+[.E1077]" office:value-type="float" office:value="4423.98958333334" calcext:value-type="float">
            <text:p>4423,99</text:p>
          </table:table-cell>
        </table:table-row>
        <table:table-row table:style-name="ro1">
          <table:table-cell table:style-name="ce1" office:value-type="float" office:value="1076" calcext:value-type="float">
            <text:p>1076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BugReportActivity_8_BuggyGUIListenerOperatorMutator</text:p>
          </table:table-cell>
          <table:table-cell table:style-name="ce1" table:formula="of:=[.D1077]+[.B1078]" office:value-type="float" office:value="425100" calcext:value-type="float">
            <text:p>425100</text:p>
          </table:table-cell>
          <table:table-cell table:style-name="ce3" table:formula="of:=[.B1078]/[.$B$1]" office:value-type="float" office:value="4.13541666666667" calcext:value-type="float">
            <text:p>4,14</text:p>
          </table:table-cell>
          <table:table-cell table:style-name="ce3" table:formula="of:=[.F1077]+[.E1078]" office:value-type="float" office:value="4428.12500000001" calcext:value-type="float">
            <text:p>4428,13</text:p>
          </table:table-cell>
        </table:table-row>
        <table:table-row table:style-name="ro1">
          <table:table-cell table:style-name="ce1" office:value-type="float" office:value="1077" calcext:value-type="float">
            <text:p>1077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BugReportActivity_9_InvalidIDFindViewOperatorMutator</text:p>
          </table:table-cell>
          <table:table-cell table:style-name="ce1" table:formula="of:=[.D1078]+[.B1079]" office:value-type="float" office:value="425496" calcext:value-type="float">
            <text:p>425496</text:p>
          </table:table-cell>
          <table:table-cell table:style-name="ce3" table:formula="of:=[.B1079]/[.$B$1]" office:value-type="float" office:value="4.125" calcext:value-type="float">
            <text:p>4,13</text:p>
          </table:table-cell>
          <table:table-cell table:style-name="ce3" table:formula="of:=[.F1078]+[.E1079]" office:value-type="float" office:value="4432.25000000001" calcext:value-type="float">
            <text:p>4432,25</text:p>
          </table:table-cell>
        </table:table-row>
        <table:table-row table:style-name="ro1">
          <table:table-cell table:style-name="ce1" office:value-type="float" office:value="1078" calcext:value-type="float">
            <text:p>1078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string" calcext:value-type="string">
            <text:p>BugReportActivity_10_BuggyGUIListenerOperatorMutator</text:p>
          </table:table-cell>
          <table:table-cell table:style-name="ce1" table:formula="of:=[.D1079]+[.B1080]" office:value-type="float" office:value="425894" calcext:value-type="float">
            <text:p>425894</text:p>
          </table:table-cell>
          <table:table-cell table:style-name="ce3" table:formula="of:=[.B1080]/[.$B$1]" office:value-type="float" office:value="4.14583333333333" calcext:value-type="float">
            <text:p>4,15</text:p>
          </table:table-cell>
          <table:table-cell table:style-name="ce3" table:formula="of:=[.F1079]+[.E1080]" office:value-type="float" office:value="4436.39583333334" calcext:value-type="float">
            <text:p>4436,40</text:p>
          </table:table-cell>
        </table:table-row>
        <table:table-row table:style-name="ro1">
          <table:table-cell table:style-name="ce1" office:value-type="float" office:value="1079" calcext:value-type="float">
            <text:p>1079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BugReportActivity_11_InvalidIDFindViewOperatorMutator</text:p>
          </table:table-cell>
          <table:table-cell table:style-name="ce1" table:formula="of:=[.D1080]+[.B1081]" office:value-type="float" office:value="426288" calcext:value-type="float">
            <text:p>426288</text:p>
          </table:table-cell>
          <table:table-cell table:style-name="ce3" table:formula="of:=[.B1081]/[.$B$1]" office:value-type="float" office:value="4.10416666666667" calcext:value-type="float">
            <text:p>4,10</text:p>
          </table:table-cell>
          <table:table-cell table:style-name="ce3" table:formula="of:=[.F1080]+[.E1081]" office:value-type="float" office:value="4440.50000000001" calcext:value-type="float">
            <text:p>4440,50</text:p>
          </table:table-cell>
        </table:table-row>
        <table:table-row table:style-name="ro1">
          <table:table-cell table:style-name="ce1" office:value-type="float" office:value="1080" calcext:value-type="float">
            <text:p>1080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string" calcext:value-type="string">
            <text:p>BugReportActivity_12_InvalidIDFindViewOperatorMutator</text:p>
          </table:table-cell>
          <table:table-cell table:style-name="ce1" table:formula="of:=[.D1081]+[.B1082]" office:value-type="float" office:value="426686" calcext:value-type="float">
            <text:p>426686</text:p>
          </table:table-cell>
          <table:table-cell table:style-name="ce3" table:formula="of:=[.B1082]/[.$B$1]" office:value-type="float" office:value="4.14583333333333" calcext:value-type="float">
            <text:p>4,15</text:p>
          </table:table-cell>
          <table:table-cell table:style-name="ce3" table:formula="of:=[.F1081]+[.E1082]" office:value-type="float" office:value="4444.64583333334" calcext:value-type="float">
            <text:p>4444,65</text:p>
          </table:table-cell>
        </table:table-row>
        <table:table-row table:style-name="ro1">
          <table:table-cell table:style-name="ce1" office:value-type="float" office:value="1081" calcext:value-type="float">
            <text:p>1081</text:p>
          </table:table-cell>
          <table:table-cell table:style-name="ce1" office:value-type="float" office:value="403" calcext:value-type="float">
            <text:p>403</text:p>
          </table:table-cell>
          <table:table-cell table:style-name="ce1" office:value-type="string" calcext:value-type="string">
            <text:p>SplashActivity_0_LengthyGUICreationOperatorMutator</text:p>
          </table:table-cell>
          <table:table-cell table:style-name="ce1" table:formula="of:=[.D1082]+[.B1083]" office:value-type="float" office:value="427089" calcext:value-type="float">
            <text:p>427089</text:p>
          </table:table-cell>
          <table:table-cell table:style-name="ce3" table:formula="of:=[.B1083]/[.$B$1]" office:value-type="float" office:value="4.19791666666667" calcext:value-type="float">
            <text:p>4,20</text:p>
          </table:table-cell>
          <table:table-cell table:style-name="ce3" table:formula="of:=[.F1082]+[.E1083]" office:value-type="float" office:value="4448.84375000001" calcext:value-type="float">
            <text:p>4448,84</text:p>
          </table:table-cell>
        </table:table-row>
        <table:table-row table:style-name="ro1">
          <table:table-cell table:style-name="ce1" office:value-type="float" office:value="1082" calcext:value-type="float">
            <text:p>1082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SplashActivity_1_FindViewByIdReturnsNullOperatorMutator</text:p>
          </table:table-cell>
          <table:table-cell table:style-name="ce1" table:formula="of:=[.D1083]+[.B1084]" office:value-type="float" office:value="427486" calcext:value-type="float">
            <text:p>427486</text:p>
          </table:table-cell>
          <table:table-cell table:style-name="ce3" table:formula="of:=[.B1084]/[.$B$1]" office:value-type="float" office:value="4.13541666666667" calcext:value-type="float">
            <text:p>4,14</text:p>
          </table:table-cell>
          <table:table-cell table:style-name="ce3" table:formula="of:=[.F1083]+[.E1084]" office:value-type="float" office:value="4452.97916666667" calcext:value-type="float">
            <text:p>4452,98</text:p>
          </table:table-cell>
        </table:table-row>
        <table:table-row table:style-name="ro1">
          <table:table-cell table:style-name="ce1" office:value-type="float" office:value="1083" calcext:value-type="float">
            <text:p>1083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SplashActivity_2_InvalidIDFindViewOperatorMutator</text:p>
          </table:table-cell>
          <table:table-cell table:style-name="ce1" table:formula="of:=[.D1084]+[.B1085]" office:value-type="float" office:value="427880" calcext:value-type="float">
            <text:p>427880</text:p>
          </table:table-cell>
          <table:table-cell table:style-name="ce3" table:formula="of:=[.B1085]/[.$B$1]" office:value-type="float" office:value="4.10416666666667" calcext:value-type="float">
            <text:p>4,10</text:p>
          </table:table-cell>
          <table:table-cell table:style-name="ce3" table:formula="of:=[.F1084]+[.E1085]" office:value-type="float" office:value="4457.08333333334" calcext:value-type="float">
            <text:p>4457,08</text:p>
          </table:table-cell>
        </table:table-row>
        <table:table-row table:style-name="ro1">
          <table:table-cell table:style-name="ce1" office:value-type="float" office:value="1084" calcext:value-type="float">
            <text:p>1084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SplashActivity_3_InvalidViewFocusOperatorMutator</text:p>
          </table:table-cell>
          <table:table-cell table:style-name="ce1" table:formula="of:=[.D1085]+[.B1086]" office:value-type="float" office:value="428275" calcext:value-type="float">
            <text:p>428275</text:p>
          </table:table-cell>
          <table:table-cell table:style-name="ce3" table:formula="of:=[.B1086]/[.$B$1]" office:value-type="float" office:value="4.11458333333333" calcext:value-type="float">
            <text:p>4,11</text:p>
          </table:table-cell>
          <table:table-cell table:style-name="ce3" table:formula="of:=[.F1085]+[.E1086]" office:value-type="float" office:value="4461.19791666667" calcext:value-type="float">
            <text:p>4461,20</text:p>
          </table:table-cell>
        </table:table-row>
        <table:table-row table:style-name="ro1">
          <table:table-cell table:style-name="ce1" office:value-type="float" office:value="1085" calcext:value-type="float">
            <text:p>1085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SplashActivity_4_ViewComponentNotVisibleOperatorMutator</text:p>
          </table:table-cell>
          <table:table-cell table:style-name="ce1" table:formula="of:=[.D1086]+[.B1087]" office:value-type="float" office:value="428670" calcext:value-type="float">
            <text:p>428670</text:p>
          </table:table-cell>
          <table:table-cell table:style-name="ce3" table:formula="of:=[.B1087]/[.$B$1]" office:value-type="float" office:value="4.11458333333333" calcext:value-type="float">
            <text:p>4,11</text:p>
          </table:table-cell>
          <table:table-cell table:style-name="ce3" table:formula="of:=[.F1086]+[.E1087]" office:value-type="float" office:value="4465.31250000001" calcext:value-type="float">
            <text:p>4465,31</text:p>
          </table:table-cell>
        </table:table-row>
        <table:table-row table:style-name="ro1">
          <table:table-cell table:style-name="ce1" office:value-type="float" office:value="1086" calcext:value-type="float">
            <text:p>1086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SplashActivity_5_InvalidKeyIntentOperatorMutator</text:p>
          </table:table-cell>
          <table:table-cell table:style-name="ce1" table:formula="of:=[.D1087]+[.B1088]" office:value-type="float" office:value="429065" calcext:value-type="float">
            <text:p>429065</text:p>
          </table:table-cell>
          <table:table-cell table:style-name="ce3" table:formula="of:=[.B1088]/[.$B$1]" office:value-type="float" office:value="4.11458333333333" calcext:value-type="float">
            <text:p>4,11</text:p>
          </table:table-cell>
          <table:table-cell table:style-name="ce3" table:formula="of:=[.F1087]+[.E1088]" office:value-type="float" office:value="4469.42708333334" calcext:value-type="float">
            <text:p>4469,43</text:p>
          </table:table-cell>
        </table:table-row>
        <table:table-row table:style-name="ro1">
          <table:table-cell table:style-name="ce1" office:value-type="float" office:value="1087" calcext:value-type="float">
            <text:p>1087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SplashActivity_6_RandomActionIntentDefinitionOperatorMutator</text:p>
          </table:table-cell>
          <table:table-cell table:style-name="ce1" table:formula="of:=[.D1088]+[.B1089]" office:value-type="float" office:value="429459" calcext:value-type="float">
            <text:p>429459</text:p>
          </table:table-cell>
          <table:table-cell table:style-name="ce3" table:formula="of:=[.B1089]/[.$B$1]" office:value-type="float" office:value="4.10416666666667" calcext:value-type="float">
            <text:p>4,10</text:p>
          </table:table-cell>
          <table:table-cell table:style-name="ce3" table:formula="of:=[.F1088]+[.E1089]" office:value-type="float" office:value="4473.53125000001" calcext:value-type="float">
            <text:p>4473,53</text:p>
          </table:table-cell>
        </table:table-row>
        <table:table-row table:style-name="ro1">
          <table:table-cell table:style-name="ce1" office:value-type="float" office:value="1088" calcext:value-type="float">
            <text:p>1088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VideoplayerActivity_0_LengthyGUICreationOperatorMutator</text:p>
          </table:table-cell>
          <table:table-cell table:style-name="ce1" table:formula="of:=[.D1089]+[.B1090]" office:value-type="float" office:value="429854" calcext:value-type="float">
            <text:p>429854</text:p>
          </table:table-cell>
          <table:table-cell table:style-name="ce3" table:formula="of:=[.B1090]/[.$B$1]" office:value-type="float" office:value="4.11458333333333" calcext:value-type="float">
            <text:p>4,11</text:p>
          </table:table-cell>
          <table:table-cell table:style-name="ce3" table:formula="of:=[.F1089]+[.E1090]" office:value-type="float" office:value="4477.64583333334" calcext:value-type="float">
            <text:p>4477,65</text:p>
          </table:table-cell>
        </table:table-row>
        <table:table-row table:style-name="ro1">
          <table:table-cell table:style-name="ce1" office:value-type="float" office:value="1089" calcext:value-type="float">
            <text:p>1089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VideoplayerActivity_1_RandomActionIntentDefinitionOperatorMutator</text:p>
          </table:table-cell>
          <table:table-cell table:style-name="ce1" table:formula="of:=[.D1090]+[.B1091]" office:value-type="float" office:value="430251" calcext:value-type="float">
            <text:p>430251</text:p>
          </table:table-cell>
          <table:table-cell table:style-name="ce3" table:formula="of:=[.B1091]/[.$B$1]" office:value-type="float" office:value="4.13541666666667" calcext:value-type="float">
            <text:p>4,14</text:p>
          </table:table-cell>
          <table:table-cell table:style-name="ce3" table:formula="of:=[.F1090]+[.E1091]" office:value-type="float" office:value="4481.78125000001" calcext:value-type="float">
            <text:p>4481,78</text:p>
          </table:table-cell>
        </table:table-row>
        <table:table-row table:style-name="ro1">
          <table:table-cell table:style-name="ce1" office:value-type="float" office:value="1090" calcext:value-type="float">
            <text:p>1090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VideoplayerActivity_2_BinaryMutator</text:p>
          </table:table-cell>
          <table:table-cell table:style-name="ce1" table:formula="of:=[.D1091]+[.B1092]" office:value-type="float" office:value="430645" calcext:value-type="float">
            <text:p>430645</text:p>
          </table:table-cell>
          <table:table-cell table:style-name="ce3" table:formula="of:=[.B1092]/[.$B$1]" office:value-type="float" office:value="4.10416666666667" calcext:value-type="float">
            <text:p>4,10</text:p>
          </table:table-cell>
          <table:table-cell table:style-name="ce3" table:formula="of:=[.F1091]+[.E1092]" office:value-type="float" office:value="4485.88541666667" calcext:value-type="float">
            <text:p>4485,89</text:p>
          </table:table-cell>
        </table:table-row>
        <table:table-row table:style-name="ro1">
          <table:table-cell table:style-name="ce1" office:value-type="float" office:value="1091" calcext:value-type="float">
            <text:p>1091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VideoplayerActivity_3_BuggyGUIListenerOperatorMutator</text:p>
          </table:table-cell>
          <table:table-cell table:style-name="ce1" table:formula="of:=[.D1092]+[.B1093]" office:value-type="float" office:value="431039" calcext:value-type="float">
            <text:p>431039</text:p>
          </table:table-cell>
          <table:table-cell table:style-name="ce3" table:formula="of:=[.B1093]/[.$B$1]" office:value-type="float" office:value="4.10416666666667" calcext:value-type="float">
            <text:p>4,10</text:p>
          </table:table-cell>
          <table:table-cell table:style-name="ce3" table:formula="of:=[.F1092]+[.E1093]" office:value-type="float" office:value="4489.98958333334" calcext:value-type="float">
            <text:p>4489,99</text:p>
          </table:table-cell>
        </table:table-row>
        <table:table-row table:style-name="ro1">
          <table:table-cell table:style-name="ce1" office:value-type="float" office:value="1092" calcext:value-type="float">
            <text:p>1092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VideoplayerActivity_4_BinaryMutator</text:p>
          </table:table-cell>
          <table:table-cell table:style-name="ce1" table:formula="of:=[.D1093]+[.B1094]" office:value-type="float" office:value="431433" calcext:value-type="float">
            <text:p>431433</text:p>
          </table:table-cell>
          <table:table-cell table:style-name="ce3" table:formula="of:=[.B1094]/[.$B$1]" office:value-type="float" office:value="4.10416666666667" calcext:value-type="float">
            <text:p>4,10</text:p>
          </table:table-cell>
          <table:table-cell table:style-name="ce3" table:formula="of:=[.F1093]+[.E1094]" office:value-type="float" office:value="4494.09375000001" calcext:value-type="float">
            <text:p>4494,09</text:p>
          </table:table-cell>
        </table:table-row>
        <table:table-row table:style-name="ro1">
          <table:table-cell table:style-name="ce1" office:value-type="float" office:value="1093" calcext:value-type="float">
            <text:p>1093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VideoplayerActivity_5_BuggyGUIListenerOperatorMutator</text:p>
          </table:table-cell>
          <table:table-cell table:style-name="ce1" table:formula="of:=[.D1094]+[.B1095]" office:value-type="float" office:value="431826" calcext:value-type="float">
            <text:p>431826</text:p>
          </table:table-cell>
          <table:table-cell table:style-name="ce3" table:formula="of:=[.B1095]/[.$B$1]" office:value-type="float" office:value="4.09375" calcext:value-type="float">
            <text:p>4,09</text:p>
          </table:table-cell>
          <table:table-cell table:style-name="ce3" table:formula="of:=[.F1094]+[.E1095]" office:value-type="float" office:value="4498.18750000001" calcext:value-type="float">
            <text:p>4498,19</text:p>
          </table:table-cell>
        </table:table-row>
        <table:table-row table:style-name="ro1">
          <table:table-cell table:style-name="ce1" office:value-type="float" office:value="1094" calcext:value-type="float">
            <text:p>1094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VideoplayerActivity_6_BuggyGUIListenerOperatorMutator</text:p>
          </table:table-cell>
          <table:table-cell table:style-name="ce1" table:formula="of:=[.D1095]+[.B1096]" office:value-type="float" office:value="432221" calcext:value-type="float">
            <text:p>432221</text:p>
          </table:table-cell>
          <table:table-cell table:style-name="ce3" table:formula="of:=[.B1096]/[.$B$1]" office:value-type="float" office:value="4.11458333333333" calcext:value-type="float">
            <text:p>4,11</text:p>
          </table:table-cell>
          <table:table-cell table:style-name="ce3" table:formula="of:=[.F1095]+[.E1096]" office:value-type="float" office:value="4502.30208333334" calcext:value-type="float">
            <text:p>4502,30</text:p>
          </table:table-cell>
        </table:table-row>
        <table:table-row table:style-name="ro1">
          <table:table-cell table:style-name="ce1" office:value-type="float" office:value="1095" calcext:value-type="float">
            <text:p>1095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VideoplayerActivity_7_BuggyGUIListenerOperatorMutator</text:p>
          </table:table-cell>
          <table:table-cell table:style-name="ce1" table:formula="of:=[.D1096]+[.B1097]" office:value-type="float" office:value="432615" calcext:value-type="float">
            <text:p>432615</text:p>
          </table:table-cell>
          <table:table-cell table:style-name="ce3" table:formula="of:=[.B1097]/[.$B$1]" office:value-type="float" office:value="4.10416666666667" calcext:value-type="float">
            <text:p>4,10</text:p>
          </table:table-cell>
          <table:table-cell table:style-name="ce3" table:formula="of:=[.F1096]+[.E1097]" office:value-type="float" office:value="4506.40625000001" calcext:value-type="float">
            <text:p>4506,41</text:p>
          </table:table-cell>
        </table:table-row>
        <table:table-row table:style-name="ro1">
          <table:table-cell table:style-name="ce1" office:value-type="float" office:value="1096" calcext:value-type="float">
            <text:p>1096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VideoplayerActivity_8_BinaryMutator</text:p>
          </table:table-cell>
          <table:table-cell table:style-name="ce1" table:formula="of:=[.D1097]+[.B1098]" office:value-type="float" office:value="433009" calcext:value-type="float">
            <text:p>433009</text:p>
          </table:table-cell>
          <table:table-cell table:style-name="ce3" table:formula="of:=[.B1098]/[.$B$1]" office:value-type="float" office:value="4.10416666666667" calcext:value-type="float">
            <text:p>4,10</text:p>
          </table:table-cell>
          <table:table-cell table:style-name="ce3" table:formula="of:=[.F1097]+[.E1098]" office:value-type="float" office:value="4510.51041666668" calcext:value-type="float">
            <text:p>4510,51</text:p>
          </table:table-cell>
        </table:table-row>
        <table:table-row table:style-name="ro1">
          <table:table-cell table:style-name="ce1" office:value-type="float" office:value="1097" calcext:value-type="float">
            <text:p>1097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VideoplayerActivity_9_BinaryMutator</text:p>
          </table:table-cell>
          <table:table-cell table:style-name="ce1" table:formula="of:=[.D1098]+[.B1099]" office:value-type="float" office:value="433402" calcext:value-type="float">
            <text:p>433402</text:p>
          </table:table-cell>
          <table:table-cell table:style-name="ce3" table:formula="of:=[.B1099]/[.$B$1]" office:value-type="float" office:value="4.09375" calcext:value-type="float">
            <text:p>4,09</text:p>
          </table:table-cell>
          <table:table-cell table:style-name="ce3" table:formula="of:=[.F1098]+[.E1099]" office:value-type="float" office:value="4514.60416666668" calcext:value-type="float">
            <text:p>4514,60</text:p>
          </table:table-cell>
        </table:table-row>
        <table:table-row table:style-name="ro1">
          <table:table-cell table:style-name="ce1" office:value-type="float" office:value="1098" calcext:value-type="float">
            <text:p>1098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VideoplayerActivity_10_BinaryMutator</text:p>
          </table:table-cell>
          <table:table-cell table:style-name="ce1" table:formula="of:=[.D1099]+[.B1100]" office:value-type="float" office:value="433794" calcext:value-type="float">
            <text:p>433794</text:p>
          </table:table-cell>
          <table:table-cell table:style-name="ce3" table:formula="of:=[.B1100]/[.$B$1]" office:value-type="float" office:value="4.08333333333333" calcext:value-type="float">
            <text:p>4,08</text:p>
          </table:table-cell>
          <table:table-cell table:style-name="ce3" table:formula="of:=[.F1099]+[.E1100]" office:value-type="float" office:value="4518.68750000001" calcext:value-type="float">
            <text:p>4518,69</text:p>
          </table:table-cell>
        </table:table-row>
        <table:table-row table:style-name="ro1">
          <table:table-cell table:style-name="ce1" office:value-type="float" office:value="1099" calcext:value-type="float">
            <text:p>1099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VideoplayerActivity_11_BinaryMutator</text:p>
          </table:table-cell>
          <table:table-cell table:style-name="ce1" table:formula="of:=[.D1100]+[.B1101]" office:value-type="float" office:value="434188" calcext:value-type="float">
            <text:p>434188</text:p>
          </table:table-cell>
          <table:table-cell table:style-name="ce3" table:formula="of:=[.B1101]/[.$B$1]" office:value-type="float" office:value="4.10416666666667" calcext:value-type="float">
            <text:p>4,10</text:p>
          </table:table-cell>
          <table:table-cell table:style-name="ce3" table:formula="of:=[.F1100]+[.E1101]" office:value-type="float" office:value="4522.79166666668" calcext:value-type="float">
            <text:p>4522,79</text:p>
          </table:table-cell>
        </table:table-row>
        <table:table-row table:style-name="ro1"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VideoplayerActivity_12_BinaryMutator</text:p>
          </table:table-cell>
          <table:table-cell table:style-name="ce1" table:formula="of:=[.D1101]+[.B1102]" office:value-type="float" office:value="434585" calcext:value-type="float">
            <text:p>434585</text:p>
          </table:table-cell>
          <table:table-cell table:style-name="ce3" table:formula="of:=[.B1102]/[.$B$1]" office:value-type="float" office:value="4.13541666666667" calcext:value-type="float">
            <text:p>4,14</text:p>
          </table:table-cell>
          <table:table-cell table:style-name="ce3" table:formula="of:=[.F1101]+[.E1102]" office:value-type="float" office:value="4526.92708333334" calcext:value-type="float">
            <text:p>4526,93</text:p>
          </table:table-cell>
        </table:table-row>
        <table:table-row table:style-name="ro1">
          <table:table-cell table:style-name="ce1" office:value-type="float" office:value="1101" calcext:value-type="float">
            <text:p>1101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VideoplayerActivity_13_BinaryMutator</text:p>
          </table:table-cell>
          <table:table-cell table:style-name="ce1" table:formula="of:=[.D1102]+[.B1103]" office:value-type="float" office:value="434979" calcext:value-type="float">
            <text:p>434979</text:p>
          </table:table-cell>
          <table:table-cell table:style-name="ce3" table:formula="of:=[.B1103]/[.$B$1]" office:value-type="float" office:value="4.10416666666667" calcext:value-type="float">
            <text:p>4,10</text:p>
          </table:table-cell>
          <table:table-cell table:style-name="ce3" table:formula="of:=[.F1102]+[.E1103]" office:value-type="float" office:value="4531.03125000001" calcext:value-type="float">
            <text:p>4531,03</text:p>
          </table:table-cell>
        </table:table-row>
        <table:table-row table:style-name="ro1">
          <table:table-cell table:style-name="ce1" office:value-type="float" office:value="1102" calcext:value-type="float">
            <text:p>1102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VideoplayerActivity_14_BuggyGUIListenerOperatorMutator</text:p>
          </table:table-cell>
          <table:table-cell table:style-name="ce1" table:formula="of:=[.D1103]+[.B1104]" office:value-type="float" office:value="435374" calcext:value-type="float">
            <text:p>435374</text:p>
          </table:table-cell>
          <table:table-cell table:style-name="ce3" table:formula="of:=[.B1104]/[.$B$1]" office:value-type="float" office:value="4.11458333333333" calcext:value-type="float">
            <text:p>4,11</text:p>
          </table:table-cell>
          <table:table-cell table:style-name="ce3" table:formula="of:=[.F1103]+[.E1104]" office:value-type="float" office:value="4535.14583333334" calcext:value-type="float">
            <text:p>4535,15</text:p>
          </table:table-cell>
        </table:table-row>
        <table:table-row table:style-name="ro1">
          <table:table-cell table:style-name="ce1" office:value-type="float" office:value="1103" calcext:value-type="float">
            <text:p>1103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VideoplayerActivity_15_NullIntentOperatorMutator</text:p>
          </table:table-cell>
          <table:table-cell table:style-name="ce1" table:formula="of:=[.D1104]+[.B1105]" office:value-type="float" office:value="435767" calcext:value-type="float">
            <text:p>435767</text:p>
          </table:table-cell>
          <table:table-cell table:style-name="ce3" table:formula="of:=[.B1105]/[.$B$1]" office:value-type="float" office:value="4.09375" calcext:value-type="float">
            <text:p>4,09</text:p>
          </table:table-cell>
          <table:table-cell table:style-name="ce3" table:formula="of:=[.F1104]+[.E1105]" office:value-type="float" office:value="4539.23958333334" calcext:value-type="float">
            <text:p>4539,24</text:p>
          </table:table-cell>
        </table:table-row>
        <table:table-row table:style-name="ro1">
          <table:table-cell table:style-name="ce1" office:value-type="float" office:value="1104" calcext:value-type="float">
            <text:p>1104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VideoplayerActivity_16_InvalidKeyIntentOperatorMutator</text:p>
          </table:table-cell>
          <table:table-cell table:style-name="ce1" table:formula="of:=[.D1105]+[.B1106]" office:value-type="float" office:value="436162" calcext:value-type="float">
            <text:p>436162</text:p>
          </table:table-cell>
          <table:table-cell table:style-name="ce3" table:formula="of:=[.B1106]/[.$B$1]" office:value-type="float" office:value="4.11458333333333" calcext:value-type="float">
            <text:p>4,11</text:p>
          </table:table-cell>
          <table:table-cell table:style-name="ce3" table:formula="of:=[.F1105]+[.E1106]" office:value-type="float" office:value="4543.35416666668" calcext:value-type="float">
            <text:p>4543,35</text:p>
          </table:table-cell>
        </table:table-row>
        <table:table-row table:style-name="ro1">
          <table:table-cell table:style-name="ce1" office:value-type="float" office:value="1105" calcext:value-type="float">
            <text:p>1105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VideoplayerActivity_17_RandomActionIntentDefinitionOperatorMutator</text:p>
          </table:table-cell>
          <table:table-cell table:style-name="ce1" table:formula="of:=[.D1106]+[.B1107]" office:value-type="float" office:value="436558" calcext:value-type="float">
            <text:p>436558</text:p>
          </table:table-cell>
          <table:table-cell table:style-name="ce3" table:formula="of:=[.B1107]/[.$B$1]" office:value-type="float" office:value="4.125" calcext:value-type="float">
            <text:p>4,13</text:p>
          </table:table-cell>
          <table:table-cell table:style-name="ce3" table:formula="of:=[.F1106]+[.E1107]" office:value-type="float" office:value="4547.47916666668" calcext:value-type="float">
            <text:p>4547,48</text:p>
          </table:table-cell>
        </table:table-row>
        <table:table-row table:style-name="ro1">
          <table:table-cell table:style-name="ce1" office:value-type="float" office:value="1106" calcext:value-type="float">
            <text:p>1106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VideoplayerActivity_18_RandomActionIntentDefinitionOperatorMutator</text:p>
          </table:table-cell>
          <table:table-cell table:style-name="ce1" table:formula="of:=[.D1107]+[.B1108]" office:value-type="float" office:value="436951" calcext:value-type="float">
            <text:p>436951</text:p>
          </table:table-cell>
          <table:table-cell table:style-name="ce3" table:formula="of:=[.B1108]/[.$B$1]" office:value-type="float" office:value="4.09375" calcext:value-type="float">
            <text:p>4,09</text:p>
          </table:table-cell>
          <table:table-cell table:style-name="ce3" table:formula="of:=[.F1107]+[.E1108]" office:value-type="float" office:value="4551.57291666668" calcext:value-type="float">
            <text:p>4551,57</text:p>
          </table:table-cell>
        </table:table-row>
        <table:table-row table:style-name="ro1">
          <table:table-cell table:style-name="ce1" office:value-type="float" office:value="1107" calcext:value-type="float">
            <text:p>1107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VideoplayerActivity_19_RandomActionIntentDefinitionOperatorMutator</text:p>
          </table:table-cell>
          <table:table-cell table:style-name="ce1" table:formula="of:=[.D1108]+[.B1109]" office:value-type="float" office:value="437344" calcext:value-type="float">
            <text:p>437344</text:p>
          </table:table-cell>
          <table:table-cell table:style-name="ce3" table:formula="of:=[.B1109]/[.$B$1]" office:value-type="float" office:value="4.09375" calcext:value-type="float">
            <text:p>4,09</text:p>
          </table:table-cell>
          <table:table-cell table:style-name="ce3" table:formula="of:=[.F1108]+[.E1109]" office:value-type="float" office:value="4555.66666666668" calcext:value-type="float">
            <text:p>4555,67</text:p>
          </table:table-cell>
        </table:table-row>
        <table:table-row table:style-name="ro1">
          <table:table-cell table:style-name="ce1" office:value-type="float" office:value="1108" calcext:value-type="float">
            <text:p>1108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VideoplayerActivity_20_BinaryMutator</text:p>
          </table:table-cell>
          <table:table-cell table:style-name="ce1" table:formula="of:=[.D1109]+[.B1110]" office:value-type="float" office:value="437737" calcext:value-type="float">
            <text:p>437737</text:p>
          </table:table-cell>
          <table:table-cell table:style-name="ce3" table:formula="of:=[.B1110]/[.$B$1]" office:value-type="float" office:value="4.09375" calcext:value-type="float">
            <text:p>4,09</text:p>
          </table:table-cell>
          <table:table-cell table:style-name="ce3" table:formula="of:=[.F1109]+[.E1110]" office:value-type="float" office:value="4559.76041666668" calcext:value-type="float">
            <text:p>4559,76</text:p>
          </table:table-cell>
        </table:table-row>
        <table:table-row table:style-name="ro1">
          <table:table-cell table:style-name="ce1" office:value-type="float" office:value="1109" calcext:value-type="float">
            <text:p>1109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VideoplayerActivity_21_BinaryMutator</text:p>
          </table:table-cell>
          <table:table-cell table:style-name="ce1" table:formula="of:=[.D1110]+[.B1111]" office:value-type="float" office:value="438127" calcext:value-type="float">
            <text:p>438127</text:p>
          </table:table-cell>
          <table:table-cell table:style-name="ce3" table:formula="of:=[.B1111]/[.$B$1]" office:value-type="float" office:value="4.0625" calcext:value-type="float">
            <text:p>4,06</text:p>
          </table:table-cell>
          <table:table-cell table:style-name="ce3" table:formula="of:=[.F1110]+[.E1111]" office:value-type="float" office:value="4563.82291666668" calcext:value-type="float">
            <text:p>4563,82</text:p>
          </table:table-cell>
        </table:table-row>
        <table:table-row table:style-name="ro1">
          <table:table-cell table:style-name="ce1" office:value-type="float" office:value="1110" calcext:value-type="float">
            <text:p>1110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VideoplayerActivity_22_BinaryMutator</text:p>
          </table:table-cell>
          <table:table-cell table:style-name="ce1" table:formula="of:=[.D1111]+[.B1112]" office:value-type="float" office:value="438522" calcext:value-type="float">
            <text:p>438522</text:p>
          </table:table-cell>
          <table:table-cell table:style-name="ce3" table:formula="of:=[.B1112]/[.$B$1]" office:value-type="float" office:value="4.11458333333333" calcext:value-type="float">
            <text:p>4,11</text:p>
          </table:table-cell>
          <table:table-cell table:style-name="ce3" table:formula="of:=[.F1111]+[.E1112]" office:value-type="float" office:value="4567.93750000001" calcext:value-type="float">
            <text:p>4567,94</text:p>
          </table:table-cell>
        </table:table-row>
        <table:table-row table:style-name="ro1">
          <table:table-cell table:style-name="ce1" office:value-type="float" office:value="1111" calcext:value-type="float">
            <text:p>1111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string" calcext:value-type="string">
            <text:p>VideoplayerActivity_23_BinaryMutator</text:p>
          </table:table-cell>
          <table:table-cell table:style-name="ce1" table:formula="of:=[.D1112]+[.B1113]" office:value-type="float" office:value="438920" calcext:value-type="float">
            <text:p>438920</text:p>
          </table:table-cell>
          <table:table-cell table:style-name="ce3" table:formula="of:=[.B1113]/[.$B$1]" office:value-type="float" office:value="4.14583333333333" calcext:value-type="float">
            <text:p>4,15</text:p>
          </table:table-cell>
          <table:table-cell table:style-name="ce3" table:formula="of:=[.F1112]+[.E1113]" office:value-type="float" office:value="4572.08333333334" calcext:value-type="float">
            <text:p>4572,08</text:p>
          </table:table-cell>
        </table:table-row>
        <table:table-row table:style-name="ro1">
          <table:table-cell table:style-name="ce1" office:value-type="float" office:value="1112" calcext:value-type="float">
            <text:p>1112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VideoplayerActivity_24_BinaryMutator</text:p>
          </table:table-cell>
          <table:table-cell table:style-name="ce1" table:formula="of:=[.D1113]+[.B1114]" office:value-type="float" office:value="439311" calcext:value-type="float">
            <text:p>439311</text:p>
          </table:table-cell>
          <table:table-cell table:style-name="ce3" table:formula="of:=[.B1114]/[.$B$1]" office:value-type="float" office:value="4.07291666666667" calcext:value-type="float">
            <text:p>4,07</text:p>
          </table:table-cell>
          <table:table-cell table:style-name="ce3" table:formula="of:=[.F1113]+[.E1114]" office:value-type="float" office:value="4576.15625000001" calcext:value-type="float">
            <text:p>4576,16</text:p>
          </table:table-cell>
        </table:table-row>
        <table:table-row table:style-name="ro1">
          <table:table-cell table:style-name="ce1" office:value-type="float" office:value="1113" calcext:value-type="float">
            <text:p>1113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VideoplayerActivity_25_BinaryMutator</text:p>
          </table:table-cell>
          <table:table-cell table:style-name="ce1" table:formula="of:=[.D1114]+[.B1115]" office:value-type="float" office:value="439706" calcext:value-type="float">
            <text:p>439706</text:p>
          </table:table-cell>
          <table:table-cell table:style-name="ce3" table:formula="of:=[.B1115]/[.$B$1]" office:value-type="float" office:value="4.11458333333333" calcext:value-type="float">
            <text:p>4,11</text:p>
          </table:table-cell>
          <table:table-cell table:style-name="ce3" table:formula="of:=[.F1114]+[.E1115]" office:value-type="float" office:value="4580.27083333334" calcext:value-type="float">
            <text:p>4580,27</text:p>
          </table:table-cell>
        </table:table-row>
        <table:table-row table:style-name="ro1">
          <table:table-cell table:style-name="ce1" office:value-type="float" office:value="1114" calcext:value-type="float">
            <text:p>1114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VideoplayerActivity_26_BinaryMutator</text:p>
          </table:table-cell>
          <table:table-cell table:style-name="ce1" table:formula="of:=[.D1115]+[.B1116]" office:value-type="float" office:value="440098" calcext:value-type="float">
            <text:p>440098</text:p>
          </table:table-cell>
          <table:table-cell table:style-name="ce3" table:formula="of:=[.B1116]/[.$B$1]" office:value-type="float" office:value="4.08333333333333" calcext:value-type="float">
            <text:p>4,08</text:p>
          </table:table-cell>
          <table:table-cell table:style-name="ce3" table:formula="of:=[.F1115]+[.E1116]" office:value-type="float" office:value="4584.35416666667" calcext:value-type="float">
            <text:p>4584,35</text:p>
          </table:table-cell>
        </table:table-row>
        <table:table-row table:style-name="ro1">
          <table:table-cell table:style-name="ce1" office:value-type="float" office:value="1115" calcext:value-type="float">
            <text:p>1115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VideoplayerActivity_27_BinaryMutator</text:p>
          </table:table-cell>
          <table:table-cell table:style-name="ce1" table:formula="of:=[.D1116]+[.B1117]" office:value-type="float" office:value="440490" calcext:value-type="float">
            <text:p>440490</text:p>
          </table:table-cell>
          <table:table-cell table:style-name="ce3" table:formula="of:=[.B1117]/[.$B$1]" office:value-type="float" office:value="4.08333333333333" calcext:value-type="float">
            <text:p>4,08</text:p>
          </table:table-cell>
          <table:table-cell table:style-name="ce3" table:formula="of:=[.F1116]+[.E1117]" office:value-type="float" office:value="4588.43750000001" calcext:value-type="float">
            <text:p>4588,44</text:p>
          </table:table-cell>
        </table:table-row>
        <table:table-row table:style-name="ro1">
          <table:table-cell table:style-name="ce1" office:value-type="float" office:value="1116" calcext:value-type="float">
            <text:p>1116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string" calcext:value-type="string">
            <text:p>VideoplayerActivity_28_BinaryMutator</text:p>
          </table:table-cell>
          <table:table-cell table:style-name="ce1" table:formula="of:=[.D1117]+[.B1118]" office:value-type="float" office:value="440888" calcext:value-type="float">
            <text:p>440888</text:p>
          </table:table-cell>
          <table:table-cell table:style-name="ce3" table:formula="of:=[.B1118]/[.$B$1]" office:value-type="float" office:value="4.14583333333333" calcext:value-type="float">
            <text:p>4,15</text:p>
          </table:table-cell>
          <table:table-cell table:style-name="ce3" table:formula="of:=[.F1117]+[.E1118]" office:value-type="float" office:value="4592.58333333334" calcext:value-type="float">
            <text:p>4592,58</text:p>
          </table:table-cell>
        </table:table-row>
        <table:table-row table:style-name="ro1">
          <table:table-cell table:style-name="ce1" office:value-type="float" office:value="1117" calcext:value-type="float">
            <text:p>1117</text:p>
          </table:table-cell>
          <table:table-cell table:style-name="ce1" office:value-type="float" office:value="401" calcext:value-type="float">
            <text:p>401</text:p>
          </table:table-cell>
          <table:table-cell table:style-name="ce1" office:value-type="string" calcext:value-type="string">
            <text:p>OnlineFeedViewActivity_0_LengthyGUICreationOperatorMutator</text:p>
          </table:table-cell>
          <table:table-cell table:style-name="ce1" table:formula="of:=[.D1118]+[.B1119]" office:value-type="float" office:value="441289" calcext:value-type="float">
            <text:p>441289</text:p>
          </table:table-cell>
          <table:table-cell table:style-name="ce3" table:formula="of:=[.B1119]/[.$B$1]" office:value-type="float" office:value="4.17708333333333" calcext:value-type="float">
            <text:p>4,18</text:p>
          </table:table-cell>
          <table:table-cell table:style-name="ce3" table:formula="of:=[.F1118]+[.E1119]" office:value-type="float" office:value="4596.76041666667" calcext:value-type="float">
            <text:p>4596,76</text:p>
          </table:table-cell>
        </table:table-row>
        <table:table-row table:style-name="ro1">
          <table:table-cell table:style-name="ce1" office:value-type="float" office:value="1118" calcext:value-type="float">
            <text:p>1118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OnlineFeedViewActivity_1_BuggyGUIListenerOperatorMutator</text:p>
          </table:table-cell>
          <table:table-cell table:style-name="ce1" table:formula="of:=[.D1119]+[.B1120]" office:value-type="float" office:value="441685" calcext:value-type="float">
            <text:p>441685</text:p>
          </table:table-cell>
          <table:table-cell table:style-name="ce3" table:formula="of:=[.B1120]/[.$B$1]" office:value-type="float" office:value="4.125" calcext:value-type="float">
            <text:p>4,13</text:p>
          </table:table-cell>
          <table:table-cell table:style-name="ce3" table:formula="of:=[.F1119]+[.E1120]" office:value-type="float" office:value="4600.88541666667" calcext:value-type="float">
            <text:p>4600,89</text:p>
          </table:table-cell>
        </table:table-row>
        <table:table-row table:style-name="ro1">
          <table:table-cell table:style-name="ce1" office:value-type="float" office:value="1119" calcext:value-type="float">
            <text:p>1119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OnlineFeedViewActivity_2_BuggyGUIListenerOperatorMutator</text:p>
          </table:table-cell>
          <table:table-cell table:style-name="ce1" table:formula="of:=[.D1120]+[.B1121]" office:value-type="float" office:value="442080" calcext:value-type="float">
            <text:p>442080</text:p>
          </table:table-cell>
          <table:table-cell table:style-name="ce3" table:formula="of:=[.B1121]/[.$B$1]" office:value-type="float" office:value="4.11458333333333" calcext:value-type="float">
            <text:p>4,11</text:p>
          </table:table-cell>
          <table:table-cell table:style-name="ce3" table:formula="of:=[.F1120]+[.E1121]" office:value-type="float" office:value="4605.00000000001" calcext:value-type="float">
            <text:p>4605,00</text:p>
          </table:table-cell>
        </table:table-row>
        <table:table-row table:style-name="ro1">
          <table:table-cell table:style-name="ce1" office:value-type="float" office:value="1120" calcext:value-type="float">
            <text:p>1120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string" calcext:value-type="string">
            <text:p>OnlineFeedViewActivity_3_BuggyGUIListenerOperatorMutator</text:p>
          </table:table-cell>
          <table:table-cell table:style-name="ce1" table:formula="of:=[.D1121]+[.B1122]" office:value-type="float" office:value="442478" calcext:value-type="float">
            <text:p>442478</text:p>
          </table:table-cell>
          <table:table-cell table:style-name="ce3" table:formula="of:=[.B1122]/[.$B$1]" office:value-type="float" office:value="4.14583333333333" calcext:value-type="float">
            <text:p>4,15</text:p>
          </table:table-cell>
          <table:table-cell table:style-name="ce3" table:formula="of:=[.F1121]+[.E1122]" office:value-type="float" office:value="4609.14583333334" calcext:value-type="float">
            <text:p>4609,15</text:p>
          </table:table-cell>
        </table:table-row>
        <table:table-row table:style-name="ro1">
          <table:table-cell table:style-name="ce1" office:value-type="float" office:value="1121" calcext:value-type="float">
            <text:p>1121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OnlineFeedViewActivity_4_NullIntentOperatorMutator</text:p>
          </table:table-cell>
          <table:table-cell table:style-name="ce1" table:formula="of:=[.D1122]+[.B1123]" office:value-type="float" office:value="442873" calcext:value-type="float">
            <text:p>442873</text:p>
          </table:table-cell>
          <table:table-cell table:style-name="ce3" table:formula="of:=[.B1123]/[.$B$1]" office:value-type="float" office:value="4.11458333333333" calcext:value-type="float">
            <text:p>4,11</text:p>
          </table:table-cell>
          <table:table-cell table:style-name="ce3" table:formula="of:=[.F1122]+[.E1123]" office:value-type="float" office:value="4613.26041666667" calcext:value-type="float">
            <text:p>4613,26</text:p>
          </table:table-cell>
        </table:table-row>
        <table:table-row table:style-name="ro1">
          <table:table-cell table:style-name="ce1" office:value-type="float" office:value="1122" calcext:value-type="float">
            <text:p>1122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OnlineFeedViewActivity_5_RandomActionIntentDefinitionOperatorMutator</text:p>
          </table:table-cell>
          <table:table-cell table:style-name="ce1" table:formula="of:=[.D1123]+[.B1124]" office:value-type="float" office:value="443269" calcext:value-type="float">
            <text:p>443269</text:p>
          </table:table-cell>
          <table:table-cell table:style-name="ce3" table:formula="of:=[.B1124]/[.$B$1]" office:value-type="float" office:value="4.125" calcext:value-type="float">
            <text:p>4,13</text:p>
          </table:table-cell>
          <table:table-cell table:style-name="ce3" table:formula="of:=[.F1123]+[.E1124]" office:value-type="float" office:value="4617.38541666667" calcext:value-type="float">
            <text:p>4617,39</text:p>
          </table:table-cell>
        </table:table-row>
        <table:table-row table:style-name="ro1">
          <table:table-cell table:style-name="ce1" office:value-type="float" office:value="1123" calcext:value-type="float">
            <text:p>1123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OnlineFeedViewActivity_6_NullValueIntentPutExtraOperatorMutator</text:p>
          </table:table-cell>
          <table:table-cell table:style-name="ce1" table:formula="of:=[.D1124]+[.B1125]" office:value-type="float" office:value="443666" calcext:value-type="float">
            <text:p>443666</text:p>
          </table:table-cell>
          <table:table-cell table:style-name="ce3" table:formula="of:=[.B1125]/[.$B$1]" office:value-type="float" office:value="4.13541666666667" calcext:value-type="float">
            <text:p>4,14</text:p>
          </table:table-cell>
          <table:table-cell table:style-name="ce3" table:formula="of:=[.F1124]+[.E1125]" office:value-type="float" office:value="4621.52083333334" calcext:value-type="float">
            <text:p>4621,52</text:p>
          </table:table-cell>
        </table:table-row>
        <table:table-row table:style-name="ro1">
          <table:table-cell table:style-name="ce1" office:value-type="float" office:value="1124" calcext:value-type="float">
            <text:p>1124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OnlineFeedViewActivity_7_IntentPayloadReplacementOperatorMutator</text:p>
          </table:table-cell>
          <table:table-cell table:style-name="ce1" table:formula="of:=[.D1125]+[.B1126]" office:value-type="float" office:value="444057" calcext:value-type="float">
            <text:p>444057</text:p>
          </table:table-cell>
          <table:table-cell table:style-name="ce3" table:formula="of:=[.B1126]/[.$B$1]" office:value-type="float" office:value="4.07291666666667" calcext:value-type="float">
            <text:p>4,07</text:p>
          </table:table-cell>
          <table:table-cell table:style-name="ce3" table:formula="of:=[.F1125]+[.E1126]" office:value-type="float" office:value="4625.59375000001" calcext:value-type="float">
            <text:p>4625,59</text:p>
          </table:table-cell>
        </table:table-row>
        <table:table-row table:style-name="ro1">
          <table:table-cell table:style-name="ce1" office:value-type="float" office:value="1125" calcext:value-type="float">
            <text:p>1125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string" calcext:value-type="string">
            <text:p>OnlineFeedViewActivity_8_RandomActionIntentDefinitionOperatorMutator</text:p>
          </table:table-cell>
          <table:table-cell table:style-name="ce1" table:formula="of:=[.D1126]+[.B1127]" office:value-type="float" office:value="444455" calcext:value-type="float">
            <text:p>444455</text:p>
          </table:table-cell>
          <table:table-cell table:style-name="ce3" table:formula="of:=[.B1127]/[.$B$1]" office:value-type="float" office:value="4.14583333333333" calcext:value-type="float">
            <text:p>4,15</text:p>
          </table:table-cell>
          <table:table-cell table:style-name="ce3" table:formula="of:=[.F1126]+[.E1127]" office:value-type="float" office:value="4629.73958333334" calcext:value-type="float">
            <text:p>4629,74</text:p>
          </table:table-cell>
        </table:table-row>
        <table:table-row table:style-name="ro1">
          <table:table-cell table:style-name="ce1" office:value-type="float" office:value="1126" calcext:value-type="float">
            <text:p>1126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OnlineFeedViewActivity_9_NullIntentOperatorMutator</text:p>
          </table:table-cell>
          <table:table-cell table:style-name="ce1" table:formula="of:=[.D1127]+[.B1128]" office:value-type="float" office:value="444850" calcext:value-type="float">
            <text:p>444850</text:p>
          </table:table-cell>
          <table:table-cell table:style-name="ce3" table:formula="of:=[.B1128]/[.$B$1]" office:value-type="float" office:value="4.11458333333333" calcext:value-type="float">
            <text:p>4,11</text:p>
          </table:table-cell>
          <table:table-cell table:style-name="ce3" table:formula="of:=[.F1127]+[.E1128]" office:value-type="float" office:value="4633.85416666667" calcext:value-type="float">
            <text:p>4633,85</text:p>
          </table:table-cell>
        </table:table-row>
        <table:table-row table:style-name="ro1">
          <table:table-cell table:style-name="ce1" office:value-type="float" office:value="1127" calcext:value-type="float">
            <text:p>1127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OnlineFeedViewActivity_10_InvalidKeyIntentOperatorMutator</text:p>
          </table:table-cell>
          <table:table-cell table:style-name="ce1" table:formula="of:=[.D1128]+[.B1129]" office:value-type="float" office:value="445243" calcext:value-type="float">
            <text:p>445243</text:p>
          </table:table-cell>
          <table:table-cell table:style-name="ce3" table:formula="of:=[.B1129]/[.$B$1]" office:value-type="float" office:value="4.09375" calcext:value-type="float">
            <text:p>4,09</text:p>
          </table:table-cell>
          <table:table-cell table:style-name="ce3" table:formula="of:=[.F1128]+[.E1129]" office:value-type="float" office:value="4637.94791666667" calcext:value-type="float">
            <text:p>4637,95</text:p>
          </table:table-cell>
        </table:table-row>
        <table:table-row table:style-name="ro1">
          <table:table-cell table:style-name="ce1" office:value-type="float" office:value="1128" calcext:value-type="float">
            <text:p>1128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OnlineFeedViewActivity_11_RandomActionIntentDefinitionOperatorMutator</text:p>
          </table:table-cell>
          <table:table-cell table:style-name="ce1" table:formula="of:=[.D1129]+[.B1130]" office:value-type="float" office:value="445637" calcext:value-type="float">
            <text:p>445637</text:p>
          </table:table-cell>
          <table:table-cell table:style-name="ce3" table:formula="of:=[.B1130]/[.$B$1]" office:value-type="float" office:value="4.10416666666667" calcext:value-type="float">
            <text:p>4,10</text:p>
          </table:table-cell>
          <table:table-cell table:style-name="ce3" table:formula="of:=[.F1129]+[.E1130]" office:value-type="float" office:value="4642.05208333334" calcext:value-type="float">
            <text:p>4642,05</text:p>
          </table:table-cell>
        </table:table-row>
        <table:table-row table:style-name="ro1">
          <table:table-cell table:style-name="ce1" office:value-type="float" office:value="1129" calcext:value-type="float">
            <text:p>1129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OnlineFeedViewActivity_12_InvalidIDFindViewOperatorMutator</text:p>
          </table:table-cell>
          <table:table-cell table:style-name="ce1" table:formula="of:=[.D1130]+[.B1131]" office:value-type="float" office:value="446032" calcext:value-type="float">
            <text:p>446032</text:p>
          </table:table-cell>
          <table:table-cell table:style-name="ce3" table:formula="of:=[.B1131]/[.$B$1]" office:value-type="float" office:value="4.11458333333333" calcext:value-type="float">
            <text:p>4,11</text:p>
          </table:table-cell>
          <table:table-cell table:style-name="ce3" table:formula="of:=[.F1130]+[.E1131]" office:value-type="float" office:value="4646.16666666667" calcext:value-type="float">
            <text:p>4646,17</text:p>
          </table:table-cell>
        </table:table-row>
        <table:table-row table:style-name="ro1">
          <table:table-cell table:style-name="ce1" office:value-type="float" office:value="1130" calcext:value-type="float">
            <text:p>1130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string" calcext:value-type="string">
            <text:p>OnlineFeedViewActivity_13_BuggyGUIListenerOperatorMutator</text:p>
          </table:table-cell>
          <table:table-cell table:style-name="ce1" table:formula="of:=[.D1131]+[.B1132]" office:value-type="float" office:value="446440" calcext:value-type="float">
            <text:p>446440</text:p>
          </table:table-cell>
          <table:table-cell table:style-name="ce3" table:formula="of:=[.B1132]/[.$B$1]" office:value-type="float" office:value="4.25" calcext:value-type="float">
            <text:p>4,25</text:p>
          </table:table-cell>
          <table:table-cell table:style-name="ce3" table:formula="of:=[.F1131]+[.E1132]" office:value-type="float" office:value="4650.41666666667" calcext:value-type="float">
            <text:p>4650,42</text:p>
          </table:table-cell>
        </table:table-row>
        <table:table-row table:style-name="ro1">
          <table:table-cell table:style-name="ce1" office:value-type="float" office:value="1131" calcext:value-type="float">
            <text:p>1131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OnlineFeedViewActivity_14_BuggyGUIListenerOperatorMutator</text:p>
          </table:table-cell>
          <table:table-cell table:style-name="ce1" table:formula="of:=[.D1132]+[.B1133]" office:value-type="float" office:value="446833" calcext:value-type="float">
            <text:p>446833</text:p>
          </table:table-cell>
          <table:table-cell table:style-name="ce3" table:formula="of:=[.B1133]/[.$B$1]" office:value-type="float" office:value="4.09375" calcext:value-type="float">
            <text:p>4,09</text:p>
          </table:table-cell>
          <table:table-cell table:style-name="ce3" table:formula="of:=[.F1132]+[.E1133]" office:value-type="float" office:value="4654.51041666667" calcext:value-type="float">
            <text:p>4654,51</text:p>
          </table:table-cell>
        </table:table-row>
        <table:table-row table:style-name="ro1">
          <table:table-cell table:style-name="ce1" office:value-type="float" office:value="1132" calcext:value-type="float">
            <text:p>1132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OnlineFeedViewActivity_15_BuggyGUIListenerOperatorMutator</text:p>
          </table:table-cell>
          <table:table-cell table:style-name="ce1" table:formula="of:=[.D1133]+[.B1134]" office:value-type="float" office:value="447226" calcext:value-type="float">
            <text:p>447226</text:p>
          </table:table-cell>
          <table:table-cell table:style-name="ce3" table:formula="of:=[.B1134]/[.$B$1]" office:value-type="float" office:value="4.09375" calcext:value-type="float">
            <text:p>4,09</text:p>
          </table:table-cell>
          <table:table-cell table:style-name="ce3" table:formula="of:=[.F1133]+[.E1134]" office:value-type="float" office:value="4658.60416666667" calcext:value-type="float">
            <text:p>4658,60</text:p>
          </table:table-cell>
        </table:table-row>
        <table:table-row table:style-name="ro1">
          <table:table-cell table:style-name="ce1" office:value-type="float" office:value="1133" calcext:value-type="float">
            <text:p>1133</text:p>
          </table:table-cell>
          <table:table-cell table:style-name="ce1" office:value-type="float" office:value="437" calcext:value-type="float">
            <text:p>437</text:p>
          </table:table-cell>
          <table:table-cell table:style-name="ce1" office:value-type="string" calcext:value-type="string">
            <text:p>OnlineFeedViewActivity_16_RandomActionIntentDefinitionOperatorMutator</text:p>
          </table:table-cell>
          <table:table-cell table:style-name="ce1" table:formula="of:=[.D1134]+[.B1135]" office:value-type="float" office:value="447663" calcext:value-type="float">
            <text:p>447663</text:p>
          </table:table-cell>
          <table:table-cell table:style-name="ce3" table:formula="of:=[.B1135]/[.$B$1]" office:value-type="float" office:value="4.55208333333333" calcext:value-type="float">
            <text:p>4,55</text:p>
          </table:table-cell>
          <table:table-cell table:style-name="ce3" table:formula="of:=[.F1134]+[.E1135]" office:value-type="float" office:value="4663.15625000001" calcext:value-type="float">
            <text:p>4663,16</text:p>
          </table:table-cell>
        </table:table-row>
        <table:table-row table:style-name="ro1">
          <table:table-cell table:style-name="ce1" office:value-type="float" office:value="1134" calcext:value-type="float">
            <text:p>1134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OnlineFeedViewActivity_17_NullValueIntentPutExtraOperatorMutator</text:p>
          </table:table-cell>
          <table:table-cell table:style-name="ce1" table:formula="of:=[.D1135]+[.B1136]" office:value-type="float" office:value="448055" calcext:value-type="float">
            <text:p>448055</text:p>
          </table:table-cell>
          <table:table-cell table:style-name="ce3" table:formula="of:=[.B1136]/[.$B$1]" office:value-type="float" office:value="4.08333333333333" calcext:value-type="float">
            <text:p>4,08</text:p>
          </table:table-cell>
          <table:table-cell table:style-name="ce3" table:formula="of:=[.F1135]+[.E1136]" office:value-type="float" office:value="4667.23958333334" calcext:value-type="float">
            <text:p>4667,24</text:p>
          </table:table-cell>
        </table:table-row>
        <table:table-row table:style-name="ro1">
          <table:table-cell table:style-name="ce1" office:value-type="float" office:value="1135" calcext:value-type="float">
            <text:p>1135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OnlineFeedViewActivity_18_IntentPayloadReplacementOperatorMutator</text:p>
          </table:table-cell>
          <table:table-cell table:style-name="ce1" table:formula="of:=[.D1136]+[.B1137]" office:value-type="float" office:value="448447" calcext:value-type="float">
            <text:p>448447</text:p>
          </table:table-cell>
          <table:table-cell table:style-name="ce3" table:formula="of:=[.B1137]/[.$B$1]" office:value-type="float" office:value="4.08333333333333" calcext:value-type="float">
            <text:p>4,08</text:p>
          </table:table-cell>
          <table:table-cell table:style-name="ce3" table:formula="of:=[.F1136]+[.E1137]" office:value-type="float" office:value="4671.32291666667" calcext:value-type="float">
            <text:p>4671,32</text:p>
          </table:table-cell>
        </table:table-row>
        <table:table-row table:style-name="ro1">
          <table:table-cell table:style-name="ce1" office:value-type="float" office:value="1136" calcext:value-type="float">
            <text:p>1136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OnlineFeedViewActivity_19_RandomActionIntentDefinitionOperatorMutator</text:p>
          </table:table-cell>
          <table:table-cell table:style-name="ce1" table:formula="of:=[.D1137]+[.B1138]" office:value-type="float" office:value="448841" calcext:value-type="float">
            <text:p>448841</text:p>
          </table:table-cell>
          <table:table-cell table:style-name="ce3" table:formula="of:=[.B1138]/[.$B$1]" office:value-type="float" office:value="4.10416666666667" calcext:value-type="float">
            <text:p>4,10</text:p>
          </table:table-cell>
          <table:table-cell table:style-name="ce3" table:formula="of:=[.F1137]+[.E1138]" office:value-type="float" office:value="4675.42708333334" calcext:value-type="float">
            <text:p>4675,43</text:p>
          </table:table-cell>
        </table:table-row>
        <table:table-row table:style-name="ro1">
          <table:table-cell table:style-name="ce1" office:value-type="float" office:value="1137" calcext:value-type="float">
            <text:p>1137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string" calcext:value-type="string">
            <text:p>OnlineFeedViewActivity_20_BuggyGUIListenerOperatorMutator</text:p>
          </table:table-cell>
          <table:table-cell table:style-name="ce1" table:formula="of:=[.D1138]+[.B1139]" office:value-type="float" office:value="449239" calcext:value-type="float">
            <text:p>449239</text:p>
          </table:table-cell>
          <table:table-cell table:style-name="ce3" table:formula="of:=[.B1139]/[.$B$1]" office:value-type="float" office:value="4.14583333333333" calcext:value-type="float">
            <text:p>4,15</text:p>
          </table:table-cell>
          <table:table-cell table:style-name="ce3" table:formula="of:=[.F1138]+[.E1139]" office:value-type="float" office:value="4679.57291666667" calcext:value-type="float">
            <text:p>4679,57</text:p>
          </table:table-cell>
        </table:table-row>
        <table:table-row table:style-name="ro1">
          <table:table-cell table:style-name="ce1" office:value-type="float" office:value="1138" calcext:value-type="float">
            <text:p>1138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OnlineFeedViewActivity_21_BuggyGUIListenerOperatorMutator</text:p>
          </table:table-cell>
          <table:table-cell table:style-name="ce1" table:formula="of:=[.D1139]+[.B1140]" office:value-type="float" office:value="449631" calcext:value-type="float">
            <text:p>449631</text:p>
          </table:table-cell>
          <table:table-cell table:style-name="ce3" table:formula="of:=[.B1140]/[.$B$1]" office:value-type="float" office:value="4.08333333333333" calcext:value-type="float">
            <text:p>4,08</text:p>
          </table:table-cell>
          <table:table-cell table:style-name="ce3" table:formula="of:=[.F1139]+[.E1140]" office:value-type="float" office:value="4683.65625000001" calcext:value-type="float">
            <text:p>4683,66</text:p>
          </table:table-cell>
        </table:table-row>
        <table:table-row table:style-name="ro1">
          <table:table-cell table:style-name="ce1" office:value-type="float" office:value="1139" calcext:value-type="float">
            <text:p>1139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string" calcext:value-type="string">
            <text:p>WidgetConfigActivity_0_LengthyGUICreationOperatorMutator</text:p>
          </table:table-cell>
          <table:table-cell table:style-name="ce1" table:formula="of:=[.D1140]+[.B1141]" office:value-type="float" office:value="450031" calcext:value-type="float">
            <text:p>450031</text:p>
          </table:table-cell>
          <table:table-cell table:style-name="ce3" table:formula="of:=[.B1141]/[.$B$1]" office:value-type="float" office:value="4.16666666666667" calcext:value-type="float">
            <text:p>4,17</text:p>
          </table:table-cell>
          <table:table-cell table:style-name="ce3" table:formula="of:=[.F1140]+[.E1141]" office:value-type="float" office:value="4687.82291666667" calcext:value-type="float">
            <text:p>4687,82</text:p>
          </table:table-cell>
        </table:table-row>
        <table:table-row table:style-name="ro1">
          <table:table-cell table:style-name="ce1" office:value-type="float" office:value="1140" calcext:value-type="float">
            <text:p>114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WidgetConfigActivity_1_RandomActionIntentDefinitionOperatorMutator</text:p>
          </table:table-cell>
          <table:table-cell table:style-name="ce1" table:formula="of:=[.D1141]+[.B1142]" office:value-type="float" office:value="450422" calcext:value-type="float">
            <text:p>450422</text:p>
          </table:table-cell>
          <table:table-cell table:style-name="ce3" table:formula="of:=[.B1142]/[.$B$1]" office:value-type="float" office:value="4.07291666666667" calcext:value-type="float">
            <text:p>4,07</text:p>
          </table:table-cell>
          <table:table-cell table:style-name="ce3" table:formula="of:=[.F1141]+[.E1142]" office:value-type="float" office:value="4691.89583333334" calcext:value-type="float">
            <text:p>4691,90</text:p>
          </table:table-cell>
        </table:table-row>
        <table:table-row table:style-name="ro1">
          <table:table-cell table:style-name="ce1" office:value-type="float" office:value="1141" calcext:value-type="float">
            <text:p>1141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WidgetConfigActivity_2_NullIntentOperatorMutator</text:p>
          </table:table-cell>
          <table:table-cell table:style-name="ce1" table:formula="of:=[.D1142]+[.B1143]" office:value-type="float" office:value="450817" calcext:value-type="float">
            <text:p>450817</text:p>
          </table:table-cell>
          <table:table-cell table:style-name="ce3" table:formula="of:=[.B1143]/[.$B$1]" office:value-type="float" office:value="4.11458333333333" calcext:value-type="float">
            <text:p>4,11</text:p>
          </table:table-cell>
          <table:table-cell table:style-name="ce3" table:formula="of:=[.F1142]+[.E1143]" office:value-type="float" office:value="4696.01041666667" calcext:value-type="float">
            <text:p>4696,01</text:p>
          </table:table-cell>
        </table:table-row>
        <table:table-row table:style-name="ro1">
          <table:table-cell table:style-name="ce1" office:value-type="float" office:value="1142" calcext:value-type="float">
            <text:p>1142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WidgetConfigActivity_3_RandomActionIntentDefinitionOperatorMutator</text:p>
          </table:table-cell>
          <table:table-cell table:style-name="ce1" table:formula="of:=[.D1143]+[.B1144]" office:value-type="float" office:value="451214" calcext:value-type="float">
            <text:p>451214</text:p>
          </table:table-cell>
          <table:table-cell table:style-name="ce3" table:formula="of:=[.B1144]/[.$B$1]" office:value-type="float" office:value="4.13541666666667" calcext:value-type="float">
            <text:p>4,14</text:p>
          </table:table-cell>
          <table:table-cell table:style-name="ce3" table:formula="of:=[.F1143]+[.E1144]" office:value-type="float" office:value="4700.14583333334" calcext:value-type="float">
            <text:p>4700,15</text:p>
          </table:table-cell>
        </table:table-row>
        <table:table-row table:style-name="ro1">
          <table:table-cell table:style-name="ce1" office:value-type="float" office:value="1143" calcext:value-type="float">
            <text:p>1143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WidgetConfigActivity_4_NullValueIntentPutExtraOperatorMutator</text:p>
          </table:table-cell>
          <table:table-cell table:style-name="ce1" table:formula="of:=[.D1144]+[.B1145]" office:value-type="float" office:value="451611" calcext:value-type="float">
            <text:p>451611</text:p>
          </table:table-cell>
          <table:table-cell table:style-name="ce3" table:formula="of:=[.B1145]/[.$B$1]" office:value-type="float" office:value="4.13541666666667" calcext:value-type="float">
            <text:p>4,14</text:p>
          </table:table-cell>
          <table:table-cell table:style-name="ce3" table:formula="of:=[.F1144]+[.E1145]" office:value-type="float" office:value="4704.28125000001" calcext:value-type="float">
            <text:p>4704,28</text:p>
          </table:table-cell>
        </table:table-row>
        <table:table-row table:style-name="ro1">
          <table:table-cell table:style-name="ce1" office:value-type="float" office:value="1144" calcext:value-type="float">
            <text:p>1144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string" calcext:value-type="string">
            <text:p>WidgetConfigActivity_5_IntentPayloadReplacementOperatorMutator</text:p>
          </table:table-cell>
          <table:table-cell table:style-name="ce1" table:formula="of:=[.D1145]+[.B1146]" office:value-type="float" office:value="452000" calcext:value-type="float">
            <text:p>452000</text:p>
          </table:table-cell>
          <table:table-cell table:style-name="ce3" table:formula="of:=[.B1146]/[.$B$1]" office:value-type="float" office:value="4.05208333333333" calcext:value-type="float">
            <text:p>4,05</text:p>
          </table:table-cell>
          <table:table-cell table:style-name="ce3" table:formula="of:=[.F1145]+[.E1146]" office:value-type="float" office:value="4708.33333333334" calcext:value-type="float">
            <text:p>4708,33</text:p>
          </table:table-cell>
        </table:table-row>
        <table:table-row table:style-name="ro1">
          <table:table-cell table:style-name="ce1" office:value-type="float" office:value="1145" calcext:value-type="float">
            <text:p>1145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WidgetConfigActivity_6_RandomActionIntentDefinitionOperatorMutator</text:p>
          </table:table-cell>
          <table:table-cell table:style-name="ce1" table:formula="of:=[.D1146]+[.B1147]" office:value-type="float" office:value="452396" calcext:value-type="float">
            <text:p>452396</text:p>
          </table:table-cell>
          <table:table-cell table:style-name="ce3" table:formula="of:=[.B1147]/[.$B$1]" office:value-type="float" office:value="4.125" calcext:value-type="float">
            <text:p>4,13</text:p>
          </table:table-cell>
          <table:table-cell table:style-name="ce3" table:formula="of:=[.F1146]+[.E1147]" office:value-type="float" office:value="4712.45833333334" calcext:value-type="float">
            <text:p>4712,46</text:p>
          </table:table-cell>
        </table:table-row>
        <table:table-row table:style-name="ro1">
          <table:table-cell table:style-name="ce1" office:value-type="float" office:value="1146" calcext:value-type="float">
            <text:p>1146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string" calcext:value-type="string">
            <text:p>WidgetConfigActivity_7_FindViewByIdReturnsNullOperatorMutator</text:p>
          </table:table-cell>
          <table:table-cell table:style-name="ce1" table:formula="of:=[.D1147]+[.B1148]" office:value-type="float" office:value="452794" calcext:value-type="float">
            <text:p>452794</text:p>
          </table:table-cell>
          <table:table-cell table:style-name="ce3" table:formula="of:=[.B1148]/[.$B$1]" office:value-type="float" office:value="4.14583333333333" calcext:value-type="float">
            <text:p>4,15</text:p>
          </table:table-cell>
          <table:table-cell table:style-name="ce3" table:formula="of:=[.F1147]+[.E1148]" office:value-type="float" office:value="4716.60416666667" calcext:value-type="float">
            <text:p>4716,60</text:p>
          </table:table-cell>
        </table:table-row>
        <table:table-row table:style-name="ro1">
          <table:table-cell table:style-name="ce1" office:value-type="float" office:value="1147" calcext:value-type="float">
            <text:p>1147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WidgetConfigActivity_8_InvalidIDFindViewOperatorMutator</text:p>
          </table:table-cell>
          <table:table-cell table:style-name="ce1" table:formula="of:=[.D1148]+[.B1149]" office:value-type="float" office:value="453190" calcext:value-type="float">
            <text:p>453190</text:p>
          </table:table-cell>
          <table:table-cell table:style-name="ce3" table:formula="of:=[.B1149]/[.$B$1]" office:value-type="float" office:value="4.125" calcext:value-type="float">
            <text:p>4,13</text:p>
          </table:table-cell>
          <table:table-cell table:style-name="ce3" table:formula="of:=[.F1148]+[.E1149]" office:value-type="float" office:value="4720.72916666667" calcext:value-type="float">
            <text:p>4720,73</text:p>
          </table:table-cell>
        </table:table-row>
        <table:table-row table:style-name="ro1">
          <table:table-cell table:style-name="ce1" office:value-type="float" office:value="1148" calcext:value-type="float">
            <text:p>1148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WidgetConfigActivity_9_InvalidViewFocusOperatorMutator</text:p>
          </table:table-cell>
          <table:table-cell table:style-name="ce1" table:formula="of:=[.D1149]+[.B1150]" office:value-type="float" office:value="453584" calcext:value-type="float">
            <text:p>453584</text:p>
          </table:table-cell>
          <table:table-cell table:style-name="ce3" table:formula="of:=[.B1150]/[.$B$1]" office:value-type="float" office:value="4.10416666666667" calcext:value-type="float">
            <text:p>4,10</text:p>
          </table:table-cell>
          <table:table-cell table:style-name="ce3" table:formula="of:=[.F1149]+[.E1150]" office:value-type="float" office:value="4724.83333333334" calcext:value-type="float">
            <text:p>4724,83</text:p>
          </table:table-cell>
        </table:table-row>
        <table:table-row table:style-name="ro1">
          <table:table-cell table:style-name="ce1" office:value-type="float" office:value="1149" calcext:value-type="float">
            <text:p>1149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WidgetConfigActivity_10_ViewComponentNotVisibleOperatorMutator</text:p>
          </table:table-cell>
          <table:table-cell table:style-name="ce1" table:formula="of:=[.D1150]+[.B1151]" office:value-type="float" office:value="453977" calcext:value-type="float">
            <text:p>453977</text:p>
          </table:table-cell>
          <table:table-cell table:style-name="ce3" table:formula="of:=[.B1151]/[.$B$1]" office:value-type="float" office:value="4.09375" calcext:value-type="float">
            <text:p>4,09</text:p>
          </table:table-cell>
          <table:table-cell table:style-name="ce3" table:formula="of:=[.F1150]+[.E1151]" office:value-type="float" office:value="4728.92708333334" calcext:value-type="float">
            <text:p>4728,93</text:p>
          </table:table-cell>
        </table:table-row>
        <table:table-row table:style-name="ro1">
          <table:table-cell table:style-name="ce1" office:value-type="float" office:value="1150" calcext:value-type="float">
            <text:p>1150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string" calcext:value-type="string">
            <text:p>WidgetConfigActivity_11_FindViewByIdReturnsNullOperatorMutator</text:p>
          </table:table-cell>
          <table:table-cell table:style-name="ce1" table:formula="of:=[.D1151]+[.B1152]" office:value-type="float" office:value="454366" calcext:value-type="float">
            <text:p>454366</text:p>
          </table:table-cell>
          <table:table-cell table:style-name="ce3" table:formula="of:=[.B1152]/[.$B$1]" office:value-type="float" office:value="4.05208333333333" calcext:value-type="float">
            <text:p>4,05</text:p>
          </table:table-cell>
          <table:table-cell table:style-name="ce3" table:formula="of:=[.F1151]+[.E1152]" office:value-type="float" office:value="4732.97916666667" calcext:value-type="float">
            <text:p>4732,98</text:p>
          </table:table-cell>
        </table:table-row>
        <table:table-row table:style-name="ro1">
          <table:table-cell table:style-name="ce1" office:value-type="float" office:value="1151" calcext:value-type="float">
            <text:p>1151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WidgetConfigActivity_12_InvalidIDFindViewOperatorMutator</text:p>
          </table:table-cell>
          <table:table-cell table:style-name="ce1" table:formula="of:=[.D1152]+[.B1153]" office:value-type="float" office:value="454762" calcext:value-type="float">
            <text:p>454762</text:p>
          </table:table-cell>
          <table:table-cell table:style-name="ce3" table:formula="of:=[.B1153]/[.$B$1]" office:value-type="float" office:value="4.125" calcext:value-type="float">
            <text:p>4,13</text:p>
          </table:table-cell>
          <table:table-cell table:style-name="ce3" table:formula="of:=[.F1152]+[.E1153]" office:value-type="float" office:value="4737.10416666667" calcext:value-type="float">
            <text:p>4737,10</text:p>
          </table:table-cell>
        </table:table-row>
        <table:table-row table:style-name="ro1">
          <table:table-cell table:style-name="ce1" office:value-type="float" office:value="1152" calcext:value-type="float">
            <text:p>1152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WidgetConfigActivity_13_InvalidViewFocusOperatorMutator</text:p>
          </table:table-cell>
          <table:table-cell table:style-name="ce1" table:formula="of:=[.D1153]+[.B1154]" office:value-type="float" office:value="455158" calcext:value-type="float">
            <text:p>455158</text:p>
          </table:table-cell>
          <table:table-cell table:style-name="ce3" table:formula="of:=[.B1154]/[.$B$1]" office:value-type="float" office:value="4.125" calcext:value-type="float">
            <text:p>4,13</text:p>
          </table:table-cell>
          <table:table-cell table:style-name="ce3" table:formula="of:=[.F1153]+[.E1154]" office:value-type="float" office:value="4741.22916666667" calcext:value-type="float">
            <text:p>4741,23</text:p>
          </table:table-cell>
        </table:table-row>
        <table:table-row table:style-name="ro1">
          <table:table-cell table:style-name="ce1" office:value-type="float" office:value="1153" calcext:value-type="float">
            <text:p>1153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WidgetConfigActivity_14_ViewComponentNotVisibleOperatorMutator</text:p>
          </table:table-cell>
          <table:table-cell table:style-name="ce1" table:formula="of:=[.D1154]+[.B1155]" office:value-type="float" office:value="455549" calcext:value-type="float">
            <text:p>455549</text:p>
          </table:table-cell>
          <table:table-cell table:style-name="ce3" table:formula="of:=[.B1155]/[.$B$1]" office:value-type="float" office:value="4.07291666666667" calcext:value-type="float">
            <text:p>4,07</text:p>
          </table:table-cell>
          <table:table-cell table:style-name="ce3" table:formula="of:=[.F1154]+[.E1155]" office:value-type="float" office:value="4745.30208333334" calcext:value-type="float">
            <text:p>4745,30</text:p>
          </table:table-cell>
        </table:table-row>
        <table:table-row table:style-name="ro1">
          <table:table-cell table:style-name="ce1" office:value-type="float" office:value="1154" calcext:value-type="float">
            <text:p>1154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WidgetConfigActivity_15_FindViewByIdReturnsNullOperatorMutator</text:p>
          </table:table-cell>
          <table:table-cell table:style-name="ce1" table:formula="of:=[.D1155]+[.B1156]" office:value-type="float" office:value="455943" calcext:value-type="float">
            <text:p>455943</text:p>
          </table:table-cell>
          <table:table-cell table:style-name="ce3" table:formula="of:=[.B1156]/[.$B$1]" office:value-type="float" office:value="4.10416666666667" calcext:value-type="float">
            <text:p>4,10</text:p>
          </table:table-cell>
          <table:table-cell table:style-name="ce3" table:formula="of:=[.F1155]+[.E1156]" office:value-type="float" office:value="4749.40625000001" calcext:value-type="float">
            <text:p>4749,41</text:p>
          </table:table-cell>
        </table:table-row>
        <table:table-row table:style-name="ro1">
          <table:table-cell table:style-name="ce1" office:value-type="float" office:value="1155" calcext:value-type="float">
            <text:p>1155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WidgetConfigActivity_16_InvalidIDFindViewOperatorMutator</text:p>
          </table:table-cell>
          <table:table-cell table:style-name="ce1" table:formula="of:=[.D1156]+[.B1157]" office:value-type="float" office:value="456337" calcext:value-type="float">
            <text:p>456337</text:p>
          </table:table-cell>
          <table:table-cell table:style-name="ce3" table:formula="of:=[.B1157]/[.$B$1]" office:value-type="float" office:value="4.10416666666667" calcext:value-type="float">
            <text:p>4,10</text:p>
          </table:table-cell>
          <table:table-cell table:style-name="ce3" table:formula="of:=[.F1156]+[.E1157]" office:value-type="float" office:value="4753.51041666667" calcext:value-type="float">
            <text:p>4753,51</text:p>
          </table:table-cell>
        </table:table-row>
        <table:table-row table:style-name="ro1">
          <table:table-cell table:style-name="ce1" office:value-type="float" office:value="1156" calcext:value-type="float">
            <text:p>1156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WidgetConfigActivity_17_InvalidViewFocusOperatorMutator</text:p>
          </table:table-cell>
          <table:table-cell table:style-name="ce1" table:formula="of:=[.D1157]+[.B1158]" office:value-type="float" office:value="456734" calcext:value-type="float">
            <text:p>456734</text:p>
          </table:table-cell>
          <table:table-cell table:style-name="ce3" table:formula="of:=[.B1158]/[.$B$1]" office:value-type="float" office:value="4.13541666666667" calcext:value-type="float">
            <text:p>4,14</text:p>
          </table:table-cell>
          <table:table-cell table:style-name="ce3" table:formula="of:=[.F1157]+[.E1158]" office:value-type="float" office:value="4757.64583333334" calcext:value-type="float">
            <text:p>4757,65</text:p>
          </table:table-cell>
        </table:table-row>
        <table:table-row table:style-name="ro1">
          <table:table-cell table:style-name="ce1" office:value-type="float" office:value="1157" calcext:value-type="float">
            <text:p>1157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WidgetConfigActivity_18_ViewComponentNotVisibleOperatorMutator</text:p>
          </table:table-cell>
          <table:table-cell table:style-name="ce1" table:formula="of:=[.D1158]+[.B1159]" office:value-type="float" office:value="457129" calcext:value-type="float">
            <text:p>457129</text:p>
          </table:table-cell>
          <table:table-cell table:style-name="ce3" table:formula="of:=[.B1159]/[.$B$1]" office:value-type="float" office:value="4.11458333333333" calcext:value-type="float">
            <text:p>4,11</text:p>
          </table:table-cell>
          <table:table-cell table:style-name="ce3" table:formula="of:=[.F1158]+[.E1159]" office:value-type="float" office:value="4761.76041666667" calcext:value-type="float">
            <text:p>4761,76</text:p>
          </table:table-cell>
        </table:table-row>
        <table:table-row table:style-name="ro1">
          <table:table-cell table:style-name="ce1" office:value-type="float" office:value="1158" calcext:value-type="float">
            <text:p>1158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WidgetConfigActivity_19_InvalidIDFindViewOperatorMutator</text:p>
          </table:table-cell>
          <table:table-cell table:style-name="ce1" table:formula="of:=[.D1159]+[.B1160]" office:value-type="float" office:value="457522" calcext:value-type="float">
            <text:p>457522</text:p>
          </table:table-cell>
          <table:table-cell table:style-name="ce3" table:formula="of:=[.B1160]/[.$B$1]" office:value-type="float" office:value="4.09375" calcext:value-type="float">
            <text:p>4,09</text:p>
          </table:table-cell>
          <table:table-cell table:style-name="ce3" table:formula="of:=[.F1159]+[.E1160]" office:value-type="float" office:value="4765.85416666667" calcext:value-type="float">
            <text:p>4765,85</text:p>
          </table:table-cell>
        </table:table-row>
        <table:table-row table:style-name="ro1">
          <table:table-cell table:style-name="ce1" office:value-type="float" office:value="1159" calcext:value-type="float">
            <text:p>1159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WidgetConfigActivity_20_BuggyGUIListenerOperatorMutator</text:p>
          </table:table-cell>
          <table:table-cell table:style-name="ce1" table:formula="of:=[.D1160]+[.B1161]" office:value-type="float" office:value="457917" calcext:value-type="float">
            <text:p>457917</text:p>
          </table:table-cell>
          <table:table-cell table:style-name="ce3" table:formula="of:=[.B1161]/[.$B$1]" office:value-type="float" office:value="4.11458333333333" calcext:value-type="float">
            <text:p>4,11</text:p>
          </table:table-cell>
          <table:table-cell table:style-name="ce3" table:formula="of:=[.F1160]+[.E1161]" office:value-type="float" office:value="4769.96875000001" calcext:value-type="float">
            <text:p>4769,97</text:p>
          </table:table-cell>
        </table:table-row>
        <table:table-row table:style-name="ro1">
          <table:table-cell table:style-name="ce1" office:value-type="float" office:value="1160" calcext:value-type="float">
            <text:p>1160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WidgetConfigActivity_21_InvalidViewFocusOperatorMutator</text:p>
          </table:table-cell>
          <table:table-cell table:style-name="ce1" table:formula="of:=[.D1161]+[.B1162]" office:value-type="float" office:value="458314" calcext:value-type="float">
            <text:p>458314</text:p>
          </table:table-cell>
          <table:table-cell table:style-name="ce3" table:formula="of:=[.B1162]/[.$B$1]" office:value-type="float" office:value="4.13541666666667" calcext:value-type="float">
            <text:p>4,14</text:p>
          </table:table-cell>
          <table:table-cell table:style-name="ce3" table:formula="of:=[.F1161]+[.E1162]" office:value-type="float" office:value="4774.10416666667" calcext:value-type="float">
            <text:p>4774,10</text:p>
          </table:table-cell>
        </table:table-row>
        <table:table-row table:style-name="ro1">
          <table:table-cell table:style-name="ce1" office:value-type="float" office:value="1161" calcext:value-type="float">
            <text:p>1161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WidgetConfigActivity_22_ViewComponentNotVisibleOperatorMutator</text:p>
          </table:table-cell>
          <table:table-cell table:style-name="ce1" table:formula="of:=[.D1162]+[.B1163]" office:value-type="float" office:value="458705" calcext:value-type="float">
            <text:p>458705</text:p>
          </table:table-cell>
          <table:table-cell table:style-name="ce3" table:formula="of:=[.B1163]/[.$B$1]" office:value-type="float" office:value="4.07291666666667" calcext:value-type="float">
            <text:p>4,07</text:p>
          </table:table-cell>
          <table:table-cell table:style-name="ce3" table:formula="of:=[.F1162]+[.E1163]" office:value-type="float" office:value="4778.17708333334" calcext:value-type="float">
            <text:p>4778,18</text:p>
          </table:table-cell>
        </table:table-row>
        <table:table-row table:style-name="ro1">
          <table:table-cell table:style-name="ce1" office:value-type="float" office:value="1162" calcext:value-type="float">
            <text:p>1162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WidgetConfigActivity_23_InvalidViewFocusOperatorMutator</text:p>
          </table:table-cell>
          <table:table-cell table:style-name="ce1" table:formula="of:=[.D1163]+[.B1164]" office:value-type="float" office:value="459101" calcext:value-type="float">
            <text:p>459101</text:p>
          </table:table-cell>
          <table:table-cell table:style-name="ce3" table:formula="of:=[.B1164]/[.$B$1]" office:value-type="float" office:value="4.125" calcext:value-type="float">
            <text:p>4,13</text:p>
          </table:table-cell>
          <table:table-cell table:style-name="ce3" table:formula="of:=[.F1163]+[.E1164]" office:value-type="float" office:value="4782.30208333334" calcext:value-type="float">
            <text:p>4782,30</text:p>
          </table:table-cell>
        </table:table-row>
        <table:table-row table:style-name="ro1">
          <table:table-cell table:style-name="ce1" office:value-type="float" office:value="1163" calcext:value-type="float">
            <text:p>1163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WidgetConfigActivity_24_ViewComponentNotVisibleOperatorMutator</text:p>
          </table:table-cell>
          <table:table-cell table:style-name="ce1" table:formula="of:=[.D1164]+[.B1165]" office:value-type="float" office:value="459497" calcext:value-type="float">
            <text:p>459497</text:p>
          </table:table-cell>
          <table:table-cell table:style-name="ce3" table:formula="of:=[.B1165]/[.$B$1]" office:value-type="float" office:value="4.125" calcext:value-type="float">
            <text:p>4,13</text:p>
          </table:table-cell>
          <table:table-cell table:style-name="ce3" table:formula="of:=[.F1164]+[.E1165]" office:value-type="float" office:value="4786.42708333334" calcext:value-type="float">
            <text:p>4786,43</text:p>
          </table:table-cell>
        </table:table-row>
        <table:table-row table:style-name="ro1">
          <table:table-cell table:style-name="ce1" office:value-type="float" office:value="1164" calcext:value-type="float">
            <text:p>1164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string" calcext:value-type="string">
            <text:p>WidgetConfigActivity_25_FindViewByIdReturnsNullOperatorMutator</text:p>
          </table:table-cell>
          <table:table-cell table:style-name="ce1" table:formula="of:=[.D1165]+[.B1166]" office:value-type="float" office:value="459895" calcext:value-type="float">
            <text:p>459895</text:p>
          </table:table-cell>
          <table:table-cell table:style-name="ce3" table:formula="of:=[.B1166]/[.$B$1]" office:value-type="float" office:value="4.14583333333333" calcext:value-type="float">
            <text:p>4,15</text:p>
          </table:table-cell>
          <table:table-cell table:style-name="ce3" table:formula="of:=[.F1165]+[.E1166]" office:value-type="float" office:value="4790.57291666667" calcext:value-type="float">
            <text:p>4790,57</text:p>
          </table:table-cell>
        </table:table-row>
        <table:table-row table:style-name="ro1">
          <table:table-cell table:style-name="ce1" office:value-type="float" office:value="1165" calcext:value-type="float">
            <text:p>1165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WidgetConfigActivity_26_InvalidIDFindViewOperatorMutator</text:p>
          </table:table-cell>
          <table:table-cell table:style-name="ce1" table:formula="of:=[.D1166]+[.B1167]" office:value-type="float" office:value="460289" calcext:value-type="float">
            <text:p>460289</text:p>
          </table:table-cell>
          <table:table-cell table:style-name="ce3" table:formula="of:=[.B1167]/[.$B$1]" office:value-type="float" office:value="4.10416666666667" calcext:value-type="float">
            <text:p>4,10</text:p>
          </table:table-cell>
          <table:table-cell table:style-name="ce3" table:formula="of:=[.F1166]+[.E1167]" office:value-type="float" office:value="4794.67708333334" calcext:value-type="float">
            <text:p>4794,68</text:p>
          </table:table-cell>
        </table:table-row>
        <table:table-row table:style-name="ro1">
          <table:table-cell table:style-name="ce1" office:value-type="float" office:value="1166" calcext:value-type="float">
            <text:p>1166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WidgetConfigActivity_27_InvalidViewFocusOperatorMutator</text:p>
          </table:table-cell>
          <table:table-cell table:style-name="ce1" table:formula="of:=[.D1167]+[.B1168]" office:value-type="float" office:value="460686" calcext:value-type="float">
            <text:p>460686</text:p>
          </table:table-cell>
          <table:table-cell table:style-name="ce3" table:formula="of:=[.B1168]/[.$B$1]" office:value-type="float" office:value="4.13541666666667" calcext:value-type="float">
            <text:p>4,14</text:p>
          </table:table-cell>
          <table:table-cell table:style-name="ce3" table:formula="of:=[.F1167]+[.E1168]" office:value-type="float" office:value="4798.81250000001" calcext:value-type="float">
            <text:p>4798,81</text:p>
          </table:table-cell>
        </table:table-row>
        <table:table-row table:style-name="ro1">
          <table:table-cell table:style-name="ce1" office:value-type="float" office:value="1167" calcext:value-type="float">
            <text:p>1167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WidgetConfigActivity_28_ViewComponentNotVisibleOperatorMutator</text:p>
          </table:table-cell>
          <table:table-cell table:style-name="ce1" table:formula="of:=[.D1168]+[.B1169]" office:value-type="float" office:value="461081" calcext:value-type="float">
            <text:p>461081</text:p>
          </table:table-cell>
          <table:table-cell table:style-name="ce3" table:formula="of:=[.B1169]/[.$B$1]" office:value-type="float" office:value="4.11458333333333" calcext:value-type="float">
            <text:p>4,11</text:p>
          </table:table-cell>
          <table:table-cell table:style-name="ce3" table:formula="of:=[.F1168]+[.E1169]" office:value-type="float" office:value="4802.92708333334" calcext:value-type="float">
            <text:p>4802,93</text:p>
          </table:table-cell>
        </table:table-row>
        <table:table-row table:style-name="ro1">
          <table:table-cell table:style-name="ce1" office:value-type="float" office:value="1168" calcext:value-type="float">
            <text:p>1168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WidgetConfigActivity_29_BuggyGUIListenerOperatorMutator</text:p>
          </table:table-cell>
          <table:table-cell table:style-name="ce1" table:formula="of:=[.D1169]+[.B1170]" office:value-type="float" office:value="461478" calcext:value-type="float">
            <text:p>461478</text:p>
          </table:table-cell>
          <table:table-cell table:style-name="ce3" table:formula="of:=[.B1170]/[.$B$1]" office:value-type="float" office:value="4.13541666666667" calcext:value-type="float">
            <text:p>4,14</text:p>
          </table:table-cell>
          <table:table-cell table:style-name="ce3" table:formula="of:=[.F1169]+[.E1170]" office:value-type="float" office:value="4807.06250000001" calcext:value-type="float">
            <text:p>4807,06</text:p>
          </table:table-cell>
        </table:table-row>
        <table:table-row table:style-name="ro1">
          <table:table-cell table:style-name="ce1" office:value-type="float" office:value="1169" calcext:value-type="float">
            <text:p>1169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WidgetConfigActivity_30_FindViewByIdReturnsNullOperatorMutator</text:p>
          </table:table-cell>
          <table:table-cell table:style-name="ce1" table:formula="of:=[.D1170]+[.B1171]" office:value-type="float" office:value="461872" calcext:value-type="float">
            <text:p>461872</text:p>
          </table:table-cell>
          <table:table-cell table:style-name="ce3" table:formula="of:=[.B1171]/[.$B$1]" office:value-type="float" office:value="4.10416666666667" calcext:value-type="float">
            <text:p>4,10</text:p>
          </table:table-cell>
          <table:table-cell table:style-name="ce3" table:formula="of:=[.F1170]+[.E1171]" office:value-type="float" office:value="4811.16666666667" calcext:value-type="float">
            <text:p>4811,17</text:p>
          </table:table-cell>
        </table:table-row>
        <table:table-row table:style-name="ro1">
          <table:table-cell table:style-name="ce1" office:value-type="float" office:value="1170" calcext:value-type="float">
            <text:p>1170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WidgetConfigActivity_31_InvalidIDFindViewOperatorMutator</text:p>
          </table:table-cell>
          <table:table-cell table:style-name="ce1" table:formula="of:=[.D1171]+[.B1172]" office:value-type="float" office:value="462268" calcext:value-type="float">
            <text:p>462268</text:p>
          </table:table-cell>
          <table:table-cell table:style-name="ce3" table:formula="of:=[.B1172]/[.$B$1]" office:value-type="float" office:value="4.125" calcext:value-type="float">
            <text:p>4,13</text:p>
          </table:table-cell>
          <table:table-cell table:style-name="ce3" table:formula="of:=[.F1171]+[.E1172]" office:value-type="float" office:value="4815.29166666667" calcext:value-type="float">
            <text:p>4815,29</text:p>
          </table:table-cell>
        </table:table-row>
        <table:table-row table:style-name="ro1">
          <table:table-cell table:style-name="ce1" office:value-type="float" office:value="1171" calcext:value-type="float">
            <text:p>1171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WidgetConfigActivity_32_InvalidViewFocusOperatorMutator</text:p>
          </table:table-cell>
          <table:table-cell table:style-name="ce1" table:formula="of:=[.D1172]+[.B1173]" office:value-type="float" office:value="462663" calcext:value-type="float">
            <text:p>462663</text:p>
          </table:table-cell>
          <table:table-cell table:style-name="ce3" table:formula="of:=[.B1173]/[.$B$1]" office:value-type="float" office:value="4.11458333333333" calcext:value-type="float">
            <text:p>4,11</text:p>
          </table:table-cell>
          <table:table-cell table:style-name="ce3" table:formula="of:=[.F1172]+[.E1173]" office:value-type="float" office:value="4819.40625000001" calcext:value-type="float">
            <text:p>4819,41</text:p>
          </table:table-cell>
        </table:table-row>
        <table:table-row table:style-name="ro1">
          <table:table-cell table:style-name="ce1" office:value-type="float" office:value="1172" calcext:value-type="float">
            <text:p>1172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WidgetConfigActivity_33_ViewComponentNotVisibleOperatorMutator</text:p>
          </table:table-cell>
          <table:table-cell table:style-name="ce1" table:formula="of:=[.D1173]+[.B1174]" office:value-type="float" office:value="463057" calcext:value-type="float">
            <text:p>463057</text:p>
          </table:table-cell>
          <table:table-cell table:style-name="ce3" table:formula="of:=[.B1174]/[.$B$1]" office:value-type="float" office:value="4.10416666666667" calcext:value-type="float">
            <text:p>4,10</text:p>
          </table:table-cell>
          <table:table-cell table:style-name="ce3" table:formula="of:=[.F1173]+[.E1174]" office:value-type="float" office:value="4823.51041666667" calcext:value-type="float">
            <text:p>4823,51</text:p>
          </table:table-cell>
        </table:table-row>
        <table:table-row table:style-name="ro1">
          <table:table-cell table:style-name="ce1" office:value-type="float" office:value="1173" calcext:value-type="float">
            <text:p>1173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WidgetConfigActivity_34_BuggyGUIListenerOperatorMutator</text:p>
          </table:table-cell>
          <table:table-cell table:style-name="ce1" table:formula="of:=[.D1174]+[.B1175]" office:value-type="float" office:value="463454" calcext:value-type="float">
            <text:p>463454</text:p>
          </table:table-cell>
          <table:table-cell table:style-name="ce3" table:formula="of:=[.B1175]/[.$B$1]" office:value-type="float" office:value="4.13541666666667" calcext:value-type="float">
            <text:p>4,14</text:p>
          </table:table-cell>
          <table:table-cell table:style-name="ce3" table:formula="of:=[.F1174]+[.E1175]" office:value-type="float" office:value="4827.64583333334" calcext:value-type="float">
            <text:p>4827,65</text:p>
          </table:table-cell>
        </table:table-row>
        <table:table-row table:style-name="ro1">
          <table:table-cell table:style-name="ce1" office:value-type="float" office:value="1174" calcext:value-type="float">
            <text:p>1174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WidgetConfigActivity_35_FindViewByIdReturnsNullOperatorMutator</text:p>
          </table:table-cell>
          <table:table-cell table:style-name="ce1" table:formula="of:=[.D1175]+[.B1176]" office:value-type="float" office:value="463848" calcext:value-type="float">
            <text:p>463848</text:p>
          </table:table-cell>
          <table:table-cell table:style-name="ce3" table:formula="of:=[.B1176]/[.$B$1]" office:value-type="float" office:value="4.10416666666667" calcext:value-type="float">
            <text:p>4,10</text:p>
          </table:table-cell>
          <table:table-cell table:style-name="ce3" table:formula="of:=[.F1175]+[.E1176]" office:value-type="float" office:value="4831.75000000001" calcext:value-type="float">
            <text:p>4831,75</text:p>
          </table:table-cell>
        </table:table-row>
        <table:table-row table:style-name="ro1">
          <table:table-cell table:style-name="ce1" office:value-type="float" office:value="1175" calcext:value-type="float">
            <text:p>1175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WidgetConfigActivity_36_InvalidIDFindViewOperatorMutator</text:p>
          </table:table-cell>
          <table:table-cell table:style-name="ce1" table:formula="of:=[.D1176]+[.B1177]" office:value-type="float" office:value="464241" calcext:value-type="float">
            <text:p>464241</text:p>
          </table:table-cell>
          <table:table-cell table:style-name="ce3" table:formula="of:=[.B1177]/[.$B$1]" office:value-type="float" office:value="4.09375" calcext:value-type="float">
            <text:p>4,09</text:p>
          </table:table-cell>
          <table:table-cell table:style-name="ce3" table:formula="of:=[.F1176]+[.E1177]" office:value-type="float" office:value="4835.84375000001" calcext:value-type="float">
            <text:p>4835,84</text:p>
          </table:table-cell>
        </table:table-row>
        <table:table-row table:style-name="ro1">
          <table:table-cell table:style-name="ce1" office:value-type="float" office:value="1176" calcext:value-type="float">
            <text:p>1176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WidgetConfigActivity_37_InvalidViewFocusOperatorMutator</text:p>
          </table:table-cell>
          <table:table-cell table:style-name="ce1" table:formula="of:=[.D1177]+[.B1178]" office:value-type="float" office:value="464637" calcext:value-type="float">
            <text:p>464637</text:p>
          </table:table-cell>
          <table:table-cell table:style-name="ce3" table:formula="of:=[.B1178]/[.$B$1]" office:value-type="float" office:value="4.125" calcext:value-type="float">
            <text:p>4,13</text:p>
          </table:table-cell>
          <table:table-cell table:style-name="ce3" table:formula="of:=[.F1177]+[.E1178]" office:value-type="float" office:value="4839.96875000001" calcext:value-type="float">
            <text:p>4839,97</text:p>
          </table:table-cell>
        </table:table-row>
        <table:table-row table:style-name="ro1">
          <table:table-cell table:style-name="ce1" office:value-type="float" office:value="1177" calcext:value-type="float">
            <text:p>1177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WidgetConfigActivity_38_ViewComponentNotVisibleOperatorMutator</text:p>
          </table:table-cell>
          <table:table-cell table:style-name="ce1" table:formula="of:=[.D1178]+[.B1179]" office:value-type="float" office:value="465030" calcext:value-type="float">
            <text:p>465030</text:p>
          </table:table-cell>
          <table:table-cell table:style-name="ce3" table:formula="of:=[.B1179]/[.$B$1]" office:value-type="float" office:value="4.09375" calcext:value-type="float">
            <text:p>4,09</text:p>
          </table:table-cell>
          <table:table-cell table:style-name="ce3" table:formula="of:=[.F1178]+[.E1179]" office:value-type="float" office:value="4844.06250000001" calcext:value-type="float">
            <text:p>4844,06</text:p>
          </table:table-cell>
        </table:table-row>
        <table:table-row table:style-name="ro1">
          <table:table-cell table:style-name="ce1" office:value-type="float" office:value="1178" calcext:value-type="float">
            <text:p>1178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string" calcext:value-type="string">
            <text:p>WidgetConfigActivity_39_BuggyGUIListenerOperatorMutator</text:p>
          </table:table-cell>
          <table:table-cell table:style-name="ce1" table:formula="of:=[.D1179]+[.B1180]" office:value-type="float" office:value="465438" calcext:value-type="float">
            <text:p>465438</text:p>
          </table:table-cell>
          <table:table-cell table:style-name="ce3" table:formula="of:=[.B1180]/[.$B$1]" office:value-type="float" office:value="4.25" calcext:value-type="float">
            <text:p>4,25</text:p>
          </table:table-cell>
          <table:table-cell table:style-name="ce3" table:formula="of:=[.F1179]+[.E1180]" office:value-type="float" office:value="4848.31250000001" calcext:value-type="float">
            <text:p>4848,31</text:p>
          </table:table-cell>
        </table:table-row>
        <table:table-row table:style-name="ro1">
          <table:table-cell table:style-name="ce1" office:value-type="float" office:value="1179" calcext:value-type="float">
            <text:p>1179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string" calcext:value-type="string">
            <text:p>WidgetConfigActivity_40_FindViewByIdReturnsNullOperatorMutator</text:p>
          </table:table-cell>
          <table:table-cell table:style-name="ce1" table:formula="of:=[.D1180]+[.B1181]" office:value-type="float" office:value="465840" calcext:value-type="float">
            <text:p>465840</text:p>
          </table:table-cell>
          <table:table-cell table:style-name="ce3" table:formula="of:=[.B1181]/[.$B$1]" office:value-type="float" office:value="4.1875" calcext:value-type="float">
            <text:p>4,19</text:p>
          </table:table-cell>
          <table:table-cell table:style-name="ce3" table:formula="of:=[.F1180]+[.E1181]" office:value-type="float" office:value="4852.50000000001" calcext:value-type="float">
            <text:p>4852,50</text:p>
          </table:table-cell>
        </table:table-row>
        <table:table-row table:style-name="ro1">
          <table:table-cell table:style-name="ce1" office:value-type="float" office:value="1180" calcext:value-type="float">
            <text:p>1180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WidgetConfigActivity_41_InvalidIDFindViewOperatorMutator</text:p>
          </table:table-cell>
          <table:table-cell table:style-name="ce1" table:formula="of:=[.D1181]+[.B1182]" office:value-type="float" office:value="466235" calcext:value-type="float">
            <text:p>466235</text:p>
          </table:table-cell>
          <table:table-cell table:style-name="ce3" table:formula="of:=[.B1182]/[.$B$1]" office:value-type="float" office:value="4.11458333333333" calcext:value-type="float">
            <text:p>4,11</text:p>
          </table:table-cell>
          <table:table-cell table:style-name="ce3" table:formula="of:=[.F1181]+[.E1182]" office:value-type="float" office:value="4856.61458333334" calcext:value-type="float">
            <text:p>4856,61</text:p>
          </table:table-cell>
        </table:table-row>
        <table:table-row table:style-name="ro1">
          <table:table-cell table:style-name="ce1" office:value-type="float" office:value="1181" calcext:value-type="float">
            <text:p>1181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WidgetConfigActivity_42_InvalidViewFocusOperatorMutator</text:p>
          </table:table-cell>
          <table:table-cell table:style-name="ce1" table:formula="of:=[.D1182]+[.B1183]" office:value-type="float" office:value="466630" calcext:value-type="float">
            <text:p>466630</text:p>
          </table:table-cell>
          <table:table-cell table:style-name="ce3" table:formula="of:=[.B1183]/[.$B$1]" office:value-type="float" office:value="4.11458333333333" calcext:value-type="float">
            <text:p>4,11</text:p>
          </table:table-cell>
          <table:table-cell table:style-name="ce3" table:formula="of:=[.F1182]+[.E1183]" office:value-type="float" office:value="4860.72916666667" calcext:value-type="float">
            <text:p>4860,73</text:p>
          </table:table-cell>
        </table:table-row>
        <table:table-row table:style-name="ro1">
          <table:table-cell table:style-name="ce1" office:value-type="float" office:value="1182" calcext:value-type="float">
            <text:p>1182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string" calcext:value-type="string">
            <text:p>WidgetConfigActivity_43_ViewComponentNotVisibleOperatorMutator</text:p>
          </table:table-cell>
          <table:table-cell table:style-name="ce1" table:formula="of:=[.D1183]+[.B1184]" office:value-type="float" office:value="467028" calcext:value-type="float">
            <text:p>467028</text:p>
          </table:table-cell>
          <table:table-cell table:style-name="ce3" table:formula="of:=[.B1184]/[.$B$1]" office:value-type="float" office:value="4.14583333333333" calcext:value-type="float">
            <text:p>4,15</text:p>
          </table:table-cell>
          <table:table-cell table:style-name="ce3" table:formula="of:=[.F1183]+[.E1184]" office:value-type="float" office:value="4864.87500000001" calcext:value-type="float">
            <text:p>4864,88</text:p>
          </table:table-cell>
        </table:table-row>
        <table:table-row table:style-name="ro1">
          <table:table-cell table:style-name="ce1" office:value-type="float" office:value="1183" calcext:value-type="float">
            <text:p>1183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WidgetConfigActivity_44_BuggyGUIListenerOperatorMutator</text:p>
          </table:table-cell>
          <table:table-cell table:style-name="ce1" table:formula="of:=[.D1184]+[.B1185]" office:value-type="float" office:value="467424" calcext:value-type="float">
            <text:p>467424</text:p>
          </table:table-cell>
          <table:table-cell table:style-name="ce3" table:formula="of:=[.B1185]/[.$B$1]" office:value-type="float" office:value="4.125" calcext:value-type="float">
            <text:p>4,13</text:p>
          </table:table-cell>
          <table:table-cell table:style-name="ce3" table:formula="of:=[.F1184]+[.E1185]" office:value-type="float" office:value="4869.00000000001" calcext:value-type="float">
            <text:p>4869,00</text:p>
          </table:table-cell>
        </table:table-row>
        <table:table-row table:style-name="ro1">
          <table:table-cell table:style-name="ce1" office:value-type="float" office:value="1184" calcext:value-type="float">
            <text:p>1184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WidgetConfigActivity_45_BinaryMutator</text:p>
          </table:table-cell>
          <table:table-cell table:style-name="ce1" table:formula="of:=[.D1185]+[.B1186]" office:value-type="float" office:value="467819" calcext:value-type="float">
            <text:p>467819</text:p>
          </table:table-cell>
          <table:table-cell table:style-name="ce3" table:formula="of:=[.B1186]/[.$B$1]" office:value-type="float" office:value="4.11458333333333" calcext:value-type="float">
            <text:p>4,11</text:p>
          </table:table-cell>
          <table:table-cell table:style-name="ce3" table:formula="of:=[.F1185]+[.E1186]" office:value-type="float" office:value="4873.11458333334" calcext:value-type="float">
            <text:p>4873,11</text:p>
          </table:table-cell>
        </table:table-row>
        <table:table-row table:style-name="ro1">
          <table:table-cell table:style-name="ce1" office:value-type="float" office:value="1185" calcext:value-type="float">
            <text:p>1185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WidgetConfigActivity_46_BinaryMutator</text:p>
          </table:table-cell>
          <table:table-cell table:style-name="ce1" table:formula="of:=[.D1186]+[.B1187]" office:value-type="float" office:value="468215" calcext:value-type="float">
            <text:p>468215</text:p>
          </table:table-cell>
          <table:table-cell table:style-name="ce3" table:formula="of:=[.B1187]/[.$B$1]" office:value-type="float" office:value="4.125" calcext:value-type="float">
            <text:p>4,13</text:p>
          </table:table-cell>
          <table:table-cell table:style-name="ce3" table:formula="of:=[.F1186]+[.E1187]" office:value-type="float" office:value="4877.23958333334" calcext:value-type="float">
            <text:p>4877,24</text:p>
          </table:table-cell>
        </table:table-row>
        <table:table-row table:style-name="ro1">
          <table:table-cell table:style-name="ce1" office:value-type="float" office:value="1186" calcext:value-type="float">
            <text:p>1186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WidgetConfigActivity_47_NullIntentOperatorMutator</text:p>
          </table:table-cell>
          <table:table-cell table:style-name="ce1" table:formula="of:=[.D1187]+[.B1188]" office:value-type="float" office:value="468608" calcext:value-type="float">
            <text:p>468608</text:p>
          </table:table-cell>
          <table:table-cell table:style-name="ce3" table:formula="of:=[.B1188]/[.$B$1]" office:value-type="float" office:value="4.09375" calcext:value-type="float">
            <text:p>4,09</text:p>
          </table:table-cell>
          <table:table-cell table:style-name="ce3" table:formula="of:=[.F1187]+[.E1188]" office:value-type="float" office:value="4881.33333333334" calcext:value-type="float">
            <text:p>4881,33</text:p>
          </table:table-cell>
        </table:table-row>
        <table:table-row table:style-name="ro1">
          <table:table-cell table:style-name="ce1" office:value-type="float" office:value="1187" calcext:value-type="float">
            <text:p>1187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WidgetConfigActivity_48_RandomActionIntentDefinitionOperatorMutator</text:p>
          </table:table-cell>
          <table:table-cell table:style-name="ce1" table:formula="of:=[.D1188]+[.B1189]" office:value-type="float" office:value="469002" calcext:value-type="float">
            <text:p>469002</text:p>
          </table:table-cell>
          <table:table-cell table:style-name="ce3" table:formula="of:=[.B1189]/[.$B$1]" office:value-type="float" office:value="4.10416666666667" calcext:value-type="float">
            <text:p>4,10</text:p>
          </table:table-cell>
          <table:table-cell table:style-name="ce3" table:formula="of:=[.F1188]+[.E1189]" office:value-type="float" office:value="4885.43750000001" calcext:value-type="float">
            <text:p>4885,44</text:p>
          </table:table-cell>
        </table:table-row>
        <table:table-row table:style-name="ro1">
          <table:table-cell table:style-name="ce1" office:value-type="float" office:value="1188" calcext:value-type="float">
            <text:p>1188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WidgetConfigActivity_49_NullValueIntentPutExtraOperatorMutator</text:p>
          </table:table-cell>
          <table:table-cell table:style-name="ce1" table:formula="of:=[.D1189]+[.B1190]" office:value-type="float" office:value="469396" calcext:value-type="float">
            <text:p>469396</text:p>
          </table:table-cell>
          <table:table-cell table:style-name="ce3" table:formula="of:=[.B1190]/[.$B$1]" office:value-type="float" office:value="4.10416666666667" calcext:value-type="float">
            <text:p>4,10</text:p>
          </table:table-cell>
          <table:table-cell table:style-name="ce3" table:formula="of:=[.F1189]+[.E1190]" office:value-type="float" office:value="4889.54166666667" calcext:value-type="float">
            <text:p>4889,54</text:p>
          </table:table-cell>
        </table:table-row>
        <table:table-row table:style-name="ro1">
          <table:table-cell table:style-name="ce1" office:value-type="float" office:value="1189" calcext:value-type="float">
            <text:p>1189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WidgetConfigActivity_50_IntentPayloadReplacementOperatorMutator</text:p>
          </table:table-cell>
          <table:table-cell table:style-name="ce1" table:formula="of:=[.D1190]+[.B1191]" office:value-type="float" office:value="469792" calcext:value-type="float">
            <text:p>469792</text:p>
          </table:table-cell>
          <table:table-cell table:style-name="ce3" table:formula="of:=[.B1191]/[.$B$1]" office:value-type="float" office:value="4.125" calcext:value-type="float">
            <text:p>4,13</text:p>
          </table:table-cell>
          <table:table-cell table:style-name="ce3" table:formula="of:=[.F1190]+[.E1191]" office:value-type="float" office:value="4893.66666666667" calcext:value-type="float">
            <text:p>4893,67</text:p>
          </table:table-cell>
        </table:table-row>
        <table:table-row table:style-name="ro1">
          <table:table-cell table:style-name="ce1" office:value-type="float" office:value="1190" calcext:value-type="float">
            <text:p>1190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WidgetConfigActivity_51_RandomActionIntentDefinitionOperatorMutator</text:p>
          </table:table-cell>
          <table:table-cell table:style-name="ce1" table:formula="of:=[.D1191]+[.B1192]" office:value-type="float" office:value="470186" calcext:value-type="float">
            <text:p>470186</text:p>
          </table:table-cell>
          <table:table-cell table:style-name="ce3" table:formula="of:=[.B1192]/[.$B$1]" office:value-type="float" office:value="4.10416666666667" calcext:value-type="float">
            <text:p>4,10</text:p>
          </table:table-cell>
          <table:table-cell table:style-name="ce3" table:formula="of:=[.F1191]+[.E1192]" office:value-type="float" office:value="4897.77083333334" calcext:value-type="float">
            <text:p>4897,77</text:p>
          </table:table-cell>
        </table:table-row>
        <table:table-row table:style-name="ro1">
          <table:table-cell table:style-name="ce1" office:value-type="float" office:value="1191" calcext:value-type="float">
            <text:p>1191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WidgetConfigActivity_52_BinaryMutator</text:p>
          </table:table-cell>
          <table:table-cell table:style-name="ce1" table:formula="of:=[.D1192]+[.B1193]" office:value-type="float" office:value="470579" calcext:value-type="float">
            <text:p>470579</text:p>
          </table:table-cell>
          <table:table-cell table:style-name="ce3" table:formula="of:=[.B1193]/[.$B$1]" office:value-type="float" office:value="4.09375" calcext:value-type="float">
            <text:p>4,09</text:p>
          </table:table-cell>
          <table:table-cell table:style-name="ce3" table:formula="of:=[.F1192]+[.E1193]" office:value-type="float" office:value="4901.86458333334" calcext:value-type="float">
            <text:p>4901,86</text:p>
          </table:table-cell>
        </table:table-row>
        <table:table-row table:style-name="ro1">
          <table:table-cell table:style-name="ce1" office:value-type="float" office:value="1192" calcext:value-type="float">
            <text:p>1192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WidgetConfigActivity_53_BinaryMutator</text:p>
          </table:table-cell>
          <table:table-cell table:style-name="ce1" table:formula="of:=[.D1193]+[.B1194]" office:value-type="float" office:value="470974" calcext:value-type="float">
            <text:p>470974</text:p>
          </table:table-cell>
          <table:table-cell table:style-name="ce3" table:formula="of:=[.B1194]/[.$B$1]" office:value-type="float" office:value="4.11458333333333" calcext:value-type="float">
            <text:p>4,11</text:p>
          </table:table-cell>
          <table:table-cell table:style-name="ce3" table:formula="of:=[.F1193]+[.E1194]" office:value-type="float" office:value="4905.97916666667" calcext:value-type="float">
            <text:p>4905,98</text:p>
          </table:table-cell>
        </table:table-row>
        <table:table-row table:style-name="ro1">
          <table:table-cell table:style-name="ce1" office:value-type="float" office:value="1193" calcext:value-type="float">
            <text:p>1193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WidgetConfigActivity_54_BinaryMutator</text:p>
          </table:table-cell>
          <table:table-cell table:style-name="ce1" table:formula="of:=[.D1194]+[.B1195]" office:value-type="float" office:value="471370" calcext:value-type="float">
            <text:p>471370</text:p>
          </table:table-cell>
          <table:table-cell table:style-name="ce3" table:formula="of:=[.B1195]/[.$B$1]" office:value-type="float" office:value="4.125" calcext:value-type="float">
            <text:p>4,13</text:p>
          </table:table-cell>
          <table:table-cell table:style-name="ce3" table:formula="of:=[.F1194]+[.E1195]" office:value-type="float" office:value="4910.10416666667" calcext:value-type="float">
            <text:p>4910,10</text:p>
          </table:table-cell>
        </table:table-row>
        <table:table-row table:style-name="ro1">
          <table:table-cell table:style-name="ce1" office:value-type="float" office:value="1194" calcext:value-type="float">
            <text:p>1194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WidgetConfigActivity_55_BinaryMutator</text:p>
          </table:table-cell>
          <table:table-cell table:style-name="ce1" table:formula="of:=[.D1195]+[.B1196]" office:value-type="float" office:value="471765" calcext:value-type="float">
            <text:p>471765</text:p>
          </table:table-cell>
          <table:table-cell table:style-name="ce3" table:formula="of:=[.B1196]/[.$B$1]" office:value-type="float" office:value="4.11458333333333" calcext:value-type="float">
            <text:p>4,11</text:p>
          </table:table-cell>
          <table:table-cell table:style-name="ce3" table:formula="of:=[.F1195]+[.E1196]" office:value-type="float" office:value="4914.21875000001" calcext:value-type="float">
            <text:p>4914,22</text:p>
          </table:table-cell>
        </table:table-row>
        <table:table-row table:style-name="ro1">
          <table:table-cell table:style-name="ce1" office:value-type="float" office:value="1195" calcext:value-type="float">
            <text:p>1195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FeedItemMenuHandler_0_BinaryMutator</text:p>
          </table:table-cell>
          <table:table-cell table:style-name="ce1" table:formula="of:=[.D1196]+[.B1197]" office:value-type="float" office:value="472161" calcext:value-type="float">
            <text:p>472161</text:p>
          </table:table-cell>
          <table:table-cell table:style-name="ce3" table:formula="of:=[.B1197]/[.$B$1]" office:value-type="float" office:value="4.125" calcext:value-type="float">
            <text:p>4,13</text:p>
          </table:table-cell>
          <table:table-cell table:style-name="ce3" table:formula="of:=[.F1196]+[.E1197]" office:value-type="float" office:value="4918.34375000001" calcext:value-type="float">
            <text:p>4918,34</text:p>
          </table:table-cell>
        </table:table-row>
        <table:table-row table:style-name="ro1">
          <table:table-cell table:style-name="ce1" office:value-type="float" office:value="1196" calcext:value-type="float">
            <text:p>1196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string" calcext:value-type="string">
            <text:p>FeedItemMenuHandler_1_BinaryMutator</text:p>
          </table:table-cell>
          <table:table-cell table:style-name="ce1" table:formula="of:=[.D1197]+[.B1198]" office:value-type="float" office:value="472559" calcext:value-type="float">
            <text:p>472559</text:p>
          </table:table-cell>
          <table:table-cell table:style-name="ce3" table:formula="of:=[.B1198]/[.$B$1]" office:value-type="float" office:value="4.14583333333333" calcext:value-type="float">
            <text:p>4,15</text:p>
          </table:table-cell>
          <table:table-cell table:style-name="ce3" table:formula="of:=[.F1197]+[.E1198]" office:value-type="float" office:value="4922.48958333334" calcext:value-type="float">
            <text:p>4922,49</text:p>
          </table:table-cell>
        </table:table-row>
        <table:table-row table:style-name="ro1">
          <table:table-cell table:style-name="ce1" office:value-type="float" office:value="1197" calcext:value-type="float">
            <text:p>1197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FeedItemMenuHandler_2_BinaryMutator</text:p>
          </table:table-cell>
          <table:table-cell table:style-name="ce1" table:formula="of:=[.D1198]+[.B1199]" office:value-type="float" office:value="472952" calcext:value-type="float">
            <text:p>472952</text:p>
          </table:table-cell>
          <table:table-cell table:style-name="ce3" table:formula="of:=[.B1199]/[.$B$1]" office:value-type="float" office:value="4.09375" calcext:value-type="float">
            <text:p>4,09</text:p>
          </table:table-cell>
          <table:table-cell table:style-name="ce3" table:formula="of:=[.F1198]+[.E1199]" office:value-type="float" office:value="4926.58333333334" calcext:value-type="float">
            <text:p>4926,58</text:p>
          </table:table-cell>
        </table:table-row>
        <table:table-row table:style-name="ro1">
          <table:table-cell table:style-name="ce1" office:value-type="float" office:value="1198" calcext:value-type="float">
            <text:p>1198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FeedItemMenuHandler_3_BuggyGUIListenerOperatorMutator</text:p>
          </table:table-cell>
          <table:table-cell table:style-name="ce1" table:formula="of:=[.D1199]+[.B1200]" office:value-type="float" office:value="473349" calcext:value-type="float">
            <text:p>473349</text:p>
          </table:table-cell>
          <table:table-cell table:style-name="ce3" table:formula="of:=[.B1200]/[.$B$1]" office:value-type="float" office:value="4.13541666666667" calcext:value-type="float">
            <text:p>4,14</text:p>
          </table:table-cell>
          <table:table-cell table:style-name="ce3" table:formula="of:=[.F1199]+[.E1200]" office:value-type="float" office:value="4930.71875000001" calcext:value-type="float">
            <text:p>4930,72</text:p>
          </table:table-cell>
        </table:table-row>
        <table:table-row table:style-name="ro1">
          <table:table-cell table:style-name="ce1" office:value-type="float" office:value="1199" calcext:value-type="float">
            <text:p>1199</text:p>
          </table:table-cell>
          <table:table-cell table:style-name="ce1" office:value-type="float" office:value="435" calcext:value-type="float">
            <text:p>435</text:p>
          </table:table-cell>
          <table:table-cell table:style-name="ce1" office:value-type="string" calcext:value-type="string">
            <text:p>FeedItemMenuHandler_4_BinaryMutator</text:p>
          </table:table-cell>
          <table:table-cell table:style-name="ce1" table:formula="of:=[.D1200]+[.B1201]" office:value-type="float" office:value="473784" calcext:value-type="float">
            <text:p>473784</text:p>
          </table:table-cell>
          <table:table-cell table:style-name="ce3" table:formula="of:=[.B1201]/[.$B$1]" office:value-type="float" office:value="4.53125" calcext:value-type="float">
            <text:p>4,53</text:p>
          </table:table-cell>
          <table:table-cell table:style-name="ce3" table:formula="of:=[.F1200]+[.E1201]" office:value-type="float" office:value="4935.25000000001" calcext:value-type="float">
            <text:p>4935,25</text:p>
          </table:table-cell>
        </table:table-row>
        <table:table-row table:style-name="ro1"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SubscriptionsSection_0_BinaryMutator</text:p>
          </table:table-cell>
          <table:table-cell table:style-name="ce1" table:formula="of:=[.D1201]+[.B1202]" office:value-type="float" office:value="474177" calcext:value-type="float">
            <text:p>474177</text:p>
          </table:table-cell>
          <table:table-cell table:style-name="ce3" table:formula="of:=[.B1202]/[.$B$1]" office:value-type="float" office:value="4.09375" calcext:value-type="float">
            <text:p>4,09</text:p>
          </table:table-cell>
          <table:table-cell table:style-name="ce3" table:formula="of:=[.F1201]+[.E1202]" office:value-type="float" office:value="4939.34375000001" calcext:value-type="float">
            <text:p>4939,34</text:p>
          </table:table-cell>
        </table:table-row>
        <table:table-row table:style-name="ro1">
          <table:table-cell table:style-name="ce1" office:value-type="float" office:value="1201" calcext:value-type="float">
            <text:p>1201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EpisodesSurpriseSection_0_BinaryMutator</text:p>
          </table:table-cell>
          <table:table-cell table:style-name="ce1" table:formula="of:=[.D1202]+[.B1203]" office:value-type="float" office:value="474568" calcext:value-type="float">
            <text:p>474568</text:p>
          </table:table-cell>
          <table:table-cell table:style-name="ce3" table:formula="of:=[.B1203]/[.$B$1]" office:value-type="float" office:value="4.07291666666667" calcext:value-type="float">
            <text:p>4,07</text:p>
          </table:table-cell>
          <table:table-cell table:style-name="ce3" table:formula="of:=[.F1202]+[.E1203]" office:value-type="float" office:value="4943.41666666667" calcext:value-type="float">
            <text:p>4943,42</text:p>
          </table:table-cell>
        </table:table-row>
        <table:table-row table:style-name="ro1">
          <table:table-cell table:style-name="ce1" office:value-type="float" office:value="1202" calcext:value-type="float">
            <text:p>1202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QueueSection_0_BinaryMutator</text:p>
          </table:table-cell>
          <table:table-cell table:style-name="ce1" table:formula="of:=[.D1203]+[.B1204]" office:value-type="float" office:value="474964" calcext:value-type="float">
            <text:p>474964</text:p>
          </table:table-cell>
          <table:table-cell table:style-name="ce3" table:formula="of:=[.B1204]/[.$B$1]" office:value-type="float" office:value="4.125" calcext:value-type="float">
            <text:p>4,13</text:p>
          </table:table-cell>
          <table:table-cell table:style-name="ce3" table:formula="of:=[.F1203]+[.E1204]" office:value-type="float" office:value="4947.54166666667" calcext:value-type="float">
            <text:p>4947,54</text:p>
          </table:table-cell>
        </table:table-row>
        <table:table-row table:style-name="ro1">
          <table:table-cell table:style-name="ce1" office:value-type="float" office:value="1203" calcext:value-type="float">
            <text:p>1203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AllowNotificationsSection_0_BuggyGUIListenerOperatorMutator</text:p>
          </table:table-cell>
          <table:table-cell table:style-name="ce1" table:formula="of:=[.D1204]+[.B1205]" office:value-type="float" office:value="475358" calcext:value-type="float">
            <text:p>475358</text:p>
          </table:table-cell>
          <table:table-cell table:style-name="ce3" table:formula="of:=[.B1205]/[.$B$1]" office:value-type="float" office:value="4.10416666666667" calcext:value-type="float">
            <text:p>4,10</text:p>
          </table:table-cell>
          <table:table-cell table:style-name="ce3" table:formula="of:=[.F1204]+[.E1205]" office:value-type="float" office:value="4951.64583333334" calcext:value-type="float">
            <text:p>4951,65</text:p>
          </table:table-cell>
        </table:table-row>
        <table:table-row table:style-name="ro1">
          <table:table-cell table:style-name="ce1" office:value-type="float" office:value="1204" calcext:value-type="float">
            <text:p>1204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AllowNotificationsSection_1_BuggyGUIListenerOperatorMutator</text:p>
          </table:table-cell>
          <table:table-cell table:style-name="ce1" table:formula="of:=[.D1205]+[.B1206]" office:value-type="float" office:value="475751" calcext:value-type="float">
            <text:p>475751</text:p>
          </table:table-cell>
          <table:table-cell table:style-name="ce3" table:formula="of:=[.B1206]/[.$B$1]" office:value-type="float" office:value="4.09375" calcext:value-type="float">
            <text:p>4,09</text:p>
          </table:table-cell>
          <table:table-cell table:style-name="ce3" table:formula="of:=[.F1205]+[.E1206]" office:value-type="float" office:value="4955.73958333334" calcext:value-type="float">
            <text:p>4955,74</text:p>
          </table:table-cell>
        </table:table-row>
        <table:table-row table:style-name="ro1">
          <table:table-cell table:style-name="ce1" office:value-type="float" office:value="1205" calcext:value-type="float">
            <text:p>1205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AllowNotificationsSection_2_InvalidKeyIntentOperatorMutator</text:p>
          </table:table-cell>
          <table:table-cell table:style-name="ce1" table:formula="of:=[.D1206]+[.B1207]" office:value-type="float" office:value="476148" calcext:value-type="float">
            <text:p>476148</text:p>
          </table:table-cell>
          <table:table-cell table:style-name="ce3" table:formula="of:=[.B1207]/[.$B$1]" office:value-type="float" office:value="4.13541666666667" calcext:value-type="float">
            <text:p>4,14</text:p>
          </table:table-cell>
          <table:table-cell table:style-name="ce3" table:formula="of:=[.F1206]+[.E1207]" office:value-type="float" office:value="4959.87500000001" calcext:value-type="float">
            <text:p>4959,88</text:p>
          </table:table-cell>
        </table:table-row>
        <table:table-row table:style-name="ro1"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string" calcext:value-type="string">
            <text:p>AllowNotificationsSection_3_RandomActionIntentDefinitionOperatorMutator</text:p>
          </table:table-cell>
          <table:table-cell table:style-name="ce1" table:formula="of:=[.D1207]+[.B1208]" office:value-type="float" office:value="476537" calcext:value-type="float">
            <text:p>476537</text:p>
          </table:table-cell>
          <table:table-cell table:style-name="ce3" table:formula="of:=[.B1208]/[.$B$1]" office:value-type="float" office:value="4.05208333333333" calcext:value-type="float">
            <text:p>4,05</text:p>
          </table:table-cell>
          <table:table-cell table:style-name="ce3" table:formula="of:=[.F1207]+[.E1208]" office:value-type="float" office:value="4963.92708333334" calcext:value-type="float">
            <text:p>4963,93</text:p>
          </table:table-cell>
        </table:table-row>
        <table:table-row table:style-name="ro1">
          <table:table-cell table:style-name="ce1" office:value-type="float" office:value="1207" calcext:value-type="float">
            <text:p>1207</text:p>
          </table:table-cell>
          <table:table-cell table:style-name="ce1" office:value-type="float" office:value="387" calcext:value-type="float">
            <text:p>387</text:p>
          </table:table-cell>
          <table:table-cell table:style-name="ce1" office:value-type="string" calcext:value-type="string">
            <text:p>AllowNotificationsSection_4_RandomActionIntentDefinitionOperatorMutator</text:p>
          </table:table-cell>
          <table:table-cell table:style-name="ce1" table:formula="of:=[.D1208]+[.B1209]" office:value-type="float" office:value="476924" calcext:value-type="float">
            <text:p>476924</text:p>
          </table:table-cell>
          <table:table-cell table:style-name="ce3" table:formula="of:=[.B1209]/[.$B$1]" office:value-type="float" office:value="4.03125" calcext:value-type="float">
            <text:p>4,03</text:p>
          </table:table-cell>
          <table:table-cell table:style-name="ce3" table:formula="of:=[.F1208]+[.E1209]" office:value-type="float" office:value="4967.95833333334" calcext:value-type="float">
            <text:p>4967,96</text:p>
          </table:table-cell>
        </table:table-row>
        <table:table-row table:style-name="ro1">
          <table:table-cell table:style-name="ce1" office:value-type="float" office:value="1208" calcext:value-type="float">
            <text:p>1208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AllowNotificationsSection_5_BuggyGUIListenerOperatorMutator</text:p>
          </table:table-cell>
          <table:table-cell table:style-name="ce1" table:formula="of:=[.D1209]+[.B1210]" office:value-type="float" office:value="477319" calcext:value-type="float">
            <text:p>477319</text:p>
          </table:table-cell>
          <table:table-cell table:style-name="ce3" table:formula="of:=[.B1210]/[.$B$1]" office:value-type="float" office:value="4.11458333333333" calcext:value-type="float">
            <text:p>4,11</text:p>
          </table:table-cell>
          <table:table-cell table:style-name="ce3" table:formula="of:=[.F1209]+[.E1210]" office:value-type="float" office:value="4972.07291666667" calcext:value-type="float">
            <text:p>4972,07</text:p>
          </table:table-cell>
        </table:table-row>
        <table:table-row table:style-name="ro1">
          <table:table-cell table:style-name="ce1" office:value-type="float" office:value="1209" calcext:value-type="float">
            <text:p>1209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AllowNotificationsSection_6_BuggyGUIListenerOperatorMutator</text:p>
          </table:table-cell>
          <table:table-cell table:style-name="ce1" table:formula="of:=[.D1210]+[.B1211]" office:value-type="float" office:value="477715" calcext:value-type="float">
            <text:p>477715</text:p>
          </table:table-cell>
          <table:table-cell table:style-name="ce3" table:formula="of:=[.B1211]/[.$B$1]" office:value-type="float" office:value="4.125" calcext:value-type="float">
            <text:p>4,13</text:p>
          </table:table-cell>
          <table:table-cell table:style-name="ce3" table:formula="of:=[.F1210]+[.E1211]" office:value-type="float" office:value="4976.19791666667" calcext:value-type="float">
            <text:p>4976,20</text:p>
          </table:table-cell>
        </table:table-row>
        <table:table-row table:style-name="ro1">
          <table:table-cell table:style-name="ce1" office:value-type="float" office:value="1210" calcext:value-type="float">
            <text:p>1210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HomeSectionsSettingsDialog_0_BuggyGUIListenerOperatorMutator</text:p>
          </table:table-cell>
          <table:table-cell table:style-name="ce1" table:formula="of:=[.D1211]+[.B1212]" office:value-type="float" office:value="478110" calcext:value-type="float">
            <text:p>478110</text:p>
          </table:table-cell>
          <table:table-cell table:style-name="ce3" table:formula="of:=[.B1212]/[.$B$1]" office:value-type="float" office:value="4.11458333333333" calcext:value-type="float">
            <text:p>4,11</text:p>
          </table:table-cell>
          <table:table-cell table:style-name="ce3" table:formula="of:=[.F1211]+[.E1212]" office:value-type="float" office:value="4980.31250000001" calcext:value-type="float">
            <text:p>4980,31</text:p>
          </table:table-cell>
        </table:table-row>
        <table:table-row table:style-name="ro1">
          <table:table-cell table:style-name="ce1" office:value-type="float" office:value="1211" calcext:value-type="float">
            <text:p>1211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HomeSection_0_BuggyGUIListenerOperatorMutator</text:p>
          </table:table-cell>
          <table:table-cell table:style-name="ce1" table:formula="of:=[.D1212]+[.B1213]" office:value-type="float" office:value="478501" calcext:value-type="float">
            <text:p>478501</text:p>
          </table:table-cell>
          <table:table-cell table:style-name="ce3" table:formula="of:=[.B1213]/[.$B$1]" office:value-type="float" office:value="4.07291666666667" calcext:value-type="float">
            <text:p>4,07</text:p>
          </table:table-cell>
          <table:table-cell table:style-name="ce3" table:formula="of:=[.F1212]+[.E1213]" office:value-type="float" office:value="4984.38541666667" calcext:value-type="float">
            <text:p>4984,39</text:p>
          </table:table-cell>
        </table:table-row>
        <table:table-row table:style-name="ro1">
          <table:table-cell table:style-name="ce1" office:value-type="float" office:value="1212" calcext:value-type="float">
            <text:p>1212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HomeFragment_0_BuggyGUIListenerOperatorMutator</text:p>
          </table:table-cell>
          <table:table-cell table:style-name="ce1" table:formula="of:=[.D1213]+[.B1214]" office:value-type="float" office:value="478892" calcext:value-type="float">
            <text:p>478892</text:p>
          </table:table-cell>
          <table:table-cell table:style-name="ce3" table:formula="of:=[.B1214]/[.$B$1]" office:value-type="float" office:value="4.07291666666667" calcext:value-type="float">
            <text:p>4,07</text:p>
          </table:table-cell>
          <table:table-cell table:style-name="ce3" table:formula="of:=[.F1213]+[.E1214]" office:value-type="float" office:value="4988.45833333334" calcext:value-type="float">
            <text:p>4988,46</text:p>
          </table:table-cell>
        </table:table-row>
        <table:table-row table:style-name="ro1">
          <table:table-cell table:style-name="ce1" office:value-type="float" office:value="1213" calcext:value-type="float">
            <text:p>1213</text:p>
          </table:table-cell>
          <table:table-cell table:style-name="ce1" office:value-type="float" office:value="1352" calcext:value-type="float">
            <text:p>1352</text:p>
          </table:table-cell>
          <table:table-cell table:style-name="ce1" office:value-type="string" calcext:value-type="string">
            <text:p>PodcastApp_0_LengthyGUICreationOperatorMutator</text:p>
          </table:table-cell>
          <table:table-cell table:style-name="ce1" table:formula="of:=[.D1214]+[.B1215]" office:value-type="float" office:value="480244" calcext:value-type="float">
            <text:p>480244</text:p>
          </table:table-cell>
          <table:table-cell table:style-name="ce3" table:formula="of:=[.B1215]/[.$B$1]" office:value-type="float" office:value="14.0833333333333" calcext:value-type="float">
            <text:p>14,08</text:p>
          </table:table-cell>
          <table:table-cell table:style-name="ce3" table:formula="of:=[.F1214]+[.E1215]" office:value-type="float" office:value="5002.54166666667" calcext:value-type="float">
            <text:p>5002,54</text:p>
          </table:table-cell>
        </table:table-row>
        <table:table-row table:style-name="ro1">
          <table:table-cell table:style-name="ce1" office:value-type="float" office:value="1214" calcext:value-type="float">
            <text:p>1214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PodcastApp_1_NullIntentOperatorMutator</text:p>
          </table:table-cell>
          <table:table-cell table:style-name="ce1" table:formula="of:=[.D1215]+[.B1216]" office:value-type="float" office:value="480635" calcext:value-type="float">
            <text:p>480635</text:p>
          </table:table-cell>
          <table:table-cell table:style-name="ce3" table:formula="of:=[.B1216]/[.$B$1]" office:value-type="float" office:value="4.07291666666667" calcext:value-type="float">
            <text:p>4,07</text:p>
          </table:table-cell>
          <table:table-cell table:style-name="ce3" table:formula="of:=[.F1215]+[.E1216]" office:value-type="float" office:value="5006.61458333334" calcext:value-type="float">
            <text:p>5006,61</text:p>
          </table:table-cell>
        </table:table-row>
        <table:table-row table:style-name="ro1">
          <table:table-cell table:style-name="ce1" office:value-type="float" office:value="1215" calcext:value-type="float">
            <text:p>1215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PodcastApp_2_InvalidKeyIntentOperatorMutator</text:p>
          </table:table-cell>
          <table:table-cell table:style-name="ce1" table:formula="of:=[.D1216]+[.B1217]" office:value-type="float" office:value="481025" calcext:value-type="float">
            <text:p>481025</text:p>
          </table:table-cell>
          <table:table-cell table:style-name="ce3" table:formula="of:=[.B1217]/[.$B$1]" office:value-type="float" office:value="4.0625" calcext:value-type="float">
            <text:p>4,06</text:p>
          </table:table-cell>
          <table:table-cell table:style-name="ce3" table:formula="of:=[.F1216]+[.E1217]" office:value-type="float" office:value="5010.67708333334" calcext:value-type="float">
            <text:p>5010,68</text:p>
          </table:table-cell>
        </table:table-row>
        <table:table-row table:style-name="ro1">
          <table:table-cell table:style-name="ce1" office:value-type="float" office:value="1216" calcext:value-type="float">
            <text:p>1216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PodcastApp_3_RandomActionIntentDefinitionOperatorMutator</text:p>
          </table:table-cell>
          <table:table-cell table:style-name="ce1" table:formula="of:=[.D1217]+[.B1218]" office:value-type="float" office:value="481419" calcext:value-type="float">
            <text:p>481419</text:p>
          </table:table-cell>
          <table:table-cell table:style-name="ce3" table:formula="of:=[.B1218]/[.$B$1]" office:value-type="float" office:value="4.10416666666667" calcext:value-type="float">
            <text:p>4,10</text:p>
          </table:table-cell>
          <table:table-cell table:style-name="ce3" table:formula="of:=[.F1217]+[.E1218]" office:value-type="float" office:value="5014.78125000001" calcext:value-type="float">
            <text:p>5014,78</text:p>
          </table:table-cell>
        </table:table-row>
        <table:table-row table:style-name="ro1">
          <table:table-cell table:style-name="ce1" office:value-type="float" office:value="1217" calcext:value-type="float">
            <text:p>1217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PodcastApp_4_RandomActionIntentDefinitionOperatorMutator</text:p>
          </table:table-cell>
          <table:table-cell table:style-name="ce1" table:formula="of:=[.D1218]+[.B1219]" office:value-type="float" office:value="481812" calcext:value-type="float">
            <text:p>481812</text:p>
          </table:table-cell>
          <table:table-cell table:style-name="ce3" table:formula="of:=[.B1219]/[.$B$1]" office:value-type="float" office:value="4.09375" calcext:value-type="float">
            <text:p>4,09</text:p>
          </table:table-cell>
          <table:table-cell table:style-name="ce3" table:formula="of:=[.F1218]+[.E1219]" office:value-type="float" office:value="5018.87500000001" calcext:value-type="float">
            <text:p>5018,88</text:p>
          </table:table-cell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ce1" table:formula="of:=SUM([.B3:.B1219])" office:value-type="float" office:value="481812" calcext:value-type="float">
            <text:p>481812</text:p>
          </table:table-cell>
          <table:table-cell table:style-name="ce11" office:value-type="string" calcext:value-type="string">
            <text:p>Minutos</text:p>
          </table:table-cell>
          <table:table-cell table:style-name="ce3" table:formula="of:=[.D1219]/60" office:value-type="float" office:value="8030.2" calcext:value-type="float">
            <text:p>8030,20</text:p>
          </table:table-cell>
          <table:table-cell table:style-name="ce3" table:formula="of:=SUM([.E3:.E1219])" office:value-type="float" office:value="5018.875" calcext:value-type="float">
            <text:p>5018,88</text:p>
          </table:table-cell>
          <table:table-cell table:style-name="ce3" table:formula="of:=[.F1219]/60" office:value-type="float" office:value="83.6479166666668" calcext:value-type="float">
            <text:p>83,65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2" table:formula="of:=AVERAGE([.B3:.B1219])" office:value-type="float" office:value="395.901396877568" calcext:value-type="float">
            <text:p>395,90</text:p>
          </table:table-cell>
          <table:table-cell table:style-name="ce11" office:value-type="string" calcext:value-type="string">
            <text:p>Horas</text:p>
          </table:table-cell>
          <table:table-cell table:style-name="ce3" table:formula="of:=[.D1220]/60" office:value-type="float" office:value="133.836666666667" calcext:value-type="float">
            <text:p>133,84</text:p>
          </table:table-cell>
          <table:table-cell table:style-name="ce2" table:formula="of:=AVERAGE([.E3:.E1219])" office:value-type="float" office:value="4.12397288414133" calcext:value-type="float">
            <text:p>4,12</text:p>
          </table:table-cell>
          <table:table-cell table:style-name="ce3" table:formula="of:=[.F1220]/60" office:value-type="float" office:value="1.39413194444445" calcext:value-type="float">
            <text:p>1,39</text:p>
          </table:table-cell>
        </table:table-row>
        <table:table-row table:style-name="ro1">
          <table:table-cell table:style-name="ce1" office:value-type="string" calcext:value-type="string">
            <text:p>SD</text:p>
          </table:table-cell>
          <table:table-cell table:style-name="ce3" table:formula="of:=STDEV([.B3:.B1219])" office:value-type="float" office:value="33.741399581886" calcext:value-type="float">
            <text:p>33,74</text:p>
          </table:table-cell>
          <table:table-cell table:style-name="ce11" office:value-type="string" calcext:value-type="string">
            <text:p>Dias</text:p>
          </table:table-cell>
          <table:table-cell table:style-name="ce3" table:formula="of:=[.D1221]/24" office:value-type="float" office:value="5.57652777777778" calcext:value-type="float">
            <text:p>5,58</text:p>
          </table:table-cell>
          <table:table-cell table:style-name="ce3" table:formula="of:=STDEV([.E3:.E1219])" office:value-type="float" office:value="0.351472912311313" calcext:value-type="float">
            <text:p>0,35</text:p>
          </table:table-cell>
          <table:table-cell table:style-name="ce3" table:formula="of:=[.F1221]/24" office:value-type="float" office:value="0.0580888310185186" calcext:value-type="float">
            <text:p>0,06</text:p>
          </table:table-cell>
        </table:table-row>
        <table:table-row table:style-name="ro1" table:number-rows-repeated="104735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7">
      <number:number number:decimal-places="10" number:min-decimal-places="10" number:min-integer-digits="1"/>
    </number:number-style>
    <number:number-style style:name="N116">
      <number:number number:decimal-places="9" number:min-decimal-places="9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1">
      <number:number number:decimal-places="4" number:min-decimal-places="4" number:min-integer-digits="1"/>
    </number:number-style>
    <number:number-style style:name="N110">
      <number:number number:decimal-places="3" number:min-decimal-places="3"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08">
      <number:number number:decimal-places="1" number:min-decimal-places="1" number:min-integer-digits="1"/>
    </number:number-style>
    <number:number-style style:name="N107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3T10:15:36.271536256</dc:date>
    <meta:editing-duration>PT13M44S</meta:editing-duration>
    <meta:editing-cycles>6</meta:editing-cycles>
    <meta:generator>LibreOffice/7.3.7.2$Linux_X86_64 LibreOffice_project/30$Build-2</meta:generator>
    <meta:document-statistic meta:table-count="1" meta:cell-count="7328" meta:object-count="0"/>
  </office:meta>
</office:document-meta>
</file>